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1.73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3.415cm"/>
    </style:style>
    <style:style style:name="co10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Normal_5f_Planilha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5f_Planilha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Normal_5f_Planilha1" style:data-style-name="N11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Planilha1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5f_Planilha1">
      <style:table-cell-properties fo:border-bottom="0.74pt solid #c0c0c0" style:cell-protect="protected" style:print-content="true" style:diagonal-bl-tr="none" style:diagonal-tl-br="none" style:text-align-source="fix" style:repeat-content="false" fo:background-color="transparent" fo:wrap-option="wrap" fo:border-left="0.74pt solid #c0c0c0" style:direction="ltr" fo:border-right="none" style:rotation-angle="0" style:rotation-align="none" style:shrink-to-fit="false" fo:border-top="0.74pt solid #c0c0c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5f_Planilha1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Normal_5f_Planilha1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5f_Planilha1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Normal_5f_Planilha1">
      <style:table-cell-properties fo:background-color="#ffc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dae3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c5e0b4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c5e0b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0.74pt solid #000000" fo:background-color="#c5e0b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1.76pt solid #000000" fo:background-color="#c5e0b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dae3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33% 58%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number-columns-repeated="2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number-columns-repeated="16367" table:default-cell-style-name="Default"/>
        <table:table-row table:style-name="ro1"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2">
          <table:table-cell table:number-columns-repeated="7"/>
          <table:table-cell table:style-name="ce9" table:number-columns-repeated="2"/>
          <table:table-cell table:number-columns-repeated="6"/>
          <table:table-cell table:style-name="ce13" office:value-type="string" calcext:value-type="string">
            <text:p>N</text:p>
          </table:table-cell>
          <table:table-cell table:style-name="ce16" office:value-type="float" office:value="742" calcext:value-type="float">
            <text:p>742</text:p>
          </table:table-cell>
          <table:table-cell/>
          <table:table-cell table:style-name="ce20" office:value-type="string" calcext:value-type="string">
            <text:p>Soma X</text:p>
          </table:table-cell>
          <table:table-cell table:formula="of:=SUM([.H10:.H367])" office:value-type="float" office:value="-176.228777521259" calcext:value-type="float">
            <text:p>-176,228777521259</text:p>
          </table:table-cell>
          <table:table-cell table:number-columns-repeated="16364"/>
        </table:table-row>
        <table:table-row table:style-name="ro2">
          <table:table-cell table:number-columns-repeated="7"/>
          <table:table-cell table:style-name="ce9" table:number-columns-repeated="2"/>
          <table:table-cell table:number-columns-repeated="6"/>
          <table:table-cell table:style-name="ce14" office:value-type="string" calcext:value-type="string">
            <text:p>h0</text:p>
          </table:table-cell>
          <table:table-cell table:style-name="ce17" office:value-type="float" office:value="0.422234177229198" calcext:value-type="float">
            <text:p>0,422234177229198</text:p>
          </table:table-cell>
          <table:table-cell/>
          <table:table-cell table:style-name="ce20" office:value-type="string" calcext:value-type="string">
            <text:p>SomaY</text:p>
          </table:table-cell>
          <table:table-cell table:formula="of:=SUM([.I10:.I367])" office:value-type="float" office:value="789.527263705452" calcext:value-type="float">
            <text:p>789,527263705452</text:p>
          </table:table-cell>
          <table:table-cell table:number-columns-repeated="16364"/>
        </table:table-row>
        <table:table-row table:style-name="ro2">
          <table:table-cell table:number-columns-repeated="7"/>
          <table:table-cell table:style-name="ce9" table:number-columns-repeated="2"/>
          <table:table-cell table:number-columns-repeated="6"/>
          <table:table-cell table:style-name="ce14" office:value-type="string" calcext:value-type="string">
            <text:p>b</text:p>
          </table:table-cell>
          <table:table-cell table:style-name="ce17" table:formula="of:=(([.Q2]*[.T4])-([.T2])*([.T3]))/([.T5]-([.T2])^2)" office:value-type="float" office:value="1.41204250514603" calcext:value-type="float">
            <text:p>1,41204250514603</text:p>
          </table:table-cell>
          <table:table-cell/>
          <table:table-cell table:style-name="ce20" office:value-type="string" calcext:value-type="string">
            <text:p>Soma X.Y</text:p>
          </table:table-cell>
          <table:table-cell table:formula="of:=SUM([.J10:.J367])" office:value-type="float" office:value="-246.263573938909" calcext:value-type="float">
            <text:p>-246,263573938909</text:p>
          </table:table-cell>
          <table:table-cell table:number-columns-repeated="16364"/>
        </table:table-row>
        <table:table-row table:style-name="ro3">
          <table:table-cell table:number-columns-repeated="7"/>
          <table:table-cell table:style-name="ce9" table:number-columns-repeated="2"/>
          <table:table-cell table:number-columns-repeated="6"/>
          <table:table-cell table:style-name="ce15" office:value-type="string" calcext:value-type="string">
            <text:p>a</text:p>
          </table:table-cell>
          <table:table-cell table:style-name="ce18" table:formula="of:=EXP([.T7]-[.Q4]*[.T6])" office:value-type="float" office:value="18.182766842067" calcext:value-type="float">
            <text:p>18,182766842067</text:p>
          </table:table-cell>
          <table:table-cell/>
          <table:table-cell table:style-name="ce20" office:value-type="string" calcext:value-type="string">
            <text:p>Soma X<text:span text:style-name="T2">2</text:span></text:p>
          </table:table-cell>
          <table:table-cell table:formula="of:=SUM([.K10:.K367])" office:value-type="float" office:value="186.302129754657" calcext:value-type="float">
            <text:p>186,302129754657</text:p>
          </table:table-cell>
          <table:table-cell table:number-columns-repeated="16364"/>
        </table:table-row>
        <table:table-row table:style-name="ro2">
          <table:table-cell table:number-columns-repeated="7"/>
          <table:table-cell table:style-name="ce9" table:number-columns-repeated="2"/>
          <table:table-cell table:number-columns-repeated="9"/>
          <table:table-cell table:style-name="ce20" office:value-type="string" calcext:value-type="string">
            <text:p>X Médio</text:p>
          </table:table-cell>
          <table:table-cell table:formula="of:=AVERAGE([.H10:.H367])" office:value-type="float" office:value="-0.492259155087316" calcext:value-type="float">
            <text:p>-0,492259155087316</text:p>
          </table:table-cell>
          <table:table-cell table:number-columns-repeated="16364"/>
        </table:table-row>
        <table:table-row table:style-name="ro2">
          <table:table-cell table:number-columns-repeated="7"/>
          <table:table-cell table:style-name="ce9" table:number-columns-repeated="2"/>
          <table:table-cell table:number-columns-repeated="9"/>
          <table:table-cell table:style-name="ce20" office:value-type="string" calcext:value-type="string">
            <text:p>Y Médio </text:p>
          </table:table-cell>
          <table:table-cell table:formula="of:=AVERAGE([.I10:.I367])" office:value-type="float" office:value="2.20538341817165" calcext:value-type="float">
            <text:p>2,20538341817165</text:p>
          </table:table-cell>
          <table:table-cell table:number-columns-repeated="16364"/>
        </table:table-row>
        <table:table-row table:style-name="ro1">
          <table:table-cell table:number-columns-repeated="7"/>
          <table:table-cell table:style-name="ce9" table:number-columns-repeated="2"/>
          <table:table-cell table:number-columns-repeated="16375"/>
        </table:table-row>
        <table:table-row table:style-name="ro4">
          <table:table-cell table:style-name="ce1" office:value-type="string" calcext:value-type="string">
            <text:p>NivelConsistenci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NumMedicao</text:p>
          </table:table-cell>
          <table:table-cell table:style-name="ce4" office:value-type="string" calcext:value-type="string">
            <text:p>Cota</text:p>
          </table:table-cell>
          <table:table-cell table:style-name="ce6" office:value-type="string" calcext:value-type="string">
            <text:p>cota (m)</text:p>
          </table:table-cell>
          <table:table-cell table:style-name="ce8" office:value-type="string" calcext:value-type="string">
            <text:p>Vazao (m3/s)</text:p>
          </table:table-cell>
          <table:table-cell table:style-name="ce10" office:value-type="string" calcext:value-type="string">
            <text:p>ln (h-h0)</text:p>
          </table:table-cell>
          <table:table-cell table:style-name="ce11" office:value-type="string" calcext:value-type="string">
            <text:p>ln(Q)</text:p>
          </table:table-cell>
          <table:table-cell table:style-name="ce11" office:value-type="string" calcext:value-type="string">
            <text:p>X.Y</text:p>
          </table:table-cell>
          <table:table-cell table:style-name="ce11" office:value-type="string" calcext:value-type="string">
            <text:p>X<text:span text:style-name="T1">2</text:span></text:p>
          </table:table-cell>
          <table:table-cell table:style-name="ce12" office:value-type="string" calcext:value-type="string">
            <text:p>Qestimada</text:p>
          </table:table-cell>
          <table:table-cell table:style-name="ce12" office:value-type="string" calcext:value-type="string">
            <text:p>ln(Q)</text:p>
          </table:table-cell>
          <table:table-cell table:style-name="ce12" office:value-type="string" calcext:value-type="string">
            <text:p>Ln(Qestimada)</text:p>
          </table:table-cell>
          <table:table-cell table:style-name="ce12" office:value-type="string" calcext:value-type="string">
            <text:p>Erro<text:span text:style-name="T1">2</text:span></text:p>
          </table:table-cell>
          <table:table-cell/>
          <table:table-cell table:style-name="ce12" office:value-type="string" calcext:value-type="string">
            <text:p>Soma Erro</text:p>
          </table:table-cell>
          <table:table-cell table:style-name="ce19" table:formula="of:=SUM([.O10:.O367])" office:value-type="float" office:value="9.53846616809173" calcext:value-type="float">
            <text:p>9,53846616809173</text:p>
          </table:table-cell>
          <table:table-cell table:number-columns-repeated="1636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5-08-28" calcext:value-type="date">
            <text:p>28/8/199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[.E10]/100" office:value-type="float" office:value="0.6" calcext:value-type="float">
            <text:p>0,6</text:p>
          </table:table-cell>
          <table:table-cell table:style-name="ce7" office:value-type="float" office:value="1.66" calcext:value-type="float">
            <text:p>1,66</text:p>
          </table:table-cell>
          <table:table-cell table:formula="of:=LN([.F10]-[.$Q$3])" office:value-type="float" office:value="-1.7272881972659" calcext:value-type="float">
            <text:p>-1,7272881972659</text:p>
          </table:table-cell>
          <table:table-cell table:formula="of:=LN([.G10])" office:value-type="float" office:value="0.506817602368452" calcext:value-type="float">
            <text:p>0,506817602368452</text:p>
          </table:table-cell>
          <table:table-cell table:formula="of:=[.H10]*[.I10]" office:value-type="float" office:value="-0.875420062737627" calcext:value-type="float">
            <text:p>-0,875420062737627</text:p>
          </table:table-cell>
          <table:table-cell table:formula="of:=[.H10]^2" office:value-type="float" office:value="2.98352451641407" calcext:value-type="float">
            <text:p>2,98352451641407</text:p>
          </table:table-cell>
          <table:table-cell table:formula="of:=[.$Q$5]*([.F10]-[.$Q$3])^[.$Q$4]" office:value-type="float" office:value="1.58640415209374" calcext:value-type="float">
            <text:p>1,58640415209374</text:p>
          </table:table-cell>
          <table:table-cell table:formula="of:=LN([.G10])" office:value-type="float" office:value="0.506817602368452" calcext:value-type="float">
            <text:p>0,506817602368452</text:p>
          </table:table-cell>
          <table:table-cell table:formula="of:=LN([.L10])" office:value-type="float" office:value="0.46146991552571" calcext:value-type="float">
            <text:p>0,46146991552571</text:p>
          </table:table-cell>
          <table:table-cell table:formula="of:=([.M10]-[.N10])^2" office:value-type="float" office:value="0.00205641270198737" calcext:value-type="float">
            <text:p>0,0020564127019873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6-10-19" calcext:value-type="date">
            <text:p>19/10/198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float" office:value="61" calcext:value-type="float">
            <text:p>61</text:p>
          </table:table-cell>
          <table:table-cell table:style-name="ce7" table:formula="of:=[.E11]/100" office:value-type="float" office:value="0.61" calcext:value-type="float">
            <text:p>0,61</text:p>
          </table:table-cell>
          <table:table-cell table:style-name="ce7" office:value-type="float" office:value="2.73" calcext:value-type="float">
            <text:p>2,73</text:p>
          </table:table-cell>
          <table:table-cell table:formula="of:=LN([.F11]-[.$Q$3])" office:value-type="float" office:value="-1.67255971614561" calcext:value-type="float">
            <text:p>-1,67255971614561</text:p>
          </table:table-cell>
          <table:table-cell table:formula="of:=LN([.G11])" office:value-type="float" office:value="1.00430160919687" calcext:value-type="float">
            <text:p>1,00430160919687</text:p>
          </table:table-cell>
          <table:table-cell table:formula="of:=[.H11]*[.I11]" office:value-type="float" office:value="-1.67975441440289" calcext:value-type="float">
            <text:p>-1,67975441440289</text:p>
          </table:table-cell>
          <table:table-cell table:formula="of:=[.H11]^2" office:value-type="float" office:value="2.79745600407307" calcext:value-type="float">
            <text:p>2,79745600407307</text:p>
          </table:table-cell>
          <table:table-cell table:formula="of:=[.$Q$5]*([.F11]-[.$Q$3])^[.$Q$4]" office:value-type="float" office:value="1.71386123492247" calcext:value-type="float">
            <text:p>1,71386123492247</text:p>
          </table:table-cell>
          <table:table-cell table:formula="of:=LN([.G11])" office:value-type="float" office:value="1.00430160919687" calcext:value-type="float">
            <text:p>1,00430160919687</text:p>
          </table:table-cell>
          <table:table-cell table:formula="of:=LN([.L11])" office:value-type="float" office:value="0.538748857109642" calcext:value-type="float">
            <text:p>0,538748857109642</text:p>
          </table:table-cell>
          <table:table-cell table:formula="of:=([.M11]-[.N11])^2" office:value-type="float" office:value="0.216739364975991" calcext:value-type="float">
            <text:p>0,216739364975991</text:p>
          </table:table-cell>
          <table:table-cell>
            <draw:frame table:end-cell-address="Planilha1.W26" table:end-x="1.185cm" table:end-y="0.232cm" draw:z-index="0" draw:name="Gráfico 1" draw:style-name="gr1" draw:text-style-name="P1" svg:width="13.387cm" svg:height="7.54cm" svg:x="0.339cm" svg:y="0.233cm">
              <draw:object draw:notify-on-update-of-ranges="Planilha1.G9:Planilha1.G9 Planilha1.G10:Planilha1.G367 Planilha1.F10:Planilha1.F367 Planilha1.L10:Planilha1.L367 Planilha1.F10:Planilha1.F36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6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9-11-21" calcext:value-type="date">
            <text:p>21/11/193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62" calcext:value-type="float">
            <text:p>62</text:p>
          </table:table-cell>
          <table:table-cell table:style-name="ce7" table:formula="of:=[.E12]/100" office:value-type="float" office:value="0.62" calcext:value-type="float">
            <text:p>0,62</text:p>
          </table:table-cell>
          <table:table-cell table:style-name="ce7" office:value-type="float" office:value="2.12" calcext:value-type="float">
            <text:p>2,12</text:p>
          </table:table-cell>
          <table:table-cell table:formula="of:=LN([.F12]-[.$Q$3])" office:value-type="float" office:value="-1.62067166152368" calcext:value-type="float">
            <text:p>-1,62067166152368</text:p>
          </table:table-cell>
          <table:table-cell table:formula="of:=LN([.G12])" office:value-type="float" office:value="0.751416088683921" calcext:value-type="float">
            <text:p>0,751416088683921</text:p>
          </table:table-cell>
          <table:table-cell table:formula="of:=[.H12]*[.I12]" office:value-type="float" office:value="-1.217798760943" calcext:value-type="float">
            <text:p>-1,217798760943</text:p>
          </table:table-cell>
          <table:table-cell table:formula="of:=[.H12]^2" office:value-type="float" office:value="2.62657663446593" calcext:value-type="float">
            <text:p>2,62657663446593</text:p>
          </table:table-cell>
          <table:table-cell table:formula="of:=[.$Q$5]*([.F12]-[.$Q$3])^[.$Q$4]" office:value-type="float" office:value="1.84414728728808" calcext:value-type="float">
            <text:p>1,84414728728808</text:p>
          </table:table-cell>
          <table:table-cell table:formula="of:=LN([.G12])" office:value-type="float" office:value="0.751416088683921" calcext:value-type="float">
            <text:p>0,751416088683921</text:p>
          </table:table-cell>
          <table:table-cell table:formula="of:=LN([.L12])" office:value-type="float" office:value="0.612016995745138" calcext:value-type="float">
            <text:p>0,612016995745138</text:p>
          </table:table-cell>
          <table:table-cell table:formula="of:=([.M12]-[.N12])^2" office:value-type="float" office:value="0.0194321071121556" calcext:value-type="float">
            <text:p>0,019432107112155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1-09-22" calcext:value-type="date">
            <text:p>22/9/196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float" office:value="64" calcext:value-type="float">
            <text:p>64</text:p>
          </table:table-cell>
          <table:table-cell table:style-name="ce7" table:formula="of:=[.E13]/100" office:value-type="float" office:value="0.64" calcext:value-type="float">
            <text:p>0,64</text:p>
          </table:table-cell>
          <table:table-cell table:style-name="ce7" office:value-type="float" office:value="3.09" calcext:value-type="float">
            <text:p>3,09</text:p>
          </table:table-cell>
          <table:table-cell table:formula="of:=LN([.F13]-[.$Q$3])" office:value-type="float" office:value="-1.5243350010408" calcext:value-type="float">
            <text:p>-1,5243350010408</text:p>
          </table:table-cell>
          <table:table-cell table:formula="of:=LN([.G13])" office:value-type="float" office:value="1.12817109090965" calcext:value-type="float">
            <text:p>1,12817109090965</text:p>
          </table:table-cell>
          <table:table-cell table:formula="of:=[.H13]*[.I13]" office:value-type="float" office:value="-1.71971068103596" calcext:value-type="float">
            <text:p>-1,71971068103596</text:p>
          </table:table-cell>
          <table:table-cell table:formula="of:=[.H13]^2" office:value-type="float" office:value="2.32359719539804" calcext:value-type="float">
            <text:p>2,32359719539804</text:p>
          </table:table-cell>
          <table:table-cell table:formula="of:=[.$Q$5]*([.F13]-[.$Q$3])^[.$Q$4]" office:value-type="float" office:value="2.1128726248395" calcext:value-type="float">
            <text:p>2,1128726248395</text:p>
          </table:table-cell>
          <table:table-cell table:formula="of:=LN([.G13])" office:value-type="float" office:value="1.12817109090965" calcext:value-type="float">
            <text:p>1,12817109090965</text:p>
          </table:table-cell>
          <table:table-cell table:formula="of:=LN([.L13])" office:value-type="float" office:value="0.748048455150793" calcext:value-type="float">
            <text:p>0,748048455150793</text:p>
          </table:table-cell>
          <table:table-cell table:formula="of:=([.M13]-[.N13])^2" office:value-type="float" office:value="0.144493218216264" calcext:value-type="float">
            <text:p>0,14449321821626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1-09-22" calcext:value-type="date">
            <text:p>22/9/196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float" office:value="64" calcext:value-type="float">
            <text:p>64</text:p>
          </table:table-cell>
          <table:table-cell table:style-name="ce7" table:formula="of:=[.E14]/100" office:value-type="float" office:value="0.64" calcext:value-type="float">
            <text:p>0,64</text:p>
          </table:table-cell>
          <table:table-cell table:style-name="ce7" office:value-type="float" office:value="2.85" calcext:value-type="float">
            <text:p>2,85</text:p>
          </table:table-cell>
          <table:table-cell table:formula="of:=LN([.F14]-[.$Q$3])" office:value-type="float" office:value="-1.5243350010408" calcext:value-type="float">
            <text:p>-1,5243350010408</text:p>
          </table:table-cell>
          <table:table-cell table:formula="of:=LN([.G14])" office:value-type="float" office:value="1.04731899428056" calcext:value-type="float">
            <text:p>1,04731899428056</text:p>
          </table:table-cell>
          <table:table-cell table:formula="of:=[.H14]*[.I14]" office:value-type="float" office:value="-1.5964650002367" calcext:value-type="float">
            <text:p>-1,5964650002367</text:p>
          </table:table-cell>
          <table:table-cell table:formula="of:=[.H14]^2" office:value-type="float" office:value="2.32359719539804" calcext:value-type="float">
            <text:p>2,32359719539804</text:p>
          </table:table-cell>
          <table:table-cell table:formula="of:=[.$Q$5]*([.F14]-[.$Q$3])^[.$Q$4]" office:value-type="float" office:value="2.1128726248395" calcext:value-type="float">
            <text:p>2,1128726248395</text:p>
          </table:table-cell>
          <table:table-cell table:formula="of:=LN([.G14])" office:value-type="float" office:value="1.04731899428056" calcext:value-type="float">
            <text:p>1,04731899428056</text:p>
          </table:table-cell>
          <table:table-cell table:formula="of:=LN([.L14])" office:value-type="float" office:value="0.748048455150793" calcext:value-type="float">
            <text:p>0,748048455150793</text:p>
          </table:table-cell>
          <table:table-cell table:formula="of:=([.M14]-[.N14])^2" office:value-type="float" office:value="0.089562855591021" calcext:value-type="float">
            <text:p>0,08956285559102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5-02-06" calcext:value-type="date">
            <text:p>6/2/2015</text:p>
          </table:table-cell>
          <table:table-cell table:style-name="ce3" office:value-type="date" office:date-value="1900-01-01T12:20:00" calcext:value-type="date">
            <text:p>1/1/1900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float" office:value="65" calcext:value-type="float">
            <text:p>65</text:p>
          </table:table-cell>
          <table:table-cell table:style-name="ce7" table:formula="of:=[.E15]/100" office:value-type="float" office:value="0.65" calcext:value-type="float">
            <text:p>0,65</text:p>
          </table:table-cell>
          <table:table-cell table:style-name="ce7" office:value-type="float" office:value="2.361" calcext:value-type="float">
            <text:p>2,361</text:p>
          </table:table-cell>
          <table:table-cell table:formula="of:=LN([.F15]-[.$Q$3])" office:value-type="float" office:value="-1.47943727095979" calcext:value-type="float">
            <text:p>-1,47943727095979</text:p>
          </table:table-cell>
          <table:table-cell table:formula="of:=LN([.G15])" office:value-type="float" office:value="0.859085258103376" calcext:value-type="float">
            <text:p>0,859085258103376</text:p>
          </table:table-cell>
          <table:table-cell table:formula="of:=[.H15]*[.I15]" office:value-type="float" office:value="-1.27096274977024" calcext:value-type="float">
            <text:p>-1,27096274977024</text:p>
          </table:table-cell>
          <table:table-cell table:formula="of:=[.H15]^2" office:value-type="float" office:value="2.18873463870494" calcext:value-type="float">
            <text:p>2,18873463870494</text:p>
          </table:table-cell>
          <table:table-cell table:formula="of:=[.$Q$5]*([.F15]-[.$Q$3])^[.$Q$4]" office:value-type="float" office:value="2.25116071922542" calcext:value-type="float">
            <text:p>2,25116071922542</text:p>
          </table:table-cell>
          <table:table-cell table:formula="of:=LN([.G15])" office:value-type="float" office:value="0.859085258103376" calcext:value-type="float">
            <text:p>0,859085258103376</text:p>
          </table:table-cell>
          <table:table-cell table:formula="of:=LN([.L15])" office:value-type="float" office:value="0.811445958409753" calcext:value-type="float">
            <text:p>0,811445958409753</text:p>
          </table:table-cell>
          <table:table-cell table:formula="of:=([.M15]-[.N15])^2" office:value-type="float" office:value="0.00226950287529883" calcext:value-type="float">
            <text:p>0,0022695028752988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4-09-15" calcext:value-type="date">
            <text:p>15/9/2014</text:p>
          </table:table-cell>
          <table:table-cell table:style-name="ce3" office:value-type="date" office:date-value="1900-01-01T15:59:00" calcext:value-type="date">
            <text:p>1/1/1900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float" office:value="65" calcext:value-type="float">
            <text:p>65</text:p>
          </table:table-cell>
          <table:table-cell table:style-name="ce7" table:formula="of:=[.E16]/100" office:value-type="float" office:value="0.65" calcext:value-type="float">
            <text:p>0,65</text:p>
          </table:table-cell>
          <table:table-cell table:style-name="ce7" office:value-type="float" office:value="2.313" calcext:value-type="float">
            <text:p>2,313</text:p>
          </table:table-cell>
          <table:table-cell table:formula="of:=LN([.F16]-[.$Q$3])" office:value-type="float" office:value="-1.47943727095979" calcext:value-type="float">
            <text:p>-1,47943727095979</text:p>
          </table:table-cell>
          <table:table-cell table:formula="of:=LN([.G16])" office:value-type="float" office:value="0.838545383249302" calcext:value-type="float">
            <text:p>0,838545383249302</text:p>
          </table:table-cell>
          <table:table-cell table:formula="of:=[.H16]*[.I16]" office:value-type="float" office:value="-1.24057529337028" calcext:value-type="float">
            <text:p>-1,24057529337028</text:p>
          </table:table-cell>
          <table:table-cell table:formula="of:=[.H16]^2" office:value-type="float" office:value="2.18873463870494" calcext:value-type="float">
            <text:p>2,18873463870494</text:p>
          </table:table-cell>
          <table:table-cell table:formula="of:=[.$Q$5]*([.F16]-[.$Q$3])^[.$Q$4]" office:value-type="float" office:value="2.25116071922542" calcext:value-type="float">
            <text:p>2,25116071922542</text:p>
          </table:table-cell>
          <table:table-cell table:formula="of:=LN([.G16])" office:value-type="float" office:value="0.838545383249302" calcext:value-type="float">
            <text:p>0,838545383249302</text:p>
          </table:table-cell>
          <table:table-cell table:formula="of:=LN([.L16])" office:value-type="float" office:value="0.811445958409753" calcext:value-type="float">
            <text:p>0,811445958409753</text:p>
          </table:table-cell>
          <table:table-cell table:formula="of:=([.M16]-[.N16])^2" office:value-type="float" office:value="0.000734378826634376" calcext:value-type="float">
            <text:p>0,00073437882663437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7-11-06" calcext:value-type="date">
            <text:p>6/11/198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float" office:value="65" calcext:value-type="float">
            <text:p>65</text:p>
          </table:table-cell>
          <table:table-cell table:style-name="ce7" table:formula="of:=[.E17]/100" office:value-type="float" office:value="0.65" calcext:value-type="float">
            <text:p>0,65</text:p>
          </table:table-cell>
          <table:table-cell table:style-name="ce7" office:value-type="float" office:value="3.65" calcext:value-type="float">
            <text:p>3,65</text:p>
          </table:table-cell>
          <table:table-cell table:formula="of:=LN([.F17]-[.$Q$3])" office:value-type="float" office:value="-1.47943727095979" calcext:value-type="float">
            <text:p>-1,47943727095979</text:p>
          </table:table-cell>
          <table:table-cell table:formula="of:=LN([.G17])" office:value-type="float" office:value="1.2947271675944" calcext:value-type="float">
            <text:p>1,2947271675944</text:p>
          </table:table-cell>
          <table:table-cell table:formula="of:=[.H17]*[.I17]" office:value-type="float" office:value="-1.91546762746335" calcext:value-type="float">
            <text:p>-1,91546762746335</text:p>
          </table:table-cell>
          <table:table-cell table:formula="of:=[.H17]^2" office:value-type="float" office:value="2.18873463870494" calcext:value-type="float">
            <text:p>2,18873463870494</text:p>
          </table:table-cell>
          <table:table-cell table:formula="of:=[.$Q$5]*([.F17]-[.$Q$3])^[.$Q$4]" office:value-type="float" office:value="2.25116071922542" calcext:value-type="float">
            <text:p>2,25116071922542</text:p>
          </table:table-cell>
          <table:table-cell table:formula="of:=LN([.G17])" office:value-type="float" office:value="1.2947271675944" calcext:value-type="float">
            <text:p>1,2947271675944</text:p>
          </table:table-cell>
          <table:table-cell table:formula="of:=LN([.L17])" office:value-type="float" office:value="0.811445958409753" calcext:value-type="float">
            <text:p>0,811445958409753</text:p>
          </table:table-cell>
          <table:table-cell table:formula="of:=([.M17]-[.N17])^2" office:value-type="float" office:value="0.233560727150975" calcext:value-type="float">
            <text:p>0,23356072715097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0-10-11" calcext:value-type="date">
            <text:p>11/10/194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E18]/100" office:value-type="float" office:value="0.66" calcext:value-type="float">
            <text:p>0,66</text:p>
          </table:table-cell>
          <table:table-cell table:style-name="ce7" office:value-type="float" office:value="2.91" calcext:value-type="float">
            <text:p>2,91</text:p>
          </table:table-cell>
          <table:table-cell table:formula="of:=LN([.F18]-[.$Q$3])" office:value-type="float" office:value="-1.43646902763316" calcext:value-type="float">
            <text:p>-1,43646902763316</text:p>
          </table:table-cell>
          <table:table-cell table:formula="of:=LN([.G18])" office:value-type="float" office:value="1.0681530811834" calcext:value-type="float">
            <text:p>1,0681530811834</text:p>
          </table:table-cell>
          <table:table-cell table:formula="of:=[.H18]*[.I18]" office:value-type="float" office:value="-1.53436881789089" calcext:value-type="float">
            <text:p>-1,53436881789089</text:p>
          </table:table-cell>
          <table:table-cell table:formula="of:=[.H18]^2" office:value-type="float" office:value="2.06344326734936" calcext:value-type="float">
            <text:p>2,06344326734936</text:p>
          </table:table-cell>
          <table:table-cell table:formula="of:=[.$Q$5]*([.F18]-[.$Q$3])^[.$Q$4]" office:value-type="float" office:value="2.39197394712376" calcext:value-type="float">
            <text:p>2,39197394712376</text:p>
          </table:table-cell>
          <table:table-cell table:formula="of:=LN([.G18])" office:value-type="float" office:value="1.0681530811834" calcext:value-type="float">
            <text:p>1,0681530811834</text:p>
          </table:table-cell>
          <table:table-cell table:formula="of:=LN([.L18])" office:value-type="float" office:value="0.872118944358403" calcext:value-type="float">
            <text:p>0,872118944358403</text:p>
          </table:table-cell>
          <table:table-cell table:formula="of:=([.M18]-[.N18])^2" office:value-type="float" office:value="0.0384293828007221" calcext:value-type="float">
            <text:p>0,038429382800722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1-08-26" calcext:value-type="date">
            <text:p>26/8/197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float" office:value="67" calcext:value-type="float">
            <text:p>67</text:p>
          </table:table-cell>
          <table:table-cell table:style-name="ce7" table:formula="of:=[.E19]/100" office:value-type="float" office:value="0.67" calcext:value-type="float">
            <text:p>0,67</text:p>
          </table:table-cell>
          <table:table-cell table:style-name="ce7" office:value-type="float" office:value="2.52" calcext:value-type="float">
            <text:p>2,52</text:p>
          </table:table-cell>
          <table:table-cell table:formula="of:=LN([.F19]-[.$Q$3])" office:value-type="float" office:value="-1.39527124193528" calcext:value-type="float">
            <text:p>-1,39527124193528</text:p>
          </table:table-cell>
          <table:table-cell table:formula="of:=LN([.G19])" office:value-type="float" office:value="0.924258901523332" calcext:value-type="float">
            <text:p>0,924258901523332</text:p>
          </table:table-cell>
          <table:table-cell table:formula="of:=[.H19]*[.I19]" office:value-type="float" office:value="-1.2895918653982" calcext:value-type="float">
            <text:p>-1,2895918653982</text:p>
          </table:table-cell>
          <table:table-cell table:formula="of:=[.H19]^2" office:value-type="float" office:value="1.94678183857163" calcext:value-type="float">
            <text:p>1,94678183857163</text:p>
          </table:table-cell>
          <table:table-cell table:formula="of:=[.$Q$5]*([.F19]-[.$Q$3])^[.$Q$4]" office:value-type="float" office:value="2.5352492834668" calcext:value-type="float">
            <text:p>2,5352492834668</text:p>
          </table:table-cell>
          <table:table-cell table:formula="of:=LN([.G19])" office:value-type="float" office:value="0.924258901523332" calcext:value-type="float">
            <text:p>0,924258901523332</text:p>
          </table:table-cell>
          <table:table-cell table:formula="of:=LN([.L19])" office:value-type="float" office:value="0.930291968881706" calcext:value-type="float">
            <text:p>0,930291968881706</text:p>
          </table:table-cell>
          <table:table-cell table:formula="of:=([.M19]-[.N19])^2" office:value-type="float" office:value="0.0000363979017506731" calcext:value-type="float">
            <text:p>3,63979017506731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1-08-26" calcext:value-type="date">
            <text:p>26/8/197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float" office:value="67" calcext:value-type="float">
            <text:p>67</text:p>
          </table:table-cell>
          <table:table-cell table:style-name="ce7" table:formula="of:=[.E20]/100" office:value-type="float" office:value="0.67" calcext:value-type="float">
            <text:p>0,67</text:p>
          </table:table-cell>
          <table:table-cell table:style-name="ce7" office:value-type="float" office:value="2.45" calcext:value-type="float">
            <text:p>2,45</text:p>
          </table:table-cell>
          <table:table-cell table:formula="of:=LN([.F20]-[.$Q$3])" office:value-type="float" office:value="-1.39527124193528" calcext:value-type="float">
            <text:p>-1,39527124193528</text:p>
          </table:table-cell>
          <table:table-cell table:formula="of:=LN([.G20])" office:value-type="float" office:value="0.896088024556636" calcext:value-type="float">
            <text:p>0,896088024556636</text:p>
          </table:table-cell>
          <table:table-cell table:formula="of:=[.H20]*[.I20]" office:value-type="float" office:value="-1.25028585090647" calcext:value-type="float">
            <text:p>-1,25028585090647</text:p>
          </table:table-cell>
          <table:table-cell table:formula="of:=[.H20]^2" office:value-type="float" office:value="1.94678183857163" calcext:value-type="float">
            <text:p>1,94678183857163</text:p>
          </table:table-cell>
          <table:table-cell table:formula="of:=[.$Q$5]*([.F20]-[.$Q$3])^[.$Q$4]" office:value-type="float" office:value="2.5352492834668" calcext:value-type="float">
            <text:p>2,5352492834668</text:p>
          </table:table-cell>
          <table:table-cell table:formula="of:=LN([.G20])" office:value-type="float" office:value="0.896088024556636" calcext:value-type="float">
            <text:p>0,896088024556636</text:p>
          </table:table-cell>
          <table:table-cell table:formula="of:=LN([.L20])" office:value-type="float" office:value="0.930291968881706" calcext:value-type="float">
            <text:p>0,930291968881706</text:p>
          </table:table-cell>
          <table:table-cell table:formula="of:=([.M20]-[.N20])^2" office:value-type="float" office:value="0.00116990980739247" calcext:value-type="float">
            <text:p>0,0011699098073924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3-09-22" calcext:value-type="date">
            <text:p>22/9/2013</text:p>
          </table:table-cell>
          <table:table-cell table:style-name="ce3" office:value-type="date" office:date-value="1900-01-01T10:59:00" calcext:value-type="date">
            <text:p>1/1/1900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float" office:value="68" calcext:value-type="float">
            <text:p>68</text:p>
          </table:table-cell>
          <table:table-cell table:style-name="ce7" table:formula="of:=[.E21]/100" office:value-type="float" office:value="0.68" calcext:value-type="float">
            <text:p>0,68</text:p>
          </table:table-cell>
          <table:table-cell table:style-name="ce7" office:value-type="float" office:value="2.888" calcext:value-type="float">
            <text:p>2,888</text:p>
          </table:table-cell>
          <table:table-cell table:formula="of:=LN([.F21]-[.$Q$3])" office:value-type="float" office:value="-1.35570376991569" calcext:value-type="float">
            <text:p>-1,35570376991569</text:p>
          </table:table-cell>
          <table:table-cell table:formula="of:=LN([.G21])" office:value-type="float" office:value="1.06056422103058" calcext:value-type="float">
            <text:p>1,06056422103058</text:p>
          </table:table-cell>
          <table:table-cell table:formula="of:=[.H21]*[.I21]" office:value-type="float" office:value="-1.43781091268885" calcext:value-type="float">
            <text:p>-1,43781091268885</text:p>
          </table:table-cell>
          <table:table-cell table:formula="of:=[.H21]^2" office:value-type="float" office:value="1.83793271176361" calcext:value-type="float">
            <text:p>1,83793271176361</text:p>
          </table:table-cell>
          <table:table-cell table:formula="of:=[.$Q$5]*([.F21]-[.$Q$3])^[.$Q$4]" office:value-type="float" office:value="2.68092778003583" calcext:value-type="float">
            <text:p>2,68092778003583</text:p>
          </table:table-cell>
          <table:table-cell table:formula="of:=LN([.G21])" office:value-type="float" office:value="1.06056422103058" calcext:value-type="float">
            <text:p>1,06056422103058</text:p>
          </table:table-cell>
          <table:table-cell table:formula="of:=LN([.L21])" office:value-type="float" office:value="0.986162921194551" calcext:value-type="float">
            <text:p>0,986162921194551</text:p>
          </table:table-cell>
          <table:table-cell table:formula="of:=([.M21]-[.N21])^2" office:value-type="float" office:value="0.00553555341729062" calcext:value-type="float">
            <text:p>0,0055355534172906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1-09-23" calcext:value-type="date">
            <text:p>23/9/197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68" calcext:value-type="float">
            <text:p>68</text:p>
          </table:table-cell>
          <table:table-cell table:style-name="ce7" table:formula="of:=[.E22]/100" office:value-type="float" office:value="0.68" calcext:value-type="float">
            <text:p>0,68</text:p>
          </table:table-cell>
          <table:table-cell table:style-name="ce7" office:value-type="float" office:value="2.85" calcext:value-type="float">
            <text:p>2,85</text:p>
          </table:table-cell>
          <table:table-cell table:formula="of:=LN([.F22]-[.$Q$3])" office:value-type="float" office:value="-1.35570376991569" calcext:value-type="float">
            <text:p>-1,35570376991569</text:p>
          </table:table-cell>
          <table:table-cell table:formula="of:=LN([.G22])" office:value-type="float" office:value="1.04731899428056" calcext:value-type="float">
            <text:p>1,04731899428056</text:p>
          </table:table-cell>
          <table:table-cell table:formula="of:=[.H22]*[.I22]" office:value-type="float" office:value="-1.41985430885046" calcext:value-type="float">
            <text:p>-1,41985430885046</text:p>
          </table:table-cell>
          <table:table-cell table:formula="of:=[.H22]^2" office:value-type="float" office:value="1.83793271176361" calcext:value-type="float">
            <text:p>1,83793271176361</text:p>
          </table:table-cell>
          <table:table-cell table:formula="of:=[.$Q$5]*([.F22]-[.$Q$3])^[.$Q$4]" office:value-type="float" office:value="2.68092778003583" calcext:value-type="float">
            <text:p>2,68092778003583</text:p>
          </table:table-cell>
          <table:table-cell table:formula="of:=LN([.G22])" office:value-type="float" office:value="1.04731899428056" calcext:value-type="float">
            <text:p>1,04731899428056</text:p>
          </table:table-cell>
          <table:table-cell table:formula="of:=LN([.L22])" office:value-type="float" office:value="0.986162921194551" calcext:value-type="float">
            <text:p>0,986162921194551</text:p>
          </table:table-cell>
          <table:table-cell table:formula="of:=([.M22]-[.N22])^2" office:value-type="float" office:value="0.00374006527530115" calcext:value-type="float">
            <text:p>0,0037400652753011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1-09-23" calcext:value-type="date">
            <text:p>23/9/197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float" office:value="68" calcext:value-type="float">
            <text:p>68</text:p>
          </table:table-cell>
          <table:table-cell table:style-name="ce7" table:formula="of:=[.E23]/100" office:value-type="float" office:value="0.68" calcext:value-type="float">
            <text:p>0,68</text:p>
          </table:table-cell>
          <table:table-cell table:style-name="ce7" office:value-type="float" office:value="2.82" calcext:value-type="float">
            <text:p>2,82</text:p>
          </table:table-cell>
          <table:table-cell table:formula="of:=LN([.F23]-[.$Q$3])" office:value-type="float" office:value="-1.35570376991569" calcext:value-type="float">
            <text:p>-1,35570376991569</text:p>
          </table:table-cell>
          <table:table-cell table:formula="of:=LN([.G23])" office:value-type="float" office:value="1.03673688495002" calcext:value-type="float">
            <text:p>1,03673688495002</text:p>
          </table:table-cell>
          <table:table-cell table:formula="of:=[.H23]*[.I23]" office:value-type="float" office:value="-1.40550810333739" calcext:value-type="float">
            <text:p>-1,40550810333739</text:p>
          </table:table-cell>
          <table:table-cell table:formula="of:=[.H23]^2" office:value-type="float" office:value="1.83793271176361" calcext:value-type="float">
            <text:p>1,83793271176361</text:p>
          </table:table-cell>
          <table:table-cell table:formula="of:=[.$Q$5]*([.F23]-[.$Q$3])^[.$Q$4]" office:value-type="float" office:value="2.68092778003583" calcext:value-type="float">
            <text:p>2,68092778003583</text:p>
          </table:table-cell>
          <table:table-cell table:formula="of:=LN([.G23])" office:value-type="float" office:value="1.03673688495002" calcext:value-type="float">
            <text:p>1,03673688495002</text:p>
          </table:table-cell>
          <table:table-cell table:formula="of:=LN([.L23])" office:value-type="float" office:value="0.986162921194551" calcext:value-type="float">
            <text:p>0,986162921194551</text:p>
          </table:table-cell>
          <table:table-cell table:formula="of:=([.M23]-[.N23])^2" office:value-type="float" office:value="0.0025577258099397" calcext:value-type="float">
            <text:p>0,002557725809939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10-18" calcext:value-type="date">
            <text:p>18/10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7" table:formula="of:=[.E24]/100" office:value-type="float" office:value="0.68" calcext:value-type="float">
            <text:p>0,68</text:p>
          </table:table-cell>
          <table:table-cell table:style-name="ce7" office:value-type="float" office:value="2.5" calcext:value-type="float">
            <text:p>2,5</text:p>
          </table:table-cell>
          <table:table-cell table:formula="of:=LN([.F24]-[.$Q$3])" office:value-type="float" office:value="-1.35570376991569" calcext:value-type="float">
            <text:p>-1,35570376991569</text:p>
          </table:table-cell>
          <table:table-cell table:formula="of:=LN([.G24])" office:value-type="float" office:value="0.916290731874155" calcext:value-type="float">
            <text:p>0,916290731874155</text:p>
          </table:table-cell>
          <table:table-cell table:formula="of:=[.H24]*[.I24]" office:value-type="float" office:value="-1.2422187995406" calcext:value-type="float">
            <text:p>-1,2422187995406</text:p>
          </table:table-cell>
          <table:table-cell table:formula="of:=[.H24]^2" office:value-type="float" office:value="1.83793271176361" calcext:value-type="float">
            <text:p>1,83793271176361</text:p>
          </table:table-cell>
          <table:table-cell table:formula="of:=[.$Q$5]*([.F24]-[.$Q$3])^[.$Q$4]" office:value-type="float" office:value="2.68092778003583" calcext:value-type="float">
            <text:p>2,68092778003583</text:p>
          </table:table-cell>
          <table:table-cell table:formula="of:=LN([.G24])" office:value-type="float" office:value="0.916290731874155" calcext:value-type="float">
            <text:p>0,916290731874155</text:p>
          </table:table-cell>
          <table:table-cell table:formula="of:=LN([.L24])" office:value-type="float" office:value="0.986162921194551" calcext:value-type="float">
            <text:p>0,986162921194551</text:p>
          </table:table-cell>
          <table:table-cell table:formula="of:=([.M24]-[.N24])^2" office:value-type="float" office:value="0.00488212284042527" calcext:value-type="float">
            <text:p>0,0048821228404252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09-15" calcext:value-type="date">
            <text:p>15/9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float" office:value="68" calcext:value-type="float">
            <text:p>68</text:p>
          </table:table-cell>
          <table:table-cell table:style-name="ce7" table:formula="of:=[.E25]/100" office:value-type="float" office:value="0.68" calcext:value-type="float">
            <text:p>0,68</text:p>
          </table:table-cell>
          <table:table-cell table:style-name="ce7" office:value-type="float" office:value="2.89" calcext:value-type="float">
            <text:p>2,89</text:p>
          </table:table-cell>
          <table:table-cell table:formula="of:=LN([.F25]-[.$Q$3])" office:value-type="float" office:value="-1.35570376991569" calcext:value-type="float">
            <text:p>-1,35570376991569</text:p>
          </table:table-cell>
          <table:table-cell table:formula="of:=LN([.G25])" office:value-type="float" office:value="1.06125650212434" calcext:value-type="float">
            <text:p>1,06125650212434</text:p>
          </table:table-cell>
          <table:table-cell table:formula="of:=[.H25]*[.I25]" office:value-type="float" office:value="-1.4387494407775" calcext:value-type="float">
            <text:p>-1,4387494407775</text:p>
          </table:table-cell>
          <table:table-cell table:formula="of:=[.H25]^2" office:value-type="float" office:value="1.83793271176361" calcext:value-type="float">
            <text:p>1,83793271176361</text:p>
          </table:table-cell>
          <table:table-cell table:formula="of:=[.$Q$5]*([.F25]-[.$Q$3])^[.$Q$4]" office:value-type="float" office:value="2.68092778003583" calcext:value-type="float">
            <text:p>2,68092778003583</text:p>
          </table:table-cell>
          <table:table-cell table:formula="of:=LN([.G25])" office:value-type="float" office:value="1.06125650212434" calcext:value-type="float">
            <text:p>1,06125650212434</text:p>
          </table:table-cell>
          <table:table-cell table:formula="of:=LN([.L25])" office:value-type="float" office:value="0.986162921194551" calcext:value-type="float">
            <text:p>0,986162921194551</text:p>
          </table:table-cell>
          <table:table-cell table:formula="of:=([.M25]-[.N25])^2" office:value-type="float" office:value="0.00563904589685886" calcext:value-type="float">
            <text:p>0,0056390458968588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09-15" calcext:value-type="date">
            <text:p>15/9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68" calcext:value-type="float">
            <text:p>68</text:p>
          </table:table-cell>
          <table:table-cell table:style-name="ce7" table:formula="of:=[.E26]/100" office:value-type="float" office:value="0.68" calcext:value-type="float">
            <text:p>0,68</text:p>
          </table:table-cell>
          <table:table-cell table:style-name="ce7" office:value-type="float" office:value="3.71" calcext:value-type="float">
            <text:p>3,71</text:p>
          </table:table-cell>
          <table:table-cell table:formula="of:=LN([.F26]-[.$Q$3])" office:value-type="float" office:value="-1.35570376991569" calcext:value-type="float">
            <text:p>-1,35570376991569</text:p>
          </table:table-cell>
          <table:table-cell table:formula="of:=LN([.G26])" office:value-type="float" office:value="1.31103187661934" calcext:value-type="float">
            <text:p>1,31103187661934</text:p>
          </table:table-cell>
          <table:table-cell table:formula="of:=[.H26]*[.I26]" office:value-type="float" office:value="-1.77737085761248" calcext:value-type="float">
            <text:p>-1,77737085761248</text:p>
          </table:table-cell>
          <table:table-cell table:formula="of:=[.H26]^2" office:value-type="float" office:value="1.83793271176361" calcext:value-type="float">
            <text:p>1,83793271176361</text:p>
          </table:table-cell>
          <table:table-cell table:formula="of:=[.$Q$5]*([.F26]-[.$Q$3])^[.$Q$4]" office:value-type="float" office:value="2.68092778003583" calcext:value-type="float">
            <text:p>2,68092778003583</text:p>
          </table:table-cell>
          <table:table-cell table:formula="of:=LN([.G26])" office:value-type="float" office:value="1.31103187661934" calcext:value-type="float">
            <text:p>1,31103187661934</text:p>
          </table:table-cell>
          <table:table-cell table:formula="of:=LN([.L26])" office:value-type="float" office:value="0.986162921194551" calcext:value-type="float">
            <text:p>0,986162921194551</text:p>
          </table:table-cell>
          <table:table-cell table:formula="of:=([.M26]-[.N26])^2" office:value-type="float" office:value="0.105539838198796" calcext:value-type="float">
            <text:p>0,10553983819879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10-18" calcext:value-type="date">
            <text:p>18/10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float" office:value="69" calcext:value-type="float">
            <text:p>69</text:p>
          </table:table-cell>
          <table:table-cell table:style-name="ce7" table:formula="of:=[.E27]/100" office:value-type="float" office:value="0.69" calcext:value-type="float">
            <text:p>0,69</text:p>
          </table:table-cell>
          <table:table-cell table:style-name="ce7" office:value-type="float" office:value="2.41" calcext:value-type="float">
            <text:p>2,41</text:p>
          </table:table-cell>
          <table:table-cell table:formula="of:=LN([.F27]-[.$Q$3])" office:value-type="float" office:value="-1.31764247608455" calcext:value-type="float">
            <text:p>-1,31764247608455</text:p>
          </table:table-cell>
          <table:table-cell table:formula="of:=LN([.G27])" office:value-type="float" office:value="0.879626747502564" calcext:value-type="float">
            <text:p>0,879626747502564</text:p>
          </table:table-cell>
          <table:table-cell table:formula="of:=[.H27]*[.I27]" office:value-type="float" office:value="-1.15903356560948" calcext:value-type="float">
            <text:p>-1,15903356560948</text:p>
          </table:table-cell>
          <table:table-cell table:formula="of:=[.H27]^2" office:value-type="float" office:value="1.73618169478222" calcext:value-type="float">
            <text:p>1,73618169478222</text:p>
          </table:table-cell>
          <table:table-cell table:formula="of:=[.$Q$5]*([.F27]-[.$Q$3])^[.$Q$4]" office:value-type="float" office:value="2.82895415236843" calcext:value-type="float">
            <text:p>2,82895415236843</text:p>
          </table:table-cell>
          <table:table-cell table:formula="of:=LN([.G27])" office:value-type="float" office:value="0.879626747502564" calcext:value-type="float">
            <text:p>0,879626747502564</text:p>
          </table:table-cell>
          <table:table-cell table:formula="of:=LN([.L27])" office:value-type="float" office:value="1.03990708588497" calcext:value-type="float">
            <text:p>1,03990708588497</text:p>
          </table:table-cell>
          <table:table-cell table:formula="of:=([.M27]-[.N27])^2" office:value-type="float" office:value="0.0256897868719787" calcext:value-type="float">
            <text:p>0,025689786871978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10-18" calcext:value-type="date">
            <text:p>18/10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float" office:value="69" calcext:value-type="float">
            <text:p>69</text:p>
          </table:table-cell>
          <table:table-cell table:style-name="ce7" table:formula="of:=[.E28]/100" office:value-type="float" office:value="0.69" calcext:value-type="float">
            <text:p>0,69</text:p>
          </table:table-cell>
          <table:table-cell table:style-name="ce7" office:value-type="float" office:value="2.4" calcext:value-type="float">
            <text:p>2,4</text:p>
          </table:table-cell>
          <table:table-cell table:formula="of:=LN([.F28]-[.$Q$3])" office:value-type="float" office:value="-1.31764247608455" calcext:value-type="float">
            <text:p>-1,31764247608455</text:p>
          </table:table-cell>
          <table:table-cell table:formula="of:=LN([.G28])" office:value-type="float" office:value="0.8754687373539" calcext:value-type="float">
            <text:p>0,8754687373539</text:p>
          </table:table-cell>
          <table:table-cell table:formula="of:=[.H28]*[.I28]" office:value-type="float" office:value="-1.15355479482161" calcext:value-type="float">
            <text:p>-1,15355479482161</text:p>
          </table:table-cell>
          <table:table-cell table:formula="of:=[.H28]^2" office:value-type="float" office:value="1.73618169478222" calcext:value-type="float">
            <text:p>1,73618169478222</text:p>
          </table:table-cell>
          <table:table-cell table:formula="of:=[.$Q$5]*([.F28]-[.$Q$3])^[.$Q$4]" office:value-type="float" office:value="2.82895415236843" calcext:value-type="float">
            <text:p>2,82895415236843</text:p>
          </table:table-cell>
          <table:table-cell table:formula="of:=LN([.G28])" office:value-type="float" office:value="0.8754687373539" calcext:value-type="float">
            <text:p>0,8754687373539</text:p>
          </table:table-cell>
          <table:table-cell table:formula="of:=LN([.L28])" office:value-type="float" office:value="1.03990708588497" calcext:value-type="float">
            <text:p>1,03990708588497</text:p>
          </table:table-cell>
          <table:table-cell table:formula="of:=([.M28]-[.N28])^2" office:value-type="float" office:value="0.0270399704676257" calcext:value-type="float">
            <text:p>0,027039970467625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9-10-26" calcext:value-type="date">
            <text:p>26/10/193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69" calcext:value-type="float">
            <text:p>69</text:p>
          </table:table-cell>
          <table:table-cell table:style-name="ce7" table:formula="of:=[.E29]/100" office:value-type="float" office:value="0.69" calcext:value-type="float">
            <text:p>0,69</text:p>
          </table:table-cell>
          <table:table-cell table:style-name="ce7" office:value-type="float" office:value="3.2" calcext:value-type="float">
            <text:p>3,2</text:p>
          </table:table-cell>
          <table:table-cell table:formula="of:=LN([.F29]-[.$Q$3])" office:value-type="float" office:value="-1.31764247608455" calcext:value-type="float">
            <text:p>-1,31764247608455</text:p>
          </table:table-cell>
          <table:table-cell table:formula="of:=LN([.G29])" office:value-type="float" office:value="1.16315080980568" calcext:value-type="float">
            <text:p>1,16315080980568</text:p>
          </table:table-cell>
          <table:table-cell table:formula="of:=[.H29]*[.I29]" office:value-type="float" office:value="-1.53261691309211" calcext:value-type="float">
            <text:p>-1,53261691309211</text:p>
          </table:table-cell>
          <table:table-cell table:formula="of:=[.H29]^2" office:value-type="float" office:value="1.73618169478222" calcext:value-type="float">
            <text:p>1,73618169478222</text:p>
          </table:table-cell>
          <table:table-cell table:formula="of:=[.$Q$5]*([.F29]-[.$Q$3])^[.$Q$4]" office:value-type="float" office:value="2.82895415236843" calcext:value-type="float">
            <text:p>2,82895415236843</text:p>
          </table:table-cell>
          <table:table-cell table:formula="of:=LN([.G29])" office:value-type="float" office:value="1.16315080980568" calcext:value-type="float">
            <text:p>1,16315080980568</text:p>
          </table:table-cell>
          <table:table-cell table:formula="of:=LN([.L29])" office:value-type="float" office:value="1.03990708588497" calcext:value-type="float">
            <text:p>1,03990708588497</text:p>
          </table:table-cell>
          <table:table-cell table:formula="of:=([.M29]-[.N29])^2" office:value-type="float" office:value="0.0151890154858444" calcext:value-type="float">
            <text:p>0,015189015485844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3-09-03" calcext:value-type="date">
            <text:p>3/9/199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E30]/100" office:value-type="float" office:value="0.7" calcext:value-type="float">
            <text:p>0,7</text:p>
          </table:table-cell>
          <table:table-cell table:style-name="ce7" office:value-type="float" office:value="3.13" calcext:value-type="float">
            <text:p>3,13</text:p>
          </table:table-cell>
          <table:table-cell table:formula="of:=LN([.F30]-[.$Q$3])" office:value-type="float" office:value="-1.28097688441334" calcext:value-type="float">
            <text:p>-1,28097688441334</text:p>
          </table:table-cell>
          <table:table-cell table:formula="of:=LN([.G30])" office:value-type="float" office:value="1.14103300455206" calcext:value-type="float">
            <text:p>1,14103300455206</text:p>
          </table:table-cell>
          <table:table-cell table:formula="of:=[.H30]*[.I30]" office:value-type="float" office:value="-1.46163690318389" calcext:value-type="float">
            <text:p>-1,46163690318389</text:p>
          </table:table-cell>
          <table:table-cell table:formula="of:=[.H30]^2" office:value-type="float" office:value="1.6409017784013" calcext:value-type="float">
            <text:p>1,6409017784013</text:p>
          </table:table-cell>
          <table:table-cell table:formula="of:=[.$Q$5]*([.F30]-[.$Q$3])^[.$Q$4]" office:value-type="float" office:value="2.97927642252613" calcext:value-type="float">
            <text:p>2,97927642252613</text:p>
          </table:table-cell>
          <table:table-cell table:formula="of:=LN([.G30])" office:value-type="float" office:value="1.14103300455206" calcext:value-type="float">
            <text:p>1,14103300455206</text:p>
          </table:table-cell>
          <table:table-cell table:formula="of:=LN([.L30])" office:value-type="float" office:value="1.09168045980105" calcext:value-type="float">
            <text:p>1,09168045980105</text:p>
          </table:table-cell>
          <table:table-cell table:formula="of:=([.M30]-[.N30])^2" office:value-type="float" office:value="0.00243567367340072" calcext:value-type="float">
            <text:p>0,0024356736734007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9-09-28" calcext:value-type="date">
            <text:p>28/9/198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E31]/100" office:value-type="float" office:value="0.7" calcext:value-type="float">
            <text:p>0,7</text:p>
          </table:table-cell>
          <table:table-cell table:style-name="ce7" office:value-type="float" office:value="4.07" calcext:value-type="float">
            <text:p>4,07</text:p>
          </table:table-cell>
          <table:table-cell table:formula="of:=LN([.F31]-[.$Q$3])" office:value-type="float" office:value="-1.28097688441334" calcext:value-type="float">
            <text:p>-1,28097688441334</text:p>
          </table:table-cell>
          <table:table-cell table:formula="of:=LN([.G31])" office:value-type="float" office:value="1.4036429994545" calcext:value-type="float">
            <text:p>1,4036429994545</text:p>
          </table:table-cell>
          <table:table-cell table:formula="of:=[.H31]*[.I31]" office:value-type="float" office:value="-1.79803423626982" calcext:value-type="float">
            <text:p>-1,79803423626982</text:p>
          </table:table-cell>
          <table:table-cell table:formula="of:=[.H31]^2" office:value-type="float" office:value="1.6409017784013" calcext:value-type="float">
            <text:p>1,6409017784013</text:p>
          </table:table-cell>
          <table:table-cell table:formula="of:=[.$Q$5]*([.F31]-[.$Q$3])^[.$Q$4]" office:value-type="float" office:value="2.97927642252613" calcext:value-type="float">
            <text:p>2,97927642252613</text:p>
          </table:table-cell>
          <table:table-cell table:formula="of:=LN([.G31])" office:value-type="float" office:value="1.4036429994545" calcext:value-type="float">
            <text:p>1,4036429994545</text:p>
          </table:table-cell>
          <table:table-cell table:formula="of:=LN([.L31])" office:value-type="float" office:value="1.09168045980105" calcext:value-type="float">
            <text:p>1,09168045980105</text:p>
          </table:table-cell>
          <table:table-cell table:formula="of:=([.M31]-[.N31])^2" office:value-type="float" office:value="0.0973206261470333" calcext:value-type="float">
            <text:p>0,097320626147033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7-08-20" calcext:value-type="date">
            <text:p>20/8/198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E32]/100" office:value-type="float" office:value="0.7" calcext:value-type="float">
            <text:p>0,7</text:p>
          </table:table-cell>
          <table:table-cell table:style-name="ce7" office:value-type="float" office:value="3.52" calcext:value-type="float">
            <text:p>3,52</text:p>
          </table:table-cell>
          <table:table-cell table:formula="of:=LN([.F32]-[.$Q$3])" office:value-type="float" office:value="-1.28097688441334" calcext:value-type="float">
            <text:p>-1,28097688441334</text:p>
          </table:table-cell>
          <table:table-cell table:formula="of:=LN([.G32])" office:value-type="float" office:value="1.25846098961001" calcext:value-type="float">
            <text:p>1,25846098961001</text:p>
          </table:table-cell>
          <table:table-cell table:formula="of:=[.H32]*[.I32]" office:value-type="float" office:value="-1.61205943762635" calcext:value-type="float">
            <text:p>-1,61205943762635</text:p>
          </table:table-cell>
          <table:table-cell table:formula="of:=[.H32]^2" office:value-type="float" office:value="1.6409017784013" calcext:value-type="float">
            <text:p>1,6409017784013</text:p>
          </table:table-cell>
          <table:table-cell table:formula="of:=[.$Q$5]*([.F32]-[.$Q$3])^[.$Q$4]" office:value-type="float" office:value="2.97927642252613" calcext:value-type="float">
            <text:p>2,97927642252613</text:p>
          </table:table-cell>
          <table:table-cell table:formula="of:=LN([.G32])" office:value-type="float" office:value="1.25846098961001" calcext:value-type="float">
            <text:p>1,25846098961001</text:p>
          </table:table-cell>
          <table:table-cell table:formula="of:=LN([.L32])" office:value-type="float" office:value="1.09168045980105" calcext:value-type="float">
            <text:p>1,09168045980105</text:p>
          </table:table-cell>
          <table:table-cell table:formula="of:=([.M32]-[.N32])^2" office:value-type="float" office:value="0.0278157451233563" calcext:value-type="float">
            <text:p>0,027815745123356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7-10-10" calcext:value-type="date">
            <text:p>10/10/196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E33]/100" office:value-type="float" office:value="0.7" calcext:value-type="float">
            <text:p>0,7</text:p>
          </table:table-cell>
          <table:table-cell table:style-name="ce7" office:value-type="float" office:value="3.19" calcext:value-type="float">
            <text:p>3,19</text:p>
          </table:table-cell>
          <table:table-cell table:formula="of:=LN([.F33]-[.$Q$3])" office:value-type="float" office:value="-1.28097688441334" calcext:value-type="float">
            <text:p>-1,28097688441334</text:p>
          </table:table-cell>
          <table:table-cell table:formula="of:=LN([.G33])" office:value-type="float" office:value="1.16002091679675" calcext:value-type="float">
            <text:p>1,16002091679675</text:p>
          </table:table-cell>
          <table:table-cell table:formula="of:=[.H33]*[.I33]" office:value-type="float" office:value="-1.48595997985261" calcext:value-type="float">
            <text:p>-1,48595997985261</text:p>
          </table:table-cell>
          <table:table-cell table:formula="of:=[.H33]^2" office:value-type="float" office:value="1.6409017784013" calcext:value-type="float">
            <text:p>1,6409017784013</text:p>
          </table:table-cell>
          <table:table-cell table:formula="of:=[.$Q$5]*([.F33]-[.$Q$3])^[.$Q$4]" office:value-type="float" office:value="2.97927642252613" calcext:value-type="float">
            <text:p>2,97927642252613</text:p>
          </table:table-cell>
          <table:table-cell table:formula="of:=LN([.G33])" office:value-type="float" office:value="1.16002091679675" calcext:value-type="float">
            <text:p>1,16002091679675</text:p>
          </table:table-cell>
          <table:table-cell table:formula="of:=LN([.L33])" office:value-type="float" office:value="1.09168045980105" calcext:value-type="float">
            <text:p>1,09168045980105</text:p>
          </table:table-cell>
          <table:table-cell table:formula="of:=([.M33]-[.N33])^2" office:value-type="float" office:value="0.0046704180623817" calcext:value-type="float">
            <text:p>0,004670418062381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7-10-10" calcext:value-type="date">
            <text:p>10/10/196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E34]/100" office:value-type="float" office:value="0.7" calcext:value-type="float">
            <text:p>0,7</text:p>
          </table:table-cell>
          <table:table-cell table:style-name="ce7" office:value-type="float" office:value="3.06" calcext:value-type="float">
            <text:p>3,06</text:p>
          </table:table-cell>
          <table:table-cell table:formula="of:=LN([.F34]-[.$Q$3])" office:value-type="float" office:value="-1.28097688441334" calcext:value-type="float">
            <text:p>-1,28097688441334</text:p>
          </table:table-cell>
          <table:table-cell table:formula="of:=LN([.G34])" office:value-type="float" office:value="1.11841491596429" calcext:value-type="float">
            <text:p>1,11841491596429</text:p>
          </table:table-cell>
          <table:table-cell table:formula="of:=[.H34]*[.I34]" office:value-type="float" office:value="-1.43266365453334" calcext:value-type="float">
            <text:p>-1,43266365453334</text:p>
          </table:table-cell>
          <table:table-cell table:formula="of:=[.H34]^2" office:value-type="float" office:value="1.6409017784013" calcext:value-type="float">
            <text:p>1,6409017784013</text:p>
          </table:table-cell>
          <table:table-cell table:formula="of:=[.$Q$5]*([.F34]-[.$Q$3])^[.$Q$4]" office:value-type="float" office:value="2.97927642252613" calcext:value-type="float">
            <text:p>2,97927642252613</text:p>
          </table:table-cell>
          <table:table-cell table:formula="of:=LN([.G34])" office:value-type="float" office:value="1.11841491596429" calcext:value-type="float">
            <text:p>1,11841491596429</text:p>
          </table:table-cell>
          <table:table-cell table:formula="of:=LN([.L34])" office:value-type="float" office:value="1.09168045980105" calcext:value-type="float">
            <text:p>1,09168045980105</text:p>
          </table:table-cell>
          <table:table-cell table:formula="of:=([.M34]-[.N34])^2" office:value-type="float" office:value="0.000714731146344219" calcext:value-type="float">
            <text:p>0,00071473114634421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3-06-23" calcext:value-type="date">
            <text:p>23/6/196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E35]/100" office:value-type="float" office:value="0.7" calcext:value-type="float">
            <text:p>0,7</text:p>
          </table:table-cell>
          <table:table-cell table:style-name="ce7" office:value-type="float" office:value="2.71" calcext:value-type="float">
            <text:p>2,71</text:p>
          </table:table-cell>
          <table:table-cell table:formula="of:=LN([.F35]-[.$Q$3])" office:value-type="float" office:value="-1.28097688441334" calcext:value-type="float">
            <text:p>-1,28097688441334</text:p>
          </table:table-cell>
          <table:table-cell table:formula="of:=LN([.G35])" office:value-type="float" office:value="0.99694863489161" calcext:value-type="float">
            <text:p>0,99694863489161</text:p>
          </table:table-cell>
          <table:table-cell table:formula="of:=[.H35]*[.I35]" office:value-type="float" office:value="-1.27706815624358" calcext:value-type="float">
            <text:p>-1,27706815624358</text:p>
          </table:table-cell>
          <table:table-cell table:formula="of:=[.H35]^2" office:value-type="float" office:value="1.6409017784013" calcext:value-type="float">
            <text:p>1,6409017784013</text:p>
          </table:table-cell>
          <table:table-cell table:formula="of:=[.$Q$5]*([.F35]-[.$Q$3])^[.$Q$4]" office:value-type="float" office:value="2.97927642252613" calcext:value-type="float">
            <text:p>2,97927642252613</text:p>
          </table:table-cell>
          <table:table-cell table:formula="of:=LN([.G35])" office:value-type="float" office:value="0.99694863489161" calcext:value-type="float">
            <text:p>0,99694863489161</text:p>
          </table:table-cell>
          <table:table-cell table:formula="of:=LN([.L35])" office:value-type="float" office:value="1.09168045980105" calcext:value-type="float">
            <text:p>1,09168045980105</text:p>
          </table:table-cell>
          <table:table-cell table:formula="of:=([.M35]-[.N35])^2" office:value-type="float" office:value="0.00897411865067269" calcext:value-type="float">
            <text:p>0,0089741186506726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8-08-17" calcext:value-type="date">
            <text:p>17/8/194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E36]/100" office:value-type="float" office:value="0.7" calcext:value-type="float">
            <text:p>0,7</text:p>
          </table:table-cell>
          <table:table-cell table:style-name="ce7" office:value-type="float" office:value="3.49" calcext:value-type="float">
            <text:p>3,49</text:p>
          </table:table-cell>
          <table:table-cell table:formula="of:=LN([.F36]-[.$Q$3])" office:value-type="float" office:value="-1.28097688441334" calcext:value-type="float">
            <text:p>-1,28097688441334</text:p>
          </table:table-cell>
          <table:table-cell table:formula="of:=LN([.G36])" office:value-type="float" office:value="1.24990173621434" calcext:value-type="float">
            <text:p>1,24990173621434</text:p>
          </table:table-cell>
          <table:table-cell table:formula="of:=[.H36]*[.I36]" office:value-type="float" office:value="-1.60109523187866" calcext:value-type="float">
            <text:p>-1,60109523187866</text:p>
          </table:table-cell>
          <table:table-cell table:formula="of:=[.H36]^2" office:value-type="float" office:value="1.6409017784013" calcext:value-type="float">
            <text:p>1,6409017784013</text:p>
          </table:table-cell>
          <table:table-cell table:formula="of:=[.$Q$5]*([.F36]-[.$Q$3])^[.$Q$4]" office:value-type="float" office:value="2.97927642252613" calcext:value-type="float">
            <text:p>2,97927642252613</text:p>
          </table:table-cell>
          <table:table-cell table:formula="of:=LN([.G36])" office:value-type="float" office:value="1.24990173621434" calcext:value-type="float">
            <text:p>1,24990173621434</text:p>
          </table:table-cell>
          <table:table-cell table:formula="of:=LN([.L36])" office:value-type="float" office:value="1.09168045980105" calcext:value-type="float">
            <text:p>1,09168045980105</text:p>
          </table:table-cell>
          <table:table-cell table:formula="of:=([.M36]-[.N36])^2" office:value-type="float" office:value="0.0250339723098497" calcext:value-type="float">
            <text:p>0,025033972309849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8-08-17" calcext:value-type="date">
            <text:p>17/8/194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E37]/100" office:value-type="float" office:value="0.7" calcext:value-type="float">
            <text:p>0,7</text:p>
          </table:table-cell>
          <table:table-cell table:style-name="ce7" office:value-type="float" office:value="3.31" calcext:value-type="float">
            <text:p>3,31</text:p>
          </table:table-cell>
          <table:table-cell table:formula="of:=LN([.F37]-[.$Q$3])" office:value-type="float" office:value="-1.28097688441334" calcext:value-type="float">
            <text:p>-1,28097688441334</text:p>
          </table:table-cell>
          <table:table-cell table:formula="of:=LN([.G37])" office:value-type="float" office:value="1.19694818938897" calcext:value-type="float">
            <text:p>1,19694818938897</text:p>
          </table:table-cell>
          <table:table-cell table:formula="of:=[.H37]*[.I37]" office:value-type="float" office:value="-1.53326296244767" calcext:value-type="float">
            <text:p>-1,53326296244767</text:p>
          </table:table-cell>
          <table:table-cell table:formula="of:=[.H37]^2" office:value-type="float" office:value="1.6409017784013" calcext:value-type="float">
            <text:p>1,6409017784013</text:p>
          </table:table-cell>
          <table:table-cell table:formula="of:=[.$Q$5]*([.F37]-[.$Q$3])^[.$Q$4]" office:value-type="float" office:value="2.97927642252613" calcext:value-type="float">
            <text:p>2,97927642252613</text:p>
          </table:table-cell>
          <table:table-cell table:formula="of:=LN([.G37])" office:value-type="float" office:value="1.19694818938897" calcext:value-type="float">
            <text:p>1,19694818938897</text:p>
          </table:table-cell>
          <table:table-cell table:formula="of:=LN([.L37])" office:value-type="float" office:value="1.09168045980105" calcext:value-type="float">
            <text:p>1,09168045980105</text:p>
          </table:table-cell>
          <table:table-cell table:formula="of:=([.M37]-[.N37])^2" office:value-type="float" office:value="0.011081294892596" calcext:value-type="float">
            <text:p>0,01108129489259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4-08-28" calcext:value-type="date">
            <text:p>28/8/2014</text:p>
          </table:table-cell>
          <table:table-cell table:style-name="ce3" office:value-type="date" office:date-value="1900-01-01T10:30:00" calcext:value-type="date">
            <text:p>1/1/1900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float" office:value="71" calcext:value-type="float">
            <text:p>71</text:p>
          </table:table-cell>
          <table:table-cell table:style-name="ce7" table:formula="of:=[.E38]/100" office:value-type="float" office:value="0.71" calcext:value-type="float">
            <text:p>0,71</text:p>
          </table:table-cell>
          <table:table-cell table:style-name="ce7" office:value-type="float" office:value="3.317" calcext:value-type="float">
            <text:p>3,317</text:p>
          </table:table-cell>
          <table:table-cell table:formula="of:=LN([.F38]-[.$Q$3])" office:value-type="float" office:value="-1.24560824498297" calcext:value-type="float">
            <text:p>-1,24560824498297</text:p>
          </table:table-cell>
          <table:table-cell table:formula="of:=LN([.G38])" office:value-type="float" office:value="1.19906075996492" calcext:value-type="float">
            <text:p>1,19906075996492</text:p>
          </table:table-cell>
          <table:table-cell table:formula="of:=[.H38]*[.I38]" office:value-type="float" office:value="-1.49355996884784" calcext:value-type="float">
            <text:p>-1,49355996884784</text:p>
          </table:table-cell>
          <table:table-cell table:formula="of:=[.H38]^2" office:value-type="float" office:value="1.55153989996955" calcext:value-type="float">
            <text:p>1,55153989996955</text:p>
          </table:table-cell>
          <table:table-cell table:formula="of:=[.$Q$5]*([.F38]-[.$Q$3])^[.$Q$4]" office:value-type="float" office:value="3.13184560841201" calcext:value-type="float">
            <text:p>3,13184560841201</text:p>
          </table:table-cell>
          <table:table-cell table:formula="of:=LN([.G38])" office:value-type="float" office:value="1.19906075996492" calcext:value-type="float">
            <text:p>1,19906075996492</text:p>
          </table:table-cell>
          <table:table-cell table:formula="of:=LN([.L38])" office:value-type="float" office:value="1.14162248202592" calcext:value-type="float">
            <text:p>1,14162248202592</text:p>
          </table:table-cell>
          <table:table-cell table:formula="of:=([.M38]-[.N38])^2" office:value-type="float" office:value="0.00329915577259775" calcext:value-type="float">
            <text:p>0,0032991557725977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2-12-02" calcext:value-type="date">
            <text:p>2/12/198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float" office:value="71" calcext:value-type="float">
            <text:p>71</text:p>
          </table:table-cell>
          <table:table-cell table:style-name="ce7" table:formula="of:=[.E39]/100" office:value-type="float" office:value="0.71" calcext:value-type="float">
            <text:p>0,71</text:p>
          </table:table-cell>
          <table:table-cell table:style-name="ce7" office:value-type="float" office:value="3.61" calcext:value-type="float">
            <text:p>3,61</text:p>
          </table:table-cell>
          <table:table-cell table:formula="of:=LN([.F39]-[.$Q$3])" office:value-type="float" office:value="-1.24560824498297" calcext:value-type="float">
            <text:p>-1,24560824498297</text:p>
          </table:table-cell>
          <table:table-cell table:formula="of:=LN([.G39])" office:value-type="float" office:value="1.28370777234479" calcext:value-type="float">
            <text:p>1,28370777234479</text:p>
          </table:table-cell>
          <table:table-cell table:formula="of:=[.H39]*[.I39]" office:value-type="float" office:value="-1.59899698538139" calcext:value-type="float">
            <text:p>-1,59899698538139</text:p>
          </table:table-cell>
          <table:table-cell table:formula="of:=[.H39]^2" office:value-type="float" office:value="1.55153989996955" calcext:value-type="float">
            <text:p>1,55153989996955</text:p>
          </table:table-cell>
          <table:table-cell table:formula="of:=[.$Q$5]*([.F39]-[.$Q$3])^[.$Q$4]" office:value-type="float" office:value="3.13184560841201" calcext:value-type="float">
            <text:p>3,13184560841201</text:p>
          </table:table-cell>
          <table:table-cell table:formula="of:=LN([.G39])" office:value-type="float" office:value="1.28370777234479" calcext:value-type="float">
            <text:p>1,28370777234479</text:p>
          </table:table-cell>
          <table:table-cell table:formula="of:=LN([.L39])" office:value-type="float" office:value="1.14162248202592" calcext:value-type="float">
            <text:p>1,14162248202592</text:p>
          </table:table-cell>
          <table:table-cell table:formula="of:=([.M39]-[.N39])^2" office:value-type="float" office:value="0.0201882297249986" calcext:value-type="float">
            <text:p>0,020188229724998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1-10-26" calcext:value-type="date">
            <text:p>26/10/195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float" office:value="71" calcext:value-type="float">
            <text:p>71</text:p>
          </table:table-cell>
          <table:table-cell table:style-name="ce7" table:formula="of:=[.E40]/100" office:value-type="float" office:value="0.71" calcext:value-type="float">
            <text:p>0,71</text:p>
          </table:table-cell>
          <table:table-cell table:style-name="ce7" office:value-type="float" office:value="3.55" calcext:value-type="float">
            <text:p>3,55</text:p>
          </table:table-cell>
          <table:table-cell table:formula="of:=LN([.F40]-[.$Q$3])" office:value-type="float" office:value="-1.24560824498297" calcext:value-type="float">
            <text:p>-1,24560824498297</text:p>
          </table:table-cell>
          <table:table-cell table:formula="of:=LN([.G40])" office:value-type="float" office:value="1.26694760348732" calcext:value-type="float">
            <text:p>1,26694760348732</text:p>
          </table:table-cell>
          <table:table-cell table:formula="of:=[.H40]*[.I40]" office:value-type="float" office:value="-1.57812038086522" calcext:value-type="float">
            <text:p>-1,57812038086522</text:p>
          </table:table-cell>
          <table:table-cell table:formula="of:=[.H40]^2" office:value-type="float" office:value="1.55153989996955" calcext:value-type="float">
            <text:p>1,55153989996955</text:p>
          </table:table-cell>
          <table:table-cell table:formula="of:=[.$Q$5]*([.F40]-[.$Q$3])^[.$Q$4]" office:value-type="float" office:value="3.13184560841201" calcext:value-type="float">
            <text:p>3,13184560841201</text:p>
          </table:table-cell>
          <table:table-cell table:formula="of:=LN([.G40])" office:value-type="float" office:value="1.26694760348732" calcext:value-type="float">
            <text:p>1,26694760348732</text:p>
          </table:table-cell>
          <table:table-cell table:formula="of:=LN([.L40])" office:value-type="float" office:value="1.14162248202592" calcext:value-type="float">
            <text:p>1,14162248202592</text:p>
          </table:table-cell>
          <table:table-cell table:formula="of:=([.M40]-[.N40])^2" office:value-type="float" office:value="0.0157063860693168" calcext:value-type="float">
            <text:p>0,015706386069316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09-10" calcext:value-type="date">
            <text:p>10/9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float" office:value="72" calcext:value-type="float">
            <text:p>72</text:p>
          </table:table-cell>
          <table:table-cell table:style-name="ce7" table:formula="of:=[.E41]/100" office:value-type="float" office:value="0.72" calcext:value-type="float">
            <text:p>0,72</text:p>
          </table:table-cell>
          <table:table-cell table:style-name="ce7" office:value-type="float" office:value="3.33" calcext:value-type="float">
            <text:p>3,33</text:p>
          </table:table-cell>
          <table:table-cell table:formula="of:=LN([.F41]-[.$Q$3])" office:value-type="float" office:value="-1.21144793103087" calcext:value-type="float">
            <text:p>-1,21144793103087</text:p>
          </table:table-cell>
          <table:table-cell table:formula="of:=LN([.G41])" office:value-type="float" office:value="1.20297230399235" calcext:value-type="float">
            <text:p>1,20297230399235</text:p>
          </table:table-cell>
          <table:table-cell table:formula="of:=[.H41]*[.I41]" office:value-type="float" office:value="-1.45733830875897" calcext:value-type="float">
            <text:p>-1,45733830875897</text:p>
          </table:table-cell>
          <table:table-cell table:formula="of:=[.H41]^2" office:value-type="float" office:value="1.46760608959897" calcext:value-type="float">
            <text:p>1,46760608959897</text:p>
          </table:table-cell>
          <table:table-cell table:formula="of:=[.$Q$5]*([.F41]-[.$Q$3])^[.$Q$4]" office:value-type="float" office:value="3.28661545215174" calcext:value-type="float">
            <text:p>3,28661545215174</text:p>
          </table:table-cell>
          <table:table-cell table:formula="of:=LN([.G41])" office:value-type="float" office:value="1.20297230399235" calcext:value-type="float">
            <text:p>1,20297230399235</text:p>
          </table:table-cell>
          <table:table-cell table:formula="of:=LN([.L41])" office:value-type="float" office:value="1.18985829731541" calcext:value-type="float">
            <text:p>1,18985829731541</text:p>
          </table:table-cell>
          <table:table-cell table:formula="of:=([.M41]-[.N41])^2" office:value-type="float" office:value="0.000171977171122773" calcext:value-type="float">
            <text:p>0,00017197717112277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10-17" calcext:value-type="date">
            <text:p>17/10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float" office:value="72" calcext:value-type="float">
            <text:p>72</text:p>
          </table:table-cell>
          <table:table-cell table:style-name="ce7" table:formula="of:=[.E42]/100" office:value-type="float" office:value="0.72" calcext:value-type="float">
            <text:p>0,72</text:p>
          </table:table-cell>
          <table:table-cell table:style-name="ce7" office:value-type="float" office:value="2.59" calcext:value-type="float">
            <text:p>2,59</text:p>
          </table:table-cell>
          <table:table-cell table:formula="of:=LN([.F42]-[.$Q$3])" office:value-type="float" office:value="-1.21144793103087" calcext:value-type="float">
            <text:p>-1,21144793103087</text:p>
          </table:table-cell>
          <table:table-cell table:formula="of:=LN([.G42])" office:value-type="float" office:value="0.951657875711446" calcext:value-type="float">
            <text:p>0,951657875711446</text:p>
          </table:table-cell>
          <table:table-cell table:formula="of:=[.H42]*[.I42]" office:value-type="float" office:value="-1.15288396457986" calcext:value-type="float">
            <text:p>-1,15288396457986</text:p>
          </table:table-cell>
          <table:table-cell table:formula="of:=[.H42]^2" office:value-type="float" office:value="1.46760608959897" calcext:value-type="float">
            <text:p>1,46760608959897</text:p>
          </table:table-cell>
          <table:table-cell table:formula="of:=[.$Q$5]*([.F42]-[.$Q$3])^[.$Q$4]" office:value-type="float" office:value="3.28661545215174" calcext:value-type="float">
            <text:p>3,28661545215174</text:p>
          </table:table-cell>
          <table:table-cell table:formula="of:=LN([.G42])" office:value-type="float" office:value="0.951657875711446" calcext:value-type="float">
            <text:p>0,951657875711446</text:p>
          </table:table-cell>
          <table:table-cell table:formula="of:=LN([.L42])" office:value-type="float" office:value="1.18985829731541" calcext:value-type="float">
            <text:p>1,18985829731541</text:p>
          </table:table-cell>
          <table:table-cell table:formula="of:=([.M42]-[.N42])^2" office:value-type="float" office:value="0.0567394408523082" calcext:value-type="float">
            <text:p>0,056739440852308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1-10-26" calcext:value-type="date">
            <text:p>26/10/195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72" calcext:value-type="float">
            <text:p>72</text:p>
          </table:table-cell>
          <table:table-cell table:style-name="ce7" table:formula="of:=[.E43]/100" office:value-type="float" office:value="0.72" calcext:value-type="float">
            <text:p>0,72</text:p>
          </table:table-cell>
          <table:table-cell table:style-name="ce7" office:value-type="float" office:value="3.07" calcext:value-type="float">
            <text:p>3,07</text:p>
          </table:table-cell>
          <table:table-cell table:formula="of:=LN([.F43]-[.$Q$3])" office:value-type="float" office:value="-1.21144793103087" calcext:value-type="float">
            <text:p>-1,21144793103087</text:p>
          </table:table-cell>
          <table:table-cell table:formula="of:=LN([.G43])" office:value-type="float" office:value="1.12167756159911" calcext:value-type="float">
            <text:p>1,12167756159911</text:p>
          </table:table-cell>
          <table:table-cell table:formula="of:=[.H43]*[.I43]" office:value-type="float" office:value="-1.35885396128298" calcext:value-type="float">
            <text:p>-1,35885396128298</text:p>
          </table:table-cell>
          <table:table-cell table:formula="of:=[.H43]^2" office:value-type="float" office:value="1.46760608959897" calcext:value-type="float">
            <text:p>1,46760608959897</text:p>
          </table:table-cell>
          <table:table-cell table:formula="of:=[.$Q$5]*([.F43]-[.$Q$3])^[.$Q$4]" office:value-type="float" office:value="3.28661545215174" calcext:value-type="float">
            <text:p>3,28661545215174</text:p>
          </table:table-cell>
          <table:table-cell table:formula="of:=LN([.G43])" office:value-type="float" office:value="1.12167756159911" calcext:value-type="float">
            <text:p>1,12167756159911</text:p>
          </table:table-cell>
          <table:table-cell table:formula="of:=LN([.L43])" office:value-type="float" office:value="1.18985829731541" calcext:value-type="float">
            <text:p>1,18985829731541</text:p>
          </table:table-cell>
          <table:table-cell table:formula="of:=([.M43]-[.N43])^2" office:value-type="float" office:value="0.00464861272281716" calcext:value-type="float">
            <text:p>0,0046486127228171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6-08-30" calcext:value-type="date">
            <text:p>30/8/199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float" office:value="73" calcext:value-type="float">
            <text:p>73</text:p>
          </table:table-cell>
          <table:table-cell table:style-name="ce7" table:formula="of:=[.E44]/100" office:value-type="float" office:value="0.73" calcext:value-type="float">
            <text:p>0,73</text:p>
          </table:table-cell>
          <table:table-cell table:style-name="ce7" office:value-type="float" office:value="3.3" calcext:value-type="float">
            <text:p>3,3</text:p>
          </table:table-cell>
          <table:table-cell table:formula="of:=LN([.F44]-[.$Q$3])" office:value-type="float" office:value="-1.17841610087433" calcext:value-type="float">
            <text:p>-1,17841610087433</text:p>
          </table:table-cell>
          <table:table-cell table:formula="of:=LN([.G44])" office:value-type="float" office:value="1.19392246847243" calcext:value-type="float">
            <text:p>1,19392246847243</text:p>
          </table:table-cell>
          <table:table-cell table:formula="of:=[.H44]*[.I44]" office:value-type="float" office:value="-1.40693746004355" calcext:value-type="float">
            <text:p>-1,40693746004355</text:p>
          </table:table-cell>
          <table:table-cell table:formula="of:=[.H44]^2" office:value-type="float" office:value="1.38866450679987" calcext:value-type="float">
            <text:p>1,38866450679987</text:p>
          </table:table-cell>
          <table:table-cell table:formula="of:=[.$Q$5]*([.F44]-[.$Q$3])^[.$Q$4]" office:value-type="float" office:value="3.44354218146873" calcext:value-type="float">
            <text:p>3,44354218146873</text:p>
          </table:table-cell>
          <table:table-cell table:formula="of:=LN([.G44])" office:value-type="float" office:value="1.19392246847243" calcext:value-type="float">
            <text:p>1,19392246847243</text:p>
          </table:table-cell>
          <table:table-cell table:formula="of:=LN([.L44])" office:value-type="float" office:value="1.23650064551921" calcext:value-type="float">
            <text:p>1,23650064551921</text:p>
          </table:table-cell>
          <table:table-cell table:formula="of:=([.M44]-[.N44])^2" office:value-type="float" office:value="0.0018129011606262" calcext:value-type="float">
            <text:p>0,001812901160626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4-08-13" calcext:value-type="date">
            <text:p>13/8/198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float" office:value="73" calcext:value-type="float">
            <text:p>73</text:p>
          </table:table-cell>
          <table:table-cell table:style-name="ce7" table:formula="of:=[.E45]/100" office:value-type="float" office:value="0.73" calcext:value-type="float">
            <text:p>0,73</text:p>
          </table:table-cell>
          <table:table-cell table:style-name="ce7" office:value-type="float" office:value="3.82" calcext:value-type="float">
            <text:p>3,82</text:p>
          </table:table-cell>
          <table:table-cell table:formula="of:=LN([.F45]-[.$Q$3])" office:value-type="float" office:value="-1.17841610087433" calcext:value-type="float">
            <text:p>-1,17841610087433</text:p>
          </table:table-cell>
          <table:table-cell table:formula="of:=LN([.G45])" office:value-type="float" office:value="1.34025042261848" calcext:value-type="float">
            <text:p>1,34025042261848</text:p>
          </table:table-cell>
          <table:table-cell table:formula="of:=[.H45]*[.I45]" office:value-type="float" office:value="-1.57937267721725" calcext:value-type="float">
            <text:p>-1,57937267721725</text:p>
          </table:table-cell>
          <table:table-cell table:formula="of:=[.H45]^2" office:value-type="float" office:value="1.38866450679987" calcext:value-type="float">
            <text:p>1,38866450679987</text:p>
          </table:table-cell>
          <table:table-cell table:formula="of:=[.$Q$5]*([.F45]-[.$Q$3])^[.$Q$4]" office:value-type="float" office:value="3.44354218146873" calcext:value-type="float">
            <text:p>3,44354218146873</text:p>
          </table:table-cell>
          <table:table-cell table:formula="of:=LN([.G45])" office:value-type="float" office:value="1.34025042261848" calcext:value-type="float">
            <text:p>1,34025042261848</text:p>
          </table:table-cell>
          <table:table-cell table:formula="of:=LN([.L45])" office:value-type="float" office:value="1.23650064551921" calcext:value-type="float">
            <text:p>1,23650064551921</text:p>
          </table:table-cell>
          <table:table-cell table:formula="of:=([.M45]-[.N45])^2" office:value-type="float" office:value="0.0107640162481499" calcext:value-type="float">
            <text:p>0,010764016248149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6-06-15" calcext:value-type="date">
            <text:p>15/6/197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float" office:value="73" calcext:value-type="float">
            <text:p>73</text:p>
          </table:table-cell>
          <table:table-cell table:style-name="ce7" table:formula="of:=[.E46]/100" office:value-type="float" office:value="0.73" calcext:value-type="float">
            <text:p>0,73</text:p>
          </table:table-cell>
          <table:table-cell table:style-name="ce7" office:value-type="float" office:value="3.89" calcext:value-type="float">
            <text:p>3,89</text:p>
          </table:table-cell>
          <table:table-cell table:formula="of:=LN([.F46]-[.$Q$3])" office:value-type="float" office:value="-1.17841610087433" calcext:value-type="float">
            <text:p>-1,17841610087433</text:p>
          </table:table-cell>
          <table:table-cell table:formula="of:=LN([.G46])" office:value-type="float" office:value="1.35840915763036" calcext:value-type="float">
            <text:p>1,35840915763036</text:p>
          </table:table-cell>
          <table:table-cell table:formula="of:=[.H46]*[.I46]" office:value-type="float" office:value="-1.60077122292675" calcext:value-type="float">
            <text:p>-1,60077122292675</text:p>
          </table:table-cell>
          <table:table-cell table:formula="of:=[.H46]^2" office:value-type="float" office:value="1.38866450679987" calcext:value-type="float">
            <text:p>1,38866450679987</text:p>
          </table:table-cell>
          <table:table-cell table:formula="of:=[.$Q$5]*([.F46]-[.$Q$3])^[.$Q$4]" office:value-type="float" office:value="3.44354218146873" calcext:value-type="float">
            <text:p>3,44354218146873</text:p>
          </table:table-cell>
          <table:table-cell table:formula="of:=LN([.G46])" office:value-type="float" office:value="1.35840915763036" calcext:value-type="float">
            <text:p>1,35840915763036</text:p>
          </table:table-cell>
          <table:table-cell table:formula="of:=LN([.L46])" office:value-type="float" office:value="1.23650064551921" calcext:value-type="float">
            <text:p>1,23650064551921</text:p>
          </table:table-cell>
          <table:table-cell table:formula="of:=([.M46]-[.N46])^2" office:value-type="float" office:value="0.0148616853251542" calcext:value-type="float">
            <text:p>0,014861685325154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10-17" calcext:value-type="date">
            <text:p>17/10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float" office:value="73" calcext:value-type="float">
            <text:p>73</text:p>
          </table:table-cell>
          <table:table-cell table:style-name="ce7" table:formula="of:=[.E47]/100" office:value-type="float" office:value="0.73" calcext:value-type="float">
            <text:p>0,73</text:p>
          </table:table-cell>
          <table:table-cell table:style-name="ce7" office:value-type="float" office:value="2.8" calcext:value-type="float">
            <text:p>2,8</text:p>
          </table:table-cell>
          <table:table-cell table:formula="of:=LN([.F47]-[.$Q$3])" office:value-type="float" office:value="-1.17841610087433" calcext:value-type="float">
            <text:p>-1,17841610087433</text:p>
          </table:table-cell>
          <table:table-cell table:formula="of:=LN([.G47])" office:value-type="float" office:value="1.02961941718116" calcext:value-type="float">
            <text:p>1,02961941718116</text:p>
          </table:table-cell>
          <table:table-cell table:formula="of:=[.H47]*[.I47]" office:value-type="float" office:value="-1.21332009897912" calcext:value-type="float">
            <text:p>-1,21332009897912</text:p>
          </table:table-cell>
          <table:table-cell table:formula="of:=[.H47]^2" office:value-type="float" office:value="1.38866450679987" calcext:value-type="float">
            <text:p>1,38866450679987</text:p>
          </table:table-cell>
          <table:table-cell table:formula="of:=[.$Q$5]*([.F47]-[.$Q$3])^[.$Q$4]" office:value-type="float" office:value="3.44354218146873" calcext:value-type="float">
            <text:p>3,44354218146873</text:p>
          </table:table-cell>
          <table:table-cell table:formula="of:=LN([.G47])" office:value-type="float" office:value="1.02961941718116" calcext:value-type="float">
            <text:p>1,02961941718116</text:p>
          </table:table-cell>
          <table:table-cell table:formula="of:=LN([.L47])" office:value-type="float" office:value="1.23650064551921" calcext:value-type="float">
            <text:p>1,23650064551921</text:p>
          </table:table-cell>
          <table:table-cell table:formula="of:=([.M47]-[.N47])^2" office:value-type="float" office:value="0.0427998426386594" calcext:value-type="float">
            <text:p>0,042799842638659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0-06-14" calcext:value-type="date">
            <text:p>14/6/199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float" office:value="74" calcext:value-type="float">
            <text:p>74</text:p>
          </table:table-cell>
          <table:table-cell table:style-name="ce7" table:formula="of:=[.E48]/100" office:value-type="float" office:value="0.74" calcext:value-type="float">
            <text:p>0,74</text:p>
          </table:table-cell>
          <table:table-cell table:style-name="ce7" office:value-type="float" office:value="3.77" calcext:value-type="float">
            <text:p>3,77</text:p>
          </table:table-cell>
          <table:table-cell table:formula="of:=LN([.F48]-[.$Q$3])" office:value-type="float" office:value="-1.14644057386345" calcext:value-type="float">
            <text:p>-1,14644057386345</text:p>
          </table:table-cell>
          <table:table-cell table:formula="of:=LN([.G48])" office:value-type="float" office:value="1.32707500145992" calcext:value-type="float">
            <text:p>1,32707500145992</text:p>
          </table:table-cell>
          <table:table-cell table:formula="of:=[.H48]*[.I48]" office:value-type="float" office:value="-1.52141262623355" calcext:value-type="float">
            <text:p>-1,52141262623355</text:p>
          </table:table-cell>
          <table:table-cell table:formula="of:=[.H48]^2" office:value-type="float" office:value="1.31432598940036" calcext:value-type="float">
            <text:p>1,31432598940036</text:p>
          </table:table-cell>
          <table:table-cell table:formula="of:=[.$Q$5]*([.F48]-[.$Q$3])^[.$Q$4]" office:value-type="float" office:value="3.60258429909532" calcext:value-type="float">
            <text:p>3,60258429909532</text:p>
          </table:table-cell>
          <table:table-cell table:formula="of:=LN([.G48])" office:value-type="float" office:value="1.32707500145992" calcext:value-type="float">
            <text:p>1,32707500145992</text:p>
          </table:table-cell>
          <table:table-cell table:formula="of:=LN([.L48])" office:value-type="float" office:value="1.28165144878301" calcext:value-type="float">
            <text:p>1,28165144878301</text:p>
          </table:table-cell>
          <table:table-cell table:formula="of:=([.M48]-[.N48])^2" office:value-type="float" office:value="0.00206329913779174" calcext:value-type="float">
            <text:p>0,0020632991377917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7-08-24" calcext:value-type="date">
            <text:p>24/8/197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float" office:value="74" calcext:value-type="float">
            <text:p>74</text:p>
          </table:table-cell>
          <table:table-cell table:style-name="ce7" table:formula="of:=[.E49]/100" office:value-type="float" office:value="0.74" calcext:value-type="float">
            <text:p>0,74</text:p>
          </table:table-cell>
          <table:table-cell table:style-name="ce7" office:value-type="float" office:value="3.99" calcext:value-type="float">
            <text:p>3,99</text:p>
          </table:table-cell>
          <table:table-cell table:formula="of:=LN([.F49]-[.$Q$3])" office:value-type="float" office:value="-1.14644057386345" calcext:value-type="float">
            <text:p>-1,14644057386345</text:p>
          </table:table-cell>
          <table:table-cell table:formula="of:=LN([.G49])" office:value-type="float" office:value="1.38379123090177" calcext:value-type="float">
            <text:p>1,38379123090177</text:p>
          </table:table-cell>
          <table:table-cell table:formula="of:=[.H49]*[.I49]" office:value-type="float" office:value="-1.58643441286224" calcext:value-type="float">
            <text:p>-1,58643441286224</text:p>
          </table:table-cell>
          <table:table-cell table:formula="of:=[.H49]^2" office:value-type="float" office:value="1.31432598940036" calcext:value-type="float">
            <text:p>1,31432598940036</text:p>
          </table:table-cell>
          <table:table-cell table:formula="of:=[.$Q$5]*([.F49]-[.$Q$3])^[.$Q$4]" office:value-type="float" office:value="3.60258429909532" calcext:value-type="float">
            <text:p>3,60258429909532</text:p>
          </table:table-cell>
          <table:table-cell table:formula="of:=LN([.G49])" office:value-type="float" office:value="1.38379123090177" calcext:value-type="float">
            <text:p>1,38379123090177</text:p>
          </table:table-cell>
          <table:table-cell table:formula="of:=LN([.L49])" office:value-type="float" office:value="1.28165144878301" calcext:value-type="float">
            <text:p>1,28165144878301</text:p>
          </table:table-cell>
          <table:table-cell table:formula="of:=([.M49]-[.N49])^2" office:value-type="float" office:value="0.0104325350912677" calcext:value-type="float">
            <text:p>0,010432535091267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10-17" calcext:value-type="date">
            <text:p>17/10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float" office:value="74" calcext:value-type="float">
            <text:p>74</text:p>
          </table:table-cell>
          <table:table-cell table:style-name="ce7" table:formula="of:=[.E50]/100" office:value-type="float" office:value="0.74" calcext:value-type="float">
            <text:p>0,74</text:p>
          </table:table-cell>
          <table:table-cell table:style-name="ce7" office:value-type="float" office:value="2.71" calcext:value-type="float">
            <text:p>2,71</text:p>
          </table:table-cell>
          <table:table-cell table:formula="of:=LN([.F50]-[.$Q$3])" office:value-type="float" office:value="-1.14644057386345" calcext:value-type="float">
            <text:p>-1,14644057386345</text:p>
          </table:table-cell>
          <table:table-cell table:formula="of:=LN([.G50])" office:value-type="float" office:value="0.99694863489161" calcext:value-type="float">
            <text:p>0,99694863489161</text:p>
          </table:table-cell>
          <table:table-cell table:formula="of:=[.H50]*[.I50]" office:value-type="float" office:value="-1.14294236509752" calcext:value-type="float">
            <text:p>-1,14294236509752</text:p>
          </table:table-cell>
          <table:table-cell table:formula="of:=[.H50]^2" office:value-type="float" office:value="1.31432598940036" calcext:value-type="float">
            <text:p>1,31432598940036</text:p>
          </table:table-cell>
          <table:table-cell table:formula="of:=[.$Q$5]*([.F50]-[.$Q$3])^[.$Q$4]" office:value-type="float" office:value="3.60258429909532" calcext:value-type="float">
            <text:p>3,60258429909532</text:p>
          </table:table-cell>
          <table:table-cell table:formula="of:=LN([.G50])" office:value-type="float" office:value="0.99694863489161" calcext:value-type="float">
            <text:p>0,99694863489161</text:p>
          </table:table-cell>
          <table:table-cell table:formula="of:=LN([.L50])" office:value-type="float" office:value="1.28165144878301" calcext:value-type="float">
            <text:p>1,28165144878301</text:p>
          </table:table-cell>
          <table:table-cell table:formula="of:=([.M50]-[.N50])^2" office:value-type="float" office:value="0.0810556922376828" calcext:value-type="float">
            <text:p>0,081055692237682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0-07-29" calcext:value-type="date">
            <text:p>29/7/2010</text:p>
          </table:table-cell>
          <table:table-cell table:style-name="ce3" office:value-type="date" office:date-value="1900-01-01T08:50:30" calcext:value-type="date">
            <text:p>1/1/1900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[.E51]/100" office:value-type="float" office:value="0.75" calcext:value-type="float">
            <text:p>0,75</text:p>
          </table:table-cell>
          <table:table-cell table:style-name="ce7" office:value-type="float" office:value="4.042" calcext:value-type="float">
            <text:p>4,042</text:p>
          </table:table-cell>
          <table:table-cell table:formula="of:=LN([.F51]-[.$Q$3])" office:value-type="float" office:value="-1.11545588055228" calcext:value-type="float">
            <text:p>-1,11545588055228</text:p>
          </table:table-cell>
          <table:table-cell table:formula="of:=LN([.G51])" office:value-type="float" office:value="1.39673961898143" calcext:value-type="float">
            <text:p>1,39673961898143</text:p>
          </table:table-cell>
          <table:table-cell table:formula="of:=[.H51]*[.I51]" office:value-type="float" office:value="-1.55800142159319" calcext:value-type="float">
            <text:p>-1,55800142159319</text:p>
          </table:table-cell>
          <table:table-cell table:formula="of:=[.H51]^2" office:value-type="float" office:value="1.24424182145866" calcext:value-type="float">
            <text:p>1,24424182145866</text:p>
          </table:table-cell>
          <table:table-cell table:formula="of:=[.$Q$5]*([.F51]-[.$Q$3])^[.$Q$4]" office:value-type="float" office:value="3.76370239614075" calcext:value-type="float">
            <text:p>3,76370239614075</text:p>
          </table:table-cell>
          <table:table-cell table:formula="of:=LN([.G51])" office:value-type="float" office:value="1.39673961898143" calcext:value-type="float">
            <text:p>1,39673961898143</text:p>
          </table:table-cell>
          <table:table-cell table:formula="of:=LN([.L51])" office:value-type="float" office:value="1.3254031527473" calcext:value-type="float">
            <text:p>1,3254031527473</text:p>
          </table:table-cell>
          <table:table-cell table:formula="of:=([.M51]-[.N51])^2" office:value-type="float" office:value="0.0050888914147726" calcext:value-type="float">
            <text:p>0,005088891414772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6-03-18" calcext:value-type="date">
            <text:p>18/3/197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[.E52]/100" office:value-type="float" office:value="0.75" calcext:value-type="float">
            <text:p>0,75</text:p>
          </table:table-cell>
          <table:table-cell table:style-name="ce7" office:value-type="float" office:value="4.91" calcext:value-type="float">
            <text:p>4,91</text:p>
          </table:table-cell>
          <table:table-cell table:formula="of:=LN([.F52]-[.$Q$3])" office:value-type="float" office:value="-1.11545588055228" calcext:value-type="float">
            <text:p>-1,11545588055228</text:p>
          </table:table-cell>
          <table:table-cell table:formula="of:=LN([.G52])" office:value-type="float" office:value="1.59127394180643" calcext:value-type="float">
            <text:p>1,59127394180643</text:p>
          </table:table-cell>
          <table:table-cell table:formula="of:=[.H52]*[.I52]" office:value-type="float" office:value="-1.77499587595759" calcext:value-type="float">
            <text:p>-1,77499587595759</text:p>
          </table:table-cell>
          <table:table-cell table:formula="of:=[.H52]^2" office:value-type="float" office:value="1.24424182145866" calcext:value-type="float">
            <text:p>1,24424182145866</text:p>
          </table:table-cell>
          <table:table-cell table:formula="of:=[.$Q$5]*([.F52]-[.$Q$3])^[.$Q$4]" office:value-type="float" office:value="3.76370239614075" calcext:value-type="float">
            <text:p>3,76370239614075</text:p>
          </table:table-cell>
          <table:table-cell table:formula="of:=LN([.G52])" office:value-type="float" office:value="1.59127394180643" calcext:value-type="float">
            <text:p>1,59127394180643</text:p>
          </table:table-cell>
          <table:table-cell table:formula="of:=LN([.L52])" office:value-type="float" office:value="1.3254031527473" calcext:value-type="float">
            <text:p>1,3254031527473</text:p>
          </table:table-cell>
          <table:table-cell table:formula="of:=([.M52]-[.N52])^2" office:value-type="float" office:value="0.0706872764749223" calcext:value-type="float">
            <text:p>0,070687276474922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1-07-09" calcext:value-type="date">
            <text:p>9/7/197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[.E53]/100" office:value-type="float" office:value="0.75" calcext:value-type="float">
            <text:p>0,75</text:p>
          </table:table-cell>
          <table:table-cell table:style-name="ce7" office:value-type="float" office:value="3.93" calcext:value-type="float">
            <text:p>3,93</text:p>
          </table:table-cell>
          <table:table-cell table:formula="of:=LN([.F53]-[.$Q$3])" office:value-type="float" office:value="-1.11545588055228" calcext:value-type="float">
            <text:p>-1,11545588055228</text:p>
          </table:table-cell>
          <table:table-cell table:formula="of:=LN([.G53])" office:value-type="float" office:value="1.36863942588117" calcext:value-type="float">
            <text:p>1,36863942588117</text:p>
          </table:table-cell>
          <table:table-cell table:formula="of:=[.H53]*[.I53]" office:value-type="float" office:value="-1.52665689595485" calcext:value-type="float">
            <text:p>-1,52665689595485</text:p>
          </table:table-cell>
          <table:table-cell table:formula="of:=[.H53]^2" office:value-type="float" office:value="1.24424182145866" calcext:value-type="float">
            <text:p>1,24424182145866</text:p>
          </table:table-cell>
          <table:table-cell table:formula="of:=[.$Q$5]*([.F53]-[.$Q$3])^[.$Q$4]" office:value-type="float" office:value="3.76370239614075" calcext:value-type="float">
            <text:p>3,76370239614075</text:p>
          </table:table-cell>
          <table:table-cell table:formula="of:=LN([.G53])" office:value-type="float" office:value="1.36863942588117" calcext:value-type="float">
            <text:p>1,36863942588117</text:p>
          </table:table-cell>
          <table:table-cell table:formula="of:=LN([.L53])" office:value-type="float" office:value="1.3254031527473" calcext:value-type="float">
            <text:p>1,3254031527473</text:p>
          </table:table-cell>
          <table:table-cell table:formula="of:=([.M53]-[.N53])^2" office:value-type="float" office:value="0.00186937531450632" calcext:value-type="float">
            <text:p>0,0018693753145063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6-11-03" calcext:value-type="date">
            <text:p>3/11/195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[.E54]/100" office:value-type="float" office:value="0.75" calcext:value-type="float">
            <text:p>0,75</text:p>
          </table:table-cell>
          <table:table-cell table:style-name="ce7" office:value-type="float" office:value="2.63" calcext:value-type="float">
            <text:p>2,63</text:p>
          </table:table-cell>
          <table:table-cell table:formula="of:=LN([.F54]-[.$Q$3])" office:value-type="float" office:value="-1.11545588055228" calcext:value-type="float">
            <text:p>-1,11545588055228</text:p>
          </table:table-cell>
          <table:table-cell table:formula="of:=LN([.G54])" office:value-type="float" office:value="0.966983846189673" calcext:value-type="float">
            <text:p>0,966983846189673</text:p>
          </table:table-cell>
          <table:table-cell table:formula="of:=[.H54]*[.I54]" office:value-type="float" office:value="-1.07862781763133" calcext:value-type="float">
            <text:p>-1,07862781763133</text:p>
          </table:table-cell>
          <table:table-cell table:formula="of:=[.H54]^2" office:value-type="float" office:value="1.24424182145866" calcext:value-type="float">
            <text:p>1,24424182145866</text:p>
          </table:table-cell>
          <table:table-cell table:formula="of:=[.$Q$5]*([.F54]-[.$Q$3])^[.$Q$4]" office:value-type="float" office:value="3.76370239614075" calcext:value-type="float">
            <text:p>3,76370239614075</text:p>
          </table:table-cell>
          <table:table-cell table:formula="of:=LN([.G54])" office:value-type="float" office:value="0.966983846189673" calcext:value-type="float">
            <text:p>0,966983846189673</text:p>
          </table:table-cell>
          <table:table-cell table:formula="of:=LN([.L54])" office:value-type="float" office:value="1.3254031527473" calcext:value-type="float">
            <text:p>1,3254031527473</text:p>
          </table:table-cell>
          <table:table-cell table:formula="of:=([.M54]-[.N54])^2" office:value-type="float" office:value="0.128464399313252" calcext:value-type="float">
            <text:p>0,12846439931325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6-11-03" calcext:value-type="date">
            <text:p>3/11/195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[.E55]/100" office:value-type="float" office:value="0.75" calcext:value-type="float">
            <text:p>0,75</text:p>
          </table:table-cell>
          <table:table-cell table:style-name="ce7" office:value-type="float" office:value="2.71" calcext:value-type="float">
            <text:p>2,71</text:p>
          </table:table-cell>
          <table:table-cell table:formula="of:=LN([.F55]-[.$Q$3])" office:value-type="float" office:value="-1.11545588055228" calcext:value-type="float">
            <text:p>-1,11545588055228</text:p>
          </table:table-cell>
          <table:table-cell table:formula="of:=LN([.G55])" office:value-type="float" office:value="0.99694863489161" calcext:value-type="float">
            <text:p>0,99694863489161</text:p>
          </table:table-cell>
          <table:table-cell table:formula="of:=[.H55]*[.I55]" office:value-type="float" office:value="-1.11205221739841" calcext:value-type="float">
            <text:p>-1,11205221739841</text:p>
          </table:table-cell>
          <table:table-cell table:formula="of:=[.H55]^2" office:value-type="float" office:value="1.24424182145866" calcext:value-type="float">
            <text:p>1,24424182145866</text:p>
          </table:table-cell>
          <table:table-cell table:formula="of:=[.$Q$5]*([.F55]-[.$Q$3])^[.$Q$4]" office:value-type="float" office:value="3.76370239614075" calcext:value-type="float">
            <text:p>3,76370239614075</text:p>
          </table:table-cell>
          <table:table-cell table:formula="of:=LN([.G55])" office:value-type="float" office:value="0.99694863489161" calcext:value-type="float">
            <text:p>0,99694863489161</text:p>
          </table:table-cell>
          <table:table-cell table:formula="of:=LN([.L55])" office:value-type="float" office:value="1.3254031527473" calcext:value-type="float">
            <text:p>1,3254031527473</text:p>
          </table:table-cell>
          <table:table-cell table:formula="of:=([.M55]-[.N55])^2" office:value-type="float" office:value="0.107882370299816" calcext:value-type="float">
            <text:p>0,10788237029981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10-17" calcext:value-type="date">
            <text:p>17/10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[.E56]/100" office:value-type="float" office:value="0.75" calcext:value-type="float">
            <text:p>0,75</text:p>
          </table:table-cell>
          <table:table-cell table:style-name="ce7" office:value-type="float" office:value="2.71" calcext:value-type="float">
            <text:p>2,71</text:p>
          </table:table-cell>
          <table:table-cell table:formula="of:=LN([.F56]-[.$Q$3])" office:value-type="float" office:value="-1.11545588055228" calcext:value-type="float">
            <text:p>-1,11545588055228</text:p>
          </table:table-cell>
          <table:table-cell table:formula="of:=LN([.G56])" office:value-type="float" office:value="0.99694863489161" calcext:value-type="float">
            <text:p>0,99694863489161</text:p>
          </table:table-cell>
          <table:table-cell table:formula="of:=[.H56]*[.I56]" office:value-type="float" office:value="-1.11205221739841" calcext:value-type="float">
            <text:p>-1,11205221739841</text:p>
          </table:table-cell>
          <table:table-cell table:formula="of:=[.H56]^2" office:value-type="float" office:value="1.24424182145866" calcext:value-type="float">
            <text:p>1,24424182145866</text:p>
          </table:table-cell>
          <table:table-cell table:formula="of:=[.$Q$5]*([.F56]-[.$Q$3])^[.$Q$4]" office:value-type="float" office:value="3.76370239614075" calcext:value-type="float">
            <text:p>3,76370239614075</text:p>
          </table:table-cell>
          <table:table-cell table:formula="of:=LN([.G56])" office:value-type="float" office:value="0.99694863489161" calcext:value-type="float">
            <text:p>0,99694863489161</text:p>
          </table:table-cell>
          <table:table-cell table:formula="of:=LN([.L56])" office:value-type="float" office:value="1.3254031527473" calcext:value-type="float">
            <text:p>1,3254031527473</text:p>
          </table:table-cell>
          <table:table-cell table:formula="of:=([.M56]-[.N56])^2" office:value-type="float" office:value="0.107882370299816" calcext:value-type="float">
            <text:p>0,10788237029981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7-11-02" calcext:value-type="date">
            <text:p>2/11/193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[.E57]/100" office:value-type="float" office:value="0.75" calcext:value-type="float">
            <text:p>0,75</text:p>
          </table:table-cell>
          <table:table-cell table:style-name="ce7" office:value-type="float" office:value="4.07" calcext:value-type="float">
            <text:p>4,07</text:p>
          </table:table-cell>
          <table:table-cell table:formula="of:=LN([.F57]-[.$Q$3])" office:value-type="float" office:value="-1.11545588055228" calcext:value-type="float">
            <text:p>-1,11545588055228</text:p>
          </table:table-cell>
          <table:table-cell table:formula="of:=LN([.G57])" office:value-type="float" office:value="1.4036429994545" calcext:value-type="float">
            <text:p>1,4036429994545</text:p>
          </table:table-cell>
          <table:table-cell table:formula="of:=[.H57]*[.I57]" office:value-type="float" office:value="-1.56570183793757" calcext:value-type="float">
            <text:p>-1,56570183793757</text:p>
          </table:table-cell>
          <table:table-cell table:formula="of:=[.H57]^2" office:value-type="float" office:value="1.24424182145866" calcext:value-type="float">
            <text:p>1,24424182145866</text:p>
          </table:table-cell>
          <table:table-cell table:formula="of:=[.$Q$5]*([.F57]-[.$Q$3])^[.$Q$4]" office:value-type="float" office:value="3.76370239614075" calcext:value-type="float">
            <text:p>3,76370239614075</text:p>
          </table:table-cell>
          <table:table-cell table:formula="of:=LN([.G57])" office:value-type="float" office:value="1.4036429994545" calcext:value-type="float">
            <text:p>1,4036429994545</text:p>
          </table:table-cell>
          <table:table-cell table:formula="of:=LN([.L57])" office:value-type="float" office:value="1.3254031527473" calcext:value-type="float">
            <text:p>1,3254031527473</text:p>
          </table:table-cell>
          <table:table-cell table:formula="of:=([.M57]-[.N57])^2" office:value-type="float" office:value="0.00612147361276624" calcext:value-type="float">
            <text:p>0,0061214736127662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7-09-05" calcext:value-type="date">
            <text:p>5/9/193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[.E58]/100" office:value-type="float" office:value="0.75" calcext:value-type="float">
            <text:p>0,75</text:p>
          </table:table-cell>
          <table:table-cell table:style-name="ce7" office:value-type="float" office:value="3.66" calcext:value-type="float">
            <text:p>3,66</text:p>
          </table:table-cell>
          <table:table-cell table:formula="of:=LN([.F58]-[.$Q$3])" office:value-type="float" office:value="-1.11545588055228" calcext:value-type="float">
            <text:p>-1,11545588055228</text:p>
          </table:table-cell>
          <table:table-cell table:formula="of:=LN([.G58])" office:value-type="float" office:value="1.29746314741328" calcext:value-type="float">
            <text:p>1,29746314741328</text:p>
          </table:table-cell>
          <table:table-cell table:formula="of:=[.H58]*[.I58]" office:value-type="float" office:value="-1.44726289758201" calcext:value-type="float">
            <text:p>-1,44726289758201</text:p>
          </table:table-cell>
          <table:table-cell table:formula="of:=[.H58]^2" office:value-type="float" office:value="1.24424182145866" calcext:value-type="float">
            <text:p>1,24424182145866</text:p>
          </table:table-cell>
          <table:table-cell table:formula="of:=[.$Q$5]*([.F58]-[.$Q$3])^[.$Q$4]" office:value-type="float" office:value="3.76370239614075" calcext:value-type="float">
            <text:p>3,76370239614075</text:p>
          </table:table-cell>
          <table:table-cell table:formula="of:=LN([.G58])" office:value-type="float" office:value="1.29746314741328" calcext:value-type="float">
            <text:p>1,29746314741328</text:p>
          </table:table-cell>
          <table:table-cell table:formula="of:=LN([.L58])" office:value-type="float" office:value="1.3254031527473" calcext:value-type="float">
            <text:p>1,3254031527473</text:p>
          </table:table-cell>
          <table:table-cell table:formula="of:=([.M58]-[.N58])^2" office:value-type="float" office:value="0.000780643898065523" calcext:value-type="float">
            <text:p>0,00078064389806552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5-04-22" calcext:value-type="date">
            <text:p>22/4/2015</text:p>
          </table:table-cell>
          <table:table-cell table:style-name="ce3" office:value-type="date" office:date-value="1900-01-01T15:07:00" calcext:value-type="date">
            <text:p>1/1/1900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E59]/100" office:value-type="float" office:value="0.76" calcext:value-type="float">
            <text:p>0,76</text:p>
          </table:table-cell>
          <table:table-cell table:style-name="ce7" office:value-type="float" office:value="4.93" calcext:value-type="float">
            <text:p>4,93</text:p>
          </table:table-cell>
          <table:table-cell table:formula="of:=LN([.F59]-[.$Q$3])" office:value-type="float" office:value="-1.0854024556572" calcext:value-type="float">
            <text:p>-1,0854024556572</text:p>
          </table:table-cell>
          <table:table-cell table:formula="of:=LN([.G59])" office:value-type="float" office:value="1.5953389880546" calcext:value-type="float">
            <text:p>1,5953389880546</text:p>
          </table:table-cell>
          <table:table-cell table:formula="of:=[.H59]*[.I59]" office:value-type="float" office:value="-1.73158485524013" calcext:value-type="float">
            <text:p>-1,73158485524013</text:p>
          </table:table-cell>
          <table:table-cell table:formula="of:=[.H59]^2" office:value-type="float" office:value="1.17809849074667" calcext:value-type="float">
            <text:p>1,17809849074667</text:p>
          </table:table-cell>
          <table:table-cell table:formula="of:=[.$Q$5]*([.F59]-[.$Q$3])^[.$Q$4]" office:value-type="float" office:value="3.92685898603732" calcext:value-type="float">
            <text:p>3,92685898603732</text:p>
          </table:table-cell>
          <table:table-cell table:formula="of:=LN([.G59])" office:value-type="float" office:value="1.5953389880546" calcext:value-type="float">
            <text:p>1,5953389880546</text:p>
          </table:table-cell>
          <table:table-cell table:formula="of:=LN([.L59])" office:value-type="float" office:value="1.36783986612438" calcext:value-type="float">
            <text:p>1,36783986612438</text:p>
          </table:table-cell>
          <table:table-cell table:formula="of:=([.M59]-[.N59])^2" office:value-type="float" office:value="0.0517558504790224" calcext:value-type="float">
            <text:p>0,051755850479022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7-11-17" calcext:value-type="date">
            <text:p>17/11/2007</text:p>
          </table:table-cell>
          <table:table-cell table:style-name="ce3" office:value-type="date" office:date-value="1900-01-01T13:10:00" calcext:value-type="date">
            <text:p>1/1/1900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E60]/100" office:value-type="float" office:value="0.76" calcext:value-type="float">
            <text:p>0,76</text:p>
          </table:table-cell>
          <table:table-cell table:style-name="ce7" office:value-type="float" office:value="4.408" calcext:value-type="float">
            <text:p>4,408</text:p>
          </table:table-cell>
          <table:table-cell table:formula="of:=LN([.F60]-[.$Q$3])" office:value-type="float" office:value="-1.0854024556572" calcext:value-type="float">
            <text:p>-1,0854024556572</text:p>
          </table:table-cell>
          <table:table-cell table:formula="of:=LN([.G60])" office:value-type="float" office:value="1.48342107185061" calcext:value-type="float">
            <text:p>1,48342107185061</text:p>
          </table:table-cell>
          <table:table-cell table:formula="of:=[.H60]*[.I60]" office:value-type="float" office:value="-1.61010887416029" calcext:value-type="float">
            <text:p>-1,61010887416029</text:p>
          </table:table-cell>
          <table:table-cell table:formula="of:=[.H60]^2" office:value-type="float" office:value="1.17809849074667" calcext:value-type="float">
            <text:p>1,17809849074667</text:p>
          </table:table-cell>
          <table:table-cell table:formula="of:=[.$Q$5]*([.F60]-[.$Q$3])^[.$Q$4]" office:value-type="float" office:value="3.92685898603732" calcext:value-type="float">
            <text:p>3,92685898603732</text:p>
          </table:table-cell>
          <table:table-cell table:formula="of:=LN([.G60])" office:value-type="float" office:value="1.48342107185061" calcext:value-type="float">
            <text:p>1,48342107185061</text:p>
          </table:table-cell>
          <table:table-cell table:formula="of:=LN([.L60])" office:value-type="float" office:value="1.36783986612438" calcext:value-type="float">
            <text:p>1,36783986612438</text:p>
          </table:table-cell>
          <table:table-cell table:formula="of:=([.M60]-[.N60])^2" office:value-type="float" office:value="0.0133590151171308" calcext:value-type="float">
            <text:p>0,013359015117130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8-09-05" calcext:value-type="date">
            <text:p>5/9/199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E61]/100" office:value-type="float" office:value="0.76" calcext:value-type="float">
            <text:p>0,76</text:p>
          </table:table-cell>
          <table:table-cell table:style-name="ce7" office:value-type="float" office:value="4" calcext:value-type="float">
            <text:p>4</text:p>
          </table:table-cell>
          <table:table-cell table:formula="of:=LN([.F61]-[.$Q$3])" office:value-type="float" office:value="-1.0854024556572" calcext:value-type="float">
            <text:p>-1,0854024556572</text:p>
          </table:table-cell>
          <table:table-cell table:formula="of:=LN([.G61])" office:value-type="float" office:value="1.38629436111989" calcext:value-type="float">
            <text:p>1,38629436111989</text:p>
          </table:table-cell>
          <table:table-cell table:formula="of:=[.H61]*[.I61]" office:value-type="float" office:value="-1.50468730382325" calcext:value-type="float">
            <text:p>-1,50468730382325</text:p>
          </table:table-cell>
          <table:table-cell table:formula="of:=[.H61]^2" office:value-type="float" office:value="1.17809849074667" calcext:value-type="float">
            <text:p>1,17809849074667</text:p>
          </table:table-cell>
          <table:table-cell table:formula="of:=[.$Q$5]*([.F61]-[.$Q$3])^[.$Q$4]" office:value-type="float" office:value="3.92685898603732" calcext:value-type="float">
            <text:p>3,92685898603732</text:p>
          </table:table-cell>
          <table:table-cell table:formula="of:=LN([.G61])" office:value-type="float" office:value="1.38629436111989" calcext:value-type="float">
            <text:p>1,38629436111989</text:p>
          </table:table-cell>
          <table:table-cell table:formula="of:=LN([.L61])" office:value-type="float" office:value="1.36783986612438" calcext:value-type="float">
            <text:p>1,36783986612438</text:p>
          </table:table-cell>
          <table:table-cell table:formula="of:=([.M61]-[.N61])^2" office:value-type="float" office:value="0.00034056838553948" calcext:value-type="float">
            <text:p>0,0003405683855394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5-08-21" calcext:value-type="date">
            <text:p>21/8/197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E62]/100" office:value-type="float" office:value="0.76" calcext:value-type="float">
            <text:p>0,76</text:p>
          </table:table-cell>
          <table:table-cell table:style-name="ce7" office:value-type="float" office:value="3.73" calcext:value-type="float">
            <text:p>3,73</text:p>
          </table:table-cell>
          <table:table-cell table:formula="of:=LN([.F62]-[.$Q$3])" office:value-type="float" office:value="-1.0854024556572" calcext:value-type="float">
            <text:p>-1,0854024556572</text:p>
          </table:table-cell>
          <table:table-cell table:formula="of:=LN([.G62])" office:value-type="float" office:value="1.31640823365572" calcext:value-type="float">
            <text:p>1,31640823365572</text:p>
          </table:table-cell>
          <table:table-cell table:formula="of:=[.H62]*[.I62]" office:value-type="float" office:value="-1.42883272945727" calcext:value-type="float">
            <text:p>-1,42883272945727</text:p>
          </table:table-cell>
          <table:table-cell table:formula="of:=[.H62]^2" office:value-type="float" office:value="1.17809849074667" calcext:value-type="float">
            <text:p>1,17809849074667</text:p>
          </table:table-cell>
          <table:table-cell table:formula="of:=[.$Q$5]*([.F62]-[.$Q$3])^[.$Q$4]" office:value-type="float" office:value="3.92685898603732" calcext:value-type="float">
            <text:p>3,92685898603732</text:p>
          </table:table-cell>
          <table:table-cell table:formula="of:=LN([.G62])" office:value-type="float" office:value="1.31640823365572" calcext:value-type="float">
            <text:p>1,31640823365572</text:p>
          </table:table-cell>
          <table:table-cell table:formula="of:=LN([.L62])" office:value-type="float" office:value="1.36783986612438" calcext:value-type="float">
            <text:p>1,36783986612438</text:p>
          </table:table-cell>
          <table:table-cell table:formula="of:=([.M62]-[.N62])^2" office:value-type="float" office:value="0.00264521281839047" calcext:value-type="float">
            <text:p>0,0026452128183904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5-10-14" calcext:value-type="date">
            <text:p>14/10/193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E63]/100" office:value-type="float" office:value="0.76" calcext:value-type="float">
            <text:p>0,76</text:p>
          </table:table-cell>
          <table:table-cell table:style-name="ce7" office:value-type="float" office:value="4.19" calcext:value-type="float">
            <text:p>4,19</text:p>
          </table:table-cell>
          <table:table-cell table:formula="of:=LN([.F63]-[.$Q$3])" office:value-type="float" office:value="-1.0854024556572" calcext:value-type="float">
            <text:p>-1,0854024556572</text:p>
          </table:table-cell>
          <table:table-cell table:formula="of:=LN([.G63])" office:value-type="float" office:value="1.43270073393405" calcext:value-type="float">
            <text:p>1,43270073393405</text:p>
          </table:table-cell>
          <table:table-cell table:formula="of:=[.H63]*[.I63]" office:value-type="float" office:value="-1.55505689483388" calcext:value-type="float">
            <text:p>-1,55505689483388</text:p>
          </table:table-cell>
          <table:table-cell table:formula="of:=[.H63]^2" office:value-type="float" office:value="1.17809849074667" calcext:value-type="float">
            <text:p>1,17809849074667</text:p>
          </table:table-cell>
          <table:table-cell table:formula="of:=[.$Q$5]*([.F63]-[.$Q$3])^[.$Q$4]" office:value-type="float" office:value="3.92685898603732" calcext:value-type="float">
            <text:p>3,92685898603732</text:p>
          </table:table-cell>
          <table:table-cell table:formula="of:=LN([.G63])" office:value-type="float" office:value="1.43270073393405" calcext:value-type="float">
            <text:p>1,43270073393405</text:p>
          </table:table-cell>
          <table:table-cell table:formula="of:=LN([.L63])" office:value-type="float" office:value="1.36783986612438" calcext:value-type="float">
            <text:p>1,36783986612438</text:p>
          </table:table-cell>
          <table:table-cell table:formula="of:=([.M63]-[.N63])^2" office:value-type="float" office:value="0.00420693217302358" calcext:value-type="float">
            <text:p>0,0042069321730235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6-09-12" calcext:value-type="date">
            <text:p>12/9/2006</text:p>
          </table:table-cell>
          <table:table-cell table:style-name="ce3" office:value-type="date" office:date-value="1900-01-01T11:45:00" calcext:value-type="date">
            <text:p>1/1/1900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E64]/100" office:value-type="float" office:value="0.77" calcext:value-type="float">
            <text:p>0,77</text:p>
          </table:table-cell>
          <table:table-cell table:style-name="ce7" office:value-type="float" office:value="3.55" calcext:value-type="float">
            <text:p>3,55</text:p>
          </table:table-cell>
          <table:table-cell table:formula="of:=LN([.F64]-[.$Q$3])" office:value-type="float" office:value="-1.05622594879442" calcext:value-type="float">
            <text:p>-1,05622594879442</text:p>
          </table:table-cell>
          <table:table-cell table:formula="of:=LN([.G64])" office:value-type="float" office:value="1.26694760348732" calcext:value-type="float">
            <text:p>1,26694760348732</text:p>
          </table:table-cell>
          <table:table-cell table:formula="of:=[.H64]*[.I64]" office:value-type="float" office:value="-1.33818293456622" calcext:value-type="float">
            <text:p>-1,33818293456622</text:p>
          </table:table-cell>
          <table:table-cell table:formula="of:=[.H64]^2" office:value-type="float" office:value="1.11561325490668" calcext:value-type="float">
            <text:p>1,11561325490668</text:p>
          </table:table-cell>
          <table:table-cell table:formula="of:=[.$Q$5]*([.F64]-[.$Q$3])^[.$Q$4]" office:value-type="float" office:value="4.09201835624951" calcext:value-type="float">
            <text:p>4,09201835624951</text:p>
          </table:table-cell>
          <table:table-cell table:formula="of:=LN([.G64])" office:value-type="float" office:value="1.26694760348732" calcext:value-type="float">
            <text:p>1,26694760348732</text:p>
          </table:table-cell>
          <table:table-cell table:formula="of:=LN([.L64])" office:value-type="float" office:value="1.4090383339663" calcext:value-type="float">
            <text:p>1,4090383339663</text:p>
          </table:table-cell>
          <table:table-cell table:formula="of:=([.M64]-[.N64])^2" office:value-type="float" office:value="0.0201897756880476" calcext:value-type="float">
            <text:p>0,020189775688047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9-08-18" calcext:value-type="date">
            <text:p>18/8/199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65]/100" office:value-type="float" office:value="0.78" calcext:value-type="float">
            <text:p>0,78</text:p>
          </table:table-cell>
          <table:table-cell table:style-name="ce7" office:value-type="float" office:value="3.98" calcext:value-type="float">
            <text:p>3,98</text:p>
          </table:table-cell>
          <table:table-cell table:formula="of:=LN([.F65]-[.$Q$3])" office:value-type="float" office:value="-1.02787663295395" calcext:value-type="float">
            <text:p>-1,02787663295395</text:p>
          </table:table-cell>
          <table:table-cell table:formula="of:=LN([.G65])" office:value-type="float" office:value="1.38128181929635" calcext:value-type="float">
            <text:p>1,38128181929635</text:p>
          </table:table-cell>
          <table:table-cell table:formula="of:=[.H65]*[.I65]" office:value-type="float" office:value="-1.41978730557884" calcext:value-type="float">
            <text:p>-1,41978730557884</text:p>
          </table:table-cell>
          <table:table-cell table:formula="of:=[.H65]^2" office:value-type="float" office:value="1.05653037257275" calcext:value-type="float">
            <text:p>1,05653037257275</text:p>
          </table:table-cell>
          <table:table-cell table:formula="of:=[.$Q$5]*([.F65]-[.$Q$3])^[.$Q$4]" office:value-type="float" office:value="4.25914643538625" calcext:value-type="float">
            <text:p>4,25914643538625</text:p>
          </table:table-cell>
          <table:table-cell table:formula="of:=LN([.G65])" office:value-type="float" office:value="1.38128181929635" calcext:value-type="float">
            <text:p>1,38128181929635</text:p>
          </table:table-cell>
          <table:table-cell table:formula="of:=LN([.L65])" office:value-type="float" office:value="1.44906877292485" calcext:value-type="float">
            <text:p>1,44906877292485</text:p>
          </table:table-cell>
          <table:table-cell table:formula="of:=([.M65]-[.N65])^2" office:value-type="float" office:value="0.00459507108223293" calcext:value-type="float">
            <text:p>0,0045950710822329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6-10-19" calcext:value-type="date">
            <text:p>19/10/197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66]/100" office:value-type="float" office:value="0.78" calcext:value-type="float">
            <text:p>0,78</text:p>
          </table:table-cell>
          <table:table-cell table:style-name="ce7" office:value-type="float" office:value="4.31" calcext:value-type="float">
            <text:p>4,31</text:p>
          </table:table-cell>
          <table:table-cell table:formula="of:=LN([.F66]-[.$Q$3])" office:value-type="float" office:value="-1.02787663295395" calcext:value-type="float">
            <text:p>-1,02787663295395</text:p>
          </table:table-cell>
          <table:table-cell table:formula="of:=LN([.G66])" office:value-type="float" office:value="1.46093790411566" calcext:value-type="float">
            <text:p>1,46093790411566</text:p>
          </table:table-cell>
          <table:table-cell table:formula="of:=[.H66]*[.I66]" office:value-type="float" office:value="-1.50166393383721" calcext:value-type="float">
            <text:p>-1,50166393383721</text:p>
          </table:table-cell>
          <table:table-cell table:formula="of:=[.H66]^2" office:value-type="float" office:value="1.05653037257275" calcext:value-type="float">
            <text:p>1,05653037257275</text:p>
          </table:table-cell>
          <table:table-cell table:formula="of:=[.$Q$5]*([.F66]-[.$Q$3])^[.$Q$4]" office:value-type="float" office:value="4.25914643538625" calcext:value-type="float">
            <text:p>4,25914643538625</text:p>
          </table:table-cell>
          <table:table-cell table:formula="of:=LN([.G66])" office:value-type="float" office:value="1.46093790411566" calcext:value-type="float">
            <text:p>1,46093790411566</text:p>
          </table:table-cell>
          <table:table-cell table:formula="of:=LN([.L66])" office:value-type="float" office:value="1.44906877292485" calcext:value-type="float">
            <text:p>1,44906877292485</text:p>
          </table:table-cell>
          <table:table-cell table:formula="of:=([.M66]-[.N66])^2" office:value-type="float" office:value="0.000140876275224567" calcext:value-type="float">
            <text:p>0,00014087627522456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9-16" calcext:value-type="date">
            <text:p>16/9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67]/100" office:value-type="float" office:value="0.78" calcext:value-type="float">
            <text:p>0,78</text:p>
          </table:table-cell>
          <table:table-cell table:style-name="ce7" office:value-type="float" office:value="4.99" calcext:value-type="float">
            <text:p>4,99</text:p>
          </table:table-cell>
          <table:table-cell table:formula="of:=LN([.F67]-[.$Q$3])" office:value-type="float" office:value="-1.02787663295395" calcext:value-type="float">
            <text:p>-1,02787663295395</text:p>
          </table:table-cell>
          <table:table-cell table:formula="of:=LN([.G67])" office:value-type="float" office:value="1.60743590976343" calcext:value-type="float">
            <text:p>1,60743590976343</text:p>
          </table:table-cell>
          <table:table-cell table:formula="of:=[.H67]*[.I67]" office:value-type="float" office:value="-1.65224581061691" calcext:value-type="float">
            <text:p>-1,65224581061691</text:p>
          </table:table-cell>
          <table:table-cell table:formula="of:=[.H67]^2" office:value-type="float" office:value="1.05653037257275" calcext:value-type="float">
            <text:p>1,05653037257275</text:p>
          </table:table-cell>
          <table:table-cell table:formula="of:=[.$Q$5]*([.F67]-[.$Q$3])^[.$Q$4]" office:value-type="float" office:value="4.25914643538625" calcext:value-type="float">
            <text:p>4,25914643538625</text:p>
          </table:table-cell>
          <table:table-cell table:formula="of:=LN([.G67])" office:value-type="float" office:value="1.60743590976343" calcext:value-type="float">
            <text:p>1,60743590976343</text:p>
          </table:table-cell>
          <table:table-cell table:formula="of:=LN([.L67])" office:value-type="float" office:value="1.44906877292485" calcext:value-type="float">
            <text:p>1,44906877292485</text:p>
          </table:table-cell>
          <table:table-cell table:formula="of:=([.M67]-[.N67])^2" office:value-type="float" office:value="0.0250801500304487" calcext:value-type="float">
            <text:p>0,025080150030448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9-16" calcext:value-type="date">
            <text:p>16/9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68]/100" office:value-type="float" office:value="0.78" calcext:value-type="float">
            <text:p>0,78</text:p>
          </table:table-cell>
          <table:table-cell table:style-name="ce7" office:value-type="float" office:value="4.92" calcext:value-type="float">
            <text:p>4,92</text:p>
          </table:table-cell>
          <table:table-cell table:formula="of:=LN([.F68]-[.$Q$3])" office:value-type="float" office:value="-1.02787663295395" calcext:value-type="float">
            <text:p>-1,02787663295395</text:p>
          </table:table-cell>
          <table:table-cell table:formula="of:=LN([.G68])" office:value-type="float" office:value="1.59330853050422" calcext:value-type="float">
            <text:p>1,59330853050422</text:p>
          </table:table-cell>
          <table:table-cell table:formula="of:=[.H68]*[.I68]" office:value-type="float" office:value="-1.63772460759148" calcext:value-type="float">
            <text:p>-1,63772460759148</text:p>
          </table:table-cell>
          <table:table-cell table:formula="of:=[.H68]^2" office:value-type="float" office:value="1.05653037257275" calcext:value-type="float">
            <text:p>1,05653037257275</text:p>
          </table:table-cell>
          <table:table-cell table:formula="of:=[.$Q$5]*([.F68]-[.$Q$3])^[.$Q$4]" office:value-type="float" office:value="4.25914643538625" calcext:value-type="float">
            <text:p>4,25914643538625</text:p>
          </table:table-cell>
          <table:table-cell table:formula="of:=LN([.G68])" office:value-type="float" office:value="1.59330853050422" calcext:value-type="float">
            <text:p>1,59330853050422</text:p>
          </table:table-cell>
          <table:table-cell table:formula="of:=LN([.L68])" office:value-type="float" office:value="1.44906877292485" calcext:value-type="float">
            <text:p>1,44906877292485</text:p>
          </table:table-cell>
          <table:table-cell table:formula="of:=([.M68]-[.N68])^2" office:value-type="float" office:value="0.0208051076665544" calcext:value-type="float">
            <text:p>0,020805107666554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6-10-19" calcext:value-type="date">
            <text:p>19/10/196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69]/100" office:value-type="float" office:value="0.78" calcext:value-type="float">
            <text:p>0,78</text:p>
          </table:table-cell>
          <table:table-cell table:style-name="ce7" office:value-type="float" office:value="4.45" calcext:value-type="float">
            <text:p>4,45</text:p>
          </table:table-cell>
          <table:table-cell table:formula="of:=LN([.F69]-[.$Q$3])" office:value-type="float" office:value="-1.02787663295395" calcext:value-type="float">
            <text:p>-1,02787663295395</text:p>
          </table:table-cell>
          <table:table-cell table:formula="of:=LN([.G69])" office:value-type="float" office:value="1.49290409617815" calcext:value-type="float">
            <text:p>1,49290409617815</text:p>
          </table:table-cell>
          <table:table-cell table:formula="of:=[.H69]*[.I69]" office:value-type="float" office:value="-1.53452123570276" calcext:value-type="float">
            <text:p>-1,53452123570276</text:p>
          </table:table-cell>
          <table:table-cell table:formula="of:=[.H69]^2" office:value-type="float" office:value="1.05653037257275" calcext:value-type="float">
            <text:p>1,05653037257275</text:p>
          </table:table-cell>
          <table:table-cell table:formula="of:=[.$Q$5]*([.F69]-[.$Q$3])^[.$Q$4]" office:value-type="float" office:value="4.25914643538625" calcext:value-type="float">
            <text:p>4,25914643538625</text:p>
          </table:table-cell>
          <table:table-cell table:formula="of:=LN([.G69])" office:value-type="float" office:value="1.49290409617815" calcext:value-type="float">
            <text:p>1,49290409617815</text:p>
          </table:table-cell>
          <table:table-cell table:formula="of:=LN([.L69])" office:value-type="float" office:value="1.44906877292485" calcext:value-type="float">
            <text:p>1,44906877292485</text:p>
          </table:table-cell>
          <table:table-cell table:formula="of:=([.M69]-[.N69])^2" office:value-type="float" office:value="0.00192153556472118" calcext:value-type="float">
            <text:p>0,0019215355647211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5-06-30" calcext:value-type="date">
            <text:p>30/6/195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70]/100" office:value-type="float" office:value="0.78" calcext:value-type="float">
            <text:p>0,78</text:p>
          </table:table-cell>
          <table:table-cell table:style-name="ce7" office:value-type="float" office:value="3.51" calcext:value-type="float">
            <text:p>3,51</text:p>
          </table:table-cell>
          <table:table-cell table:formula="of:=LN([.F70]-[.$Q$3])" office:value-type="float" office:value="-1.02787663295395" calcext:value-type="float">
            <text:p>-1,02787663295395</text:p>
          </table:table-cell>
          <table:table-cell table:formula="of:=LN([.G70])" office:value-type="float" office:value="1.25561603747777" calcext:value-type="float">
            <text:p>1,25561603747777</text:p>
          </table:table-cell>
          <table:table-cell table:formula="of:=[.H70]*[.I70]" office:value-type="float" office:value="-1.29061838488564" calcext:value-type="float">
            <text:p>-1,29061838488564</text:p>
          </table:table-cell>
          <table:table-cell table:formula="of:=[.H70]^2" office:value-type="float" office:value="1.05653037257275" calcext:value-type="float">
            <text:p>1,05653037257275</text:p>
          </table:table-cell>
          <table:table-cell table:formula="of:=[.$Q$5]*([.F70]-[.$Q$3])^[.$Q$4]" office:value-type="float" office:value="4.25914643538625" calcext:value-type="float">
            <text:p>4,25914643538625</text:p>
          </table:table-cell>
          <table:table-cell table:formula="of:=LN([.G70])" office:value-type="float" office:value="1.25561603747777" calcext:value-type="float">
            <text:p>1,25561603747777</text:p>
          </table:table-cell>
          <table:table-cell table:formula="of:=LN([.L70])" office:value-type="float" office:value="1.44906877292485" calcext:value-type="float">
            <text:p>1,44906877292485</text:p>
          </table:table-cell>
          <table:table-cell table:formula="of:=([.M70]-[.N70])^2" office:value-type="float" office:value="0.0374239608519563" calcext:value-type="float">
            <text:p>0,037423960851956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5-06-30" calcext:value-type="date">
            <text:p>30/6/195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71]/100" office:value-type="float" office:value="0.78" calcext:value-type="float">
            <text:p>0,78</text:p>
          </table:table-cell>
          <table:table-cell table:style-name="ce7" office:value-type="float" office:value="3.58" calcext:value-type="float">
            <text:p>3,58</text:p>
          </table:table-cell>
          <table:table-cell table:formula="of:=LN([.F71]-[.$Q$3])" office:value-type="float" office:value="-1.02787663295395" calcext:value-type="float">
            <text:p>-1,02787663295395</text:p>
          </table:table-cell>
          <table:table-cell table:formula="of:=LN([.G71])" office:value-type="float" office:value="1.27536280041261" calcext:value-type="float">
            <text:p>1,27536280041261</text:p>
          </table:table-cell>
          <table:table-cell table:formula="of:=[.H71]*[.I71]" office:value-type="float" office:value="-1.31091562108284" calcext:value-type="float">
            <text:p>-1,31091562108284</text:p>
          </table:table-cell>
          <table:table-cell table:formula="of:=[.H71]^2" office:value-type="float" office:value="1.05653037257275" calcext:value-type="float">
            <text:p>1,05653037257275</text:p>
          </table:table-cell>
          <table:table-cell table:formula="of:=[.$Q$5]*([.F71]-[.$Q$3])^[.$Q$4]" office:value-type="float" office:value="4.25914643538625" calcext:value-type="float">
            <text:p>4,25914643538625</text:p>
          </table:table-cell>
          <table:table-cell table:formula="of:=LN([.G71])" office:value-type="float" office:value="1.27536280041261" calcext:value-type="float">
            <text:p>1,27536280041261</text:p>
          </table:table-cell>
          <table:table-cell table:formula="of:=LN([.L71])" office:value-type="float" office:value="1.44906877292485" calcext:value-type="float">
            <text:p>1,44906877292485</text:p>
          </table:table-cell>
          <table:table-cell table:formula="of:=([.M71]-[.N71])^2" office:value-type="float" office:value="0.0301737648864235" calcext:value-type="float">
            <text:p>0,030173764886423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5-06-30" calcext:value-type="date">
            <text:p>30/6/195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72]/100" office:value-type="float" office:value="0.78" calcext:value-type="float">
            <text:p>0,78</text:p>
          </table:table-cell>
          <table:table-cell table:style-name="ce7" office:value-type="float" office:value="3.51" calcext:value-type="float">
            <text:p>3,51</text:p>
          </table:table-cell>
          <table:table-cell table:formula="of:=LN([.F72]-[.$Q$3])" office:value-type="float" office:value="-1.02787663295395" calcext:value-type="float">
            <text:p>-1,02787663295395</text:p>
          </table:table-cell>
          <table:table-cell table:formula="of:=LN([.G72])" office:value-type="float" office:value="1.25561603747777" calcext:value-type="float">
            <text:p>1,25561603747777</text:p>
          </table:table-cell>
          <table:table-cell table:formula="of:=[.H72]*[.I72]" office:value-type="float" office:value="-1.29061838488564" calcext:value-type="float">
            <text:p>-1,29061838488564</text:p>
          </table:table-cell>
          <table:table-cell table:formula="of:=[.H72]^2" office:value-type="float" office:value="1.05653037257275" calcext:value-type="float">
            <text:p>1,05653037257275</text:p>
          </table:table-cell>
          <table:table-cell table:formula="of:=[.$Q$5]*([.F72]-[.$Q$3])^[.$Q$4]" office:value-type="float" office:value="4.25914643538625" calcext:value-type="float">
            <text:p>4,25914643538625</text:p>
          </table:table-cell>
          <table:table-cell table:formula="of:=LN([.G72])" office:value-type="float" office:value="1.25561603747777" calcext:value-type="float">
            <text:p>1,25561603747777</text:p>
          </table:table-cell>
          <table:table-cell table:formula="of:=LN([.L72])" office:value-type="float" office:value="1.44906877292485" calcext:value-type="float">
            <text:p>1,44906877292485</text:p>
          </table:table-cell>
          <table:table-cell table:formula="of:=([.M72]-[.N72])^2" office:value-type="float" office:value="0.0374239608519563" calcext:value-type="float">
            <text:p>0,037423960851956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0-10-09" calcext:value-type="date">
            <text:p>9/10/195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73]/100" office:value-type="float" office:value="0.78" calcext:value-type="float">
            <text:p>0,78</text:p>
          </table:table-cell>
          <table:table-cell table:style-name="ce7" office:value-type="float" office:value="4.44" calcext:value-type="float">
            <text:p>4,44</text:p>
          </table:table-cell>
          <table:table-cell table:formula="of:=LN([.F73]-[.$Q$3])" office:value-type="float" office:value="-1.02787663295395" calcext:value-type="float">
            <text:p>-1,02787663295395</text:p>
          </table:table-cell>
          <table:table-cell table:formula="of:=LN([.G73])" office:value-type="float" office:value="1.49065437644413" calcext:value-type="float">
            <text:p>1,49065437644413</text:p>
          </table:table-cell>
          <table:table-cell table:formula="of:=[.H73]*[.I73]" office:value-type="float" office:value="-1.53220880135747" calcext:value-type="float">
            <text:p>-1,53220880135747</text:p>
          </table:table-cell>
          <table:table-cell table:formula="of:=[.H73]^2" office:value-type="float" office:value="1.05653037257275" calcext:value-type="float">
            <text:p>1,05653037257275</text:p>
          </table:table-cell>
          <table:table-cell table:formula="of:=[.$Q$5]*([.F73]-[.$Q$3])^[.$Q$4]" office:value-type="float" office:value="4.25914643538625" calcext:value-type="float">
            <text:p>4,25914643538625</text:p>
          </table:table-cell>
          <table:table-cell table:formula="of:=LN([.G73])" office:value-type="float" office:value="1.49065437644413" calcext:value-type="float">
            <text:p>1,49065437644413</text:p>
          </table:table-cell>
          <table:table-cell table:formula="of:=LN([.L73])" office:value-type="float" office:value="1.44906877292485" calcext:value-type="float">
            <text:p>1,44906877292485</text:p>
          </table:table-cell>
          <table:table-cell table:formula="of:=([.M73]-[.N73])^2" office:value-type="float" office:value="0.00172936242006304" calcext:value-type="float">
            <text:p>0,0017293624200630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0-10-09" calcext:value-type="date">
            <text:p>9/10/195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74]/100" office:value-type="float" office:value="0.78" calcext:value-type="float">
            <text:p>0,78</text:p>
          </table:table-cell>
          <table:table-cell table:style-name="ce7" office:value-type="float" office:value="3.75" calcext:value-type="float">
            <text:p>3,75</text:p>
          </table:table-cell>
          <table:table-cell table:formula="of:=LN([.F74]-[.$Q$3])" office:value-type="float" office:value="-1.02787663295395" calcext:value-type="float">
            <text:p>-1,02787663295395</text:p>
          </table:table-cell>
          <table:table-cell table:formula="of:=LN([.G74])" office:value-type="float" office:value="1.32175583998232" calcext:value-type="float">
            <text:p>1,32175583998232</text:p>
          </table:table-cell>
          <table:table-cell table:formula="of:=[.H74]*[.I74]" office:value-type="float" office:value="-1.35860194238825" calcext:value-type="float">
            <text:p>-1,35860194238825</text:p>
          </table:table-cell>
          <table:table-cell table:formula="of:=[.H74]^2" office:value-type="float" office:value="1.05653037257275" calcext:value-type="float">
            <text:p>1,05653037257275</text:p>
          </table:table-cell>
          <table:table-cell table:formula="of:=[.$Q$5]*([.F74]-[.$Q$3])^[.$Q$4]" office:value-type="float" office:value="4.25914643538625" calcext:value-type="float">
            <text:p>4,25914643538625</text:p>
          </table:table-cell>
          <table:table-cell table:formula="of:=LN([.G74])" office:value-type="float" office:value="1.32175583998232" calcext:value-type="float">
            <text:p>1,32175583998232</text:p>
          </table:table-cell>
          <table:table-cell table:formula="of:=LN([.L74])" office:value-type="float" office:value="1.44906877292485" calcext:value-type="float">
            <text:p>1,44906877292485</text:p>
          </table:table-cell>
          <table:table-cell table:formula="of:=([.M74]-[.N74])^2" office:value-type="float" office:value="0.0162085828944293" calcext:value-type="float">
            <text:p>0,016208582894429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0-10-09" calcext:value-type="date">
            <text:p>9/10/195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75]/100" office:value-type="float" office:value="0.78" calcext:value-type="float">
            <text:p>0,78</text:p>
          </table:table-cell>
          <table:table-cell table:style-name="ce7" office:value-type="float" office:value="4.3" calcext:value-type="float">
            <text:p>4,3</text:p>
          </table:table-cell>
          <table:table-cell table:formula="of:=LN([.F75]-[.$Q$3])" office:value-type="float" office:value="-1.02787663295395" calcext:value-type="float">
            <text:p>-1,02787663295395</text:p>
          </table:table-cell>
          <table:table-cell table:formula="of:=LN([.G75])" office:value-type="float" office:value="1.45861502269952" calcext:value-type="float">
            <text:p>1,45861502269952</text:p>
          </table:table-cell>
          <table:table-cell table:formula="of:=[.H75]*[.I75]" office:value-type="float" office:value="-1.49927629830843" calcext:value-type="float">
            <text:p>-1,49927629830843</text:p>
          </table:table-cell>
          <table:table-cell table:formula="of:=[.H75]^2" office:value-type="float" office:value="1.05653037257275" calcext:value-type="float">
            <text:p>1,05653037257275</text:p>
          </table:table-cell>
          <table:table-cell table:formula="of:=[.$Q$5]*([.F75]-[.$Q$3])^[.$Q$4]" office:value-type="float" office:value="4.25914643538625" calcext:value-type="float">
            <text:p>4,25914643538625</text:p>
          </table:table-cell>
          <table:table-cell table:formula="of:=LN([.G75])" office:value-type="float" office:value="1.45861502269952" calcext:value-type="float">
            <text:p>1,45861502269952</text:p>
          </table:table-cell>
          <table:table-cell table:formula="of:=LN([.L75])" office:value-type="float" office:value="1.44906877292485" calcext:value-type="float">
            <text:p>1,44906877292485</text:p>
          </table:table-cell>
          <table:table-cell table:formula="of:=([.M75]-[.N75])^2" office:value-type="float" office:value="0.0000911308847603213" calcext:value-type="float">
            <text:p>9,11308847603213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0-10-09" calcext:value-type="date">
            <text:p>9/10/195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E76]/100" office:value-type="float" office:value="0.78" calcext:value-type="float">
            <text:p>0,78</text:p>
          </table:table-cell>
          <table:table-cell table:style-name="ce7" office:value-type="float" office:value="4.36" calcext:value-type="float">
            <text:p>4,36</text:p>
          </table:table-cell>
          <table:table-cell table:formula="of:=LN([.F76]-[.$Q$3])" office:value-type="float" office:value="-1.02787663295395" calcext:value-type="float">
            <text:p>-1,02787663295395</text:p>
          </table:table-cell>
          <table:table-cell table:formula="of:=LN([.G76])" office:value-type="float" office:value="1.47247205736094" calcext:value-type="float">
            <text:p>1,47247205736094</text:p>
          </table:table-cell>
          <table:table-cell table:formula="of:=[.H76]*[.I76]" office:value-type="float" office:value="-1.51351962043895" calcext:value-type="float">
            <text:p>-1,51351962043895</text:p>
          </table:table-cell>
          <table:table-cell table:formula="of:=[.H76]^2" office:value-type="float" office:value="1.05653037257275" calcext:value-type="float">
            <text:p>1,05653037257275</text:p>
          </table:table-cell>
          <table:table-cell table:formula="of:=[.$Q$5]*([.F76]-[.$Q$3])^[.$Q$4]" office:value-type="float" office:value="4.25914643538625" calcext:value-type="float">
            <text:p>4,25914643538625</text:p>
          </table:table-cell>
          <table:table-cell table:formula="of:=LN([.G76])" office:value-type="float" office:value="1.47247205736094" calcext:value-type="float">
            <text:p>1,47247205736094</text:p>
          </table:table-cell>
          <table:table-cell table:formula="of:=LN([.L76])" office:value-type="float" office:value="1.44906877292485" calcext:value-type="float">
            <text:p>1,44906877292485</text:p>
          </table:table-cell>
          <table:table-cell table:formula="of:=([.M76]-[.N76])^2" office:value-type="float" office:value="0.000547713722396671" calcext:value-type="float">
            <text:p>0,00054771372239667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0-11-08" calcext:value-type="date">
            <text:p>8/11/199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float" office:value="79" calcext:value-type="float">
            <text:p>79</text:p>
          </table:table-cell>
          <table:table-cell table:style-name="ce7" table:formula="of:=[.E77]/100" office:value-type="float" office:value="0.79" calcext:value-type="float">
            <text:p>0,79</text:p>
          </table:table-cell>
          <table:table-cell table:style-name="ce7" office:value-type="float" office:value="4.04" calcext:value-type="float">
            <text:p>4,04</text:p>
          </table:table-cell>
          <table:table-cell table:formula="of:=LN([.F77]-[.$Q$3])" office:value-type="float" office:value="-1.00030889453684" calcext:value-type="float">
            <text:p>-1,00030889453684</text:p>
          </table:table-cell>
          <table:table-cell table:formula="of:=LN([.G77])" office:value-type="float" office:value="1.39624469197306" calcext:value-type="float">
            <text:p>1,39624469197306</text:p>
          </table:table-cell>
          <table:table-cell table:formula="of:=[.H77]*[.I77]" office:value-type="float" office:value="-1.39667598433051" calcext:value-type="float">
            <text:p>-1,39667598433051</text:p>
          </table:table-cell>
          <table:table-cell table:formula="of:=[.H77]^2" office:value-type="float" office:value="1.00061788448952" calcext:value-type="float">
            <text:p>1,00061788448952</text:p>
          </table:table-cell>
          <table:table-cell table:formula="of:=[.$Q$5]*([.F77]-[.$Q$3])^[.$Q$4]" office:value-type="float" office:value="4.42821067372768" calcext:value-type="float">
            <text:p>4,42821067372768</text:p>
          </table:table-cell>
          <table:table-cell table:formula="of:=LN([.G77])" office:value-type="float" office:value="1.39624469197306" calcext:value-type="float">
            <text:p>1,39624469197306</text:p>
          </table:table-cell>
          <table:table-cell table:formula="of:=LN([.L77])" office:value-type="float" office:value="1.48799559134056" calcext:value-type="float">
            <text:p>1,48799559134056</text:p>
          </table:table-cell>
          <table:table-cell table:formula="of:=([.M77]-[.N77])^2" office:value-type="float" office:value="0.00841822753474451" calcext:value-type="float">
            <text:p>0,0084182275347445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6-10-18" calcext:value-type="date">
            <text:p>18/10/196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float" office:value="79" calcext:value-type="float">
            <text:p>79</text:p>
          </table:table-cell>
          <table:table-cell table:style-name="ce7" table:formula="of:=[.E78]/100" office:value-type="float" office:value="0.79" calcext:value-type="float">
            <text:p>0,79</text:p>
          </table:table-cell>
          <table:table-cell table:style-name="ce7" office:value-type="float" office:value="4.09" calcext:value-type="float">
            <text:p>4,09</text:p>
          </table:table-cell>
          <table:table-cell table:formula="of:=LN([.F78]-[.$Q$3])" office:value-type="float" office:value="-1.00030889453684" calcext:value-type="float">
            <text:p>-1,00030889453684</text:p>
          </table:table-cell>
          <table:table-cell table:formula="of:=LN([.G78])" office:value-type="float" office:value="1.40854497005471" calcext:value-type="float">
            <text:p>1,40854497005471</text:p>
          </table:table-cell>
          <table:table-cell table:formula="of:=[.H78]*[.I78]" office:value-type="float" office:value="-1.40898006190086" calcext:value-type="float">
            <text:p>-1,40898006190086</text:p>
          </table:table-cell>
          <table:table-cell table:formula="of:=[.H78]^2" office:value-type="float" office:value="1.00061788448952" calcext:value-type="float">
            <text:p>1,00061788448952</text:p>
          </table:table-cell>
          <table:table-cell table:formula="of:=[.$Q$5]*([.F78]-[.$Q$3])^[.$Q$4]" office:value-type="float" office:value="4.42821067372768" calcext:value-type="float">
            <text:p>4,42821067372768</text:p>
          </table:table-cell>
          <table:table-cell table:formula="of:=LN([.G78])" office:value-type="float" office:value="1.40854497005471" calcext:value-type="float">
            <text:p>1,40854497005471</text:p>
          </table:table-cell>
          <table:table-cell table:formula="of:=LN([.L78])" office:value-type="float" office:value="1.48799559134056" calcext:value-type="float">
            <text:p>1,48799559134056</text:p>
          </table:table-cell>
          <table:table-cell table:formula="of:=([.M78]-[.N78])^2" office:value-type="float" office:value="0.00631240122270677" calcext:value-type="float">
            <text:p>0,0063124012227067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4-08-26" calcext:value-type="date">
            <text:p>26/8/196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float" office:value="79" calcext:value-type="float">
            <text:p>79</text:p>
          </table:table-cell>
          <table:table-cell table:style-name="ce7" table:formula="of:=[.E79]/100" office:value-type="float" office:value="0.79" calcext:value-type="float">
            <text:p>0,79</text:p>
          </table:table-cell>
          <table:table-cell table:style-name="ce7" office:value-type="float" office:value="4.35" calcext:value-type="float">
            <text:p>4,35</text:p>
          </table:table-cell>
          <table:table-cell table:formula="of:=LN([.F79]-[.$Q$3])" office:value-type="float" office:value="-1.00030889453684" calcext:value-type="float">
            <text:p>-1,00030889453684</text:p>
          </table:table-cell>
          <table:table-cell table:formula="of:=LN([.G79])" office:value-type="float" office:value="1.47017584510059" calcext:value-type="float">
            <text:p>1,47017584510059</text:p>
          </table:table-cell>
          <table:table-cell table:formula="of:=[.H79]*[.I79]" office:value-type="float" office:value="-1.47062997438734" calcext:value-type="float">
            <text:p>-1,47062997438734</text:p>
          </table:table-cell>
          <table:table-cell table:formula="of:=[.H79]^2" office:value-type="float" office:value="1.00061788448952" calcext:value-type="float">
            <text:p>1,00061788448952</text:p>
          </table:table-cell>
          <table:table-cell table:formula="of:=[.$Q$5]*([.F79]-[.$Q$3])^[.$Q$4]" office:value-type="float" office:value="4.42821067372768" calcext:value-type="float">
            <text:p>4,42821067372768</text:p>
          </table:table-cell>
          <table:table-cell table:formula="of:=LN([.G79])" office:value-type="float" office:value="1.47017584510059" calcext:value-type="float">
            <text:p>1,47017584510059</text:p>
          </table:table-cell>
          <table:table-cell table:formula="of:=LN([.L79])" office:value-type="float" office:value="1.48799559134056" calcext:value-type="float">
            <text:p>1,48799559134056</text:p>
          </table:table-cell>
          <table:table-cell table:formula="of:=([.M79]-[.N79])^2" office:value-type="float" office:value="0.000317543356056666" calcext:value-type="float">
            <text:p>0,00031754335605666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4-08-26" calcext:value-type="date">
            <text:p>26/8/196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float" office:value="79" calcext:value-type="float">
            <text:p>79</text:p>
          </table:table-cell>
          <table:table-cell table:style-name="ce7" table:formula="of:=[.E80]/100" office:value-type="float" office:value="0.79" calcext:value-type="float">
            <text:p>0,79</text:p>
          </table:table-cell>
          <table:table-cell table:style-name="ce7" office:value-type="float" office:value="4.25" calcext:value-type="float">
            <text:p>4,25</text:p>
          </table:table-cell>
          <table:table-cell table:formula="of:=LN([.F80]-[.$Q$3])" office:value-type="float" office:value="-1.00030889453684" calcext:value-type="float">
            <text:p>-1,00030889453684</text:p>
          </table:table-cell>
          <table:table-cell table:formula="of:=LN([.G80])" office:value-type="float" office:value="1.44691898293633" calcext:value-type="float">
            <text:p>1,44691898293633</text:p>
          </table:table-cell>
          <table:table-cell table:formula="of:=[.H80]*[.I80]" office:value-type="float" office:value="-1.44736592830541" calcext:value-type="float">
            <text:p>-1,44736592830541</text:p>
          </table:table-cell>
          <table:table-cell table:formula="of:=[.H80]^2" office:value-type="float" office:value="1.00061788448952" calcext:value-type="float">
            <text:p>1,00061788448952</text:p>
          </table:table-cell>
          <table:table-cell table:formula="of:=[.$Q$5]*([.F80]-[.$Q$3])^[.$Q$4]" office:value-type="float" office:value="4.42821067372768" calcext:value-type="float">
            <text:p>4,42821067372768</text:p>
          </table:table-cell>
          <table:table-cell table:formula="of:=LN([.G80])" office:value-type="float" office:value="1.44691898293633" calcext:value-type="float">
            <text:p>1,44691898293633</text:p>
          </table:table-cell>
          <table:table-cell table:formula="of:=LN([.L80])" office:value-type="float" office:value="1.48799559134056" calcext:value-type="float">
            <text:p>1,48799559134056</text:p>
          </table:table-cell>
          <table:table-cell table:formula="of:=([.M80]-[.N80])^2" office:value-type="float" office:value="0.00168728775799446" calcext:value-type="float">
            <text:p>0,0016872877579944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3-07-22" calcext:value-type="date">
            <text:p>22/7/196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float" office:value="79" calcext:value-type="float">
            <text:p>79</text:p>
          </table:table-cell>
          <table:table-cell table:style-name="ce7" table:formula="of:=[.E81]/100" office:value-type="float" office:value="0.79" calcext:value-type="float">
            <text:p>0,79</text:p>
          </table:table-cell>
          <table:table-cell table:style-name="ce7" office:value-type="float" office:value="2.49" calcext:value-type="float">
            <text:p>2,49</text:p>
          </table:table-cell>
          <table:table-cell table:formula="of:=LN([.F81]-[.$Q$3])" office:value-type="float" office:value="-1.00030889453684" calcext:value-type="float">
            <text:p>-1,00030889453684</text:p>
          </table:table-cell>
          <table:table-cell table:formula="of:=LN([.G81])" office:value-type="float" office:value="0.912282710476616" calcext:value-type="float">
            <text:p>0,912282710476616</text:p>
          </table:table-cell>
          <table:table-cell table:formula="of:=[.H81]*[.I81]" office:value-type="float" office:value="-0.912564509621939" calcext:value-type="float">
            <text:p>-0,912564509621939</text:p>
          </table:table-cell>
          <table:table-cell table:formula="of:=[.H81]^2" office:value-type="float" office:value="1.00061788448952" calcext:value-type="float">
            <text:p>1,00061788448952</text:p>
          </table:table-cell>
          <table:table-cell table:formula="of:=[.$Q$5]*([.F81]-[.$Q$3])^[.$Q$4]" office:value-type="float" office:value="4.42821067372768" calcext:value-type="float">
            <text:p>4,42821067372768</text:p>
          </table:table-cell>
          <table:table-cell table:formula="of:=LN([.G81])" office:value-type="float" office:value="0.912282710476616" calcext:value-type="float">
            <text:p>0,912282710476616</text:p>
          </table:table-cell>
          <table:table-cell table:formula="of:=LN([.L81])" office:value-type="float" office:value="1.48799559134056" calcext:value-type="float">
            <text:p>1,48799559134056</text:p>
          </table:table-cell>
          <table:table-cell table:formula="of:=([.M81]-[.N81])^2" office:value-type="float" office:value="0.331445321192656" calcext:value-type="float">
            <text:p>0,33144532119265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1-07-18" calcext:value-type="date">
            <text:p>18/7/195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float" office:value="79" calcext:value-type="float">
            <text:p>79</text:p>
          </table:table-cell>
          <table:table-cell table:style-name="ce7" table:formula="of:=[.E82]/100" office:value-type="float" office:value="0.79" calcext:value-type="float">
            <text:p>0,79</text:p>
          </table:table-cell>
          <table:table-cell table:style-name="ce7" office:value-type="float" office:value="4.45" calcext:value-type="float">
            <text:p>4,45</text:p>
          </table:table-cell>
          <table:table-cell table:formula="of:=LN([.F82]-[.$Q$3])" office:value-type="float" office:value="-1.00030889453684" calcext:value-type="float">
            <text:p>-1,00030889453684</text:p>
          </table:table-cell>
          <table:table-cell table:formula="of:=LN([.G82])" office:value-type="float" office:value="1.49290409617815" calcext:value-type="float">
            <text:p>1,49290409617815</text:p>
          </table:table-cell>
          <table:table-cell table:formula="of:=[.H82]*[.I82]" office:value-type="float" office:value="-1.49336524609749" calcext:value-type="float">
            <text:p>-1,49336524609749</text:p>
          </table:table-cell>
          <table:table-cell table:formula="of:=[.H82]^2" office:value-type="float" office:value="1.00061788448952" calcext:value-type="float">
            <text:p>1,00061788448952</text:p>
          </table:table-cell>
          <table:table-cell table:formula="of:=[.$Q$5]*([.F82]-[.$Q$3])^[.$Q$4]" office:value-type="float" office:value="4.42821067372768" calcext:value-type="float">
            <text:p>4,42821067372768</text:p>
          </table:table-cell>
          <table:table-cell table:formula="of:=LN([.G82])" office:value-type="float" office:value="1.49290409617815" calcext:value-type="float">
            <text:p>1,49290409617815</text:p>
          </table:table-cell>
          <table:table-cell table:formula="of:=LN([.L82])" office:value-type="float" office:value="1.48799559134056" calcext:value-type="float">
            <text:p>1,48799559134056</text:p>
          </table:table-cell>
          <table:table-cell table:formula="of:=([.M82]-[.N82])^2" office:value-type="float" office:value="0.000024093419740678" calcext:value-type="float">
            <text:p>2,4093419740678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9-07-24" calcext:value-type="date">
            <text:p>24/7/193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79" calcext:value-type="float">
            <text:p>79</text:p>
          </table:table-cell>
          <table:table-cell table:style-name="ce7" table:formula="of:=[.E83]/100" office:value-type="float" office:value="0.79" calcext:value-type="float">
            <text:p>0,79</text:p>
          </table:table-cell>
          <table:table-cell table:style-name="ce7" office:value-type="float" office:value="4.86" calcext:value-type="float">
            <text:p>4,86</text:p>
          </table:table-cell>
          <table:table-cell table:formula="of:=LN([.F83]-[.$Q$3])" office:value-type="float" office:value="-1.00030889453684" calcext:value-type="float">
            <text:p>-1,00030889453684</text:p>
          </table:table-cell>
          <table:table-cell table:formula="of:=LN([.G83])" office:value-type="float" office:value="1.5810384379124" calcext:value-type="float">
            <text:p>1,5810384379124</text:p>
          </table:table-cell>
          <table:table-cell table:formula="of:=[.H83]*[.I83]" office:value-type="float" office:value="-1.58152681204841" calcext:value-type="float">
            <text:p>-1,58152681204841</text:p>
          </table:table-cell>
          <table:table-cell table:formula="of:=[.H83]^2" office:value-type="float" office:value="1.00061788448952" calcext:value-type="float">
            <text:p>1,00061788448952</text:p>
          </table:table-cell>
          <table:table-cell table:formula="of:=[.$Q$5]*([.F83]-[.$Q$3])^[.$Q$4]" office:value-type="float" office:value="4.42821067372768" calcext:value-type="float">
            <text:p>4,42821067372768</text:p>
          </table:table-cell>
          <table:table-cell table:formula="of:=LN([.G83])" office:value-type="float" office:value="1.5810384379124" calcext:value-type="float">
            <text:p>1,5810384379124</text:p>
          </table:table-cell>
          <table:table-cell table:formula="of:=LN([.L83])" office:value-type="float" office:value="1.48799559134056" calcext:value-type="float">
            <text:p>1,48799559134056</text:p>
          </table:table-cell>
          <table:table-cell table:formula="of:=([.M83]-[.N83])^2" office:value-type="float" office:value="0.00865697129819229" calcext:value-type="float">
            <text:p>0,0086569712981922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4-10-23" calcext:value-type="date">
            <text:p>23/10/2004</text:p>
          </table:table-cell>
          <table:table-cell table:style-name="ce3" office:value-type="date" office:date-value="1900-01-01T14:30:00" calcext:value-type="date">
            <text:p>1/1/1900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float" office:value="80" calcext:value-type="float">
            <text:p>80</text:p>
          </table:table-cell>
          <table:table-cell table:style-name="ce7" table:formula="of:=[.E84]/100" office:value-type="float" office:value="0.8" calcext:value-type="float">
            <text:p>0,8</text:p>
          </table:table-cell>
          <table:table-cell table:style-name="ce7" office:value-type="float" office:value="3.73" calcext:value-type="float">
            <text:p>3,73</text:p>
          </table:table-cell>
          <table:table-cell table:formula="of:=LN([.F84]-[.$Q$3])" office:value-type="float" office:value="-0.973480791821536" calcext:value-type="float">
            <text:p>-0,973480791821536</text:p>
          </table:table-cell>
          <table:table-cell table:formula="of:=LN([.G84])" office:value-type="float" office:value="1.31640823365572" calcext:value-type="float">
            <text:p>1,31640823365572</text:p>
          </table:table-cell>
          <table:table-cell table:formula="of:=[.H84]*[.I84]" office:value-type="float" office:value="-1.28149812965956" calcext:value-type="float">
            <text:p>-1,28149812965956</text:p>
          </table:table-cell>
          <table:table-cell table:formula="of:=[.H84]^2" office:value-type="float" office:value="0.947664852045484" calcext:value-type="float">
            <text:p>0,947664852045484</text:p>
          </table:table-cell>
          <table:table-cell table:formula="of:=[.$Q$5]*([.F84]-[.$Q$3])^[.$Q$4]" office:value-type="float" office:value="4.59917993548209" calcext:value-type="float">
            <text:p>4,59917993548209</text:p>
          </table:table-cell>
          <table:table-cell table:formula="of:=LN([.G84])" office:value-type="float" office:value="1.31640823365572" calcext:value-type="float">
            <text:p>1,31640823365572</text:p>
          </table:table-cell>
          <table:table-cell table:formula="of:=LN([.L84])" office:value-type="float" office:value="1.52587801270699" calcext:value-type="float">
            <text:p>1,52587801270699</text:p>
          </table:table-cell>
          <table:table-cell table:formula="of:=([.M84]-[.N84])^2" office:value-type="float" office:value="0.0438775883357877" calcext:value-type="float">
            <text:p>0,043877588335787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1-07-14" calcext:value-type="date">
            <text:p>14/7/2001</text:p>
          </table:table-cell>
          <table:table-cell table:style-name="ce3" office:value-type="date" office:date-value="1900-01-01T10:30:00" calcext:value-type="date">
            <text:p>1/1/1900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float" office:value="80" calcext:value-type="float">
            <text:p>80</text:p>
          </table:table-cell>
          <table:table-cell table:style-name="ce7" table:formula="of:=[.E85]/100" office:value-type="float" office:value="0.8" calcext:value-type="float">
            <text:p>0,8</text:p>
          </table:table-cell>
          <table:table-cell table:style-name="ce7" office:value-type="float" office:value="4.34" calcext:value-type="float">
            <text:p>4,34</text:p>
          </table:table-cell>
          <table:table-cell table:formula="of:=LN([.F85]-[.$Q$3])" office:value-type="float" office:value="-0.973480791821536" calcext:value-type="float">
            <text:p>-0,973480791821536</text:p>
          </table:table-cell>
          <table:table-cell table:formula="of:=LN([.G85])" office:value-type="float" office:value="1.46787434811231" calcext:value-type="float">
            <text:p>1,46787434811231</text:p>
          </table:table-cell>
          <table:table-cell table:formula="of:=[.H85]*[.I85]" office:value-type="float" office:value="-1.4289474826949" calcext:value-type="float">
            <text:p>-1,4289474826949</text:p>
          </table:table-cell>
          <table:table-cell table:formula="of:=[.H85]^2" office:value-type="float" office:value="0.947664852045484" calcext:value-type="float">
            <text:p>0,947664852045484</text:p>
          </table:table-cell>
          <table:table-cell table:formula="of:=[.$Q$5]*([.F85]-[.$Q$3])^[.$Q$4]" office:value-type="float" office:value="4.59917993548209" calcext:value-type="float">
            <text:p>4,59917993548209</text:p>
          </table:table-cell>
          <table:table-cell table:formula="of:=LN([.G85])" office:value-type="float" office:value="1.46787434811231" calcext:value-type="float">
            <text:p>1,46787434811231</text:p>
          </table:table-cell>
          <table:table-cell table:formula="of:=LN([.L85])" office:value-type="float" office:value="1.52587801270699" calcext:value-type="float">
            <text:p>1,52587801270699</text:p>
          </table:table-cell>
          <table:table-cell table:formula="of:=([.M85]-[.N85])^2" office:value-type="float" office:value="0.00336442510641216" calcext:value-type="float">
            <text:p>0,0033644251064121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0-08-12" calcext:value-type="date">
            <text:p>12/8/200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float" office:value="80" calcext:value-type="float">
            <text:p>80</text:p>
          </table:table-cell>
          <table:table-cell table:style-name="ce7" table:formula="of:=[.E86]/100" office:value-type="float" office:value="0.8" calcext:value-type="float">
            <text:p>0,8</text:p>
          </table:table-cell>
          <table:table-cell table:style-name="ce7" office:value-type="float" office:value="4.3" calcext:value-type="float">
            <text:p>4,3</text:p>
          </table:table-cell>
          <table:table-cell table:formula="of:=LN([.F86]-[.$Q$3])" office:value-type="float" office:value="-0.973480791821536" calcext:value-type="float">
            <text:p>-0,973480791821536</text:p>
          </table:table-cell>
          <table:table-cell table:formula="of:=LN([.G86])" office:value-type="float" office:value="1.45861502269952" calcext:value-type="float">
            <text:p>1,45861502269952</text:p>
          </table:table-cell>
          <table:table-cell table:formula="of:=[.H86]*[.I86]" office:value-type="float" office:value="-1.41993370726031" calcext:value-type="float">
            <text:p>-1,41993370726031</text:p>
          </table:table-cell>
          <table:table-cell table:formula="of:=[.H86]^2" office:value-type="float" office:value="0.947664852045484" calcext:value-type="float">
            <text:p>0,947664852045484</text:p>
          </table:table-cell>
          <table:table-cell table:formula="of:=[.$Q$5]*([.F86]-[.$Q$3])^[.$Q$4]" office:value-type="float" office:value="4.59917993548209" calcext:value-type="float">
            <text:p>4,59917993548209</text:p>
          </table:table-cell>
          <table:table-cell table:formula="of:=LN([.G86])" office:value-type="float" office:value="1.45861502269952" calcext:value-type="float">
            <text:p>1,45861502269952</text:p>
          </table:table-cell>
          <table:table-cell table:formula="of:=LN([.L86])" office:value-type="float" office:value="1.52587801270699" calcext:value-type="float">
            <text:p>1,52587801270699</text:p>
          </table:table-cell>
          <table:table-cell table:formula="of:=([.M86]-[.N86])^2" office:value-type="float" office:value="0.00452430982474596" calcext:value-type="float">
            <text:p>0,0045243098247459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5-05-28" calcext:value-type="date">
            <text:p>28/5/199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float" office:value="80" calcext:value-type="float">
            <text:p>80</text:p>
          </table:table-cell>
          <table:table-cell table:style-name="ce7" table:formula="of:=[.E87]/100" office:value-type="float" office:value="0.8" calcext:value-type="float">
            <text:p>0,8</text:p>
          </table:table-cell>
          <table:table-cell table:style-name="ce7" office:value-type="float" office:value="3.5" calcext:value-type="float">
            <text:p>3,5</text:p>
          </table:table-cell>
          <table:table-cell table:formula="of:=LN([.F87]-[.$Q$3])" office:value-type="float" office:value="-0.973480791821536" calcext:value-type="float">
            <text:p>-0,973480791821536</text:p>
          </table:table-cell>
          <table:table-cell table:formula="of:=LN([.G87])" office:value-type="float" office:value="1.25276296849537" calcext:value-type="float">
            <text:p>1,25276296849537</text:p>
          </table:table-cell>
          <table:table-cell table:formula="of:=[.H87]*[.I87]" office:value-type="float" office:value="-1.21954068653557" calcext:value-type="float">
            <text:p>-1,21954068653557</text:p>
          </table:table-cell>
          <table:table-cell table:formula="of:=[.H87]^2" office:value-type="float" office:value="0.947664852045484" calcext:value-type="float">
            <text:p>0,947664852045484</text:p>
          </table:table-cell>
          <table:table-cell table:formula="of:=[.$Q$5]*([.F87]-[.$Q$3])^[.$Q$4]" office:value-type="float" office:value="4.59917993548209" calcext:value-type="float">
            <text:p>4,59917993548209</text:p>
          </table:table-cell>
          <table:table-cell table:formula="of:=LN([.G87])" office:value-type="float" office:value="1.25276296849537" calcext:value-type="float">
            <text:p>1,25276296849537</text:p>
          </table:table-cell>
          <table:table-cell table:formula="of:=LN([.L87])" office:value-type="float" office:value="1.52587801270699" calcext:value-type="float">
            <text:p>1,52587801270699</text:p>
          </table:table-cell>
          <table:table-cell table:formula="of:=([.M87]-[.N87])^2" office:value-type="float" office:value="0.0745918273747183" calcext:value-type="float">
            <text:p>0,074591827374718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6-04-20" calcext:value-type="date">
            <text:p>20/4/197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float" office:value="80" calcext:value-type="float">
            <text:p>80</text:p>
          </table:table-cell>
          <table:table-cell table:style-name="ce7" table:formula="of:=[.E88]/100" office:value-type="float" office:value="0.8" calcext:value-type="float">
            <text:p>0,8</text:p>
          </table:table-cell>
          <table:table-cell table:style-name="ce7" office:value-type="float" office:value="4.56" calcext:value-type="float">
            <text:p>4,56</text:p>
          </table:table-cell>
          <table:table-cell table:formula="of:=LN([.F88]-[.$Q$3])" office:value-type="float" office:value="-0.973480791821536" calcext:value-type="float">
            <text:p>-0,973480791821536</text:p>
          </table:table-cell>
          <table:table-cell table:formula="of:=LN([.G88])" office:value-type="float" office:value="1.51732262352629" calcext:value-type="float">
            <text:p>1,51732262352629</text:p>
          </table:table-cell>
          <table:table-cell table:formula="of:=[.H88]*[.I88]" office:value-type="float" office:value="-1.47708442899911" calcext:value-type="float">
            <text:p>-1,47708442899911</text:p>
          </table:table-cell>
          <table:table-cell table:formula="of:=[.H88]^2" office:value-type="float" office:value="0.947664852045484" calcext:value-type="float">
            <text:p>0,947664852045484</text:p>
          </table:table-cell>
          <table:table-cell table:formula="of:=[.$Q$5]*([.F88]-[.$Q$3])^[.$Q$4]" office:value-type="float" office:value="4.59917993548209" calcext:value-type="float">
            <text:p>4,59917993548209</text:p>
          </table:table-cell>
          <table:table-cell table:formula="of:=LN([.G88])" office:value-type="float" office:value="1.51732262352629" calcext:value-type="float">
            <text:p>1,51732262352629</text:p>
          </table:table-cell>
          <table:table-cell table:formula="of:=LN([.L88])" office:value-type="float" office:value="1.52587801270699" calcext:value-type="float">
            <text:p>1,52587801270699</text:p>
          </table:table-cell>
          <table:table-cell table:formula="of:=([.M88]-[.N88])^2" office:value-type="float" office:value="0.0000731946840332231" calcext:value-type="float">
            <text:p>7,31946840332231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3-07-22" calcext:value-type="date">
            <text:p>22/7/196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float" office:value="80" calcext:value-type="float">
            <text:p>80</text:p>
          </table:table-cell>
          <table:table-cell table:style-name="ce7" table:formula="of:=[.E89]/100" office:value-type="float" office:value="0.8" calcext:value-type="float">
            <text:p>0,8</text:p>
          </table:table-cell>
          <table:table-cell table:style-name="ce7" office:value-type="float" office:value="2.94" calcext:value-type="float">
            <text:p>2,94</text:p>
          </table:table-cell>
          <table:table-cell table:formula="of:=LN([.F89]-[.$Q$3])" office:value-type="float" office:value="-0.973480791821536" calcext:value-type="float">
            <text:p>-0,973480791821536</text:p>
          </table:table-cell>
          <table:table-cell table:formula="of:=LN([.G89])" office:value-type="float" office:value="1.07840958135059" calcext:value-type="float">
            <text:p>1,07840958135059</text:p>
          </table:table-cell>
          <table:table-cell table:formula="of:=[.H89]*[.I89]" office:value-type="float" office:value="-1.0498110131611" calcext:value-type="float">
            <text:p>-1,0498110131611</text:p>
          </table:table-cell>
          <table:table-cell table:formula="of:=[.H89]^2" office:value-type="float" office:value="0.947664852045484" calcext:value-type="float">
            <text:p>0,947664852045484</text:p>
          </table:table-cell>
          <table:table-cell table:formula="of:=[.$Q$5]*([.F89]-[.$Q$3])^[.$Q$4]" office:value-type="float" office:value="4.59917993548209" calcext:value-type="float">
            <text:p>4,59917993548209</text:p>
          </table:table-cell>
          <table:table-cell table:formula="of:=LN([.G89])" office:value-type="float" office:value="1.07840958135059" calcext:value-type="float">
            <text:p>1,07840958135059</text:p>
          </table:table-cell>
          <table:table-cell table:formula="of:=LN([.L89])" office:value-type="float" office:value="1.52587801270699" calcext:value-type="float">
            <text:p>1,52587801270699</text:p>
          </table:table-cell>
          <table:table-cell table:formula="of:=([.M89]-[.N89])^2" office:value-type="float" office:value="0.20022799706056" calcext:value-type="float">
            <text:p>0,2002279970605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6-07-21" calcext:value-type="date">
            <text:p>21/7/193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80" calcext:value-type="float">
            <text:p>80</text:p>
          </table:table-cell>
          <table:table-cell table:style-name="ce7" table:formula="of:=[.E90]/100" office:value-type="float" office:value="0.8" calcext:value-type="float">
            <text:p>0,8</text:p>
          </table:table-cell>
          <table:table-cell table:style-name="ce7" office:value-type="float" office:value="5.04" calcext:value-type="float">
            <text:p>5,04</text:p>
          </table:table-cell>
          <table:table-cell table:formula="of:=LN([.F90]-[.$Q$3])" office:value-type="float" office:value="-0.973480791821536" calcext:value-type="float">
            <text:p>-0,973480791821536</text:p>
          </table:table-cell>
          <table:table-cell table:formula="of:=LN([.G90])" office:value-type="float" office:value="1.61740608208328" calcext:value-type="float">
            <text:p>1,61740608208328</text:p>
          </table:table-cell>
          <table:table-cell table:formula="of:=[.H90]*[.I90]" office:value-type="float" office:value="-1.5745137534834" calcext:value-type="float">
            <text:p>-1,5745137534834</text:p>
          </table:table-cell>
          <table:table-cell table:formula="of:=[.H90]^2" office:value-type="float" office:value="0.947664852045484" calcext:value-type="float">
            <text:p>0,947664852045484</text:p>
          </table:table-cell>
          <table:table-cell table:formula="of:=[.$Q$5]*([.F90]-[.$Q$3])^[.$Q$4]" office:value-type="float" office:value="4.59917993548209" calcext:value-type="float">
            <text:p>4,59917993548209</text:p>
          </table:table-cell>
          <table:table-cell table:formula="of:=LN([.G90])" office:value-type="float" office:value="1.61740608208328" calcext:value-type="float">
            <text:p>1,61740608208328</text:p>
          </table:table-cell>
          <table:table-cell table:formula="of:=LN([.L90])" office:value-type="float" office:value="1.52587801270699" calcext:value-type="float">
            <text:p>1,52587801270699</text:p>
          </table:table-cell>
          <table:table-cell table:formula="of:=([.M90]-[.N90])^2" office:value-type="float" office:value="0.00837738748374975" calcext:value-type="float">
            <text:p>0,0083773874837497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3-08-08" calcext:value-type="date">
            <text:p>8/8/2003</text:p>
          </table:table-cell>
          <table:table-cell table:style-name="ce3" office:value-type="date" office:date-value="1900-01-01T11:40:00" calcext:value-type="date">
            <text:p>1/1/1900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float" office:value="81" calcext:value-type="float">
            <text:p>81</text:p>
          </table:table-cell>
          <table:table-cell table:style-name="ce7" table:formula="of:=[.E91]/100" office:value-type="float" office:value="0.81" calcext:value-type="float">
            <text:p>0,81</text:p>
          </table:table-cell>
          <table:table-cell table:style-name="ce7" office:value-type="float" office:value="3.96" calcext:value-type="float">
            <text:p>3,96</text:p>
          </table:table-cell>
          <table:table-cell table:formula="of:=LN([.F91]-[.$Q$3])" office:value-type="float" office:value="-0.947353671128005" calcext:value-type="float">
            <text:p>-0,947353671128005</text:p>
          </table:table-cell>
          <table:table-cell table:formula="of:=LN([.G91])" office:value-type="float" office:value="1.37624402526639" calcext:value-type="float">
            <text:p>1,37624402526639</text:p>
          </table:table-cell>
          <table:table-cell table:formula="of:=[.H91]*[.I91]" office:value-type="float" office:value="-1.3037898297041" calcext:value-type="float">
            <text:p>-1,3037898297041</text:p>
          </table:table-cell>
          <table:table-cell table:formula="of:=[.H91]^2" office:value-type="float" office:value="0.897478978199708" calcext:value-type="float">
            <text:p>0,897478978199708</text:p>
          </table:table-cell>
          <table:table-cell table:formula="of:=[.$Q$5]*([.F91]-[.$Q$3])^[.$Q$4]" office:value-type="float" office:value="4.77202440133923" calcext:value-type="float">
            <text:p>4,77202440133923</text:p>
          </table:table-cell>
          <table:table-cell table:formula="of:=LN([.G91])" office:value-type="float" office:value="1.37624402526639" calcext:value-type="float">
            <text:p>1,37624402526639</text:p>
          </table:table-cell>
          <table:table-cell table:formula="of:=LN([.L91])" office:value-type="float" office:value="1.56277061766334" calcext:value-type="float">
            <text:p>1,56277061766334</text:p>
          </table:table-cell>
          <table:table-cell table:formula="of:=([.M91]-[.N91])^2" office:value-type="float" office:value="0.0347921696712179" calcext:value-type="float">
            <text:p>0,034792169671217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9-08-12" calcext:value-type="date">
            <text:p>12/8/196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81" calcext:value-type="float">
            <text:p>81</text:p>
          </table:table-cell>
          <table:table-cell table:style-name="ce7" table:formula="of:=[.E92]/100" office:value-type="float" office:value="0.81" calcext:value-type="float">
            <text:p>0,81</text:p>
          </table:table-cell>
          <table:table-cell table:style-name="ce7" office:value-type="float" office:value="5.47" calcext:value-type="float">
            <text:p>5,47</text:p>
          </table:table-cell>
          <table:table-cell table:formula="of:=LN([.F92]-[.$Q$3])" office:value-type="float" office:value="-0.947353671128005" calcext:value-type="float">
            <text:p>-0,947353671128005</text:p>
          </table:table-cell>
          <table:table-cell table:formula="of:=LN([.G92])" office:value-type="float" office:value="1.69927861643389" calcext:value-type="float">
            <text:p>1,69927861643389</text:p>
          </table:table-cell>
          <table:table-cell table:formula="of:=[.H92]*[.I92]" office:value-type="float" office:value="-1.60981783554796" calcext:value-type="float">
            <text:p>-1,60981783554796</text:p>
          </table:table-cell>
          <table:table-cell table:formula="of:=[.H92]^2" office:value-type="float" office:value="0.897478978199708" calcext:value-type="float">
            <text:p>0,897478978199708</text:p>
          </table:table-cell>
          <table:table-cell table:formula="of:=[.$Q$5]*([.F92]-[.$Q$3])^[.$Q$4]" office:value-type="float" office:value="4.77202440133923" calcext:value-type="float">
            <text:p>4,77202440133923</text:p>
          </table:table-cell>
          <table:table-cell table:formula="of:=LN([.G92])" office:value-type="float" office:value="1.69927861643389" calcext:value-type="float">
            <text:p>1,69927861643389</text:p>
          </table:table-cell>
          <table:table-cell table:formula="of:=LN([.L92])" office:value-type="float" office:value="1.56277061766334" calcext:value-type="float">
            <text:p>1,56277061766334</text:p>
          </table:table-cell>
          <table:table-cell table:formula="of:=([.M92]-[.N92])^2" office:value-type="float" office:value="0.0186344337283407" calcext:value-type="float">
            <text:p>0,018634433728340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9-08-12" calcext:value-type="date">
            <text:p>12/8/196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float" office:value="81" calcext:value-type="float">
            <text:p>81</text:p>
          </table:table-cell>
          <table:table-cell table:style-name="ce7" table:formula="of:=[.E93]/100" office:value-type="float" office:value="0.81" calcext:value-type="float">
            <text:p>0,81</text:p>
          </table:table-cell>
          <table:table-cell table:style-name="ce7" office:value-type="float" office:value="5.4" calcext:value-type="float">
            <text:p>5,4</text:p>
          </table:table-cell>
          <table:table-cell table:formula="of:=LN([.F93]-[.$Q$3])" office:value-type="float" office:value="-0.947353671128005" calcext:value-type="float">
            <text:p>-0,947353671128005</text:p>
          </table:table-cell>
          <table:table-cell table:formula="of:=LN([.G93])" office:value-type="float" office:value="1.68639895357023" calcext:value-type="float">
            <text:p>1,68639895357023</text:p>
          </table:table-cell>
          <table:table-cell table:formula="of:=[.H93]*[.I93]" office:value-type="float" office:value="-1.59761623965118" calcext:value-type="float">
            <text:p>-1,59761623965118</text:p>
          </table:table-cell>
          <table:table-cell table:formula="of:=[.H93]^2" office:value-type="float" office:value="0.897478978199708" calcext:value-type="float">
            <text:p>0,897478978199708</text:p>
          </table:table-cell>
          <table:table-cell table:formula="of:=[.$Q$5]*([.F93]-[.$Q$3])^[.$Q$4]" office:value-type="float" office:value="4.77202440133923" calcext:value-type="float">
            <text:p>4,77202440133923</text:p>
          </table:table-cell>
          <table:table-cell table:formula="of:=LN([.G93])" office:value-type="float" office:value="1.68639895357023" calcext:value-type="float">
            <text:p>1,68639895357023</text:p>
          </table:table-cell>
          <table:table-cell table:formula="of:=LN([.L93])" office:value-type="float" office:value="1.56277061766334" calcext:value-type="float">
            <text:p>1,56277061766334</text:p>
          </table:table-cell>
          <table:table-cell table:formula="of:=([.M93]-[.N93])^2" office:value-type="float" office:value="0.0152839654391068" calcext:value-type="float">
            <text:p>0,015283965439106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2-07-11" calcext:value-type="date">
            <text:p>11/7/196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E94]/100" office:value-type="float" office:value="0.82" calcext:value-type="float">
            <text:p>0,82</text:p>
          </table:table-cell>
          <table:table-cell table:style-name="ce7" office:value-type="float" office:value="4.81" calcext:value-type="float">
            <text:p>4,81</text:p>
          </table:table-cell>
          <table:table-cell table:formula="of:=LN([.F94]-[.$Q$3])" office:value-type="float" office:value="-0.921891831862065" calcext:value-type="float">
            <text:p>-0,921891831862065</text:p>
          </table:table-cell>
          <table:table-cell table:formula="of:=LN([.G94])" office:value-type="float" office:value="1.57069708411767" calcext:value-type="float">
            <text:p>1,57069708411767</text:p>
          </table:table-cell>
          <table:table-cell table:formula="of:=[.H94]*[.I94]" office:value-type="float" office:value="-1.44801281217764" calcext:value-type="float">
            <text:p>-1,44801281217764</text:p>
          </table:table-cell>
          <table:table-cell table:formula="of:=[.H94]^2" office:value-type="float" office:value="0.849884549653994" calcext:value-type="float">
            <text:p>0,849884549653994</text:p>
          </table:table-cell>
          <table:table-cell table:formula="of:=[.$Q$5]*([.F94]-[.$Q$3])^[.$Q$4]" office:value-type="float" office:value="4.94671548009437" calcext:value-type="float">
            <text:p>4,94671548009437</text:p>
          </table:table-cell>
          <table:table-cell table:formula="of:=LN([.G94])" office:value-type="float" office:value="1.57069708411767" calcext:value-type="float">
            <text:p>1,57069708411767</text:p>
          </table:table-cell>
          <table:table-cell table:formula="of:=LN([.L94])" office:value-type="float" office:value="1.59872381696604" calcext:value-type="float">
            <text:p>1,59872381696604</text:p>
          </table:table-cell>
          <table:table-cell table:formula="of:=([.M94]-[.N94])^2" office:value-type="float" office:value="0.000785497754154069" calcext:value-type="float">
            <text:p>0,00078549775415406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2-07-11" calcext:value-type="date">
            <text:p>11/7/196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E95]/100" office:value-type="float" office:value="0.82" calcext:value-type="float">
            <text:p>0,82</text:p>
          </table:table-cell>
          <table:table-cell table:style-name="ce7" office:value-type="float" office:value="4.83" calcext:value-type="float">
            <text:p>4,83</text:p>
          </table:table-cell>
          <table:table-cell table:formula="of:=LN([.F95]-[.$Q$3])" office:value-type="float" office:value="-0.921891831862065" calcext:value-type="float">
            <text:p>-0,921891831862065</text:p>
          </table:table-cell>
          <table:table-cell table:formula="of:=LN([.G95])" office:value-type="float" office:value="1.57484646766448" calcext:value-type="float">
            <text:p>1,57484646766448</text:p>
          </table:table-cell>
          <table:table-cell table:formula="of:=[.H95]*[.I95]" office:value-type="float" office:value="-1.45183809497671" calcext:value-type="float">
            <text:p>-1,45183809497671</text:p>
          </table:table-cell>
          <table:table-cell table:formula="of:=[.H95]^2" office:value-type="float" office:value="0.849884549653994" calcext:value-type="float">
            <text:p>0,849884549653994</text:p>
          </table:table-cell>
          <table:table-cell table:formula="of:=[.$Q$5]*([.F95]-[.$Q$3])^[.$Q$4]" office:value-type="float" office:value="4.94671548009437" calcext:value-type="float">
            <text:p>4,94671548009437</text:p>
          </table:table-cell>
          <table:table-cell table:formula="of:=LN([.G95])" office:value-type="float" office:value="1.57484646766448" calcext:value-type="float">
            <text:p>1,57484646766448</text:p>
          </table:table-cell>
          <table:table-cell table:formula="of:=LN([.L95])" office:value-type="float" office:value="1.59872381696604" calcext:value-type="float">
            <text:p>1,59872381696604</text:p>
          </table:table-cell>
          <table:table-cell table:formula="of:=([.M95]-[.N95])^2" office:value-type="float" office:value="0.000570127809668774" calcext:value-type="float">
            <text:p>0,00057012780966877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0-10-22" calcext:value-type="date">
            <text:p>22/10/197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float" office:value="83" calcext:value-type="float">
            <text:p>83</text:p>
          </table:table-cell>
          <table:table-cell table:style-name="ce7" table:formula="of:=[.E96]/100" office:value-type="float" office:value="0.83" calcext:value-type="float">
            <text:p>0,83</text:p>
          </table:table-cell>
          <table:table-cell table:style-name="ce7" office:value-type="float" office:value="4.91" calcext:value-type="float">
            <text:p>4,91</text:p>
          </table:table-cell>
          <table:table-cell table:formula="of:=LN([.F96]-[.$Q$3])" office:value-type="float" office:value="-0.897062233155303" calcext:value-type="float">
            <text:p>-0,897062233155303</text:p>
          </table:table-cell>
          <table:table-cell table:formula="of:=LN([.G96])" office:value-type="float" office:value="1.59127394180643" calcext:value-type="float">
            <text:p>1,59127394180643</text:p>
          </table:table-cell>
          <table:table-cell table:formula="of:=[.H96]*[.I96]" office:value-type="float" office:value="-1.42747175579872" calcext:value-type="float">
            <text:p>-1,42747175579872</text:p>
          </table:table-cell>
          <table:table-cell table:formula="of:=[.H96]^2" office:value-type="float" office:value="0.80472065015358" calcext:value-type="float">
            <text:p>0,80472065015358</text:p>
          </table:table-cell>
          <table:table-cell table:formula="of:=[.$Q$5]*([.F96]-[.$Q$3])^[.$Q$4]" office:value-type="float" office:value="5.12322572829061" calcext:value-type="float">
            <text:p>5,12322572829061</text:p>
          </table:table-cell>
          <table:table-cell table:formula="of:=LN([.G96])" office:value-type="float" office:value="1.59127394180643" calcext:value-type="float">
            <text:p>1,59127394180643</text:p>
          </table:table-cell>
          <table:table-cell table:formula="of:=LN([.L96])" office:value-type="float" office:value="1.63378426572571" calcext:value-type="float">
            <text:p>1,63378426572571</text:p>
          </table:table-cell>
          <table:table-cell table:formula="of:=([.M96]-[.N96])^2" office:value-type="float" office:value="0.00180712763972214" calcext:value-type="float">
            <text:p>0,0018071276397221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0-10-22" calcext:value-type="date">
            <text:p>22/10/197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float" office:value="83" calcext:value-type="float">
            <text:p>83</text:p>
          </table:table-cell>
          <table:table-cell table:style-name="ce7" table:formula="of:=[.E97]/100" office:value-type="float" office:value="0.83" calcext:value-type="float">
            <text:p>0,83</text:p>
          </table:table-cell>
          <table:table-cell table:style-name="ce7" office:value-type="float" office:value="4.82" calcext:value-type="float">
            <text:p>4,82</text:p>
          </table:table-cell>
          <table:table-cell table:formula="of:=LN([.F97]-[.$Q$3])" office:value-type="float" office:value="-0.897062233155303" calcext:value-type="float">
            <text:p>-0,897062233155303</text:p>
          </table:table-cell>
          <table:table-cell table:formula="of:=LN([.G97])" office:value-type="float" office:value="1.57277392806251" calcext:value-type="float">
            <text:p>1,57277392806251</text:p>
          </table:table-cell>
          <table:table-cell table:formula="of:=[.H97]*[.I97]" office:value-type="float" office:value="-1.41087609215619" calcext:value-type="float">
            <text:p>-1,41087609215619</text:p>
          </table:table-cell>
          <table:table-cell table:formula="of:=[.H97]^2" office:value-type="float" office:value="0.80472065015358" calcext:value-type="float">
            <text:p>0,80472065015358</text:p>
          </table:table-cell>
          <table:table-cell table:formula="of:=[.$Q$5]*([.F97]-[.$Q$3])^[.$Q$4]" office:value-type="float" office:value="5.12322572829061" calcext:value-type="float">
            <text:p>5,12322572829061</text:p>
          </table:table-cell>
          <table:table-cell table:formula="of:=LN([.G97])" office:value-type="float" office:value="1.57277392806251" calcext:value-type="float">
            <text:p>1,57277392806251</text:p>
          </table:table-cell>
          <table:table-cell table:formula="of:=LN([.L97])" office:value-type="float" office:value="1.63378426572571" calcext:value-type="float">
            <text:p>1,63378426572571</text:p>
          </table:table-cell>
          <table:table-cell table:formula="of:=([.M97]-[.N97])^2" office:value-type="float" office:value="0.00372226130177774" calcext:value-type="float">
            <text:p>0,0037222613017777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06-21" calcext:value-type="date">
            <text:p>21/6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float" office:value="83" calcext:value-type="float">
            <text:p>83</text:p>
          </table:table-cell>
          <table:table-cell table:style-name="ce7" table:formula="of:=[.E98]/100" office:value-type="float" office:value="0.83" calcext:value-type="float">
            <text:p>0,83</text:p>
          </table:table-cell>
          <table:table-cell table:style-name="ce7" office:value-type="float" office:value="4.16" calcext:value-type="float">
            <text:p>4,16</text:p>
          </table:table-cell>
          <table:table-cell table:formula="of:=LN([.F98]-[.$Q$3])" office:value-type="float" office:value="-0.897062233155303" calcext:value-type="float">
            <text:p>-0,897062233155303</text:p>
          </table:table-cell>
          <table:table-cell table:formula="of:=LN([.G98])" office:value-type="float" office:value="1.42551507427317" calcext:value-type="float">
            <text:p>1,42551507427317</text:p>
          </table:table-cell>
          <table:table-cell table:formula="of:=[.H98]*[.I98]" office:value-type="float" office:value="-1.27877573592404" calcext:value-type="float">
            <text:p>-1,27877573592404</text:p>
          </table:table-cell>
          <table:table-cell table:formula="of:=[.H98]^2" office:value-type="float" office:value="0.80472065015358" calcext:value-type="float">
            <text:p>0,80472065015358</text:p>
          </table:table-cell>
          <table:table-cell table:formula="of:=[.$Q$5]*([.F98]-[.$Q$3])^[.$Q$4]" office:value-type="float" office:value="5.12322572829061" calcext:value-type="float">
            <text:p>5,12322572829061</text:p>
          </table:table-cell>
          <table:table-cell table:formula="of:=LN([.G98])" office:value-type="float" office:value="1.42551507427317" calcext:value-type="float">
            <text:p>1,42551507427317</text:p>
          </table:table-cell>
          <table:table-cell table:formula="of:=LN([.L98])" office:value-type="float" office:value="1.63378426572571" calcext:value-type="float">
            <text:p>1,63378426572571</text:p>
          </table:table-cell>
          <table:table-cell table:formula="of:=([.M98]-[.N98])^2" office:value-type="float" office:value="0.0433760561082938" calcext:value-type="float">
            <text:p>0,043376056108293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06-21" calcext:value-type="date">
            <text:p>21/6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float" office:value="83" calcext:value-type="float">
            <text:p>83</text:p>
          </table:table-cell>
          <table:table-cell table:style-name="ce7" table:formula="of:=[.E99]/100" office:value-type="float" office:value="0.83" calcext:value-type="float">
            <text:p>0,83</text:p>
          </table:table-cell>
          <table:table-cell table:style-name="ce7" office:value-type="float" office:value="4.48" calcext:value-type="float">
            <text:p>4,48</text:p>
          </table:table-cell>
          <table:table-cell table:formula="of:=LN([.F99]-[.$Q$3])" office:value-type="float" office:value="-0.897062233155303" calcext:value-type="float">
            <text:p>-0,897062233155303</text:p>
          </table:table-cell>
          <table:table-cell table:formula="of:=LN([.G99])" office:value-type="float" office:value="1.49962304642689" calcext:value-type="float">
            <text:p>1,49962304642689</text:p>
          </table:table-cell>
          <table:table-cell table:formula="of:=[.H99]*[.I99]" office:value-type="float" office:value="-1.34525519891887" calcext:value-type="float">
            <text:p>-1,34525519891887</text:p>
          </table:table-cell>
          <table:table-cell table:formula="of:=[.H99]^2" office:value-type="float" office:value="0.80472065015358" calcext:value-type="float">
            <text:p>0,80472065015358</text:p>
          </table:table-cell>
          <table:table-cell table:formula="of:=[.$Q$5]*([.F99]-[.$Q$3])^[.$Q$4]" office:value-type="float" office:value="5.12322572829061" calcext:value-type="float">
            <text:p>5,12322572829061</text:p>
          </table:table-cell>
          <table:table-cell table:formula="of:=LN([.G99])" office:value-type="float" office:value="1.49962304642689" calcext:value-type="float">
            <text:p>1,49962304642689</text:p>
          </table:table-cell>
          <table:table-cell table:formula="of:=LN([.L99])" office:value-type="float" office:value="1.63378426572571" calcext:value-type="float">
            <text:p>1,63378426572571</text:p>
          </table:table-cell>
          <table:table-cell table:formula="of:=([.M99]-[.N99])^2" office:value-type="float" office:value="0.0179992327637449" calcext:value-type="float">
            <text:p>0,017999232763744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8-08-15" calcext:value-type="date">
            <text:p>15/8/193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7" table:formula="of:=[.E100]/100" office:value-type="float" office:value="0.83" calcext:value-type="float">
            <text:p>0,83</text:p>
          </table:table-cell>
          <table:table-cell table:style-name="ce7" office:value-type="float" office:value="6.12" calcext:value-type="float">
            <text:p>6,12</text:p>
          </table:table-cell>
          <table:table-cell table:formula="of:=LN([.F100]-[.$Q$3])" office:value-type="float" office:value="-0.897062233155303" calcext:value-type="float">
            <text:p>-0,897062233155303</text:p>
          </table:table-cell>
          <table:table-cell table:formula="of:=LN([.G100])" office:value-type="float" office:value="1.81156209652423" calcext:value-type="float">
            <text:p>1,81156209652423</text:p>
          </table:table-cell>
          <table:table-cell table:formula="of:=[.H100]*[.I100]" office:value-type="float" office:value="-1.62508393980753" calcext:value-type="float">
            <text:p>-1,62508393980753</text:p>
          </table:table-cell>
          <table:table-cell table:formula="of:=[.H100]^2" office:value-type="float" office:value="0.80472065015358" calcext:value-type="float">
            <text:p>0,80472065015358</text:p>
          </table:table-cell>
          <table:table-cell table:formula="of:=[.$Q$5]*([.F100]-[.$Q$3])^[.$Q$4]" office:value-type="float" office:value="5.12322572829061" calcext:value-type="float">
            <text:p>5,12322572829061</text:p>
          </table:table-cell>
          <table:table-cell table:formula="of:=LN([.G100])" office:value-type="float" office:value="1.81156209652423" calcext:value-type="float">
            <text:p>1,81156209652423</text:p>
          </table:table-cell>
          <table:table-cell table:formula="of:=LN([.L100])" office:value-type="float" office:value="1.63378426572571" calcext:value-type="float">
            <text:p>1,63378426572571</text:p>
          </table:table-cell>
          <table:table-cell table:formula="of:=([.M100]-[.N100])^2" office:value-type="float" office:value="0.031604957123429" calcext:value-type="float">
            <text:p>0,03160495712342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2-08-01" calcext:value-type="date">
            <text:p>1/8/2012</text:p>
          </table:table-cell>
          <table:table-cell table:style-name="ce3" office:value-type="date" office:date-value="1900-01-01T10:52:30" calcext:value-type="date">
            <text:p>1/1/1900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float" office:value="84" calcext:value-type="float">
            <text:p>84</text:p>
          </table:table-cell>
          <table:table-cell table:style-name="ce7" table:formula="of:=[.E101]/100" office:value-type="float" office:value="0.84" calcext:value-type="float">
            <text:p>0,84</text:p>
          </table:table-cell>
          <table:table-cell table:style-name="ce7" office:value-type="float" office:value="5.256" calcext:value-type="float">
            <text:p>5,256</text:p>
          </table:table-cell>
          <table:table-cell table:formula="of:=LN([.F101]-[.$Q$3])" office:value-type="float" office:value="-0.872834236052039" calcext:value-type="float">
            <text:p>-0,872834236052039</text:p>
          </table:table-cell>
          <table:table-cell table:formula="of:=LN([.G101])" office:value-type="float" office:value="1.65937028118231" calcext:value-type="float">
            <text:p>1,65937028118231</text:p>
          </table:table-cell>
          <table:table-cell table:formula="of:=[.H101]*[.I101]" office:value-type="float" office:value="-1.44835519170322" calcext:value-type="float">
            <text:p>-1,44835519170322</text:p>
          </table:table-cell>
          <table:table-cell table:formula="of:=[.H101]^2" office:value-type="float" office:value="0.761839603624547" calcext:value-type="float">
            <text:p>0,761839603624547</text:p>
          </table:table-cell>
          <table:table-cell table:formula="of:=[.$Q$5]*([.F101]-[.$Q$3])^[.$Q$4]" office:value-type="float" office:value="5.3015287769719" calcext:value-type="float">
            <text:p>5,3015287769719</text:p>
          </table:table-cell>
          <table:table-cell table:formula="of:=LN([.G101])" office:value-type="float" office:value="1.65937028118231" calcext:value-type="float">
            <text:p>1,65937028118231</text:p>
          </table:table-cell>
          <table:table-cell table:formula="of:=LN([.L101])" office:value-type="float" office:value="1.66799522745007" calcext:value-type="float">
            <text:p>1,66799522745007</text:p>
          </table:table-cell>
          <table:table-cell table:formula="of:=([.M101]-[.N101])^2" office:value-type="float" office:value="0.0000743896981218104" calcext:value-type="float">
            <text:p>7,43896981218104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11-09" calcext:value-type="date">
            <text:p>9/11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float" office:value="84" calcext:value-type="float">
            <text:p>84</text:p>
          </table:table-cell>
          <table:table-cell table:style-name="ce7" table:formula="of:=[.E102]/100" office:value-type="float" office:value="0.84" calcext:value-type="float">
            <text:p>0,84</text:p>
          </table:table-cell>
          <table:table-cell table:style-name="ce7" office:value-type="float" office:value="6.26" calcext:value-type="float">
            <text:p>6,26</text:p>
          </table:table-cell>
          <table:table-cell table:formula="of:=LN([.F102]-[.$Q$3])" office:value-type="float" office:value="-0.872834236052039" calcext:value-type="float">
            <text:p>-0,872834236052039</text:p>
          </table:table-cell>
          <table:table-cell table:formula="of:=LN([.G102])" office:value-type="float" office:value="1.83418018511201" calcext:value-type="float">
            <text:p>1,83418018511201</text:p>
          </table:table-cell>
          <table:table-cell table:formula="of:=[.H102]*[.I102]" office:value-type="float" office:value="-1.60093526065403" calcext:value-type="float">
            <text:p>-1,60093526065403</text:p>
          </table:table-cell>
          <table:table-cell table:formula="of:=[.H102]^2" office:value-type="float" office:value="0.761839603624547" calcext:value-type="float">
            <text:p>0,761839603624547</text:p>
          </table:table-cell>
          <table:table-cell table:formula="of:=[.$Q$5]*([.F102]-[.$Q$3])^[.$Q$4]" office:value-type="float" office:value="5.3015287769719" calcext:value-type="float">
            <text:p>5,3015287769719</text:p>
          </table:table-cell>
          <table:table-cell table:formula="of:=LN([.G102])" office:value-type="float" office:value="1.83418018511201" calcext:value-type="float">
            <text:p>1,83418018511201</text:p>
          </table:table-cell>
          <table:table-cell table:formula="of:=LN([.L102])" office:value-type="float" office:value="1.66799522745007" calcext:value-type="float">
            <text:p>1,66799522745007</text:p>
          </table:table-cell>
          <table:table-cell table:formula="of:=([.M102]-[.N102])^2" office:value-type="float" office:value="0.0276174401530988" calcext:value-type="float">
            <text:p>0,027617440153098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11-09" calcext:value-type="date">
            <text:p>9/11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float" office:value="84" calcext:value-type="float">
            <text:p>84</text:p>
          </table:table-cell>
          <table:table-cell table:style-name="ce7" table:formula="of:=[.E103]/100" office:value-type="float" office:value="0.84" calcext:value-type="float">
            <text:p>0,84</text:p>
          </table:table-cell>
          <table:table-cell table:style-name="ce7" office:value-type="float" office:value="6.17" calcext:value-type="float">
            <text:p>6,17</text:p>
          </table:table-cell>
          <table:table-cell table:formula="of:=LN([.F103]-[.$Q$3])" office:value-type="float" office:value="-0.872834236052039" calcext:value-type="float">
            <text:p>-0,872834236052039</text:p>
          </table:table-cell>
          <table:table-cell table:formula="of:=LN([.G103])" office:value-type="float" office:value="1.8196988379173" calcext:value-type="float">
            <text:p>1,8196988379173</text:p>
          </table:table-cell>
          <table:table-cell table:formula="of:=[.H103]*[.I103]" office:value-type="float" office:value="-1.58829544503833" calcext:value-type="float">
            <text:p>-1,58829544503833</text:p>
          </table:table-cell>
          <table:table-cell table:formula="of:=[.H103]^2" office:value-type="float" office:value="0.761839603624547" calcext:value-type="float">
            <text:p>0,761839603624547</text:p>
          </table:table-cell>
          <table:table-cell table:formula="of:=[.$Q$5]*([.F103]-[.$Q$3])^[.$Q$4]" office:value-type="float" office:value="5.3015287769719" calcext:value-type="float">
            <text:p>5,3015287769719</text:p>
          </table:table-cell>
          <table:table-cell table:formula="of:=LN([.G103])" office:value-type="float" office:value="1.8196988379173" calcext:value-type="float">
            <text:p>1,8196988379173</text:p>
          </table:table-cell>
          <table:table-cell table:formula="of:=LN([.L103])" office:value-type="float" office:value="1.66799522745007" calcext:value-type="float">
            <text:p>1,66799522745007</text:p>
          </table:table-cell>
          <table:table-cell table:formula="of:=([.M103]-[.N103])^2" office:value-type="float" office:value="0.023013985428791" calcext:value-type="float">
            <text:p>0,02301398542879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9-06-02" calcext:value-type="date">
            <text:p>2/6/196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float" office:value="84" calcext:value-type="float">
            <text:p>84</text:p>
          </table:table-cell>
          <table:table-cell table:style-name="ce7" table:formula="of:=[.E104]/100" office:value-type="float" office:value="0.84" calcext:value-type="float">
            <text:p>0,84</text:p>
          </table:table-cell>
          <table:table-cell table:style-name="ce7" office:value-type="float" office:value="5.19" calcext:value-type="float">
            <text:p>5,19</text:p>
          </table:table-cell>
          <table:table-cell table:formula="of:=LN([.F104]-[.$Q$3])" office:value-type="float" office:value="-0.872834236052039" calcext:value-type="float">
            <text:p>-0,872834236052039</text:p>
          </table:table-cell>
          <table:table-cell table:formula="of:=LN([.G104])" office:value-type="float" office:value="1.6467336971778" calcext:value-type="float">
            <text:p>1,6467336971778</text:p>
          </table:table-cell>
          <table:table-cell table:formula="of:=[.H104]*[.I104]" office:value-type="float" office:value="-1.43732554855733" calcext:value-type="float">
            <text:p>-1,43732554855733</text:p>
          </table:table-cell>
          <table:table-cell table:formula="of:=[.H104]^2" office:value-type="float" office:value="0.761839603624547" calcext:value-type="float">
            <text:p>0,761839603624547</text:p>
          </table:table-cell>
          <table:table-cell table:formula="of:=[.$Q$5]*([.F104]-[.$Q$3])^[.$Q$4]" office:value-type="float" office:value="5.3015287769719" calcext:value-type="float">
            <text:p>5,3015287769719</text:p>
          </table:table-cell>
          <table:table-cell table:formula="of:=LN([.G104])" office:value-type="float" office:value="1.6467336971778" calcext:value-type="float">
            <text:p>1,6467336971778</text:p>
          </table:table-cell>
          <table:table-cell table:formula="of:=LN([.L104])" office:value-type="float" office:value="1.66799522745007" calcext:value-type="float">
            <text:p>1,66799522745007</text:p>
          </table:table-cell>
          <table:table-cell table:formula="of:=([.M104]-[.N104])^2" office:value-type="float" office:value="0.000452052669518902" calcext:value-type="float">
            <text:p>0,00045205266951890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9-06-02" calcext:value-type="date">
            <text:p>2/6/196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float" office:value="84" calcext:value-type="float">
            <text:p>84</text:p>
          </table:table-cell>
          <table:table-cell table:style-name="ce7" table:formula="of:=[.E105]/100" office:value-type="float" office:value="0.84" calcext:value-type="float">
            <text:p>0,84</text:p>
          </table:table-cell>
          <table:table-cell table:style-name="ce7" office:value-type="float" office:value="5.21" calcext:value-type="float">
            <text:p>5,21</text:p>
          </table:table-cell>
          <table:table-cell table:formula="of:=LN([.F105]-[.$Q$3])" office:value-type="float" office:value="-0.872834236052039" calcext:value-type="float">
            <text:p>-0,872834236052039</text:p>
          </table:table-cell>
          <table:table-cell table:formula="of:=LN([.G105])" office:value-type="float" office:value="1.65057985576528" calcext:value-type="float">
            <text:p>1,65057985576528</text:p>
          </table:table-cell>
          <table:table-cell table:formula="of:=[.H105]*[.I105]" office:value-type="float" office:value="-1.44068260744977" calcext:value-type="float">
            <text:p>-1,44068260744977</text:p>
          </table:table-cell>
          <table:table-cell table:formula="of:=[.H105]^2" office:value-type="float" office:value="0.761839603624547" calcext:value-type="float">
            <text:p>0,761839603624547</text:p>
          </table:table-cell>
          <table:table-cell table:formula="of:=[.$Q$5]*([.F105]-[.$Q$3])^[.$Q$4]" office:value-type="float" office:value="5.3015287769719" calcext:value-type="float">
            <text:p>5,3015287769719</text:p>
          </table:table-cell>
          <table:table-cell table:formula="of:=LN([.G105])" office:value-type="float" office:value="1.65057985576528" calcext:value-type="float">
            <text:p>1,65057985576528</text:p>
          </table:table-cell>
          <table:table-cell table:formula="of:=LN([.L105])" office:value-type="float" office:value="1.66799522745007" calcext:value-type="float">
            <text:p>1,66799522745007</text:p>
          </table:table-cell>
          <table:table-cell table:formula="of:=([.M105]-[.N105])^2" office:value-type="float" office:value="0.000303295170919649" calcext:value-type="float">
            <text:p>0,00030329517091964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0-10-08" calcext:value-type="date">
            <text:p>8/10/2000</text:p>
          </table:table-cell>
          <table:table-cell table:style-name="ce3" office:value-type="date" office:date-value="1900-01-01T13:30:00" calcext:value-type="date">
            <text:p>1/1/1900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E106]/100" office:value-type="float" office:value="0.85" calcext:value-type="float">
            <text:p>0,85</text:p>
          </table:table-cell>
          <table:table-cell table:style-name="ce7" office:value-type="float" office:value="4.79" calcext:value-type="float">
            <text:p>4,79</text:p>
          </table:table-cell>
          <table:table-cell table:formula="of:=LN([.F106]-[.$Q$3])" office:value-type="float" office:value="-0.849179376196598" calcext:value-type="float">
            <text:p>-0,849179376196598</text:p>
          </table:table-cell>
          <table:table-cell table:formula="of:=LN([.G106])" office:value-type="float" office:value="1.56653041142282" calcext:value-type="float">
            <text:p>1,56653041142282</text:p>
          </table:table-cell>
          <table:table-cell table:formula="of:=[.H106]*[.I106]" office:value-type="float" office:value="-1.33026531756503" calcext:value-type="float">
            <text:p>-1,33026531756503</text:p>
          </table:table-cell>
          <table:table-cell table:formula="of:=[.H106]^2" office:value-type="float" office:value="0.721105612957643" calcext:value-type="float">
            <text:p>0,721105612957643</text:p>
          </table:table-cell>
          <table:table-cell table:formula="of:=[.$Q$5]*([.F106]-[.$Q$3])^[.$Q$4]" office:value-type="float" office:value="5.48159926476162" calcext:value-type="float">
            <text:p>5,48159926476162</text:p>
          </table:table-cell>
          <table:table-cell table:formula="of:=LN([.G106])" office:value-type="float" office:value="1.56653041142282" calcext:value-type="float">
            <text:p>1,56653041142282</text:p>
          </table:table-cell>
          <table:table-cell table:formula="of:=LN([.L106])" office:value-type="float" office:value="1.70139689501923" calcext:value-type="float">
            <text:p>1,70139689501923</text:p>
          </table:table-cell>
          <table:table-cell table:formula="of:=([.M106]-[.N106])^2" office:value-type="float" office:value="0.0181889683976596" calcext:value-type="float">
            <text:p>0,018188968397659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6-07-03" calcext:value-type="date">
            <text:p>3/7/199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E107]/100" office:value-type="float" office:value="0.85" calcext:value-type="float">
            <text:p>0,85</text:p>
          </table:table-cell>
          <table:table-cell table:style-name="ce7" office:value-type="float" office:value="4.71" calcext:value-type="float">
            <text:p>4,71</text:p>
          </table:table-cell>
          <table:table-cell table:formula="of:=LN([.F107]-[.$Q$3])" office:value-type="float" office:value="-0.849179376196598" calcext:value-type="float">
            <text:p>-0,849179376196598</text:p>
          </table:table-cell>
          <table:table-cell table:formula="of:=LN([.G107])" office:value-type="float" office:value="1.54968790802833" calcext:value-type="float">
            <text:p>1,54968790802833</text:p>
          </table:table-cell>
          <table:table-cell table:formula="of:=[.H107]*[.I107]" office:value-type="float" office:value="-1.3159630110389" calcext:value-type="float">
            <text:p>-1,3159630110389</text:p>
          </table:table-cell>
          <table:table-cell table:formula="of:=[.H107]^2" office:value-type="float" office:value="0.721105612957643" calcext:value-type="float">
            <text:p>0,721105612957643</text:p>
          </table:table-cell>
          <table:table-cell table:formula="of:=[.$Q$5]*([.F107]-[.$Q$3])^[.$Q$4]" office:value-type="float" office:value="5.48159926476162" calcext:value-type="float">
            <text:p>5,48159926476162</text:p>
          </table:table-cell>
          <table:table-cell table:formula="of:=LN([.G107])" office:value-type="float" office:value="1.54968790802833" calcext:value-type="float">
            <text:p>1,54968790802833</text:p>
          </table:table-cell>
          <table:table-cell table:formula="of:=LN([.L107])" office:value-type="float" office:value="1.70139689501923" calcext:value-type="float">
            <text:p>1,70139689501923</text:p>
          </table:table-cell>
          <table:table-cell table:formula="of:=([.M107]-[.N107])^2" office:value-type="float" office:value="0.023015616733806" calcext:value-type="float">
            <text:p>0,02301561673380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4-06-11" calcext:value-type="date">
            <text:p>11/6/2014</text:p>
          </table:table-cell>
          <table:table-cell table:style-name="ce3" office:value-type="date" office:date-value="1900-01-01T15:44:00" calcext:value-type="date">
            <text:p>1/1/1900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float" office:value="86" calcext:value-type="float">
            <text:p>86</text:p>
          </table:table-cell>
          <table:table-cell table:style-name="ce7" table:formula="of:=[.E108]/100" office:value-type="float" office:value="0.86" calcext:value-type="float">
            <text:p>0,86</text:p>
          </table:table-cell>
          <table:table-cell table:style-name="ce7" office:value-type="float" office:value="5.505" calcext:value-type="float">
            <text:p>5,505</text:p>
          </table:table-cell>
          <table:table-cell table:formula="of:=LN([.F108]-[.$Q$3])" office:value-type="float" office:value="-0.826071162790826" calcext:value-type="float">
            <text:p>-0,826071162790826</text:p>
          </table:table-cell>
          <table:table-cell table:formula="of:=LN([.G108])" office:value-type="float" office:value="1.70565677017464" calcext:value-type="float">
            <text:p>1,70565677017464</text:p>
          </table:table-cell>
          <table:table-cell table:formula="of:=[.H108]*[.I108]" office:value-type="float" office:value="-1.40899387146021" calcext:value-type="float">
            <text:p>-1,40899387146021</text:p>
          </table:table-cell>
          <table:table-cell table:formula="of:=[.H108]^2" office:value-type="float" office:value="0.682393565994587" calcext:value-type="float">
            <text:p>0,682393565994587</text:p>
          </table:table-cell>
          <table:table-cell table:formula="of:=[.$Q$5]*([.F108]-[.$Q$3])^[.$Q$4]" office:value-type="float" office:value="5.66341277658448" calcext:value-type="float">
            <text:p>5,66341277658448</text:p>
          </table:table-cell>
          <table:table-cell table:formula="of:=LN([.G108])" office:value-type="float" office:value="1.70565677017464" calcext:value-type="float">
            <text:p>1,70565677017464</text:p>
          </table:table-cell>
          <table:table-cell table:formula="of:=LN([.L108])" office:value-type="float" office:value="1.73402667456616" calcext:value-type="float">
            <text:p>1,73402667456616</text:p>
          </table:table-cell>
          <table:table-cell table:formula="of:=([.M108]-[.N108])^2" office:value-type="float" office:value="0.000804851475184048" calcext:value-type="float">
            <text:p>0,00080485147518404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3-07-08" calcext:value-type="date">
            <text:p>8/7/2013</text:p>
          </table:table-cell>
          <table:table-cell table:style-name="ce3" office:value-type="date" office:date-value="1900-01-01T10:07:30" calcext:value-type="date">
            <text:p>1/1/1900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float" office:value="86" calcext:value-type="float">
            <text:p>86</text:p>
          </table:table-cell>
          <table:table-cell table:style-name="ce7" table:formula="of:=[.E109]/100" office:value-type="float" office:value="0.86" calcext:value-type="float">
            <text:p>0,86</text:p>
          </table:table-cell>
          <table:table-cell table:style-name="ce7" office:value-type="float" office:value="4.94" calcext:value-type="float">
            <text:p>4,94</text:p>
          </table:table-cell>
          <table:table-cell table:formula="of:=LN([.F109]-[.$Q$3])" office:value-type="float" office:value="-0.826071162790826" calcext:value-type="float">
            <text:p>-0,826071162790826</text:p>
          </table:table-cell>
          <table:table-cell table:formula="of:=LN([.G109])" office:value-type="float" office:value="1.59736533119983" calcext:value-type="float">
            <text:p>1,59736533119983</text:p>
          </table:table-cell>
          <table:table-cell table:formula="of:=[.H109]*[.I109]" office:value-type="float" office:value="-1.319537436546" calcext:value-type="float">
            <text:p>-1,319537436546</text:p>
          </table:table-cell>
          <table:table-cell table:formula="of:=[.H109]^2" office:value-type="float" office:value="0.682393565994587" calcext:value-type="float">
            <text:p>0,682393565994587</text:p>
          </table:table-cell>
          <table:table-cell table:formula="of:=[.$Q$5]*([.F109]-[.$Q$3])^[.$Q$4]" office:value-type="float" office:value="5.66341277658448" calcext:value-type="float">
            <text:p>5,66341277658448</text:p>
          </table:table-cell>
          <table:table-cell table:formula="of:=LN([.G109])" office:value-type="float" office:value="1.59736533119983" calcext:value-type="float">
            <text:p>1,59736533119983</text:p>
          </table:table-cell>
          <table:table-cell table:formula="of:=LN([.L109])" office:value-type="float" office:value="1.73402667456616" calcext:value-type="float">
            <text:p>1,73402667456616</text:p>
          </table:table-cell>
          <table:table-cell table:formula="of:=([.M109]-[.N109])^2" office:value-type="float" office:value="0.0186763227706908" calcext:value-type="float">
            <text:p>0,018676322770690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8-09-24" calcext:value-type="date">
            <text:p>24/9/2008</text:p>
          </table:table-cell>
          <table:table-cell table:style-name="ce3" office:value-type="date" office:date-value="1900-01-01T11:35:00" calcext:value-type="date">
            <text:p>1/1/1900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float" office:value="86" calcext:value-type="float">
            <text:p>86</text:p>
          </table:table-cell>
          <table:table-cell table:style-name="ce7" table:formula="of:=[.E110]/100" office:value-type="float" office:value="0.86" calcext:value-type="float">
            <text:p>0,86</text:p>
          </table:table-cell>
          <table:table-cell table:style-name="ce7" office:value-type="float" office:value="3.642" calcext:value-type="float">
            <text:p>3,642</text:p>
          </table:table-cell>
          <table:table-cell table:formula="of:=LN([.F110]-[.$Q$3])" office:value-type="float" office:value="-0.826071162790826" calcext:value-type="float">
            <text:p>-0,826071162790826</text:p>
          </table:table-cell>
          <table:table-cell table:formula="of:=LN([.G110])" office:value-type="float" office:value="1.29253298130542" calcext:value-type="float">
            <text:p>1,29253298130542</text:p>
          </table:table-cell>
          <table:table-cell table:formula="of:=[.H110]*[.I110]" office:value-type="float" office:value="-1.06772422281246" calcext:value-type="float">
            <text:p>-1,06772422281246</text:p>
          </table:table-cell>
          <table:table-cell table:formula="of:=[.H110]^2" office:value-type="float" office:value="0.682393565994587" calcext:value-type="float">
            <text:p>0,682393565994587</text:p>
          </table:table-cell>
          <table:table-cell table:formula="of:=[.$Q$5]*([.F110]-[.$Q$3])^[.$Q$4]" office:value-type="float" office:value="5.66341277658448" calcext:value-type="float">
            <text:p>5,66341277658448</text:p>
          </table:table-cell>
          <table:table-cell table:formula="of:=LN([.G110])" office:value-type="float" office:value="1.29253298130542" calcext:value-type="float">
            <text:p>1,29253298130542</text:p>
          </table:table-cell>
          <table:table-cell table:formula="of:=LN([.L110])" office:value-type="float" office:value="1.73402667456616" calcext:value-type="float">
            <text:p>1,73402667456616</text:p>
          </table:table-cell>
          <table:table-cell table:formula="of:=([.M110]-[.N110])^2" office:value-type="float" office:value="0.194916681189016" calcext:value-type="float">
            <text:p>0,19491668118901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8-08-12" calcext:value-type="date">
            <text:p>12/8/197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float" office:value="86" calcext:value-type="float">
            <text:p>86</text:p>
          </table:table-cell>
          <table:table-cell table:style-name="ce7" table:formula="of:=[.E111]/100" office:value-type="float" office:value="0.86" calcext:value-type="float">
            <text:p>0,86</text:p>
          </table:table-cell>
          <table:table-cell table:style-name="ce7" office:value-type="float" office:value="9.65" calcext:value-type="float">
            <text:p>9,65</text:p>
          </table:table-cell>
          <table:table-cell table:formula="of:=LN([.F111]-[.$Q$3])" office:value-type="float" office:value="-0.826071162790826" calcext:value-type="float">
            <text:p>-0,826071162790826</text:p>
          </table:table-cell>
          <table:table-cell table:formula="of:=LN([.G111])" office:value-type="float" office:value="2.26695791535089" calcext:value-type="float">
            <text:p>2,26695791535089</text:p>
          </table:table-cell>
          <table:table-cell table:formula="of:=[.H111]*[.I111]" office:value-type="float" office:value="-1.87266856113178" calcext:value-type="float">
            <text:p>-1,87266856113178</text:p>
          </table:table-cell>
          <table:table-cell table:formula="of:=[.H111]^2" office:value-type="float" office:value="0.682393565994587" calcext:value-type="float">
            <text:p>0,682393565994587</text:p>
          </table:table-cell>
          <table:table-cell table:formula="of:=[.$Q$5]*([.F111]-[.$Q$3])^[.$Q$4]" office:value-type="float" office:value="5.66341277658448" calcext:value-type="float">
            <text:p>5,66341277658448</text:p>
          </table:table-cell>
          <table:table-cell table:formula="of:=LN([.G111])" office:value-type="float" office:value="2.26695791535089" calcext:value-type="float">
            <text:p>2,26695791535089</text:p>
          </table:table-cell>
          <table:table-cell table:formula="of:=LN([.L111])" office:value-type="float" office:value="1.73402667456616" calcext:value-type="float">
            <text:p>1,73402667456616</text:p>
          </table:table-cell>
          <table:table-cell table:formula="of:=([.M111]-[.N111])^2" office:value-type="float" office:value="0.284015707404352" calcext:value-type="float">
            <text:p>0,28401570740435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06-16" calcext:value-type="date">
            <text:p>16/6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float" office:value="86" calcext:value-type="float">
            <text:p>86</text:p>
          </table:table-cell>
          <table:table-cell table:style-name="ce7" table:formula="of:=[.E112]/100" office:value-type="float" office:value="0.86" calcext:value-type="float">
            <text:p>0,86</text:p>
          </table:table-cell>
          <table:table-cell table:style-name="ce7" office:value-type="float" office:value="7.32" calcext:value-type="float">
            <text:p>7,32</text:p>
          </table:table-cell>
          <table:table-cell table:formula="of:=LN([.F112]-[.$Q$3])" office:value-type="float" office:value="-0.826071162790826" calcext:value-type="float">
            <text:p>-0,826071162790826</text:p>
          </table:table-cell>
          <table:table-cell table:formula="of:=LN([.G112])" office:value-type="float" office:value="1.99061032797322" calcext:value-type="float">
            <text:p>1,99061032797322</text:p>
          </table:table-cell>
          <table:table-cell table:formula="of:=[.H112]*[.I112]" office:value-type="float" office:value="-1.64438578829227" calcext:value-type="float">
            <text:p>-1,64438578829227</text:p>
          </table:table-cell>
          <table:table-cell table:formula="of:=[.H112]^2" office:value-type="float" office:value="0.682393565994587" calcext:value-type="float">
            <text:p>0,682393565994587</text:p>
          </table:table-cell>
          <table:table-cell table:formula="of:=[.$Q$5]*([.F112]-[.$Q$3])^[.$Q$4]" office:value-type="float" office:value="5.66341277658448" calcext:value-type="float">
            <text:p>5,66341277658448</text:p>
          </table:table-cell>
          <table:table-cell table:formula="of:=LN([.G112])" office:value-type="float" office:value="1.99061032797322" calcext:value-type="float">
            <text:p>1,99061032797322</text:p>
          </table:table-cell>
          <table:table-cell table:formula="of:=LN([.L112])" office:value-type="float" office:value="1.73402667456616" calcext:value-type="float">
            <text:p>1,73402667456616</text:p>
          </table:table-cell>
          <table:table-cell table:formula="of:=([.M112]-[.N112])^2" office:value-type="float" office:value="0.0658351711957121" calcext:value-type="float">
            <text:p>0,065835171195712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06-16" calcext:value-type="date">
            <text:p>16/6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float" office:value="86" calcext:value-type="float">
            <text:p>86</text:p>
          </table:table-cell>
          <table:table-cell table:style-name="ce7" table:formula="of:=[.E113]/100" office:value-type="float" office:value="0.86" calcext:value-type="float">
            <text:p>0,86</text:p>
          </table:table-cell>
          <table:table-cell table:style-name="ce7" office:value-type="float" office:value="7.46" calcext:value-type="float">
            <text:p>7,46</text:p>
          </table:table-cell>
          <table:table-cell table:formula="of:=LN([.F113]-[.$Q$3])" office:value-type="float" office:value="-0.826071162790826" calcext:value-type="float">
            <text:p>-0,826071162790826</text:p>
          </table:table-cell>
          <table:table-cell table:formula="of:=LN([.G113])" office:value-type="float" office:value="2.00955541421567" calcext:value-type="float">
            <text:p>2,00955541421567</text:p>
          </table:table-cell>
          <table:table-cell table:formula="of:=[.H113]*[.I113]" office:value-type="float" office:value="-1.66003577771374" calcext:value-type="float">
            <text:p>-1,66003577771374</text:p>
          </table:table-cell>
          <table:table-cell table:formula="of:=[.H113]^2" office:value-type="float" office:value="0.682393565994587" calcext:value-type="float">
            <text:p>0,682393565994587</text:p>
          </table:table-cell>
          <table:table-cell table:formula="of:=[.$Q$5]*([.F113]-[.$Q$3])^[.$Q$4]" office:value-type="float" office:value="5.66341277658448" calcext:value-type="float">
            <text:p>5,66341277658448</text:p>
          </table:table-cell>
          <table:table-cell table:formula="of:=LN([.G113])" office:value-type="float" office:value="2.00955541421567" calcext:value-type="float">
            <text:p>2,00955541421567</text:p>
          </table:table-cell>
          <table:table-cell table:formula="of:=LN([.L113])" office:value-type="float" office:value="1.73402667456616" calcext:value-type="float">
            <text:p>1,73402667456616</text:p>
          </table:table-cell>
          <table:table-cell table:formula="of:=([.M113]-[.N113])^2" office:value-type="float" office:value="0.0759160863728448" calcext:value-type="float">
            <text:p>0,075916086372844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4-06-11" calcext:value-type="date">
            <text:p>11/6/2014</text:p>
          </table:table-cell>
          <table:table-cell table:style-name="ce3" office:value-type="date" office:date-value="1900-01-01T15:44:00" calcext:value-type="date">
            <text:p>1/1/1900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float" office:value="87" calcext:value-type="float">
            <text:p>87</text:p>
          </table:table-cell>
          <table:table-cell table:style-name="ce7" table:formula="of:=[.E114]/100" office:value-type="float" office:value="0.87" calcext:value-type="float">
            <text:p>0,87</text:p>
          </table:table-cell>
          <table:table-cell table:style-name="ce7" office:value-type="float" office:value="5.505" calcext:value-type="float">
            <text:p>5,505</text:p>
          </table:table-cell>
          <table:table-cell table:formula="of:=LN([.F114]-[.$Q$3])" office:value-type="float" office:value="-0.803484900260784" calcext:value-type="float">
            <text:p>-0,803484900260784</text:p>
          </table:table-cell>
          <table:table-cell table:formula="of:=LN([.G114])" office:value-type="float" office:value="1.70565677017464" calcext:value-type="float">
            <text:p>1,70565677017464</text:p>
          </table:table-cell>
          <table:table-cell table:formula="of:=[.H114]*[.I114]" office:value-type="float" office:value="-1.3704694598629" calcext:value-type="float">
            <text:p>-1,3704694598629</text:p>
          </table:table-cell>
          <table:table-cell table:formula="of:=[.H114]^2" office:value-type="float" office:value="0.645587984947082" calcext:value-type="float">
            <text:p>0,645587984947082</text:p>
          </table:table-cell>
          <table:table-cell table:formula="of:=[.$Q$5]*([.F114]-[.$Q$3])^[.$Q$4]" office:value-type="float" office:value="5.84694578743704" calcext:value-type="float">
            <text:p>5,84694578743704</text:p>
          </table:table-cell>
          <table:table-cell table:formula="of:=LN([.G114])" office:value-type="float" office:value="1.70565677017464" calcext:value-type="float">
            <text:p>1,70565677017464</text:p>
          </table:table-cell>
          <table:table-cell table:formula="of:=LN([.L114])" office:value-type="float" office:value="1.76591943729097" calcext:value-type="float">
            <text:p>1,76591943729097</text:p>
          </table:table-cell>
          <table:table-cell table:formula="of:=([.M114]-[.N114])^2" office:value-type="float" office:value="0.00363158904797331" calcext:value-type="float">
            <text:p>0,0036315890479733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7-07-25" calcext:value-type="date">
            <text:p>25/7/199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float" office:value="87" calcext:value-type="float">
            <text:p>87</text:p>
          </table:table-cell>
          <table:table-cell table:style-name="ce7" table:formula="of:=[.E115]/100" office:value-type="float" office:value="0.87" calcext:value-type="float">
            <text:p>0,87</text:p>
          </table:table-cell>
          <table:table-cell table:style-name="ce7" office:value-type="float" office:value="6.32" calcext:value-type="float">
            <text:p>6,32</text:p>
          </table:table-cell>
          <table:table-cell table:formula="of:=LN([.F115]-[.$Q$3])" office:value-type="float" office:value="-0.803484900260784" calcext:value-type="float">
            <text:p>-0,803484900260784</text:p>
          </table:table-cell>
          <table:table-cell table:formula="of:=LN([.G115])" office:value-type="float" office:value="1.84371920815877" calcext:value-type="float">
            <text:p>1,84371920815877</text:p>
          </table:table-cell>
          <table:table-cell table:formula="of:=[.H115]*[.I115]" office:value-type="float" office:value="-1.48140054407634" calcext:value-type="float">
            <text:p>-1,48140054407634</text:p>
          </table:table-cell>
          <table:table-cell table:formula="of:=[.H115]^2" office:value-type="float" office:value="0.645587984947082" calcext:value-type="float">
            <text:p>0,645587984947082</text:p>
          </table:table-cell>
          <table:table-cell table:formula="of:=[.$Q$5]*([.F115]-[.$Q$3])^[.$Q$4]" office:value-type="float" office:value="5.84694578743704" calcext:value-type="float">
            <text:p>5,84694578743704</text:p>
          </table:table-cell>
          <table:table-cell table:formula="of:=LN([.G115])" office:value-type="float" office:value="1.84371920815877" calcext:value-type="float">
            <text:p>1,84371920815877</text:p>
          </table:table-cell>
          <table:table-cell table:formula="of:=LN([.L115])" office:value-type="float" office:value="1.76591943729097" calcext:value-type="float">
            <text:p>1,76591943729097</text:p>
          </table:table-cell>
          <table:table-cell table:formula="of:=([.M115]-[.N115])^2" office:value-type="float" office:value="0.00605280434708145" calcext:value-type="float">
            <text:p>0,0060528043470814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4-11-03" calcext:value-type="date">
            <text:p>3/11/199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float" office:value="87" calcext:value-type="float">
            <text:p>87</text:p>
          </table:table-cell>
          <table:table-cell table:style-name="ce7" table:formula="of:=[.E116]/100" office:value-type="float" office:value="0.87" calcext:value-type="float">
            <text:p>0,87</text:p>
          </table:table-cell>
          <table:table-cell table:style-name="ce7" office:value-type="float" office:value="5.84" calcext:value-type="float">
            <text:p>5,84</text:p>
          </table:table-cell>
          <table:table-cell table:formula="of:=LN([.F116]-[.$Q$3])" office:value-type="float" office:value="-0.803484900260784" calcext:value-type="float">
            <text:p>-0,803484900260784</text:p>
          </table:table-cell>
          <table:table-cell table:formula="of:=LN([.G116])" office:value-type="float" office:value="1.76473079684014" calcext:value-type="float">
            <text:p>1,76473079684014</text:p>
          </table:table-cell>
          <table:table-cell table:formula="of:=[.H116]*[.I116]" office:value-type="float" office:value="-1.41793454828623" calcext:value-type="float">
            <text:p>-1,41793454828623</text:p>
          </table:table-cell>
          <table:table-cell table:formula="of:=[.H116]^2" office:value-type="float" office:value="0.645587984947082" calcext:value-type="float">
            <text:p>0,645587984947082</text:p>
          </table:table-cell>
          <table:table-cell table:formula="of:=[.$Q$5]*([.F116]-[.$Q$3])^[.$Q$4]" office:value-type="float" office:value="5.84694578743704" calcext:value-type="float">
            <text:p>5,84694578743704</text:p>
          </table:table-cell>
          <table:table-cell table:formula="of:=LN([.G116])" office:value-type="float" office:value="1.76473079684014" calcext:value-type="float">
            <text:p>1,76473079684014</text:p>
          </table:table-cell>
          <table:table-cell table:formula="of:=LN([.L116])" office:value-type="float" office:value="1.76591943729097" calcext:value-type="float">
            <text:p>1,76591943729097</text:p>
          </table:table-cell>
          <table:table-cell table:formula="of:=([.M116]-[.N116])^2" office:value-type="float" office:value="0.00000141286612136176" calcext:value-type="float">
            <text:p>1,41286612136176E-0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4-08-11" calcext:value-type="date">
            <text:p>11/8/199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float" office:value="87" calcext:value-type="float">
            <text:p>87</text:p>
          </table:table-cell>
          <table:table-cell table:style-name="ce7" table:formula="of:=[.E117]/100" office:value-type="float" office:value="0.87" calcext:value-type="float">
            <text:p>0,87</text:p>
          </table:table-cell>
          <table:table-cell table:style-name="ce7" office:value-type="float" office:value="4.41" calcext:value-type="float">
            <text:p>4,41</text:p>
          </table:table-cell>
          <table:table-cell table:formula="of:=LN([.F117]-[.$Q$3])" office:value-type="float" office:value="-0.803484900260784" calcext:value-type="float">
            <text:p>-0,803484900260784</text:p>
          </table:table-cell>
          <table:table-cell table:formula="of:=LN([.G117])" office:value-type="float" office:value="1.48387468945875" calcext:value-type="float">
            <text:p>1,48387468945875</text:p>
          </table:table-cell>
          <table:table-cell table:formula="of:=[.H117]*[.I117]" office:value-type="float" office:value="-1.19227090685927" calcext:value-type="float">
            <text:p>-1,19227090685927</text:p>
          </table:table-cell>
          <table:table-cell table:formula="of:=[.H117]^2" office:value-type="float" office:value="0.645587984947082" calcext:value-type="float">
            <text:p>0,645587984947082</text:p>
          </table:table-cell>
          <table:table-cell table:formula="of:=[.$Q$5]*([.F117]-[.$Q$3])^[.$Q$4]" office:value-type="float" office:value="5.84694578743704" calcext:value-type="float">
            <text:p>5,84694578743704</text:p>
          </table:table-cell>
          <table:table-cell table:formula="of:=LN([.G117])" office:value-type="float" office:value="1.48387468945875" calcext:value-type="float">
            <text:p>1,48387468945875</text:p>
          </table:table-cell>
          <table:table-cell table:formula="of:=LN([.L117])" office:value-type="float" office:value="1.76591943729097" calcext:value-type="float">
            <text:p>1,76591943729097</text:p>
          </table:table-cell>
          <table:table-cell table:formula="of:=([.M117]-[.N117])^2" office:value-type="float" office:value="0.0795492397797384" calcext:value-type="float">
            <text:p>0,079549239779738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6-26" calcext:value-type="date">
            <text:p>26/6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float" office:value="87" calcext:value-type="float">
            <text:p>87</text:p>
          </table:table-cell>
          <table:table-cell table:style-name="ce7" table:formula="of:=[.E118]/100" office:value-type="float" office:value="0.87" calcext:value-type="float">
            <text:p>0,87</text:p>
          </table:table-cell>
          <table:table-cell table:style-name="ce7" office:value-type="float" office:value="9.25" calcext:value-type="float">
            <text:p>9,25</text:p>
          </table:table-cell>
          <table:table-cell table:formula="of:=LN([.F118]-[.$Q$3])" office:value-type="float" office:value="-0.803484900260784" calcext:value-type="float">
            <text:p>-0,803484900260784</text:p>
          </table:table-cell>
          <table:table-cell table:formula="of:=LN([.G118])" office:value-type="float" office:value="2.22462355152433" calcext:value-type="float">
            <text:p>2,22462355152433</text:p>
          </table:table-cell>
          <table:table-cell table:formula="of:=[.H118]*[.I118]" office:value-type="float" office:value="-1.78745143241432" calcext:value-type="float">
            <text:p>-1,78745143241432</text:p>
          </table:table-cell>
          <table:table-cell table:formula="of:=[.H118]^2" office:value-type="float" office:value="0.645587984947082" calcext:value-type="float">
            <text:p>0,645587984947082</text:p>
          </table:table-cell>
          <table:table-cell table:formula="of:=[.$Q$5]*([.F118]-[.$Q$3])^[.$Q$4]" office:value-type="float" office:value="5.84694578743704" calcext:value-type="float">
            <text:p>5,84694578743704</text:p>
          </table:table-cell>
          <table:table-cell table:formula="of:=LN([.G118])" office:value-type="float" office:value="2.22462355152433" calcext:value-type="float">
            <text:p>2,22462355152433</text:p>
          </table:table-cell>
          <table:table-cell table:formula="of:=LN([.L118])" office:value-type="float" office:value="1.76591943729097" calcext:value-type="float">
            <text:p>1,76591943729097</text:p>
          </table:table-cell>
          <table:table-cell table:formula="of:=([.M118]-[.N118])^2" office:value-type="float" office:value="0.210409464414614" calcext:value-type="float">
            <text:p>0,21040946441461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6-26" calcext:value-type="date">
            <text:p>26/6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float" office:value="87" calcext:value-type="float">
            <text:p>87</text:p>
          </table:table-cell>
          <table:table-cell table:style-name="ce7" table:formula="of:=[.E119]/100" office:value-type="float" office:value="0.87" calcext:value-type="float">
            <text:p>0,87</text:p>
          </table:table-cell>
          <table:table-cell table:style-name="ce7" office:value-type="float" office:value="9.23" calcext:value-type="float">
            <text:p>9,23</text:p>
          </table:table-cell>
          <table:table-cell table:formula="of:=LN([.F119]-[.$Q$3])" office:value-type="float" office:value="-0.803484900260784" calcext:value-type="float">
            <text:p>-0,803484900260784</text:p>
          </table:table-cell>
          <table:table-cell table:formula="of:=LN([.G119])" office:value-type="float" office:value="2.22245904851476" calcext:value-type="float">
            <text:p>2,22245904851476</text:p>
          </table:table-cell>
          <table:table-cell table:formula="of:=[.H119]*[.I119]" office:value-type="float" office:value="-1.78571228692956" calcext:value-type="float">
            <text:p>-1,78571228692956</text:p>
          </table:table-cell>
          <table:table-cell table:formula="of:=[.H119]^2" office:value-type="float" office:value="0.645587984947082" calcext:value-type="float">
            <text:p>0,645587984947082</text:p>
          </table:table-cell>
          <table:table-cell table:formula="of:=[.$Q$5]*([.F119]-[.$Q$3])^[.$Q$4]" office:value-type="float" office:value="5.84694578743704" calcext:value-type="float">
            <text:p>5,84694578743704</text:p>
          </table:table-cell>
          <table:table-cell table:formula="of:=LN([.G119])" office:value-type="float" office:value="2.22245904851476" calcext:value-type="float">
            <text:p>2,22245904851476</text:p>
          </table:table-cell>
          <table:table-cell table:formula="of:=LN([.L119])" office:value-type="float" office:value="1.76591943729097" calcext:value-type="float">
            <text:p>1,76591943729097</text:p>
          </table:table-cell>
          <table:table-cell table:formula="of:=([.M119]-[.N119])^2" office:value-type="float" office:value="0.208428416616369" calcext:value-type="float">
            <text:p>0,20842841661636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3-11-14" calcext:value-type="date">
            <text:p>14/11/2003</text:p>
          </table:table-cell>
          <table:table-cell table:style-name="ce3" office:value-type="date" office:date-value="1900-01-01T12:00:00" calcext:value-type="date">
            <text:p>1/1/1900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E120]/100" office:value-type="float" office:value="0.88" calcext:value-type="float">
            <text:p>0,88</text:p>
          </table:table-cell>
          <table:table-cell table:style-name="ce7" office:value-type="float" office:value="5.81" calcext:value-type="float">
            <text:p>5,81</text:p>
          </table:table-cell>
          <table:table-cell table:formula="of:=LN([.F120]-[.$Q$3])" office:value-type="float" office:value="-0.781397529622294" calcext:value-type="float">
            <text:p>-0,781397529622294</text:p>
          </table:table-cell>
          <table:table-cell table:formula="of:=LN([.G120])" office:value-type="float" office:value="1.75958057086382" calcext:value-type="float">
            <text:p>1,75958057086382</text:p>
          </table:table-cell>
          <table:table-cell table:formula="of:=[.H120]*[.I120]" office:value-type="float" office:value="-1.37493191124438" calcext:value-type="float">
            <text:p>-1,37493191124438</text:p>
          </table:table-cell>
          <table:table-cell table:formula="of:=[.H120]^2" office:value-type="float" office:value="0.610582099299824" calcext:value-type="float">
            <text:p>0,610582099299824</text:p>
          </table:table-cell>
          <table:table-cell table:formula="of:=[.$Q$5]*([.F120]-[.$Q$3])^[.$Q$4]" office:value-type="float" office:value="6.03217561068703" calcext:value-type="float">
            <text:p>6,03217561068703</text:p>
          </table:table-cell>
          <table:table-cell table:formula="of:=LN([.G120])" office:value-type="float" office:value="1.75958057086382" calcext:value-type="float">
            <text:p>1,75958057086382</text:p>
          </table:table-cell>
          <table:table-cell table:formula="of:=LN([.L120])" office:value-type="float" office:value="1.79710774345943" calcext:value-type="float">
            <text:p>1,79710774345943</text:p>
          </table:table-cell>
          <table:table-cell table:formula="of:=([.M120]-[.N120])^2" office:value-type="float" office:value="0.00140828868302089" calcext:value-type="float">
            <text:p>0,0014082886830208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9-10-12" calcext:value-type="date">
            <text:p>12/10/197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E121]/100" office:value-type="float" office:value="0.88" calcext:value-type="float">
            <text:p>0,88</text:p>
          </table:table-cell>
          <table:table-cell table:style-name="ce7" office:value-type="float" office:value="8" calcext:value-type="float">
            <text:p>8</text:p>
          </table:table-cell>
          <table:table-cell table:formula="of:=LN([.F121]-[.$Q$3])" office:value-type="float" office:value="-0.781397529622294" calcext:value-type="float">
            <text:p>-0,781397529622294</text:p>
          </table:table-cell>
          <table:table-cell table:formula="of:=LN([.G121])" office:value-type="float" office:value="2.07944154167984" calcext:value-type="float">
            <text:p>2,07944154167984</text:p>
          </table:table-cell>
          <table:table-cell table:formula="of:=[.H121]*[.I121]" office:value-type="float" office:value="-1.6248704836626" calcext:value-type="float">
            <text:p>-1,6248704836626</text:p>
          </table:table-cell>
          <table:table-cell table:formula="of:=[.H121]^2" office:value-type="float" office:value="0.610582099299824" calcext:value-type="float">
            <text:p>0,610582099299824</text:p>
          </table:table-cell>
          <table:table-cell table:formula="of:=[.$Q$5]*([.F121]-[.$Q$3])^[.$Q$4]" office:value-type="float" office:value="6.03217561068703" calcext:value-type="float">
            <text:p>6,03217561068703</text:p>
          </table:table-cell>
          <table:table-cell table:formula="of:=LN([.G121])" office:value-type="float" office:value="2.07944154167984" calcext:value-type="float">
            <text:p>2,07944154167984</text:p>
          </table:table-cell>
          <table:table-cell table:formula="of:=LN([.L121])" office:value-type="float" office:value="1.79710774345943" calcext:value-type="float">
            <text:p>1,79710774345943</text:p>
          </table:table-cell>
          <table:table-cell table:formula="of:=([.M121]-[.N121])^2" office:value-type="float" office:value="0.0797123736175595" calcext:value-type="float">
            <text:p>0,079712373617559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5-06-13" calcext:value-type="date">
            <text:p>13/6/197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E122]/100" office:value-type="float" office:value="0.88" calcext:value-type="float">
            <text:p>0,88</text:p>
          </table:table-cell>
          <table:table-cell table:style-name="ce7" office:value-type="float" office:value="5.68" calcext:value-type="float">
            <text:p>5,68</text:p>
          </table:table-cell>
          <table:table-cell table:formula="of:=LN([.F122]-[.$Q$3])" office:value-type="float" office:value="-0.781397529622294" calcext:value-type="float">
            <text:p>-0,781397529622294</text:p>
          </table:table-cell>
          <table:table-cell table:formula="of:=LN([.G122])" office:value-type="float" office:value="1.73695123273306" calcext:value-type="float">
            <text:p>1,73695123273306</text:p>
          </table:table-cell>
          <table:table-cell table:formula="of:=[.H122]*[.I122]" office:value-type="float" office:value="-1.35724940233201" calcext:value-type="float">
            <text:p>-1,35724940233201</text:p>
          </table:table-cell>
          <table:table-cell table:formula="of:=[.H122]^2" office:value-type="float" office:value="0.610582099299824" calcext:value-type="float">
            <text:p>0,610582099299824</text:p>
          </table:table-cell>
          <table:table-cell table:formula="of:=[.$Q$5]*([.F122]-[.$Q$3])^[.$Q$4]" office:value-type="float" office:value="6.03217561068703" calcext:value-type="float">
            <text:p>6,03217561068703</text:p>
          </table:table-cell>
          <table:table-cell table:formula="of:=LN([.G122])" office:value-type="float" office:value="1.73695123273306" calcext:value-type="float">
            <text:p>1,73695123273306</text:p>
          </table:table-cell>
          <table:table-cell table:formula="of:=LN([.L122])" office:value-type="float" office:value="1.79710774345943" calcext:value-type="float">
            <text:p>1,79710774345943</text:p>
          </table:table-cell>
          <table:table-cell table:formula="of:=([.M122]-[.N122])^2" office:value-type="float" office:value="0.00361880578277216" calcext:value-type="float">
            <text:p>0,0036188057827721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8-26" calcext:value-type="date">
            <text:p>26/8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E123]/100" office:value-type="float" office:value="0.88" calcext:value-type="float">
            <text:p>0,88</text:p>
          </table:table-cell>
          <table:table-cell table:style-name="ce7" office:value-type="float" office:value="4.65" calcext:value-type="float">
            <text:p>4,65</text:p>
          </table:table-cell>
          <table:table-cell table:formula="of:=LN([.F123]-[.$Q$3])" office:value-type="float" office:value="-0.781397529622294" calcext:value-type="float">
            <text:p>-0,781397529622294</text:p>
          </table:table-cell>
          <table:table-cell table:formula="of:=LN([.G123])" office:value-type="float" office:value="1.53686721959927" calcext:value-type="float">
            <text:p>1,53686721959927</text:p>
          </table:table-cell>
          <table:table-cell table:formula="of:=[.H123]*[.I123]" office:value-type="float" office:value="-1.20090424875235" calcext:value-type="float">
            <text:p>-1,20090424875235</text:p>
          </table:table-cell>
          <table:table-cell table:formula="of:=[.H123]^2" office:value-type="float" office:value="0.610582099299824" calcext:value-type="float">
            <text:p>0,610582099299824</text:p>
          </table:table-cell>
          <table:table-cell table:formula="of:=[.$Q$5]*([.F123]-[.$Q$3])^[.$Q$4]" office:value-type="float" office:value="6.03217561068703" calcext:value-type="float">
            <text:p>6,03217561068703</text:p>
          </table:table-cell>
          <table:table-cell table:formula="of:=LN([.G123])" office:value-type="float" office:value="1.53686721959927" calcext:value-type="float">
            <text:p>1,53686721959927</text:p>
          </table:table-cell>
          <table:table-cell table:formula="of:=LN([.L123])" office:value-type="float" office:value="1.79710774345943" calcext:value-type="float">
            <text:p>1,79710774345943</text:p>
          </table:table-cell>
          <table:table-cell table:formula="of:=([.M123]-[.N123])^2" office:value-type="float" office:value="0.0677251302590143" calcext:value-type="float">
            <text:p>0,067725130259014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8-26" calcext:value-type="date">
            <text:p>26/8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E124]/100" office:value-type="float" office:value="0.88" calcext:value-type="float">
            <text:p>0,88</text:p>
          </table:table-cell>
          <table:table-cell table:style-name="ce7" office:value-type="float" office:value="4.68" calcext:value-type="float">
            <text:p>4,68</text:p>
          </table:table-cell>
          <table:table-cell table:formula="of:=LN([.F124]-[.$Q$3])" office:value-type="float" office:value="-0.781397529622294" calcext:value-type="float">
            <text:p>-0,781397529622294</text:p>
          </table:table-cell>
          <table:table-cell table:formula="of:=LN([.G124])" office:value-type="float" office:value="1.54329810992956" calcext:value-type="float">
            <text:p>1,54329810992956</text:p>
          </table:table-cell>
          <table:table-cell table:formula="of:=[.H124]*[.I124]" office:value-type="float" office:value="-1.20592933056971" calcext:value-type="float">
            <text:p>-1,20592933056971</text:p>
          </table:table-cell>
          <table:table-cell table:formula="of:=[.H124]^2" office:value-type="float" office:value="0.610582099299824" calcext:value-type="float">
            <text:p>0,610582099299824</text:p>
          </table:table-cell>
          <table:table-cell table:formula="of:=[.$Q$5]*([.F124]-[.$Q$3])^[.$Q$4]" office:value-type="float" office:value="6.03217561068703" calcext:value-type="float">
            <text:p>6,03217561068703</text:p>
          </table:table-cell>
          <table:table-cell table:formula="of:=LN([.G124])" office:value-type="float" office:value="1.54329810992956" calcext:value-type="float">
            <text:p>1,54329810992956</text:p>
          </table:table-cell>
          <table:table-cell table:formula="of:=LN([.L124])" office:value-type="float" office:value="1.79710774345943" calcext:value-type="float">
            <text:p>1,79710774345943</text:p>
          </table:table-cell>
          <table:table-cell table:formula="of:=([.M124]-[.N124])^2" office:value-type="float" office:value="0.0644193300725705" calcext:value-type="float">
            <text:p>0,06441933007257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8-09-10" calcext:value-type="date">
            <text:p>10/9/196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E125]/100" office:value-type="float" office:value="0.88" calcext:value-type="float">
            <text:p>0,88</text:p>
          </table:table-cell>
          <table:table-cell table:style-name="ce7" office:value-type="float" office:value="5.92" calcext:value-type="float">
            <text:p>5,92</text:p>
          </table:table-cell>
          <table:table-cell table:formula="of:=LN([.F125]-[.$Q$3])" office:value-type="float" office:value="-0.781397529622294" calcext:value-type="float">
            <text:p>-0,781397529622294</text:p>
          </table:table-cell>
          <table:table-cell table:formula="of:=LN([.G125])" office:value-type="float" office:value="1.77833644889591" calcext:value-type="float">
            <text:p>1,77833644889591</text:p>
          </table:table-cell>
          <table:table-cell table:formula="of:=[.H125]*[.I125]" office:value-type="float" office:value="-1.38958770800455" calcext:value-type="float">
            <text:p>-1,38958770800455</text:p>
          </table:table-cell>
          <table:table-cell table:formula="of:=[.H125]^2" office:value-type="float" office:value="0.610582099299824" calcext:value-type="float">
            <text:p>0,610582099299824</text:p>
          </table:table-cell>
          <table:table-cell table:formula="of:=[.$Q$5]*([.F125]-[.$Q$3])^[.$Q$4]" office:value-type="float" office:value="6.03217561068703" calcext:value-type="float">
            <text:p>6,03217561068703</text:p>
          </table:table-cell>
          <table:table-cell table:formula="of:=LN([.G125])" office:value-type="float" office:value="1.77833644889591" calcext:value-type="float">
            <text:p>1,77833644889591</text:p>
          </table:table-cell>
          <table:table-cell table:formula="of:=LN([.L125])" office:value-type="float" office:value="1.79710774345943" calcext:value-type="float">
            <text:p>1,79710774345943</text:p>
          </table:table-cell>
          <table:table-cell table:formula="of:=([.M125]-[.N125])^2" office:value-type="float" office:value="0.000352361499590356" calcext:value-type="float">
            <text:p>0,00035236149959035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8-09-10" calcext:value-type="date">
            <text:p>10/9/196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E126]/100" office:value-type="float" office:value="0.88" calcext:value-type="float">
            <text:p>0,88</text:p>
          </table:table-cell>
          <table:table-cell table:style-name="ce7" office:value-type="float" office:value="5.61" calcext:value-type="float">
            <text:p>5,61</text:p>
          </table:table-cell>
          <table:table-cell table:formula="of:=LN([.F126]-[.$Q$3])" office:value-type="float" office:value="-0.781397529622294" calcext:value-type="float">
            <text:p>-0,781397529622294</text:p>
          </table:table-cell>
          <table:table-cell table:formula="of:=LN([.G126])" office:value-type="float" office:value="1.72455071953461" calcext:value-type="float">
            <text:p>1,72455071953461</text:p>
          </table:table-cell>
          <table:table-cell table:formula="of:=[.H126]*[.I126]" office:value-type="float" office:value="-1.34755967195269" calcext:value-type="float">
            <text:p>-1,34755967195269</text:p>
          </table:table-cell>
          <table:table-cell table:formula="of:=[.H126]^2" office:value-type="float" office:value="0.610582099299824" calcext:value-type="float">
            <text:p>0,610582099299824</text:p>
          </table:table-cell>
          <table:table-cell table:formula="of:=[.$Q$5]*([.F126]-[.$Q$3])^[.$Q$4]" office:value-type="float" office:value="6.03217561068703" calcext:value-type="float">
            <text:p>6,03217561068703</text:p>
          </table:table-cell>
          <table:table-cell table:formula="of:=LN([.G126])" office:value-type="float" office:value="1.72455071953461" calcext:value-type="float">
            <text:p>1,72455071953461</text:p>
          </table:table-cell>
          <table:table-cell table:formula="of:=LN([.L126])" office:value-type="float" office:value="1.79710774345943" calcext:value-type="float">
            <text:p>1,79710774345943</text:p>
          </table:table-cell>
          <table:table-cell table:formula="of:=([.M126]-[.N126])^2" office:value-type="float" office:value="0.00526452172082795" calcext:value-type="float">
            <text:p>0,0052645217208279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6-06-26" calcext:value-type="date">
            <text:p>26/6/193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E127]/100" office:value-type="float" office:value="0.88" calcext:value-type="float">
            <text:p>0,88</text:p>
          </table:table-cell>
          <table:table-cell table:style-name="ce7" office:value-type="float" office:value="6.13" calcext:value-type="float">
            <text:p>6,13</text:p>
          </table:table-cell>
          <table:table-cell table:formula="of:=LN([.F127]-[.$Q$3])" office:value-type="float" office:value="-0.781397529622294" calcext:value-type="float">
            <text:p>-0,781397529622294</text:p>
          </table:table-cell>
          <table:table-cell table:formula="of:=LN([.G127])" office:value-type="float" office:value="1.81319474994812" calcext:value-type="float">
            <text:p>1,81319474994812</text:p>
          </table:table-cell>
          <table:table-cell table:formula="of:=[.H127]*[.I127]" office:value-type="float" office:value="-1.41682589833357" calcext:value-type="float">
            <text:p>-1,41682589833357</text:p>
          </table:table-cell>
          <table:table-cell table:formula="of:=[.H127]^2" office:value-type="float" office:value="0.610582099299824" calcext:value-type="float">
            <text:p>0,610582099299824</text:p>
          </table:table-cell>
          <table:table-cell table:formula="of:=[.$Q$5]*([.F127]-[.$Q$3])^[.$Q$4]" office:value-type="float" office:value="6.03217561068703" calcext:value-type="float">
            <text:p>6,03217561068703</text:p>
          </table:table-cell>
          <table:table-cell table:formula="of:=LN([.G127])" office:value-type="float" office:value="1.81319474994812" calcext:value-type="float">
            <text:p>1,81319474994812</text:p>
          </table:table-cell>
          <table:table-cell table:formula="of:=LN([.L127])" office:value-type="float" office:value="1.79710774345943" calcext:value-type="float">
            <text:p>1,79710774345943</text:p>
          </table:table-cell>
          <table:table-cell table:formula="of:=([.M127]-[.N127])^2" office:value-type="float" office:value="0.000258791777767083" calcext:value-type="float">
            <text:p>0,00025879177776708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5-10-11" calcext:value-type="date">
            <text:p>11/10/198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E128]/100" office:value-type="float" office:value="0.89" calcext:value-type="float">
            <text:p>0,89</text:p>
          </table:table-cell>
          <table:table-cell table:style-name="ce7" office:value-type="float" office:value="6.27" calcext:value-type="float">
            <text:p>6,27</text:p>
          </table:table-cell>
          <table:table-cell table:formula="of:=LN([.F128]-[.$Q$3])" office:value-type="float" office:value="-0.759787486990553" calcext:value-type="float">
            <text:p>-0,759787486990553</text:p>
          </table:table-cell>
          <table:table-cell table:formula="of:=LN([.G128])" office:value-type="float" office:value="1.83577635464483" calcext:value-type="float">
            <text:p>1,83577635464483</text:p>
          </table:table-cell>
          <table:table-cell table:formula="of:=[.H128]*[.I128]" office:value-type="float" office:value="-1.39479990317227" calcext:value-type="float">
            <text:p>-1,39479990317227</text:p>
          </table:table-cell>
          <table:table-cell table:formula="of:=[.H128]^2" office:value-type="float" office:value="0.57727702538742" calcext:value-type="float">
            <text:p>0,57727702538742</text:p>
          </table:table-cell>
          <table:table-cell table:formula="of:=[.$Q$5]*([.F128]-[.$Q$3])^[.$Q$4]" office:value-type="float" office:value="6.21908035044507" calcext:value-type="float">
            <text:p>6,21908035044507</text:p>
          </table:table-cell>
          <table:table-cell table:formula="of:=LN([.G128])" office:value-type="float" office:value="1.83577635464483" calcext:value-type="float">
            <text:p>1,83577635464483</text:p>
          </table:table-cell>
          <table:table-cell table:formula="of:=LN([.L128])" office:value-type="float" office:value="1.82762204219347" calcext:value-type="float">
            <text:p>1,82762204219347</text:p>
          </table:table-cell>
          <table:table-cell table:formula="of:=([.M128]-[.N128])^2" office:value-type="float" office:value="0.0000664928115544138" calcext:value-type="float">
            <text:p>6,64928115544138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0-07-22" calcext:value-type="date">
            <text:p>22/7/195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E129]/100" office:value-type="float" office:value="0.89" calcext:value-type="float">
            <text:p>0,89</text:p>
          </table:table-cell>
          <table:table-cell table:style-name="ce7" office:value-type="float" office:value="5.81" calcext:value-type="float">
            <text:p>5,81</text:p>
          </table:table-cell>
          <table:table-cell table:formula="of:=LN([.F129]-[.$Q$3])" office:value-type="float" office:value="-0.759787486990553" calcext:value-type="float">
            <text:p>-0,759787486990553</text:p>
          </table:table-cell>
          <table:table-cell table:formula="of:=LN([.G129])" office:value-type="float" office:value="1.75958057086382" calcext:value-type="float">
            <text:p>1,75958057086382</text:p>
          </table:table-cell>
          <table:table-cell table:formula="of:=[.H129]*[.I129]" office:value-type="float" office:value="-1.33690730009402" calcext:value-type="float">
            <text:p>-1,33690730009402</text:p>
          </table:table-cell>
          <table:table-cell table:formula="of:=[.H129]^2" office:value-type="float" office:value="0.57727702538742" calcext:value-type="float">
            <text:p>0,57727702538742</text:p>
          </table:table-cell>
          <table:table-cell table:formula="of:=[.$Q$5]*([.F129]-[.$Q$3])^[.$Q$4]" office:value-type="float" office:value="6.21908035044507" calcext:value-type="float">
            <text:p>6,21908035044507</text:p>
          </table:table-cell>
          <table:table-cell table:formula="of:=LN([.G129])" office:value-type="float" office:value="1.75958057086382" calcext:value-type="float">
            <text:p>1,75958057086382</text:p>
          </table:table-cell>
          <table:table-cell table:formula="of:=LN([.L129])" office:value-type="float" office:value="1.82762204219347" calcext:value-type="float">
            <text:p>1,82762204219347</text:p>
          </table:table-cell>
          <table:table-cell table:formula="of:=([.M129]-[.N129])^2" office:value-type="float" office:value="0.00462964182070346" calcext:value-type="float">
            <text:p>0,0046296418207034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0-07-22" calcext:value-type="date">
            <text:p>22/7/195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E130]/100" office:value-type="float" office:value="0.89" calcext:value-type="float">
            <text:p>0,89</text:p>
          </table:table-cell>
          <table:table-cell table:style-name="ce7" office:value-type="float" office:value="6.29" calcext:value-type="float">
            <text:p>6,29</text:p>
          </table:table-cell>
          <table:table-cell table:formula="of:=LN([.F130]-[.$Q$3])" office:value-type="float" office:value="-0.759787486990553" calcext:value-type="float">
            <text:p>-0,759787486990553</text:p>
          </table:table-cell>
          <table:table-cell table:formula="of:=LN([.G130])" office:value-type="float" office:value="1.83896107071235" calcext:value-type="float">
            <text:p>1,83896107071235</text:p>
          </table:table-cell>
          <table:table-cell table:formula="of:=[.H130]*[.I130]" office:value-type="float" office:value="-1.39721961058999" calcext:value-type="float">
            <text:p>-1,39721961058999</text:p>
          </table:table-cell>
          <table:table-cell table:formula="of:=[.H130]^2" office:value-type="float" office:value="0.57727702538742" calcext:value-type="float">
            <text:p>0,57727702538742</text:p>
          </table:table-cell>
          <table:table-cell table:formula="of:=[.$Q$5]*([.F130]-[.$Q$3])^[.$Q$4]" office:value-type="float" office:value="6.21908035044507" calcext:value-type="float">
            <text:p>6,21908035044507</text:p>
          </table:table-cell>
          <table:table-cell table:formula="of:=LN([.G130])" office:value-type="float" office:value="1.83896107071235" calcext:value-type="float">
            <text:p>1,83896107071235</text:p>
          </table:table-cell>
          <table:table-cell table:formula="of:=LN([.L130])" office:value-type="float" office:value="1.82762204219347" calcext:value-type="float">
            <text:p>1,82762204219347</text:p>
          </table:table-cell>
          <table:table-cell table:formula="of:=([.M130]-[.N130])^2" office:value-type="float" office:value="0.000128573567751982" calcext:value-type="float">
            <text:p>0,00012857356775198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0-07-22" calcext:value-type="date">
            <text:p>22/7/195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E131]/100" office:value-type="float" office:value="0.89" calcext:value-type="float">
            <text:p>0,89</text:p>
          </table:table-cell>
          <table:table-cell table:style-name="ce7" office:value-type="float" office:value="6.48" calcext:value-type="float">
            <text:p>6,48</text:p>
          </table:table-cell>
          <table:table-cell table:formula="of:=LN([.F131]-[.$Q$3])" office:value-type="float" office:value="-0.759787486990553" calcext:value-type="float">
            <text:p>-0,759787486990553</text:p>
          </table:table-cell>
          <table:table-cell table:formula="of:=LN([.G131])" office:value-type="float" office:value="1.86872051036418" calcext:value-type="float">
            <text:p>1,86872051036418</text:p>
          </table:table-cell>
          <table:table-cell table:formula="of:=[.H131]*[.I131]" office:value-type="float" office:value="-1.41983046045731" calcext:value-type="float">
            <text:p>-1,41983046045731</text:p>
          </table:table-cell>
          <table:table-cell table:formula="of:=[.H131]^2" office:value-type="float" office:value="0.57727702538742" calcext:value-type="float">
            <text:p>0,57727702538742</text:p>
          </table:table-cell>
          <table:table-cell table:formula="of:=[.$Q$5]*([.F131]-[.$Q$3])^[.$Q$4]" office:value-type="float" office:value="6.21908035044507" calcext:value-type="float">
            <text:p>6,21908035044507</text:p>
          </table:table-cell>
          <table:table-cell table:formula="of:=LN([.G131])" office:value-type="float" office:value="1.86872051036418" calcext:value-type="float">
            <text:p>1,86872051036418</text:p>
          </table:table-cell>
          <table:table-cell table:formula="of:=LN([.L131])" office:value-type="float" office:value="1.82762204219347" calcext:value-type="float">
            <text:p>1,82762204219347</text:p>
          </table:table-cell>
          <table:table-cell table:formula="of:=([.M131]-[.N131])^2" office:value-type="float" office:value="0.00168908408597923" calcext:value-type="float">
            <text:p>0,0016890840859792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0-07-22" calcext:value-type="date">
            <text:p>22/7/195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E132]/100" office:value-type="float" office:value="0.89" calcext:value-type="float">
            <text:p>0,89</text:p>
          </table:table-cell>
          <table:table-cell table:style-name="ce7" office:value-type="float" office:value="5.97" calcext:value-type="float">
            <text:p>5,97</text:p>
          </table:table-cell>
          <table:table-cell table:formula="of:=LN([.F132]-[.$Q$3])" office:value-type="float" office:value="-0.759787486990553" calcext:value-type="float">
            <text:p>-0,759787486990553</text:p>
          </table:table-cell>
          <table:table-cell table:formula="of:=LN([.G132])" office:value-type="float" office:value="1.78674692740451" calcext:value-type="float">
            <text:p>1,78674692740451</text:p>
          </table:table-cell>
          <table:table-cell table:formula="of:=[.H132]*[.I132]" office:value-type="float" office:value="-1.35754795786077" calcext:value-type="float">
            <text:p>-1,35754795786077</text:p>
          </table:table-cell>
          <table:table-cell table:formula="of:=[.H132]^2" office:value-type="float" office:value="0.57727702538742" calcext:value-type="float">
            <text:p>0,57727702538742</text:p>
          </table:table-cell>
          <table:table-cell table:formula="of:=[.$Q$5]*([.F132]-[.$Q$3])^[.$Q$4]" office:value-type="float" office:value="6.21908035044507" calcext:value-type="float">
            <text:p>6,21908035044507</text:p>
          </table:table-cell>
          <table:table-cell table:formula="of:=LN([.G132])" office:value-type="float" office:value="1.78674692740451" calcext:value-type="float">
            <text:p>1,78674692740451</text:p>
          </table:table-cell>
          <table:table-cell table:formula="of:=LN([.L132])" office:value-type="float" office:value="1.82762204219347" calcext:value-type="float">
            <text:p>1,82762204219347</text:p>
          </table:table-cell>
          <table:table-cell table:formula="of:=([.M132]-[.N132])^2" office:value-type="float" office:value="0.0016707750090105" calcext:value-type="float">
            <text:p>0,00167077500901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4-05-23" calcext:value-type="date">
            <text:p>23/5/2014</text:p>
          </table:table-cell>
          <table:table-cell table:style-name="ce3" office:value-type="date" office:date-value="1900-01-01T12:33:00" calcext:value-type="date">
            <text:p>1/1/1900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E133]/100" office:value-type="float" office:value="0.9" calcext:value-type="float">
            <text:p>0,9</text:p>
          </table:table-cell>
          <table:table-cell table:style-name="ce7" office:value-type="float" office:value="6.562" calcext:value-type="float">
            <text:p>6,562</text:p>
          </table:table-cell>
          <table:table-cell table:formula="of:=LN([.F133]-[.$Q$3])" office:value-type="float" office:value="-0.738634577057384" calcext:value-type="float">
            <text:p>-0,738634577057384</text:p>
          </table:table-cell>
          <table:table-cell table:formula="of:=LN([.G133])" office:value-type="float" office:value="1.88129543453891" calcext:value-type="float">
            <text:p>1,88129543453891</text:p>
          </table:table-cell>
          <table:table-cell table:formula="of:=[.H133]*[.I133]" office:value-type="float" office:value="-1.38958985761063" calcext:value-type="float">
            <text:p>-1,38958985761063</text:p>
          </table:table-cell>
          <table:table-cell table:formula="of:=[.H133]^2" office:value-type="float" office:value="0.54558103842474" calcext:value-type="float">
            <text:p>0,54558103842474</text:p>
          </table:table-cell>
          <table:table-cell table:formula="of:=[.$Q$5]*([.F133]-[.$Q$3])^[.$Q$4]" office:value-type="float" office:value="6.40763885760757" calcext:value-type="float">
            <text:p>6,40763885760757</text:p>
          </table:table-cell>
          <table:table-cell table:formula="of:=LN([.G133])" office:value-type="float" office:value="1.88129543453891" calcext:value-type="float">
            <text:p>1,88129543453891</text:p>
          </table:table-cell>
          <table:table-cell table:formula="of:=LN([.L133])" office:value-type="float" office:value="1.85749085012663" calcext:value-type="float">
            <text:p>1,85749085012663</text:p>
          </table:table-cell>
          <table:table-cell table:formula="of:=([.M133]-[.N133])^2" office:value-type="float" office:value="0.000566658239041356" calcext:value-type="float">
            <text:p>0,00056665823904135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9-05-30" calcext:value-type="date">
            <text:p>30/5/199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E134]/100" office:value-type="float" office:value="0.9" calcext:value-type="float">
            <text:p>0,9</text:p>
          </table:table-cell>
          <table:table-cell table:style-name="ce7" office:value-type="float" office:value="6.55" calcext:value-type="float">
            <text:p>6,55</text:p>
          </table:table-cell>
          <table:table-cell table:formula="of:=LN([.F134]-[.$Q$3])" office:value-type="float" office:value="-0.738634577057384" calcext:value-type="float">
            <text:p>-0,738634577057384</text:p>
          </table:table-cell>
          <table:table-cell table:formula="of:=LN([.G134])" office:value-type="float" office:value="1.87946504964716" calcext:value-type="float">
            <text:p>1,87946504964716</text:p>
          </table:table-cell>
          <table:table-cell table:formula="of:=[.H134]*[.I134]" office:value-type="float" office:value="-1.38823787204026" calcext:value-type="float">
            <text:p>-1,38823787204026</text:p>
          </table:table-cell>
          <table:table-cell table:formula="of:=[.H134]^2" office:value-type="float" office:value="0.54558103842474" calcext:value-type="float">
            <text:p>0,54558103842474</text:p>
          </table:table-cell>
          <table:table-cell table:formula="of:=[.$Q$5]*([.F134]-[.$Q$3])^[.$Q$4]" office:value-type="float" office:value="6.40763885760757" calcext:value-type="float">
            <text:p>6,40763885760757</text:p>
          </table:table-cell>
          <table:table-cell table:formula="of:=LN([.G134])" office:value-type="float" office:value="1.87946504964716" calcext:value-type="float">
            <text:p>1,87946504964716</text:p>
          </table:table-cell>
          <table:table-cell table:formula="of:=LN([.L134])" office:value-type="float" office:value="1.85749085012663" calcext:value-type="float">
            <text:p>1,85749085012663</text:p>
          </table:table-cell>
          <table:table-cell table:formula="of:=([.M134]-[.N134])^2" office:value-type="float" office:value="0.000482865444568082" calcext:value-type="float">
            <text:p>0,00048286544456808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7-06-09" calcext:value-type="date">
            <text:p>9/6/197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E135]/100" office:value-type="float" office:value="0.9" calcext:value-type="float">
            <text:p>0,9</text:p>
          </table:table-cell>
          <table:table-cell table:style-name="ce7" office:value-type="float" office:value="6.59" calcext:value-type="float">
            <text:p>6,59</text:p>
          </table:table-cell>
          <table:table-cell table:formula="of:=LN([.F135]-[.$Q$3])" office:value-type="float" office:value="-0.738634577057384" calcext:value-type="float">
            <text:p>-0,738634577057384</text:p>
          </table:table-cell>
          <table:table-cell table:formula="of:=LN([.G135])" office:value-type="float" office:value="1.88555334851442" calcext:value-type="float">
            <text:p>1,88555334851442</text:p>
          </table:table-cell>
          <table:table-cell table:formula="of:=[.H135]*[.I135]" office:value-type="float" office:value="-1.39273490009908" calcext:value-type="float">
            <text:p>-1,39273490009908</text:p>
          </table:table-cell>
          <table:table-cell table:formula="of:=[.H135]^2" office:value-type="float" office:value="0.54558103842474" calcext:value-type="float">
            <text:p>0,54558103842474</text:p>
          </table:table-cell>
          <table:table-cell table:formula="of:=[.$Q$5]*([.F135]-[.$Q$3])^[.$Q$4]" office:value-type="float" office:value="6.40763885760757" calcext:value-type="float">
            <text:p>6,40763885760757</text:p>
          </table:table-cell>
          <table:table-cell table:formula="of:=LN([.G135])" office:value-type="float" office:value="1.88555334851442" calcext:value-type="float">
            <text:p>1,88555334851442</text:p>
          </table:table-cell>
          <table:table-cell table:formula="of:=LN([.L135])" office:value-type="float" office:value="1.85749085012663" calcext:value-type="float">
            <text:p>1,85749085012663</text:p>
          </table:table-cell>
          <table:table-cell table:formula="of:=([.M135]-[.N135])^2" office:value-type="float" office:value="0.000787503815764477" calcext:value-type="float">
            <text:p>0,00078750381576447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6-08-15" calcext:value-type="date">
            <text:p>15/8/197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E136]/100" office:value-type="float" office:value="0.9" calcext:value-type="float">
            <text:p>0,9</text:p>
          </table:table-cell>
          <table:table-cell table:style-name="ce7" office:value-type="float" office:value="5.72" calcext:value-type="float">
            <text:p>5,72</text:p>
          </table:table-cell>
          <table:table-cell table:formula="of:=LN([.F136]-[.$Q$3])" office:value-type="float" office:value="-0.738634577057384" calcext:value-type="float">
            <text:p>-0,738634577057384</text:p>
          </table:table-cell>
          <table:table-cell table:formula="of:=LN([.G136])" office:value-type="float" office:value="1.74396880539171" calcext:value-type="float">
            <text:p>1,74396880539171</text:p>
          </table:table-cell>
          <table:table-cell table:formula="of:=[.H136]*[.I136]" office:value-type="float" office:value="-1.28815566097177" calcext:value-type="float">
            <text:p>-1,28815566097177</text:p>
          </table:table-cell>
          <table:table-cell table:formula="of:=[.H136]^2" office:value-type="float" office:value="0.54558103842474" calcext:value-type="float">
            <text:p>0,54558103842474</text:p>
          </table:table-cell>
          <table:table-cell table:formula="of:=[.$Q$5]*([.F136]-[.$Q$3])^[.$Q$4]" office:value-type="float" office:value="6.40763885760757" calcext:value-type="float">
            <text:p>6,40763885760757</text:p>
          </table:table-cell>
          <table:table-cell table:formula="of:=LN([.G136])" office:value-type="float" office:value="1.74396880539171" calcext:value-type="float">
            <text:p>1,74396880539171</text:p>
          </table:table-cell>
          <table:table-cell table:formula="of:=LN([.L136])" office:value-type="float" office:value="1.85749085012663" calcext:value-type="float">
            <text:p>1,85749085012663</text:p>
          </table:table-cell>
          <table:table-cell table:formula="of:=([.M136]-[.N136])^2" office:value-type="float" office:value="0.012887254640798" calcext:value-type="float">
            <text:p>0,01288725464079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6-02-18" calcext:value-type="date">
            <text:p>18/2/197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E137]/100" office:value-type="float" office:value="0.9" calcext:value-type="float">
            <text:p>0,9</text:p>
          </table:table-cell>
          <table:table-cell table:style-name="ce7" office:value-type="float" office:value="6.35" calcext:value-type="float">
            <text:p>6,35</text:p>
          </table:table-cell>
          <table:table-cell table:formula="of:=LN([.F137]-[.$Q$3])" office:value-type="float" office:value="-0.738634577057384" calcext:value-type="float">
            <text:p>-0,738634577057384</text:p>
          </table:table-cell>
          <table:table-cell table:formula="of:=LN([.G137])" office:value-type="float" office:value="1.8484548129046" calcext:value-type="float">
            <text:p>1,8484548129046</text:p>
          </table:table-cell>
          <table:table-cell table:formula="of:=[.H137]*[.I137]" office:value-type="float" office:value="-1.36533263893947" calcext:value-type="float">
            <text:p>-1,36533263893947</text:p>
          </table:table-cell>
          <table:table-cell table:formula="of:=[.H137]^2" office:value-type="float" office:value="0.54558103842474" calcext:value-type="float">
            <text:p>0,54558103842474</text:p>
          </table:table-cell>
          <table:table-cell table:formula="of:=[.$Q$5]*([.F137]-[.$Q$3])^[.$Q$4]" office:value-type="float" office:value="6.40763885760757" calcext:value-type="float">
            <text:p>6,40763885760757</text:p>
          </table:table-cell>
          <table:table-cell table:formula="of:=LN([.G137])" office:value-type="float" office:value="1.8484548129046" calcext:value-type="float">
            <text:p>1,8484548129046</text:p>
          </table:table-cell>
          <table:table-cell table:formula="of:=LN([.L137])" office:value-type="float" office:value="1.85749085012663" calcext:value-type="float">
            <text:p>1,85749085012663</text:p>
          </table:table-cell>
          <table:table-cell table:formula="of:=([.M137]-[.N137])^2" office:value-type="float" office:value="0.0000816499686779107" calcext:value-type="float">
            <text:p>8,16499686779107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7-07-11" calcext:value-type="date">
            <text:p>11/7/196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E138]/100" office:value-type="float" office:value="0.9" calcext:value-type="float">
            <text:p>0,9</text:p>
          </table:table-cell>
          <table:table-cell table:style-name="ce7" office:value-type="float" office:value="6.24" calcext:value-type="float">
            <text:p>6,24</text:p>
          </table:table-cell>
          <table:table-cell table:formula="of:=LN([.F138]-[.$Q$3])" office:value-type="float" office:value="-0.738634577057384" calcext:value-type="float">
            <text:p>-0,738634577057384</text:p>
          </table:table-cell>
          <table:table-cell table:formula="of:=LN([.G138])" office:value-type="float" office:value="1.83098018238134" calcext:value-type="float">
            <text:p>1,83098018238134</text:p>
          </table:table-cell>
          <table:table-cell table:formula="of:=[.H138]*[.I138]" office:value-type="float" office:value="-1.35242527261369" calcext:value-type="float">
            <text:p>-1,35242527261369</text:p>
          </table:table-cell>
          <table:table-cell table:formula="of:=[.H138]^2" office:value-type="float" office:value="0.54558103842474" calcext:value-type="float">
            <text:p>0,54558103842474</text:p>
          </table:table-cell>
          <table:table-cell table:formula="of:=[.$Q$5]*([.F138]-[.$Q$3])^[.$Q$4]" office:value-type="float" office:value="6.40763885760757" calcext:value-type="float">
            <text:p>6,40763885760757</text:p>
          </table:table-cell>
          <table:table-cell table:formula="of:=LN([.G138])" office:value-type="float" office:value="1.83098018238134" calcext:value-type="float">
            <text:p>1,83098018238134</text:p>
          </table:table-cell>
          <table:table-cell table:formula="of:=LN([.L138])" office:value-type="float" office:value="1.85749085012663" calcext:value-type="float">
            <text:p>1,85749085012663</text:p>
          </table:table-cell>
          <table:table-cell table:formula="of:=([.M138]-[.N138])^2" office:value-type="float" office:value="0.000702815504301359" calcext:value-type="float">
            <text:p>0,00070281550430135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7-07-11" calcext:value-type="date">
            <text:p>11/7/196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E139]/100" office:value-type="float" office:value="0.9" calcext:value-type="float">
            <text:p>0,9</text:p>
          </table:table-cell>
          <table:table-cell table:style-name="ce7" office:value-type="float" office:value="6.07" calcext:value-type="float">
            <text:p>6,07</text:p>
          </table:table-cell>
          <table:table-cell table:formula="of:=LN([.F139]-[.$Q$3])" office:value-type="float" office:value="-0.738634577057384" calcext:value-type="float">
            <text:p>-0,738634577057384</text:p>
          </table:table-cell>
          <table:table-cell table:formula="of:=LN([.G139])" office:value-type="float" office:value="1.80335860507141" calcext:value-type="float">
            <text:p>1,80335860507141</text:p>
          </table:table-cell>
          <table:table-cell table:formula="of:=[.H139]*[.I139]" office:value-type="float" office:value="-1.33202302053971" calcext:value-type="float">
            <text:p>-1,33202302053971</text:p>
          </table:table-cell>
          <table:table-cell table:formula="of:=[.H139]^2" office:value-type="float" office:value="0.54558103842474" calcext:value-type="float">
            <text:p>0,54558103842474</text:p>
          </table:table-cell>
          <table:table-cell table:formula="of:=[.$Q$5]*([.F139]-[.$Q$3])^[.$Q$4]" office:value-type="float" office:value="6.40763885760757" calcext:value-type="float">
            <text:p>6,40763885760757</text:p>
          </table:table-cell>
          <table:table-cell table:formula="of:=LN([.G139])" office:value-type="float" office:value="1.80335860507141" calcext:value-type="float">
            <text:p>1,80335860507141</text:p>
          </table:table-cell>
          <table:table-cell table:formula="of:=LN([.L139])" office:value-type="float" office:value="1.85749085012663" calcext:value-type="float">
            <text:p>1,85749085012663</text:p>
          </table:table-cell>
          <table:table-cell table:formula="of:=([.M139]-[.N139])^2" office:value-type="float" office:value="0.00293029995471872" calcext:value-type="float">
            <text:p>0,0029302999547187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2-11-03" calcext:value-type="date">
            <text:p>3/11/2012</text:p>
          </table:table-cell>
          <table:table-cell table:style-name="ce3" office:value-type="date" office:date-value="1900-01-01T09:16:30" calcext:value-type="date">
            <text:p>1/1/1900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float" office:value="92" calcext:value-type="float">
            <text:p>92</text:p>
          </table:table-cell>
          <table:table-cell table:style-name="ce7" table:formula="of:=[.E140]/100" office:value-type="float" office:value="0.92" calcext:value-type="float">
            <text:p>0,92</text:p>
          </table:table-cell>
          <table:table-cell table:style-name="ce7" office:value-type="float" office:value="6.288" calcext:value-type="float">
            <text:p>6,288</text:p>
          </table:table-cell>
          <table:table-cell table:formula="of:=LN([.F140]-[.$Q$3])" office:value-type="float" office:value="-0.697625547952817" calcext:value-type="float">
            <text:p>-0,697625547952817</text:p>
          </table:table-cell>
          <table:table-cell table:formula="of:=LN([.G140])" office:value-type="float" office:value="1.83864305512691" calcext:value-type="float">
            <text:p>1,83864305512691</text:p>
          </table:table-cell>
          <table:table-cell table:formula="of:=[.H140]*[.I140]" office:value-type="float" office:value="-1.28268436882255" calcext:value-type="float">
            <text:p>-1,28268436882255</text:p>
          </table:table-cell>
          <table:table-cell table:formula="of:=[.H140]^2" office:value-type="float" office:value="0.486681405156468" calcext:value-type="float">
            <text:p>0,486681405156468</text:p>
          </table:table-cell>
          <table:table-cell table:formula="of:=[.$Q$5]*([.F140]-[.$Q$3])^[.$Q$4]" office:value-type="float" office:value="6.78963607082161" calcext:value-type="float">
            <text:p>6,78963607082161</text:p>
          </table:table-cell>
          <table:table-cell table:formula="of:=LN([.G140])" office:value-type="float" office:value="1.83864305512691" calcext:value-type="float">
            <text:p>1,83864305512691</text:p>
          </table:table-cell>
          <table:table-cell table:formula="of:=LN([.L140])" office:value-type="float" office:value="1.91539734231705" calcext:value-type="float">
            <text:p>1,91539734231705</text:p>
          </table:table-cell>
          <table:table-cell table:formula="of:=([.M140]-[.N140])^2" office:value-type="float" office:value="0.00589122060206702" calcext:value-type="float">
            <text:p>0,0058912206020670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7-07-11" calcext:value-type="date">
            <text:p>11/7/2007</text:p>
          </table:table-cell>
          <table:table-cell table:style-name="ce3" office:value-type="date" office:date-value="1900-01-01T10:28:00" calcext:value-type="date">
            <text:p>1/1/1900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float" office:value="92" calcext:value-type="float">
            <text:p>92</text:p>
          </table:table-cell>
          <table:table-cell table:style-name="ce7" table:formula="of:=[.E141]/100" office:value-type="float" office:value="0.92" calcext:value-type="float">
            <text:p>0,92</text:p>
          </table:table-cell>
          <table:table-cell table:style-name="ce7" office:value-type="float" office:value="7.336" calcext:value-type="float">
            <text:p>7,336</text:p>
          </table:table-cell>
          <table:table-cell table:formula="of:=LN([.F141]-[.$Q$3])" office:value-type="float" office:value="-0.697625547952817" calcext:value-type="float">
            <text:p>-0,697625547952817</text:p>
          </table:table-cell>
          <table:table-cell table:formula="of:=LN([.G141])" office:value-type="float" office:value="1.99279373495416" calcext:value-type="float">
            <text:p>1,99279373495416</text:p>
          </table:table-cell>
          <table:table-cell table:formula="of:=[.H141]*[.I141]" office:value-type="float" office:value="-1.39022382130434" calcext:value-type="float">
            <text:p>-1,39022382130434</text:p>
          </table:table-cell>
          <table:table-cell table:formula="of:=[.H141]^2" office:value-type="float" office:value="0.486681405156468" calcext:value-type="float">
            <text:p>0,486681405156468</text:p>
          </table:table-cell>
          <table:table-cell table:formula="of:=[.$Q$5]*([.F141]-[.$Q$3])^[.$Q$4]" office:value-type="float" office:value="6.78963607082161" calcext:value-type="float">
            <text:p>6,78963607082161</text:p>
          </table:table-cell>
          <table:table-cell table:formula="of:=LN([.G141])" office:value-type="float" office:value="1.99279373495416" calcext:value-type="float">
            <text:p>1,99279373495416</text:p>
          </table:table-cell>
          <table:table-cell table:formula="of:=LN([.L141])" office:value-type="float" office:value="1.91539734231705" calcext:value-type="float">
            <text:p>1,91539734231705</text:p>
          </table:table-cell>
          <table:table-cell table:formula="of:=([.M141]-[.N141])^2" office:value-type="float" office:value="0.00599020159323844" calcext:value-type="float">
            <text:p>0,0059902015932384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6-05-19" calcext:value-type="date">
            <text:p>19/5/198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float" office:value="92" calcext:value-type="float">
            <text:p>92</text:p>
          </table:table-cell>
          <table:table-cell table:style-name="ce7" table:formula="of:=[.E142]/100" office:value-type="float" office:value="0.92" calcext:value-type="float">
            <text:p>0,92</text:p>
          </table:table-cell>
          <table:table-cell table:style-name="ce7" office:value-type="float" office:value="6" calcext:value-type="float">
            <text:p>6</text:p>
          </table:table-cell>
          <table:table-cell table:formula="of:=LN([.F142]-[.$Q$3])" office:value-type="float" office:value="-0.697625547952817" calcext:value-type="float">
            <text:p>-0,697625547952817</text:p>
          </table:table-cell>
          <table:table-cell table:formula="of:=LN([.G142])" office:value-type="float" office:value="1.79175946922806" calcext:value-type="float">
            <text:p>1,79175946922806</text:p>
          </table:table-cell>
          <table:table-cell table:formula="of:=[.H142]*[.I142]" office:value-type="float" office:value="-1.24997718151987" calcext:value-type="float">
            <text:p>-1,24997718151987</text:p>
          </table:table-cell>
          <table:table-cell table:formula="of:=[.H142]^2" office:value-type="float" office:value="0.486681405156468" calcext:value-type="float">
            <text:p>0,486681405156468</text:p>
          </table:table-cell>
          <table:table-cell table:formula="of:=[.$Q$5]*([.F142]-[.$Q$3])^[.$Q$4]" office:value-type="float" office:value="6.78963607082161" calcext:value-type="float">
            <text:p>6,78963607082161</text:p>
          </table:table-cell>
          <table:table-cell table:formula="of:=LN([.G142])" office:value-type="float" office:value="1.79175946922806" calcext:value-type="float">
            <text:p>1,79175946922806</text:p>
          </table:table-cell>
          <table:table-cell table:formula="of:=LN([.L142])" office:value-type="float" office:value="1.91539734231705" calcext:value-type="float">
            <text:p>1,91539734231705</text:p>
          </table:table-cell>
          <table:table-cell table:formula="of:=([.M142]-[.N142])^2" office:value-type="float" office:value="0.0152863236619702" calcext:value-type="float">
            <text:p>0,015286323661970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3-07-16" calcext:value-type="date">
            <text:p>16/7/198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float" office:value="92" calcext:value-type="float">
            <text:p>92</text:p>
          </table:table-cell>
          <table:table-cell table:style-name="ce7" table:formula="of:=[.E143]/100" office:value-type="float" office:value="0.92" calcext:value-type="float">
            <text:p>0,92</text:p>
          </table:table-cell>
          <table:table-cell table:style-name="ce7" office:value-type="float" office:value="6.32" calcext:value-type="float">
            <text:p>6,32</text:p>
          </table:table-cell>
          <table:table-cell table:formula="of:=LN([.F143]-[.$Q$3])" office:value-type="float" office:value="-0.697625547952817" calcext:value-type="float">
            <text:p>-0,697625547952817</text:p>
          </table:table-cell>
          <table:table-cell table:formula="of:=LN([.G143])" office:value-type="float" office:value="1.84371920815877" calcext:value-type="float">
            <text:p>1,84371920815877</text:p>
          </table:table-cell>
          <table:table-cell table:formula="of:=[.H143]*[.I143]" office:value-type="float" office:value="-1.28622562286289" calcext:value-type="float">
            <text:p>-1,28622562286289</text:p>
          </table:table-cell>
          <table:table-cell table:formula="of:=[.H143]^2" office:value-type="float" office:value="0.486681405156468" calcext:value-type="float">
            <text:p>0,486681405156468</text:p>
          </table:table-cell>
          <table:table-cell table:formula="of:=[.$Q$5]*([.F143]-[.$Q$3])^[.$Q$4]" office:value-type="float" office:value="6.78963607082161" calcext:value-type="float">
            <text:p>6,78963607082161</text:p>
          </table:table-cell>
          <table:table-cell table:formula="of:=LN([.G143])" office:value-type="float" office:value="1.84371920815877" calcext:value-type="float">
            <text:p>1,84371920815877</text:p>
          </table:table-cell>
          <table:table-cell table:formula="of:=LN([.L143])" office:value-type="float" office:value="1.91539734231705" calcext:value-type="float">
            <text:p>1,91539734231705</text:p>
          </table:table-cell>
          <table:table-cell table:formula="of:=([.M143]-[.N143])^2" office:value-type="float" office:value="0.00513775491641279" calcext:value-type="float">
            <text:p>0,0051377549164127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2-08-11" calcext:value-type="date">
            <text:p>11/8/198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float" office:value="92" calcext:value-type="float">
            <text:p>92</text:p>
          </table:table-cell>
          <table:table-cell table:style-name="ce7" table:formula="of:=[.E144]/100" office:value-type="float" office:value="0.92" calcext:value-type="float">
            <text:p>0,92</text:p>
          </table:table-cell>
          <table:table-cell table:style-name="ce7" office:value-type="float" office:value="6.79" calcext:value-type="float">
            <text:p>6,79</text:p>
          </table:table-cell>
          <table:table-cell table:formula="of:=LN([.F144]-[.$Q$3])" office:value-type="float" office:value="-0.697625547952817" calcext:value-type="float">
            <text:p>-0,697625547952817</text:p>
          </table:table-cell>
          <table:table-cell table:formula="of:=LN([.G144])" office:value-type="float" office:value="1.9154509415706" calcext:value-type="float">
            <text:p>1,9154509415706</text:p>
          </table:table-cell>
          <table:table-cell table:formula="of:=[.H144]*[.I144]" office:value-type="float" office:value="-1.33626751268993" calcext:value-type="float">
            <text:p>-1,33626751268993</text:p>
          </table:table-cell>
          <table:table-cell table:formula="of:=[.H144]^2" office:value-type="float" office:value="0.486681405156468" calcext:value-type="float">
            <text:p>0,486681405156468</text:p>
          </table:table-cell>
          <table:table-cell table:formula="of:=[.$Q$5]*([.F144]-[.$Q$3])^[.$Q$4]" office:value-type="float" office:value="6.78963607082161" calcext:value-type="float">
            <text:p>6,78963607082161</text:p>
          </table:table-cell>
          <table:table-cell table:formula="of:=LN([.G144])" office:value-type="float" office:value="1.9154509415706" calcext:value-type="float">
            <text:p>1,9154509415706</text:p>
          </table:table-cell>
          <table:table-cell table:formula="of:=LN([.L144])" office:value-type="float" office:value="1.91539734231705" calcext:value-type="float">
            <text:p>1,91539734231705</text:p>
          </table:table-cell>
          <table:table-cell table:formula="of:=([.M144]-[.N144])^2" office:value-type="float" office:value="0.00000000287287998173" calcext:value-type="float">
            <text:p>2,87287998173328E-0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1-10-12" calcext:value-type="date">
            <text:p>12/10/198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float" office:value="92" calcext:value-type="float">
            <text:p>92</text:p>
          </table:table-cell>
          <table:table-cell table:style-name="ce7" table:formula="of:=[.E145]/100" office:value-type="float" office:value="0.92" calcext:value-type="float">
            <text:p>0,92</text:p>
          </table:table-cell>
          <table:table-cell table:style-name="ce7" office:value-type="float" office:value="3.74" calcext:value-type="float">
            <text:p>3,74</text:p>
          </table:table-cell>
          <table:table-cell table:formula="of:=LN([.F145]-[.$Q$3])" office:value-type="float" office:value="-0.697625547952817" calcext:value-type="float">
            <text:p>-0,697625547952817</text:p>
          </table:table-cell>
          <table:table-cell table:formula="of:=LN([.G145])" office:value-type="float" office:value="1.31908561142644" calcext:value-type="float">
            <text:p>1,31908561142644</text:p>
          </table:table-cell>
          <table:table-cell table:formula="of:=[.H145]*[.I145]" office:value-type="float" office:value="-0.920227822468047" calcext:value-type="float">
            <text:p>-0,920227822468047</text:p>
          </table:table-cell>
          <table:table-cell table:formula="of:=[.H145]^2" office:value-type="float" office:value="0.486681405156468" calcext:value-type="float">
            <text:p>0,486681405156468</text:p>
          </table:table-cell>
          <table:table-cell table:formula="of:=[.$Q$5]*([.F145]-[.$Q$3])^[.$Q$4]" office:value-type="float" office:value="6.78963607082161" calcext:value-type="float">
            <text:p>6,78963607082161</text:p>
          </table:table-cell>
          <table:table-cell table:formula="of:=LN([.G145])" office:value-type="float" office:value="1.31908561142644" calcext:value-type="float">
            <text:p>1,31908561142644</text:p>
          </table:table-cell>
          <table:table-cell table:formula="of:=LN([.L145])" office:value-type="float" office:value="1.91539734231705" calcext:value-type="float">
            <text:p>1,91539734231705</text:p>
          </table:table-cell>
          <table:table-cell table:formula="of:=([.M145]-[.N145])^2" office:value-type="float" office:value="0.355587680397753" calcext:value-type="float">
            <text:p>0,35558768039775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5-08-14" calcext:value-type="date">
            <text:p>14/8/198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formula="of:=[.E146]/100" office:value-type="float" office:value="0.94" calcext:value-type="float">
            <text:p>0,94</text:p>
          </table:table-cell>
          <table:table-cell table:style-name="ce7" office:value-type="float" office:value="7.14" calcext:value-type="float">
            <text:p>7,14</text:p>
          </table:table-cell>
          <table:table-cell table:formula="of:=LN([.F146]-[.$Q$3])" office:value-type="float" office:value="-0.658232218534487" calcext:value-type="float">
            <text:p>-0,658232218534487</text:p>
          </table:table-cell>
          <table:table-cell table:formula="of:=LN([.G146])" office:value-type="float" office:value="1.96571277635149" calcext:value-type="float">
            <text:p>1,96571277635149</text:p>
          </table:table-cell>
          <table:table-cell table:formula="of:=[.H146]*[.I146]" office:value-type="float" office:value="-1.29389548177943" calcext:value-type="float">
            <text:p>-1,29389548177943</text:p>
          </table:table-cell>
          <table:table-cell table:formula="of:=[.H146]^2" office:value-type="float" office:value="0.433269653516833" calcext:value-type="float">
            <text:p>0,433269653516833</text:p>
          </table:table-cell>
          <table:table-cell table:formula="of:=[.$Q$5]*([.F146]-[.$Q$3])^[.$Q$4]" office:value-type="float" office:value="7.1780115217726" calcext:value-type="float">
            <text:p>7,1780115217726</text:p>
          </table:table-cell>
          <table:table-cell table:formula="of:=LN([.G146])" office:value-type="float" office:value="1.96571277635149" calcext:value-type="float">
            <text:p>1,96571277635149</text:p>
          </table:table-cell>
          <table:table-cell table:formula="of:=LN([.L146])" office:value-type="float" office:value="1.97102239787495" calcext:value-type="float">
            <text:p>1,97102239787495</text:p>
          </table:table-cell>
          <table:table-cell table:formula="of:=([.M146]-[.N146])^2" office:value-type="float" office:value="0.0000281920807223524" calcext:value-type="float">
            <text:p>2,81920807223524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6-01-18" calcext:value-type="date">
            <text:p>18/1/197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formula="of:=[.E147]/100" office:value-type="float" office:value="0.94" calcext:value-type="float">
            <text:p>0,94</text:p>
          </table:table-cell>
          <table:table-cell table:style-name="ce7" office:value-type="float" office:value="6.89" calcext:value-type="float">
            <text:p>6,89</text:p>
          </table:table-cell>
          <table:table-cell table:formula="of:=LN([.F147]-[.$Q$3])" office:value-type="float" office:value="-0.658232218534487" calcext:value-type="float">
            <text:p>-0,658232218534487</text:p>
          </table:table-cell>
          <table:table-cell table:formula="of:=LN([.G147])" office:value-type="float" office:value="1.93007108502557" calcext:value-type="float">
            <text:p>1,93007108502557</text:p>
          </table:table-cell>
          <table:table-cell table:formula="of:=[.H147]*[.I147]" office:value-type="float" office:value="-1.27043497222564" calcext:value-type="float">
            <text:p>-1,27043497222564</text:p>
          </table:table-cell>
          <table:table-cell table:formula="of:=[.H147]^2" office:value-type="float" office:value="0.433269653516833" calcext:value-type="float">
            <text:p>0,433269653516833</text:p>
          </table:table-cell>
          <table:table-cell table:formula="of:=[.$Q$5]*([.F147]-[.$Q$3])^[.$Q$4]" office:value-type="float" office:value="7.1780115217726" calcext:value-type="float">
            <text:p>7,1780115217726</text:p>
          </table:table-cell>
          <table:table-cell table:formula="of:=LN([.G147])" office:value-type="float" office:value="1.93007108502557" calcext:value-type="float">
            <text:p>1,93007108502557</text:p>
          </table:table-cell>
          <table:table-cell table:formula="of:=LN([.L147])" office:value-type="float" office:value="1.97102239787495" calcext:value-type="float">
            <text:p>1,97102239787495</text:p>
          </table:table-cell>
          <table:table-cell table:formula="of:=([.M147]-[.N147])^2" office:value-type="float" office:value="0.00167701002408799" calcext:value-type="float">
            <text:p>0,0016770100240879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5-05-14" calcext:value-type="date">
            <text:p>14/5/197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formula="of:=[.E148]/100" office:value-type="float" office:value="0.94" calcext:value-type="float">
            <text:p>0,94</text:p>
          </table:table-cell>
          <table:table-cell table:style-name="ce7" office:value-type="float" office:value="7.29" calcext:value-type="float">
            <text:p>7,29</text:p>
          </table:table-cell>
          <table:table-cell table:formula="of:=LN([.F148]-[.$Q$3])" office:value-type="float" office:value="-0.658232218534487" calcext:value-type="float">
            <text:p>-0,658232218534487</text:p>
          </table:table-cell>
          <table:table-cell table:formula="of:=LN([.G148])" office:value-type="float" office:value="1.98650354602057" calcext:value-type="float">
            <text:p>1,98650354602057</text:p>
          </table:table-cell>
          <table:table-cell table:formula="of:=[.H148]*[.I148]" office:value-type="float" office:value="-1.30758063622374" calcext:value-type="float">
            <text:p>-1,30758063622374</text:p>
          </table:table-cell>
          <table:table-cell table:formula="of:=[.H148]^2" office:value-type="float" office:value="0.433269653516833" calcext:value-type="float">
            <text:p>0,433269653516833</text:p>
          </table:table-cell>
          <table:table-cell table:formula="of:=[.$Q$5]*([.F148]-[.$Q$3])^[.$Q$4]" office:value-type="float" office:value="7.1780115217726" calcext:value-type="float">
            <text:p>7,1780115217726</text:p>
          </table:table-cell>
          <table:table-cell table:formula="of:=LN([.G148])" office:value-type="float" office:value="1.98650354602057" calcext:value-type="float">
            <text:p>1,98650354602057</text:p>
          </table:table-cell>
          <table:table-cell table:formula="of:=LN([.L148])" office:value-type="float" office:value="1.97102239787495" calcext:value-type="float">
            <text:p>1,97102239787495</text:p>
          </table:table-cell>
          <table:table-cell table:formula="of:=([.M148]-[.N148])^2" office:value-type="float" office:value="0.000239665947906553" calcext:value-type="float">
            <text:p>0,00023966594790655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4-08-07" calcext:value-type="date">
            <text:p>7/8/2004</text:p>
          </table:table-cell>
          <table:table-cell table:style-name="ce3" office:value-type="date" office:date-value="1900-01-01T13:40:00" calcext:value-type="date">
            <text:p>1/1/1900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float" office:value="95" calcext:value-type="float">
            <text:p>95</text:p>
          </table:table-cell>
          <table:table-cell table:style-name="ce7" table:formula="of:=[.E149]/100" office:value-type="float" office:value="0.95" calcext:value-type="float">
            <text:p>0,95</text:p>
          </table:table-cell>
          <table:table-cell table:style-name="ce7" office:value-type="float" office:value="7.22" calcext:value-type="float">
            <text:p>7,22</text:p>
          </table:table-cell>
          <table:table-cell table:formula="of:=LN([.F149]-[.$Q$3])" office:value-type="float" office:value="-0.639102611138385" calcext:value-type="float">
            <text:p>-0,639102611138385</text:p>
          </table:table-cell>
          <table:table-cell table:formula="of:=LN([.G149])" office:value-type="float" office:value="1.97685495290473" calcext:value-type="float">
            <text:p>1,97685495290473</text:p>
          </table:table-cell>
          <table:table-cell table:formula="of:=[.H149]*[.I149]" office:value-type="float" office:value="-1.26341316224326" calcext:value-type="float">
            <text:p>-1,26341316224326</text:p>
          </table:table-cell>
          <table:table-cell table:formula="of:=[.H149]^2" office:value-type="float" office:value="0.408452147563901" calcext:value-type="float">
            <text:p>0,408452147563901</text:p>
          </table:table-cell>
          <table:table-cell table:formula="of:=[.$Q$5]*([.F149]-[.$Q$3])^[.$Q$4]" office:value-type="float" office:value="7.37454508272457" calcext:value-type="float">
            <text:p>7,37454508272457</text:p>
          </table:table-cell>
          <table:table-cell table:formula="of:=LN([.G149])" office:value-type="float" office:value="1.97685495290473" calcext:value-type="float">
            <text:p>1,97685495290473</text:p>
          </table:table-cell>
          <table:table-cell table:formula="of:=LN([.L149])" office:value-type="float" office:value="1.998034216625" calcext:value-type="float">
            <text:p>1,998034216625</text:p>
          </table:table-cell>
          <table:table-cell table:formula="of:=([.M149]-[.N149])^2" office:value-type="float" office:value="0.000448561211732647" calcext:value-type="float">
            <text:p>0,00044856121173264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5-10-03" calcext:value-type="date">
            <text:p>3/10/2005</text:p>
          </table:table-cell>
          <table:table-cell table:style-name="ce3" office:value-type="date" office:date-value="1900-01-01T10:45:00" calcext:value-type="date">
            <text:p>1/1/1900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float" office:value="96" calcext:value-type="float">
            <text:p>96</text:p>
          </table:table-cell>
          <table:table-cell table:style-name="ce7" table:formula="of:=[.E150]/100" office:value-type="float" office:value="0.96" calcext:value-type="float">
            <text:p>0,96</text:p>
          </table:table-cell>
          <table:table-cell table:style-name="ce7" office:value-type="float" office:value="7.6" calcext:value-type="float">
            <text:p>7,6</text:p>
          </table:table-cell>
          <table:table-cell table:formula="of:=LN([.F150]-[.$Q$3])" office:value-type="float" office:value="-0.620332087239649" calcext:value-type="float">
            <text:p>-0,620332087239649</text:p>
          </table:table-cell>
          <table:table-cell table:formula="of:=LN([.G150])" office:value-type="float" office:value="2.02814824729229" calcext:value-type="float">
            <text:p>2,02814824729229</text:p>
          </table:table-cell>
          <table:table-cell table:formula="of:=[.H150]*[.I150]" office:value-type="float" office:value="-1.25812543547426" calcext:value-type="float">
            <text:p>-1,25812543547426</text:p>
          </table:table-cell>
          <table:table-cell table:formula="of:=[.H150]^2" office:value-type="float" office:value="0.3848118984591" calcext:value-type="float">
            <text:p>0,3848118984591</text:p>
          </table:table-cell>
          <table:table-cell table:formula="of:=[.$Q$5]*([.F150]-[.$Q$3])^[.$Q$4]" office:value-type="float" office:value="7.5726191185929" calcext:value-type="float">
            <text:p>7,5726191185929</text:p>
          </table:table-cell>
          <table:table-cell table:formula="of:=LN([.G150])" office:value-type="float" office:value="2.02814824729229" calcext:value-type="float">
            <text:p>2,02814824729229</text:p>
          </table:table-cell>
          <table:table-cell table:formula="of:=LN([.L150])" office:value-type="float" office:value="2.02453899421388" calcext:value-type="float">
            <text:p>2,02453899421388</text:p>
          </table:table-cell>
          <table:table-cell table:formula="of:=([.M150]-[.N150])^2" office:value-type="float" office:value="0.0000130267077840039" calcext:value-type="float">
            <text:p>1,30267077840039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7-05-23" calcext:value-type="date">
            <text:p>23/5/198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float" office:value="96" calcext:value-type="float">
            <text:p>96</text:p>
          </table:table-cell>
          <table:table-cell table:style-name="ce7" table:formula="of:=[.E151]/100" office:value-type="float" office:value="0.96" calcext:value-type="float">
            <text:p>0,96</text:p>
          </table:table-cell>
          <table:table-cell table:style-name="ce7" office:value-type="float" office:value="9.78" calcext:value-type="float">
            <text:p>9,78</text:p>
          </table:table-cell>
          <table:table-cell table:formula="of:=LN([.F151]-[.$Q$3])" office:value-type="float" office:value="-0.620332087239649" calcext:value-type="float">
            <text:p>-0,620332087239649</text:p>
          </table:table-cell>
          <table:table-cell table:formula="of:=LN([.G151])" office:value-type="float" office:value="2.28033948404673" calcext:value-type="float">
            <text:p>2,28033948404673</text:p>
          </table:table-cell>
          <table:table-cell table:formula="of:=[.H151]*[.I151]" office:value-type="float" office:value="-1.41456775175369" calcext:value-type="float">
            <text:p>-1,41456775175369</text:p>
          </table:table-cell>
          <table:table-cell table:formula="of:=[.H151]^2" office:value-type="float" office:value="0.3848118984591" calcext:value-type="float">
            <text:p>0,3848118984591</text:p>
          </table:table-cell>
          <table:table-cell table:formula="of:=[.$Q$5]*([.F151]-[.$Q$3])^[.$Q$4]" office:value-type="float" office:value="7.5726191185929" calcext:value-type="float">
            <text:p>7,5726191185929</text:p>
          </table:table-cell>
          <table:table-cell table:formula="of:=LN([.G151])" office:value-type="float" office:value="2.28033948404673" calcext:value-type="float">
            <text:p>2,28033948404673</text:p>
          </table:table-cell>
          <table:table-cell table:formula="of:=LN([.L151])" office:value-type="float" office:value="2.02453899421388" calcext:value-type="float">
            <text:p>2,02453899421388</text:p>
          </table:table-cell>
          <table:table-cell table:formula="of:=([.M151]-[.N151])^2" office:value-type="float" office:value="0.0654338905987258" calcext:value-type="float">
            <text:p>0,065433890598725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1-10-24" calcext:value-type="date">
            <text:p>24/10/197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float" office:value="96" calcext:value-type="float">
            <text:p>96</text:p>
          </table:table-cell>
          <table:table-cell table:style-name="ce7" table:formula="of:=[.E152]/100" office:value-type="float" office:value="0.96" calcext:value-type="float">
            <text:p>0,96</text:p>
          </table:table-cell>
          <table:table-cell table:style-name="ce7" office:value-type="float" office:value="7.39" calcext:value-type="float">
            <text:p>7,39</text:p>
          </table:table-cell>
          <table:table-cell table:formula="of:=LN([.F152]-[.$Q$3])" office:value-type="float" office:value="-0.620332087239649" calcext:value-type="float">
            <text:p>-0,620332087239649</text:p>
          </table:table-cell>
          <table:table-cell table:formula="of:=LN([.G152])" office:value-type="float" office:value="2.00012773496011" calcext:value-type="float">
            <text:p>2,00012773496011</text:p>
          </table:table-cell>
          <table:table-cell table:formula="of:=[.H152]*[.I152]" office:value-type="float" office:value="-1.24074341257372" calcext:value-type="float">
            <text:p>-1,24074341257372</text:p>
          </table:table-cell>
          <table:table-cell table:formula="of:=[.H152]^2" office:value-type="float" office:value="0.3848118984591" calcext:value-type="float">
            <text:p>0,3848118984591</text:p>
          </table:table-cell>
          <table:table-cell table:formula="of:=[.$Q$5]*([.F152]-[.$Q$3])^[.$Q$4]" office:value-type="float" office:value="7.5726191185929" calcext:value-type="float">
            <text:p>7,5726191185929</text:p>
          </table:table-cell>
          <table:table-cell table:formula="of:=LN([.G152])" office:value-type="float" office:value="2.00012773496011" calcext:value-type="float">
            <text:p>2,00012773496011</text:p>
          </table:table-cell>
          <table:table-cell table:formula="of:=LN([.L152])" office:value-type="float" office:value="2.02453899421388" calcext:value-type="float">
            <text:p>2,02453899421388</text:p>
          </table:table-cell>
          <table:table-cell table:formula="of:=([.M152]-[.N152])^2" office:value-type="float" office:value="0.000595909578354564" calcext:value-type="float">
            <text:p>0,00059590957835456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1-10-24" calcext:value-type="date">
            <text:p>24/10/197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float" office:value="96" calcext:value-type="float">
            <text:p>96</text:p>
          </table:table-cell>
          <table:table-cell table:style-name="ce7" table:formula="of:=[.E153]/100" office:value-type="float" office:value="0.96" calcext:value-type="float">
            <text:p>0,96</text:p>
          </table:table-cell>
          <table:table-cell table:style-name="ce7" office:value-type="float" office:value="7.39" calcext:value-type="float">
            <text:p>7,39</text:p>
          </table:table-cell>
          <table:table-cell table:formula="of:=LN([.F153]-[.$Q$3])" office:value-type="float" office:value="-0.620332087239649" calcext:value-type="float">
            <text:p>-0,620332087239649</text:p>
          </table:table-cell>
          <table:table-cell table:formula="of:=LN([.G153])" office:value-type="float" office:value="2.00012773496011" calcext:value-type="float">
            <text:p>2,00012773496011</text:p>
          </table:table-cell>
          <table:table-cell table:formula="of:=[.H153]*[.I153]" office:value-type="float" office:value="-1.24074341257372" calcext:value-type="float">
            <text:p>-1,24074341257372</text:p>
          </table:table-cell>
          <table:table-cell table:formula="of:=[.H153]^2" office:value-type="float" office:value="0.3848118984591" calcext:value-type="float">
            <text:p>0,3848118984591</text:p>
          </table:table-cell>
          <table:table-cell table:formula="of:=[.$Q$5]*([.F153]-[.$Q$3])^[.$Q$4]" office:value-type="float" office:value="7.5726191185929" calcext:value-type="float">
            <text:p>7,5726191185929</text:p>
          </table:table-cell>
          <table:table-cell table:formula="of:=LN([.G153])" office:value-type="float" office:value="2.00012773496011" calcext:value-type="float">
            <text:p>2,00012773496011</text:p>
          </table:table-cell>
          <table:table-cell table:formula="of:=LN([.L153])" office:value-type="float" office:value="2.02453899421388" calcext:value-type="float">
            <text:p>2,02453899421388</text:p>
          </table:table-cell>
          <table:table-cell table:formula="of:=([.M153]-[.N153])^2" office:value-type="float" office:value="0.000595909578354564" calcext:value-type="float">
            <text:p>0,00059590957835456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6-05-15" calcext:value-type="date">
            <text:p>15/5/193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96" calcext:value-type="float">
            <text:p>96</text:p>
          </table:table-cell>
          <table:table-cell table:style-name="ce7" table:formula="of:=[.E154]/100" office:value-type="float" office:value="0.96" calcext:value-type="float">
            <text:p>0,96</text:p>
          </table:table-cell>
          <table:table-cell table:style-name="ce7" office:value-type="float" office:value="7.21" calcext:value-type="float">
            <text:p>7,21</text:p>
          </table:table-cell>
          <table:table-cell table:formula="of:=LN([.F154]-[.$Q$3])" office:value-type="float" office:value="-0.620332087239649" calcext:value-type="float">
            <text:p>-0,620332087239649</text:p>
          </table:table-cell>
          <table:table-cell table:formula="of:=LN([.G154])" office:value-type="float" office:value="1.97546895129686" calcext:value-type="float">
            <text:p>1,97546895129686</text:p>
          </table:table-cell>
          <table:table-cell table:formula="of:=[.H154]*[.I154]" office:value-type="float" office:value="-1.2254467778351" calcext:value-type="float">
            <text:p>-1,2254467778351</text:p>
          </table:table-cell>
          <table:table-cell table:formula="of:=[.H154]^2" office:value-type="float" office:value="0.3848118984591" calcext:value-type="float">
            <text:p>0,3848118984591</text:p>
          </table:table-cell>
          <table:table-cell table:formula="of:=[.$Q$5]*([.F154]-[.$Q$3])^[.$Q$4]" office:value-type="float" office:value="7.5726191185929" calcext:value-type="float">
            <text:p>7,5726191185929</text:p>
          </table:table-cell>
          <table:table-cell table:formula="of:=LN([.G154])" office:value-type="float" office:value="1.97546895129686" calcext:value-type="float">
            <text:p>1,97546895129686</text:p>
          </table:table-cell>
          <table:table-cell table:formula="of:=LN([.L154])" office:value-type="float" office:value="2.02453899421388" calcext:value-type="float">
            <text:p>2,02453899421388</text:p>
          </table:table-cell>
          <table:table-cell table:formula="of:=([.M154]-[.N154])^2" office:value-type="float" office:value="0.00240786911187804" calcext:value-type="float">
            <text:p>0,0024078691118780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2-09-28" calcext:value-type="date">
            <text:p>28/9/2002</text:p>
          </table:table-cell>
          <table:table-cell table:style-name="ce3" office:value-type="date" office:date-value="1900-01-01T11:05:00" calcext:value-type="date">
            <text:p>1/1/1900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E155]/100" office:value-type="float" office:value="0.97" calcext:value-type="float">
            <text:p>0,97</text:p>
          </table:table-cell>
          <table:table-cell table:style-name="ce7" office:value-type="float" office:value="7.45" calcext:value-type="float">
            <text:p>7,45</text:p>
          </table:table-cell>
          <table:table-cell table:formula="of:=LN([.F155]-[.$Q$3])" office:value-type="float" office:value="-0.601907414076124" calcext:value-type="float">
            <text:p>-0,601907414076124</text:p>
          </table:table-cell>
          <table:table-cell table:formula="of:=LN([.G155])" office:value-type="float" office:value="2.00821403239147" calcext:value-type="float">
            <text:p>2,00821403239147</text:p>
          </table:table-cell>
          <table:table-cell table:formula="of:=[.H155]*[.I155]" office:value-type="float" office:value="-1.20875891514813" calcext:value-type="float">
            <text:p>-1,20875891514813</text:p>
          </table:table-cell>
          <table:table-cell table:formula="of:=[.H155]^2" office:value-type="float" office:value="0.362292535119807" calcext:value-type="float">
            <text:p>0,362292535119807</text:p>
          </table:table-cell>
          <table:table-cell table:formula="of:=[.$Q$5]*([.F155]-[.$Q$3])^[.$Q$4]" office:value-type="float" office:value="7.77221672018199" calcext:value-type="float">
            <text:p>7,77221672018199</text:p>
          </table:table-cell>
          <table:table-cell table:formula="of:=LN([.G155])" office:value-type="float" office:value="2.00821403239147" calcext:value-type="float">
            <text:p>2,00821403239147</text:p>
          </table:table-cell>
          <table:table-cell table:formula="of:=LN([.L155])" office:value-type="float" office:value="2.0505554158642" calcext:value-type="float">
            <text:p>2,0505554158642</text:p>
          </table:table-cell>
          <table:table-cell table:formula="of:=([.M155]-[.N155])^2" office:value-type="float" office:value="0.0017927927543847" calcext:value-type="float">
            <text:p>0,001792792754384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2-06-03" calcext:value-type="date">
            <text:p>3/6/2002</text:p>
          </table:table-cell>
          <table:table-cell table:style-name="ce3" office:value-type="date" office:date-value="1900-01-01T10:20:00" calcext:value-type="date">
            <text:p>1/1/1900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E156]/100" office:value-type="float" office:value="0.97" calcext:value-type="float">
            <text:p>0,97</text:p>
          </table:table-cell>
          <table:table-cell table:style-name="ce7" office:value-type="float" office:value="7.75" calcext:value-type="float">
            <text:p>7,75</text:p>
          </table:table-cell>
          <table:table-cell table:formula="of:=LN([.F156]-[.$Q$3])" office:value-type="float" office:value="-0.601907414076124" calcext:value-type="float">
            <text:p>-0,601907414076124</text:p>
          </table:table-cell>
          <table:table-cell table:formula="of:=LN([.G156])" office:value-type="float" office:value="2.04769284336526" calcext:value-type="float">
            <text:p>2,04769284336526</text:p>
          </table:table-cell>
          <table:table-cell table:formula="of:=[.H156]*[.I156]" office:value-type="float" office:value="-1.23252150417217" calcext:value-type="float">
            <text:p>-1,23252150417217</text:p>
          </table:table-cell>
          <table:table-cell table:formula="of:=[.H156]^2" office:value-type="float" office:value="0.362292535119807" calcext:value-type="float">
            <text:p>0,362292535119807</text:p>
          </table:table-cell>
          <table:table-cell table:formula="of:=[.$Q$5]*([.F156]-[.$Q$3])^[.$Q$4]" office:value-type="float" office:value="7.77221672018199" calcext:value-type="float">
            <text:p>7,77221672018199</text:p>
          </table:table-cell>
          <table:table-cell table:formula="of:=LN([.G156])" office:value-type="float" office:value="2.04769284336526" calcext:value-type="float">
            <text:p>2,04769284336526</text:p>
          </table:table-cell>
          <table:table-cell table:formula="of:=LN([.L156])" office:value-type="float" office:value="2.0505554158642" calcext:value-type="float">
            <text:p>2,0505554158642</text:p>
          </table:table-cell>
          <table:table-cell table:formula="of:=([.M156]-[.N156])^2" office:value-type="float" office:value="0.00000819432131169877" calcext:value-type="float">
            <text:p>8,19432131169877E-0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4-10-25" calcext:value-type="date">
            <text:p>25/10/198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E157]/100" office:value-type="float" office:value="0.97" calcext:value-type="float">
            <text:p>0,97</text:p>
          </table:table-cell>
          <table:table-cell table:style-name="ce7" office:value-type="float" office:value="7.37" calcext:value-type="float">
            <text:p>7,37</text:p>
          </table:table-cell>
          <table:table-cell table:formula="of:=LN([.F157]-[.$Q$3])" office:value-type="float" office:value="-0.601907414076124" calcext:value-type="float">
            <text:p>-0,601907414076124</text:p>
          </table:table-cell>
          <table:table-cell table:formula="of:=LN([.G157])" office:value-type="float" office:value="1.99741770620125" calcext:value-type="float">
            <text:p>1,99741770620125</text:p>
          </table:table-cell>
          <table:table-cell table:formula="of:=[.H157]*[.I157]" office:value-type="float" office:value="-1.20226052636946" calcext:value-type="float">
            <text:p>-1,20226052636946</text:p>
          </table:table-cell>
          <table:table-cell table:formula="of:=[.H157]^2" office:value-type="float" office:value="0.362292535119807" calcext:value-type="float">
            <text:p>0,362292535119807</text:p>
          </table:table-cell>
          <table:table-cell table:formula="of:=[.$Q$5]*([.F157]-[.$Q$3])^[.$Q$4]" office:value-type="float" office:value="7.77221672018199" calcext:value-type="float">
            <text:p>7,77221672018199</text:p>
          </table:table-cell>
          <table:table-cell table:formula="of:=LN([.G157])" office:value-type="float" office:value="1.99741770620125" calcext:value-type="float">
            <text:p>1,99741770620125</text:p>
          </table:table-cell>
          <table:table-cell table:formula="of:=LN([.L157])" office:value-type="float" office:value="2.0505554158642" calcext:value-type="float">
            <text:p>2,0505554158642</text:p>
          </table:table-cell>
          <table:table-cell table:formula="of:=([.M157]-[.N157])^2" office:value-type="float" office:value="0.0028236161882242" calcext:value-type="float">
            <text:p>0,002823616188224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5-06-24" calcext:value-type="date">
            <text:p>24/6/193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E158]/100" office:value-type="float" office:value="0.97" calcext:value-type="float">
            <text:p>0,97</text:p>
          </table:table-cell>
          <table:table-cell table:style-name="ce7" office:value-type="float" office:value="7.43" calcext:value-type="float">
            <text:p>7,43</text:p>
          </table:table-cell>
          <table:table-cell table:formula="of:=LN([.F158]-[.$Q$3])" office:value-type="float" office:value="-0.601907414076124" calcext:value-type="float">
            <text:p>-0,601907414076124</text:p>
          </table:table-cell>
          <table:table-cell table:formula="of:=LN([.G158])" office:value-type="float" office:value="2.00552585872967" calcext:value-type="float">
            <text:p>2,00552585872967</text:p>
          </table:table-cell>
          <table:table-cell table:formula="of:=[.H158]*[.I158]" office:value-type="float" office:value="-1.20714088349077" calcext:value-type="float">
            <text:p>-1,20714088349077</text:p>
          </table:table-cell>
          <table:table-cell table:formula="of:=[.H158]^2" office:value-type="float" office:value="0.362292535119807" calcext:value-type="float">
            <text:p>0,362292535119807</text:p>
          </table:table-cell>
          <table:table-cell table:formula="of:=[.$Q$5]*([.F158]-[.$Q$3])^[.$Q$4]" office:value-type="float" office:value="7.77221672018199" calcext:value-type="float">
            <text:p>7,77221672018199</text:p>
          </table:table-cell>
          <table:table-cell table:formula="of:=LN([.G158])" office:value-type="float" office:value="2.00552585872967" calcext:value-type="float">
            <text:p>2,00552585872967</text:p>
          </table:table-cell>
          <table:table-cell table:formula="of:=LN([.L158])" office:value-type="float" office:value="2.0505554158642" calcext:value-type="float">
            <text:p>2,0505554158642</text:p>
          </table:table-cell>
          <table:table-cell table:formula="of:=([.M158]-[.N158])^2" office:value-type="float" office:value="0.00202766101573187" calcext:value-type="float">
            <text:p>0,0020276610157318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2-12-06" calcext:value-type="date">
            <text:p>6/12/2002</text:p>
          </table:table-cell>
          <table:table-cell table:style-name="ce3" office:value-type="date" office:date-value="1900-01-01T10:30:00" calcext:value-type="date">
            <text:p>1/1/1900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float" office:value="98" calcext:value-type="float">
            <text:p>98</text:p>
          </table:table-cell>
          <table:table-cell table:style-name="ce7" table:formula="of:=[.E159]/100" office:value-type="float" office:value="0.98" calcext:value-type="float">
            <text:p>0,98</text:p>
          </table:table-cell>
          <table:table-cell table:style-name="ce7" office:value-type="float" office:value="8.23" calcext:value-type="float">
            <text:p>8,23</text:p>
          </table:table-cell>
          <table:table-cell table:formula="of:=LN([.F159]-[.$Q$3])" office:value-type="float" office:value="-0.583816077141716" calcext:value-type="float">
            <text:p>-0,583816077141716</text:p>
          </table:table-cell>
          <table:table-cell table:formula="of:=LN([.G159])" office:value-type="float" office:value="2.10778601468898" calcext:value-type="float">
            <text:p>2,10778601468898</text:p>
          </table:table-cell>
          <table:table-cell table:formula="of:=[.H159]*[.I159]" office:value-type="float" office:value="-1.23055936254989" calcext:value-type="float">
            <text:p>-1,23055936254989</text:p>
          </table:table-cell>
          <table:table-cell table:formula="of:=[.H159]^2" office:value-type="float" office:value="0.340841211929141" calcext:value-type="float">
            <text:p>0,340841211929141</text:p>
          </table:table-cell>
          <table:table-cell table:formula="of:=[.$Q$5]*([.F159]-[.$Q$3])^[.$Q$4]" office:value-type="float" office:value="7.97332147042689" calcext:value-type="float">
            <text:p>7,97332147042689</text:p>
          </table:table-cell>
          <table:table-cell table:formula="of:=LN([.G159])" office:value-type="float" office:value="2.10778601468898" calcext:value-type="float">
            <text:p>2,10778601468898</text:p>
          </table:table-cell>
          <table:table-cell table:formula="of:=LN([.L159])" office:value-type="float" office:value="2.0761011525905" calcext:value-type="float">
            <text:p>2,0761011525905</text:p>
          </table:table-cell>
          <table:table-cell table:formula="of:=([.M159]-[.N159])^2" office:value-type="float" office:value="0.00100393048619955" calcext:value-type="float">
            <text:p>0,0010039304861995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5-03-30" calcext:value-type="date">
            <text:p>30/3/199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float" office:value="98" calcext:value-type="float">
            <text:p>98</text:p>
          </table:table-cell>
          <table:table-cell table:style-name="ce7" table:formula="of:=[.E160]/100" office:value-type="float" office:value="0.98" calcext:value-type="float">
            <text:p>0,98</text:p>
          </table:table-cell>
          <table:table-cell table:style-name="ce7" office:value-type="float" office:value="5.29" calcext:value-type="float">
            <text:p>5,29</text:p>
          </table:table-cell>
          <table:table-cell table:formula="of:=LN([.F160]-[.$Q$3])" office:value-type="float" office:value="-0.583816077141716" calcext:value-type="float">
            <text:p>-0,583816077141716</text:p>
          </table:table-cell>
          <table:table-cell table:formula="of:=LN([.G160])" office:value-type="float" office:value="1.66581824587021" calcext:value-type="float">
            <text:p>1,66581824587021</text:p>
          </table:table-cell>
          <table:table-cell table:formula="of:=[.H160]*[.I160]" office:value-type="float" office:value="-0.972531473535038" calcext:value-type="float">
            <text:p>-0,972531473535038</text:p>
          </table:table-cell>
          <table:table-cell table:formula="of:=[.H160]^2" office:value-type="float" office:value="0.340841211929141" calcext:value-type="float">
            <text:p>0,340841211929141</text:p>
          </table:table-cell>
          <table:table-cell table:formula="of:=[.$Q$5]*([.F160]-[.$Q$3])^[.$Q$4]" office:value-type="float" office:value="7.97332147042689" calcext:value-type="float">
            <text:p>7,97332147042689</text:p>
          </table:table-cell>
          <table:table-cell table:formula="of:=LN([.G160])" office:value-type="float" office:value="1.66581824587021" calcext:value-type="float">
            <text:p>1,66581824587021</text:p>
          </table:table-cell>
          <table:table-cell table:formula="of:=LN([.L160])" office:value-type="float" office:value="2.0761011525905" calcext:value-type="float">
            <text:p>2,0761011525905</text:p>
          </table:table-cell>
          <table:table-cell table:formula="of:=([.M160]-[.N160])^2" office:value-type="float" office:value="0.168332063546852" calcext:value-type="float">
            <text:p>0,16833206354685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2-10-13" calcext:value-type="date">
            <text:p>13/10/198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float" office:value="98" calcext:value-type="float">
            <text:p>98</text:p>
          </table:table-cell>
          <table:table-cell table:style-name="ce7" table:formula="of:=[.E161]/100" office:value-type="float" office:value="0.98" calcext:value-type="float">
            <text:p>0,98</text:p>
          </table:table-cell>
          <table:table-cell table:style-name="ce7" office:value-type="float" office:value="8.59" calcext:value-type="float">
            <text:p>8,59</text:p>
          </table:table-cell>
          <table:table-cell table:formula="of:=LN([.F161]-[.$Q$3])" office:value-type="float" office:value="-0.583816077141716" calcext:value-type="float">
            <text:p>-0,583816077141716</text:p>
          </table:table-cell>
          <table:table-cell table:formula="of:=LN([.G161])" office:value-type="float" office:value="2.15059873599616" calcext:value-type="float">
            <text:p>2,15059873599616</text:p>
          </table:table-cell>
          <table:table-cell table:formula="of:=[.H161]*[.I161]" office:value-type="float" office:value="-1.25555411755521" calcext:value-type="float">
            <text:p>-1,25555411755521</text:p>
          </table:table-cell>
          <table:table-cell table:formula="of:=[.H161]^2" office:value-type="float" office:value="0.340841211929141" calcext:value-type="float">
            <text:p>0,340841211929141</text:p>
          </table:table-cell>
          <table:table-cell table:formula="of:=[.$Q$5]*([.F161]-[.$Q$3])^[.$Q$4]" office:value-type="float" office:value="7.97332147042689" calcext:value-type="float">
            <text:p>7,97332147042689</text:p>
          </table:table-cell>
          <table:table-cell table:formula="of:=LN([.G161])" office:value-type="float" office:value="2.15059873599616" calcext:value-type="float">
            <text:p>2,15059873599616</text:p>
          </table:table-cell>
          <table:table-cell table:formula="of:=LN([.L161])" office:value-type="float" office:value="2.0761011525905" calcext:value-type="float">
            <text:p>2,0761011525905</text:p>
          </table:table-cell>
          <table:table-cell table:formula="of:=([.M161]-[.N161])^2" office:value-type="float" office:value="0.00554988993328377" calcext:value-type="float">
            <text:p>0,0055498899332837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9-08-18" calcext:value-type="date">
            <text:p>18/8/197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float" office:value="98" calcext:value-type="float">
            <text:p>98</text:p>
          </table:table-cell>
          <table:table-cell table:style-name="ce7" table:formula="of:=[.E162]/100" office:value-type="float" office:value="0.98" calcext:value-type="float">
            <text:p>0,98</text:p>
          </table:table-cell>
          <table:table-cell table:style-name="ce7" office:value-type="float" office:value="8.85" calcext:value-type="float">
            <text:p>8,85</text:p>
          </table:table-cell>
          <table:table-cell table:formula="of:=LN([.F162]-[.$Q$3])" office:value-type="float" office:value="-0.583816077141716" calcext:value-type="float">
            <text:p>-0,583816077141716</text:p>
          </table:table-cell>
          <table:table-cell table:formula="of:=LN([.G162])" office:value-type="float" office:value="2.18041745901984" calcext:value-type="float">
            <text:p>2,18041745901984</text:p>
          </table:table-cell>
          <table:table-cell table:formula="of:=[.H162]*[.I162]" office:value-type="float" office:value="-1.27296276745627" calcext:value-type="float">
            <text:p>-1,27296276745627</text:p>
          </table:table-cell>
          <table:table-cell table:formula="of:=[.H162]^2" office:value-type="float" office:value="0.340841211929141" calcext:value-type="float">
            <text:p>0,340841211929141</text:p>
          </table:table-cell>
          <table:table-cell table:formula="of:=[.$Q$5]*([.F162]-[.$Q$3])^[.$Q$4]" office:value-type="float" office:value="7.97332147042689" calcext:value-type="float">
            <text:p>7,97332147042689</text:p>
          </table:table-cell>
          <table:table-cell table:formula="of:=LN([.G162])" office:value-type="float" office:value="2.18041745901984" calcext:value-type="float">
            <text:p>2,18041745901984</text:p>
          </table:table-cell>
          <table:table-cell table:formula="of:=LN([.L162])" office:value-type="float" office:value="2.0761011525905" calcext:value-type="float">
            <text:p>2,0761011525905</text:p>
          </table:table-cell>
          <table:table-cell table:formula="of:=([.M162]-[.N162])^2" office:value-type="float" office:value="0.0108818917870594" calcext:value-type="float">
            <text:p>0,010881891787059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7-11-22" calcext:value-type="date">
            <text:p>22/11/196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float" office:value="98" calcext:value-type="float">
            <text:p>98</text:p>
          </table:table-cell>
          <table:table-cell table:style-name="ce7" table:formula="of:=[.E163]/100" office:value-type="float" office:value="0.98" calcext:value-type="float">
            <text:p>0,98</text:p>
          </table:table-cell>
          <table:table-cell table:style-name="ce7" office:value-type="float" office:value="8.27" calcext:value-type="float">
            <text:p>8,27</text:p>
          </table:table-cell>
          <table:table-cell table:formula="of:=LN([.F163]-[.$Q$3])" office:value-type="float" office:value="-0.583816077141716" calcext:value-type="float">
            <text:p>-0,583816077141716</text:p>
          </table:table-cell>
          <table:table-cell table:formula="of:=LN([.G163])" office:value-type="float" office:value="2.1126345090356" calcext:value-type="float">
            <text:p>2,1126345090356</text:p>
          </table:table-cell>
          <table:table-cell table:formula="of:=[.H163]*[.I163]" office:value-type="float" office:value="-1.23338999149938" calcext:value-type="float">
            <text:p>-1,23338999149938</text:p>
          </table:table-cell>
          <table:table-cell table:formula="of:=[.H163]^2" office:value-type="float" office:value="0.340841211929141" calcext:value-type="float">
            <text:p>0,340841211929141</text:p>
          </table:table-cell>
          <table:table-cell table:formula="of:=[.$Q$5]*([.F163]-[.$Q$3])^[.$Q$4]" office:value-type="float" office:value="7.97332147042689" calcext:value-type="float">
            <text:p>7,97332147042689</text:p>
          </table:table-cell>
          <table:table-cell table:formula="of:=LN([.G163])" office:value-type="float" office:value="2.1126345090356" calcext:value-type="float">
            <text:p>2,1126345090356</text:p>
          </table:table-cell>
          <table:table-cell table:formula="of:=LN([.L163])" office:value-type="float" office:value="2.0761011525905" calcext:value-type="float">
            <text:p>2,0761011525905</text:p>
          </table:table-cell>
          <table:table-cell table:formula="of:=([.M163]-[.N163])^2" office:value-type="float" office:value="0.00133468613314467" calcext:value-type="float">
            <text:p>0,0013346861331446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7-11-22" calcext:value-type="date">
            <text:p>22/11/196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float" office:value="98" calcext:value-type="float">
            <text:p>98</text:p>
          </table:table-cell>
          <table:table-cell table:style-name="ce7" table:formula="of:=[.E164]/100" office:value-type="float" office:value="0.98" calcext:value-type="float">
            <text:p>0,98</text:p>
          </table:table-cell>
          <table:table-cell table:style-name="ce7" office:value-type="float" office:value="8.17" calcext:value-type="float">
            <text:p>8,17</text:p>
          </table:table-cell>
          <table:table-cell table:formula="of:=LN([.F164]-[.$Q$3])" office:value-type="float" office:value="-0.583816077141716" calcext:value-type="float">
            <text:p>-0,583816077141716</text:p>
          </table:table-cell>
          <table:table-cell table:formula="of:=LN([.G164])" office:value-type="float" office:value="2.10046890887191" calcext:value-type="float">
            <text:p>2,10046890887191</text:p>
          </table:table-cell>
          <table:table-cell table:formula="of:=[.H164]*[.I164]" office:value-type="float" office:value="-1.22628751853574" calcext:value-type="float">
            <text:p>-1,22628751853574</text:p>
          </table:table-cell>
          <table:table-cell table:formula="of:=[.H164]^2" office:value-type="float" office:value="0.340841211929141" calcext:value-type="float">
            <text:p>0,340841211929141</text:p>
          </table:table-cell>
          <table:table-cell table:formula="of:=[.$Q$5]*([.F164]-[.$Q$3])^[.$Q$4]" office:value-type="float" office:value="7.97332147042689" calcext:value-type="float">
            <text:p>7,97332147042689</text:p>
          </table:table-cell>
          <table:table-cell table:formula="of:=LN([.G164])" office:value-type="float" office:value="2.10046890887191" calcext:value-type="float">
            <text:p>2,10046890887191</text:p>
          </table:table-cell>
          <table:table-cell table:formula="of:=LN([.L164])" office:value-type="float" office:value="2.0761011525905" calcext:value-type="float">
            <text:p>2,0761011525905</text:p>
          </table:table-cell>
          <table:table-cell table:formula="of:=([.M164]-[.N164])^2" office:value-type="float" office:value="0.000593787546190228" calcext:value-type="float">
            <text:p>0,00059378754619022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8-06-22" calcext:value-type="date">
            <text:p>22/6/195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float" office:value="98" calcext:value-type="float">
            <text:p>98</text:p>
          </table:table-cell>
          <table:table-cell table:style-name="ce7" table:formula="of:=[.E165]/100" office:value-type="float" office:value="0.98" calcext:value-type="float">
            <text:p>0,98</text:p>
          </table:table-cell>
          <table:table-cell table:style-name="ce7" office:value-type="float" office:value="6.66" calcext:value-type="float">
            <text:p>6,66</text:p>
          </table:table-cell>
          <table:table-cell table:formula="of:=LN([.F165]-[.$Q$3])" office:value-type="float" office:value="-0.583816077141716" calcext:value-type="float">
            <text:p>-0,583816077141716</text:p>
          </table:table-cell>
          <table:table-cell table:formula="of:=LN([.G165])" office:value-type="float" office:value="1.8961194845523" calcext:value-type="float">
            <text:p>1,8961194845523</text:p>
          </table:table-cell>
          <table:table-cell table:formula="of:=[.H165]*[.I165]" office:value-type="float" office:value="-1.10698503926329" calcext:value-type="float">
            <text:p>-1,10698503926329</text:p>
          </table:table-cell>
          <table:table-cell table:formula="of:=[.H165]^2" office:value-type="float" office:value="0.340841211929141" calcext:value-type="float">
            <text:p>0,340841211929141</text:p>
          </table:table-cell>
          <table:table-cell table:formula="of:=[.$Q$5]*([.F165]-[.$Q$3])^[.$Q$4]" office:value-type="float" office:value="7.97332147042689" calcext:value-type="float">
            <text:p>7,97332147042689</text:p>
          </table:table-cell>
          <table:table-cell table:formula="of:=LN([.G165])" office:value-type="float" office:value="1.8961194845523" calcext:value-type="float">
            <text:p>1,8961194845523</text:p>
          </table:table-cell>
          <table:table-cell table:formula="of:=LN([.L165])" office:value-type="float" office:value="2.0761011525905" calcext:value-type="float">
            <text:p>2,0761011525905</text:p>
          </table:table-cell>
          <table:table-cell table:formula="of:=([.M165]-[.N165])^2" office:value-type="float" office:value="0.0323934008298139" calcext:value-type="float">
            <text:p>0,032393400829813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8-06-22" calcext:value-type="date">
            <text:p>22/6/195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float" office:value="98" calcext:value-type="float">
            <text:p>98</text:p>
          </table:table-cell>
          <table:table-cell table:style-name="ce7" table:formula="of:=[.E166]/100" office:value-type="float" office:value="0.98" calcext:value-type="float">
            <text:p>0,98</text:p>
          </table:table-cell>
          <table:table-cell table:style-name="ce7" office:value-type="float" office:value="6.55" calcext:value-type="float">
            <text:p>6,55</text:p>
          </table:table-cell>
          <table:table-cell table:formula="of:=LN([.F166]-[.$Q$3])" office:value-type="float" office:value="-0.583816077141716" calcext:value-type="float">
            <text:p>-0,583816077141716</text:p>
          </table:table-cell>
          <table:table-cell table:formula="of:=LN([.G166])" office:value-type="float" office:value="1.87946504964716" calcext:value-type="float">
            <text:p>1,87946504964716</text:p>
          </table:table-cell>
          <table:table-cell table:formula="of:=[.H166]*[.I166]" office:value-type="float" office:value="-1.09726191240996" calcext:value-type="float">
            <text:p>-1,09726191240996</text:p>
          </table:table-cell>
          <table:table-cell table:formula="of:=[.H166]^2" office:value-type="float" office:value="0.340841211929141" calcext:value-type="float">
            <text:p>0,340841211929141</text:p>
          </table:table-cell>
          <table:table-cell table:formula="of:=[.$Q$5]*([.F166]-[.$Q$3])^[.$Q$4]" office:value-type="float" office:value="7.97332147042689" calcext:value-type="float">
            <text:p>7,97332147042689</text:p>
          </table:table-cell>
          <table:table-cell table:formula="of:=LN([.G166])" office:value-type="float" office:value="1.87946504964716" calcext:value-type="float">
            <text:p>1,87946504964716</text:p>
          </table:table-cell>
          <table:table-cell table:formula="of:=LN([.L166])" office:value-type="float" office:value="2.0761011525905" calcext:value-type="float">
            <text:p>2,0761011525905</text:p>
          </table:table-cell>
          <table:table-cell table:formula="of:=([.M166]-[.N166])^2" office:value-type="float" office:value="0.0386657569807439" calcext:value-type="float">
            <text:p>0,038665756980743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03-14" calcext:value-type="date">
            <text:p>14/3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float" office:value="99" calcext:value-type="float">
            <text:p>99</text:p>
          </table:table-cell>
          <table:table-cell table:style-name="ce7" table:formula="of:=[.E167]/100" office:value-type="float" office:value="0.99" calcext:value-type="float">
            <text:p>0,99</text:p>
          </table:table-cell>
          <table:table-cell table:style-name="ce7" office:value-type="float" office:value="8.15" calcext:value-type="float">
            <text:p>8,15</text:p>
          </table:table-cell>
          <table:table-cell table:formula="of:=LN([.F167]-[.$Q$3])" office:value-type="float" office:value="-0.566046229127562" calcext:value-type="float">
            <text:p>-0,566046229127562</text:p>
          </table:table-cell>
          <table:table-cell table:formula="of:=LN([.G167])" office:value-type="float" office:value="2.09801792725277" calcext:value-type="float">
            <text:p>2,09801792725277</text:p>
          </table:table-cell>
          <table:table-cell table:formula="of:=[.H167]*[.I167]" office:value-type="float" office:value="-1.18757513636345" calcext:value-type="float">
            <text:p>-1,18757513636345</text:p>
          </table:table-cell>
          <table:table-cell table:formula="of:=[.H167]^2" office:value-type="float" office:value="0.320408333509532" calcext:value-type="float">
            <text:p>0,320408333509532</text:p>
          </table:table-cell>
          <table:table-cell table:formula="of:=[.$Q$5]*([.F167]-[.$Q$3])^[.$Q$4]" office:value-type="float" office:value="8.17591742146898" calcext:value-type="float">
            <text:p>8,17591742146898</text:p>
          </table:table-cell>
          <table:table-cell table:formula="of:=LN([.G167])" office:value-type="float" office:value="2.09801792725277" calcext:value-type="float">
            <text:p>2,09801792725277</text:p>
          </table:table-cell>
          <table:table-cell table:formula="of:=LN([.L167])" office:value-type="float" office:value="2.10119293329647" calcext:value-type="float">
            <text:p>2,10119293329647</text:p>
          </table:table-cell>
          <table:table-cell table:formula="of:=([.M167]-[.N167])^2" office:value-type="float" office:value="0.0000100806633775225" calcext:value-type="float">
            <text:p>1,00806633775225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03-14" calcext:value-type="date">
            <text:p>14/3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float" office:value="99" calcext:value-type="float">
            <text:p>99</text:p>
          </table:table-cell>
          <table:table-cell table:style-name="ce7" table:formula="of:=[.E168]/100" office:value-type="float" office:value="0.99" calcext:value-type="float">
            <text:p>0,99</text:p>
          </table:table-cell>
          <table:table-cell table:style-name="ce7" office:value-type="float" office:value="8.09" calcext:value-type="float">
            <text:p>8,09</text:p>
          </table:table-cell>
          <table:table-cell table:formula="of:=LN([.F168]-[.$Q$3])" office:value-type="float" office:value="-0.566046229127562" calcext:value-type="float">
            <text:p>-0,566046229127562</text:p>
          </table:table-cell>
          <table:table-cell table:formula="of:=LN([.G168])" office:value-type="float" office:value="2.0906287310704" calcext:value-type="float">
            <text:p>2,0906287310704</text:p>
          </table:table-cell>
          <table:table-cell table:formula="of:=[.H168]*[.I168]" office:value-type="float" office:value="-1.18339250972814" calcext:value-type="float">
            <text:p>-1,18339250972814</text:p>
          </table:table-cell>
          <table:table-cell table:formula="of:=[.H168]^2" office:value-type="float" office:value="0.320408333509532" calcext:value-type="float">
            <text:p>0,320408333509532</text:p>
          </table:table-cell>
          <table:table-cell table:formula="of:=[.$Q$5]*([.F168]-[.$Q$3])^[.$Q$4]" office:value-type="float" office:value="8.17591742146898" calcext:value-type="float">
            <text:p>8,17591742146898</text:p>
          </table:table-cell>
          <table:table-cell table:formula="of:=LN([.G168])" office:value-type="float" office:value="2.0906287310704" calcext:value-type="float">
            <text:p>2,0906287310704</text:p>
          </table:table-cell>
          <table:table-cell table:formula="of:=LN([.L168])" office:value-type="float" office:value="2.10119293329647" calcext:value-type="float">
            <text:p>2,10119293329647</text:p>
          </table:table-cell>
          <table:table-cell table:formula="of:=([.M168]-[.N168])^2" office:value-type="float" office:value="0.000111602368673296" calcext:value-type="float">
            <text:p>0,00011160236867329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8-06-23" calcext:value-type="date">
            <text:p>23/6/195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99" calcext:value-type="float">
            <text:p>99</text:p>
          </table:table-cell>
          <table:table-cell table:style-name="ce7" table:formula="of:=[.E169]/100" office:value-type="float" office:value="0.99" calcext:value-type="float">
            <text:p>0,99</text:p>
          </table:table-cell>
          <table:table-cell table:style-name="ce7" office:value-type="float" office:value="7.24" calcext:value-type="float">
            <text:p>7,24</text:p>
          </table:table-cell>
          <table:table-cell table:formula="of:=LN([.F169]-[.$Q$3])" office:value-type="float" office:value="-0.566046229127562" calcext:value-type="float">
            <text:p>-0,566046229127562</text:p>
          </table:table-cell>
          <table:table-cell table:formula="of:=LN([.G169])" office:value-type="float" office:value="1.97962120639763" calcext:value-type="float">
            <text:p>1,97962120639763</text:p>
          </table:table-cell>
          <table:table-cell table:formula="of:=[.H169]*[.I169]" office:value-type="float" office:value="-1.12055711898233" calcext:value-type="float">
            <text:p>-1,12055711898233</text:p>
          </table:table-cell>
          <table:table-cell table:formula="of:=[.H169]^2" office:value-type="float" office:value="0.320408333509532" calcext:value-type="float">
            <text:p>0,320408333509532</text:p>
          </table:table-cell>
          <table:table-cell table:formula="of:=[.$Q$5]*([.F169]-[.$Q$3])^[.$Q$4]" office:value-type="float" office:value="8.17591742146898" calcext:value-type="float">
            <text:p>8,17591742146898</text:p>
          </table:table-cell>
          <table:table-cell table:formula="of:=LN([.G169])" office:value-type="float" office:value="1.97962120639763" calcext:value-type="float">
            <text:p>1,97962120639763</text:p>
          </table:table-cell>
          <table:table-cell table:formula="of:=LN([.L169])" office:value-type="float" office:value="2.10119293329647" calcext:value-type="float">
            <text:p>2,10119293329647</text:p>
          </table:table-cell>
          <table:table-cell table:formula="of:=([.M169]-[.N169])^2" office:value-type="float" office:value="0.0147796847811674" calcext:value-type="float">
            <text:p>0,014779684781167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8-06-23" calcext:value-type="date">
            <text:p>23/6/195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float" office:value="99" calcext:value-type="float">
            <text:p>99</text:p>
          </table:table-cell>
          <table:table-cell table:style-name="ce7" table:formula="of:=[.E170]/100" office:value-type="float" office:value="0.99" calcext:value-type="float">
            <text:p>0,99</text:p>
          </table:table-cell>
          <table:table-cell table:style-name="ce7" office:value-type="float" office:value="7.16" calcext:value-type="float">
            <text:p>7,16</text:p>
          </table:table-cell>
          <table:table-cell table:formula="of:=LN([.F170]-[.$Q$3])" office:value-type="float" office:value="-0.566046229127562" calcext:value-type="float">
            <text:p>-0,566046229127562</text:p>
          </table:table-cell>
          <table:table-cell table:formula="of:=LN([.G170])" office:value-type="float" office:value="1.96850998097255" calcext:value-type="float">
            <text:p>1,96850998097255</text:p>
          </table:table-cell>
          <table:table-cell table:formula="of:=[.H170]*[.I170]" office:value-type="float" office:value="-1.11426765172948" calcext:value-type="float">
            <text:p>-1,11426765172948</text:p>
          </table:table-cell>
          <table:table-cell table:formula="of:=[.H170]^2" office:value-type="float" office:value="0.320408333509532" calcext:value-type="float">
            <text:p>0,320408333509532</text:p>
          </table:table-cell>
          <table:table-cell table:formula="of:=[.$Q$5]*([.F170]-[.$Q$3])^[.$Q$4]" office:value-type="float" office:value="8.17591742146898" calcext:value-type="float">
            <text:p>8,17591742146898</text:p>
          </table:table-cell>
          <table:table-cell table:formula="of:=LN([.G170])" office:value-type="float" office:value="1.96850998097255" calcext:value-type="float">
            <text:p>1,96850998097255</text:p>
          </table:table-cell>
          <table:table-cell table:formula="of:=LN([.L170])" office:value-type="float" office:value="2.10119293329647" calcext:value-type="float">
            <text:p>2,10119293329647</text:p>
          </table:table-cell>
          <table:table-cell table:formula="of:=([.M170]-[.N170])^2" office:value-type="float" office:value="0.0176047658373905" calcext:value-type="float">
            <text:p>0,01760476583739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0-05-23" calcext:value-type="date">
            <text:p>23/5/200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E171]/100" office:value-type="float" office:value="1" calcext:value-type="float">
            <text:p>1</text:p>
          </table:table-cell>
          <table:table-cell table:style-name="ce7" office:value-type="float" office:value="8.8" calcext:value-type="float">
            <text:p>8,8</text:p>
          </table:table-cell>
          <table:table-cell table:formula="of:=LN([.F171]-[.$Q$3])" office:value-type="float" office:value="-0.548586643321133" calcext:value-type="float">
            <text:p>-0,548586643321133</text:p>
          </table:table-cell>
          <table:table-cell table:formula="of:=LN([.G171])" office:value-type="float" office:value="2.17475172148416" calcext:value-type="float">
            <text:p>2,17475172148416</text:p>
          </table:table-cell>
          <table:table-cell table:formula="of:=[.H171]*[.I171]" office:value-type="float" office:value="-1.19303974694585" calcext:value-type="float">
            <text:p>-1,19303974694585</text:p>
          </table:table-cell>
          <table:table-cell table:formula="of:=[.H171]^2" office:value-type="float" office:value="0.300947305230348" calcext:value-type="float">
            <text:p>0,300947305230348</text:p>
          </table:table-cell>
          <table:table-cell table:formula="of:=[.$Q$5]*([.F171]-[.$Q$3])^[.$Q$4]" office:value-type="float" office:value="8.37998907318602" calcext:value-type="float">
            <text:p>8,37998907318602</text:p>
          </table:table-cell>
          <table:table-cell table:formula="of:=LN([.G171])" office:value-type="float" office:value="2.17475172148416" calcext:value-type="float">
            <text:p>2,17475172148416</text:p>
          </table:table-cell>
          <table:table-cell table:formula="of:=LN([.L171])" office:value-type="float" office:value="2.12584661057739" calcext:value-type="float">
            <text:p>2,12584661057739</text:p>
          </table:table-cell>
          <table:table-cell table:formula="of:=([.M171]-[.N171])^2" office:value-type="float" office:value="0.00239170987280343" calcext:value-type="float">
            <text:p>0,0023917098728034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8-05-30" calcext:value-type="date">
            <text:p>30/5/199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E172]/100" office:value-type="float" office:value="1" calcext:value-type="float">
            <text:p>1</text:p>
          </table:table-cell>
          <table:table-cell table:style-name="ce7" office:value-type="float" office:value="9.06" calcext:value-type="float">
            <text:p>9,06</text:p>
          </table:table-cell>
          <table:table-cell table:formula="of:=LN([.F172]-[.$Q$3])" office:value-type="float" office:value="-0.548586643321133" calcext:value-type="float">
            <text:p>-0,548586643321133</text:p>
          </table:table-cell>
          <table:table-cell table:formula="of:=LN([.G172])" office:value-type="float" office:value="2.20386912005489" calcext:value-type="float">
            <text:p>2,20386912005489</text:p>
          </table:table-cell>
          <table:table-cell table:formula="of:=[.H172]*[.I172]" office:value-type="float" office:value="-1.20901316289001" calcext:value-type="float">
            <text:p>-1,20901316289001</text:p>
          </table:table-cell>
          <table:table-cell table:formula="of:=[.H172]^2" office:value-type="float" office:value="0.300947305230348" calcext:value-type="float">
            <text:p>0,300947305230348</text:p>
          </table:table-cell>
          <table:table-cell table:formula="of:=[.$Q$5]*([.F172]-[.$Q$3])^[.$Q$4]" office:value-type="float" office:value="8.37998907318602" calcext:value-type="float">
            <text:p>8,37998907318602</text:p>
          </table:table-cell>
          <table:table-cell table:formula="of:=LN([.G172])" office:value-type="float" office:value="2.20386912005489" calcext:value-type="float">
            <text:p>2,20386912005489</text:p>
          </table:table-cell>
          <table:table-cell table:formula="of:=LN([.L172])" office:value-type="float" office:value="2.12584661057739" calcext:value-type="float">
            <text:p>2,12584661057739</text:p>
          </table:table-cell>
          <table:table-cell table:formula="of:=([.M172]-[.N172])^2" office:value-type="float" office:value="0.00608751198516602" calcext:value-type="float">
            <text:p>0,0060875119851660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5-11-14" calcext:value-type="date">
            <text:p>14/11/199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E173]/100" office:value-type="float" office:value="1" calcext:value-type="float">
            <text:p>1</text:p>
          </table:table-cell>
          <table:table-cell table:style-name="ce7" office:value-type="float" office:value="5.89" calcext:value-type="float">
            <text:p>5,89</text:p>
          </table:table-cell>
          <table:table-cell table:formula="of:=LN([.F173]-[.$Q$3])" office:value-type="float" office:value="-0.548586643321133" calcext:value-type="float">
            <text:p>-0,548586643321133</text:p>
          </table:table-cell>
          <table:table-cell table:formula="of:=LN([.G173])" office:value-type="float" office:value="1.7732559976635" calcext:value-type="float">
            <text:p>1,7732559976635</text:p>
          </table:table-cell>
          <table:table-cell table:formula="of:=[.H173]*[.I173]" office:value-type="float" office:value="-0.972784555507284" calcext:value-type="float">
            <text:p>-0,972784555507284</text:p>
          </table:table-cell>
          <table:table-cell table:formula="of:=[.H173]^2" office:value-type="float" office:value="0.300947305230348" calcext:value-type="float">
            <text:p>0,300947305230348</text:p>
          </table:table-cell>
          <table:table-cell table:formula="of:=[.$Q$5]*([.F173]-[.$Q$3])^[.$Q$4]" office:value-type="float" office:value="8.37998907318602" calcext:value-type="float">
            <text:p>8,37998907318602</text:p>
          </table:table-cell>
          <table:table-cell table:formula="of:=LN([.G173])" office:value-type="float" office:value="1.7732559976635" calcext:value-type="float">
            <text:p>1,7732559976635</text:p>
          </table:table-cell>
          <table:table-cell table:formula="of:=LN([.L173])" office:value-type="float" office:value="2.12584661057739" calcext:value-type="float">
            <text:p>2,12584661057739</text:p>
          </table:table-cell>
          <table:table-cell table:formula="of:=([.M173]-[.N173])^2" office:value-type="float" office:value="0.124320140314997" calcext:value-type="float">
            <text:p>0,12432014031499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6-03-20" calcext:value-type="date">
            <text:p>20/3/198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E174]/100" office:value-type="float" office:value="1" calcext:value-type="float">
            <text:p>1</text:p>
          </table:table-cell>
          <table:table-cell table:style-name="ce7" office:value-type="float" office:value="8.3" calcext:value-type="float">
            <text:p>8,3</text:p>
          </table:table-cell>
          <table:table-cell table:formula="of:=LN([.F174]-[.$Q$3])" office:value-type="float" office:value="-0.548586643321133" calcext:value-type="float">
            <text:p>-0,548586643321133</text:p>
          </table:table-cell>
          <table:table-cell table:formula="of:=LN([.G174])" office:value-type="float" office:value="2.11625551480255" calcext:value-type="float">
            <text:p>2,11625551480255</text:p>
          </table:table-cell>
          <table:table-cell table:formula="of:=[.H174]*[.I174]" office:value-type="float" office:value="-1.16094950927537" calcext:value-type="float">
            <text:p>-1,16094950927537</text:p>
          </table:table-cell>
          <table:table-cell table:formula="of:=[.H174]^2" office:value-type="float" office:value="0.300947305230348" calcext:value-type="float">
            <text:p>0,300947305230348</text:p>
          </table:table-cell>
          <table:table-cell table:formula="of:=[.$Q$5]*([.F174]-[.$Q$3])^[.$Q$4]" office:value-type="float" office:value="8.37998907318602" calcext:value-type="float">
            <text:p>8,37998907318602</text:p>
          </table:table-cell>
          <table:table-cell table:formula="of:=LN([.G174])" office:value-type="float" office:value="2.11625551480255" calcext:value-type="float">
            <text:p>2,11625551480255</text:p>
          </table:table-cell>
          <table:table-cell table:formula="of:=LN([.L174])" office:value-type="float" office:value="2.12584661057739" calcext:value-type="float">
            <text:p>2,12584661057739</text:p>
          </table:table-cell>
          <table:table-cell table:formula="of:=([.M174]-[.N174])^2" office:value-type="float" office:value="0.000091989118162136" calcext:value-type="float">
            <text:p>9,1989118162136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4-05-18" calcext:value-type="date">
            <text:p>18/5/198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E175]/100" office:value-type="float" office:value="1" calcext:value-type="float">
            <text:p>1</text:p>
          </table:table-cell>
          <table:table-cell table:style-name="ce7" office:value-type="float" office:value="8.05" calcext:value-type="float">
            <text:p>8,05</text:p>
          </table:table-cell>
          <table:table-cell table:formula="of:=LN([.F175]-[.$Q$3])" office:value-type="float" office:value="-0.548586643321133" calcext:value-type="float">
            <text:p>-0,548586643321133</text:p>
          </table:table-cell>
          <table:table-cell table:formula="of:=LN([.G175])" office:value-type="float" office:value="2.08567209143047" calcext:value-type="float">
            <text:p>2,08567209143047</text:p>
          </table:table-cell>
          <table:table-cell table:formula="of:=[.H175]*[.I175]" office:value-type="float" office:value="-1.14417185170641" calcext:value-type="float">
            <text:p>-1,14417185170641</text:p>
          </table:table-cell>
          <table:table-cell table:formula="of:=[.H175]^2" office:value-type="float" office:value="0.300947305230348" calcext:value-type="float">
            <text:p>0,300947305230348</text:p>
          </table:table-cell>
          <table:table-cell table:formula="of:=[.$Q$5]*([.F175]-[.$Q$3])^[.$Q$4]" office:value-type="float" office:value="8.37998907318602" calcext:value-type="float">
            <text:p>8,37998907318602</text:p>
          </table:table-cell>
          <table:table-cell table:formula="of:=LN([.G175])" office:value-type="float" office:value="2.08567209143047" calcext:value-type="float">
            <text:p>2,08567209143047</text:p>
          </table:table-cell>
          <table:table-cell table:formula="of:=LN([.L175])" office:value-type="float" office:value="2.12584661057739" calcext:value-type="float">
            <text:p>2,12584661057739</text:p>
          </table:table-cell>
          <table:table-cell table:formula="of:=([.M175]-[.N175])^2" office:value-type="float" office:value="0.00161399198868617" calcext:value-type="float">
            <text:p>0,0016139919886861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1-02-17" calcext:value-type="date">
            <text:p>17/2/198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E176]/100" office:value-type="float" office:value="1" calcext:value-type="float">
            <text:p>1</text:p>
          </table:table-cell>
          <table:table-cell table:style-name="ce7" office:value-type="float" office:value="8.73" calcext:value-type="float">
            <text:p>8,73</text:p>
          </table:table-cell>
          <table:table-cell table:formula="of:=LN([.F176]-[.$Q$3])" office:value-type="float" office:value="-0.548586643321133" calcext:value-type="float">
            <text:p>-0,548586643321133</text:p>
          </table:table-cell>
          <table:table-cell table:formula="of:=LN([.G176])" office:value-type="float" office:value="2.16676536985151" calcext:value-type="float">
            <text:p>2,16676536985151</text:p>
          </table:table-cell>
          <table:table-cell table:formula="of:=[.H176]*[.I176]" office:value-type="float" office:value="-1.18865854111131" calcext:value-type="float">
            <text:p>-1,18865854111131</text:p>
          </table:table-cell>
          <table:table-cell table:formula="of:=[.H176]^2" office:value-type="float" office:value="0.300947305230348" calcext:value-type="float">
            <text:p>0,300947305230348</text:p>
          </table:table-cell>
          <table:table-cell table:formula="of:=[.$Q$5]*([.F176]-[.$Q$3])^[.$Q$4]" office:value-type="float" office:value="8.37998907318602" calcext:value-type="float">
            <text:p>8,37998907318602</text:p>
          </table:table-cell>
          <table:table-cell table:formula="of:=LN([.G176])" office:value-type="float" office:value="2.16676536985151" calcext:value-type="float">
            <text:p>2,16676536985151</text:p>
          </table:table-cell>
          <table:table-cell table:formula="of:=LN([.L176])" office:value-type="float" office:value="2.12584661057739" calcext:value-type="float">
            <text:p>2,12584661057739</text:p>
          </table:table-cell>
          <table:table-cell table:formula="of:=([.M176]-[.N176])^2" office:value-type="float" office:value="0.00167434486053335" calcext:value-type="float">
            <text:p>0,0016743448605333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9-01-03" calcext:value-type="date">
            <text:p>3/1/196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E177]/100" office:value-type="float" office:value="1" calcext:value-type="float">
            <text:p>1</text:p>
          </table:table-cell>
          <table:table-cell table:style-name="ce7" office:value-type="float" office:value="9.49" calcext:value-type="float">
            <text:p>9,49</text:p>
          </table:table-cell>
          <table:table-cell table:formula="of:=LN([.F177]-[.$Q$3])" office:value-type="float" office:value="-0.548586643321133" calcext:value-type="float">
            <text:p>-0,548586643321133</text:p>
          </table:table-cell>
          <table:table-cell table:formula="of:=LN([.G177])" office:value-type="float" office:value="2.25023861262184" calcext:value-type="float">
            <text:p>2,25023861262184</text:p>
          </table:table-cell>
          <table:table-cell table:formula="of:=[.H177]*[.I177]" office:value-type="float" office:value="-1.23445084716982" calcext:value-type="float">
            <text:p>-1,23445084716982</text:p>
          </table:table-cell>
          <table:table-cell table:formula="of:=[.H177]^2" office:value-type="float" office:value="0.300947305230348" calcext:value-type="float">
            <text:p>0,300947305230348</text:p>
          </table:table-cell>
          <table:table-cell table:formula="of:=[.$Q$5]*([.F177]-[.$Q$3])^[.$Q$4]" office:value-type="float" office:value="8.37998907318602" calcext:value-type="float">
            <text:p>8,37998907318602</text:p>
          </table:table-cell>
          <table:table-cell table:formula="of:=LN([.G177])" office:value-type="float" office:value="2.25023861262184" calcext:value-type="float">
            <text:p>2,25023861262184</text:p>
          </table:table-cell>
          <table:table-cell table:formula="of:=LN([.L177])" office:value-type="float" office:value="2.12584661057739" calcext:value-type="float">
            <text:p>2,12584661057739</text:p>
          </table:table-cell>
          <table:table-cell table:formula="of:=([.M177]-[.N177])^2" office:value-type="float" office:value="0.0154733701726252" calcext:value-type="float">
            <text:p>0,015473370172625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9-01-03" calcext:value-type="date">
            <text:p>3/1/196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E178]/100" office:value-type="float" office:value="1" calcext:value-type="float">
            <text:p>1</text:p>
          </table:table-cell>
          <table:table-cell table:style-name="ce7" office:value-type="float" office:value="9.05" calcext:value-type="float">
            <text:p>9,05</text:p>
          </table:table-cell>
          <table:table-cell table:formula="of:=LN([.F178]-[.$Q$3])" office:value-type="float" office:value="-0.548586643321133" calcext:value-type="float">
            <text:p>-0,548586643321133</text:p>
          </table:table-cell>
          <table:table-cell table:formula="of:=LN([.G178])" office:value-type="float" office:value="2.20276475771183" calcext:value-type="float">
            <text:p>2,20276475771183</text:p>
          </table:table-cell>
          <table:table-cell table:formula="of:=[.H178]*[.I178]" office:value-type="float" office:value="-1.20840732445922" calcext:value-type="float">
            <text:p>-1,20840732445922</text:p>
          </table:table-cell>
          <table:table-cell table:formula="of:=[.H178]^2" office:value-type="float" office:value="0.300947305230348" calcext:value-type="float">
            <text:p>0,300947305230348</text:p>
          </table:table-cell>
          <table:table-cell table:formula="of:=[.$Q$5]*([.F178]-[.$Q$3])^[.$Q$4]" office:value-type="float" office:value="8.37998907318602" calcext:value-type="float">
            <text:p>8,37998907318602</text:p>
          </table:table-cell>
          <table:table-cell table:formula="of:=LN([.G178])" office:value-type="float" office:value="2.20276475771183" calcext:value-type="float">
            <text:p>2,20276475771183</text:p>
          </table:table-cell>
          <table:table-cell table:formula="of:=LN([.L178])" office:value-type="float" office:value="2.12584661057739" calcext:value-type="float">
            <text:p>2,12584661057739</text:p>
          </table:table-cell>
          <table:table-cell table:formula="of:=([.M178]-[.N178])^2" office:value-type="float" office:value="0.00591640135859587" calcext:value-type="float">
            <text:p>0,0059164013585958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8-06-21" calcext:value-type="date">
            <text:p>21/6/195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E179]/100" office:value-type="float" office:value="1" calcext:value-type="float">
            <text:p>1</text:p>
          </table:table-cell>
          <table:table-cell table:style-name="ce7" office:value-type="float" office:value="7.26" calcext:value-type="float">
            <text:p>7,26</text:p>
          </table:table-cell>
          <table:table-cell table:formula="of:=LN([.F179]-[.$Q$3])" office:value-type="float" office:value="-0.548586643321133" calcext:value-type="float">
            <text:p>-0,548586643321133</text:p>
          </table:table-cell>
          <table:table-cell table:formula="of:=LN([.G179])" office:value-type="float" office:value="1.9823798288367" calcext:value-type="float">
            <text:p>1,9823798288367</text:p>
          </table:table-cell>
          <table:table-cell table:formula="of:=[.H179]*[.I179]" office:value-type="float" office:value="-1.08750709608905" calcext:value-type="float">
            <text:p>-1,08750709608905</text:p>
          </table:table-cell>
          <table:table-cell table:formula="of:=[.H179]^2" office:value-type="float" office:value="0.300947305230348" calcext:value-type="float">
            <text:p>0,300947305230348</text:p>
          </table:table-cell>
          <table:table-cell table:formula="of:=[.$Q$5]*([.F179]-[.$Q$3])^[.$Q$4]" office:value-type="float" office:value="8.37998907318602" calcext:value-type="float">
            <text:p>8,37998907318602</text:p>
          </table:table-cell>
          <table:table-cell table:formula="of:=LN([.G179])" office:value-type="float" office:value="1.9823798288367" calcext:value-type="float">
            <text:p>1,9823798288367</text:p>
          </table:table-cell>
          <table:table-cell table:formula="of:=LN([.L179])" office:value-type="float" office:value="2.12584661057739" calcext:value-type="float">
            <text:p>2,12584661057739</text:p>
          </table:table-cell>
          <table:table-cell table:formula="of:=([.M179]-[.N179])^2" office:value-type="float" office:value="0.0205827174630298" calcext:value-type="float">
            <text:p>0,020582717463029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8-06-21" calcext:value-type="date">
            <text:p>21/6/195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E180]/100" office:value-type="float" office:value="1" calcext:value-type="float">
            <text:p>1</text:p>
          </table:table-cell>
          <table:table-cell table:style-name="ce7" office:value-type="float" office:value="6.91" calcext:value-type="float">
            <text:p>6,91</text:p>
          </table:table-cell>
          <table:table-cell table:formula="of:=LN([.F180]-[.$Q$3])" office:value-type="float" office:value="-0.548586643321133" calcext:value-type="float">
            <text:p>-0,548586643321133</text:p>
          </table:table-cell>
          <table:table-cell table:formula="of:=LN([.G180])" office:value-type="float" office:value="1.93296963777958" calcext:value-type="float">
            <text:p>1,93296963777958</text:p>
          </table:table-cell>
          <table:table-cell table:formula="of:=[.H180]*[.I180]" office:value-type="float" office:value="-1.06040132523117" calcext:value-type="float">
            <text:p>-1,06040132523117</text:p>
          </table:table-cell>
          <table:table-cell table:formula="of:=[.H180]^2" office:value-type="float" office:value="0.300947305230348" calcext:value-type="float">
            <text:p>0,300947305230348</text:p>
          </table:table-cell>
          <table:table-cell table:formula="of:=[.$Q$5]*([.F180]-[.$Q$3])^[.$Q$4]" office:value-type="float" office:value="8.37998907318602" calcext:value-type="float">
            <text:p>8,37998907318602</text:p>
          </table:table-cell>
          <table:table-cell table:formula="of:=LN([.G180])" office:value-type="float" office:value="1.93296963777958" calcext:value-type="float">
            <text:p>1,93296963777958</text:p>
          </table:table-cell>
          <table:table-cell table:formula="of:=LN([.L180])" office:value-type="float" office:value="2.12584661057739" calcext:value-type="float">
            <text:p>2,12584661057739</text:p>
          </table:table-cell>
          <table:table-cell table:formula="of:=([.M180]-[.N180])^2" office:value-type="float" office:value="0.0372015266356482" calcext:value-type="float">
            <text:p>0,037201526635648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2-02-26" calcext:value-type="date">
            <text:p>26/2/199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float" office:value="101" calcext:value-type="float">
            <text:p>101</text:p>
          </table:table-cell>
          <table:table-cell table:style-name="ce7" table:formula="of:=[.E181]/100" office:value-type="float" office:value="1.01" calcext:value-type="float">
            <text:p>1,01</text:p>
          </table:table-cell>
          <table:table-cell table:style-name="ce7" office:value-type="float" office:value="8.45" calcext:value-type="float">
            <text:p>8,45</text:p>
          </table:table-cell>
          <table:table-cell table:formula="of:=LN([.F181]-[.$Q$3])" office:value-type="float" office:value="-0.531426671004196" calcext:value-type="float">
            <text:p>-0,531426671004196</text:p>
          </table:table-cell>
          <table:table-cell table:formula="of:=LN([.G181])" office:value-type="float" office:value="2.13416644136908" calcext:value-type="float">
            <text:p>2,13416644136908</text:p>
          </table:table-cell>
          <table:table-cell table:formula="of:=[.H181]*[.I181]" office:value-type="float" office:value="-1.13415296730564" calcext:value-type="float">
            <text:p>-1,13415296730564</text:p>
          </table:table-cell>
          <table:table-cell table:formula="of:=[.H181]^2" office:value-type="float" office:value="0.282414306654602" calcext:value-type="float">
            <text:p>0,282414306654602</text:p>
          </table:table-cell>
          <table:table-cell table:formula="of:=[.$Q$5]*([.F181]-[.$Q$3])^[.$Q$4]" office:value-type="float" office:value="8.58552135306066" calcext:value-type="float">
            <text:p>8,58552135306066</text:p>
          </table:table-cell>
          <table:table-cell table:formula="of:=LN([.G181])" office:value-type="float" office:value="2.13416644136908" calcext:value-type="float">
            <text:p>2,13416644136908</text:p>
          </table:table-cell>
          <table:table-cell table:formula="of:=LN([.L181])" office:value-type="float" office:value="2.15007722087604" calcext:value-type="float">
            <text:p>2,15007722087604</text:p>
          </table:table-cell>
          <table:table-cell table:formula="of:=([.M181]-[.N181])^2" office:value-type="float" office:value="0.000253152904518906" calcext:value-type="float">
            <text:p>0,00025315290451890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5-11-19" calcext:value-type="date">
            <text:p>19/11/193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01" calcext:value-type="float">
            <text:p>101</text:p>
          </table:table-cell>
          <table:table-cell table:style-name="ce7" table:formula="of:=[.E182]/100" office:value-type="float" office:value="1.01" calcext:value-type="float">
            <text:p>1,01</text:p>
          </table:table-cell>
          <table:table-cell table:style-name="ce7" office:value-type="float" office:value="8.3" calcext:value-type="float">
            <text:p>8,3</text:p>
          </table:table-cell>
          <table:table-cell table:formula="of:=LN([.F182]-[.$Q$3])" office:value-type="float" office:value="-0.531426671004196" calcext:value-type="float">
            <text:p>-0,531426671004196</text:p>
          </table:table-cell>
          <table:table-cell table:formula="of:=LN([.G182])" office:value-type="float" office:value="2.11625551480255" calcext:value-type="float">
            <text:p>2,11625551480255</text:p>
          </table:table-cell>
          <table:table-cell table:formula="of:=[.H182]*[.I182]" office:value-type="float" office:value="-1.12463462322579" calcext:value-type="float">
            <text:p>-1,12463462322579</text:p>
          </table:table-cell>
          <table:table-cell table:formula="of:=[.H182]^2" office:value-type="float" office:value="0.282414306654602" calcext:value-type="float">
            <text:p>0,282414306654602</text:p>
          </table:table-cell>
          <table:table-cell table:formula="of:=[.$Q$5]*([.F182]-[.$Q$3])^[.$Q$4]" office:value-type="float" office:value="8.58552135306066" calcext:value-type="float">
            <text:p>8,58552135306066</text:p>
          </table:table-cell>
          <table:table-cell table:formula="of:=LN([.G182])" office:value-type="float" office:value="2.11625551480255" calcext:value-type="float">
            <text:p>2,11625551480255</text:p>
          </table:table-cell>
          <table:table-cell table:formula="of:=LN([.L182])" office:value-type="float" office:value="2.15007722087604" calcext:value-type="float">
            <text:p>2,15007722087604</text:p>
          </table:table-cell>
          <table:table-cell table:formula="of:=([.M182]-[.N182])^2" office:value-type="float" office:value="0.00114390780172113" calcext:value-type="float">
            <text:p>0,0011439078017211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1-10-21" calcext:value-type="date">
            <text:p>21/10/2001</text:p>
          </table:table-cell>
          <table:table-cell table:style-name="ce3" office:value-type="date" office:date-value="1900-01-01T08:30:00" calcext:value-type="date">
            <text:p>1/1/1900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float" office:value="102" calcext:value-type="float">
            <text:p>102</text:p>
          </table:table-cell>
          <table:table-cell table:style-name="ce7" table:formula="of:=[.E183]/100" office:value-type="float" office:value="1.02" calcext:value-type="float">
            <text:p>1,02</text:p>
          </table:table-cell>
          <table:table-cell table:style-name="ce7" office:value-type="float" office:value="6.93" calcext:value-type="float">
            <text:p>6,93</text:p>
          </table:table-cell>
          <table:table-cell table:formula="of:=LN([.F183]-[.$Q$3])" office:value-type="float" office:value="-0.514556202444811" calcext:value-type="float">
            <text:p>-0,514556202444811</text:p>
          </table:table-cell>
          <table:table-cell table:formula="of:=LN([.G183])" office:value-type="float" office:value="1.93585981320181" calcext:value-type="float">
            <text:p>1,93585981320181</text:p>
          </table:table-cell>
          <table:table-cell table:formula="of:=[.H183]*[.I183]" office:value-type="float" office:value="-0.996108673946646" calcext:value-type="float">
            <text:p>-0,996108673946646</text:p>
          </table:table-cell>
          <table:table-cell table:formula="of:=[.H183]^2" office:value-type="float" office:value="0.264768085474426" calcext:value-type="float">
            <text:p>0,264768085474426</text:p>
          </table:table-cell>
          <table:table-cell table:formula="of:=[.$Q$5]*([.F183]-[.$Q$3])^[.$Q$4]" office:value-type="float" office:value="8.79249959728255" calcext:value-type="float">
            <text:p>8,79249959728255</text:p>
          </table:table-cell>
          <table:table-cell table:formula="of:=LN([.G183])" office:value-type="float" office:value="1.93585981320181" calcext:value-type="float">
            <text:p>1,93585981320181</text:p>
          </table:table-cell>
          <table:table-cell table:formula="of:=LN([.L183])" office:value-type="float" office:value="2.17389903956362" calcext:value-type="float">
            <text:p>2,17389903956362</text:p>
          </table:table-cell>
          <table:table-cell table:formula="of:=([.M183]-[.N183])^2" office:value-type="float" office:value="0.0566626732869268" calcext:value-type="float">
            <text:p>0,056662673286926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3-12-30" calcext:value-type="date">
            <text:p>30/12/199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float" office:value="102" calcext:value-type="float">
            <text:p>102</text:p>
          </table:table-cell>
          <table:table-cell table:style-name="ce7" table:formula="of:=[.E184]/100" office:value-type="float" office:value="1.02" calcext:value-type="float">
            <text:p>1,02</text:p>
          </table:table-cell>
          <table:table-cell table:style-name="ce7" office:value-type="float" office:value="5.15" calcext:value-type="float">
            <text:p>5,15</text:p>
          </table:table-cell>
          <table:table-cell table:formula="of:=LN([.F184]-[.$Q$3])" office:value-type="float" office:value="-0.514556202444811" calcext:value-type="float">
            <text:p>-0,514556202444811</text:p>
          </table:table-cell>
          <table:table-cell table:formula="of:=LN([.G184])" office:value-type="float" office:value="1.63899671467564" calcext:value-type="float">
            <text:p>1,63899671467564</text:p>
          </table:table-cell>
          <table:table-cell table:formula="of:=[.H184]*[.I184]" office:value-type="float" office:value="-0.843355925323022" calcext:value-type="float">
            <text:p>-0,843355925323022</text:p>
          </table:table-cell>
          <table:table-cell table:formula="of:=[.H184]^2" office:value-type="float" office:value="0.264768085474426" calcext:value-type="float">
            <text:p>0,264768085474426</text:p>
          </table:table-cell>
          <table:table-cell table:formula="of:=[.$Q$5]*([.F184]-[.$Q$3])^[.$Q$4]" office:value-type="float" office:value="8.79249959728255" calcext:value-type="float">
            <text:p>8,79249959728255</text:p>
          </table:table-cell>
          <table:table-cell table:formula="of:=LN([.G184])" office:value-type="float" office:value="1.63899671467564" calcext:value-type="float">
            <text:p>1,63899671467564</text:p>
          </table:table-cell>
          <table:table-cell table:formula="of:=LN([.L184])" office:value-type="float" office:value="2.17389903956362" calcext:value-type="float">
            <text:p>2,17389903956362</text:p>
          </table:table-cell>
          <table:table-cell table:formula="of:=([.M184]-[.N184])^2" office:value-type="float" office:value="0.286120497170558" calcext:value-type="float">
            <text:p>0,28612049717055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10-22" calcext:value-type="date">
            <text:p>22/10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float" office:value="102" calcext:value-type="float">
            <text:p>102</text:p>
          </table:table-cell>
          <table:table-cell table:style-name="ce7" table:formula="of:=[.E185]/100" office:value-type="float" office:value="1.02" calcext:value-type="float">
            <text:p>1,02</text:p>
          </table:table-cell>
          <table:table-cell table:style-name="ce7" office:value-type="float" office:value="7.9" calcext:value-type="float">
            <text:p>7,9</text:p>
          </table:table-cell>
          <table:table-cell table:formula="of:=LN([.F185]-[.$Q$3])" office:value-type="float" office:value="-0.514556202444811" calcext:value-type="float">
            <text:p>-0,514556202444811</text:p>
          </table:table-cell>
          <table:table-cell table:formula="of:=LN([.G185])" office:value-type="float" office:value="2.06686275947298" calcext:value-type="float">
            <text:p>2,06686275947298</text:p>
          </table:table-cell>
          <table:table-cell table:formula="of:=[.H185]*[.I185]" office:value-type="float" office:value="-1.06351705248902" calcext:value-type="float">
            <text:p>-1,06351705248902</text:p>
          </table:table-cell>
          <table:table-cell table:formula="of:=[.H185]^2" office:value-type="float" office:value="0.264768085474426" calcext:value-type="float">
            <text:p>0,264768085474426</text:p>
          </table:table-cell>
          <table:table-cell table:formula="of:=[.$Q$5]*([.F185]-[.$Q$3])^[.$Q$4]" office:value-type="float" office:value="8.79249959728255" calcext:value-type="float">
            <text:p>8,79249959728255</text:p>
          </table:table-cell>
          <table:table-cell table:formula="of:=LN([.G185])" office:value-type="float" office:value="2.06686275947298" calcext:value-type="float">
            <text:p>2,06686275947298</text:p>
          </table:table-cell>
          <table:table-cell table:formula="of:=LN([.L185])" office:value-type="float" office:value="2.17389903956362" calcext:value-type="float">
            <text:p>2,17389903956362</text:p>
          </table:table-cell>
          <table:table-cell table:formula="of:=([.M185]-[.N185])^2" office:value-type="float" office:value="0.0114567652556422" calcext:value-type="float">
            <text:p>0,011456765255642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6-08-21" calcext:value-type="date">
            <text:p>21/8/198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float" office:value="103" calcext:value-type="float">
            <text:p>103</text:p>
          </table:table-cell>
          <table:table-cell table:style-name="ce7" table:formula="of:=[.E186]/100" office:value-type="float" office:value="1.03" calcext:value-type="float">
            <text:p>1,03</text:p>
          </table:table-cell>
          <table:table-cell table:style-name="ce7" office:value-type="float" office:value="8.39" calcext:value-type="float">
            <text:p>8,39</text:p>
          </table:table-cell>
          <table:table-cell table:formula="of:=LN([.F186]-[.$Q$3])" office:value-type="float" office:value="-0.497965631125545" calcext:value-type="float">
            <text:p>-0,497965631125545</text:p>
          </table:table-cell>
          <table:table-cell table:formula="of:=LN([.G186])" office:value-type="float" office:value="2.12704052047912" calcext:value-type="float">
            <text:p>2,12704052047912</text:p>
          </table:table-cell>
          <table:table-cell table:formula="of:=[.H186]*[.I186]" office:value-type="float" office:value="-1.05919307520999" calcext:value-type="float">
            <text:p>-1,05919307520999</text:p>
          </table:table-cell>
          <table:table-cell table:formula="of:=[.H186]^2" office:value-type="float" office:value="0.247969769782263" calcext:value-type="float">
            <text:p>0,247969769782263</text:p>
          </table:table-cell>
          <table:table-cell table:formula="of:=[.$Q$5]*([.F186]-[.$Q$3])^[.$Q$4]" office:value-type="float" office:value="9.00090953298897" calcext:value-type="float">
            <text:p>9,00090953298897</text:p>
          </table:table-cell>
          <table:table-cell table:formula="of:=LN([.G186])" office:value-type="float" office:value="2.12704052047912" calcext:value-type="float">
            <text:p>2,12704052047912</text:p>
          </table:table-cell>
          <table:table-cell table:formula="of:=LN([.L186])" office:value-type="float" office:value="2.19732563145108" calcext:value-type="float">
            <text:p>2,19732563145108</text:p>
          </table:table-cell>
          <table:table-cell table:formula="of:=([.M186]-[.N186])^2" office:value-type="float" office:value="0.00493999682434108" calcext:value-type="float">
            <text:p>0,0049399968243410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5-12-12" calcext:value-type="date">
            <text:p>12/12/197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float" office:value="103" calcext:value-type="float">
            <text:p>103</text:p>
          </table:table-cell>
          <table:table-cell table:style-name="ce7" table:formula="of:=[.E187]/100" office:value-type="float" office:value="1.03" calcext:value-type="float">
            <text:p>1,03</text:p>
          </table:table-cell>
          <table:table-cell table:style-name="ce7" office:value-type="float" office:value="9.33" calcext:value-type="float">
            <text:p>9,33</text:p>
          </table:table-cell>
          <table:table-cell table:formula="of:=LN([.F187]-[.$Q$3])" office:value-type="float" office:value="-0.497965631125545" calcext:value-type="float">
            <text:p>-0,497965631125545</text:p>
          </table:table-cell>
          <table:table-cell table:formula="of:=LN([.G187])" office:value-type="float" office:value="2.23323501485925" calcext:value-type="float">
            <text:p>2,23323501485925</text:p>
          </table:table-cell>
          <table:table-cell table:formula="of:=[.H187]*[.I187]" office:value-type="float" office:value="-1.11207428362605" calcext:value-type="float">
            <text:p>-1,11207428362605</text:p>
          </table:table-cell>
          <table:table-cell table:formula="of:=[.H187]^2" office:value-type="float" office:value="0.247969769782263" calcext:value-type="float">
            <text:p>0,247969769782263</text:p>
          </table:table-cell>
          <table:table-cell table:formula="of:=[.$Q$5]*([.F187]-[.$Q$3])^[.$Q$4]" office:value-type="float" office:value="9.00090953298897" calcext:value-type="float">
            <text:p>9,00090953298897</text:p>
          </table:table-cell>
          <table:table-cell table:formula="of:=LN([.G187])" office:value-type="float" office:value="2.23323501485925" calcext:value-type="float">
            <text:p>2,23323501485925</text:p>
          </table:table-cell>
          <table:table-cell table:formula="of:=LN([.L187])" office:value-type="float" office:value="2.19732563145108" calcext:value-type="float">
            <text:p>2,19732563145108</text:p>
          </table:table-cell>
          <table:table-cell table:formula="of:=([.M187]-[.N187])^2" office:value-type="float" office:value="0.00128948381675533" calcext:value-type="float">
            <text:p>0,0012894838167553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1-04-13" calcext:value-type="date">
            <text:p>13/4/198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float" office:value="104" calcext:value-type="float">
            <text:p>104</text:p>
          </table:table-cell>
          <table:table-cell table:style-name="ce7" table:formula="of:=[.E188]/100" office:value-type="float" office:value="1.04" calcext:value-type="float">
            <text:p>1,04</text:p>
          </table:table-cell>
          <table:table-cell table:style-name="ce7" office:value-type="float" office:value="9.15" calcext:value-type="float">
            <text:p>9,15</text:p>
          </table:table-cell>
          <table:table-cell table:formula="of:=LN([.F188]-[.$Q$3])" office:value-type="float" office:value="-0.48164582089097" calcext:value-type="float">
            <text:p>-0,48164582089097</text:p>
          </table:table-cell>
          <table:table-cell table:formula="of:=LN([.G188])" office:value-type="float" office:value="2.21375387928743" calcext:value-type="float">
            <text:p>2,21375387928743</text:p>
          </table:table-cell>
          <table:table-cell table:formula="of:=[.H188]*[.I188]" office:value-type="float" office:value="-1.06624530443996" calcext:value-type="float">
            <text:p>-1,06624530443996</text:p>
          </table:table-cell>
          <table:table-cell table:formula="of:=[.H188]^2" office:value-type="float" office:value="0.231982696781736" calcext:value-type="float">
            <text:p>0,231982696781736</text:p>
          </table:table-cell>
          <table:table-cell table:formula="of:=[.$Q$5]*([.F188]-[.$Q$3])^[.$Q$4]" office:value-type="float" office:value="9.21073726155767" calcext:value-type="float">
            <text:p>9,21073726155767</text:p>
          </table:table-cell>
          <table:table-cell table:formula="of:=LN([.G188])" office:value-type="float" office:value="2.21375387928743" calcext:value-type="float">
            <text:p>2,21375387928743</text:p>
          </table:table-cell>
          <table:table-cell table:formula="of:=LN([.L188])" office:value-type="float" office:value="2.22036989717822" calcext:value-type="float">
            <text:p>2,22036989717822</text:p>
          </table:table-cell>
          <table:table-cell table:formula="of:=([.M188]-[.N188])^2" office:value-type="float" office:value="0.0000437716927311935" calcext:value-type="float">
            <text:p>4,37716927311935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8-12-06" calcext:value-type="date">
            <text:p>6/12/197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float" office:value="104" calcext:value-type="float">
            <text:p>104</text:p>
          </table:table-cell>
          <table:table-cell table:style-name="ce7" table:formula="of:=[.E189]/100" office:value-type="float" office:value="1.04" calcext:value-type="float">
            <text:p>1,04</text:p>
          </table:table-cell>
          <table:table-cell table:style-name="ce7" office:value-type="float" office:value="9.29" calcext:value-type="float">
            <text:p>9,29</text:p>
          </table:table-cell>
          <table:table-cell table:formula="of:=LN([.F189]-[.$Q$3])" office:value-type="float" office:value="-0.48164582089097" calcext:value-type="float">
            <text:p>-0,48164582089097</text:p>
          </table:table-cell>
          <table:table-cell table:formula="of:=LN([.G189])" office:value-type="float" office:value="2.22893855282575" calcext:value-type="float">
            <text:p>2,22893855282575</text:p>
          </table:table-cell>
          <table:table-cell table:formula="of:=[.H189]*[.I189]" office:value-type="float" office:value="-1.07355893899129" calcext:value-type="float">
            <text:p>-1,07355893899129</text:p>
          </table:table-cell>
          <table:table-cell table:formula="of:=[.H189]^2" office:value-type="float" office:value="0.231982696781736" calcext:value-type="float">
            <text:p>0,231982696781736</text:p>
          </table:table-cell>
          <table:table-cell table:formula="of:=[.$Q$5]*([.F189]-[.$Q$3])^[.$Q$4]" office:value-type="float" office:value="9.21073726155767" calcext:value-type="float">
            <text:p>9,21073726155767</text:p>
          </table:table-cell>
          <table:table-cell table:formula="of:=LN([.G189])" office:value-type="float" office:value="2.22893855282575" calcext:value-type="float">
            <text:p>2,22893855282575</text:p>
          </table:table-cell>
          <table:table-cell table:formula="of:=LN([.L189])" office:value-type="float" office:value="2.22036989717822" calcext:value-type="float">
            <text:p>2,22036989717822</text:p>
          </table:table-cell>
          <table:table-cell table:formula="of:=([.M189]-[.N189])^2" office:value-type="float" office:value="0.0000734218596059774" calcext:value-type="float">
            <text:p>7,34218596059774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8-05-05" calcext:value-type="date">
            <text:p>5/5/197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float" office:value="104" calcext:value-type="float">
            <text:p>104</text:p>
          </table:table-cell>
          <table:table-cell table:style-name="ce7" table:formula="of:=[.E190]/100" office:value-type="float" office:value="1.04" calcext:value-type="float">
            <text:p>1,04</text:p>
          </table:table-cell>
          <table:table-cell table:style-name="ce7" office:value-type="float" office:value="15.2" calcext:value-type="float">
            <text:p>15,2</text:p>
          </table:table-cell>
          <table:table-cell table:formula="of:=LN([.F190]-[.$Q$3])" office:value-type="float" office:value="-0.48164582089097" calcext:value-type="float">
            <text:p>-0,48164582089097</text:p>
          </table:table-cell>
          <table:table-cell table:formula="of:=LN([.G190])" office:value-type="float" office:value="2.72129542785223" calcext:value-type="float">
            <text:p>2,72129542785223</text:p>
          </table:table-cell>
          <table:table-cell table:formula="of:=[.H190]*[.I190]" office:value-type="float" office:value="-1.31070057023473" calcext:value-type="float">
            <text:p>-1,31070057023473</text:p>
          </table:table-cell>
          <table:table-cell table:formula="of:=[.H190]^2" office:value-type="float" office:value="0.231982696781736" calcext:value-type="float">
            <text:p>0,231982696781736</text:p>
          </table:table-cell>
          <table:table-cell table:formula="of:=[.$Q$5]*([.F190]-[.$Q$3])^[.$Q$4]" office:value-type="float" office:value="9.21073726155767" calcext:value-type="float">
            <text:p>9,21073726155767</text:p>
          </table:table-cell>
          <table:table-cell table:formula="of:=LN([.G190])" office:value-type="float" office:value="2.72129542785223" calcext:value-type="float">
            <text:p>2,72129542785223</text:p>
          </table:table-cell>
          <table:table-cell table:formula="of:=LN([.L190])" office:value-type="float" office:value="2.22036989717822" calcext:value-type="float">
            <text:p>2,22036989717822</text:p>
          </table:table-cell>
          <table:table-cell table:formula="of:=([.M190]-[.N190])^2" office:value-type="float" office:value="0.250926387281044" calcext:value-type="float">
            <text:p>0,25092638728104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6-01-28" calcext:value-type="date">
            <text:p>28/1/197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float" office:value="104" calcext:value-type="float">
            <text:p>104</text:p>
          </table:table-cell>
          <table:table-cell table:style-name="ce7" table:formula="of:=[.E191]/100" office:value-type="float" office:value="1.04" calcext:value-type="float">
            <text:p>1,04</text:p>
          </table:table-cell>
          <table:table-cell table:style-name="ce7" office:value-type="float" office:value="9.23" calcext:value-type="float">
            <text:p>9,23</text:p>
          </table:table-cell>
          <table:table-cell table:formula="of:=LN([.F191]-[.$Q$3])" office:value-type="float" office:value="-0.48164582089097" calcext:value-type="float">
            <text:p>-0,48164582089097</text:p>
          </table:table-cell>
          <table:table-cell table:formula="of:=LN([.G191])" office:value-type="float" office:value="2.22245904851476" calcext:value-type="float">
            <text:p>2,22245904851476</text:p>
          </table:table-cell>
          <table:table-cell table:formula="of:=[.H191]*[.I191]" office:value-type="float" office:value="-1.07043811281846" calcext:value-type="float">
            <text:p>-1,07043811281846</text:p>
          </table:table-cell>
          <table:table-cell table:formula="of:=[.H191]^2" office:value-type="float" office:value="0.231982696781736" calcext:value-type="float">
            <text:p>0,231982696781736</text:p>
          </table:table-cell>
          <table:table-cell table:formula="of:=[.$Q$5]*([.F191]-[.$Q$3])^[.$Q$4]" office:value-type="float" office:value="9.21073726155767" calcext:value-type="float">
            <text:p>9,21073726155767</text:p>
          </table:table-cell>
          <table:table-cell table:formula="of:=LN([.G191])" office:value-type="float" office:value="2.22245904851476" calcext:value-type="float">
            <text:p>2,22245904851476</text:p>
          </table:table-cell>
          <table:table-cell table:formula="of:=LN([.L191])" office:value-type="float" office:value="2.22036989717822" calcext:value-type="float">
            <text:p>2,22036989717822</text:p>
          </table:table-cell>
          <table:table-cell table:formula="of:=([.M191]-[.N191])^2" office:value-type="float" office:value="0.00000436455330698903" calcext:value-type="float">
            <text:p>4,36455330698903E-0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0-03-30" calcext:value-type="date">
            <text:p>30/3/2010</text:p>
          </table:table-cell>
          <table:table-cell table:style-name="ce3" office:value-type="date" office:date-value="1900-01-01T12:22:30" calcext:value-type="date">
            <text:p>1/1/1900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float" office:value="105" calcext:value-type="float">
            <text:p>105</text:p>
          </table:table-cell>
          <table:table-cell table:style-name="ce7" table:formula="of:=[.E192]/100" office:value-type="float" office:value="1.05" calcext:value-type="float">
            <text:p>1,05</text:p>
          </table:table-cell>
          <table:table-cell table:style-name="ce7" office:value-type="float" office:value="7.841" calcext:value-type="float">
            <text:p>7,841</text:p>
          </table:table-cell>
          <table:table-cell table:formula="of:=LN([.F192]-[.$Q$3])" office:value-type="float" office:value="-0.46558807573314" calcext:value-type="float">
            <text:p>-0,46558807573314</text:p>
          </table:table-cell>
          <table:table-cell table:formula="of:=LN([.G192])" office:value-type="float" office:value="2.05936637724879" calcext:value-type="float">
            <text:p>2,05936637724879</text:p>
          </table:table-cell>
          <table:table-cell table:formula="of:=[.H192]*[.I192]" office:value-type="float" office:value="-0.95881642881279" calcext:value-type="float">
            <text:p>-0,95881642881279</text:p>
          </table:table-cell>
          <table:table-cell table:formula="of:=[.H192]^2" office:value-type="float" office:value="0.216772256264888" calcext:value-type="float">
            <text:p>0,216772256264888</text:p>
          </table:table-cell>
          <table:table-cell table:formula="of:=[.$Q$5]*([.F192]-[.$Q$3])^[.$Q$4]" office:value-type="float" office:value="9.42196924287363" calcext:value-type="float">
            <text:p>9,42196924287363</text:p>
          </table:table-cell>
          <table:table-cell table:formula="of:=LN([.G192])" office:value-type="float" office:value="2.05936637724879" calcext:value-type="float">
            <text:p>2,05936637724879</text:p>
          </table:table-cell>
          <table:table-cell table:formula="of:=LN([.L192])" office:value-type="float" office:value="2.24304411587787" calcext:value-type="float">
            <text:p>2,24304411587787</text:p>
          </table:table-cell>
          <table:table-cell table:formula="of:=([.M192]-[.N192])^2" office:value-type="float" office:value="0.0337375116678959" calcext:value-type="float">
            <text:p>0,033737511667895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9-12-18" calcext:value-type="date">
            <text:p>18/12/197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float" office:value="105" calcext:value-type="float">
            <text:p>105</text:p>
          </table:table-cell>
          <table:table-cell table:style-name="ce7" table:formula="of:=[.E193]/100" office:value-type="float" office:value="1.05" calcext:value-type="float">
            <text:p>1,05</text:p>
          </table:table-cell>
          <table:table-cell table:style-name="ce7" office:value-type="float" office:value="11.1" calcext:value-type="float">
            <text:p>11,1</text:p>
          </table:table-cell>
          <table:table-cell table:formula="of:=LN([.F193]-[.$Q$3])" office:value-type="float" office:value="-0.46558807573314" calcext:value-type="float">
            <text:p>-0,46558807573314</text:p>
          </table:table-cell>
          <table:table-cell table:formula="of:=LN([.G193])" office:value-type="float" office:value="2.40694510831829" calcext:value-type="float">
            <text:p>2,40694510831829</text:p>
          </table:table-cell>
          <table:table-cell table:formula="of:=[.H193]*[.I193]" office:value-type="float" office:value="-1.12064494137721" calcext:value-type="float">
            <text:p>-1,12064494137721</text:p>
          </table:table-cell>
          <table:table-cell table:formula="of:=[.H193]^2" office:value-type="float" office:value="0.216772256264888" calcext:value-type="float">
            <text:p>0,216772256264888</text:p>
          </table:table-cell>
          <table:table-cell table:formula="of:=[.$Q$5]*([.F193]-[.$Q$3])^[.$Q$4]" office:value-type="float" office:value="9.42196924287363" calcext:value-type="float">
            <text:p>9,42196924287363</text:p>
          </table:table-cell>
          <table:table-cell table:formula="of:=LN([.G193])" office:value-type="float" office:value="2.40694510831829" calcext:value-type="float">
            <text:p>2,40694510831829</text:p>
          </table:table-cell>
          <table:table-cell table:formula="of:=LN([.L193])" office:value-type="float" office:value="2.24304411587787" calcext:value-type="float">
            <text:p>2,24304411587787</text:p>
          </table:table-cell>
          <table:table-cell table:formula="of:=([.M193]-[.N193])^2" office:value-type="float" office:value="0.0268635353229529" calcext:value-type="float">
            <text:p>0,026863535322952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5-25" calcext:value-type="date">
            <text:p>25/5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float" office:value="105" calcext:value-type="float">
            <text:p>105</text:p>
          </table:table-cell>
          <table:table-cell table:style-name="ce7" table:formula="of:=[.E194]/100" office:value-type="float" office:value="1.05" calcext:value-type="float">
            <text:p>1,05</text:p>
          </table:table-cell>
          <table:table-cell table:style-name="ce7" office:value-type="float" office:value="10.8" calcext:value-type="float">
            <text:p>10,8</text:p>
          </table:table-cell>
          <table:table-cell table:formula="of:=LN([.F194]-[.$Q$3])" office:value-type="float" office:value="-0.46558807573314" calcext:value-type="float">
            <text:p>-0,46558807573314</text:p>
          </table:table-cell>
          <table:table-cell table:formula="of:=LN([.G194])" office:value-type="float" office:value="2.37954613413017" calcext:value-type="float">
            <text:p>2,37954613413017</text:p>
          </table:table-cell>
          <table:table-cell table:formula="of:=[.H194]*[.I194]" office:value-type="float" office:value="-1.1078883057079" calcext:value-type="float">
            <text:p>-1,1078883057079</text:p>
          </table:table-cell>
          <table:table-cell table:formula="of:=[.H194]^2" office:value-type="float" office:value="0.216772256264888" calcext:value-type="float">
            <text:p>0,216772256264888</text:p>
          </table:table-cell>
          <table:table-cell table:formula="of:=[.$Q$5]*([.F194]-[.$Q$3])^[.$Q$4]" office:value-type="float" office:value="9.42196924287363" calcext:value-type="float">
            <text:p>9,42196924287363</text:p>
          </table:table-cell>
          <table:table-cell table:formula="of:=LN([.G194])" office:value-type="float" office:value="2.37954613413017" calcext:value-type="float">
            <text:p>2,37954613413017</text:p>
          </table:table-cell>
          <table:table-cell table:formula="of:=LN([.L194])" office:value-type="float" office:value="2.24304411587787" calcext:value-type="float">
            <text:p>2,24304411587787</text:p>
          </table:table-cell>
          <table:table-cell table:formula="of:=([.M194]-[.N194])^2" office:value-type="float" office:value="0.0186328009869513" calcext:value-type="float">
            <text:p>0,018632800986951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5-25" calcext:value-type="date">
            <text:p>25/5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float" office:value="105" calcext:value-type="float">
            <text:p>105</text:p>
          </table:table-cell>
          <table:table-cell table:style-name="ce7" table:formula="of:=[.E195]/100" office:value-type="float" office:value="1.05" calcext:value-type="float">
            <text:p>1,05</text:p>
          </table:table-cell>
          <table:table-cell table:style-name="ce7" office:value-type="float" office:value="10.7" calcext:value-type="float">
            <text:p>10,7</text:p>
          </table:table-cell>
          <table:table-cell table:formula="of:=LN([.F195]-[.$Q$3])" office:value-type="float" office:value="-0.46558807573314" calcext:value-type="float">
            <text:p>-0,46558807573314</text:p>
          </table:table-cell>
          <table:table-cell table:formula="of:=LN([.G195])" office:value-type="float" office:value="2.37024374146786" calcext:value-type="float">
            <text:p>2,37024374146786</text:p>
          </table:table-cell>
          <table:table-cell table:formula="of:=[.H195]*[.I195]" office:value-type="float" office:value="-1.10355722260854" calcext:value-type="float">
            <text:p>-1,10355722260854</text:p>
          </table:table-cell>
          <table:table-cell table:formula="of:=[.H195]^2" office:value-type="float" office:value="0.216772256264888" calcext:value-type="float">
            <text:p>0,216772256264888</text:p>
          </table:table-cell>
          <table:table-cell table:formula="of:=[.$Q$5]*([.F195]-[.$Q$3])^[.$Q$4]" office:value-type="float" office:value="9.42196924287363" calcext:value-type="float">
            <text:p>9,42196924287363</text:p>
          </table:table-cell>
          <table:table-cell table:formula="of:=LN([.G195])" office:value-type="float" office:value="2.37024374146786" calcext:value-type="float">
            <text:p>2,37024374146786</text:p>
          </table:table-cell>
          <table:table-cell table:formula="of:=LN([.L195])" office:value-type="float" office:value="2.24304411587787" calcext:value-type="float">
            <text:p>2,24304411587787</text:p>
          </table:table-cell>
          <table:table-cell table:formula="of:=([.M195]-[.N195])^2" office:value-type="float" office:value="0.0161797447502328" calcext:value-type="float">
            <text:p>0,016179744750232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04-19" calcext:value-type="date">
            <text:p>19/4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float" office:value="105" calcext:value-type="float">
            <text:p>105</text:p>
          </table:table-cell>
          <table:table-cell table:style-name="ce7" table:formula="of:=[.E196]/100" office:value-type="float" office:value="1.05" calcext:value-type="float">
            <text:p>1,05</text:p>
          </table:table-cell>
          <table:table-cell table:style-name="ce7" office:value-type="float" office:value="8.03" calcext:value-type="float">
            <text:p>8,03</text:p>
          </table:table-cell>
          <table:table-cell table:formula="of:=LN([.F196]-[.$Q$3])" office:value-type="float" office:value="-0.46558807573314" calcext:value-type="float">
            <text:p>-0,46558807573314</text:p>
          </table:table-cell>
          <table:table-cell table:formula="of:=LN([.G196])" office:value-type="float" office:value="2.08318452795867" calcext:value-type="float">
            <text:p>2,08318452795867</text:p>
          </table:table-cell>
          <table:table-cell table:formula="of:=[.H196]*[.I196]" office:value-type="float" office:value="-0.969905875769327" calcext:value-type="float">
            <text:p>-0,969905875769327</text:p>
          </table:table-cell>
          <table:table-cell table:formula="of:=[.H196]^2" office:value-type="float" office:value="0.216772256264888" calcext:value-type="float">
            <text:p>0,216772256264888</text:p>
          </table:table-cell>
          <table:table-cell table:formula="of:=[.$Q$5]*([.F196]-[.$Q$3])^[.$Q$4]" office:value-type="float" office:value="9.42196924287363" calcext:value-type="float">
            <text:p>9,42196924287363</text:p>
          </table:table-cell>
          <table:table-cell table:formula="of:=LN([.G196])" office:value-type="float" office:value="2.08318452795867" calcext:value-type="float">
            <text:p>2,08318452795867</text:p>
          </table:table-cell>
          <table:table-cell table:formula="of:=LN([.L196])" office:value-type="float" office:value="2.24304411587787" calcext:value-type="float">
            <text:p>2,24304411587787</text:p>
          </table:table-cell>
          <table:table-cell table:formula="of:=([.M196]-[.N196])^2" office:value-type="float" office:value="0.0255550878496976" calcext:value-type="float">
            <text:p>0,025555087849697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4-04-19" calcext:value-type="date">
            <text:p>19/4/195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float" office:value="105" calcext:value-type="float">
            <text:p>105</text:p>
          </table:table-cell>
          <table:table-cell table:style-name="ce7" table:formula="of:=[.E197]/100" office:value-type="float" office:value="1.05" calcext:value-type="float">
            <text:p>1,05</text:p>
          </table:table-cell>
          <table:table-cell table:style-name="ce7" office:value-type="float" office:value="9.58" calcext:value-type="float">
            <text:p>9,58</text:p>
          </table:table-cell>
          <table:table-cell table:formula="of:=LN([.F197]-[.$Q$3])" office:value-type="float" office:value="-0.46558807573314" calcext:value-type="float">
            <text:p>-0,46558807573314</text:p>
          </table:table-cell>
          <table:table-cell table:formula="of:=LN([.G197])" office:value-type="float" office:value="2.25967759198277" calcext:value-type="float">
            <text:p>2,25967759198277</text:p>
          </table:table-cell>
          <table:table-cell table:formula="of:=[.H197]*[.I197]" office:value-type="float" office:value="-1.05207894182855" calcext:value-type="float">
            <text:p>-1,05207894182855</text:p>
          </table:table-cell>
          <table:table-cell table:formula="of:=[.H197]^2" office:value-type="float" office:value="0.216772256264888" calcext:value-type="float">
            <text:p>0,216772256264888</text:p>
          </table:table-cell>
          <table:table-cell table:formula="of:=[.$Q$5]*([.F197]-[.$Q$3])^[.$Q$4]" office:value-type="float" office:value="9.42196924287363" calcext:value-type="float">
            <text:p>9,42196924287363</text:p>
          </table:table-cell>
          <table:table-cell table:formula="of:=LN([.G197])" office:value-type="float" office:value="2.25967759198277" calcext:value-type="float">
            <text:p>2,25967759198277</text:p>
          </table:table-cell>
          <table:table-cell table:formula="of:=LN([.L197])" office:value-type="float" office:value="2.24304411587787" calcext:value-type="float">
            <text:p>2,24304411587787</text:p>
          </table:table-cell>
          <table:table-cell table:formula="of:=([.M197]-[.N197])^2" office:value-type="float" office:value="0.000276672527332119" calcext:value-type="float">
            <text:p>0,00027667252733211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9-11-08" calcext:value-type="date">
            <text:p>8/11/194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float" office:value="105" calcext:value-type="float">
            <text:p>105</text:p>
          </table:table-cell>
          <table:table-cell table:style-name="ce7" table:formula="of:=[.E198]/100" office:value-type="float" office:value="1.05" calcext:value-type="float">
            <text:p>1,05</text:p>
          </table:table-cell>
          <table:table-cell table:style-name="ce7" office:value-type="float" office:value="9.66" calcext:value-type="float">
            <text:p>9,66</text:p>
          </table:table-cell>
          <table:table-cell table:formula="of:=LN([.F198]-[.$Q$3])" office:value-type="float" office:value="-0.46558807573314" calcext:value-type="float">
            <text:p>-0,46558807573314</text:p>
          </table:table-cell>
          <table:table-cell table:formula="of:=LN([.G198])" office:value-type="float" office:value="2.26799364822443" calcext:value-type="float">
            <text:p>2,26799364822443</text:p>
          </table:table-cell>
          <table:table-cell table:formula="of:=[.H198]*[.I198]" office:value-type="float" office:value="-1.0559507984518" calcext:value-type="float">
            <text:p>-1,0559507984518</text:p>
          </table:table-cell>
          <table:table-cell table:formula="of:=[.H198]^2" office:value-type="float" office:value="0.216772256264888" calcext:value-type="float">
            <text:p>0,216772256264888</text:p>
          </table:table-cell>
          <table:table-cell table:formula="of:=[.$Q$5]*([.F198]-[.$Q$3])^[.$Q$4]" office:value-type="float" office:value="9.42196924287363" calcext:value-type="float">
            <text:p>9,42196924287363</text:p>
          </table:table-cell>
          <table:table-cell table:formula="of:=LN([.G198])" office:value-type="float" office:value="2.26799364822443" calcext:value-type="float">
            <text:p>2,26799364822443</text:p>
          </table:table-cell>
          <table:table-cell table:formula="of:=LN([.L198])" office:value-type="float" office:value="2.24304411587787" calcext:value-type="float">
            <text:p>2,24304411587787</text:p>
          </table:table-cell>
          <table:table-cell table:formula="of:=([.M198]-[.N198])^2" office:value-type="float" office:value="0.000622479164311692" calcext:value-type="float">
            <text:p>0,00062247916431169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9-11-08" calcext:value-type="date">
            <text:p>8/11/194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float" office:value="105" calcext:value-type="float">
            <text:p>105</text:p>
          </table:table-cell>
          <table:table-cell table:style-name="ce7" table:formula="of:=[.E199]/100" office:value-type="float" office:value="1.05" calcext:value-type="float">
            <text:p>1,05</text:p>
          </table:table-cell>
          <table:table-cell table:style-name="ce7" office:value-type="float" office:value="10.9" calcext:value-type="float">
            <text:p>10,9</text:p>
          </table:table-cell>
          <table:table-cell table:formula="of:=LN([.F199]-[.$Q$3])" office:value-type="float" office:value="-0.46558807573314" calcext:value-type="float">
            <text:p>-0,46558807573314</text:p>
          </table:table-cell>
          <table:table-cell table:formula="of:=LN([.G199])" office:value-type="float" office:value="2.3887627892351" calcext:value-type="float">
            <text:p>2,3887627892351</text:p>
          </table:table-cell>
          <table:table-cell table:formula="of:=[.H199]*[.I199]" office:value-type="float" office:value="-1.1121794704229" calcext:value-type="float">
            <text:p>-1,1121794704229</text:p>
          </table:table-cell>
          <table:table-cell table:formula="of:=[.H199]^2" office:value-type="float" office:value="0.216772256264888" calcext:value-type="float">
            <text:p>0,216772256264888</text:p>
          </table:table-cell>
          <table:table-cell table:formula="of:=[.$Q$5]*([.F199]-[.$Q$3])^[.$Q$4]" office:value-type="float" office:value="9.42196924287363" calcext:value-type="float">
            <text:p>9,42196924287363</text:p>
          </table:table-cell>
          <table:table-cell table:formula="of:=LN([.G199])" office:value-type="float" office:value="2.3887627892351" calcext:value-type="float">
            <text:p>2,3887627892351</text:p>
          </table:table-cell>
          <table:table-cell table:formula="of:=LN([.L199])" office:value-type="float" office:value="2.24304411587787" calcext:value-type="float">
            <text:p>2,24304411587787</text:p>
          </table:table-cell>
          <table:table-cell table:formula="of:=([.M199]-[.N199])^2" office:value-type="float" office:value="0.0212339317649894" calcext:value-type="float">
            <text:p>0,021233931764989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9-11-08" calcext:value-type="date">
            <text:p>8/11/194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float" office:value="105" calcext:value-type="float">
            <text:p>105</text:p>
          </table:table-cell>
          <table:table-cell table:style-name="ce7" table:formula="of:=[.E200]/100" office:value-type="float" office:value="1.05" calcext:value-type="float">
            <text:p>1,05</text:p>
          </table:table-cell>
          <table:table-cell table:style-name="ce7" office:value-type="float" office:value="11.9" calcext:value-type="float">
            <text:p>11,9</text:p>
          </table:table-cell>
          <table:table-cell table:formula="of:=LN([.F200]-[.$Q$3])" office:value-type="float" office:value="-0.46558807573314" calcext:value-type="float">
            <text:p>-0,46558807573314</text:p>
          </table:table-cell>
          <table:table-cell table:formula="of:=LN([.G200])" office:value-type="float" office:value="2.47653840011748" calcext:value-type="float">
            <text:p>2,47653840011748</text:p>
          </table:table-cell>
          <table:table-cell table:formula="of:=[.H200]*[.I200]" office:value-type="float" office:value="-1.15304674818993" calcext:value-type="float">
            <text:p>-1,15304674818993</text:p>
          </table:table-cell>
          <table:table-cell table:formula="of:=[.H200]^2" office:value-type="float" office:value="0.216772256264888" calcext:value-type="float">
            <text:p>0,216772256264888</text:p>
          </table:table-cell>
          <table:table-cell table:formula="of:=[.$Q$5]*([.F200]-[.$Q$3])^[.$Q$4]" office:value-type="float" office:value="9.42196924287363" calcext:value-type="float">
            <text:p>9,42196924287363</text:p>
          </table:table-cell>
          <table:table-cell table:formula="of:=LN([.G200])" office:value-type="float" office:value="2.47653840011748" calcext:value-type="float">
            <text:p>2,47653840011748</text:p>
          </table:table-cell>
          <table:table-cell table:formula="of:=LN([.L200])" office:value-type="float" office:value="2.24304411587787" calcext:value-type="float">
            <text:p>2,24304411587787</text:p>
          </table:table-cell>
          <table:table-cell table:formula="of:=([.M200]-[.N200])^2" office:value-type="float" office:value="0.0545195807725678" calcext:value-type="float">
            <text:p>0,054519580772567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9-11-08" calcext:value-type="date">
            <text:p>8/11/194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float" office:value="105" calcext:value-type="float">
            <text:p>105</text:p>
          </table:table-cell>
          <table:table-cell table:style-name="ce7" table:formula="of:=[.E201]/100" office:value-type="float" office:value="1.05" calcext:value-type="float">
            <text:p>1,05</text:p>
          </table:table-cell>
          <table:table-cell table:style-name="ce7" office:value-type="float" office:value="9.7" calcext:value-type="float">
            <text:p>9,7</text:p>
          </table:table-cell>
          <table:table-cell table:formula="of:=LN([.F201]-[.$Q$3])" office:value-type="float" office:value="-0.46558807573314" calcext:value-type="float">
            <text:p>-0,46558807573314</text:p>
          </table:table-cell>
          <table:table-cell table:formula="of:=LN([.G201])" office:value-type="float" office:value="2.27212588550934" calcext:value-type="float">
            <text:p>2,27212588550934</text:p>
          </table:table-cell>
          <table:table-cell table:formula="of:=[.H201]*[.I201]" office:value-type="float" office:value="-1.05787471885775" calcext:value-type="float">
            <text:p>-1,05787471885775</text:p>
          </table:table-cell>
          <table:table-cell table:formula="of:=[.H201]^2" office:value-type="float" office:value="0.216772256264888" calcext:value-type="float">
            <text:p>0,216772256264888</text:p>
          </table:table-cell>
          <table:table-cell table:formula="of:=[.$Q$5]*([.F201]-[.$Q$3])^[.$Q$4]" office:value-type="float" office:value="9.42196924287363" calcext:value-type="float">
            <text:p>9,42196924287363</text:p>
          </table:table-cell>
          <table:table-cell table:formula="of:=LN([.G201])" office:value-type="float" office:value="2.27212588550934" calcext:value-type="float">
            <text:p>2,27212588550934</text:p>
          </table:table-cell>
          <table:table-cell table:formula="of:=LN([.L201])" office:value-type="float" office:value="2.24304411587787" calcext:value-type="float">
            <text:p>2,24304411587787</text:p>
          </table:table-cell>
          <table:table-cell table:formula="of:=([.M201]-[.N201])^2" office:value-type="float" office:value="0.000845749324897492" calcext:value-type="float">
            <text:p>0,00084574932489749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4-01-28" calcext:value-type="date">
            <text:p>28/1/2014</text:p>
          </table:table-cell>
          <table:table-cell table:style-name="ce3" office:value-type="date" office:date-value="1900-01-01T09:06:00" calcext:value-type="date">
            <text:p>1/1/1900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float" office:value="106" calcext:value-type="float">
            <text:p>106</text:p>
          </table:table-cell>
          <table:table-cell table:style-name="ce7" table:formula="of:=[.E202]/100" office:value-type="float" office:value="1.06" calcext:value-type="float">
            <text:p>1,06</text:p>
          </table:table-cell>
          <table:table-cell table:style-name="ce7" office:value-type="float" office:value="9.241" calcext:value-type="float">
            <text:p>9,241</text:p>
          </table:table-cell>
          <table:table-cell table:formula="of:=LN([.F202]-[.$Q$3])" office:value-type="float" office:value="-0.449784111964886" calcext:value-type="float">
            <text:p>-0,449784111964886</text:p>
          </table:table-cell>
          <table:table-cell table:formula="of:=LN([.G202])" office:value-type="float" office:value="2.2236501049059" calcext:value-type="float">
            <text:p>2,2236501049059</text:p>
          </table:table-cell>
          <table:table-cell table:formula="of:=[.H202]*[.I202]" office:value-type="float" office:value="-1.00016248775573" calcext:value-type="float">
            <text:p>-1,00016248775573</text:p>
          </table:table-cell>
          <table:table-cell table:formula="of:=[.H202]^2" office:value-type="float" office:value="0.202305747376041" calcext:value-type="float">
            <text:p>0,202305747376041</text:p>
          </table:table-cell>
          <table:table-cell table:formula="of:=[.$Q$5]*([.F202]-[.$Q$3])^[.$Q$4]" office:value-type="float" office:value="9.63459228049817" calcext:value-type="float">
            <text:p>9,63459228049817</text:p>
          </table:table-cell>
          <table:table-cell table:formula="of:=LN([.G202])" office:value-type="float" office:value="2.2236501049059" calcext:value-type="float">
            <text:p>2,2236501049059</text:p>
          </table:table-cell>
          <table:table-cell table:formula="of:=LN([.L202])" office:value-type="float" office:value="2.26535998446844" calcext:value-type="float">
            <text:p>2,26535998446844</text:p>
          </table:table-cell>
          <table:table-cell table:formula="of:=([.M202]-[.N202])^2" office:value-type="float" office:value="0.00173971405312101" calcext:value-type="float">
            <text:p>0,0017397140531210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7-04-19" calcext:value-type="date">
            <text:p>19/4/197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float" office:value="106" calcext:value-type="float">
            <text:p>106</text:p>
          </table:table-cell>
          <table:table-cell table:style-name="ce7" table:formula="of:=[.E203]/100" office:value-type="float" office:value="1.06" calcext:value-type="float">
            <text:p>1,06</text:p>
          </table:table-cell>
          <table:table-cell table:style-name="ce7" office:value-type="float" office:value="9.22" calcext:value-type="float">
            <text:p>9,22</text:p>
          </table:table-cell>
          <table:table-cell table:formula="of:=LN([.F203]-[.$Q$3])" office:value-type="float" office:value="-0.449784111964886" calcext:value-type="float">
            <text:p>-0,449784111964886</text:p>
          </table:table-cell>
          <table:table-cell table:formula="of:=LN([.G203])" office:value-type="float" office:value="2.2213750375685" calcext:value-type="float">
            <text:p>2,2213750375685</text:p>
          </table:table-cell>
          <table:table-cell table:formula="of:=[.H203]*[.I203]" office:value-type="float" office:value="-0.999139198613714" calcext:value-type="float">
            <text:p>-0,999139198613714</text:p>
          </table:table-cell>
          <table:table-cell table:formula="of:=[.H203]^2" office:value-type="float" office:value="0.202305747376041" calcext:value-type="float">
            <text:p>0,202305747376041</text:p>
          </table:table-cell>
          <table:table-cell table:formula="of:=[.$Q$5]*([.F203]-[.$Q$3])^[.$Q$4]" office:value-type="float" office:value="9.63459228049817" calcext:value-type="float">
            <text:p>9,63459228049817</text:p>
          </table:table-cell>
          <table:table-cell table:formula="of:=LN([.G203])" office:value-type="float" office:value="2.2213750375685" calcext:value-type="float">
            <text:p>2,2213750375685</text:p>
          </table:table-cell>
          <table:table-cell table:formula="of:=LN([.L203])" office:value-type="float" office:value="2.26535998446844" calcext:value-type="float">
            <text:p>2,26535998446844</text:p>
          </table:table-cell>
          <table:table-cell table:formula="of:=([.M203]-[.N203])^2" office:value-type="float" office:value="0.00193467555378998" calcext:value-type="float">
            <text:p>0,0019346755537899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6-28" calcext:value-type="date">
            <text:p>28/6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float" office:value="106" calcext:value-type="float">
            <text:p>106</text:p>
          </table:table-cell>
          <table:table-cell table:style-name="ce7" table:formula="of:=[.E204]/100" office:value-type="float" office:value="1.06" calcext:value-type="float">
            <text:p>1,06</text:p>
          </table:table-cell>
          <table:table-cell table:style-name="ce7" office:value-type="float" office:value="7.93" calcext:value-type="float">
            <text:p>7,93</text:p>
          </table:table-cell>
          <table:table-cell table:formula="of:=LN([.F204]-[.$Q$3])" office:value-type="float" office:value="-0.449784111964886" calcext:value-type="float">
            <text:p>-0,449784111964886</text:p>
          </table:table-cell>
          <table:table-cell table:formula="of:=LN([.G204])" office:value-type="float" office:value="2.07065303564676" calcext:value-type="float">
            <text:p>2,07065303564676</text:p>
          </table:table-cell>
          <table:table-cell table:formula="of:=[.H204]*[.I204]" office:value-type="float" office:value="-0.931346836825772" calcext:value-type="float">
            <text:p>-0,931346836825772</text:p>
          </table:table-cell>
          <table:table-cell table:formula="of:=[.H204]^2" office:value-type="float" office:value="0.202305747376041" calcext:value-type="float">
            <text:p>0,202305747376041</text:p>
          </table:table-cell>
          <table:table-cell table:formula="of:=[.$Q$5]*([.F204]-[.$Q$3])^[.$Q$4]" office:value-type="float" office:value="9.63459228049817" calcext:value-type="float">
            <text:p>9,63459228049817</text:p>
          </table:table-cell>
          <table:table-cell table:formula="of:=LN([.G204])" office:value-type="float" office:value="2.07065303564676" calcext:value-type="float">
            <text:p>2,07065303564676</text:p>
          </table:table-cell>
          <table:table-cell table:formula="of:=LN([.L204])" office:value-type="float" office:value="2.26535998446844" calcext:value-type="float">
            <text:p>2,26535998446844</text:p>
          </table:table-cell>
          <table:table-cell table:formula="of:=([.M204]-[.N204])^2" office:value-type="float" office:value="0.0379107959194481" calcext:value-type="float">
            <text:p>0,037910795919448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6-28" calcext:value-type="date">
            <text:p>28/6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float" office:value="106" calcext:value-type="float">
            <text:p>106</text:p>
          </table:table-cell>
          <table:table-cell table:style-name="ce7" table:formula="of:=[.E205]/100" office:value-type="float" office:value="1.06" calcext:value-type="float">
            <text:p>1,06</text:p>
          </table:table-cell>
          <table:table-cell table:style-name="ce7" office:value-type="float" office:value="7.71" calcext:value-type="float">
            <text:p>7,71</text:p>
          </table:table-cell>
          <table:table-cell table:formula="of:=LN([.F205]-[.$Q$3])" office:value-type="float" office:value="-0.449784111964886" calcext:value-type="float">
            <text:p>-0,449784111964886</text:p>
          </table:table-cell>
          <table:table-cell table:formula="of:=LN([.G205])" office:value-type="float" office:value="2.04251818757524" calcext:value-type="float">
            <text:p>2,04251818757524</text:p>
          </table:table-cell>
          <table:table-cell table:formula="of:=[.H205]*[.I205]" office:value-type="float" office:value="-0.918692229170657" calcext:value-type="float">
            <text:p>-0,918692229170657</text:p>
          </table:table-cell>
          <table:table-cell table:formula="of:=[.H205]^2" office:value-type="float" office:value="0.202305747376041" calcext:value-type="float">
            <text:p>0,202305747376041</text:p>
          </table:table-cell>
          <table:table-cell table:formula="of:=[.$Q$5]*([.F205]-[.$Q$3])^[.$Q$4]" office:value-type="float" office:value="9.63459228049817" calcext:value-type="float">
            <text:p>9,63459228049817</text:p>
          </table:table-cell>
          <table:table-cell table:formula="of:=LN([.G205])" office:value-type="float" office:value="2.04251818757524" calcext:value-type="float">
            <text:p>2,04251818757524</text:p>
          </table:table-cell>
          <table:table-cell table:formula="of:=LN([.L205])" office:value-type="float" office:value="2.26535998446844" calcext:value-type="float">
            <text:p>2,26535998446844</text:p>
          </table:table-cell>
          <table:table-cell table:formula="of:=([.M205]-[.N205])^2" office:value-type="float" office:value="0.0496584664425893" calcext:value-type="float">
            <text:p>0,049658466442589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3-05-14" calcext:value-type="date">
            <text:p>14/5/195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float" office:value="106" calcext:value-type="float">
            <text:p>106</text:p>
          </table:table-cell>
          <table:table-cell table:style-name="ce7" table:formula="of:=[.E206]/100" office:value-type="float" office:value="1.06" calcext:value-type="float">
            <text:p>1,06</text:p>
          </table:table-cell>
          <table:table-cell table:style-name="ce7" office:value-type="float" office:value="10.2" calcext:value-type="float">
            <text:p>10,2</text:p>
          </table:table-cell>
          <table:table-cell table:formula="of:=LN([.F206]-[.$Q$3])" office:value-type="float" office:value="-0.449784111964886" calcext:value-type="float">
            <text:p>-0,449784111964886</text:p>
          </table:table-cell>
          <table:table-cell table:formula="of:=LN([.G206])" office:value-type="float" office:value="2.32238772029023" calcext:value-type="float">
            <text:p>2,32238772029023</text:p>
          </table:table-cell>
          <table:table-cell table:formula="of:=[.H206]*[.I206]" office:value-type="float" office:value="-1.0445730984089" calcext:value-type="float">
            <text:p>-1,0445730984089</text:p>
          </table:table-cell>
          <table:table-cell table:formula="of:=[.H206]^2" office:value-type="float" office:value="0.202305747376041" calcext:value-type="float">
            <text:p>0,202305747376041</text:p>
          </table:table-cell>
          <table:table-cell table:formula="of:=[.$Q$5]*([.F206]-[.$Q$3])^[.$Q$4]" office:value-type="float" office:value="9.63459228049817" calcext:value-type="float">
            <text:p>9,63459228049817</text:p>
          </table:table-cell>
          <table:table-cell table:formula="of:=LN([.G206])" office:value-type="float" office:value="2.32238772029023" calcext:value-type="float">
            <text:p>2,32238772029023</text:p>
          </table:table-cell>
          <table:table-cell table:formula="of:=LN([.L206])" office:value-type="float" office:value="2.26535998446844" calcext:value-type="float">
            <text:p>2,26535998446844</text:p>
          </table:table-cell>
          <table:table-cell table:formula="of:=([.M206]-[.N206])^2" office:value-type="float" office:value="0.00325216265295976" calcext:value-type="float">
            <text:p>0,0032521626529597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3-05-14" calcext:value-type="date">
            <text:p>14/5/195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float" office:value="106" calcext:value-type="float">
            <text:p>106</text:p>
          </table:table-cell>
          <table:table-cell table:style-name="ce7" table:formula="of:=[.E207]/100" office:value-type="float" office:value="1.06" calcext:value-type="float">
            <text:p>1,06</text:p>
          </table:table-cell>
          <table:table-cell table:style-name="ce7" office:value-type="float" office:value="10.1" calcext:value-type="float">
            <text:p>10,1</text:p>
          </table:table-cell>
          <table:table-cell table:formula="of:=LN([.F207]-[.$Q$3])" office:value-type="float" office:value="-0.449784111964886" calcext:value-type="float">
            <text:p>-0,449784111964886</text:p>
          </table:table-cell>
          <table:table-cell table:formula="of:=LN([.G207])" office:value-type="float" office:value="2.31253542384721" calcext:value-type="float">
            <text:p>2,31253542384721</text:p>
          </table:table-cell>
          <table:table-cell table:formula="of:=[.H207]*[.I207]" office:value-type="float" office:value="-1.04014169200246" calcext:value-type="float">
            <text:p>-1,04014169200246</text:p>
          </table:table-cell>
          <table:table-cell table:formula="of:=[.H207]^2" office:value-type="float" office:value="0.202305747376041" calcext:value-type="float">
            <text:p>0,202305747376041</text:p>
          </table:table-cell>
          <table:table-cell table:formula="of:=[.$Q$5]*([.F207]-[.$Q$3])^[.$Q$4]" office:value-type="float" office:value="9.63459228049817" calcext:value-type="float">
            <text:p>9,63459228049817</text:p>
          </table:table-cell>
          <table:table-cell table:formula="of:=LN([.G207])" office:value-type="float" office:value="2.31253542384721" calcext:value-type="float">
            <text:p>2,31253542384721</text:p>
          </table:table-cell>
          <table:table-cell table:formula="of:=LN([.L207])" office:value-type="float" office:value="2.26535998446844" calcext:value-type="float">
            <text:p>2,26535998446844</text:p>
          </table:table-cell>
          <table:table-cell table:formula="of:=([.M207]-[.N207])^2" office:value-type="float" office:value="0.00222552208058072" calcext:value-type="float">
            <text:p>0,0022255220805807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2-22" calcext:value-type="date">
            <text:p>22/2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float" office:value="109" calcext:value-type="float">
            <text:p>109</text:p>
          </table:table-cell>
          <table:table-cell table:style-name="ce7" table:formula="of:=[.E208]/100" office:value-type="float" office:value="1.09" calcext:value-type="float">
            <text:p>1,09</text:p>
          </table:table-cell>
          <table:table-cell table:style-name="ce7" office:value-type="float" office:value="12.8" calcext:value-type="float">
            <text:p>12,8</text:p>
          </table:table-cell>
          <table:table-cell table:formula="of:=LN([.F208]-[.$Q$3])" office:value-type="float" office:value="-0.403817731622033" calcext:value-type="float">
            <text:p>-0,403817731622033</text:p>
          </table:table-cell>
          <table:table-cell table:formula="of:=LN([.G208])" office:value-type="float" office:value="2.54944517092557" calcext:value-type="float">
            <text:p>2,54944517092557</text:p>
          </table:table-cell>
          <table:table-cell table:formula="of:=[.H208]*[.I208]" office:value-type="float" office:value="-1.02951116581791" calcext:value-type="float">
            <text:p>-1,02951116581791</text:p>
          </table:table-cell>
          <table:table-cell table:formula="of:=[.H208]^2" office:value-type="float" office:value="0.163068760372364" calcext:value-type="float">
            <text:p>0,163068760372364</text:p>
          </table:table-cell>
          <table:table-cell table:formula="of:=[.$Q$5]*([.F208]-[.$Q$3])^[.$Q$4]" office:value-type="float" office:value="10.2806806335057" calcext:value-type="float">
            <text:p>10,2806806335057</text:p>
          </table:table-cell>
          <table:table-cell table:formula="of:=LN([.G208])" office:value-type="float" office:value="2.54944517092557" calcext:value-type="float">
            <text:p>2,54944517092557</text:p>
          </table:table-cell>
          <table:table-cell table:formula="of:=LN([.L208])" office:value-type="float" office:value="2.33026646732025" calcext:value-type="float">
            <text:p>2,33026646732025</text:p>
          </table:table-cell>
          <table:table-cell table:formula="of:=([.M208]-[.N208])^2" office:value-type="float" office:value="0.0480393041141078" calcext:value-type="float">
            <text:p>0,048039304114107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2-22" calcext:value-type="date">
            <text:p>22/2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float" office:value="109" calcext:value-type="float">
            <text:p>109</text:p>
          </table:table-cell>
          <table:table-cell table:style-name="ce7" table:formula="of:=[.E209]/100" office:value-type="float" office:value="1.09" calcext:value-type="float">
            <text:p>1,09</text:p>
          </table:table-cell>
          <table:table-cell table:style-name="ce7" office:value-type="float" office:value="12.4" calcext:value-type="float">
            <text:p>12,4</text:p>
          </table:table-cell>
          <table:table-cell table:formula="of:=LN([.F209]-[.$Q$3])" office:value-type="float" office:value="-0.403817731622033" calcext:value-type="float">
            <text:p>-0,403817731622033</text:p>
          </table:table-cell>
          <table:table-cell table:formula="of:=LN([.G209])" office:value-type="float" office:value="2.51769647261099" calcext:value-type="float">
            <text:p>2,51769647261099</text:p>
          </table:table-cell>
          <table:table-cell table:formula="of:=[.H209]*[.I209]" office:value-type="float" office:value="-1.01669047848256" calcext:value-type="float">
            <text:p>-1,01669047848256</text:p>
          </table:table-cell>
          <table:table-cell table:formula="of:=[.H209]^2" office:value-type="float" office:value="0.163068760372364" calcext:value-type="float">
            <text:p>0,163068760372364</text:p>
          </table:table-cell>
          <table:table-cell table:formula="of:=[.$Q$5]*([.F209]-[.$Q$3])^[.$Q$4]" office:value-type="float" office:value="10.2806806335057" calcext:value-type="float">
            <text:p>10,2806806335057</text:p>
          </table:table-cell>
          <table:table-cell table:formula="of:=LN([.G209])" office:value-type="float" office:value="2.51769647261099" calcext:value-type="float">
            <text:p>2,51769647261099</text:p>
          </table:table-cell>
          <table:table-cell table:formula="of:=LN([.L209])" office:value-type="float" office:value="2.33026646732025" calcext:value-type="float">
            <text:p>2,33026646732025</text:p>
          </table:table-cell>
          <table:table-cell table:formula="of:=([.M209]-[.N209])^2" office:value-type="float" office:value="0.0351300068832859" calcext:value-type="float">
            <text:p>0,035130006883285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9-09-25" calcext:value-type="date">
            <text:p>25/9/2009</text:p>
          </table:table-cell>
          <table:table-cell table:style-name="ce3" office:value-type="date" office:date-value="1900-01-01T13:00:00" calcext:value-type="date">
            <text:p>1/1/1900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float" office:value="110" calcext:value-type="float">
            <text:p>110</text:p>
          </table:table-cell>
          <table:table-cell table:style-name="ce7" table:formula="of:=[.E210]/100" office:value-type="float" office:value="1.1" calcext:value-type="float">
            <text:p>1,1</text:p>
          </table:table-cell>
          <table:table-cell table:style-name="ce7" office:value-type="float" office:value="9.31" calcext:value-type="float">
            <text:p>9,31</text:p>
          </table:table-cell>
          <table:table-cell table:formula="of:=LN([.F210]-[.$Q$3])" office:value-type="float" office:value="-0.388953444847396" calcext:value-type="float">
            <text:p>-0,388953444847396</text:p>
          </table:table-cell>
          <table:table-cell table:formula="of:=LN([.G210])" office:value-type="float" office:value="2.23108909128898" calcext:value-type="float">
            <text:p>2,23108909128898</text:p>
          </table:table-cell>
          <table:table-cell table:formula="of:=[.H210]*[.I210]" office:value-type="float" office:value="-0.867789787818294" calcext:value-type="float">
            <text:p>-0,867789787818294</text:p>
          </table:table-cell>
          <table:table-cell table:formula="of:=[.H210]^2" office:value-type="float" office:value="0.151284782258656" calcext:value-type="float">
            <text:p>0,151284782258656</text:p>
          </table:table-cell>
          <table:table-cell table:formula="of:=[.$Q$5]*([.F210]-[.$Q$3])^[.$Q$4]" office:value-type="float" office:value="10.4987423316845" calcext:value-type="float">
            <text:p>10,4987423316845</text:p>
          </table:table-cell>
          <table:table-cell table:formula="of:=LN([.G210])" office:value-type="float" office:value="2.23108909128898" calcext:value-type="float">
            <text:p>2,23108909128898</text:p>
          </table:table-cell>
          <table:table-cell table:formula="of:=LN([.L210])" office:value-type="float" office:value="2.35125547205472" calcext:value-type="float">
            <text:p>2,35125547205472</text:p>
          </table:table-cell>
          <table:table-cell table:formula="of:=([.M210]-[.N210])^2" office:value-type="float" office:value="0.0144399590663381" calcext:value-type="float">
            <text:p>0,014439959066338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9-02-27" calcext:value-type="date">
            <text:p>27/2/199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float" office:value="110" calcext:value-type="float">
            <text:p>110</text:p>
          </table:table-cell>
          <table:table-cell table:style-name="ce7" table:formula="of:=[.E211]/100" office:value-type="float" office:value="1.1" calcext:value-type="float">
            <text:p>1,1</text:p>
          </table:table-cell>
          <table:table-cell table:style-name="ce7" office:value-type="float" office:value="9.42" calcext:value-type="float">
            <text:p>9,42</text:p>
          </table:table-cell>
          <table:table-cell table:formula="of:=LN([.F211]-[.$Q$3])" office:value-type="float" office:value="-0.388953444847396" calcext:value-type="float">
            <text:p>-0,388953444847396</text:p>
          </table:table-cell>
          <table:table-cell table:formula="of:=LN([.G211])" office:value-type="float" office:value="2.24283508858827" calcext:value-type="float">
            <text:p>2,24283508858827</text:p>
          </table:table-cell>
          <table:table-cell table:formula="of:=[.H211]*[.I211]" office:value-type="float" office:value="-0.872358433931023" calcext:value-type="float">
            <text:p>-0,872358433931023</text:p>
          </table:table-cell>
          <table:table-cell table:formula="of:=[.H211]^2" office:value-type="float" office:value="0.151284782258656" calcext:value-type="float">
            <text:p>0,151284782258656</text:p>
          </table:table-cell>
          <table:table-cell table:formula="of:=[.$Q$5]*([.F211]-[.$Q$3])^[.$Q$4]" office:value-type="float" office:value="10.4987423316845" calcext:value-type="float">
            <text:p>10,4987423316845</text:p>
          </table:table-cell>
          <table:table-cell table:formula="of:=LN([.G211])" office:value-type="float" office:value="2.24283508858827" calcext:value-type="float">
            <text:p>2,24283508858827</text:p>
          </table:table-cell>
          <table:table-cell table:formula="of:=LN([.L211])" office:value-type="float" office:value="2.35125547205472" calcext:value-type="float">
            <text:p>2,35125547205472</text:p>
          </table:table-cell>
          <table:table-cell table:formula="of:=([.M211]-[.N211])^2" office:value-type="float" office:value="0.0117549795510119" calcext:value-type="float">
            <text:p>0,011754979551011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2-09-27" calcext:value-type="date">
            <text:p>27/9/199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float" office:value="110" calcext:value-type="float">
            <text:p>110</text:p>
          </table:table-cell>
          <table:table-cell table:style-name="ce7" table:formula="of:=[.E212]/100" office:value-type="float" office:value="1.1" calcext:value-type="float">
            <text:p>1,1</text:p>
          </table:table-cell>
          <table:table-cell table:style-name="ce7" office:value-type="float" office:value="8.44" calcext:value-type="float">
            <text:p>8,44</text:p>
          </table:table-cell>
          <table:table-cell table:formula="of:=LN([.F212]-[.$Q$3])" office:value-type="float" office:value="-0.388953444847396" calcext:value-type="float">
            <text:p>-0,388953444847396</text:p>
          </table:table-cell>
          <table:table-cell table:formula="of:=LN([.G212])" office:value-type="float" office:value="2.13298230860787" calcext:value-type="float">
            <text:p>2,13298230860787</text:p>
          </table:table-cell>
          <table:table-cell table:formula="of:=[.H212]*[.I212]" office:value-type="float" office:value="-0.829630816731581" calcext:value-type="float">
            <text:p>-0,829630816731581</text:p>
          </table:table-cell>
          <table:table-cell table:formula="of:=[.H212]^2" office:value-type="float" office:value="0.151284782258656" calcext:value-type="float">
            <text:p>0,151284782258656</text:p>
          </table:table-cell>
          <table:table-cell table:formula="of:=[.$Q$5]*([.F212]-[.$Q$3])^[.$Q$4]" office:value-type="float" office:value="10.4987423316845" calcext:value-type="float">
            <text:p>10,4987423316845</text:p>
          </table:table-cell>
          <table:table-cell table:formula="of:=LN([.G212])" office:value-type="float" office:value="2.13298230860787" calcext:value-type="float">
            <text:p>2,13298230860787</text:p>
          </table:table-cell>
          <table:table-cell table:formula="of:=LN([.L212])" office:value-type="float" office:value="2.35125547205472" calcext:value-type="float">
            <text:p>2,35125547205472</text:p>
          </table:table-cell>
          <table:table-cell table:formula="of:=([.M212]-[.N212])^2" office:value-type="float" office:value="0.0476431738810977" calcext:value-type="float">
            <text:p>0,047643173881097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1-08-15" calcext:value-type="date">
            <text:p>15/8/198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float" office:value="110" calcext:value-type="float">
            <text:p>110</text:p>
          </table:table-cell>
          <table:table-cell table:style-name="ce7" table:formula="of:=[.E213]/100" office:value-type="float" office:value="1.1" calcext:value-type="float">
            <text:p>1,1</text:p>
          </table:table-cell>
          <table:table-cell table:style-name="ce7" office:value-type="float" office:value="6.56" calcext:value-type="float">
            <text:p>6,56</text:p>
          </table:table-cell>
          <table:table-cell table:formula="of:=LN([.F213]-[.$Q$3])" office:value-type="float" office:value="-0.388953444847396" calcext:value-type="float">
            <text:p>-0,388953444847396</text:p>
          </table:table-cell>
          <table:table-cell table:formula="of:=LN([.G213])" office:value-type="float" office:value="1.880990602956" calcext:value-type="float">
            <text:p>1,880990602956</text:p>
          </table:table-cell>
          <table:table-cell table:formula="of:=[.H213]*[.I213]" office:value-type="float" office:value="-0.731617774745316" calcext:value-type="float">
            <text:p>-0,731617774745316</text:p>
          </table:table-cell>
          <table:table-cell table:formula="of:=[.H213]^2" office:value-type="float" office:value="0.151284782258656" calcext:value-type="float">
            <text:p>0,151284782258656</text:p>
          </table:table-cell>
          <table:table-cell table:formula="of:=[.$Q$5]*([.F213]-[.$Q$3])^[.$Q$4]" office:value-type="float" office:value="10.4987423316845" calcext:value-type="float">
            <text:p>10,4987423316845</text:p>
          </table:table-cell>
          <table:table-cell table:formula="of:=LN([.G213])" office:value-type="float" office:value="1.880990602956" calcext:value-type="float">
            <text:p>1,880990602956</text:p>
          </table:table-cell>
          <table:table-cell table:formula="of:=LN([.L213])" office:value-type="float" office:value="2.35125547205472" calcext:value-type="float">
            <text:p>2,35125547205472</text:p>
          </table:table-cell>
          <table:table-cell table:formula="of:=([.M213]-[.N213])^2" office:value-type="float" office:value="0.22114904710844" calcext:value-type="float">
            <text:p>0,2211490471084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1-31" calcext:value-type="date">
            <text:p>31/1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float" office:value="110" calcext:value-type="float">
            <text:p>110</text:p>
          </table:table-cell>
          <table:table-cell table:style-name="ce7" table:formula="of:=[.E214]/100" office:value-type="float" office:value="1.1" calcext:value-type="float">
            <text:p>1,1</text:p>
          </table:table-cell>
          <table:table-cell table:style-name="ce7" office:value-type="float" office:value="12.4" calcext:value-type="float">
            <text:p>12,4</text:p>
          </table:table-cell>
          <table:table-cell table:formula="of:=LN([.F214]-[.$Q$3])" office:value-type="float" office:value="-0.388953444847396" calcext:value-type="float">
            <text:p>-0,388953444847396</text:p>
          </table:table-cell>
          <table:table-cell table:formula="of:=LN([.G214])" office:value-type="float" office:value="2.51769647261099" calcext:value-type="float">
            <text:p>2,51769647261099</text:p>
          </table:table-cell>
          <table:table-cell table:formula="of:=[.H214]*[.I214]" office:value-type="float" office:value="-0.979266716102183" calcext:value-type="float">
            <text:p>-0,979266716102183</text:p>
          </table:table-cell>
          <table:table-cell table:formula="of:=[.H214]^2" office:value-type="float" office:value="0.151284782258656" calcext:value-type="float">
            <text:p>0,151284782258656</text:p>
          </table:table-cell>
          <table:table-cell table:formula="of:=[.$Q$5]*([.F214]-[.$Q$3])^[.$Q$4]" office:value-type="float" office:value="10.4987423316845" calcext:value-type="float">
            <text:p>10,4987423316845</text:p>
          </table:table-cell>
          <table:table-cell table:formula="of:=LN([.G214])" office:value-type="float" office:value="2.51769647261099" calcext:value-type="float">
            <text:p>2,51769647261099</text:p>
          </table:table-cell>
          <table:table-cell table:formula="of:=LN([.L214])" office:value-type="float" office:value="2.35125547205472" calcext:value-type="float">
            <text:p>2,35125547205472</text:p>
          </table:table-cell>
          <table:table-cell table:formula="of:=([.M214]-[.N214])^2" office:value-type="float" office:value="0.0277026066661723" calcext:value-type="float">
            <text:p>0,027702606666172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1-31" calcext:value-type="date">
            <text:p>31/1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float" office:value="110" calcext:value-type="float">
            <text:p>110</text:p>
          </table:table-cell>
          <table:table-cell table:style-name="ce7" table:formula="of:=[.E215]/100" office:value-type="float" office:value="1.1" calcext:value-type="float">
            <text:p>1,1</text:p>
          </table:table-cell>
          <table:table-cell table:style-name="ce7" office:value-type="float" office:value="12.1" calcext:value-type="float">
            <text:p>12,1</text:p>
          </table:table-cell>
          <table:table-cell table:formula="of:=LN([.F215]-[.$Q$3])" office:value-type="float" office:value="-0.388953444847396" calcext:value-type="float">
            <text:p>-0,388953444847396</text:p>
          </table:table-cell>
          <table:table-cell table:formula="of:=LN([.G215])" office:value-type="float" office:value="2.4932054526027" calcext:value-type="float">
            <text:p>2,4932054526027</text:p>
          </table:table-cell>
          <table:table-cell table:formula="of:=[.H215]*[.I215]" office:value-type="float" office:value="-0.96974084950213" calcext:value-type="float">
            <text:p>-0,96974084950213</text:p>
          </table:table-cell>
          <table:table-cell table:formula="of:=[.H215]^2" office:value-type="float" office:value="0.151284782258656" calcext:value-type="float">
            <text:p>0,151284782258656</text:p>
          </table:table-cell>
          <table:table-cell table:formula="of:=[.$Q$5]*([.F215]-[.$Q$3])^[.$Q$4]" office:value-type="float" office:value="10.4987423316845" calcext:value-type="float">
            <text:p>10,4987423316845</text:p>
          </table:table-cell>
          <table:table-cell table:formula="of:=LN([.G215])" office:value-type="float" office:value="2.4932054526027" calcext:value-type="float">
            <text:p>2,4932054526027</text:p>
          </table:table-cell>
          <table:table-cell table:formula="of:=LN([.L215])" office:value-type="float" office:value="2.35125547205472" calcext:value-type="float">
            <text:p>2,35125547205472</text:p>
          </table:table-cell>
          <table:table-cell table:formula="of:=([.M215]-[.N215])^2" office:value-type="float" office:value="0.0201497969775703" calcext:value-type="float">
            <text:p>0,020149796977570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5-03-19" calcext:value-type="date">
            <text:p>19/3/197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float" office:value="111" calcext:value-type="float">
            <text:p>111</text:p>
          </table:table-cell>
          <table:table-cell table:style-name="ce7" table:formula="of:=[.E216]/100" office:value-type="float" office:value="1.11" calcext:value-type="float">
            <text:p>1,11</text:p>
          </table:table-cell>
          <table:table-cell table:style-name="ce7" office:value-type="float" office:value="10" calcext:value-type="float">
            <text:p>10</text:p>
          </table:table-cell>
          <table:table-cell table:formula="of:=LN([.F216]-[.$Q$3])" office:value-type="float" office:value="-0.374306872868778" calcext:value-type="float">
            <text:p>-0,374306872868778</text:p>
          </table:table-cell>
          <table:table-cell table:formula="of:=LN([.G216])" office:value-type="float" office:value="2.30258509299405" calcext:value-type="float">
            <text:p>2,30258509299405</text:p>
          </table:table-cell>
          <table:table-cell table:formula="of:=[.H216]*[.I216]" office:value-type="float" office:value="-0.861873425672865" calcext:value-type="float">
            <text:p>-0,861873425672865</text:p>
          </table:table-cell>
          <table:table-cell table:formula="of:=[.H216]^2" office:value-type="float" office:value="0.140105635076803" calcext:value-type="float">
            <text:p>0,140105635076803</text:p>
          </table:table-cell>
          <table:table-cell table:formula="of:=[.$Q$5]*([.F216]-[.$Q$3])^[.$Q$4]" office:value-type="float" office:value="10.7181337954571" calcext:value-type="float">
            <text:p>10,7181337954571</text:p>
          </table:table-cell>
          <table:table-cell table:formula="of:=LN([.G216])" office:value-type="float" office:value="2.30258509299405" calcext:value-type="float">
            <text:p>2,30258509299405</text:p>
          </table:table-cell>
          <table:table-cell table:formula="of:=LN([.L216])" office:value-type="float" office:value="2.37193705424321" calcext:value-type="float">
            <text:p>2,37193705424321</text:p>
          </table:table-cell>
          <table:table-cell table:formula="of:=([.M216]-[.N216])^2" office:value-type="float" office:value="0.00480969452910573" calcext:value-type="float">
            <text:p>0,0048096945291057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7-05-17" calcext:value-type="date">
            <text:p>17/5/196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float" office:value="111" calcext:value-type="float">
            <text:p>111</text:p>
          </table:table-cell>
          <table:table-cell table:style-name="ce7" table:formula="of:=[.E217]/100" office:value-type="float" office:value="1.11" calcext:value-type="float">
            <text:p>1,11</text:p>
          </table:table-cell>
          <table:table-cell table:style-name="ce7" office:value-type="float" office:value="10" calcext:value-type="float">
            <text:p>10</text:p>
          </table:table-cell>
          <table:table-cell table:formula="of:=LN([.F217]-[.$Q$3])" office:value-type="float" office:value="-0.374306872868778" calcext:value-type="float">
            <text:p>-0,374306872868778</text:p>
          </table:table-cell>
          <table:table-cell table:formula="of:=LN([.G217])" office:value-type="float" office:value="2.30258509299405" calcext:value-type="float">
            <text:p>2,30258509299405</text:p>
          </table:table-cell>
          <table:table-cell table:formula="of:=[.H217]*[.I217]" office:value-type="float" office:value="-0.861873425672865" calcext:value-type="float">
            <text:p>-0,861873425672865</text:p>
          </table:table-cell>
          <table:table-cell table:formula="of:=[.H217]^2" office:value-type="float" office:value="0.140105635076803" calcext:value-type="float">
            <text:p>0,140105635076803</text:p>
          </table:table-cell>
          <table:table-cell table:formula="of:=[.$Q$5]*([.F217]-[.$Q$3])^[.$Q$4]" office:value-type="float" office:value="10.7181337954571" calcext:value-type="float">
            <text:p>10,7181337954571</text:p>
          </table:table-cell>
          <table:table-cell table:formula="of:=LN([.G217])" office:value-type="float" office:value="2.30258509299405" calcext:value-type="float">
            <text:p>2,30258509299405</text:p>
          </table:table-cell>
          <table:table-cell table:formula="of:=LN([.L217])" office:value-type="float" office:value="2.37193705424321" calcext:value-type="float">
            <text:p>2,37193705424321</text:p>
          </table:table-cell>
          <table:table-cell table:formula="of:=([.M217]-[.N217])^2" office:value-type="float" office:value="0.00480969452910573" calcext:value-type="float">
            <text:p>0,0048096945291057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7-05-17" calcext:value-type="date">
            <text:p>17/5/196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float" office:value="111" calcext:value-type="float">
            <text:p>111</text:p>
          </table:table-cell>
          <table:table-cell table:style-name="ce7" table:formula="of:=[.E218]/100" office:value-type="float" office:value="1.11" calcext:value-type="float">
            <text:p>1,11</text:p>
          </table:table-cell>
          <table:table-cell table:style-name="ce7" office:value-type="float" office:value="9.92" calcext:value-type="float">
            <text:p>9,92</text:p>
          </table:table-cell>
          <table:table-cell table:formula="of:=LN([.F218]-[.$Q$3])" office:value-type="float" office:value="-0.374306872868778" calcext:value-type="float">
            <text:p>-0,374306872868778</text:p>
          </table:table-cell>
          <table:table-cell table:formula="of:=LN([.G218])" office:value-type="float" office:value="2.29455292129678" calcext:value-type="float">
            <text:p>2,29455292129678</text:p>
          </table:table-cell>
          <table:table-cell table:formula="of:=[.H218]*[.I218]" office:value-type="float" office:value="-0.858866928602517" calcext:value-type="float">
            <text:p>-0,858866928602517</text:p>
          </table:table-cell>
          <table:table-cell table:formula="of:=[.H218]^2" office:value-type="float" office:value="0.140105635076803" calcext:value-type="float">
            <text:p>0,140105635076803</text:p>
          </table:table-cell>
          <table:table-cell table:formula="of:=[.$Q$5]*([.F218]-[.$Q$3])^[.$Q$4]" office:value-type="float" office:value="10.7181337954571" calcext:value-type="float">
            <text:p>10,7181337954571</text:p>
          </table:table-cell>
          <table:table-cell table:formula="of:=LN([.G218])" office:value-type="float" office:value="2.29455292129678" calcext:value-type="float">
            <text:p>2,29455292129678</text:p>
          </table:table-cell>
          <table:table-cell table:formula="of:=LN([.L218])" office:value-type="float" office:value="2.37193705424321" calcext:value-type="float">
            <text:p>2,37193705424321</text:p>
          </table:table-cell>
          <table:table-cell table:formula="of:=([.M218]-[.N218])^2" office:value-type="float" office:value="0.00598830403187072" calcext:value-type="float">
            <text:p>0,0059883040318707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4-04-02" calcext:value-type="date">
            <text:p>2/4/2014</text:p>
          </table:table-cell>
          <table:table-cell table:style-name="ce3" office:value-type="date" office:date-value="1900-01-01T14:57:30" calcext:value-type="date">
            <text:p>1/1/1900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float" office:value="112" calcext:value-type="float">
            <text:p>112</text:p>
          </table:table-cell>
          <table:table-cell table:style-name="ce7" table:formula="of:=[.E219]/100" office:value-type="float" office:value="1.12" calcext:value-type="float">
            <text:p>1,12</text:p>
          </table:table-cell>
          <table:table-cell table:style-name="ce7" office:value-type="float" office:value="9.929" calcext:value-type="float">
            <text:p>9,929</text:p>
          </table:table-cell>
          <table:table-cell table:formula="of:=LN([.F219]-[.$Q$3])" office:value-type="float" office:value="-0.359871729974663" calcext:value-type="float">
            <text:p>-0,359871729974663</text:p>
          </table:table-cell>
          <table:table-cell table:formula="of:=LN([.G219])" office:value-type="float" office:value="2.29545976805146" calcext:value-type="float">
            <text:p>2,29545976805146</text:p>
          </table:table-cell>
          <table:table-cell table:formula="of:=[.H219]*[.I219]" office:value-type="float" office:value="-0.826071077815916" calcext:value-type="float">
            <text:p>-0,826071077815916</text:p>
          </table:table-cell>
          <table:table-cell table:formula="of:=[.H219]^2" office:value-type="float" office:value="0.129507662034957" calcext:value-type="float">
            <text:p>0,129507662034957</text:p>
          </table:table-cell>
          <table:table-cell table:formula="of:=[.$Q$5]*([.F219]-[.$Q$3])^[.$Q$4]" office:value-type="float" office:value="10.9388436219859" calcext:value-type="float">
            <text:p>10,9388436219859</text:p>
          </table:table-cell>
          <table:table-cell table:formula="of:=LN([.G219])" office:value-type="float" office:value="2.29545976805146" calcext:value-type="float">
            <text:p>2,29545976805146</text:p>
          </table:table-cell>
          <table:table-cell table:formula="of:=LN([.L219])" office:value-type="float" office:value="2.39232008957756" calcext:value-type="float">
            <text:p>2,39232008957756</text:p>
          </table:table-cell>
          <table:table-cell table:formula="of:=([.M219]-[.N219])^2" office:value-type="float" office:value="0.00938192188613963" calcext:value-type="float">
            <text:p>0,0093819218861396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9-06-21" calcext:value-type="date">
            <text:p>21/6/194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float" office:value="112" calcext:value-type="float">
            <text:p>112</text:p>
          </table:table-cell>
          <table:table-cell table:style-name="ce7" table:formula="of:=[.E220]/100" office:value-type="float" office:value="1.12" calcext:value-type="float">
            <text:p>1,12</text:p>
          </table:table-cell>
          <table:table-cell table:style-name="ce7" office:value-type="float" office:value="11.1" calcext:value-type="float">
            <text:p>11,1</text:p>
          </table:table-cell>
          <table:table-cell table:formula="of:=LN([.F220]-[.$Q$3])" office:value-type="float" office:value="-0.359871729974663" calcext:value-type="float">
            <text:p>-0,359871729974663</text:p>
          </table:table-cell>
          <table:table-cell table:formula="of:=LN([.G220])" office:value-type="float" office:value="2.40694510831829" calcext:value-type="float">
            <text:p>2,40694510831829</text:p>
          </table:table-cell>
          <table:table-cell table:formula="of:=[.H220]*[.I220]" office:value-type="float" office:value="-0.866191500084555" calcext:value-type="float">
            <text:p>-0,866191500084555</text:p>
          </table:table-cell>
          <table:table-cell table:formula="of:=[.H220]^2" office:value-type="float" office:value="0.129507662034957" calcext:value-type="float">
            <text:p>0,129507662034957</text:p>
          </table:table-cell>
          <table:table-cell table:formula="of:=[.$Q$5]*([.F220]-[.$Q$3])^[.$Q$4]" office:value-type="float" office:value="10.9388436219859" calcext:value-type="float">
            <text:p>10,9388436219859</text:p>
          </table:table-cell>
          <table:table-cell table:formula="of:=LN([.G220])" office:value-type="float" office:value="2.40694510831829" calcext:value-type="float">
            <text:p>2,40694510831829</text:p>
          </table:table-cell>
          <table:table-cell table:formula="of:=LN([.L220])" office:value-type="float" office:value="2.39232008957756" calcext:value-type="float">
            <text:p>2,39232008957756</text:p>
          </table:table-cell>
          <table:table-cell table:formula="of:=([.M220]-[.N220])^2" office:value-type="float" office:value="0.000213891173166716" calcext:value-type="float">
            <text:p>0,00021389117316671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9-06-21" calcext:value-type="date">
            <text:p>21/6/194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float" office:value="112" calcext:value-type="float">
            <text:p>112</text:p>
          </table:table-cell>
          <table:table-cell table:style-name="ce7" table:formula="of:=[.E221]/100" office:value-type="float" office:value="1.12" calcext:value-type="float">
            <text:p>1,12</text:p>
          </table:table-cell>
          <table:table-cell table:style-name="ce7" office:value-type="float" office:value="10.4" calcext:value-type="float">
            <text:p>10,4</text:p>
          </table:table-cell>
          <table:table-cell table:formula="of:=LN([.F221]-[.$Q$3])" office:value-type="float" office:value="-0.359871729974663" calcext:value-type="float">
            <text:p>-0,359871729974663</text:p>
          </table:table-cell>
          <table:table-cell table:formula="of:=LN([.G221])" office:value-type="float" office:value="2.34180580614733" calcext:value-type="float">
            <text:p>2,34180580614733</text:p>
          </table:table-cell>
          <table:table-cell table:formula="of:=[.H221]*[.I221]" office:value-type="float" office:value="-0.842749706722949" calcext:value-type="float">
            <text:p>-0,842749706722949</text:p>
          </table:table-cell>
          <table:table-cell table:formula="of:=[.H221]^2" office:value-type="float" office:value="0.129507662034957" calcext:value-type="float">
            <text:p>0,129507662034957</text:p>
          </table:table-cell>
          <table:table-cell table:formula="of:=[.$Q$5]*([.F221]-[.$Q$3])^[.$Q$4]" office:value-type="float" office:value="10.9388436219859" calcext:value-type="float">
            <text:p>10,9388436219859</text:p>
          </table:table-cell>
          <table:table-cell table:formula="of:=LN([.G221])" office:value-type="float" office:value="2.34180580614733" calcext:value-type="float">
            <text:p>2,34180580614733</text:p>
          </table:table-cell>
          <table:table-cell table:formula="of:=LN([.L221])" office:value-type="float" office:value="2.39232008957756" calcext:value-type="float">
            <text:p>2,39232008957756</text:p>
          </table:table-cell>
          <table:table-cell table:formula="of:=([.M221]-[.N221])^2" office:value-type="float" office:value="0.00255169283046971" calcext:value-type="float">
            <text:p>0,0025516928304697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9-06-21" calcext:value-type="date">
            <text:p>21/6/194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float" office:value="112" calcext:value-type="float">
            <text:p>112</text:p>
          </table:table-cell>
          <table:table-cell table:style-name="ce7" table:formula="of:=[.E222]/100" office:value-type="float" office:value="1.12" calcext:value-type="float">
            <text:p>1,12</text:p>
          </table:table-cell>
          <table:table-cell table:style-name="ce7" office:value-type="float" office:value="10.4" calcext:value-type="float">
            <text:p>10,4</text:p>
          </table:table-cell>
          <table:table-cell table:formula="of:=LN([.F222]-[.$Q$3])" office:value-type="float" office:value="-0.359871729974663" calcext:value-type="float">
            <text:p>-0,359871729974663</text:p>
          </table:table-cell>
          <table:table-cell table:formula="of:=LN([.G222])" office:value-type="float" office:value="2.34180580614733" calcext:value-type="float">
            <text:p>2,34180580614733</text:p>
          </table:table-cell>
          <table:table-cell table:formula="of:=[.H222]*[.I222]" office:value-type="float" office:value="-0.842749706722949" calcext:value-type="float">
            <text:p>-0,842749706722949</text:p>
          </table:table-cell>
          <table:table-cell table:formula="of:=[.H222]^2" office:value-type="float" office:value="0.129507662034957" calcext:value-type="float">
            <text:p>0,129507662034957</text:p>
          </table:table-cell>
          <table:table-cell table:formula="of:=[.$Q$5]*([.F222]-[.$Q$3])^[.$Q$4]" office:value-type="float" office:value="10.9388436219859" calcext:value-type="float">
            <text:p>10,9388436219859</text:p>
          </table:table-cell>
          <table:table-cell table:formula="of:=LN([.G222])" office:value-type="float" office:value="2.34180580614733" calcext:value-type="float">
            <text:p>2,34180580614733</text:p>
          </table:table-cell>
          <table:table-cell table:formula="of:=LN([.L222])" office:value-type="float" office:value="2.39232008957756" calcext:value-type="float">
            <text:p>2,39232008957756</text:p>
          </table:table-cell>
          <table:table-cell table:formula="of:=([.M222]-[.N222])^2" office:value-type="float" office:value="0.00255169283046971" calcext:value-type="float">
            <text:p>0,0025516928304697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9-06-21" calcext:value-type="date">
            <text:p>21/6/194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float" office:value="112" calcext:value-type="float">
            <text:p>112</text:p>
          </table:table-cell>
          <table:table-cell table:style-name="ce7" table:formula="of:=[.E223]/100" office:value-type="float" office:value="1.12" calcext:value-type="float">
            <text:p>1,12</text:p>
          </table:table-cell>
          <table:table-cell table:style-name="ce7" office:value-type="float" office:value="11" calcext:value-type="float">
            <text:p>11</text:p>
          </table:table-cell>
          <table:table-cell table:formula="of:=LN([.F223]-[.$Q$3])" office:value-type="float" office:value="-0.359871729974663" calcext:value-type="float">
            <text:p>-0,359871729974663</text:p>
          </table:table-cell>
          <table:table-cell table:formula="of:=LN([.G223])" office:value-type="float" office:value="2.39789527279837" calcext:value-type="float">
            <text:p>2,39789527279837</text:p>
          </table:table-cell>
          <table:table-cell table:formula="of:=[.H223]*[.I223]" office:value-type="float" office:value="-0.862934720120016" calcext:value-type="float">
            <text:p>-0,862934720120016</text:p>
          </table:table-cell>
          <table:table-cell table:formula="of:=[.H223]^2" office:value-type="float" office:value="0.129507662034957" calcext:value-type="float">
            <text:p>0,129507662034957</text:p>
          </table:table-cell>
          <table:table-cell table:formula="of:=[.$Q$5]*([.F223]-[.$Q$3])^[.$Q$4]" office:value-type="float" office:value="10.9388436219859" calcext:value-type="float">
            <text:p>10,9388436219859</text:p>
          </table:table-cell>
          <table:table-cell table:formula="of:=LN([.G223])" office:value-type="float" office:value="2.39789527279837" calcext:value-type="float">
            <text:p>2,39789527279837</text:p>
          </table:table-cell>
          <table:table-cell table:formula="of:=LN([.L223])" office:value-type="float" office:value="2.39232008957756" calcext:value-type="float">
            <text:p>2,39232008957756</text:p>
          </table:table-cell>
          <table:table-cell table:formula="of:=([.M223]-[.N223])^2" office:value-type="float" office:value="0.0000310826679456307" calcext:value-type="float">
            <text:p>3,10826679456307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9-06-21" calcext:value-type="date">
            <text:p>21/6/194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float" office:value="112" calcext:value-type="float">
            <text:p>112</text:p>
          </table:table-cell>
          <table:table-cell table:style-name="ce7" table:formula="of:=[.E224]/100" office:value-type="float" office:value="1.12" calcext:value-type="float">
            <text:p>1,12</text:p>
          </table:table-cell>
          <table:table-cell table:style-name="ce7" office:value-type="float" office:value="11.3" calcext:value-type="float">
            <text:p>11,3</text:p>
          </table:table-cell>
          <table:table-cell table:formula="of:=LN([.F224]-[.$Q$3])" office:value-type="float" office:value="-0.359871729974663" calcext:value-type="float">
            <text:p>-0,359871729974663</text:p>
          </table:table-cell>
          <table:table-cell table:formula="of:=LN([.G224])" office:value-type="float" office:value="2.4248027257183" calcext:value-type="float">
            <text:p>2,4248027257183</text:p>
          </table:table-cell>
          <table:table-cell table:formula="of:=[.H224]*[.I224]" office:value-type="float" office:value="-0.872617951751521" calcext:value-type="float">
            <text:p>-0,872617951751521</text:p>
          </table:table-cell>
          <table:table-cell table:formula="of:=[.H224]^2" office:value-type="float" office:value="0.129507662034957" calcext:value-type="float">
            <text:p>0,129507662034957</text:p>
          </table:table-cell>
          <table:table-cell table:formula="of:=[.$Q$5]*([.F224]-[.$Q$3])^[.$Q$4]" office:value-type="float" office:value="10.9388436219859" calcext:value-type="float">
            <text:p>10,9388436219859</text:p>
          </table:table-cell>
          <table:table-cell table:formula="of:=LN([.G224])" office:value-type="float" office:value="2.4248027257183" calcext:value-type="float">
            <text:p>2,4248027257183</text:p>
          </table:table-cell>
          <table:table-cell table:formula="of:=LN([.L224])" office:value-type="float" office:value="2.39232008957756" calcext:value-type="float">
            <text:p>2,39232008957756</text:p>
          </table:table-cell>
          <table:table-cell table:formula="of:=([.M224]-[.N224])^2" office:value-type="float" office:value="0.00105512165065151" calcext:value-type="float">
            <text:p>0,0010551216506515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9-06-21" calcext:value-type="date">
            <text:p>21/6/194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112" calcext:value-type="float">
            <text:p>112</text:p>
          </table:table-cell>
          <table:table-cell table:style-name="ce7" table:formula="of:=[.E225]/100" office:value-type="float" office:value="1.12" calcext:value-type="float">
            <text:p>1,12</text:p>
          </table:table-cell>
          <table:table-cell table:style-name="ce7" office:value-type="float" office:value="10.7" calcext:value-type="float">
            <text:p>10,7</text:p>
          </table:table-cell>
          <table:table-cell table:formula="of:=LN([.F225]-[.$Q$3])" office:value-type="float" office:value="-0.359871729974663" calcext:value-type="float">
            <text:p>-0,359871729974663</text:p>
          </table:table-cell>
          <table:table-cell table:formula="of:=LN([.G225])" office:value-type="float" office:value="2.37024374146786" calcext:value-type="float">
            <text:p>2,37024374146786</text:p>
          </table:table-cell>
          <table:table-cell table:formula="of:=[.H225]*[.I225]" office:value-type="float" office:value="-0.852983715703657" calcext:value-type="float">
            <text:p>-0,852983715703657</text:p>
          </table:table-cell>
          <table:table-cell table:formula="of:=[.H225]^2" office:value-type="float" office:value="0.129507662034957" calcext:value-type="float">
            <text:p>0,129507662034957</text:p>
          </table:table-cell>
          <table:table-cell table:formula="of:=[.$Q$5]*([.F225]-[.$Q$3])^[.$Q$4]" office:value-type="float" office:value="10.9388436219859" calcext:value-type="float">
            <text:p>10,9388436219859</text:p>
          </table:table-cell>
          <table:table-cell table:formula="of:=LN([.G225])" office:value-type="float" office:value="2.37024374146786" calcext:value-type="float">
            <text:p>2,37024374146786</text:p>
          </table:table-cell>
          <table:table-cell table:formula="of:=LN([.L225])" office:value-type="float" office:value="2.39232008957756" calcext:value-type="float">
            <text:p>2,39232008957756</text:p>
          </table:table-cell>
          <table:table-cell table:formula="of:=([.M225]-[.N225])^2" office:value-type="float" office:value="0.000487365145860554" calcext:value-type="float">
            <text:p>0,00048736514586055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3-04-06" calcext:value-type="date">
            <text:p>6/4/2003</text:p>
          </table:table-cell>
          <table:table-cell table:style-name="ce3" office:value-type="date" office:date-value="1900-01-01T15:20:00" calcext:value-type="date">
            <text:p>1/1/1900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float" office:value="113" calcext:value-type="float">
            <text:p>113</text:p>
          </table:table-cell>
          <table:table-cell table:style-name="ce7" table:formula="of:=[.E226]/100" office:value-type="float" office:value="1.13" calcext:value-type="float">
            <text:p>1,13</text:p>
          </table:table-cell>
          <table:table-cell table:style-name="ce7" office:value-type="float" office:value="11.4" calcext:value-type="float">
            <text:p>11,4</text:p>
          </table:table-cell>
          <table:table-cell table:formula="of:=LN([.F226]-[.$Q$3])" office:value-type="float" office:value="-0.345641998799475" calcext:value-type="float">
            <text:p>-0,345641998799475</text:p>
          </table:table-cell>
          <table:table-cell table:formula="of:=LN([.G226])" office:value-type="float" office:value="2.43361335540045" calcext:value-type="float">
            <text:p>2,43361335540045</text:p>
          </table:table-cell>
          <table:table-cell table:formula="of:=[.H226]*[.I226]" office:value-type="float" office:value="-0.841158984465709" calcext:value-type="float">
            <text:p>-0,841158984465709</text:p>
          </table:table-cell>
          <table:table-cell table:formula="of:=[.H226]^2" office:value-type="float" office:value="0.119468391334096" calcext:value-type="float">
            <text:p>0,119468391334096</text:p>
          </table:table-cell>
          <table:table-cell table:formula="of:=[.$Q$5]*([.F226]-[.$Q$3])^[.$Q$4]" office:value-type="float" office:value="11.1608606687331" calcext:value-type="float">
            <text:p>11,1608606687331</text:p>
          </table:table-cell>
          <table:table-cell table:formula="of:=LN([.G226])" office:value-type="float" office:value="2.43361335540045" calcext:value-type="float">
            <text:p>2,43361335540045</text:p>
          </table:table-cell>
          <table:table-cell table:formula="of:=LN([.L226])" office:value-type="float" office:value="2.41241307483372" calcext:value-type="float">
            <text:p>2,41241307483372</text:p>
          </table:table-cell>
          <table:table-cell table:formula="of:=([.M226]-[.N226])^2" office:value-type="float" office:value="0.00044945189610787" calcext:value-type="float">
            <text:p>0,0004494518961078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6-12-30" calcext:value-type="date">
            <text:p>30/12/193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113" calcext:value-type="float">
            <text:p>113</text:p>
          </table:table-cell>
          <table:table-cell table:style-name="ce7" table:formula="of:=[.E227]/100" office:value-type="float" office:value="1.13" calcext:value-type="float">
            <text:p>1,13</text:p>
          </table:table-cell>
          <table:table-cell table:style-name="ce7" office:value-type="float" office:value="12.3" calcext:value-type="float">
            <text:p>12,3</text:p>
          </table:table-cell>
          <table:table-cell table:formula="of:=LN([.F227]-[.$Q$3])" office:value-type="float" office:value="-0.345641998799475" calcext:value-type="float">
            <text:p>-0,345641998799475</text:p>
          </table:table-cell>
          <table:table-cell table:formula="of:=LN([.G227])" office:value-type="float" office:value="2.50959926237837" calcext:value-type="float">
            <text:p>2,50959926237837</text:p>
          </table:table-cell>
          <table:table-cell table:formula="of:=[.H227]*[.I227]" office:value-type="float" office:value="-0.867422905234149" calcext:value-type="float">
            <text:p>-0,867422905234149</text:p>
          </table:table-cell>
          <table:table-cell table:formula="of:=[.H227]^2" office:value-type="float" office:value="0.119468391334096" calcext:value-type="float">
            <text:p>0,119468391334096</text:p>
          </table:table-cell>
          <table:table-cell table:formula="of:=[.$Q$5]*([.F227]-[.$Q$3])^[.$Q$4]" office:value-type="float" office:value="11.1608606687331" calcext:value-type="float">
            <text:p>11,1608606687331</text:p>
          </table:table-cell>
          <table:table-cell table:formula="of:=LN([.G227])" office:value-type="float" office:value="2.50959926237837" calcext:value-type="float">
            <text:p>2,50959926237837</text:p>
          </table:table-cell>
          <table:table-cell table:formula="of:=LN([.L227])" office:value-type="float" office:value="2.41241307483372" calcext:value-type="float">
            <text:p>2,41241307483372</text:p>
          </table:table-cell>
          <table:table-cell table:formula="of:=([.M227]-[.N227])^2" office:value-type="float" office:value="0.00944515504946341" calcext:value-type="float">
            <text:p>0,0094451550494634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8-05-31" calcext:value-type="date">
            <text:p>31/5/2008</text:p>
          </table:table-cell>
          <table:table-cell table:style-name="ce3" office:value-type="date" office:date-value="1900-01-01T12:10:00" calcext:value-type="date">
            <text:p>1/1/1900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float" office:value="114" calcext:value-type="float">
            <text:p>114</text:p>
          </table:table-cell>
          <table:table-cell table:style-name="ce7" table:formula="of:=[.E228]/100" office:value-type="float" office:value="1.14" calcext:value-type="float">
            <text:p>1,14</text:p>
          </table:table-cell>
          <table:table-cell table:style-name="ce7" office:value-type="float" office:value="10.412" calcext:value-type="float">
            <text:p>10,412</text:p>
          </table:table-cell>
          <table:table-cell table:formula="of:=LN([.F228]-[.$Q$3])" office:value-type="float" office:value="-0.331611915262888" calcext:value-type="float">
            <text:p>-0,331611915262888</text:p>
          </table:table-cell>
          <table:table-cell table:formula="of:=LN([.G228])" office:value-type="float" office:value="2.34295898713232" calcext:value-type="float">
            <text:p>2,34295898713232</text:p>
          </table:table-cell>
          <table:table-cell table:formula="of:=[.H228]*[.I228]" office:value-type="float" office:value="-0.776953117105345" calcext:value-type="float">
            <text:p>-0,776953117105345</text:p>
          </table:table-cell>
          <table:table-cell table:formula="of:=[.H228]^2" office:value-type="float" office:value="0.109966462344321" calcext:value-type="float">
            <text:p>0,109966462344321</text:p>
          </table:table-cell>
          <table:table-cell table:formula="of:=[.$Q$5]*([.F228]-[.$Q$3])^[.$Q$4]" office:value-type="float" office:value="11.3841740439135" calcext:value-type="float">
            <text:p>11,3841740439135</text:p>
          </table:table-cell>
          <table:table-cell table:formula="of:=LN([.G228])" office:value-type="float" office:value="2.34295898713232" calcext:value-type="float">
            <text:p>2,34295898713232</text:p>
          </table:table-cell>
          <table:table-cell table:formula="of:=LN([.L228])" office:value-type="float" office:value="2.43222414913814" calcext:value-type="float">
            <text:p>2,43222414913814</text:p>
          </table:table-cell>
          <table:table-cell table:formula="of:=([.M228]-[.N228])^2" office:value-type="float" office:value="0.00796826914792458" calcext:value-type="float">
            <text:p>0,0079682691479245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8-03-04" calcext:value-type="date">
            <text:p>4/3/199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float" office:value="114" calcext:value-type="float">
            <text:p>114</text:p>
          </table:table-cell>
          <table:table-cell table:style-name="ce7" table:formula="of:=[.E229]/100" office:value-type="float" office:value="1.14" calcext:value-type="float">
            <text:p>1,14</text:p>
          </table:table-cell>
          <table:table-cell table:style-name="ce7" office:value-type="float" office:value="10.1" calcext:value-type="float">
            <text:p>10,1</text:p>
          </table:table-cell>
          <table:table-cell table:formula="of:=LN([.F229]-[.$Q$3])" office:value-type="float" office:value="-0.331611915262888" calcext:value-type="float">
            <text:p>-0,331611915262888</text:p>
          </table:table-cell>
          <table:table-cell table:formula="of:=LN([.G229])" office:value-type="float" office:value="2.31253542384721" calcext:value-type="float">
            <text:p>2,31253542384721</text:p>
          </table:table-cell>
          <table:table-cell table:formula="of:=[.H229]*[.I229]" office:value-type="float" office:value="-0.766864301015249" calcext:value-type="float">
            <text:p>-0,766864301015249</text:p>
          </table:table-cell>
          <table:table-cell table:formula="of:=[.H229]^2" office:value-type="float" office:value="0.109966462344321" calcext:value-type="float">
            <text:p>0,109966462344321</text:p>
          </table:table-cell>
          <table:table-cell table:formula="of:=[.$Q$5]*([.F229]-[.$Q$3])^[.$Q$4]" office:value-type="float" office:value="11.3841740439135" calcext:value-type="float">
            <text:p>11,3841740439135</text:p>
          </table:table-cell>
          <table:table-cell table:formula="of:=LN([.G229])" office:value-type="float" office:value="2.31253542384721" calcext:value-type="float">
            <text:p>2,31253542384721</text:p>
          </table:table-cell>
          <table:table-cell table:formula="of:=LN([.L229])" office:value-type="float" office:value="2.43222414913814" calcext:value-type="float">
            <text:p>2,43222414913814</text:p>
          </table:table-cell>
          <table:table-cell table:formula="of:=([.M229]-[.N229])^2" office:value-type="float" office:value="0.0143253909617656" calcext:value-type="float">
            <text:p>0,014325390961765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7-05-03" calcext:value-type="date">
            <text:p>3/5/199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float" office:value="114" calcext:value-type="float">
            <text:p>114</text:p>
          </table:table-cell>
          <table:table-cell table:style-name="ce7" table:formula="of:=[.E230]/100" office:value-type="float" office:value="1.14" calcext:value-type="float">
            <text:p>1,14</text:p>
          </table:table-cell>
          <table:table-cell table:style-name="ce7" office:value-type="float" office:value="8.88" calcext:value-type="float">
            <text:p>8,88</text:p>
          </table:table-cell>
          <table:table-cell table:formula="of:=LN([.F230]-[.$Q$3])" office:value-type="float" office:value="-0.331611915262888" calcext:value-type="float">
            <text:p>-0,331611915262888</text:p>
          </table:table-cell>
          <table:table-cell table:formula="of:=LN([.G230])" office:value-type="float" office:value="2.18380155700408" calcext:value-type="float">
            <text:p>2,18380155700408</text:p>
          </table:table-cell>
          <table:table-cell table:formula="of:=[.H230]*[.I230]" office:value-type="float" office:value="-0.7241746168722" calcext:value-type="float">
            <text:p>-0,7241746168722</text:p>
          </table:table-cell>
          <table:table-cell table:formula="of:=[.H230]^2" office:value-type="float" office:value="0.109966462344321" calcext:value-type="float">
            <text:p>0,109966462344321</text:p>
          </table:table-cell>
          <table:table-cell table:formula="of:=[.$Q$5]*([.F230]-[.$Q$3])^[.$Q$4]" office:value-type="float" office:value="11.3841740439135" calcext:value-type="float">
            <text:p>11,3841740439135</text:p>
          </table:table-cell>
          <table:table-cell table:formula="of:=LN([.G230])" office:value-type="float" office:value="2.18380155700408" calcext:value-type="float">
            <text:p>2,18380155700408</text:p>
          </table:table-cell>
          <table:table-cell table:formula="of:=LN([.L230])" office:value-type="float" office:value="2.43222414913814" calcext:value-type="float">
            <text:p>2,43222414913814</text:p>
          </table:table-cell>
          <table:table-cell table:formula="of:=([.M230]-[.N230])^2" office:value-type="float" office:value="0.0617137842826036" calcext:value-type="float">
            <text:p>0,061713784282603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02-16" calcext:value-type="date">
            <text:p>16/2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float" office:value="114" calcext:value-type="float">
            <text:p>114</text:p>
          </table:table-cell>
          <table:table-cell table:style-name="ce7" table:formula="of:=[.E231]/100" office:value-type="float" office:value="1.14" calcext:value-type="float">
            <text:p>1,14</text:p>
          </table:table-cell>
          <table:table-cell table:style-name="ce7" office:value-type="float" office:value="10.7" calcext:value-type="float">
            <text:p>10,7</text:p>
          </table:table-cell>
          <table:table-cell table:formula="of:=LN([.F231]-[.$Q$3])" office:value-type="float" office:value="-0.331611915262888" calcext:value-type="float">
            <text:p>-0,331611915262888</text:p>
          </table:table-cell>
          <table:table-cell table:formula="of:=LN([.G231])" office:value-type="float" office:value="2.37024374146786" calcext:value-type="float">
            <text:p>2,37024374146786</text:p>
          </table:table-cell>
          <table:table-cell table:formula="of:=[.H231]*[.I231]" office:value-type="float" office:value="-0.786001066748031" calcext:value-type="float">
            <text:p>-0,786001066748031</text:p>
          </table:table-cell>
          <table:table-cell table:formula="of:=[.H231]^2" office:value-type="float" office:value="0.109966462344321" calcext:value-type="float">
            <text:p>0,109966462344321</text:p>
          </table:table-cell>
          <table:table-cell table:formula="of:=[.$Q$5]*([.F231]-[.$Q$3])^[.$Q$4]" office:value-type="float" office:value="11.3841740439135" calcext:value-type="float">
            <text:p>11,3841740439135</text:p>
          </table:table-cell>
          <table:table-cell table:formula="of:=LN([.G231])" office:value-type="float" office:value="2.37024374146786" calcext:value-type="float">
            <text:p>2,37024374146786</text:p>
          </table:table-cell>
          <table:table-cell table:formula="of:=LN([.L231])" office:value-type="float" office:value="2.43222414913814" calcext:value-type="float">
            <text:p>2,43222414913814</text:p>
          </table:table-cell>
          <table:table-cell table:formula="of:=([.M231]-[.N231])^2" office:value-type="float" office:value="0.00384157093497343" calcext:value-type="float">
            <text:p>0,0038415709349734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02-16" calcext:value-type="date">
            <text:p>16/2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float" office:value="114" calcext:value-type="float">
            <text:p>114</text:p>
          </table:table-cell>
          <table:table-cell table:style-name="ce7" table:formula="of:=[.E232]/100" office:value-type="float" office:value="1.14" calcext:value-type="float">
            <text:p>1,14</text:p>
          </table:table-cell>
          <table:table-cell table:style-name="ce7" office:value-type="float" office:value="10.9" calcext:value-type="float">
            <text:p>10,9</text:p>
          </table:table-cell>
          <table:table-cell table:formula="of:=LN([.F232]-[.$Q$3])" office:value-type="float" office:value="-0.331611915262888" calcext:value-type="float">
            <text:p>-0,331611915262888</text:p>
          </table:table-cell>
          <table:table-cell table:formula="of:=LN([.G232])" office:value-type="float" office:value="2.3887627892351" calcext:value-type="float">
            <text:p>2,3887627892351</text:p>
          </table:table-cell>
          <table:table-cell table:formula="of:=[.H232]*[.I232]" office:value-type="float" office:value="-0.79214220364697" calcext:value-type="float">
            <text:p>-0,79214220364697</text:p>
          </table:table-cell>
          <table:table-cell table:formula="of:=[.H232]^2" office:value-type="float" office:value="0.109966462344321" calcext:value-type="float">
            <text:p>0,109966462344321</text:p>
          </table:table-cell>
          <table:table-cell table:formula="of:=[.$Q$5]*([.F232]-[.$Q$3])^[.$Q$4]" office:value-type="float" office:value="11.3841740439135" calcext:value-type="float">
            <text:p>11,3841740439135</text:p>
          </table:table-cell>
          <table:table-cell table:formula="of:=LN([.G232])" office:value-type="float" office:value="2.3887627892351" calcext:value-type="float">
            <text:p>2,3887627892351</text:p>
          </table:table-cell>
          <table:table-cell table:formula="of:=LN([.L232])" office:value-type="float" office:value="2.43222414913814" calcext:value-type="float">
            <text:p>2,43222414913814</text:p>
          </table:table-cell>
          <table:table-cell table:formula="of:=([.M232]-[.N232])^2" office:value-type="float" office:value="0.0018888898046213" calcext:value-type="float">
            <text:p>0,001888889804621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2-21" calcext:value-type="date">
            <text:p>21/2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float" office:value="114" calcext:value-type="float">
            <text:p>114</text:p>
          </table:table-cell>
          <table:table-cell table:style-name="ce7" table:formula="of:=[.E233]/100" office:value-type="float" office:value="1.14" calcext:value-type="float">
            <text:p>1,14</text:p>
          </table:table-cell>
          <table:table-cell table:style-name="ce7" office:value-type="float" office:value="11.3" calcext:value-type="float">
            <text:p>11,3</text:p>
          </table:table-cell>
          <table:table-cell table:formula="of:=LN([.F233]-[.$Q$3])" office:value-type="float" office:value="-0.331611915262888" calcext:value-type="float">
            <text:p>-0,331611915262888</text:p>
          </table:table-cell>
          <table:table-cell table:formula="of:=LN([.G233])" office:value-type="float" office:value="2.4248027257183" calcext:value-type="float">
            <text:p>2,4248027257183</text:p>
          </table:table-cell>
          <table:table-cell table:formula="of:=[.H233]*[.I233]" office:value-type="float" office:value="-0.804093476010115" calcext:value-type="float">
            <text:p>-0,804093476010115</text:p>
          </table:table-cell>
          <table:table-cell table:formula="of:=[.H233]^2" office:value-type="float" office:value="0.109966462344321" calcext:value-type="float">
            <text:p>0,109966462344321</text:p>
          </table:table-cell>
          <table:table-cell table:formula="of:=[.$Q$5]*([.F233]-[.$Q$3])^[.$Q$4]" office:value-type="float" office:value="11.3841740439135" calcext:value-type="float">
            <text:p>11,3841740439135</text:p>
          </table:table-cell>
          <table:table-cell table:formula="of:=LN([.G233])" office:value-type="float" office:value="2.4248027257183" calcext:value-type="float">
            <text:p>2,4248027257183</text:p>
          </table:table-cell>
          <table:table-cell table:formula="of:=LN([.L233])" office:value-type="float" office:value="2.43222414913814" calcext:value-type="float">
            <text:p>2,43222414913814</text:p>
          </table:table-cell>
          <table:table-cell table:formula="of:=([.M233]-[.N233])^2" office:value-type="float" office:value="0.0000550775255765493" calcext:value-type="float">
            <text:p>5,50775255765493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2-21" calcext:value-type="date">
            <text:p>21/2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float" office:value="114" calcext:value-type="float">
            <text:p>114</text:p>
          </table:table-cell>
          <table:table-cell table:style-name="ce7" table:formula="of:=[.E234]/100" office:value-type="float" office:value="1.14" calcext:value-type="float">
            <text:p>1,14</text:p>
          </table:table-cell>
          <table:table-cell table:style-name="ce7" office:value-type="float" office:value="11.1" calcext:value-type="float">
            <text:p>11,1</text:p>
          </table:table-cell>
          <table:table-cell table:formula="of:=LN([.F234]-[.$Q$3])" office:value-type="float" office:value="-0.331611915262888" calcext:value-type="float">
            <text:p>-0,331611915262888</text:p>
          </table:table-cell>
          <table:table-cell table:formula="of:=LN([.G234])" office:value-type="float" office:value="2.40694510831829" calcext:value-type="float">
            <text:p>2,40694510831829</text:p>
          </table:table-cell>
          <table:table-cell table:formula="of:=[.H234]*[.I234]" office:value-type="float" office:value="-0.798171677302067" calcext:value-type="float">
            <text:p>-0,798171677302067</text:p>
          </table:table-cell>
          <table:table-cell table:formula="of:=[.H234]^2" office:value-type="float" office:value="0.109966462344321" calcext:value-type="float">
            <text:p>0,109966462344321</text:p>
          </table:table-cell>
          <table:table-cell table:formula="of:=[.$Q$5]*([.F234]-[.$Q$3])^[.$Q$4]" office:value-type="float" office:value="11.3841740439135" calcext:value-type="float">
            <text:p>11,3841740439135</text:p>
          </table:table-cell>
          <table:table-cell table:formula="of:=LN([.G234])" office:value-type="float" office:value="2.40694510831829" calcext:value-type="float">
            <text:p>2,40694510831829</text:p>
          </table:table-cell>
          <table:table-cell table:formula="of:=LN([.L234])" office:value-type="float" office:value="2.43222414913814" calcext:value-type="float">
            <text:p>2,43222414913814</text:p>
          </table:table-cell>
          <table:table-cell table:formula="of:=([.M234]-[.N234])^2" office:value-type="float" office:value="0.000639029904771463" calcext:value-type="float">
            <text:p>0,00063902990477146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1-25" calcext:value-type="date">
            <text:p>25/1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float" office:value="114" calcext:value-type="float">
            <text:p>114</text:p>
          </table:table-cell>
          <table:table-cell table:style-name="ce7" table:formula="of:=[.E235]/100" office:value-type="float" office:value="1.14" calcext:value-type="float">
            <text:p>1,14</text:p>
          </table:table-cell>
          <table:table-cell table:style-name="ce7" office:value-type="float" office:value="11.1" calcext:value-type="float">
            <text:p>11,1</text:p>
          </table:table-cell>
          <table:table-cell table:formula="of:=LN([.F235]-[.$Q$3])" office:value-type="float" office:value="-0.331611915262888" calcext:value-type="float">
            <text:p>-0,331611915262888</text:p>
          </table:table-cell>
          <table:table-cell table:formula="of:=LN([.G235])" office:value-type="float" office:value="2.40694510831829" calcext:value-type="float">
            <text:p>2,40694510831829</text:p>
          </table:table-cell>
          <table:table-cell table:formula="of:=[.H235]*[.I235]" office:value-type="float" office:value="-0.798171677302067" calcext:value-type="float">
            <text:p>-0,798171677302067</text:p>
          </table:table-cell>
          <table:table-cell table:formula="of:=[.H235]^2" office:value-type="float" office:value="0.109966462344321" calcext:value-type="float">
            <text:p>0,109966462344321</text:p>
          </table:table-cell>
          <table:table-cell table:formula="of:=[.$Q$5]*([.F235]-[.$Q$3])^[.$Q$4]" office:value-type="float" office:value="11.3841740439135" calcext:value-type="float">
            <text:p>11,3841740439135</text:p>
          </table:table-cell>
          <table:table-cell table:formula="of:=LN([.G235])" office:value-type="float" office:value="2.40694510831829" calcext:value-type="float">
            <text:p>2,40694510831829</text:p>
          </table:table-cell>
          <table:table-cell table:formula="of:=LN([.L235])" office:value-type="float" office:value="2.43222414913814" calcext:value-type="float">
            <text:p>2,43222414913814</text:p>
          </table:table-cell>
          <table:table-cell table:formula="of:=([.M235]-[.N235])^2" office:value-type="float" office:value="0.000639029904771463" calcext:value-type="float">
            <text:p>0,00063902990477146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1-25" calcext:value-type="date">
            <text:p>25/1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float" office:value="114" calcext:value-type="float">
            <text:p>114</text:p>
          </table:table-cell>
          <table:table-cell table:style-name="ce7" table:formula="of:=[.E236]/100" office:value-type="float" office:value="1.14" calcext:value-type="float">
            <text:p>1,14</text:p>
          </table:table-cell>
          <table:table-cell table:style-name="ce7" office:value-type="float" office:value="11" calcext:value-type="float">
            <text:p>11</text:p>
          </table:table-cell>
          <table:table-cell table:formula="of:=LN([.F236]-[.$Q$3])" office:value-type="float" office:value="-0.331611915262888" calcext:value-type="float">
            <text:p>-0,331611915262888</text:p>
          </table:table-cell>
          <table:table-cell table:formula="of:=LN([.G236])" office:value-type="float" office:value="2.39789527279837" calcext:value-type="float">
            <text:p>2,39789527279837</text:p>
          </table:table-cell>
          <table:table-cell table:formula="of:=[.H236]*[.I236]" office:value-type="float" office:value="-0.795170644012493" calcext:value-type="float">
            <text:p>-0,795170644012493</text:p>
          </table:table-cell>
          <table:table-cell table:formula="of:=[.H236]^2" office:value-type="float" office:value="0.109966462344321" calcext:value-type="float">
            <text:p>0,109966462344321</text:p>
          </table:table-cell>
          <table:table-cell table:formula="of:=[.$Q$5]*([.F236]-[.$Q$3])^[.$Q$4]" office:value-type="float" office:value="11.3841740439135" calcext:value-type="float">
            <text:p>11,3841740439135</text:p>
          </table:table-cell>
          <table:table-cell table:formula="of:=LN([.G236])" office:value-type="float" office:value="2.39789527279837" calcext:value-type="float">
            <text:p>2,39789527279837</text:p>
          </table:table-cell>
          <table:table-cell table:formula="of:=LN([.L236])" office:value-type="float" office:value="2.43222414913814" calcext:value-type="float">
            <text:p>2,43222414913814</text:p>
          </table:table-cell>
          <table:table-cell table:formula="of:=([.M236]-[.N236])^2" office:value-type="float" office:value="0.00117847175075082" calcext:value-type="float">
            <text:p>0,0011784717507508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7-02-14" calcext:value-type="date">
            <text:p>14/2/197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float" office:value="115" calcext:value-type="float">
            <text:p>115</text:p>
          </table:table-cell>
          <table:table-cell table:style-name="ce7" table:formula="of:=[.E237]/100" office:value-type="float" office:value="1.15" calcext:value-type="float">
            <text:p>1,15</text:p>
          </table:table-cell>
          <table:table-cell table:style-name="ce7" office:value-type="float" office:value="10.6" calcext:value-type="float">
            <text:p>10,6</text:p>
          </table:table-cell>
          <table:table-cell table:formula="of:=LN([.F237]-[.$Q$3])" office:value-type="float" office:value="-0.317775954551121" calcext:value-type="float">
            <text:p>-0,317775954551121</text:p>
          </table:table-cell>
          <table:table-cell table:formula="of:=LN([.G237])" office:value-type="float" office:value="2.36085400111802" calcext:value-type="float">
            <text:p>2,36085400111802</text:p>
          </table:table-cell>
          <table:table-cell table:formula="of:=[.H237]*[.I237]" office:value-type="float" office:value="-0.750222633761112" calcext:value-type="float">
            <text:p>-0,750222633761112</text:p>
          </table:table-cell>
          <table:table-cell table:formula="of:=[.H237]^2" office:value-type="float" office:value="0.100981557290876" calcext:value-type="float">
            <text:p>0,100981557290876</text:p>
          </table:table-cell>
          <table:table-cell table:formula="of:=[.$Q$5]*([.F237]-[.$Q$3])^[.$Q$4]" office:value-type="float" office:value="11.6087730974258" calcext:value-type="float">
            <text:p>11,6087730974258</text:p>
          </table:table-cell>
          <table:table-cell table:formula="of:=LN([.G237])" office:value-type="float" office:value="2.36085400111802" calcext:value-type="float">
            <text:p>2,36085400111802</text:p>
          </table:table-cell>
          <table:table-cell table:formula="of:=LN([.L237])" office:value-type="float" office:value="2.45176111376268" calcext:value-type="float">
            <text:p>2,45176111376268</text:p>
          </table:table-cell>
          <table:table-cell table:formula="of:=([.M237]-[.N237])^2" office:value-type="float" office:value="0.0082641031293888" calcext:value-type="float">
            <text:p>0,008264103129388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9-06-15" calcext:value-type="date">
            <text:p>15/6/197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float" office:value="116" calcext:value-type="float">
            <text:p>116</text:p>
          </table:table-cell>
          <table:table-cell table:style-name="ce7" table:formula="of:=[.E238]/100" office:value-type="float" office:value="1.16" calcext:value-type="float">
            <text:p>1,16</text:p>
          </table:table-cell>
          <table:table-cell table:style-name="ce7" office:value-type="float" office:value="13.9" calcext:value-type="float">
            <text:p>13,9</text:p>
          </table:table-cell>
          <table:table-cell table:formula="of:=LN([.F238]-[.$Q$3])" office:value-type="float" office:value="-0.304128818054884" calcext:value-type="float">
            <text:p>-0,304128818054884</text:p>
          </table:table-cell>
          <table:table-cell table:formula="of:=LN([.G238])" office:value-type="float" office:value="2.63188884013665" calcext:value-type="float">
            <text:p>2,63188884013665</text:p>
          </table:table-cell>
          <table:table-cell table:formula="of:=[.H238]*[.I238]" office:value-type="float" office:value="-0.800433242202598" calcext:value-type="float">
            <text:p>-0,800433242202598</text:p>
          </table:table-cell>
          <table:table-cell table:formula="of:=[.H238]^2" office:value-type="float" office:value="0.0924943379714607" calcext:value-type="float">
            <text:p>0,0924943379714607</text:p>
          </table:table-cell>
          <table:table-cell table:formula="of:=[.$Q$5]*([.F238]-[.$Q$3])^[.$Q$4]" office:value-type="float" office:value="11.8346474122332" calcext:value-type="float">
            <text:p>11,8346474122332</text:p>
          </table:table-cell>
          <table:table-cell table:formula="of:=LN([.G238])" office:value-type="float" office:value="2.63188884013665" calcext:value-type="float">
            <text:p>2,63188884013665</text:p>
          </table:table-cell>
          <table:table-cell table:formula="of:=LN([.L238])" office:value-type="float" office:value="2.4710314505689" calcext:value-type="float">
            <text:p>2,4710314505689</text:p>
          </table:table-cell>
          <table:table-cell table:formula="of:=([.M238]-[.N238])^2" office:value-type="float" office:value="0.0258750997785506" calcext:value-type="float">
            <text:p>0,025875099778550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8-02-07" calcext:value-type="date">
            <text:p>7/2/196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float" office:value="118" calcext:value-type="float">
            <text:p>118</text:p>
          </table:table-cell>
          <table:table-cell table:style-name="ce7" table:formula="of:=[.E239]/100" office:value-type="float" office:value="1.18" calcext:value-type="float">
            <text:p>1,18</text:p>
          </table:table-cell>
          <table:table-cell table:style-name="ce7" office:value-type="float" office:value="13.9" calcext:value-type="float">
            <text:p>13,9</text:p>
          </table:table-cell>
          <table:table-cell table:formula="of:=LN([.F239]-[.$Q$3])" office:value-type="float" office:value="-0.277380882007464" calcext:value-type="float">
            <text:p>-0,277380882007464</text:p>
          </table:table-cell>
          <table:table-cell table:formula="of:=LN([.G239])" office:value-type="float" office:value="2.63188884013665" calcext:value-type="float">
            <text:p>2,63188884013665</text:p>
          </table:table-cell>
          <table:table-cell table:formula="of:=[.H239]*[.I239]" office:value-type="float" office:value="-0.730035647822705" calcext:value-type="float">
            <text:p>-0,730035647822705</text:p>
          </table:table-cell>
          <table:table-cell table:formula="of:=[.H239]^2" office:value-type="float" office:value="0.0769401537032388" calcext:value-type="float">
            <text:p>0,0769401537032388</text:p>
          </table:table-cell>
          <table:table-cell table:formula="of:=[.$Q$5]*([.F239]-[.$Q$3])^[.$Q$4]" office:value-type="float" office:value="12.2901812741032" calcext:value-type="float">
            <text:p>12,2901812741032</text:p>
          </table:table-cell>
          <table:table-cell table:formula="of:=LN([.G239])" office:value-type="float" office:value="2.63188884013665" calcext:value-type="float">
            <text:p>2,63188884013665</text:p>
          </table:table-cell>
          <table:table-cell table:formula="of:=LN([.L239])" office:value-type="float" office:value="2.50880067319278" calcext:value-type="float">
            <text:p>2,50880067319278</text:p>
          </table:table-cell>
          <table:table-cell table:formula="of:=([.M239]-[.N239])^2" office:value-type="float" office:value="0.0151506968416007" calcext:value-type="float">
            <text:p>0,015150696841600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8-02-07" calcext:value-type="date">
            <text:p>7/2/196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float" office:value="119" calcext:value-type="float">
            <text:p>119</text:p>
          </table:table-cell>
          <table:table-cell table:style-name="ce7" table:formula="of:=[.E240]/100" office:value-type="float" office:value="1.19" calcext:value-type="float">
            <text:p>1,19</text:p>
          </table:table-cell>
          <table:table-cell table:style-name="ce7" office:value-type="float" office:value="13.4" calcext:value-type="float">
            <text:p>13,4</text:p>
          </table:table-cell>
          <table:table-cell table:formula="of:=LN([.F240]-[.$Q$3])" office:value-type="float" office:value="-0.264270510598676" calcext:value-type="float">
            <text:p>-0,264270510598676</text:p>
          </table:table-cell>
          <table:table-cell table:formula="of:=LN([.G240])" office:value-type="float" office:value="2.59525470695687" calcext:value-type="float">
            <text:p>2,59525470695687</text:p>
          </table:table-cell>
          <table:table-cell table:formula="of:=[.H240]*[.I240]" office:value-type="float" office:value="-0.685849286541109" calcext:value-type="float">
            <text:p>-0,685849286541109</text:p>
          </table:table-cell>
          <table:table-cell table:formula="of:=[.H240]^2" office:value-type="float" office:value="0.069838902772085" calcext:value-type="float">
            <text:p>0,069838902772085</text:p>
          </table:table-cell>
          <table:table-cell table:formula="of:=[.$Q$5]*([.F240]-[.$Q$3])^[.$Q$4]" office:value-type="float" office:value="12.5198210805662" calcext:value-type="float">
            <text:p>12,5198210805662</text:p>
          </table:table-cell>
          <table:table-cell table:formula="of:=LN([.G240])" office:value-type="float" office:value="2.59525470695687" calcext:value-type="float">
            <text:p>2,59525470695687</text:p>
          </table:table-cell>
          <table:table-cell table:formula="of:=LN([.L240])" office:value-type="float" office:value="2.52731307488024" calcext:value-type="float">
            <text:p>2,52731307488024</text:p>
          </table:table-cell>
          <table:table-cell table:formula="of:=([.M240]-[.N240])^2" office:value-type="float" office:value="0.00461606536923537" calcext:value-type="float">
            <text:p>0,0046160653692353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3-12-04" calcext:value-type="date">
            <text:p>4/12/2013</text:p>
          </table:table-cell>
          <table:table-cell table:style-name="ce3" office:value-type="date" office:date-value="1900-01-01T09:07:30" calcext:value-type="date">
            <text:p>1/1/1900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float" office:value="120" calcext:value-type="float">
            <text:p>120</text:p>
          </table:table-cell>
          <table:table-cell table:style-name="ce7" table:formula="of:=[.E241]/100" office:value-type="float" office:value="1.2" calcext:value-type="float">
            <text:p>1,2</text:p>
          </table:table-cell>
          <table:table-cell table:style-name="ce7" office:value-type="float" office:value="12.32" calcext:value-type="float">
            <text:p>12,32</text:p>
          </table:table-cell>
          <table:table-cell table:formula="of:=LN([.F241]-[.$Q$3])" office:value-type="float" office:value="-0.251329799122291" calcext:value-type="float">
            <text:p>-0,251329799122291</text:p>
          </table:table-cell>
          <table:table-cell table:formula="of:=LN([.G241])" office:value-type="float" office:value="2.51122395810537" calcext:value-type="float">
            <text:p>2,51122395810537</text:p>
          </table:table-cell>
          <table:table-cell table:formula="of:=[.H241]*[.I241]" office:value-type="float" office:value="-0.631145412941708" calcext:value-type="float">
            <text:p>-0,631145412941708</text:p>
          </table:table-cell>
          <table:table-cell table:formula="of:=[.H241]^2" office:value-type="float" office:value="0.0631666679268511" calcext:value-type="float">
            <text:p>0,0631666679268511</text:p>
          </table:table-cell>
          <table:table-cell table:formula="of:=[.$Q$5]*([.F241]-[.$Q$3])^[.$Q$4]" office:value-type="float" office:value="12.7506966526046" calcext:value-type="float">
            <text:p>12,7506966526046</text:p>
          </table:table-cell>
          <table:table-cell table:formula="of:=LN([.G241])" office:value-type="float" office:value="2.51122395810537" calcext:value-type="float">
            <text:p>2,51122395810537</text:p>
          </table:table-cell>
          <table:table-cell table:formula="of:=LN([.L241])" office:value-type="float" office:value="2.54558590953173" calcext:value-type="float">
            <text:p>2,54558590953173</text:p>
          </table:table-cell>
          <table:table-cell table:formula="of:=([.M241]-[.N241])^2" office:value-type="float" office:value="0.00118074370582716" calcext:value-type="float">
            <text:p>0,0011807437058271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3-17" calcext:value-type="date">
            <text:p>17/3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float" office:value="120" calcext:value-type="float">
            <text:p>120</text:p>
          </table:table-cell>
          <table:table-cell table:style-name="ce7" table:formula="of:=[.E242]/100" office:value-type="float" office:value="1.2" calcext:value-type="float">
            <text:p>1,2</text:p>
          </table:table-cell>
          <table:table-cell table:style-name="ce7" office:value-type="float" office:value="14.8" calcext:value-type="float">
            <text:p>14,8</text:p>
          </table:table-cell>
          <table:table-cell table:formula="of:=LN([.F242]-[.$Q$3])" office:value-type="float" office:value="-0.251329799122291" calcext:value-type="float">
            <text:p>-0,251329799122291</text:p>
          </table:table-cell>
          <table:table-cell table:formula="of:=LN([.G242])" office:value-type="float" office:value="2.69462718077007" calcext:value-type="float">
            <text:p>2,69462718077007</text:p>
          </table:table-cell>
          <table:table-cell table:formula="of:=[.H242]*[.I242]" office:value-type="float" office:value="-0.677240108052406" calcext:value-type="float">
            <text:p>-0,677240108052406</text:p>
          </table:table-cell>
          <table:table-cell table:formula="of:=[.H242]^2" office:value-type="float" office:value="0.0631666679268511" calcext:value-type="float">
            <text:p>0,0631666679268511</text:p>
          </table:table-cell>
          <table:table-cell table:formula="of:=[.$Q$5]*([.F242]-[.$Q$3])^[.$Q$4]" office:value-type="float" office:value="12.7506966526046" calcext:value-type="float">
            <text:p>12,7506966526046</text:p>
          </table:table-cell>
          <table:table-cell table:formula="of:=LN([.G242])" office:value-type="float" office:value="2.69462718077007" calcext:value-type="float">
            <text:p>2,69462718077007</text:p>
          </table:table-cell>
          <table:table-cell table:formula="of:=LN([.L242])" office:value-type="float" office:value="2.54558590953173" calcext:value-type="float">
            <text:p>2,54558590953173</text:p>
          </table:table-cell>
          <table:table-cell table:formula="of:=([.M242]-[.N242])^2" office:value-type="float" office:value="0.0222133005323406" calcext:value-type="float">
            <text:p>0,022213300532340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3-17" calcext:value-type="date">
            <text:p>17/3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float" office:value="120" calcext:value-type="float">
            <text:p>120</text:p>
          </table:table-cell>
          <table:table-cell table:style-name="ce7" table:formula="of:=[.E243]/100" office:value-type="float" office:value="1.2" calcext:value-type="float">
            <text:p>1,2</text:p>
          </table:table-cell>
          <table:table-cell table:style-name="ce7" office:value-type="float" office:value="15.3" calcext:value-type="float">
            <text:p>15,3</text:p>
          </table:table-cell>
          <table:table-cell table:formula="of:=LN([.F243]-[.$Q$3])" office:value-type="float" office:value="-0.251329799122291" calcext:value-type="float">
            <text:p>-0,251329799122291</text:p>
          </table:table-cell>
          <table:table-cell table:formula="of:=LN([.G243])" office:value-type="float" office:value="2.72785282839839" calcext:value-type="float">
            <text:p>2,72785282839839</text:p>
          </table:table-cell>
          <table:table-cell table:formula="of:=[.H243]*[.I243]" office:value-type="float" office:value="-0.68559070339654" calcext:value-type="float">
            <text:p>-0,68559070339654</text:p>
          </table:table-cell>
          <table:table-cell table:formula="of:=[.H243]^2" office:value-type="float" office:value="0.0631666679268511" calcext:value-type="float">
            <text:p>0,0631666679268511</text:p>
          </table:table-cell>
          <table:table-cell table:formula="of:=[.$Q$5]*([.F243]-[.$Q$3])^[.$Q$4]" office:value-type="float" office:value="12.7506966526046" calcext:value-type="float">
            <text:p>12,7506966526046</text:p>
          </table:table-cell>
          <table:table-cell table:formula="of:=LN([.G243])" office:value-type="float" office:value="2.72785282839839" calcext:value-type="float">
            <text:p>2,72785282839839</text:p>
          </table:table-cell>
          <table:table-cell table:formula="of:=LN([.L243])" office:value-type="float" office:value="2.54558590953173" calcext:value-type="float">
            <text:p>2,54558590953173</text:p>
          </table:table-cell>
          <table:table-cell table:formula="of:=([.M243]-[.N243])^2" office:value-type="float" office:value="0.0332212297131461" calcext:value-type="float">
            <text:p>0,033221229713146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5-07-11" calcext:value-type="date">
            <text:p>11/7/196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float" office:value="120" calcext:value-type="float">
            <text:p>120</text:p>
          </table:table-cell>
          <table:table-cell table:style-name="ce7" table:formula="of:=[.E244]/100" office:value-type="float" office:value="1.2" calcext:value-type="float">
            <text:p>1,2</text:p>
          </table:table-cell>
          <table:table-cell table:style-name="ce7" office:value-type="float" office:value="10.7" calcext:value-type="float">
            <text:p>10,7</text:p>
          </table:table-cell>
          <table:table-cell table:formula="of:=LN([.F244]-[.$Q$3])" office:value-type="float" office:value="-0.251329799122291" calcext:value-type="float">
            <text:p>-0,251329799122291</text:p>
          </table:table-cell>
          <table:table-cell table:formula="of:=LN([.G244])" office:value-type="float" office:value="2.37024374146786" calcext:value-type="float">
            <text:p>2,37024374146786</text:p>
          </table:table-cell>
          <table:table-cell table:formula="of:=[.H244]*[.I244]" office:value-type="float" office:value="-0.595712883413984" calcext:value-type="float">
            <text:p>-0,595712883413984</text:p>
          </table:table-cell>
          <table:table-cell table:formula="of:=[.H244]^2" office:value-type="float" office:value="0.0631666679268511" calcext:value-type="float">
            <text:p>0,0631666679268511</text:p>
          </table:table-cell>
          <table:table-cell table:formula="of:=[.$Q$5]*([.F244]-[.$Q$3])^[.$Q$4]" office:value-type="float" office:value="12.7506966526046" calcext:value-type="float">
            <text:p>12,7506966526046</text:p>
          </table:table-cell>
          <table:table-cell table:formula="of:=LN([.G244])" office:value-type="float" office:value="2.37024374146786" calcext:value-type="float">
            <text:p>2,37024374146786</text:p>
          </table:table-cell>
          <table:table-cell table:formula="of:=LN([.L244])" office:value-type="float" office:value="2.54558590953173" calcext:value-type="float">
            <text:p>2,54558590953173</text:p>
          </table:table-cell>
          <table:table-cell table:formula="of:=([.M244]-[.N244])^2" office:value-type="float" office:value="0.0307448759013378" calcext:value-type="float">
            <text:p>0,030744875901337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5-07-11" calcext:value-type="date">
            <text:p>11/7/196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float" office:value="120" calcext:value-type="float">
            <text:p>120</text:p>
          </table:table-cell>
          <table:table-cell table:style-name="ce7" table:formula="of:=[.E245]/100" office:value-type="float" office:value="1.2" calcext:value-type="float">
            <text:p>1,2</text:p>
          </table:table-cell>
          <table:table-cell table:style-name="ce7" office:value-type="float" office:value="10.8" calcext:value-type="float">
            <text:p>10,8</text:p>
          </table:table-cell>
          <table:table-cell table:formula="of:=LN([.F245]-[.$Q$3])" office:value-type="float" office:value="-0.251329799122291" calcext:value-type="float">
            <text:p>-0,251329799122291</text:p>
          </table:table-cell>
          <table:table-cell table:formula="of:=LN([.G245])" office:value-type="float" office:value="2.37954613413017" calcext:value-type="float">
            <text:p>2,37954613413017</text:p>
          </table:table-cell>
          <table:table-cell table:formula="of:=[.H245]*[.I245]" office:value-type="float" office:value="-0.59805085189316" calcext:value-type="float">
            <text:p>-0,59805085189316</text:p>
          </table:table-cell>
          <table:table-cell table:formula="of:=[.H245]^2" office:value-type="float" office:value="0.0631666679268511" calcext:value-type="float">
            <text:p>0,0631666679268511</text:p>
          </table:table-cell>
          <table:table-cell table:formula="of:=[.$Q$5]*([.F245]-[.$Q$3])^[.$Q$4]" office:value-type="float" office:value="12.7506966526046" calcext:value-type="float">
            <text:p>12,7506966526046</text:p>
          </table:table-cell>
          <table:table-cell table:formula="of:=LN([.G245])" office:value-type="float" office:value="2.37954613413017" calcext:value-type="float">
            <text:p>2,37954613413017</text:p>
          </table:table-cell>
          <table:table-cell table:formula="of:=LN([.L245])" office:value-type="float" office:value="2.54558590953173" calcext:value-type="float">
            <text:p>2,54558590953173</text:p>
          </table:table-cell>
          <table:table-cell table:formula="of:=([.M245]-[.N245])^2" office:value-type="float" office:value="0.0275692070153987" calcext:value-type="float">
            <text:p>0,027569207015398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8-11-16" calcext:value-type="date">
            <text:p>16/11/193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120" calcext:value-type="float">
            <text:p>120</text:p>
          </table:table-cell>
          <table:table-cell table:style-name="ce7" table:formula="of:=[.E246]/100" office:value-type="float" office:value="1.2" calcext:value-type="float">
            <text:p>1,2</text:p>
          </table:table-cell>
          <table:table-cell table:style-name="ce7" office:value-type="float" office:value="12.7" calcext:value-type="float">
            <text:p>12,7</text:p>
          </table:table-cell>
          <table:table-cell table:formula="of:=LN([.F246]-[.$Q$3])" office:value-type="float" office:value="-0.251329799122291" calcext:value-type="float">
            <text:p>-0,251329799122291</text:p>
          </table:table-cell>
          <table:table-cell table:formula="of:=LN([.G246])" office:value-type="float" office:value="2.54160199346455" calcext:value-type="float">
            <text:p>2,54160199346455</text:p>
          </table:table-cell>
          <table:table-cell table:formula="of:=[.H246]*[.I246]" office:value-type="float" office:value="-0.638780318466258" calcext:value-type="float">
            <text:p>-0,638780318466258</text:p>
          </table:table-cell>
          <table:table-cell table:formula="of:=[.H246]^2" office:value-type="float" office:value="0.0631666679268511" calcext:value-type="float">
            <text:p>0,0631666679268511</text:p>
          </table:table-cell>
          <table:table-cell table:formula="of:=[.$Q$5]*([.F246]-[.$Q$3])^[.$Q$4]" office:value-type="float" office:value="12.7506966526046" calcext:value-type="float">
            <text:p>12,7506966526046</text:p>
          </table:table-cell>
          <table:table-cell table:formula="of:=LN([.G246])" office:value-type="float" office:value="2.54160199346455" calcext:value-type="float">
            <text:p>2,54160199346455</text:p>
          </table:table-cell>
          <table:table-cell table:formula="of:=LN([.L246])" office:value-type="float" office:value="2.54558590953173" calcext:value-type="float">
            <text:p>2,54558590953173</text:p>
          </table:table-cell>
          <table:table-cell table:formula="of:=([.M246]-[.N246])^2" office:value-type="float" office:value="0.0000158715872303576" calcext:value-type="float">
            <text:p>1,58715872303576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3-12-04" calcext:value-type="date">
            <text:p>4/12/2013</text:p>
          </table:table-cell>
          <table:table-cell table:style-name="ce3" office:value-type="date" office:date-value="1900-01-01T09:07:30" calcext:value-type="date">
            <text:p>1/1/1900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float" office:value="121" calcext:value-type="float">
            <text:p>121</text:p>
          </table:table-cell>
          <table:table-cell table:style-name="ce7" table:formula="of:=[.E247]/100" office:value-type="float" office:value="1.21" calcext:value-type="float">
            <text:p>1,21</text:p>
          </table:table-cell>
          <table:table-cell table:style-name="ce7" office:value-type="float" office:value="12.32" calcext:value-type="float">
            <text:p>12,32</text:p>
          </table:table-cell>
          <table:table-cell table:formula="of:=LN([.F247]-[.$Q$3])" office:value-type="float" office:value="-0.238554412515624" calcext:value-type="float">
            <text:p>-0,238554412515624</text:p>
          </table:table-cell>
          <table:table-cell table:formula="of:=LN([.G247])" office:value-type="float" office:value="2.51122395810537" calcext:value-type="float">
            <text:p>2,51122395810537</text:p>
          </table:table-cell>
          <table:table-cell table:formula="of:=[.H247]*[.I247]" office:value-type="float" office:value="-0.599063556020988" calcext:value-type="float">
            <text:p>-0,599063556020988</text:p>
          </table:table-cell>
          <table:table-cell table:formula="of:=[.H247]^2" office:value-type="float" office:value="0.0569082077306746" calcext:value-type="float">
            <text:p>0,0569082077306746</text:p>
          </table:table-cell>
          <table:table-cell table:formula="of:=[.$Q$5]*([.F247]-[.$Q$3])^[.$Q$4]" office:value-type="float" office:value="12.9827986230524" calcext:value-type="float">
            <text:p>12,9827986230524</text:p>
          </table:table-cell>
          <table:table-cell table:formula="of:=LN([.G247])" office:value-type="float" office:value="2.51122395810537" calcext:value-type="float">
            <text:p>2,51122395810537</text:p>
          </table:table-cell>
          <table:table-cell table:formula="of:=LN([.L247])" office:value-type="float" office:value="2.56362529844002" calcext:value-type="float">
            <text:p>2,56362529844002</text:p>
          </table:table-cell>
          <table:table-cell table:formula="of:=([.M247]-[.N247])^2" office:value-type="float" office:value="0.00274590046886688" calcext:value-type="float">
            <text:p>0,0027459004688668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4-05-08" calcext:value-type="date">
            <text:p>8/5/199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float" office:value="121" calcext:value-type="float">
            <text:p>121</text:p>
          </table:table-cell>
          <table:table-cell table:style-name="ce7" table:formula="of:=[.E248]/100" office:value-type="float" office:value="1.21" calcext:value-type="float">
            <text:p>1,21</text:p>
          </table:table-cell>
          <table:table-cell table:style-name="ce7" office:value-type="float" office:value="6.59" calcext:value-type="float">
            <text:p>6,59</text:p>
          </table:table-cell>
          <table:table-cell table:formula="of:=LN([.F248]-[.$Q$3])" office:value-type="float" office:value="-0.238554412515624" calcext:value-type="float">
            <text:p>-0,238554412515624</text:p>
          </table:table-cell>
          <table:table-cell table:formula="of:=LN([.G248])" office:value-type="float" office:value="1.88555334851442" calcext:value-type="float">
            <text:p>1,88555334851442</text:p>
          </table:table-cell>
          <table:table-cell table:formula="of:=[.H248]*[.I248]" office:value-type="float" office:value="-0.449807071321725" calcext:value-type="float">
            <text:p>-0,449807071321725</text:p>
          </table:table-cell>
          <table:table-cell table:formula="of:=[.H248]^2" office:value-type="float" office:value="0.0569082077306746" calcext:value-type="float">
            <text:p>0,0569082077306746</text:p>
          </table:table-cell>
          <table:table-cell table:formula="of:=[.$Q$5]*([.F248]-[.$Q$3])^[.$Q$4]" office:value-type="float" office:value="12.9827986230524" calcext:value-type="float">
            <text:p>12,9827986230524</text:p>
          </table:table-cell>
          <table:table-cell table:formula="of:=LN([.G248])" office:value-type="float" office:value="1.88555334851442" calcext:value-type="float">
            <text:p>1,88555334851442</text:p>
          </table:table-cell>
          <table:table-cell table:formula="of:=LN([.L248])" office:value-type="float" office:value="2.56362529844002" calcext:value-type="float">
            <text:p>2,56362529844002</text:p>
          </table:table-cell>
          <table:table-cell table:formula="of:=([.M248]-[.N248])^2" office:value-type="float" office:value="0.459781569275904" calcext:value-type="float">
            <text:p>0,45978156927590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5-05-26" calcext:value-type="date">
            <text:p>26/5/198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float" office:value="121" calcext:value-type="float">
            <text:p>121</text:p>
          </table:table-cell>
          <table:table-cell table:style-name="ce7" table:formula="of:=[.E249]/100" office:value-type="float" office:value="1.21" calcext:value-type="float">
            <text:p>1,21</text:p>
          </table:table-cell>
          <table:table-cell table:style-name="ce7" office:value-type="float" office:value="11.5" calcext:value-type="float">
            <text:p>11,5</text:p>
          </table:table-cell>
          <table:table-cell table:formula="of:=LN([.F249]-[.$Q$3])" office:value-type="float" office:value="-0.238554412515624" calcext:value-type="float">
            <text:p>-0,238554412515624</text:p>
          </table:table-cell>
          <table:table-cell table:formula="of:=LN([.G249])" office:value-type="float" office:value="2.4423470353692" calcext:value-type="float">
            <text:p>2,4423470353692</text:p>
          </table:table-cell>
          <table:table-cell table:formula="of:=[.H249]*[.I249]" office:value-type="float" office:value="-0.582632662181777" calcext:value-type="float">
            <text:p>-0,582632662181777</text:p>
          </table:table-cell>
          <table:table-cell table:formula="of:=[.H249]^2" office:value-type="float" office:value="0.0569082077306746" calcext:value-type="float">
            <text:p>0,0569082077306746</text:p>
          </table:table-cell>
          <table:table-cell table:formula="of:=[.$Q$5]*([.F249]-[.$Q$3])^[.$Q$4]" office:value-type="float" office:value="12.9827986230524" calcext:value-type="float">
            <text:p>12,9827986230524</text:p>
          </table:table-cell>
          <table:table-cell table:formula="of:=LN([.G249])" office:value-type="float" office:value="2.4423470353692" calcext:value-type="float">
            <text:p>2,4423470353692</text:p>
          </table:table-cell>
          <table:table-cell table:formula="of:=LN([.L249])" office:value-type="float" office:value="2.56362529844002" calcext:value-type="float">
            <text:p>2,56362529844002</text:p>
          </table:table-cell>
          <table:table-cell table:formula="of:=([.M249]-[.N249])^2" office:value-type="float" office:value="0.0147084170934728" calcext:value-type="float">
            <text:p>0,014708417093472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3-04-16" calcext:value-type="date">
            <text:p>16/4/198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121" calcext:value-type="float">
            <text:p>121</text:p>
          </table:table-cell>
          <table:table-cell table:style-name="ce7" table:formula="of:=[.E250]/100" office:value-type="float" office:value="1.21" calcext:value-type="float">
            <text:p>1,21</text:p>
          </table:table-cell>
          <table:table-cell table:style-name="ce7" office:value-type="float" office:value="12.9" calcext:value-type="float">
            <text:p>12,9</text:p>
          </table:table-cell>
          <table:table-cell table:formula="of:=LN([.F250]-[.$Q$3])" office:value-type="float" office:value="-0.238554412515624" calcext:value-type="float">
            <text:p>-0,238554412515624</text:p>
          </table:table-cell>
          <table:table-cell table:formula="of:=LN([.G250])" office:value-type="float" office:value="2.55722731136763" calcext:value-type="float">
            <text:p>2,55722731136763</text:p>
          </table:table-cell>
          <table:table-cell table:formula="of:=[.H250]*[.I250]" office:value-type="float" office:value="-0.610037858932214" calcext:value-type="float">
            <text:p>-0,610037858932214</text:p>
          </table:table-cell>
          <table:table-cell table:formula="of:=[.H250]^2" office:value-type="float" office:value="0.0569082077306746" calcext:value-type="float">
            <text:p>0,0569082077306746</text:p>
          </table:table-cell>
          <table:table-cell table:formula="of:=[.$Q$5]*([.F250]-[.$Q$3])^[.$Q$4]" office:value-type="float" office:value="12.9827986230524" calcext:value-type="float">
            <text:p>12,9827986230524</text:p>
          </table:table-cell>
          <table:table-cell table:formula="of:=LN([.G250])" office:value-type="float" office:value="2.55722731136763" calcext:value-type="float">
            <text:p>2,55722731136763</text:p>
          </table:table-cell>
          <table:table-cell table:formula="of:=LN([.L250])" office:value-type="float" office:value="2.56362529844002" calcext:value-type="float">
            <text:p>2,56362529844002</text:p>
          </table:table-cell>
          <table:table-cell table:formula="of:=([.M250]-[.N250])^2" office:value-type="float" office:value="0.0000409342385784501" calcext:value-type="float">
            <text:p>4,09342385784501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01-30" calcext:value-type="date">
            <text:p>30/1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float" office:value="121" calcext:value-type="float">
            <text:p>121</text:p>
          </table:table-cell>
          <table:table-cell table:style-name="ce7" table:formula="of:=[.E251]/100" office:value-type="float" office:value="1.21" calcext:value-type="float">
            <text:p>1,21</text:p>
          </table:table-cell>
          <table:table-cell table:style-name="ce7" office:value-type="float" office:value="13.9" calcext:value-type="float">
            <text:p>13,9</text:p>
          </table:table-cell>
          <table:table-cell table:formula="of:=LN([.F251]-[.$Q$3])" office:value-type="float" office:value="-0.238554412515624" calcext:value-type="float">
            <text:p>-0,238554412515624</text:p>
          </table:table-cell>
          <table:table-cell table:formula="of:=LN([.G251])" office:value-type="float" office:value="2.63188884013665" calcext:value-type="float">
            <text:p>2,63188884013665</text:p>
          </table:table-cell>
          <table:table-cell table:formula="of:=[.H251]*[.I251]" office:value-type="float" office:value="-0.627848696065225" calcext:value-type="float">
            <text:p>-0,627848696065225</text:p>
          </table:table-cell>
          <table:table-cell table:formula="of:=[.H251]^2" office:value-type="float" office:value="0.0569082077306746" calcext:value-type="float">
            <text:p>0,0569082077306746</text:p>
          </table:table-cell>
          <table:table-cell table:formula="of:=[.$Q$5]*([.F251]-[.$Q$3])^[.$Q$4]" office:value-type="float" office:value="12.9827986230524" calcext:value-type="float">
            <text:p>12,9827986230524</text:p>
          </table:table-cell>
          <table:table-cell table:formula="of:=LN([.G251])" office:value-type="float" office:value="2.63188884013665" calcext:value-type="float">
            <text:p>2,63188884013665</text:p>
          </table:table-cell>
          <table:table-cell table:formula="of:=LN([.L251])" office:value-type="float" office:value="2.56362529844002" calcext:value-type="float">
            <text:p>2,56362529844002</text:p>
          </table:table-cell>
          <table:table-cell table:formula="of:=([.M251]-[.N251])^2" office:value-type="float" office:value="0.00465991112496769" calcext:value-type="float">
            <text:p>0,0046599111249676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01-30" calcext:value-type="date">
            <text:p>30/1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float" office:value="121" calcext:value-type="float">
            <text:p>121</text:p>
          </table:table-cell>
          <table:table-cell table:style-name="ce7" table:formula="of:=[.E252]/100" office:value-type="float" office:value="1.21" calcext:value-type="float">
            <text:p>1,21</text:p>
          </table:table-cell>
          <table:table-cell table:style-name="ce7" office:value-type="float" office:value="14.2" calcext:value-type="float">
            <text:p>14,2</text:p>
          </table:table-cell>
          <table:table-cell table:formula="of:=LN([.F252]-[.$Q$3])" office:value-type="float" office:value="-0.238554412515624" calcext:value-type="float">
            <text:p>-0,238554412515624</text:p>
          </table:table-cell>
          <table:table-cell table:formula="of:=LN([.G252])" office:value-type="float" office:value="2.65324196460722" calcext:value-type="float">
            <text:p>2,65324196460722</text:p>
          </table:table-cell>
          <table:table-cell table:formula="of:=[.H252]*[.I252]" office:value-type="float" office:value="-0.632942578128675" calcext:value-type="float">
            <text:p>-0,632942578128675</text:p>
          </table:table-cell>
          <table:table-cell table:formula="of:=[.H252]^2" office:value-type="float" office:value="0.0569082077306746" calcext:value-type="float">
            <text:p>0,0569082077306746</text:p>
          </table:table-cell>
          <table:table-cell table:formula="of:=[.$Q$5]*([.F252]-[.$Q$3])^[.$Q$4]" office:value-type="float" office:value="12.9827986230524" calcext:value-type="float">
            <text:p>12,9827986230524</text:p>
          </table:table-cell>
          <table:table-cell table:formula="of:=LN([.G252])" office:value-type="float" office:value="2.65324196460722" calcext:value-type="float">
            <text:p>2,65324196460722</text:p>
          </table:table-cell>
          <table:table-cell table:formula="of:=LN([.L252])" office:value-type="float" office:value="2.56362529844002" calcext:value-type="float">
            <text:p>2,56362529844002</text:p>
          </table:table-cell>
          <table:table-cell table:formula="of:=([.M252]-[.N252])^2" office:value-type="float" office:value="0.00803114685492337" calcext:value-type="float">
            <text:p>0,0080311468549233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29" calcext:value-type="date">
            <text:p>29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float" office:value="121" calcext:value-type="float">
            <text:p>121</text:p>
          </table:table-cell>
          <table:table-cell table:style-name="ce7" table:formula="of:=[.E253]/100" office:value-type="float" office:value="1.21" calcext:value-type="float">
            <text:p>1,21</text:p>
          </table:table-cell>
          <table:table-cell table:style-name="ce7" office:value-type="float" office:value="11.8" calcext:value-type="float">
            <text:p>11,8</text:p>
          </table:table-cell>
          <table:table-cell table:formula="of:=LN([.F253]-[.$Q$3])" office:value-type="float" office:value="-0.238554412515624" calcext:value-type="float">
            <text:p>-0,238554412515624</text:p>
          </table:table-cell>
          <table:table-cell table:formula="of:=LN([.G253])" office:value-type="float" office:value="2.46809953147162" calcext:value-type="float">
            <text:p>2,46809953147162</text:p>
          </table:table-cell>
          <table:table-cell table:formula="of:=[.H253]*[.I253]" office:value-type="float" office:value="-0.5887760337603" calcext:value-type="float">
            <text:p>-0,5887760337603</text:p>
          </table:table-cell>
          <table:table-cell table:formula="of:=[.H253]^2" office:value-type="float" office:value="0.0569082077306746" calcext:value-type="float">
            <text:p>0,0569082077306746</text:p>
          </table:table-cell>
          <table:table-cell table:formula="of:=[.$Q$5]*([.F253]-[.$Q$3])^[.$Q$4]" office:value-type="float" office:value="12.9827986230524" calcext:value-type="float">
            <text:p>12,9827986230524</text:p>
          </table:table-cell>
          <table:table-cell table:formula="of:=LN([.G253])" office:value-type="float" office:value="2.46809953147162" calcext:value-type="float">
            <text:p>2,46809953147162</text:p>
          </table:table-cell>
          <table:table-cell table:formula="of:=LN([.L253])" office:value-type="float" office:value="2.56362529844002" calcext:value-type="float">
            <text:p>2,56362529844002</text:p>
          </table:table-cell>
          <table:table-cell table:formula="of:=([.M253]-[.N253])^2" office:value-type="float" office:value="0.00912517215490025" calcext:value-type="float">
            <text:p>0,0091251721549002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0-01-25" calcext:value-type="date">
            <text:p>25/1/200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float" office:value="122" calcext:value-type="float">
            <text:p>122</text:p>
          </table:table-cell>
          <table:table-cell table:style-name="ce7" table:formula="of:=[.E254]/100" office:value-type="float" office:value="1.22" calcext:value-type="float">
            <text:p>1,22</text:p>
          </table:table-cell>
          <table:table-cell table:style-name="ce7" office:value-type="float" office:value="11.6" calcext:value-type="float">
            <text:p>11,6</text:p>
          </table:table-cell>
          <table:table-cell table:formula="of:=LN([.F254]-[.$Q$3])" office:value-type="float" office:value="-0.225940179773157" calcext:value-type="float">
            <text:p>-0,225940179773157</text:p>
          </table:table-cell>
          <table:table-cell table:formula="of:=LN([.G254])" office:value-type="float" office:value="2.45100509811232" calcext:value-type="float">
            <text:p>2,45100509811232</text:p>
          </table:table-cell>
          <table:table-cell table:formula="of:=[.H254]*[.I254]" office:value-type="float" office:value="-0.553780532492421" calcext:value-type="float">
            <text:p>-0,553780532492421</text:p>
          </table:table-cell>
          <table:table-cell table:formula="of:=[.H254]^2" office:value-type="float" office:value="0.0510489648359263" calcext:value-type="float">
            <text:p>0,0510489648359263</text:p>
          </table:table-cell>
          <table:table-cell table:formula="of:=[.$Q$5]*([.F254]-[.$Q$3])^[.$Q$4]" office:value-type="float" office:value="13.2161178140756" calcext:value-type="float">
            <text:p>13,2161178140756</text:p>
          </table:table-cell>
          <table:table-cell table:formula="of:=LN([.G254])" office:value-type="float" office:value="2.45100509811232" calcext:value-type="float">
            <text:p>2,45100509811232</text:p>
          </table:table-cell>
          <table:table-cell table:formula="of:=LN([.L254])" office:value-type="float" office:value="2.58143713124218" calcext:value-type="float">
            <text:p>2,58143713124218</text:p>
          </table:table-cell>
          <table:table-cell table:formula="of:=([.M254]-[.N254])^2" office:value-type="float" office:value="0.0170125152663903" calcext:value-type="float">
            <text:p>0,017012515266390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8-03-10" calcext:value-type="date">
            <text:p>10/3/197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float" office:value="122" calcext:value-type="float">
            <text:p>122</text:p>
          </table:table-cell>
          <table:table-cell table:style-name="ce7" table:formula="of:=[.E255]/100" office:value-type="float" office:value="1.22" calcext:value-type="float">
            <text:p>1,22</text:p>
          </table:table-cell>
          <table:table-cell table:style-name="ce7" office:value-type="float" office:value="13" calcext:value-type="float">
            <text:p>13</text:p>
          </table:table-cell>
          <table:table-cell table:formula="of:=LN([.F255]-[.$Q$3])" office:value-type="float" office:value="-0.225940179773157" calcext:value-type="float">
            <text:p>-0,225940179773157</text:p>
          </table:table-cell>
          <table:table-cell table:formula="of:=LN([.G255])" office:value-type="float" office:value="2.56494935746154" calcext:value-type="float">
            <text:p>2,56494935746154</text:p>
          </table:table-cell>
          <table:table-cell table:formula="of:=[.H255]*[.I255]" office:value-type="float" office:value="-0.579525118933902" calcext:value-type="float">
            <text:p>-0,579525118933902</text:p>
          </table:table-cell>
          <table:table-cell table:formula="of:=[.H255]^2" office:value-type="float" office:value="0.0510489648359263" calcext:value-type="float">
            <text:p>0,0510489648359263</text:p>
          </table:table-cell>
          <table:table-cell table:formula="of:=[.$Q$5]*([.F255]-[.$Q$3])^[.$Q$4]" office:value-type="float" office:value="13.2161178140756" calcext:value-type="float">
            <text:p>13,2161178140756</text:p>
          </table:table-cell>
          <table:table-cell table:formula="of:=LN([.G255])" office:value-type="float" office:value="2.56494935746154" calcext:value-type="float">
            <text:p>2,56494935746154</text:p>
          </table:table-cell>
          <table:table-cell table:formula="of:=LN([.L255])" office:value-type="float" office:value="2.58143713124218" calcext:value-type="float">
            <text:p>2,58143713124218</text:p>
          </table:table-cell>
          <table:table-cell table:formula="of:=([.M255]-[.N255])^2" office:value-type="float" office:value="0.000271846684241814" calcext:value-type="float">
            <text:p>0,00027184668424181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5-02-26" calcext:value-type="date">
            <text:p>26/2/197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float" office:value="122" calcext:value-type="float">
            <text:p>122</text:p>
          </table:table-cell>
          <table:table-cell table:style-name="ce7" table:formula="of:=[.E256]/100" office:value-type="float" office:value="1.22" calcext:value-type="float">
            <text:p>1,22</text:p>
          </table:table-cell>
          <table:table-cell table:style-name="ce7" office:value-type="float" office:value="13.5" calcext:value-type="float">
            <text:p>13,5</text:p>
          </table:table-cell>
          <table:table-cell table:formula="of:=LN([.F256]-[.$Q$3])" office:value-type="float" office:value="-0.225940179773157" calcext:value-type="float">
            <text:p>-0,225940179773157</text:p>
          </table:table-cell>
          <table:table-cell table:formula="of:=LN([.G256])" office:value-type="float" office:value="2.60268968544438" calcext:value-type="float">
            <text:p>2,60268968544438</text:p>
          </table:table-cell>
          <table:table-cell table:formula="of:=[.H256]*[.I256]" office:value-type="float" office:value="-0.588052175423044" calcext:value-type="float">
            <text:p>-0,588052175423044</text:p>
          </table:table-cell>
          <table:table-cell table:formula="of:=[.H256]^2" office:value-type="float" office:value="0.0510489648359263" calcext:value-type="float">
            <text:p>0,0510489648359263</text:p>
          </table:table-cell>
          <table:table-cell table:formula="of:=[.$Q$5]*([.F256]-[.$Q$3])^[.$Q$4]" office:value-type="float" office:value="13.2161178140756" calcext:value-type="float">
            <text:p>13,2161178140756</text:p>
          </table:table-cell>
          <table:table-cell table:formula="of:=LN([.G256])" office:value-type="float" office:value="2.60268968544438" calcext:value-type="float">
            <text:p>2,60268968544438</text:p>
          </table:table-cell>
          <table:table-cell table:formula="of:=LN([.L256])" office:value-type="float" office:value="2.58143713124218" calcext:value-type="float">
            <text:p>2,58143713124218</text:p>
          </table:table-cell>
          <table:table-cell table:formula="of:=([.M256]-[.N256])^2" office:value-type="float" office:value="0.000451671060117419" calcext:value-type="float">
            <text:p>0,00045167106011741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12-07" calcext:value-type="date">
            <text:p>7/12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float" office:value="122" calcext:value-type="float">
            <text:p>122</text:p>
          </table:table-cell>
          <table:table-cell table:style-name="ce7" table:formula="of:=[.E257]/100" office:value-type="float" office:value="1.22" calcext:value-type="float">
            <text:p>1,22</text:p>
          </table:table-cell>
          <table:table-cell table:style-name="ce7" office:value-type="float" office:value="12.8" calcext:value-type="float">
            <text:p>12,8</text:p>
          </table:table-cell>
          <table:table-cell table:formula="of:=LN([.F257]-[.$Q$3])" office:value-type="float" office:value="-0.225940179773157" calcext:value-type="float">
            <text:p>-0,225940179773157</text:p>
          </table:table-cell>
          <table:table-cell table:formula="of:=LN([.G257])" office:value-type="float" office:value="2.54944517092557" calcext:value-type="float">
            <text:p>2,54944517092557</text:p>
          </table:table-cell>
          <table:table-cell table:formula="of:=[.H257]*[.I257]" office:value-type="float" office:value="-0.57602210024073" calcext:value-type="float">
            <text:p>-0,57602210024073</text:p>
          </table:table-cell>
          <table:table-cell table:formula="of:=[.H257]^2" office:value-type="float" office:value="0.0510489648359263" calcext:value-type="float">
            <text:p>0,0510489648359263</text:p>
          </table:table-cell>
          <table:table-cell table:formula="of:=[.$Q$5]*([.F257]-[.$Q$3])^[.$Q$4]" office:value-type="float" office:value="13.2161178140756" calcext:value-type="float">
            <text:p>13,2161178140756</text:p>
          </table:table-cell>
          <table:table-cell table:formula="of:=LN([.G257])" office:value-type="float" office:value="2.54944517092557" calcext:value-type="float">
            <text:p>2,54944517092557</text:p>
          </table:table-cell>
          <table:table-cell table:formula="of:=LN([.L257])" office:value-type="float" office:value="2.58143713124218" calcext:value-type="float">
            <text:p>2,58143713124218</text:p>
          </table:table-cell>
          <table:table-cell table:formula="of:=([.M257]-[.N257])^2" office:value-type="float" office:value="0.00102348552489974" calcext:value-type="float">
            <text:p>0,0010234855248997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6-12-08" calcext:value-type="date">
            <text:p>8/12/196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float" office:value="122" calcext:value-type="float">
            <text:p>122</text:p>
          </table:table-cell>
          <table:table-cell table:style-name="ce7" table:formula="of:=[.E258]/100" office:value-type="float" office:value="1.22" calcext:value-type="float">
            <text:p>1,22</text:p>
          </table:table-cell>
          <table:table-cell table:style-name="ce7" office:value-type="float" office:value="13.9" calcext:value-type="float">
            <text:p>13,9</text:p>
          </table:table-cell>
          <table:table-cell table:formula="of:=LN([.F258]-[.$Q$3])" office:value-type="float" office:value="-0.225940179773157" calcext:value-type="float">
            <text:p>-0,225940179773157</text:p>
          </table:table-cell>
          <table:table-cell table:formula="of:=LN([.G258])" office:value-type="float" office:value="2.63188884013665" calcext:value-type="float">
            <text:p>2,63188884013665</text:p>
          </table:table-cell>
          <table:table-cell table:formula="of:=[.H258]*[.I258]" office:value-type="float" office:value="-0.594649437683439" calcext:value-type="float">
            <text:p>-0,594649437683439</text:p>
          </table:table-cell>
          <table:table-cell table:formula="of:=[.H258]^2" office:value-type="float" office:value="0.0510489648359263" calcext:value-type="float">
            <text:p>0,0510489648359263</text:p>
          </table:table-cell>
          <table:table-cell table:formula="of:=[.$Q$5]*([.F258]-[.$Q$3])^[.$Q$4]" office:value-type="float" office:value="13.2161178140756" calcext:value-type="float">
            <text:p>13,2161178140756</text:p>
          </table:table-cell>
          <table:table-cell table:formula="of:=LN([.G258])" office:value-type="float" office:value="2.63188884013665" calcext:value-type="float">
            <text:p>2,63188884013665</text:p>
          </table:table-cell>
          <table:table-cell table:formula="of:=LN([.L258])" office:value-type="float" office:value="2.58143713124218" calcext:value-type="float">
            <text:p>2,58143713124218</text:p>
          </table:table-cell>
          <table:table-cell table:formula="of:=([.M258]-[.N258])^2" office:value-type="float" office:value="0.0025453749303715" calcext:value-type="float">
            <text:p>0,002545374930371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6-12-08" calcext:value-type="date">
            <text:p>8/12/196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float" office:value="122" calcext:value-type="float">
            <text:p>122</text:p>
          </table:table-cell>
          <table:table-cell table:style-name="ce7" table:formula="of:=[.E259]/100" office:value-type="float" office:value="1.22" calcext:value-type="float">
            <text:p>1,22</text:p>
          </table:table-cell>
          <table:table-cell table:style-name="ce7" office:value-type="float" office:value="14.3" calcext:value-type="float">
            <text:p>14,3</text:p>
          </table:table-cell>
          <table:table-cell table:formula="of:=LN([.F259]-[.$Q$3])" office:value-type="float" office:value="-0.225940179773157" calcext:value-type="float">
            <text:p>-0,225940179773157</text:p>
          </table:table-cell>
          <table:table-cell table:formula="of:=LN([.G259])" office:value-type="float" office:value="2.66025953726586" calcext:value-type="float">
            <text:p>2,66025953726586</text:p>
          </table:table-cell>
          <table:table-cell table:formula="of:=[.H259]*[.I259]" office:value-type="float" office:value="-0.601059518093103" calcext:value-type="float">
            <text:p>-0,601059518093103</text:p>
          </table:table-cell>
          <table:table-cell table:formula="of:=[.H259]^2" office:value-type="float" office:value="0.0510489648359263" calcext:value-type="float">
            <text:p>0,0510489648359263</text:p>
          </table:table-cell>
          <table:table-cell table:formula="of:=[.$Q$5]*([.F259]-[.$Q$3])^[.$Q$4]" office:value-type="float" office:value="13.2161178140756" calcext:value-type="float">
            <text:p>13,2161178140756</text:p>
          </table:table-cell>
          <table:table-cell table:formula="of:=LN([.G259])" office:value-type="float" office:value="2.66025953726586" calcext:value-type="float">
            <text:p>2,66025953726586</text:p>
          </table:table-cell>
          <table:table-cell table:formula="of:=LN([.L259])" office:value-type="float" office:value="2.58143713124218" calcext:value-type="float">
            <text:p>2,58143713124218</text:p>
          </table:table-cell>
          <table:table-cell table:formula="of:=([.M259]-[.N259])^2" office:value-type="float" office:value="0.0062129716913614" calcext:value-type="float">
            <text:p>0,006212971691361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3-05-26" calcext:value-type="date">
            <text:p>26/5/194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float" office:value="122" calcext:value-type="float">
            <text:p>122</text:p>
          </table:table-cell>
          <table:table-cell table:style-name="ce7" table:formula="of:=[.E260]/100" office:value-type="float" office:value="1.22" calcext:value-type="float">
            <text:p>1,22</text:p>
          </table:table-cell>
          <table:table-cell table:style-name="ce7" office:value-type="float" office:value="11.9" calcext:value-type="float">
            <text:p>11,9</text:p>
          </table:table-cell>
          <table:table-cell table:formula="of:=LN([.F260]-[.$Q$3])" office:value-type="float" office:value="-0.225940179773157" calcext:value-type="float">
            <text:p>-0,225940179773157</text:p>
          </table:table-cell>
          <table:table-cell table:formula="of:=LN([.G260])" office:value-type="float" office:value="2.47653840011748" calcext:value-type="float">
            <text:p>2,47653840011748</text:p>
          </table:table-cell>
          <table:table-cell table:formula="of:=[.H260]*[.I260]" office:value-type="float" office:value="-0.55954953133767" calcext:value-type="float">
            <text:p>-0,55954953133767</text:p>
          </table:table-cell>
          <table:table-cell table:formula="of:=[.H260]^2" office:value-type="float" office:value="0.0510489648359263" calcext:value-type="float">
            <text:p>0,0510489648359263</text:p>
          </table:table-cell>
          <table:table-cell table:formula="of:=[.$Q$5]*([.F260]-[.$Q$3])^[.$Q$4]" office:value-type="float" office:value="13.2161178140756" calcext:value-type="float">
            <text:p>13,2161178140756</text:p>
          </table:table-cell>
          <table:table-cell table:formula="of:=LN([.G260])" office:value-type="float" office:value="2.47653840011748" calcext:value-type="float">
            <text:p>2,47653840011748</text:p>
          </table:table-cell>
          <table:table-cell table:formula="of:=LN([.L260])" office:value-type="float" office:value="2.58143713124218" calcext:value-type="float">
            <text:p>2,58143713124218</text:p>
          </table:table-cell>
          <table:table-cell table:formula="of:=([.M260]-[.N260])^2" office:value-type="float" office:value="0.0110037437915723" calcext:value-type="float">
            <text:p>0,011003743791572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3-05-26" calcext:value-type="date">
            <text:p>26/5/194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float" office:value="122" calcext:value-type="float">
            <text:p>122</text:p>
          </table:table-cell>
          <table:table-cell table:style-name="ce7" table:formula="of:=[.E261]/100" office:value-type="float" office:value="1.22" calcext:value-type="float">
            <text:p>1,22</text:p>
          </table:table-cell>
          <table:table-cell table:style-name="ce7" office:value-type="float" office:value="11.9" calcext:value-type="float">
            <text:p>11,9</text:p>
          </table:table-cell>
          <table:table-cell table:formula="of:=LN([.F261]-[.$Q$3])" office:value-type="float" office:value="-0.225940179773157" calcext:value-type="float">
            <text:p>-0,225940179773157</text:p>
          </table:table-cell>
          <table:table-cell table:formula="of:=LN([.G261])" office:value-type="float" office:value="2.47653840011748" calcext:value-type="float">
            <text:p>2,47653840011748</text:p>
          </table:table-cell>
          <table:table-cell table:formula="of:=[.H261]*[.I261]" office:value-type="float" office:value="-0.55954953133767" calcext:value-type="float">
            <text:p>-0,55954953133767</text:p>
          </table:table-cell>
          <table:table-cell table:formula="of:=[.H261]^2" office:value-type="float" office:value="0.0510489648359263" calcext:value-type="float">
            <text:p>0,0510489648359263</text:p>
          </table:table-cell>
          <table:table-cell table:formula="of:=[.$Q$5]*([.F261]-[.$Q$3])^[.$Q$4]" office:value-type="float" office:value="13.2161178140756" calcext:value-type="float">
            <text:p>13,2161178140756</text:p>
          </table:table-cell>
          <table:table-cell table:formula="of:=LN([.G261])" office:value-type="float" office:value="2.47653840011748" calcext:value-type="float">
            <text:p>2,47653840011748</text:p>
          </table:table-cell>
          <table:table-cell table:formula="of:=LN([.L261])" office:value-type="float" office:value="2.58143713124218" calcext:value-type="float">
            <text:p>2,58143713124218</text:p>
          </table:table-cell>
          <table:table-cell table:formula="of:=([.M261]-[.N261])^2" office:value-type="float" office:value="0.0110037437915723" calcext:value-type="float">
            <text:p>0,011003743791572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28" calcext:value-type="date">
            <text:p>28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122" calcext:value-type="float">
            <text:p>122</text:p>
          </table:table-cell>
          <table:table-cell table:style-name="ce7" table:formula="of:=[.E262]/100" office:value-type="float" office:value="1.22" calcext:value-type="float">
            <text:p>1,22</text:p>
          </table:table-cell>
          <table:table-cell table:style-name="ce7" office:value-type="float" office:value="12.3" calcext:value-type="float">
            <text:p>12,3</text:p>
          </table:table-cell>
          <table:table-cell table:formula="of:=LN([.F262]-[.$Q$3])" office:value-type="float" office:value="-0.225940179773157" calcext:value-type="float">
            <text:p>-0,225940179773157</text:p>
          </table:table-cell>
          <table:table-cell table:formula="of:=LN([.G262])" office:value-type="float" office:value="2.50959926237837" calcext:value-type="float">
            <text:p>2,50959926237837</text:p>
          </table:table-cell>
          <table:table-cell table:formula="of:=[.H262]*[.I262]" office:value-type="float" office:value="-0.567019308500351" calcext:value-type="float">
            <text:p>-0,567019308500351</text:p>
          </table:table-cell>
          <table:table-cell table:formula="of:=[.H262]^2" office:value-type="float" office:value="0.0510489648359263" calcext:value-type="float">
            <text:p>0,0510489648359263</text:p>
          </table:table-cell>
          <table:table-cell table:formula="of:=[.$Q$5]*([.F262]-[.$Q$3])^[.$Q$4]" office:value-type="float" office:value="13.2161178140756" calcext:value-type="float">
            <text:p>13,2161178140756</text:p>
          </table:table-cell>
          <table:table-cell table:formula="of:=LN([.G262])" office:value-type="float" office:value="2.50959926237837" calcext:value-type="float">
            <text:p>2,50959926237837</text:p>
          </table:table-cell>
          <table:table-cell table:formula="of:=LN([.L262])" office:value-type="float" office:value="2.58143713124218" calcext:value-type="float">
            <text:p>2,58143713124218</text:p>
          </table:table-cell>
          <table:table-cell table:formula="of:=([.M262]-[.N262])^2" office:value-type="float" office:value="0.0051606794028943" calcext:value-type="float">
            <text:p>0,005160679402894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28" calcext:value-type="date">
            <text:p>28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122" calcext:value-type="float">
            <text:p>122</text:p>
          </table:table-cell>
          <table:table-cell table:style-name="ce7" table:formula="of:=[.E263]/100" office:value-type="float" office:value="1.22" calcext:value-type="float">
            <text:p>1,22</text:p>
          </table:table-cell>
          <table:table-cell table:style-name="ce7" office:value-type="float" office:value="12.3" calcext:value-type="float">
            <text:p>12,3</text:p>
          </table:table-cell>
          <table:table-cell table:formula="of:=LN([.F263]-[.$Q$3])" office:value-type="float" office:value="-0.225940179773157" calcext:value-type="float">
            <text:p>-0,225940179773157</text:p>
          </table:table-cell>
          <table:table-cell table:formula="of:=LN([.G263])" office:value-type="float" office:value="2.50959926237837" calcext:value-type="float">
            <text:p>2,50959926237837</text:p>
          </table:table-cell>
          <table:table-cell table:formula="of:=[.H263]*[.I263]" office:value-type="float" office:value="-0.567019308500351" calcext:value-type="float">
            <text:p>-0,567019308500351</text:p>
          </table:table-cell>
          <table:table-cell table:formula="of:=[.H263]^2" office:value-type="float" office:value="0.0510489648359263" calcext:value-type="float">
            <text:p>0,0510489648359263</text:p>
          </table:table-cell>
          <table:table-cell table:formula="of:=[.$Q$5]*([.F263]-[.$Q$3])^[.$Q$4]" office:value-type="float" office:value="13.2161178140756" calcext:value-type="float">
            <text:p>13,2161178140756</text:p>
          </table:table-cell>
          <table:table-cell table:formula="of:=LN([.G263])" office:value-type="float" office:value="2.50959926237837" calcext:value-type="float">
            <text:p>2,50959926237837</text:p>
          </table:table-cell>
          <table:table-cell table:formula="of:=LN([.L263])" office:value-type="float" office:value="2.58143713124218" calcext:value-type="float">
            <text:p>2,58143713124218</text:p>
          </table:table-cell>
          <table:table-cell table:formula="of:=([.M263]-[.N263])^2" office:value-type="float" office:value="0.0051606794028943" calcext:value-type="float">
            <text:p>0,005160679402894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7-03-28" calcext:value-type="date">
            <text:p>28/3/198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float" office:value="123" calcext:value-type="float">
            <text:p>123</text:p>
          </table:table-cell>
          <table:table-cell table:style-name="ce7" table:formula="of:=[.E264]/100" office:value-type="float" office:value="1.23" calcext:value-type="float">
            <text:p>1,23</text:p>
          </table:table-cell>
          <table:table-cell table:style-name="ce7" office:value-type="float" office:value="14.3" calcext:value-type="float">
            <text:p>14,3</text:p>
          </table:table-cell>
          <table:table-cell table:formula="of:=LN([.F264]-[.$Q$3])" office:value-type="float" office:value="-0.213483085771394" calcext:value-type="float">
            <text:p>-0,213483085771394</text:p>
          </table:table-cell>
          <table:table-cell table:formula="of:=LN([.G264])" office:value-type="float" office:value="2.66025953726586" calcext:value-type="float">
            <text:p>2,66025953726586</text:p>
          </table:table-cell>
          <table:table-cell table:formula="of:=[.H264]*[.I264]" office:value-type="float" office:value="-0.567920414968297" calcext:value-type="float">
            <text:p>-0,567920414968297</text:p>
          </table:table-cell>
          <table:table-cell table:formula="of:=[.H264]^2" office:value-type="float" office:value="0.0455750279104765" calcext:value-type="float">
            <text:p>0,0455750279104765</text:p>
          </table:table-cell>
          <table:table-cell table:formula="of:=[.$Q$5]*([.F264]-[.$Q$3])^[.$Q$4]" office:value-type="float" office:value="13.4506452310137" calcext:value-type="float">
            <text:p>13,4506452310137</text:p>
          </table:table-cell>
          <table:table-cell table:formula="of:=LN([.G264])" office:value-type="float" office:value="2.66025953726586" calcext:value-type="float">
            <text:p>2,66025953726586</text:p>
          </table:table-cell>
          <table:table-cell table:formula="of:=LN([.L264])" office:value-type="float" office:value="2.59902707746327" calcext:value-type="float">
            <text:p>2,59902707746327</text:p>
          </table:table-cell>
          <table:table-cell table:formula="of:=([.M264]-[.N264])^2" office:value-type="float" office:value="0.00374941413347571" calcext:value-type="float">
            <text:p>0,0037494141334757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9-11-16" calcext:value-type="date">
            <text:p>16/11/199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float" office:value="124" calcext:value-type="float">
            <text:p>124</text:p>
          </table:table-cell>
          <table:table-cell table:style-name="ce7" table:formula="of:=[.E265]/100" office:value-type="float" office:value="1.24" calcext:value-type="float">
            <text:p>1,24</text:p>
          </table:table-cell>
          <table:table-cell table:style-name="ce7" office:value-type="float" office:value="14.2" calcext:value-type="float">
            <text:p>14,2</text:p>
          </table:table-cell>
          <table:table-cell table:formula="of:=LN([.F265]-[.$Q$3])" office:value-type="float" office:value="-0.201179263596691" calcext:value-type="float">
            <text:p>-0,201179263596691</text:p>
          </table:table-cell>
          <table:table-cell table:formula="of:=LN([.G265])" office:value-type="float" office:value="2.65324196460722" calcext:value-type="float">
            <text:p>2,65324196460722</text:p>
          </table:table-cell>
          <table:table-cell table:formula="of:=[.H265]*[.I265]" office:value-type="float" office:value="-0.533777264583517" calcext:value-type="float">
            <text:p>-0,533777264583517</text:p>
          </table:table-cell>
          <table:table-cell table:formula="of:=[.H265]^2" office:value-type="float" office:value="0.0404730961013068" calcext:value-type="float">
            <text:p>0,0404730961013068</text:p>
          </table:table-cell>
          <table:table-cell table:formula="of:=[.$Q$5]*([.F265]-[.$Q$3])^[.$Q$4]" office:value-type="float" office:value="13.6863720564955" calcext:value-type="float">
            <text:p>13,6863720564955</text:p>
          </table:table-cell>
          <table:table-cell table:formula="of:=LN([.G265])" office:value-type="float" office:value="2.65324196460722" calcext:value-type="float">
            <text:p>2,65324196460722</text:p>
          </table:table-cell>
          <table:table-cell table:formula="of:=LN([.L265])" office:value-type="float" office:value="2.61640059734971" calcext:value-type="float">
            <text:p>2,61640059734971</text:p>
          </table:table-cell>
          <table:table-cell table:formula="of:=([.M265]-[.N265])^2" office:value-type="float" office:value="0.00135728634140221" calcext:value-type="float">
            <text:p>0,0013572863414022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4-03-22" calcext:value-type="date">
            <text:p>22/3/198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float" office:value="124" calcext:value-type="float">
            <text:p>124</text:p>
          </table:table-cell>
          <table:table-cell table:style-name="ce7" table:formula="of:=[.E266]/100" office:value-type="float" office:value="1.24" calcext:value-type="float">
            <text:p>1,24</text:p>
          </table:table-cell>
          <table:table-cell table:style-name="ce7" office:value-type="float" office:value="13.3" calcext:value-type="float">
            <text:p>13,3</text:p>
          </table:table-cell>
          <table:table-cell table:formula="of:=LN([.F266]-[.$Q$3])" office:value-type="float" office:value="-0.201179263596691" calcext:value-type="float">
            <text:p>-0,201179263596691</text:p>
          </table:table-cell>
          <table:table-cell table:formula="of:=LN([.G266])" office:value-type="float" office:value="2.58776403522771" calcext:value-type="float">
            <text:p>2,58776403522771</text:p>
          </table:table-cell>
          <table:table-cell table:formula="of:=[.H266]*[.I266]" office:value-type="float" office:value="-0.520604462969111" calcext:value-type="float">
            <text:p>-0,520604462969111</text:p>
          </table:table-cell>
          <table:table-cell table:formula="of:=[.H266]^2" office:value-type="float" office:value="0.0404730961013068" calcext:value-type="float">
            <text:p>0,0404730961013068</text:p>
          </table:table-cell>
          <table:table-cell table:formula="of:=[.$Q$5]*([.F266]-[.$Q$3])^[.$Q$4]" office:value-type="float" office:value="13.6863720564955" calcext:value-type="float">
            <text:p>13,6863720564955</text:p>
          </table:table-cell>
          <table:table-cell table:formula="of:=LN([.G266])" office:value-type="float" office:value="2.58776403522771" calcext:value-type="float">
            <text:p>2,58776403522771</text:p>
          </table:table-cell>
          <table:table-cell table:formula="of:=LN([.L266])" office:value-type="float" office:value="2.61640059734971" calcext:value-type="float">
            <text:p>2,61640059734971</text:p>
          </table:table-cell>
          <table:table-cell table:formula="of:=([.M266]-[.N266])^2" office:value-type="float" office:value="0.000820052690167378" calcext:value-type="float">
            <text:p>0,00082005269016737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9-10-22" calcext:value-type="date">
            <text:p>22/10/196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float" office:value="124" calcext:value-type="float">
            <text:p>124</text:p>
          </table:table-cell>
          <table:table-cell table:style-name="ce7" table:formula="of:=[.E267]/100" office:value-type="float" office:value="1.24" calcext:value-type="float">
            <text:p>1,24</text:p>
          </table:table-cell>
          <table:table-cell table:style-name="ce7" office:value-type="float" office:value="15.4" calcext:value-type="float">
            <text:p>15,4</text:p>
          </table:table-cell>
          <table:table-cell table:formula="of:=LN([.F267]-[.$Q$3])" office:value-type="float" office:value="-0.201179263596691" calcext:value-type="float">
            <text:p>-0,201179263596691</text:p>
          </table:table-cell>
          <table:table-cell table:formula="of:=LN([.G267])" office:value-type="float" office:value="2.73436750941958" calcext:value-type="float">
            <text:p>2,73436750941958</text:p>
          </table:table-cell>
          <table:table-cell table:formula="of:=[.H267]*[.I267]" office:value-type="float" office:value="-0.550098041947749" calcext:value-type="float">
            <text:p>-0,550098041947749</text:p>
          </table:table-cell>
          <table:table-cell table:formula="of:=[.H267]^2" office:value-type="float" office:value="0.0404730961013068" calcext:value-type="float">
            <text:p>0,0404730961013068</text:p>
          </table:table-cell>
          <table:table-cell table:formula="of:=[.$Q$5]*([.F267]-[.$Q$3])^[.$Q$4]" office:value-type="float" office:value="13.6863720564955" calcext:value-type="float">
            <text:p>13,6863720564955</text:p>
          </table:table-cell>
          <table:table-cell table:formula="of:=LN([.G267])" office:value-type="float" office:value="2.73436750941958" calcext:value-type="float">
            <text:p>2,73436750941958</text:p>
          </table:table-cell>
          <table:table-cell table:formula="of:=LN([.L267])" office:value-type="float" office:value="2.61640059734971" calcext:value-type="float">
            <text:p>2,61640059734971</text:p>
          </table:table-cell>
          <table:table-cell table:formula="of:=([.M267]-[.N267])^2" office:value-type="float" office:value="0.0139161923433008" calcext:value-type="float">
            <text:p>0,013916192343300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9-10-22" calcext:value-type="date">
            <text:p>22/10/196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float" office:value="124" calcext:value-type="float">
            <text:p>124</text:p>
          </table:table-cell>
          <table:table-cell table:style-name="ce7" table:formula="of:=[.E268]/100" office:value-type="float" office:value="1.24" calcext:value-type="float">
            <text:p>1,24</text:p>
          </table:table-cell>
          <table:table-cell table:style-name="ce7" office:value-type="float" office:value="15.1" calcext:value-type="float">
            <text:p>15,1</text:p>
          </table:table-cell>
          <table:table-cell table:formula="of:=LN([.F268]-[.$Q$3])" office:value-type="float" office:value="-0.201179263596691" calcext:value-type="float">
            <text:p>-0,201179263596691</text:p>
          </table:table-cell>
          <table:table-cell table:formula="of:=LN([.G268])" office:value-type="float" office:value="2.71469474382088" calcext:value-type="float">
            <text:p>2,71469474382088</text:p>
          </table:table-cell>
          <table:table-cell table:formula="of:=[.H268]*[.I268]" office:value-type="float" office:value="-0.546140289451692" calcext:value-type="float">
            <text:p>-0,546140289451692</text:p>
          </table:table-cell>
          <table:table-cell table:formula="of:=[.H268]^2" office:value-type="float" office:value="0.0404730961013068" calcext:value-type="float">
            <text:p>0,0404730961013068</text:p>
          </table:table-cell>
          <table:table-cell table:formula="of:=[.$Q$5]*([.F268]-[.$Q$3])^[.$Q$4]" office:value-type="float" office:value="13.6863720564955" calcext:value-type="float">
            <text:p>13,6863720564955</text:p>
          </table:table-cell>
          <table:table-cell table:formula="of:=LN([.G268])" office:value-type="float" office:value="2.71469474382088" calcext:value-type="float">
            <text:p>2,71469474382088</text:p>
          </table:table-cell>
          <table:table-cell table:formula="of:=LN([.L268])" office:value-type="float" office:value="2.61640059734971" calcext:value-type="float">
            <text:p>2,61640059734971</text:p>
          </table:table-cell>
          <table:table-cell table:formula="of:=([.M268]-[.N268])^2" office:value-type="float" office:value="0.0096617392304952" calcext:value-type="float">
            <text:p>0,009661739230495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27" calcext:value-type="date">
            <text:p>27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124" calcext:value-type="float">
            <text:p>124</text:p>
          </table:table-cell>
          <table:table-cell table:style-name="ce7" table:formula="of:=[.E269]/100" office:value-type="float" office:value="1.24" calcext:value-type="float">
            <text:p>1,24</text:p>
          </table:table-cell>
          <table:table-cell table:style-name="ce7" office:value-type="float" office:value="12.2" calcext:value-type="float">
            <text:p>12,2</text:p>
          </table:table-cell>
          <table:table-cell table:formula="of:=LN([.F269]-[.$Q$3])" office:value-type="float" office:value="-0.201179263596691" calcext:value-type="float">
            <text:p>-0,201179263596691</text:p>
          </table:table-cell>
          <table:table-cell table:formula="of:=LN([.G269])" office:value-type="float" office:value="2.50143595173921" calcext:value-type="float">
            <text:p>2,50143595173921</text:p>
          </table:table-cell>
          <table:table-cell table:formula="of:=[.H269]*[.I269]" office:value-type="float" office:value="-0.503237042705182" calcext:value-type="float">
            <text:p>-0,503237042705182</text:p>
          </table:table-cell>
          <table:table-cell table:formula="of:=[.H269]^2" office:value-type="float" office:value="0.0404730961013068" calcext:value-type="float">
            <text:p>0,0404730961013068</text:p>
          </table:table-cell>
          <table:table-cell table:formula="of:=[.$Q$5]*([.F269]-[.$Q$3])^[.$Q$4]" office:value-type="float" office:value="13.6863720564955" calcext:value-type="float">
            <text:p>13,6863720564955</text:p>
          </table:table-cell>
          <table:table-cell table:formula="of:=LN([.G269])" office:value-type="float" office:value="2.50143595173921" calcext:value-type="float">
            <text:p>2,50143595173921</text:p>
          </table:table-cell>
          <table:table-cell table:formula="of:=LN([.L269])" office:value-type="float" office:value="2.61640059734971" calcext:value-type="float">
            <text:p>2,61640059734971</text:p>
          </table:table-cell>
          <table:table-cell table:formula="of:=([.M269]-[.N269])^2" office:value-type="float" office:value="0.0132168697403481" calcext:value-type="float">
            <text:p>0,013216869740348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27" calcext:value-type="date">
            <text:p>27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float" office:value="124" calcext:value-type="float">
            <text:p>124</text:p>
          </table:table-cell>
          <table:table-cell table:style-name="ce7" table:formula="of:=[.E270]/100" office:value-type="float" office:value="1.24" calcext:value-type="float">
            <text:p>1,24</text:p>
          </table:table-cell>
          <table:table-cell table:style-name="ce7" office:value-type="float" office:value="11.8" calcext:value-type="float">
            <text:p>11,8</text:p>
          </table:table-cell>
          <table:table-cell table:formula="of:=LN([.F270]-[.$Q$3])" office:value-type="float" office:value="-0.201179263596691" calcext:value-type="float">
            <text:p>-0,201179263596691</text:p>
          </table:table-cell>
          <table:table-cell table:formula="of:=LN([.G270])" office:value-type="float" office:value="2.46809953147162" calcext:value-type="float">
            <text:p>2,46809953147162</text:p>
          </table:table-cell>
          <table:table-cell table:formula="of:=[.H270]*[.I270]" office:value-type="float" office:value="-0.496530446224798" calcext:value-type="float">
            <text:p>-0,496530446224798</text:p>
          </table:table-cell>
          <table:table-cell table:formula="of:=[.H270]^2" office:value-type="float" office:value="0.0404730961013068" calcext:value-type="float">
            <text:p>0,0404730961013068</text:p>
          </table:table-cell>
          <table:table-cell table:formula="of:=[.$Q$5]*([.F270]-[.$Q$3])^[.$Q$4]" office:value-type="float" office:value="13.6863720564955" calcext:value-type="float">
            <text:p>13,6863720564955</text:p>
          </table:table-cell>
          <table:table-cell table:formula="of:=LN([.G270])" office:value-type="float" office:value="2.46809953147162" calcext:value-type="float">
            <text:p>2,46809953147162</text:p>
          </table:table-cell>
          <table:table-cell table:formula="of:=LN([.L270])" office:value-type="float" office:value="2.61640059734971" calcext:value-type="float">
            <text:p>2,61640059734971</text:p>
          </table:table-cell>
          <table:table-cell table:formula="of:=([.M270]-[.N270])^2" office:value-type="float" office:value="0.0219932061405784" calcext:value-type="float">
            <text:p>0,021993206140578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5-06-08" calcext:value-type="date">
            <text:p>8/6/2005</text:p>
          </table:table-cell>
          <table:table-cell table:style-name="ce3" office:value-type="date" office:date-value="1900-01-01T11:18:00" calcext:value-type="date">
            <text:p>1/1/1900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float" office:value="125" calcext:value-type="float">
            <text:p>125</text:p>
          </table:table-cell>
          <table:table-cell table:style-name="ce7" table:formula="of:=[.E271]/100" office:value-type="float" office:value="1.25" calcext:value-type="float">
            <text:p>1,25</text:p>
          </table:table-cell>
          <table:table-cell table:style-name="ce7" office:value-type="float" office:value="14.04" calcext:value-type="float">
            <text:p>14,04</text:p>
          </table:table-cell>
          <table:table-cell table:formula="of:=LN([.F271]-[.$Q$3])" office:value-type="float" office:value="-0.189024987339348" calcext:value-type="float">
            <text:p>-0,189024987339348</text:p>
          </table:table-cell>
          <table:table-cell table:formula="of:=LN([.G271])" office:value-type="float" office:value="2.64191039859767" calcext:value-type="float">
            <text:p>2,64191039859767</text:p>
          </table:table-cell>
          <table:table-cell table:formula="of:=[.H271]*[.I271]" office:value-type="float" office:value="-0.499387079646615" calcext:value-type="float">
            <text:p>-0,499387079646615</text:p>
          </table:table-cell>
          <table:table-cell table:formula="of:=[.H271]^2" office:value-type="float" office:value="0.0357304458386406" calcext:value-type="float">
            <text:p>0,0357304458386406</text:p>
          </table:table-cell>
          <table:table-cell table:formula="of:=[.$Q$5]*([.F271]-[.$Q$3])^[.$Q$4]" office:value-type="float" office:value="13.9232896448138" calcext:value-type="float">
            <text:p>13,9232896448138</text:p>
          </table:table-cell>
          <table:table-cell table:formula="of:=LN([.G271])" office:value-type="float" office:value="2.64191039859767" calcext:value-type="float">
            <text:p>2,64191039859767</text:p>
          </table:table-cell>
          <table:table-cell table:formula="of:=LN([.L271])" office:value-type="float" office:value="2.63356295204437" calcext:value-type="float">
            <text:p>2,63356295204437</text:p>
          </table:table-cell>
          <table:table-cell table:formula="of:=([.M271]-[.N271])^2" office:value-type="float" office:value="0.0000696798639601592" calcext:value-type="float">
            <text:p>6,96798639601592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7-01-25" calcext:value-type="date">
            <text:p>25/1/198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float" office:value="125" calcext:value-type="float">
            <text:p>125</text:p>
          </table:table-cell>
          <table:table-cell table:style-name="ce7" table:formula="of:=[.E272]/100" office:value-type="float" office:value="1.25" calcext:value-type="float">
            <text:p>1,25</text:p>
          </table:table-cell>
          <table:table-cell table:style-name="ce7" office:value-type="float" office:value="15.1" calcext:value-type="float">
            <text:p>15,1</text:p>
          </table:table-cell>
          <table:table-cell table:formula="of:=LN([.F272]-[.$Q$3])" office:value-type="float" office:value="-0.189024987339348" calcext:value-type="float">
            <text:p>-0,189024987339348</text:p>
          </table:table-cell>
          <table:table-cell table:formula="of:=LN([.G272])" office:value-type="float" office:value="2.71469474382088" calcext:value-type="float">
            <text:p>2,71469474382088</text:p>
          </table:table-cell>
          <table:table-cell table:formula="of:=[.H272]*[.I272]" office:value-type="float" office:value="-0.513145139580936" calcext:value-type="float">
            <text:p>-0,513145139580936</text:p>
          </table:table-cell>
          <table:table-cell table:formula="of:=[.H272]^2" office:value-type="float" office:value="0.0357304458386406" calcext:value-type="float">
            <text:p>0,0357304458386406</text:p>
          </table:table-cell>
          <table:table-cell table:formula="of:=[.$Q$5]*([.F272]-[.$Q$3])^[.$Q$4]" office:value-type="float" office:value="13.9232896448138" calcext:value-type="float">
            <text:p>13,9232896448138</text:p>
          </table:table-cell>
          <table:table-cell table:formula="of:=LN([.G272])" office:value-type="float" office:value="2.71469474382088" calcext:value-type="float">
            <text:p>2,71469474382088</text:p>
          </table:table-cell>
          <table:table-cell table:formula="of:=LN([.L272])" office:value-type="float" office:value="2.63356295204437" calcext:value-type="float">
            <text:p>2,63356295204437</text:p>
          </table:table-cell>
          <table:table-cell table:formula="of:=([.M272]-[.N272])^2" office:value-type="float" office:value="0.00658236763686722" calcext:value-type="float">
            <text:p>0,0065823676368672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26" calcext:value-type="date">
            <text:p>26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float" office:value="125" calcext:value-type="float">
            <text:p>125</text:p>
          </table:table-cell>
          <table:table-cell table:style-name="ce7" table:formula="of:=[.E273]/100" office:value-type="float" office:value="1.25" calcext:value-type="float">
            <text:p>1,25</text:p>
          </table:table-cell>
          <table:table-cell table:style-name="ce7" office:value-type="float" office:value="12.1" calcext:value-type="float">
            <text:p>12,1</text:p>
          </table:table-cell>
          <table:table-cell table:formula="of:=LN([.F273]-[.$Q$3])" office:value-type="float" office:value="-0.189024987339348" calcext:value-type="float">
            <text:p>-0,189024987339348</text:p>
          </table:table-cell>
          <table:table-cell table:formula="of:=LN([.G273])" office:value-type="float" office:value="2.4932054526027" calcext:value-type="float">
            <text:p>2,4932054526027</text:p>
          </table:table-cell>
          <table:table-cell table:formula="of:=[.H273]*[.I273]" office:value-type="float" office:value="-0.471278129112618" calcext:value-type="float">
            <text:p>-0,471278129112618</text:p>
          </table:table-cell>
          <table:table-cell table:formula="of:=[.H273]^2" office:value-type="float" office:value="0.0357304458386406" calcext:value-type="float">
            <text:p>0,0357304458386406</text:p>
          </table:table-cell>
          <table:table-cell table:formula="of:=[.$Q$5]*([.F273]-[.$Q$3])^[.$Q$4]" office:value-type="float" office:value="13.9232896448138" calcext:value-type="float">
            <text:p>13,9232896448138</text:p>
          </table:table-cell>
          <table:table-cell table:formula="of:=LN([.G273])" office:value-type="float" office:value="2.4932054526027" calcext:value-type="float">
            <text:p>2,4932054526027</text:p>
          </table:table-cell>
          <table:table-cell table:formula="of:=LN([.L273])" office:value-type="float" office:value="2.63356295204437" calcext:value-type="float">
            <text:p>2,63356295204437</text:p>
          </table:table-cell>
          <table:table-cell table:formula="of:=([.M273]-[.N273])^2" office:value-type="float" office:value="0.0197002276495189" calcext:value-type="float">
            <text:p>0,019700227649518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4-01-31" calcext:value-type="date">
            <text:p>31/1/199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float" office:value="126" calcext:value-type="float">
            <text:p>126</text:p>
          </table:table-cell>
          <table:table-cell table:style-name="ce7" table:formula="of:=[.E274]/100" office:value-type="float" office:value="1.26" calcext:value-type="float">
            <text:p>1,26</text:p>
          </table:table-cell>
          <table:table-cell table:style-name="ce7" office:value-type="float" office:value="8.74" calcext:value-type="float">
            <text:p>8,74</text:p>
          </table:table-cell>
          <table:table-cell table:formula="of:=LN([.F274]-[.$Q$3])" office:value-type="float" office:value="-0.177016665320396" calcext:value-type="float">
            <text:p>-0,177016665320396</text:p>
          </table:table-cell>
          <table:table-cell table:formula="of:=LN([.G274])" office:value-type="float" office:value="2.16791018966744" calcext:value-type="float">
            <text:p>2,16791018966744</text:p>
          </table:table-cell>
          <table:table-cell table:formula="of:=[.H274]*[.I274]" office:value-type="float" office:value="-0.383756232489038" calcext:value-type="float">
            <text:p>-0,383756232489038</text:p>
          </table:table-cell>
          <table:table-cell table:formula="of:=[.H274]^2" office:value-type="float" office:value="0.031334899801153" calcext:value-type="float">
            <text:p>0,031334899801153</text:p>
          </table:table-cell>
          <table:table-cell table:formula="of:=[.$Q$5]*([.F274]-[.$Q$3])^[.$Q$4]" office:value-type="float" office:value="14.1613895165441" calcext:value-type="float">
            <text:p>14,1613895165441</text:p>
          </table:table-cell>
          <table:table-cell table:formula="of:=LN([.G274])" office:value-type="float" office:value="2.16791018966744" calcext:value-type="float">
            <text:p>2,16791018966744</text:p>
          </table:table-cell>
          <table:table-cell table:formula="of:=LN([.L274])" office:value-type="float" office:value="2.65051921315061" calcext:value-type="float">
            <text:p>2,65051921315061</text:p>
          </table:table-cell>
          <table:table-cell table:formula="of:=([.M274]-[.N274])^2" office:value-type="float" office:value="0.232911469547374" calcext:value-type="float">
            <text:p>0,23291146954737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4-01-17" calcext:value-type="date">
            <text:p>17/1/198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float" office:value="126" calcext:value-type="float">
            <text:p>126</text:p>
          </table:table-cell>
          <table:table-cell table:style-name="ce7" table:formula="of:=[.E275]/100" office:value-type="float" office:value="1.26" calcext:value-type="float">
            <text:p>1,26</text:p>
          </table:table-cell>
          <table:table-cell table:style-name="ce7" office:value-type="float" office:value="14.2" calcext:value-type="float">
            <text:p>14,2</text:p>
          </table:table-cell>
          <table:table-cell table:formula="of:=LN([.F275]-[.$Q$3])" office:value-type="float" office:value="-0.177016665320396" calcext:value-type="float">
            <text:p>-0,177016665320396</text:p>
          </table:table-cell>
          <table:table-cell table:formula="of:=LN([.G275])" office:value-type="float" office:value="2.65324196460722" calcext:value-type="float">
            <text:p>2,65324196460722</text:p>
          </table:table-cell>
          <table:table-cell table:formula="of:=[.H275]*[.I275]" office:value-type="float" office:value="-0.469668044862905" calcext:value-type="float">
            <text:p>-0,469668044862905</text:p>
          </table:table-cell>
          <table:table-cell table:formula="of:=[.H275]^2" office:value-type="float" office:value="0.031334899801153" calcext:value-type="float">
            <text:p>0,031334899801153</text:p>
          </table:table-cell>
          <table:table-cell table:formula="of:=[.$Q$5]*([.F275]-[.$Q$3])^[.$Q$4]" office:value-type="float" office:value="14.1613895165441" calcext:value-type="float">
            <text:p>14,1613895165441</text:p>
          </table:table-cell>
          <table:table-cell table:formula="of:=LN([.G275])" office:value-type="float" office:value="2.65324196460722" calcext:value-type="float">
            <text:p>2,65324196460722</text:p>
          </table:table-cell>
          <table:table-cell table:formula="of:=LN([.L275])" office:value-type="float" office:value="2.65051921315061" calcext:value-type="float">
            <text:p>2,65051921315061</text:p>
          </table:table-cell>
          <table:table-cell table:formula="of:=([.M275]-[.N275])^2" office:value-type="float" office:value="0.00000741337549445341" calcext:value-type="float">
            <text:p>7,41337549445341E-0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6-04-17" calcext:value-type="date">
            <text:p>17/4/193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26" calcext:value-type="float">
            <text:p>126</text:p>
          </table:table-cell>
          <table:table-cell table:style-name="ce7" table:formula="of:=[.E276]/100" office:value-type="float" office:value="1.26" calcext:value-type="float">
            <text:p>1,26</text:p>
          </table:table-cell>
          <table:table-cell table:style-name="ce7" office:value-type="float" office:value="13.7" calcext:value-type="float">
            <text:p>13,7</text:p>
          </table:table-cell>
          <table:table-cell table:formula="of:=LN([.F276]-[.$Q$3])" office:value-type="float" office:value="-0.177016665320396" calcext:value-type="float">
            <text:p>-0,177016665320396</text:p>
          </table:table-cell>
          <table:table-cell table:formula="of:=LN([.G276])" office:value-type="float" office:value="2.61739583283408" calcext:value-type="float">
            <text:p>2,61739583283408</text:p>
          </table:table-cell>
          <table:table-cell table:formula="of:=[.H276]*[.I276]" office:value-type="float" office:value="-0.463322682151789" calcext:value-type="float">
            <text:p>-0,463322682151789</text:p>
          </table:table-cell>
          <table:table-cell table:formula="of:=[.H276]^2" office:value-type="float" office:value="0.031334899801153" calcext:value-type="float">
            <text:p>0,031334899801153</text:p>
          </table:table-cell>
          <table:table-cell table:formula="of:=[.$Q$5]*([.F276]-[.$Q$3])^[.$Q$4]" office:value-type="float" office:value="14.1613895165441" calcext:value-type="float">
            <text:p>14,1613895165441</text:p>
          </table:table-cell>
          <table:table-cell table:formula="of:=LN([.G276])" office:value-type="float" office:value="2.61739583283408" calcext:value-type="float">
            <text:p>2,61739583283408</text:p>
          </table:table-cell>
          <table:table-cell table:formula="of:=LN([.L276])" office:value-type="float" office:value="2.65051921315061" calcext:value-type="float">
            <text:p>2,65051921315061</text:p>
          </table:table-cell>
          <table:table-cell table:formula="of:=([.M276]-[.N276])^2" office:value-type="float" office:value="0.00109715832359343" calcext:value-type="float">
            <text:p>0,0010971583235934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7-04-02" calcext:value-type="date">
            <text:p>2/4/2007</text:p>
          </table:table-cell>
          <table:table-cell table:style-name="ce3" office:value-type="date" office:date-value="1900-01-01T15:17:00" calcext:value-type="date">
            <text:p>1/1/1900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float" office:value="129" calcext:value-type="float">
            <text:p>129</text:p>
          </table:table-cell>
          <table:table-cell table:style-name="ce7" table:formula="of:=[.E277]/100" office:value-type="float" office:value="1.29" calcext:value-type="float">
            <text:p>1,29</text:p>
          </table:table-cell>
          <table:table-cell table:style-name="ce7" office:value-type="float" office:value="14.141" calcext:value-type="float">
            <text:p>14,141</text:p>
          </table:table-cell>
          <table:table-cell table:formula="of:=LN([.F277]-[.$Q$3])" office:value-type="float" office:value="-0.141833390156063" calcext:value-type="float">
            <text:p>-0,141833390156063</text:p>
          </table:table-cell>
          <table:table-cell table:formula="of:=LN([.G277])" office:value-type="float" office:value="2.64907837932564" calcext:value-type="float">
            <text:p>2,64907837932564</text:p>
          </table:table-cell>
          <table:table-cell table:formula="of:=[.H277]*[.I277]" office:value-type="float" office:value="-0.375727767328884" calcext:value-type="float">
            <text:p>-0,375727767328884</text:p>
          </table:table-cell>
          <table:table-cell table:formula="of:=[.H277]^2" office:value-type="float" office:value="0.0201167105631619" calcext:value-type="float">
            <text:p>0,0201167105631619</text:p>
          </table:table-cell>
          <table:table-cell table:formula="of:=[.$Q$5]*([.F277]-[.$Q$3])^[.$Q$4]" office:value-type="float" office:value="14.8827004255768" calcext:value-type="float">
            <text:p>14,8827004255768</text:p>
          </table:table-cell>
          <table:table-cell table:formula="of:=LN([.G277])" office:value-type="float" office:value="2.64907837932564" calcext:value-type="float">
            <text:p>2,64907837932564</text:p>
          </table:table-cell>
          <table:table-cell table:formula="of:=LN([.L277])" office:value-type="float" office:value="2.7001994931529" calcext:value-type="float">
            <text:p>2,7001994931529</text:p>
          </table:table-cell>
          <table:table-cell table:formula="of:=([.M277]-[.N277])^2" office:value-type="float" office:value="0.00261336827893929" calcext:value-type="float">
            <text:p>0,0026133682789392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7-02-21" calcext:value-type="date">
            <text:p>21/2/199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float" office:value="129" calcext:value-type="float">
            <text:p>129</text:p>
          </table:table-cell>
          <table:table-cell table:style-name="ce7" table:formula="of:=[.E278]/100" office:value-type="float" office:value="1.29" calcext:value-type="float">
            <text:p>1,29</text:p>
          </table:table-cell>
          <table:table-cell table:style-name="ce7" office:value-type="float" office:value="13.1" calcext:value-type="float">
            <text:p>13,1</text:p>
          </table:table-cell>
          <table:table-cell table:formula="of:=LN([.F278]-[.$Q$3])" office:value-type="float" office:value="-0.141833390156063" calcext:value-type="float">
            <text:p>-0,141833390156063</text:p>
          </table:table-cell>
          <table:table-cell table:formula="of:=LN([.G278])" office:value-type="float" office:value="2.57261223020711" calcext:value-type="float">
            <text:p>2,57261223020711</text:p>
          </table:table-cell>
          <table:table-cell table:formula="of:=[.H278]*[.I278]" office:value-type="float" office:value="-0.364882314167223" calcext:value-type="float">
            <text:p>-0,364882314167223</text:p>
          </table:table-cell>
          <table:table-cell table:formula="of:=[.H278]^2" office:value-type="float" office:value="0.0201167105631619" calcext:value-type="float">
            <text:p>0,0201167105631619</text:p>
          </table:table-cell>
          <table:table-cell table:formula="of:=[.$Q$5]*([.F278]-[.$Q$3])^[.$Q$4]" office:value-type="float" office:value="14.8827004255768" calcext:value-type="float">
            <text:p>14,8827004255768</text:p>
          </table:table-cell>
          <table:table-cell table:formula="of:=LN([.G278])" office:value-type="float" office:value="2.57261223020711" calcext:value-type="float">
            <text:p>2,57261223020711</text:p>
          </table:table-cell>
          <table:table-cell table:formula="of:=LN([.L278])" office:value-type="float" office:value="2.7001994931529" calcext:value-type="float">
            <text:p>2,7001994931529</text:p>
          </table:table-cell>
          <table:table-cell table:formula="of:=([.M278]-[.N278])^2" office:value-type="float" office:value="0.0162785096659982" calcext:value-type="float">
            <text:p>0,016278509665998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6-01-20" calcext:value-type="date">
            <text:p>20/1/198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float" office:value="129" calcext:value-type="float">
            <text:p>129</text:p>
          </table:table-cell>
          <table:table-cell table:style-name="ce7" table:formula="of:=[.E279]/100" office:value-type="float" office:value="1.29" calcext:value-type="float">
            <text:p>1,29</text:p>
          </table:table-cell>
          <table:table-cell table:style-name="ce7" office:value-type="float" office:value="14.7" calcext:value-type="float">
            <text:p>14,7</text:p>
          </table:table-cell>
          <table:table-cell table:formula="of:=LN([.F279]-[.$Q$3])" office:value-type="float" office:value="-0.141833390156063" calcext:value-type="float">
            <text:p>-0,141833390156063</text:p>
          </table:table-cell>
          <table:table-cell table:formula="of:=LN([.G279])" office:value-type="float" office:value="2.68784749378469" calcext:value-type="float">
            <text:p>2,68784749378469</text:p>
          </table:table-cell>
          <table:table-cell table:formula="of:=[.H279]*[.I279]" office:value-type="float" office:value="-0.381226522265959" calcext:value-type="float">
            <text:p>-0,381226522265959</text:p>
          </table:table-cell>
          <table:table-cell table:formula="of:=[.H279]^2" office:value-type="float" office:value="0.0201167105631619" calcext:value-type="float">
            <text:p>0,0201167105631619</text:p>
          </table:table-cell>
          <table:table-cell table:formula="of:=[.$Q$5]*([.F279]-[.$Q$3])^[.$Q$4]" office:value-type="float" office:value="14.8827004255768" calcext:value-type="float">
            <text:p>14,8827004255768</text:p>
          </table:table-cell>
          <table:table-cell table:formula="of:=LN([.G279])" office:value-type="float" office:value="2.68784749378469" calcext:value-type="float">
            <text:p>2,68784749378469</text:p>
          </table:table-cell>
          <table:table-cell table:formula="of:=LN([.L279])" office:value-type="float" office:value="2.7001994931529" calcext:value-type="float">
            <text:p>2,7001994931529</text:p>
          </table:table-cell>
          <table:table-cell table:formula="of:=([.M279]-[.N279])^2" office:value-type="float" office:value="0.000152571888392144" calcext:value-type="float">
            <text:p>0,00015257188839214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2-05-17" calcext:value-type="date">
            <text:p>17/5/2012</text:p>
          </table:table-cell>
          <table:table-cell table:style-name="ce3" office:value-type="date" office:date-value="1900-01-01T13:40:00" calcext:value-type="date">
            <text:p>1/1/1900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float" office:value="130" calcext:value-type="float">
            <text:p>130</text:p>
          </table:table-cell>
          <table:table-cell table:style-name="ce7" table:formula="of:=[.E280]/100" office:value-type="float" office:value="1.3" calcext:value-type="float">
            <text:p>1,3</text:p>
          </table:table-cell>
          <table:table-cell table:style-name="ce7" office:value-type="float" office:value="15.388" calcext:value-type="float">
            <text:p>15,388</text:p>
          </table:table-cell>
          <table:table-cell table:formula="of:=LN([.F280]-[.$Q$3])" office:value-type="float" office:value="-0.130375437584191" calcext:value-type="float">
            <text:p>-0,130375437584191</text:p>
          </table:table-cell>
          <table:table-cell table:formula="of:=LN([.G280])" office:value-type="float" office:value="2.73358798489005" calcext:value-type="float">
            <text:p>2,73358798489005</text:p>
          </table:table-cell>
          <table:table-cell table:formula="of:=[.H280]*[.I280]" office:value-type="float" office:value="-0.356392729704928" calcext:value-type="float">
            <text:p>-0,356392729704928</text:p>
          </table:table-cell>
          <table:table-cell table:formula="of:=[.H280]^2" office:value-type="float" office:value="0.0169977547252693" calcext:value-type="float">
            <text:p>0,0169977547252693</text:p>
          </table:table-cell>
          <table:table-cell table:formula="of:=[.$Q$5]*([.F280]-[.$Q$3])^[.$Q$4]" office:value-type="float" office:value="15.1254477866309" calcext:value-type="float">
            <text:p>15,1254477866309</text:p>
          </table:table-cell>
          <table:table-cell table:formula="of:=LN([.G280])" office:value-type="float" office:value="2.73358798489005" calcext:value-type="float">
            <text:p>2,73358798489005</text:p>
          </table:table-cell>
          <table:table-cell table:formula="of:=LN([.L280])" office:value-type="float" office:value="2.71637860920633" calcext:value-type="float">
            <text:p>2,71637860920633</text:p>
          </table:table-cell>
          <table:table-cell table:formula="of:=([.M280]-[.N280])^2" office:value-type="float" office:value="0.000296162611423518" calcext:value-type="float">
            <text:p>0,00029616261142351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8-01-20" calcext:value-type="date">
            <text:p>20/1/198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float" office:value="130" calcext:value-type="float">
            <text:p>130</text:p>
          </table:table-cell>
          <table:table-cell table:style-name="ce7" table:formula="of:=[.E281]/100" office:value-type="float" office:value="1.3" calcext:value-type="float">
            <text:p>1,3</text:p>
          </table:table-cell>
          <table:table-cell table:style-name="ce7" office:value-type="float" office:value="15.8" calcext:value-type="float">
            <text:p>15,8</text:p>
          </table:table-cell>
          <table:table-cell table:formula="of:=LN([.F281]-[.$Q$3])" office:value-type="float" office:value="-0.130375437584191" calcext:value-type="float">
            <text:p>-0,130375437584191</text:p>
          </table:table-cell>
          <table:table-cell table:formula="of:=LN([.G281])" office:value-type="float" office:value="2.76000994003292" calcext:value-type="float">
            <text:p>2,76000994003292</text:p>
          </table:table-cell>
          <table:table-cell table:formula="of:=[.H281]*[.I281]" office:value-type="float" office:value="-0.35983750366851" calcext:value-type="float">
            <text:p>-0,35983750366851</text:p>
          </table:table-cell>
          <table:table-cell table:formula="of:=[.H281]^2" office:value-type="float" office:value="0.0169977547252693" calcext:value-type="float">
            <text:p>0,0169977547252693</text:p>
          </table:table-cell>
          <table:table-cell table:formula="of:=[.$Q$5]*([.F281]-[.$Q$3])^[.$Q$4]" office:value-type="float" office:value="15.1254477866309" calcext:value-type="float">
            <text:p>15,1254477866309</text:p>
          </table:table-cell>
          <table:table-cell table:formula="of:=LN([.G281])" office:value-type="float" office:value="2.76000994003292" calcext:value-type="float">
            <text:p>2,76000994003292</text:p>
          </table:table-cell>
          <table:table-cell table:formula="of:=LN([.L281])" office:value-type="float" office:value="2.71637860920633" calcext:value-type="float">
            <text:p>2,71637860920633</text:p>
          </table:table-cell>
          <table:table-cell table:formula="of:=([.M281]-[.N281])^2" office:value-type="float" office:value="0.00190369302969982" calcext:value-type="float">
            <text:p>0,0019036930296998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1-05-21" calcext:value-type="date">
            <text:p>21/5/2011</text:p>
          </table:table-cell>
          <table:table-cell table:style-name="ce3" office:value-type="date" office:date-value="1900-01-01T10:17:30" calcext:value-type="date">
            <text:p>1/1/1900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float" office:value="131" calcext:value-type="float">
            <text:p>131</text:p>
          </table:table-cell>
          <table:table-cell table:style-name="ce7" table:formula="of:=[.E282]/100" office:value-type="float" office:value="1.31" calcext:value-type="float">
            <text:p>1,31</text:p>
          </table:table-cell>
          <table:table-cell table:style-name="ce7" office:value-type="float" office:value="15.722" calcext:value-type="float">
            <text:p>15,722</text:p>
          </table:table-cell>
          <table:table-cell table:formula="of:=LN([.F282]-[.$Q$3])" office:value-type="float" office:value="-0.119047283864323" calcext:value-type="float">
            <text:p>-0,119047283864323</text:p>
          </table:table-cell>
          <table:table-cell table:formula="of:=LN([.G282])" office:value-type="float" office:value="2.75506100537156" calcext:value-type="float">
            <text:p>2,75506100537156</text:p>
          </table:table-cell>
          <table:table-cell table:formula="of:=[.H282]*[.I282]" office:value-type="float" office:value="-0.327982529569996" calcext:value-type="float">
            <text:p>-0,327982529569996</text:p>
          </table:table-cell>
          <table:table-cell table:formula="of:=[.H282]^2" office:value-type="float" office:value="0.0141722557954727" calcext:value-type="float">
            <text:p>0,0141722557954727</text:p>
          </table:table-cell>
          <table:table-cell table:formula="of:=[.$Q$5]*([.F282]-[.$Q$3])^[.$Q$4]" office:value-type="float" office:value="15.3693373553801" calcext:value-type="float">
            <text:p>15,3693373553801</text:p>
          </table:table-cell>
          <table:table-cell table:formula="of:=LN([.G282])" office:value-type="float" office:value="2.75506100537156" calcext:value-type="float">
            <text:p>2,75506100537156</text:p>
          </table:table-cell>
          <table:table-cell table:formula="of:=LN([.L282])" office:value-type="float" office:value="2.73237444376361" calcext:value-type="float">
            <text:p>2,73237444376361</text:p>
          </table:table-cell>
          <table:table-cell table:formula="of:=([.M282]-[.N282])^2" office:value-type="float" office:value="0.000514680077591619" calcext:value-type="float">
            <text:p>0,00051468007759161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22" calcext:value-type="date">
            <text:p>22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float" office:value="132" calcext:value-type="float">
            <text:p>132</text:p>
          </table:table-cell>
          <table:table-cell table:style-name="ce7" table:formula="of:=[.E283]/100" office:value-type="float" office:value="1.32" calcext:value-type="float">
            <text:p>1,32</text:p>
          </table:table-cell>
          <table:table-cell table:style-name="ce7" office:value-type="float" office:value="14.1" calcext:value-type="float">
            <text:p>14,1</text:p>
          </table:table-cell>
          <table:table-cell table:formula="of:=LN([.F283]-[.$Q$3])" office:value-type="float" office:value="-0.107846021112518" calcext:value-type="float">
            <text:p>-0,107846021112518</text:p>
          </table:table-cell>
          <table:table-cell table:formula="of:=LN([.G283])" office:value-type="float" office:value="2.64617479738412" calcext:value-type="float">
            <text:p>2,64617479738412</text:p>
          </table:table-cell>
          <table:table-cell table:formula="of:=[.H283]*[.I283]" office:value-type="float" office:value="-0.285379423066101" calcext:value-type="float">
            <text:p>-0,285379423066101</text:p>
          </table:table-cell>
          <table:table-cell table:formula="of:=[.H283]^2" office:value-type="float" office:value="0.0116307642698016" calcext:value-type="float">
            <text:p>0,0116307642698016</text:p>
          </table:table-cell>
          <table:table-cell table:formula="of:=[.$Q$5]*([.F283]-[.$Q$3])^[.$Q$4]" office:value-type="float" office:value="15.6143615492033" calcext:value-type="float">
            <text:p>15,6143615492033</text:p>
          </table:table-cell>
          <table:table-cell table:formula="of:=LN([.G283])" office:value-type="float" office:value="2.64617479738412" calcext:value-type="float">
            <text:p>2,64617479738412</text:p>
          </table:table-cell>
          <table:table-cell table:formula="of:=LN([.L283])" office:value-type="float" office:value="2.74819110288047" calcext:value-type="float">
            <text:p>2,74819110288047</text:p>
          </table:table-cell>
          <table:table-cell table:formula="of:=([.M283]-[.N283])^2" office:value-type="float" office:value="0.0104073265871232" calcext:value-type="float">
            <text:p>0,010407326587123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7-10-21" calcext:value-type="date">
            <text:p>21/10/197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float" office:value="134" calcext:value-type="float">
            <text:p>134</text:p>
          </table:table-cell>
          <table:table-cell table:style-name="ce7" table:formula="of:=[.E284]/100" office:value-type="float" office:value="1.34" calcext:value-type="float">
            <text:p>1,34</text:p>
          </table:table-cell>
          <table:table-cell table:style-name="ce7" office:value-type="float" office:value="14.4" calcext:value-type="float">
            <text:p>14,4</text:p>
          </table:table-cell>
          <table:table-cell table:formula="of:=LN([.F284]-[.$Q$3])" office:value-type="float" office:value="-0.0858130159248281" calcext:value-type="float">
            <text:p>-0,0858130159248281</text:p>
          </table:table-cell>
          <table:table-cell table:formula="of:=LN([.G284])" office:value-type="float" office:value="2.66722820658196" calcext:value-type="float">
            <text:p>2,66722820658196</text:p>
          </table:table-cell>
          <table:table-cell table:formula="of:=[.H284]*[.I284]" office:value-type="float" office:value="-0.228882896566568" calcext:value-type="float">
            <text:p>-0,228882896566568</text:p>
          </table:table-cell>
          <table:table-cell table:formula="of:=[.H284]^2" office:value-type="float" office:value="0.0073638737021148" calcext:value-type="float">
            <text:p>0,0073638737021148</text:p>
          </table:table-cell>
          <table:table-cell table:formula="of:=[.$Q$5]*([.F284]-[.$Q$3])^[.$Q$4]" office:value-type="float" office:value="16.1077841499354" calcext:value-type="float">
            <text:p>16,1077841499354</text:p>
          </table:table-cell>
          <table:table-cell table:formula="of:=LN([.G284])" office:value-type="float" office:value="2.66722820658196" calcext:value-type="float">
            <text:p>2,66722820658196</text:p>
          </table:table-cell>
          <table:table-cell table:formula="of:=LN([.L284])" office:value-type="float" office:value="2.77930264272159" calcext:value-type="float">
            <text:p>2,77930264272159</text:p>
          </table:table-cell>
          <table:table-cell table:formula="of:=([.M284]-[.N284])^2" office:value-type="float" office:value="0.0125606792360164" calcext:value-type="float">
            <text:p>0,012560679236016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1-04-17" calcext:value-type="date">
            <text:p>17/4/195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float" office:value="134" calcext:value-type="float">
            <text:p>134</text:p>
          </table:table-cell>
          <table:table-cell table:style-name="ce7" table:formula="of:=[.E285]/100" office:value-type="float" office:value="1.34" calcext:value-type="float">
            <text:p>1,34</text:p>
          </table:table-cell>
          <table:table-cell table:style-name="ce7" office:value-type="float" office:value="14.7" calcext:value-type="float">
            <text:p>14,7</text:p>
          </table:table-cell>
          <table:table-cell table:formula="of:=LN([.F285]-[.$Q$3])" office:value-type="float" office:value="-0.0858130159248281" calcext:value-type="float">
            <text:p>-0,0858130159248281</text:p>
          </table:table-cell>
          <table:table-cell table:formula="of:=LN([.G285])" office:value-type="float" office:value="2.68784749378469" calcext:value-type="float">
            <text:p>2,68784749378469</text:p>
          </table:table-cell>
          <table:table-cell table:formula="of:=[.H285]*[.I285]" office:value-type="float" office:value="-0.230652299787655" calcext:value-type="float">
            <text:p>-0,230652299787655</text:p>
          </table:table-cell>
          <table:table-cell table:formula="of:=[.H285]^2" office:value-type="float" office:value="0.0073638737021148" calcext:value-type="float">
            <text:p>0,0073638737021148</text:p>
          </table:table-cell>
          <table:table-cell table:formula="of:=[.$Q$5]*([.F285]-[.$Q$3])^[.$Q$4]" office:value-type="float" office:value="16.1077841499354" calcext:value-type="float">
            <text:p>16,1077841499354</text:p>
          </table:table-cell>
          <table:table-cell table:formula="of:=LN([.G285])" office:value-type="float" office:value="2.68784749378469" calcext:value-type="float">
            <text:p>2,68784749378469</text:p>
          </table:table-cell>
          <table:table-cell table:formula="of:=LN([.L285])" office:value-type="float" office:value="2.77930264272159" calcext:value-type="float">
            <text:p>2,77930264272159</text:p>
          </table:table-cell>
          <table:table-cell table:formula="of:=([.M285]-[.N285])^2" office:value-type="float" office:value="0.00836404426706983" calcext:value-type="float">
            <text:p>0,0083640442670698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1-04-17" calcext:value-type="date">
            <text:p>17/4/195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float" office:value="134" calcext:value-type="float">
            <text:p>134</text:p>
          </table:table-cell>
          <table:table-cell table:style-name="ce7" table:formula="of:=[.E286]/100" office:value-type="float" office:value="1.34" calcext:value-type="float">
            <text:p>1,34</text:p>
          </table:table-cell>
          <table:table-cell table:style-name="ce7" office:value-type="float" office:value="14.7" calcext:value-type="float">
            <text:p>14,7</text:p>
          </table:table-cell>
          <table:table-cell table:formula="of:=LN([.F286]-[.$Q$3])" office:value-type="float" office:value="-0.0858130159248281" calcext:value-type="float">
            <text:p>-0,0858130159248281</text:p>
          </table:table-cell>
          <table:table-cell table:formula="of:=LN([.G286])" office:value-type="float" office:value="2.68784749378469" calcext:value-type="float">
            <text:p>2,68784749378469</text:p>
          </table:table-cell>
          <table:table-cell table:formula="of:=[.H286]*[.I286]" office:value-type="float" office:value="-0.230652299787655" calcext:value-type="float">
            <text:p>-0,230652299787655</text:p>
          </table:table-cell>
          <table:table-cell table:formula="of:=[.H286]^2" office:value-type="float" office:value="0.0073638737021148" calcext:value-type="float">
            <text:p>0,0073638737021148</text:p>
          </table:table-cell>
          <table:table-cell table:formula="of:=[.$Q$5]*([.F286]-[.$Q$3])^[.$Q$4]" office:value-type="float" office:value="16.1077841499354" calcext:value-type="float">
            <text:p>16,1077841499354</text:p>
          </table:table-cell>
          <table:table-cell table:formula="of:=LN([.G286])" office:value-type="float" office:value="2.68784749378469" calcext:value-type="float">
            <text:p>2,68784749378469</text:p>
          </table:table-cell>
          <table:table-cell table:formula="of:=LN([.L286])" office:value-type="float" office:value="2.77930264272159" calcext:value-type="float">
            <text:p>2,77930264272159</text:p>
          </table:table-cell>
          <table:table-cell table:formula="of:=([.M286]-[.N286])^2" office:value-type="float" office:value="0.00836404426706983" calcext:value-type="float">
            <text:p>0,0083640442670698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1-04-17" calcext:value-type="date">
            <text:p>17/4/195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float" office:value="135" calcext:value-type="float">
            <text:p>135</text:p>
          </table:table-cell>
          <table:table-cell table:style-name="ce7" table:formula="of:=[.E287]/100" office:value-type="float" office:value="1.35" calcext:value-type="float">
            <text:p>1,35</text:p>
          </table:table-cell>
          <table:table-cell table:style-name="ce7" office:value-type="float" office:value="15.4" calcext:value-type="float">
            <text:p>15,4</text:p>
          </table:table-cell>
          <table:table-cell table:formula="of:=LN([.F287]-[.$Q$3])" office:value-type="float" office:value="-0.0749759241927365" calcext:value-type="float">
            <text:p>-0,0749759241927365</text:p>
          </table:table-cell>
          <table:table-cell table:formula="of:=LN([.G287])" office:value-type="float" office:value="2.73436750941958" calcext:value-type="float">
            <text:p>2,73436750941958</text:p>
          </table:table-cell>
          <table:table-cell table:formula="of:=[.H287]*[.I287]" office:value-type="float" office:value="-0.205011731101324" calcext:value-type="float">
            <text:p>-0,205011731101324</text:p>
          </table:table-cell>
          <table:table-cell table:formula="of:=[.H287]^2" office:value-type="float" office:value="0.00562138920855497" calcext:value-type="float">
            <text:p>0,00562138920855497</text:p>
          </table:table-cell>
          <table:table-cell table:formula="of:=[.$Q$5]*([.F287]-[.$Q$3])^[.$Q$4]" office:value-type="float" office:value="16.3561680485747" calcext:value-type="float">
            <text:p>16,3561680485747</text:p>
          </table:table-cell>
          <table:table-cell table:formula="of:=LN([.G287])" office:value-type="float" office:value="2.73436750941958" calcext:value-type="float">
            <text:p>2,73436750941958</text:p>
          </table:table-cell>
          <table:table-cell table:formula="of:=LN([.L287])" office:value-type="float" office:value="2.79460507687947" calcext:value-type="float">
            <text:p>2,79460507687947</text:p>
          </table:table-cell>
          <table:table-cell table:formula="of:=([.M287]-[.N287])^2" office:value-type="float" office:value="0.00362856453348395" calcext:value-type="float">
            <text:p>0,0036285645334839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1-04-17" calcext:value-type="date">
            <text:p>17/4/195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float" office:value="135" calcext:value-type="float">
            <text:p>135</text:p>
          </table:table-cell>
          <table:table-cell table:style-name="ce7" table:formula="of:=[.E288]/100" office:value-type="float" office:value="1.35" calcext:value-type="float">
            <text:p>1,35</text:p>
          </table:table-cell>
          <table:table-cell table:style-name="ce7" office:value-type="float" office:value="15.1" calcext:value-type="float">
            <text:p>15,1</text:p>
          </table:table-cell>
          <table:table-cell table:formula="of:=LN([.F288]-[.$Q$3])" office:value-type="float" office:value="-0.0749759241927365" calcext:value-type="float">
            <text:p>-0,0749759241927365</text:p>
          </table:table-cell>
          <table:table-cell table:formula="of:=LN([.G288])" office:value-type="float" office:value="2.71469474382088" calcext:value-type="float">
            <text:p>2,71469474382088</text:p>
          </table:table-cell>
          <table:table-cell table:formula="of:=[.H288]*[.I288]" office:value-type="float" office:value="-0.203536747319135" calcext:value-type="float">
            <text:p>-0,203536747319135</text:p>
          </table:table-cell>
          <table:table-cell table:formula="of:=[.H288]^2" office:value-type="float" office:value="0.00562138920855497" calcext:value-type="float">
            <text:p>0,00562138920855497</text:p>
          </table:table-cell>
          <table:table-cell table:formula="of:=[.$Q$5]*([.F288]-[.$Q$3])^[.$Q$4]" office:value-type="float" office:value="16.3561680485747" calcext:value-type="float">
            <text:p>16,3561680485747</text:p>
          </table:table-cell>
          <table:table-cell table:formula="of:=LN([.G288])" office:value-type="float" office:value="2.71469474382088" calcext:value-type="float">
            <text:p>2,71469474382088</text:p>
          </table:table-cell>
          <table:table-cell table:formula="of:=LN([.L288])" office:value-type="float" office:value="2.79460507687947" calcext:value-type="float">
            <text:p>2,79460507687947</text:p>
          </table:table-cell>
          <table:table-cell table:formula="of:=([.M288]-[.N288])^2" office:value-type="float" office:value="0.00638566132953442" calcext:value-type="float">
            <text:p>0,0063856613295344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1-04-17" calcext:value-type="date">
            <text:p>17/4/195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float" office:value="135" calcext:value-type="float">
            <text:p>135</text:p>
          </table:table-cell>
          <table:table-cell table:style-name="ce7" table:formula="of:=[.E289]/100" office:value-type="float" office:value="1.35" calcext:value-type="float">
            <text:p>1,35</text:p>
          </table:table-cell>
          <table:table-cell table:style-name="ce7" office:value-type="float" office:value="15.6" calcext:value-type="float">
            <text:p>15,6</text:p>
          </table:table-cell>
          <table:table-cell table:formula="of:=LN([.F289]-[.$Q$3])" office:value-type="float" office:value="-0.0749759241927365" calcext:value-type="float">
            <text:p>-0,0749759241927365</text:p>
          </table:table-cell>
          <table:table-cell table:formula="of:=LN([.G289])" office:value-type="float" office:value="2.74727091425549" calcext:value-type="float">
            <text:p>2,74727091425549</text:p>
          </table:table-cell>
          <table:table-cell table:formula="of:=[.H289]*[.I289]" office:value-type="float" office:value="-0.20597917580413" calcext:value-type="float">
            <text:p>-0,20597917580413</text:p>
          </table:table-cell>
          <table:table-cell table:formula="of:=[.H289]^2" office:value-type="float" office:value="0.00562138920855497" calcext:value-type="float">
            <text:p>0,00562138920855497</text:p>
          </table:table-cell>
          <table:table-cell table:formula="of:=[.$Q$5]*([.F289]-[.$Q$3])^[.$Q$4]" office:value-type="float" office:value="16.3561680485747" calcext:value-type="float">
            <text:p>16,3561680485747</text:p>
          </table:table-cell>
          <table:table-cell table:formula="of:=LN([.G289])" office:value-type="float" office:value="2.74727091425549" calcext:value-type="float">
            <text:p>2,74727091425549</text:p>
          </table:table-cell>
          <table:table-cell table:formula="of:=LN([.L289])" office:value-type="float" office:value="2.79460507687947" calcext:value-type="float">
            <text:p>2,79460507687947</text:p>
          </table:table-cell>
          <table:table-cell table:formula="of:=([.M289]-[.N289])^2" office:value-type="float" office:value="0.00224052295131295" calcext:value-type="float">
            <text:p>0,0022405229513129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1-04-17" calcext:value-type="date">
            <text:p>17/4/195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135" calcext:value-type="float">
            <text:p>135</text:p>
          </table:table-cell>
          <table:table-cell table:style-name="ce7" table:formula="of:=[.E290]/100" office:value-type="float" office:value="1.35" calcext:value-type="float">
            <text:p>1,35</text:p>
          </table:table-cell>
          <table:table-cell table:style-name="ce7" office:value-type="float" office:value="15.6" calcext:value-type="float">
            <text:p>15,6</text:p>
          </table:table-cell>
          <table:table-cell table:formula="of:=LN([.F290]-[.$Q$3])" office:value-type="float" office:value="-0.0749759241927365" calcext:value-type="float">
            <text:p>-0,0749759241927365</text:p>
          </table:table-cell>
          <table:table-cell table:formula="of:=LN([.G290])" office:value-type="float" office:value="2.74727091425549" calcext:value-type="float">
            <text:p>2,74727091425549</text:p>
          </table:table-cell>
          <table:table-cell table:formula="of:=[.H290]*[.I290]" office:value-type="float" office:value="-0.20597917580413" calcext:value-type="float">
            <text:p>-0,20597917580413</text:p>
          </table:table-cell>
          <table:table-cell table:formula="of:=[.H290]^2" office:value-type="float" office:value="0.00562138920855497" calcext:value-type="float">
            <text:p>0,00562138920855497</text:p>
          </table:table-cell>
          <table:table-cell table:formula="of:=[.$Q$5]*([.F290]-[.$Q$3])^[.$Q$4]" office:value-type="float" office:value="16.3561680485747" calcext:value-type="float">
            <text:p>16,3561680485747</text:p>
          </table:table-cell>
          <table:table-cell table:formula="of:=LN([.G290])" office:value-type="float" office:value="2.74727091425549" calcext:value-type="float">
            <text:p>2,74727091425549</text:p>
          </table:table-cell>
          <table:table-cell table:formula="of:=LN([.L290])" office:value-type="float" office:value="2.79460507687947" calcext:value-type="float">
            <text:p>2,79460507687947</text:p>
          </table:table-cell>
          <table:table-cell table:formula="of:=([.M290]-[.N290])^2" office:value-type="float" office:value="0.00224052295131295" calcext:value-type="float">
            <text:p>0,0022405229513129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19" calcext:value-type="date">
            <text:p>19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float" office:value="136" calcext:value-type="float">
            <text:p>136</text:p>
          </table:table-cell>
          <table:table-cell table:style-name="ce7" table:formula="of:=[.E291]/100" office:value-type="float" office:value="1.36" calcext:value-type="float">
            <text:p>1,36</text:p>
          </table:table-cell>
          <table:table-cell table:style-name="ce7" office:value-type="float" office:value="15.3" calcext:value-type="float">
            <text:p>15,3</text:p>
          </table:table-cell>
          <table:table-cell table:formula="of:=LN([.F291]-[.$Q$3])" office:value-type="float" office:value="-0.0642550170397999" calcext:value-type="float">
            <text:p>-0,0642550170397999</text:p>
          </table:table-cell>
          <table:table-cell table:formula="of:=LN([.G291])" office:value-type="float" office:value="2.72785282839839" calcext:value-type="float">
            <text:p>2,72785282839839</text:p>
          </table:table-cell>
          <table:table-cell table:formula="of:=[.H291]*[.I291]" office:value-type="float" office:value="-0.175278229970805" calcext:value-type="float">
            <text:p>-0,175278229970805</text:p>
          </table:table-cell>
          <table:table-cell table:formula="of:=[.H291]^2" office:value-type="float" office:value="0.00412870721478497" calcext:value-type="float">
            <text:p>0,00412870721478497</text:p>
          </table:table-cell>
          <table:table-cell table:formula="of:=[.$Q$5]*([.F291]-[.$Q$3])^[.$Q$4]" office:value-type="float" office:value="16.6056575485096" calcext:value-type="float">
            <text:p>16,6056575485096</text:p>
          </table:table-cell>
          <table:table-cell table:formula="of:=LN([.G291])" office:value-type="float" office:value="2.72785282839839" calcext:value-type="float">
            <text:p>2,72785282839839</text:p>
          </table:table-cell>
          <table:table-cell table:formula="of:=LN([.L291])" office:value-type="float" office:value="2.80974345347314" calcext:value-type="float">
            <text:p>2,80974345347314</text:p>
          </table:table-cell>
          <table:table-cell table:formula="of:=([.M291]-[.N291])^2" office:value-type="float" office:value="0.0067060744751328" calcext:value-type="float">
            <text:p>0,006706074475132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19" calcext:value-type="date">
            <text:p>19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float" office:value="137" calcext:value-type="float">
            <text:p>137</text:p>
          </table:table-cell>
          <table:table-cell table:style-name="ce7" table:formula="of:=[.E292]/100" office:value-type="float" office:value="1.37" calcext:value-type="float">
            <text:p>1,37</text:p>
          </table:table-cell>
          <table:table-cell table:style-name="ce7" office:value-type="float" office:value="15.2" calcext:value-type="float">
            <text:p>15,2</text:p>
          </table:table-cell>
          <table:table-cell table:formula="of:=LN([.F292]-[.$Q$3])" office:value-type="float" office:value="-0.0536478296358403" calcext:value-type="float">
            <text:p>-0,0536478296358403</text:p>
          </table:table-cell>
          <table:table-cell table:formula="of:=LN([.G292])" office:value-type="float" office:value="2.72129542785223" calcext:value-type="float">
            <text:p>2,72129542785223</text:p>
          </table:table-cell>
          <table:table-cell table:formula="of:=[.H292]*[.I292]" office:value-type="float" office:value="-0.145991593502208" calcext:value-type="float">
            <text:p>-0,145991593502208</text:p>
          </table:table-cell>
          <table:table-cell table:formula="of:=[.H292]^2" office:value-type="float" office:value="0.00287808962463614" calcext:value-type="float">
            <text:p>0,00287808962463614</text:p>
          </table:table-cell>
          <table:table-cell table:formula="of:=[.$Q$5]*([.F292]-[.$Q$3])^[.$Q$4]" office:value-type="float" office:value="16.8562457023593" calcext:value-type="float">
            <text:p>16,8562457023593</text:p>
          </table:table-cell>
          <table:table-cell table:formula="of:=LN([.G292])" office:value-type="float" office:value="2.72129542785223" calcext:value-type="float">
            <text:p>2,72129542785223</text:p>
          </table:table-cell>
          <table:table-cell table:formula="of:=LN([.L292])" office:value-type="float" office:value="2.82472125294758" calcext:value-type="float">
            <text:p>2,82472125294758</text:p>
          </table:table-cell>
          <table:table-cell table:formula="of:=([.M292]-[.N292])^2" office:value-type="float" office:value="0.0106969012966533" calcext:value-type="float">
            <text:p>0,010696901296653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18" calcext:value-type="date">
            <text:p>18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float" office:value="137" calcext:value-type="float">
            <text:p>137</text:p>
          </table:table-cell>
          <table:table-cell table:style-name="ce7" table:formula="of:=[.E293]/100" office:value-type="float" office:value="1.37" calcext:value-type="float">
            <text:p>1,37</text:p>
          </table:table-cell>
          <table:table-cell table:style-name="ce7" office:value-type="float" office:value="15.2" calcext:value-type="float">
            <text:p>15,2</text:p>
          </table:table-cell>
          <table:table-cell table:formula="of:=LN([.F293]-[.$Q$3])" office:value-type="float" office:value="-0.0536478296358403" calcext:value-type="float">
            <text:p>-0,0536478296358403</text:p>
          </table:table-cell>
          <table:table-cell table:formula="of:=LN([.G293])" office:value-type="float" office:value="2.72129542785223" calcext:value-type="float">
            <text:p>2,72129542785223</text:p>
          </table:table-cell>
          <table:table-cell table:formula="of:=[.H293]*[.I293]" office:value-type="float" office:value="-0.145991593502208" calcext:value-type="float">
            <text:p>-0,145991593502208</text:p>
          </table:table-cell>
          <table:table-cell table:formula="of:=[.H293]^2" office:value-type="float" office:value="0.00287808962463614" calcext:value-type="float">
            <text:p>0,00287808962463614</text:p>
          </table:table-cell>
          <table:table-cell table:formula="of:=[.$Q$5]*([.F293]-[.$Q$3])^[.$Q$4]" office:value-type="float" office:value="16.8562457023593" calcext:value-type="float">
            <text:p>16,8562457023593</text:p>
          </table:table-cell>
          <table:table-cell table:formula="of:=LN([.G293])" office:value-type="float" office:value="2.72129542785223" calcext:value-type="float">
            <text:p>2,72129542785223</text:p>
          </table:table-cell>
          <table:table-cell table:formula="of:=LN([.L293])" office:value-type="float" office:value="2.82472125294758" calcext:value-type="float">
            <text:p>2,82472125294758</text:p>
          </table:table-cell>
          <table:table-cell table:formula="of:=([.M293]-[.N293])^2" office:value-type="float" office:value="0.0106969012966533" calcext:value-type="float">
            <text:p>0,010696901296653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18" calcext:value-type="date">
            <text:p>18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137" calcext:value-type="float">
            <text:p>137</text:p>
          </table:table-cell>
          <table:table-cell table:style-name="ce7" table:formula="of:=[.E294]/100" office:value-type="float" office:value="1.37" calcext:value-type="float">
            <text:p>1,37</text:p>
          </table:table-cell>
          <table:table-cell table:style-name="ce7" office:value-type="float" office:value="15.7" calcext:value-type="float">
            <text:p>15,7</text:p>
          </table:table-cell>
          <table:table-cell table:formula="of:=LN([.F294]-[.$Q$3])" office:value-type="float" office:value="-0.0536478296358403" calcext:value-type="float">
            <text:p>-0,0536478296358403</text:p>
          </table:table-cell>
          <table:table-cell table:formula="of:=LN([.G294])" office:value-type="float" office:value="2.75366071235426" calcext:value-type="float">
            <text:p>2,75366071235426</text:p>
          </table:table-cell>
          <table:table-cell table:formula="of:=[.H294]*[.I294]" office:value-type="float" office:value="-0.147727920771288" calcext:value-type="float">
            <text:p>-0,147727920771288</text:p>
          </table:table-cell>
          <table:table-cell table:formula="of:=[.H294]^2" office:value-type="float" office:value="0.00287808962463614" calcext:value-type="float">
            <text:p>0,00287808962463614</text:p>
          </table:table-cell>
          <table:table-cell table:formula="of:=[.$Q$5]*([.F294]-[.$Q$3])^[.$Q$4]" office:value-type="float" office:value="16.8562457023593" calcext:value-type="float">
            <text:p>16,8562457023593</text:p>
          </table:table-cell>
          <table:table-cell table:formula="of:=LN([.G294])" office:value-type="float" office:value="2.75366071235426" calcext:value-type="float">
            <text:p>2,75366071235426</text:p>
          </table:table-cell>
          <table:table-cell table:formula="of:=LN([.L294])" office:value-type="float" office:value="2.82472125294758" calcext:value-type="float">
            <text:p>2,82472125294758</text:p>
          </table:table-cell>
          <table:table-cell table:formula="of:=([.M294]-[.N294])^2" office:value-type="float" office:value="0.00504960042941419" calcext:value-type="float">
            <text:p>0,0050496004294141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17" calcext:value-type="date">
            <text:p>17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float" office:value="140" calcext:value-type="float">
            <text:p>140</text:p>
          </table:table-cell>
          <table:table-cell table:style-name="ce7" table:formula="of:=[.E295]/100" office:value-type="float" office:value="1.4" calcext:value-type="float">
            <text:p>1,4</text:p>
          </table:table-cell>
          <table:table-cell table:style-name="ce7" office:value-type="float" office:value="15.9" calcext:value-type="float">
            <text:p>15,9</text:p>
          </table:table-cell>
          <table:table-cell table:formula="of:=LN([.F295]-[.$Q$3])" office:value-type="float" office:value="-0.0224850826384848" calcext:value-type="float">
            <text:p>-0,0224850826384848</text:p>
          </table:table-cell>
          <table:table-cell table:formula="of:=LN([.G295])" office:value-type="float" office:value="2.76631910922619" calcext:value-type="float">
            <text:p>2,76631910922619</text:p>
          </table:table-cell>
          <table:table-cell table:formula="of:=[.H295]*[.I295]" office:value-type="float" office:value="-0.0622009137753706" calcext:value-type="float">
            <text:p>-0,0622009137753706</text:p>
          </table:table-cell>
          <table:table-cell table:formula="of:=[.H295]^2" office:value-type="float" office:value="0.000505578941259492" calcext:value-type="float">
            <text:p>0,000505578941259492</text:p>
          </table:table-cell>
          <table:table-cell table:formula="of:=[.$Q$5]*([.F295]-[.$Q$3])^[.$Q$4]" office:value-type="float" office:value="17.6145343446772" calcext:value-type="float">
            <text:p>17,6145343446772</text:p>
          </table:table-cell>
          <table:table-cell table:formula="of:=LN([.G295])" office:value-type="float" office:value="2.76631910922619" calcext:value-type="float">
            <text:p>2,76631910922619</text:p>
          </table:table-cell>
          <table:table-cell table:formula="of:=LN([.L295])" office:value-type="float" office:value="2.86872437628496" calcext:value-type="float">
            <text:p>2,86872437628496</text:p>
          </table:table-cell>
          <table:table-cell table:formula="of:=([.M295]-[.N295])^2" office:value-type="float" office:value="0.0104868387213779" calcext:value-type="float">
            <text:p>0,010486838721377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17" calcext:value-type="date">
            <text:p>17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140" calcext:value-type="float">
            <text:p>140</text:p>
          </table:table-cell>
          <table:table-cell table:style-name="ce7" table:formula="of:=[.E296]/100" office:value-type="float" office:value="1.4" calcext:value-type="float">
            <text:p>1,4</text:p>
          </table:table-cell>
          <table:table-cell table:style-name="ce7" office:value-type="float" office:value="16.2" calcext:value-type="float">
            <text:p>16,2</text:p>
          </table:table-cell>
          <table:table-cell table:formula="of:=LN([.F296]-[.$Q$3])" office:value-type="float" office:value="-0.0224850826384848" calcext:value-type="float">
            <text:p>-0,0224850826384848</text:p>
          </table:table-cell>
          <table:table-cell table:formula="of:=LN([.G296])" office:value-type="float" office:value="2.78501124223834" calcext:value-type="float">
            <text:p>2,78501124223834</text:p>
          </table:table-cell>
          <table:table-cell table:formula="of:=[.H296]*[.I296]" office:value-type="float" office:value="-0.0626212079308383" calcext:value-type="float">
            <text:p>-0,0626212079308383</text:p>
          </table:table-cell>
          <table:table-cell table:formula="of:=[.H296]^2" office:value-type="float" office:value="0.000505578941259492" calcext:value-type="float">
            <text:p>0,000505578941259492</text:p>
          </table:table-cell>
          <table:table-cell table:formula="of:=[.$Q$5]*([.F296]-[.$Q$3])^[.$Q$4]" office:value-type="float" office:value="17.6145343446772" calcext:value-type="float">
            <text:p>17,6145343446772</text:p>
          </table:table-cell>
          <table:table-cell table:formula="of:=LN([.G296])" office:value-type="float" office:value="2.78501124223834" calcext:value-type="float">
            <text:p>2,78501124223834</text:p>
          </table:table-cell>
          <table:table-cell table:formula="of:=LN([.L296])" office:value-type="float" office:value="2.86872437628496" calcext:value-type="float">
            <text:p>2,86872437628496</text:p>
          </table:table-cell>
          <table:table-cell table:formula="of:=([.M296]-[.N296])^2" office:value-type="float" office:value="0.00700788881190691" calcext:value-type="float">
            <text:p>0,0070078888119069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17" calcext:value-type="date">
            <text:p>17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140" calcext:value-type="float">
            <text:p>140</text:p>
          </table:table-cell>
          <table:table-cell table:style-name="ce7" table:formula="of:=[.E297]/100" office:value-type="float" office:value="1.4" calcext:value-type="float">
            <text:p>1,4</text:p>
          </table:table-cell>
          <table:table-cell table:style-name="ce7" office:value-type="float" office:value="16.1" calcext:value-type="float">
            <text:p>16,1</text:p>
          </table:table-cell>
          <table:table-cell table:formula="of:=LN([.F297]-[.$Q$3])" office:value-type="float" office:value="-0.0224850826384848" calcext:value-type="float">
            <text:p>-0,0224850826384848</text:p>
          </table:table-cell>
          <table:table-cell table:formula="of:=LN([.G297])" office:value-type="float" office:value="2.77881927199042" calcext:value-type="float">
            <text:p>2,77881927199042</text:p>
          </table:table-cell>
          <table:table-cell table:formula="of:=[.H297]*[.I297]" office:value-type="float" office:value="-0.0624819809681188" calcext:value-type="float">
            <text:p>-0,0624819809681188</text:p>
          </table:table-cell>
          <table:table-cell table:formula="of:=[.H297]^2" office:value-type="float" office:value="0.000505578941259492" calcext:value-type="float">
            <text:p>0,000505578941259492</text:p>
          </table:table-cell>
          <table:table-cell table:formula="of:=[.$Q$5]*([.F297]-[.$Q$3])^[.$Q$4]" office:value-type="float" office:value="17.6145343446772" calcext:value-type="float">
            <text:p>17,6145343446772</text:p>
          </table:table-cell>
          <table:table-cell table:formula="of:=LN([.G297])" office:value-type="float" office:value="2.77881927199042" calcext:value-type="float">
            <text:p>2,77881927199042</text:p>
          </table:table-cell>
          <table:table-cell table:formula="of:=LN([.L297])" office:value-type="float" office:value="2.86872437628496" calcext:value-type="float">
            <text:p>2,86872437628496</text:p>
          </table:table-cell>
          <table:table-cell table:formula="of:=([.M297]-[.N297])^2" office:value-type="float" office:value="0.0080829277782118" calcext:value-type="float">
            <text:p>0,008082927778211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17" calcext:value-type="date">
            <text:p>17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140" calcext:value-type="float">
            <text:p>140</text:p>
          </table:table-cell>
          <table:table-cell table:style-name="ce7" table:formula="of:=[.E298]/100" office:value-type="float" office:value="1.4" calcext:value-type="float">
            <text:p>1,4</text:p>
          </table:table-cell>
          <table:table-cell table:style-name="ce7" office:value-type="float" office:value="16.2" calcext:value-type="float">
            <text:p>16,2</text:p>
          </table:table-cell>
          <table:table-cell table:formula="of:=LN([.F298]-[.$Q$3])" office:value-type="float" office:value="-0.0224850826384848" calcext:value-type="float">
            <text:p>-0,0224850826384848</text:p>
          </table:table-cell>
          <table:table-cell table:formula="of:=LN([.G298])" office:value-type="float" office:value="2.78501124223834" calcext:value-type="float">
            <text:p>2,78501124223834</text:p>
          </table:table-cell>
          <table:table-cell table:formula="of:=[.H298]*[.I298]" office:value-type="float" office:value="-0.0626212079308383" calcext:value-type="float">
            <text:p>-0,0626212079308383</text:p>
          </table:table-cell>
          <table:table-cell table:formula="of:=[.H298]^2" office:value-type="float" office:value="0.000505578941259492" calcext:value-type="float">
            <text:p>0,000505578941259492</text:p>
          </table:table-cell>
          <table:table-cell table:formula="of:=[.$Q$5]*([.F298]-[.$Q$3])^[.$Q$4]" office:value-type="float" office:value="17.6145343446772" calcext:value-type="float">
            <text:p>17,6145343446772</text:p>
          </table:table-cell>
          <table:table-cell table:formula="of:=LN([.G298])" office:value-type="float" office:value="2.78501124223834" calcext:value-type="float">
            <text:p>2,78501124223834</text:p>
          </table:table-cell>
          <table:table-cell table:formula="of:=LN([.L298])" office:value-type="float" office:value="2.86872437628496" calcext:value-type="float">
            <text:p>2,86872437628496</text:p>
          </table:table-cell>
          <table:table-cell table:formula="of:=([.M298]-[.N298])^2" office:value-type="float" office:value="0.00700788881190691" calcext:value-type="float">
            <text:p>0,0070078888119069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1-01-21" calcext:value-type="date">
            <text:p>21/1/2001</text:p>
          </table:table-cell>
          <table:table-cell table:style-name="ce3" office:value-type="date" office:date-value="1900-01-01T12:00:00" calcext:value-type="date">
            <text:p>1/1/1900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float" office:value="142" calcext:value-type="float">
            <text:p>142</text:p>
          </table:table-cell>
          <table:table-cell table:style-name="ce7" table:formula="of:=[.E299]/100" office:value-type="float" office:value="1.42" calcext:value-type="float">
            <text:p>1,42</text:p>
          </table:table-cell>
          <table:table-cell table:style-name="ce7" office:value-type="float" office:value="16.9" calcext:value-type="float">
            <text:p>16,9</text:p>
          </table:table-cell>
          <table:table-cell table:formula="of:=LN([.F299]-[.$Q$3])" office:value-type="float" office:value="-0.0022366767267176" calcext:value-type="float">
            <text:p>-0,0022366767267176</text:p>
          </table:table-cell>
          <table:table-cell table:formula="of:=LN([.G299])" office:value-type="float" office:value="2.82731362192903" calcext:value-type="float">
            <text:p>2,82731362192903</text:p>
          </table:table-cell>
          <table:table-cell table:formula="of:=[.H299]*[.I299]" office:value-type="float" office:value="-0.00632378657730029" calcext:value-type="float">
            <text:p>-0,00632378657730029</text:p>
          </table:table-cell>
          <table:table-cell table:formula="of:=[.H299]^2" office:value-type="float" office:value="0.00000500272277984014" calcext:value-type="float">
            <text:p>5,00272277984014E-06</text:p>
          </table:table-cell>
          <table:table-cell table:formula="of:=[.$Q$5]*([.F299]-[.$Q$3])^[.$Q$4]" office:value-type="float" office:value="18.1254311146517" calcext:value-type="float">
            <text:p>18,1254311146517</text:p>
          </table:table-cell>
          <table:table-cell table:formula="of:=LN([.G299])" office:value-type="float" office:value="2.82731362192903" calcext:value-type="float">
            <text:p>2,82731362192903</text:p>
          </table:table-cell>
          <table:table-cell table:formula="of:=LN([.L299])" office:value-type="float" office:value="2.89731598609382" calcext:value-type="float">
            <text:p>2,89731598609382</text:p>
          </table:table-cell>
          <table:table-cell table:formula="of:=([.M299]-[.N299])^2" office:value-type="float" office:value="0.00490033098866031" calcext:value-type="float">
            <text:p>0,0049003309886603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16" calcext:value-type="date">
            <text:p>16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142" calcext:value-type="float">
            <text:p>142</text:p>
          </table:table-cell>
          <table:table-cell table:style-name="ce7" table:formula="of:=[.E300]/100" office:value-type="float" office:value="1.42" calcext:value-type="float">
            <text:p>1,42</text:p>
          </table:table-cell>
          <table:table-cell table:style-name="ce7" office:value-type="float" office:value="16.5" calcext:value-type="float">
            <text:p>16,5</text:p>
          </table:table-cell>
          <table:table-cell table:formula="of:=LN([.F300]-[.$Q$3])" office:value-type="float" office:value="-0.0022366767267176" calcext:value-type="float">
            <text:p>-0,0022366767267176</text:p>
          </table:table-cell>
          <table:table-cell table:formula="of:=LN([.G300])" office:value-type="float" office:value="2.80336038090654" calcext:value-type="float">
            <text:p>2,80336038090654</text:p>
          </table:table-cell>
          <table:table-cell table:formula="of:=[.H300]*[.I300]" office:value-type="float" office:value="-0.00627021092057582" calcext:value-type="float">
            <text:p>-0,00627021092057582</text:p>
          </table:table-cell>
          <table:table-cell table:formula="of:=[.H300]^2" office:value-type="float" office:value="0.00000500272277984014" calcext:value-type="float">
            <text:p>5,00272277984014E-06</text:p>
          </table:table-cell>
          <table:table-cell table:formula="of:=[.$Q$5]*([.F300]-[.$Q$3])^[.$Q$4]" office:value-type="float" office:value="18.1254311146517" calcext:value-type="float">
            <text:p>18,1254311146517</text:p>
          </table:table-cell>
          <table:table-cell table:formula="of:=LN([.G300])" office:value-type="float" office:value="2.80336038090654" calcext:value-type="float">
            <text:p>2,80336038090654</text:p>
          </table:table-cell>
          <table:table-cell table:formula="of:=LN([.L300])" office:value-type="float" office:value="2.89731598609382" calcext:value-type="float">
            <text:p>2,89731598609382</text:p>
          </table:table-cell>
          <table:table-cell table:formula="of:=([.M300]-[.N300])^2" office:value-type="float" office:value="0.00882765574610914" calcext:value-type="float">
            <text:p>0,0088276557461091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7-11-25" calcext:value-type="date">
            <text:p>25/11/195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float" office:value="143" calcext:value-type="float">
            <text:p>143</text:p>
          </table:table-cell>
          <table:table-cell table:style-name="ce7" table:formula="of:=[.E301]/100" office:value-type="float" office:value="1.43" calcext:value-type="float">
            <text:p>1,43</text:p>
          </table:table-cell>
          <table:table-cell table:style-name="ce7" office:value-type="float" office:value="14.5" calcext:value-type="float">
            <text:p>14,5</text:p>
          </table:table-cell>
          <table:table-cell table:formula="of:=LN([.F301]-[.$Q$3])" office:value-type="float" office:value="0.00773582397925257" calcext:value-type="float">
            <text:p>0,00773582397925257</text:p>
          </table:table-cell>
          <table:table-cell table:formula="of:=LN([.G301])" office:value-type="float" office:value="2.67414864942653" calcext:value-type="float">
            <text:p>2,67414864942653</text:p>
          </table:table-cell>
          <table:table-cell table:formula="of:=[.H301]*[.I301]" office:value-type="float" office:value="0.0206867432463196" calcext:value-type="float">
            <text:p>0,0206867432463196</text:p>
          </table:table-cell>
          <table:table-cell table:formula="of:=[.H301]^2" office:value-type="float" office:value="0.0000598429726379791" calcext:value-type="float">
            <text:p>5,98429726379791E-05</text:p>
          </table:table-cell>
          <table:table-cell table:formula="of:=[.$Q$5]*([.F301]-[.$Q$3])^[.$Q$4]" office:value-type="float" office:value="18.3824716153281" calcext:value-type="float">
            <text:p>18,3824716153281</text:p>
          </table:table-cell>
          <table:table-cell table:formula="of:=LN([.G301])" office:value-type="float" office:value="2.67414864942653" calcext:value-type="float">
            <text:p>2,67414864942653</text:p>
          </table:table-cell>
          <table:table-cell table:formula="of:=LN([.L301])" office:value-type="float" office:value="2.91139758097325" calcext:value-type="float">
            <text:p>2,91139758097325</text:p>
          </table:table-cell>
          <table:table-cell table:formula="of:=([.M301]-[.N301])^2" office:value-type="float" office:value="0.0562870555200606" calcext:value-type="float">
            <text:p>0,056287055520060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7-11-25" calcext:value-type="date">
            <text:p>25/11/195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143" calcext:value-type="float">
            <text:p>143</text:p>
          </table:table-cell>
          <table:table-cell table:style-name="ce7" table:formula="of:=[.E302]/100" office:value-type="float" office:value="1.43" calcext:value-type="float">
            <text:p>1,43</text:p>
          </table:table-cell>
          <table:table-cell table:style-name="ce7" office:value-type="float" office:value="14.9" calcext:value-type="float">
            <text:p>14,9</text:p>
          </table:table-cell>
          <table:table-cell table:formula="of:=LN([.F302]-[.$Q$3])" office:value-type="float" office:value="0.00773582397925257" calcext:value-type="float">
            <text:p>0,00773582397925257</text:p>
          </table:table-cell>
          <table:table-cell table:formula="of:=LN([.G302])" office:value-type="float" office:value="2.70136121295141" calcext:value-type="float">
            <text:p>2,70136121295141</text:p>
          </table:table-cell>
          <table:table-cell table:formula="of:=[.H302]*[.I302]" office:value-type="float" office:value="0.0208972548477724" calcext:value-type="float">
            <text:p>0,0208972548477724</text:p>
          </table:table-cell>
          <table:table-cell table:formula="of:=[.H302]^2" office:value-type="float" office:value="0.0000598429726379791" calcext:value-type="float">
            <text:p>5,98429726379791E-05</text:p>
          </table:table-cell>
          <table:table-cell table:formula="of:=[.$Q$5]*([.F302]-[.$Q$3])^[.$Q$4]" office:value-type="float" office:value="18.3824716153281" calcext:value-type="float">
            <text:p>18,3824716153281</text:p>
          </table:table-cell>
          <table:table-cell table:formula="of:=LN([.G302])" office:value-type="float" office:value="2.70136121295141" calcext:value-type="float">
            <text:p>2,70136121295141</text:p>
          </table:table-cell>
          <table:table-cell table:formula="of:=LN([.L302])" office:value-type="float" office:value="2.91139758097325" calcext:value-type="float">
            <text:p>2,91139758097325</text:p>
          </table:table-cell>
          <table:table-cell table:formula="of:=([.M302]-[.N302])^2" office:value-type="float" office:value="0.0441152758918042" calcext:value-type="float">
            <text:p>0,044115275891804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1-04-16" calcext:value-type="date">
            <text:p>16/4/194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143" calcext:value-type="float">
            <text:p>143</text:p>
          </table:table-cell>
          <table:table-cell table:style-name="ce7" table:formula="of:=[.E303]/100" office:value-type="float" office:value="1.43" calcext:value-type="float">
            <text:p>1,43</text:p>
          </table:table-cell>
          <table:table-cell table:style-name="ce7" office:value-type="float" office:value="17.1" calcext:value-type="float">
            <text:p>17,1</text:p>
          </table:table-cell>
          <table:table-cell table:formula="of:=LN([.F303]-[.$Q$3])" office:value-type="float" office:value="0.00773582397925257" calcext:value-type="float">
            <text:p>0,00773582397925257</text:p>
          </table:table-cell>
          <table:table-cell table:formula="of:=LN([.G303])" office:value-type="float" office:value="2.83907846350861" calcext:value-type="float">
            <text:p>2,83907846350861</text:p>
          </table:table-cell>
          <table:table-cell table:formula="of:=[.H303]*[.I303]" office:value-type="float" office:value="0.0219626112569895" calcext:value-type="float">
            <text:p>0,0219626112569895</text:p>
          </table:table-cell>
          <table:table-cell table:formula="of:=[.H303]^2" office:value-type="float" office:value="0.0000598429726379791" calcext:value-type="float">
            <text:p>5,98429726379791E-05</text:p>
          </table:table-cell>
          <table:table-cell table:formula="of:=[.$Q$5]*([.F303]-[.$Q$3])^[.$Q$4]" office:value-type="float" office:value="18.3824716153281" calcext:value-type="float">
            <text:p>18,3824716153281</text:p>
          </table:table-cell>
          <table:table-cell table:formula="of:=LN([.G303])" office:value-type="float" office:value="2.83907846350861" calcext:value-type="float">
            <text:p>2,83907846350861</text:p>
          </table:table-cell>
          <table:table-cell table:formula="of:=LN([.L303])" office:value-type="float" office:value="2.91139758097325" calcext:value-type="float">
            <text:p>2,91139758097325</text:p>
          </table:table-cell>
          <table:table-cell table:formula="of:=([.M303]-[.N303])^2" office:value-type="float" office:value="0.0052300547508637" calcext:value-type="float">
            <text:p>0,005230054750863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4-15" calcext:value-type="date">
            <text:p>15/4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float" office:value="144" calcext:value-type="float">
            <text:p>144</text:p>
          </table:table-cell>
          <table:table-cell table:style-name="ce7" table:formula="of:=[.E304]/100" office:value-type="float" office:value="1.44" calcext:value-type="float">
            <text:p>1,44</text:p>
          </table:table-cell>
          <table:table-cell table:style-name="ce7" office:value-type="float" office:value="23.5" calcext:value-type="float">
            <text:p>23,5</text:p>
          </table:table-cell>
          <table:table-cell table:formula="of:=LN([.F304]-[.$Q$3])" office:value-type="float" office:value="0.0176098550949397" calcext:value-type="float">
            <text:p>0,0176098550949397</text:p>
          </table:table-cell>
          <table:table-cell table:formula="of:=LN([.G304])" office:value-type="float" office:value="3.15700042115011" calcext:value-type="float">
            <text:p>3,15700042115011</text:p>
          </table:table-cell>
          <table:table-cell table:formula="of:=[.H304]*[.I304]" office:value-type="float" office:value="0.0555943199511171" calcext:value-type="float">
            <text:p>0,0555943199511171</text:p>
          </table:table-cell>
          <table:table-cell table:formula="of:=[.H304]^2" office:value-type="float" office:value="0.000310106996464774" calcext:value-type="float">
            <text:p>0,000310106996464774</text:p>
          </table:table-cell>
          <table:table-cell table:formula="of:=[.$Q$5]*([.F304]-[.$Q$3])^[.$Q$4]" office:value-type="float" office:value="18.640565235782" calcext:value-type="float">
            <text:p>18,640565235782</text:p>
          </table:table-cell>
          <table:table-cell table:formula="of:=LN([.G304])" office:value-type="float" office:value="3.15700042115011" calcext:value-type="float">
            <text:p>3,15700042115011</text:p>
          </table:table-cell>
          <table:table-cell table:formula="of:=LN([.L304])" office:value-type="float" office:value="2.92534013260573" calcext:value-type="float">
            <text:p>2,92534013260573</text:p>
          </table:table-cell>
          <table:table-cell table:formula="of:=([.M304]-[.N304])^2" office:value-type="float" office:value="0.0536664892884651" calcext:value-type="float">
            <text:p>0,053666489288465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4-15" calcext:value-type="date">
            <text:p>15/4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float" office:value="144" calcext:value-type="float">
            <text:p>144</text:p>
          </table:table-cell>
          <table:table-cell table:style-name="ce7" table:formula="of:=[.E305]/100" office:value-type="float" office:value="1.44" calcext:value-type="float">
            <text:p>1,44</text:p>
          </table:table-cell>
          <table:table-cell table:style-name="ce7" office:value-type="float" office:value="23.7" calcext:value-type="float">
            <text:p>23,7</text:p>
          </table:table-cell>
          <table:table-cell table:formula="of:=LN([.F305]-[.$Q$3])" office:value-type="float" office:value="0.0176098550949397" calcext:value-type="float">
            <text:p>0,0176098550949397</text:p>
          </table:table-cell>
          <table:table-cell table:formula="of:=LN([.G305])" office:value-type="float" office:value="3.16547504814109" calcext:value-type="float">
            <text:p>3,16547504814109</text:p>
          </table:table-cell>
          <table:table-cell table:formula="of:=[.H305]*[.I305]" office:value-type="float" office:value="0.0557435569044118" calcext:value-type="float">
            <text:p>0,0557435569044118</text:p>
          </table:table-cell>
          <table:table-cell table:formula="of:=[.H305]^2" office:value-type="float" office:value="0.000310106996464774" calcext:value-type="float">
            <text:p>0,000310106996464774</text:p>
          </table:table-cell>
          <table:table-cell table:formula="of:=[.$Q$5]*([.F305]-[.$Q$3])^[.$Q$4]" office:value-type="float" office:value="18.640565235782" calcext:value-type="float">
            <text:p>18,640565235782</text:p>
          </table:table-cell>
          <table:table-cell table:formula="of:=LN([.G305])" office:value-type="float" office:value="3.16547504814109" calcext:value-type="float">
            <text:p>3,16547504814109</text:p>
          </table:table-cell>
          <table:table-cell table:formula="of:=LN([.L305])" office:value-type="float" office:value="2.92534013260573" calcext:value-type="float">
            <text:p>2,92534013260573</text:p>
          </table:table-cell>
          <table:table-cell table:formula="of:=([.M305]-[.N305])^2" office:value-type="float" office:value="0.0576647776591703" calcext:value-type="float">
            <text:p>0,057664777659170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5-04-15" calcext:value-type="date">
            <text:p>15/4/196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float" office:value="144" calcext:value-type="float">
            <text:p>144</text:p>
          </table:table-cell>
          <table:table-cell table:style-name="ce7" table:formula="of:=[.E306]/100" office:value-type="float" office:value="1.44" calcext:value-type="float">
            <text:p>1,44</text:p>
          </table:table-cell>
          <table:table-cell table:style-name="ce7" office:value-type="float" office:value="17.3" calcext:value-type="float">
            <text:p>17,3</text:p>
          </table:table-cell>
          <table:table-cell table:formula="of:=LN([.F306]-[.$Q$3])" office:value-type="float" office:value="0.0176098550949397" calcext:value-type="float">
            <text:p>0,0176098550949397</text:p>
          </table:table-cell>
          <table:table-cell table:formula="of:=LN([.G306])" office:value-type="float" office:value="2.85070650150373" calcext:value-type="float">
            <text:p>2,85070650150373</text:p>
          </table:table-cell>
          <table:table-cell table:formula="of:=[.H306]*[.I306]" office:value-type="float" office:value="0.0502005284096833" calcext:value-type="float">
            <text:p>0,0502005284096833</text:p>
          </table:table-cell>
          <table:table-cell table:formula="of:=[.H306]^2" office:value-type="float" office:value="0.000310106996464774" calcext:value-type="float">
            <text:p>0,000310106996464774</text:p>
          </table:table-cell>
          <table:table-cell table:formula="of:=[.$Q$5]*([.F306]-[.$Q$3])^[.$Q$4]" office:value-type="float" office:value="18.640565235782" calcext:value-type="float">
            <text:p>18,640565235782</text:p>
          </table:table-cell>
          <table:table-cell table:formula="of:=LN([.G306])" office:value-type="float" office:value="2.85070650150373" calcext:value-type="float">
            <text:p>2,85070650150373</text:p>
          </table:table-cell>
          <table:table-cell table:formula="of:=LN([.L306])" office:value-type="float" office:value="2.92534013260573" calcext:value-type="float">
            <text:p>2,92534013260573</text:p>
          </table:table-cell>
          <table:table-cell table:formula="of:=([.M306]-[.N306])^2" office:value-type="float" office:value="0.00557017889146955" calcext:value-type="float">
            <text:p>0,0055701788914695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5-04-15" calcext:value-type="date">
            <text:p>15/4/196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float" office:value="144" calcext:value-type="float">
            <text:p>144</text:p>
          </table:table-cell>
          <table:table-cell table:style-name="ce7" table:formula="of:=[.E307]/100" office:value-type="float" office:value="1.44" calcext:value-type="float">
            <text:p>1,44</text:p>
          </table:table-cell>
          <table:table-cell table:style-name="ce7" office:value-type="float" office:value="17.5" calcext:value-type="float">
            <text:p>17,5</text:p>
          </table:table-cell>
          <table:table-cell table:formula="of:=LN([.F307]-[.$Q$3])" office:value-type="float" office:value="0.0176098550949397" calcext:value-type="float">
            <text:p>0,0176098550949397</text:p>
          </table:table-cell>
          <table:table-cell table:formula="of:=LN([.G307])" office:value-type="float" office:value="2.86220088092947" calcext:value-type="float">
            <text:p>2,86220088092947</text:p>
          </table:table-cell>
          <table:table-cell table:formula="of:=[.H307]*[.I307]" office:value-type="float" office:value="0.0504029427657767" calcext:value-type="float">
            <text:p>0,0504029427657767</text:p>
          </table:table-cell>
          <table:table-cell table:formula="of:=[.H307]^2" office:value-type="float" office:value="0.000310106996464774" calcext:value-type="float">
            <text:p>0,000310106996464774</text:p>
          </table:table-cell>
          <table:table-cell table:formula="of:=[.$Q$5]*([.F307]-[.$Q$3])^[.$Q$4]" office:value-type="float" office:value="18.640565235782" calcext:value-type="float">
            <text:p>18,640565235782</text:p>
          </table:table-cell>
          <table:table-cell table:formula="of:=LN([.G307])" office:value-type="float" office:value="2.86220088092947" calcext:value-type="float">
            <text:p>2,86220088092947</text:p>
          </table:table-cell>
          <table:table-cell table:formula="of:=LN([.L307])" office:value-type="float" office:value="2.92534013260573" calcext:value-type="float">
            <text:p>2,92534013260573</text:p>
          </table:table-cell>
          <table:table-cell table:formula="of:=([.M307]-[.N307])^2" office:value-type="float" office:value="0.00398656510223882" calcext:value-type="float">
            <text:p>0,0039865651022388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4-12-01" calcext:value-type="date">
            <text:p>1/12/2014</text:p>
          </table:table-cell>
          <table:table-cell table:style-name="ce3" office:value-type="date" office:date-value="1900-01-01T14:17:00" calcext:value-type="date">
            <text:p>1/1/1900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float" office:value="145" calcext:value-type="float">
            <text:p>145</text:p>
          </table:table-cell>
          <table:table-cell table:style-name="ce7" table:formula="of:=[.E308]/100" office:value-type="float" office:value="1.45" calcext:value-type="float">
            <text:p>1,45</text:p>
          </table:table-cell>
          <table:table-cell table:style-name="ce7" office:value-type="float" office:value="20.51" calcext:value-type="float">
            <text:p>20,51</text:p>
          </table:table-cell>
          <table:table-cell table:formula="of:=LN([.F308]-[.$Q$3])" office:value-type="float" office:value="0.0273873422217847" calcext:value-type="float">
            <text:p>0,0273873422217847</text:p>
          </table:table-cell>
          <table:table-cell table:formula="of:=LN([.G308])" office:value-type="float" office:value="3.02091257208429" calcext:value-type="float">
            <text:p>3,02091257208429</text:p>
          </table:table-cell>
          <table:table-cell table:formula="of:=[.H308]*[.I308]" office:value-type="float" office:value="0.0827347664337641" calcext:value-type="float">
            <text:p>0,0827347664337641</text:p>
          </table:table-cell>
          <table:table-cell table:formula="of:=[.H308]^2" office:value-type="float" office:value="0.000750066513973148" calcext:value-type="float">
            <text:p>0,000750066513973148</text:p>
          </table:table-cell>
          <table:table-cell table:formula="of:=[.$Q$5]*([.F308]-[.$Q$3])^[.$Q$4]" office:value-type="float" office:value="18.8997058796713" calcext:value-type="float">
            <text:p>18,8997058796713</text:p>
          </table:table-cell>
          <table:table-cell table:formula="of:=LN([.G308])" office:value-type="float" office:value="3.02091257208429" calcext:value-type="float">
            <text:p>3,02091257208429</text:p>
          </table:table-cell>
          <table:table-cell table:formula="of:=LN([.L308])" office:value-type="float" office:value="2.93914636002236" calcext:value-type="float">
            <text:p>2,93914636002236</text:p>
          </table:table-cell>
          <table:table-cell table:formula="of:=([.M308]-[.N308])^2" office:value-type="float" office:value="0.00668571343495684" calcext:value-type="float">
            <text:p>0,0066857134349568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7-15" calcext:value-type="date">
            <text:p>15/7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float" office:value="146" calcext:value-type="float">
            <text:p>146</text:p>
          </table:table-cell>
          <table:table-cell table:style-name="ce7" table:formula="of:=[.E309]/100" office:value-type="float" office:value="1.46" calcext:value-type="float">
            <text:p>1,46</text:p>
          </table:table-cell>
          <table:table-cell table:style-name="ce7" office:value-type="float" office:value="23" calcext:value-type="float">
            <text:p>23</text:p>
          </table:table-cell>
          <table:table-cell table:formula="of:=LN([.F309]-[.$Q$3])" office:value-type="float" office:value="0.0370701550241764" calcext:value-type="float">
            <text:p>0,0370701550241764</text:p>
          </table:table-cell>
          <table:table-cell table:formula="of:=LN([.G309])" office:value-type="float" office:value="3.13549421592915" calcext:value-type="float">
            <text:p>3,13549421592915</text:p>
          </table:table-cell>
          <table:table-cell table:formula="of:=[.H309]*[.I309]" office:value-type="float" office:value="0.116233256661902" calcext:value-type="float">
            <text:p>0,116233256661902</text:p>
          </table:table-cell>
          <table:table-cell table:formula="of:=[.H309]^2" office:value-type="float" office:value="0.00137419639351647" calcext:value-type="float">
            <text:p>0,00137419639351647</text:p>
          </table:table-cell>
          <table:table-cell table:formula="of:=[.$Q$5]*([.F309]-[.$Q$3])^[.$Q$4]" office:value-type="float" office:value="19.15988754504" calcext:value-type="float">
            <text:p>19,15988754504</text:p>
          </table:table-cell>
          <table:table-cell table:formula="of:=LN([.G309])" office:value-type="float" office:value="3.13549421592915" calcext:value-type="float">
            <text:p>3,13549421592915</text:p>
          </table:table-cell>
          <table:table-cell table:formula="of:=LN([.L309])" office:value-type="float" office:value="2.95281890326871" calcext:value-type="float">
            <text:p>2,95281890326871</text:p>
          </table:table-cell>
          <table:table-cell table:formula="of:=([.M309]-[.N309])^2" office:value-type="float" office:value="0.0333702698555906" calcext:value-type="float">
            <text:p>0,033370269855590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7-15" calcext:value-type="date">
            <text:p>15/7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float" office:value="146" calcext:value-type="float">
            <text:p>146</text:p>
          </table:table-cell>
          <table:table-cell table:style-name="ce7" table:formula="of:=[.E310]/100" office:value-type="float" office:value="1.46" calcext:value-type="float">
            <text:p>1,46</text:p>
          </table:table-cell>
          <table:table-cell table:style-name="ce7" office:value-type="float" office:value="23.3" calcext:value-type="float">
            <text:p>23,3</text:p>
          </table:table-cell>
          <table:table-cell table:formula="of:=LN([.F310]-[.$Q$3])" office:value-type="float" office:value="0.0370701550241764" calcext:value-type="float">
            <text:p>0,0370701550241764</text:p>
          </table:table-cell>
          <table:table-cell table:formula="of:=LN([.G310])" office:value-type="float" office:value="3.14845336057165" calcext:value-type="float">
            <text:p>3,14845336057165</text:p>
          </table:table-cell>
          <table:table-cell table:formula="of:=[.H310]*[.I310]" office:value-type="float" office:value="0.11671365416278" calcext:value-type="float">
            <text:p>0,11671365416278</text:p>
          </table:table-cell>
          <table:table-cell table:formula="of:=[.H310]^2" office:value-type="float" office:value="0.00137419639351647" calcext:value-type="float">
            <text:p>0,00137419639351647</text:p>
          </table:table-cell>
          <table:table-cell table:formula="of:=[.$Q$5]*([.F310]-[.$Q$3])^[.$Q$4]" office:value-type="float" office:value="19.15988754504" calcext:value-type="float">
            <text:p>19,15988754504</text:p>
          </table:table-cell>
          <table:table-cell table:formula="of:=LN([.G310])" office:value-type="float" office:value="3.14845336057165" calcext:value-type="float">
            <text:p>3,14845336057165</text:p>
          </table:table-cell>
          <table:table-cell table:formula="of:=LN([.L310])" office:value-type="float" office:value="2.95281890326871" calcext:value-type="float">
            <text:p>2,95281890326871</text:p>
          </table:table-cell>
          <table:table-cell table:formula="of:=([.M310]-[.N310])^2" office:value-type="float" office:value="0.038272840884219" calcext:value-type="float">
            <text:p>0,03827284088421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9-12-11" calcext:value-type="date">
            <text:p>11/12/2009</text:p>
          </table:table-cell>
          <table:table-cell table:style-name="ce3" office:value-type="date" office:date-value="1900-01-01T12:00:00" calcext:value-type="date">
            <text:p>1/1/1900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float" office:value="147" calcext:value-type="float">
            <text:p>147</text:p>
          </table:table-cell>
          <table:table-cell table:style-name="ce7" table:formula="of:=[.E311]/100" office:value-type="float" office:value="1.47" calcext:value-type="float">
            <text:p>1,47</text:p>
          </table:table-cell>
          <table:table-cell table:style-name="ce7" office:value-type="float" office:value="20.69" calcext:value-type="float">
            <text:p>20,69</text:p>
          </table:table-cell>
          <table:table-cell table:formula="of:=LN([.F311]-[.$Q$3])" office:value-type="float" office:value="0.0466601093752543" calcext:value-type="float">
            <text:p>0,0466601093752543</text:p>
          </table:table-cell>
          <table:table-cell table:formula="of:=LN([.G311])" office:value-type="float" office:value="3.02965049175745" calcext:value-type="float">
            <text:p>3,02965049175745</text:p>
          </table:table-cell>
          <table:table-cell table:formula="of:=[.H311]*[.I311]" office:value-type="float" office:value="0.141363823314196" calcext:value-type="float">
            <text:p>0,141363823314196</text:p>
          </table:table-cell>
          <table:table-cell table:formula="of:=[.H311]^2" office:value-type="float" office:value="0.0021771658069107" calcext:value-type="float">
            <text:p>0,0021771658069107</text:p>
          </table:table-cell>
          <table:table-cell table:formula="of:=[.$Q$5]*([.F311]-[.$Q$3])^[.$Q$4]" office:value-type="float" office:value="19.4211043219592" calcext:value-type="float">
            <text:p>19,4211043219592</text:p>
          </table:table-cell>
          <table:table-cell table:formula="of:=LN([.G311])" office:value-type="float" office:value="3.02965049175745" calcext:value-type="float">
            <text:p>3,02965049175745</text:p>
          </table:table-cell>
          <table:table-cell table:formula="of:=LN([.L311])" office:value-type="float" office:value="2.96636032643484" calcext:value-type="float">
            <text:p>2,96636032643484</text:p>
          </table:table-cell>
          <table:table-cell table:formula="of:=([.M311]-[.N311])^2" office:value-type="float" office:value="0.00400564502656366" calcext:value-type="float">
            <text:p>0,0040056450265636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2-02-10" calcext:value-type="date">
            <text:p>10/2/198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float" office:value="147" calcext:value-type="float">
            <text:p>147</text:p>
          </table:table-cell>
          <table:table-cell table:style-name="ce7" table:formula="of:=[.E312]/100" office:value-type="float" office:value="1.47" calcext:value-type="float">
            <text:p>1,47</text:p>
          </table:table-cell>
          <table:table-cell table:style-name="ce7" office:value-type="float" office:value="20.6" calcext:value-type="float">
            <text:p>20,6</text:p>
          </table:table-cell>
          <table:table-cell table:formula="of:=LN([.F312]-[.$Q$3])" office:value-type="float" office:value="0.0466601093752543" calcext:value-type="float">
            <text:p>0,0466601093752543</text:p>
          </table:table-cell>
          <table:table-cell table:formula="of:=LN([.G312])" office:value-type="float" office:value="3.02529107579554" calcext:value-type="float">
            <text:p>3,02529107579554</text:p>
          </table:table-cell>
          <table:table-cell table:formula="of:=[.H312]*[.I312]" office:value-type="float" office:value="0.141160412488601" calcext:value-type="float">
            <text:p>0,141160412488601</text:p>
          </table:table-cell>
          <table:table-cell table:formula="of:=[.H312]^2" office:value-type="float" office:value="0.0021771658069107" calcext:value-type="float">
            <text:p>0,0021771658069107</text:p>
          </table:table-cell>
          <table:table-cell table:formula="of:=[.$Q$5]*([.F312]-[.$Q$3])^[.$Q$4]" office:value-type="float" office:value="19.4211043219592" calcext:value-type="float">
            <text:p>19,4211043219592</text:p>
          </table:table-cell>
          <table:table-cell table:formula="of:=LN([.G312])" office:value-type="float" office:value="3.02529107579554" calcext:value-type="float">
            <text:p>3,02529107579554</text:p>
          </table:table-cell>
          <table:table-cell table:formula="of:=LN([.L312])" office:value-type="float" office:value="2.96636032643484" calcext:value-type="float">
            <text:p>2,96636032643484</text:p>
          </table:table-cell>
          <table:table-cell table:formula="of:=([.M312]-[.N312])^2" office:value-type="float" office:value="0.00347283322021321" calcext:value-type="float">
            <text:p>0,0034728332202132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9-06-13" calcext:value-type="date">
            <text:p>13/6/2009</text:p>
          </table:table-cell>
          <table:table-cell table:style-name="ce3" office:value-type="date" office:date-value="1900-01-01T13:50:00" calcext:value-type="date">
            <text:p>1/1/1900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float" office:value="148" calcext:value-type="float">
            <text:p>148</text:p>
          </table:table-cell>
          <table:table-cell table:style-name="ce7" table:formula="of:=[.E313]/100" office:value-type="float" office:value="1.48" calcext:value-type="float">
            <text:p>1,48</text:p>
          </table:table-cell>
          <table:table-cell table:style-name="ce7" office:value-type="float" office:value="26.609" calcext:value-type="float">
            <text:p>26,609</text:p>
          </table:table-cell>
          <table:table-cell table:formula="of:=LN([.F313]-[.$Q$3])" office:value-type="float" office:value="0.0561589694007938" calcext:value-type="float">
            <text:p>0,0561589694007938</text:p>
          </table:table-cell>
          <table:table-cell table:formula="of:=LN([.G313])" office:value-type="float" office:value="3.28124950442626" calcext:value-type="float">
            <text:p>3,28124950442626</text:p>
          </table:table-cell>
          <table:table-cell table:formula="of:=[.H313]*[.I313]" office:value-type="float" office:value="0.184271590515444" calcext:value-type="float">
            <text:p>0,184271590515444</text:p>
          </table:table-cell>
          <table:table-cell table:formula="of:=[.H313]^2" office:value-type="float" office:value="0.0031538298441593" calcext:value-type="float">
            <text:p>0,0031538298441593</text:p>
          </table:table-cell>
          <table:table-cell table:formula="of:=[.$Q$5]*([.F313]-[.$Q$3])^[.$Q$4]" office:value-type="float" office:value="19.6833503902496" calcext:value-type="float">
            <text:p>19,6833503902496</text:p>
          </table:table-cell>
          <table:table-cell table:formula="of:=LN([.G313])" office:value-type="float" office:value="3.28124950442626" calcext:value-type="float">
            <text:p>3,28124950442626</text:p>
          </table:table-cell>
          <table:table-cell table:formula="of:=LN([.L313])" office:value-type="float" office:value="2.97977312054133" calcext:value-type="float">
            <text:p>2,97977312054133</text:p>
          </table:table-cell>
          <table:table-cell table:formula="of:=([.M313]-[.N313])^2" office:value-type="float" office:value="0.0908880100403322" calcext:value-type="float">
            <text:p>0,090888010040332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9-04-20" calcext:value-type="date">
            <text:p>20/4/197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float" office:value="148" calcext:value-type="float">
            <text:p>148</text:p>
          </table:table-cell>
          <table:table-cell table:style-name="ce7" table:formula="of:=[.E314]/100" office:value-type="float" office:value="1.48" calcext:value-type="float">
            <text:p>1,48</text:p>
          </table:table-cell>
          <table:table-cell table:style-name="ce7" office:value-type="float" office:value="25.2" calcext:value-type="float">
            <text:p>25,2</text:p>
          </table:table-cell>
          <table:table-cell table:formula="of:=LN([.F314]-[.$Q$3])" office:value-type="float" office:value="0.0561589694007938" calcext:value-type="float">
            <text:p>0,0561589694007938</text:p>
          </table:table-cell>
          <table:table-cell table:formula="of:=LN([.G314])" office:value-type="float" office:value="3.22684399451738" calcext:value-type="float">
            <text:p>3,22684399451738</text:p>
          </table:table-cell>
          <table:table-cell table:formula="of:=[.H314]*[.I314]" office:value-type="float" office:value="0.181216233149237" calcext:value-type="float">
            <text:p>0,181216233149237</text:p>
          </table:table-cell>
          <table:table-cell table:formula="of:=[.H314]^2" office:value-type="float" office:value="0.0031538298441593" calcext:value-type="float">
            <text:p>0,0031538298441593</text:p>
          </table:table-cell>
          <table:table-cell table:formula="of:=[.$Q$5]*([.F314]-[.$Q$3])^[.$Q$4]" office:value-type="float" office:value="19.6833503902496" calcext:value-type="float">
            <text:p>19,6833503902496</text:p>
          </table:table-cell>
          <table:table-cell table:formula="of:=LN([.G314])" office:value-type="float" office:value="3.22684399451738" calcext:value-type="float">
            <text:p>3,22684399451738</text:p>
          </table:table-cell>
          <table:table-cell table:formula="of:=LN([.L314])" office:value-type="float" office:value="2.97977312054133" calcext:value-type="float">
            <text:p>2,97977312054133</text:p>
          </table:table-cell>
          <table:table-cell table:formula="of:=([.M314]-[.N314])^2" office:value-type="float" office:value="0.0610440167672864" calcext:value-type="float">
            <text:p>0,061044016767286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5-04-26" calcext:value-type="date">
            <text:p>26/4/193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48" calcext:value-type="float">
            <text:p>148</text:p>
          </table:table-cell>
          <table:table-cell table:style-name="ce7" table:formula="of:=[.E315]/100" office:value-type="float" office:value="1.48" calcext:value-type="float">
            <text:p>1,48</text:p>
          </table:table-cell>
          <table:table-cell table:style-name="ce7" office:value-type="float" office:value="18.8" calcext:value-type="float">
            <text:p>18,8</text:p>
          </table:table-cell>
          <table:table-cell table:formula="of:=LN([.F315]-[.$Q$3])" office:value-type="float" office:value="0.0561589694007938" calcext:value-type="float">
            <text:p>0,0561589694007938</text:p>
          </table:table-cell>
          <table:table-cell table:formula="of:=LN([.G315])" office:value-type="float" office:value="2.9338568698359" calcext:value-type="float">
            <text:p>2,9338568698359</text:p>
          </table:table-cell>
          <table:table-cell table:formula="of:=[.H315]*[.I315]" office:value-type="float" office:value="0.164762378179423" calcext:value-type="float">
            <text:p>0,164762378179423</text:p>
          </table:table-cell>
          <table:table-cell table:formula="of:=[.H315]^2" office:value-type="float" office:value="0.0031538298441593" calcext:value-type="float">
            <text:p>0,0031538298441593</text:p>
          </table:table-cell>
          <table:table-cell table:formula="of:=[.$Q$5]*([.F315]-[.$Q$3])^[.$Q$4]" office:value-type="float" office:value="19.6833503902496" calcext:value-type="float">
            <text:p>19,6833503902496</text:p>
          </table:table-cell>
          <table:table-cell table:formula="of:=LN([.G315])" office:value-type="float" office:value="2.9338568698359" calcext:value-type="float">
            <text:p>2,9338568698359</text:p>
          </table:table-cell>
          <table:table-cell table:formula="of:=LN([.L315])" office:value-type="float" office:value="2.97977312054133" calcext:value-type="float">
            <text:p>2,97977312054133</text:p>
          </table:table-cell>
          <table:table-cell table:formula="of:=([.M315]-[.N315])^2" office:value-type="float" office:value="0.00210830207884384" calcext:value-type="float">
            <text:p>0,0021083020788438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2-01-27" calcext:value-type="date">
            <text:p>27/1/2012</text:p>
          </table:table-cell>
          <table:table-cell table:style-name="ce3" office:value-type="date" office:date-value="1900-01-01T13:50:00" calcext:value-type="date">
            <text:p>1/1/1900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float" office:value="149" calcext:value-type="float">
            <text:p>149</text:p>
          </table:table-cell>
          <table:table-cell table:style-name="ce7" table:formula="of:=[.E316]/100" office:value-type="float" office:value="1.49" calcext:value-type="float">
            <text:p>1,49</text:p>
          </table:table-cell>
          <table:table-cell table:style-name="ce7" office:value-type="float" office:value="22.361" calcext:value-type="float">
            <text:p>22,361</text:p>
          </table:table-cell>
          <table:table-cell table:formula="of:=LN([.F316]-[.$Q$3])" office:value-type="float" office:value="0.0655684494269278" calcext:value-type="float">
            <text:p>0,0655684494269278</text:p>
          </table:table-cell>
          <table:table-cell table:formula="of:=LN([.G316])" office:value-type="float" office:value="3.10731837000601" calcext:value-type="float">
            <text:p>3,10731837000601</text:p>
          </table:table-cell>
          <table:table-cell table:formula="of:=[.H316]*[.I316]" office:value-type="float" office:value="0.203742047397103" calcext:value-type="float">
            <text:p>0,203742047397103</text:p>
          </table:table-cell>
          <table:table-cell table:formula="of:=[.H316]^2" office:value-type="float" office:value="0.00429922156025159" calcext:value-type="float">
            <text:p>0,00429922156025159</text:p>
          </table:table-cell>
          <table:table-cell table:formula="of:=[.$Q$5]*([.F316]-[.$Q$3])^[.$Q$4]" office:value-type="float" office:value="19.9466200172812" calcext:value-type="float">
            <text:p>19,9466200172812</text:p>
          </table:table-cell>
          <table:table-cell table:formula="of:=LN([.G316])" office:value-type="float" office:value="3.10731837000601" calcext:value-type="float">
            <text:p>3,10731837000601</text:p>
          </table:table-cell>
          <table:table-cell table:formula="of:=LN([.L316])" office:value-type="float" office:value="2.99305970628956" calcext:value-type="float">
            <text:p>2,99305970628956</text:p>
          </table:table-cell>
          <table:table-cell table:formula="of:=([.M316]-[.N316])^2" office:value-type="float" office:value="0.0130550422342692" calcext:value-type="float">
            <text:p>0,013055042234269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5-02-16" calcext:value-type="date">
            <text:p>16/2/197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float" office:value="150" calcext:value-type="float">
            <text:p>150</text:p>
          </table:table-cell>
          <table:table-cell table:style-name="ce7" table:formula="of:=[.E317]/100" office:value-type="float" office:value="1.5" calcext:value-type="float">
            <text:p>1,5</text:p>
          </table:table-cell>
          <table:table-cell table:style-name="ce7" office:value-type="float" office:value="22.8" calcext:value-type="float">
            <text:p>22,8</text:p>
          </table:table-cell>
          <table:table-cell table:formula="of:=LN([.F317]-[.$Q$3])" office:value-type="float" office:value="0.0748902158370848" calcext:value-type="float">
            <text:p>0,0748902158370848</text:p>
          </table:table-cell>
          <table:table-cell table:formula="of:=LN([.G317])" office:value-type="float" office:value="3.1267605359604" calcext:value-type="float">
            <text:p>3,1267605359604</text:p>
          </table:table-cell>
          <table:table-cell table:formula="of:=[.H317]*[.I317]" office:value-type="float" office:value="0.234163771408953" calcext:value-type="float">
            <text:p>0,234163771408953</text:p>
          </table:table-cell>
          <table:table-cell table:formula="of:=[.H317]^2" office:value-type="float" office:value="0.00560854442812515" calcext:value-type="float">
            <text:p>0,00560854442812515</text:p>
          </table:table-cell>
          <table:table-cell table:formula="of:=[.$Q$5]*([.F317]-[.$Q$3])^[.$Q$4]" office:value-type="float" office:value="20.2109075558474" calcext:value-type="float">
            <text:p>20,2109075558474</text:p>
          </table:table-cell>
          <table:table-cell table:formula="of:=LN([.G317])" office:value-type="float" office:value="3.1267605359604" calcext:value-type="float">
            <text:p>3,1267605359604</text:p>
          </table:table-cell>
          <table:table-cell table:formula="of:=LN([.L317])" office:value-type="float" office:value="3.00622243668374" calcext:value-type="float">
            <text:p>3,00622243668374</text:p>
          </table:table-cell>
          <table:table-cell table:formula="of:=([.M317]-[.N317])^2" office:value-type="float" office:value="0.0145294333772285" calcext:value-type="float">
            <text:p>0,014529433377228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1-12-05" calcext:value-type="date">
            <text:p>5/12/2011</text:p>
          </table:table-cell>
          <table:table-cell table:style-name="ce3" office:value-type="date" office:date-value="1900-01-01T10:40:00" calcext:value-type="date">
            <text:p>1/1/1900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float" office:value="151" calcext:value-type="float">
            <text:p>151</text:p>
          </table:table-cell>
          <table:table-cell table:style-name="ce7" table:formula="of:=[.E318]/100" office:value-type="float" office:value="1.51" calcext:value-type="float">
            <text:p>1,51</text:p>
          </table:table-cell>
          <table:table-cell table:style-name="ce7" office:value-type="float" office:value="22.454" calcext:value-type="float">
            <text:p>22,454</text:p>
          </table:table-cell>
          <table:table-cell table:formula="of:=LN([.F318]-[.$Q$3])" office:value-type="float" office:value="0.0841258888431727" calcext:value-type="float">
            <text:p>0,0841258888431727</text:p>
          </table:table-cell>
          <table:table-cell table:formula="of:=LN([.G318])" office:value-type="float" office:value="3.11146877203659" calcext:value-type="float">
            <text:p>3,11146877203659</text:p>
          </table:table-cell>
          <table:table-cell table:formula="of:=[.H318]*[.I318]" office:value-type="float" office:value="0.261755076055353" calcext:value-type="float">
            <text:p>0,261755076055353</text:p>
          </table:table-cell>
          <table:table-cell table:formula="of:=[.H318]^2" office:value-type="float" office:value="0.00707716517365386" calcext:value-type="float">
            <text:p>0,00707716517365386</text:p>
          </table:table-cell>
          <table:table-cell table:formula="of:=[.$Q$5]*([.F318]-[.$Q$3])^[.$Q$4]" office:value-type="float" office:value="20.4762074421092" calcext:value-type="float">
            <text:p>20,4762074421092</text:p>
          </table:table-cell>
          <table:table-cell table:formula="of:=LN([.G318])" office:value-type="float" office:value="3.11146877203659" calcext:value-type="float">
            <text:p>3,11146877203659</text:p>
          </table:table-cell>
          <table:table-cell table:formula="of:=LN([.L318])" office:value-type="float" office:value="3.01926359953197" calcext:value-type="float">
            <text:p>3,01926359953197</text:p>
          </table:table-cell>
          <table:table-cell table:formula="of:=([.M318]-[.N318])^2" office:value-type="float" office:value="0.00850179383660686" calcext:value-type="float">
            <text:p>0,0085017938366068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6-12-15" calcext:value-type="date">
            <text:p>15/12/197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float" office:value="152" calcext:value-type="float">
            <text:p>152</text:p>
          </table:table-cell>
          <table:table-cell table:style-name="ce7" table:formula="of:=[.E319]/100" office:value-type="float" office:value="1.52" calcext:value-type="float">
            <text:p>1,52</text:p>
          </table:table-cell>
          <table:table-cell table:style-name="ce7" office:value-type="float" office:value="19.8" calcext:value-type="float">
            <text:p>19,8</text:p>
          </table:table-cell>
          <table:table-cell table:formula="of:=LN([.F319]-[.$Q$3])" office:value-type="float" office:value="0.0932770441757183" calcext:value-type="float">
            <text:p>0,0932770441757183</text:p>
          </table:table-cell>
          <table:table-cell table:formula="of:=LN([.G319])" office:value-type="float" office:value="2.98568193770049" calcext:value-type="float">
            <text:p>2,98568193770049</text:p>
          </table:table-cell>
          <table:table-cell table:formula="of:=[.H319]*[.I319]" office:value-type="float" office:value="0.278495585997533" calcext:value-type="float">
            <text:p>0,278495585997533</text:p>
          </table:table-cell>
          <table:table-cell table:formula="of:=[.H319]^2" office:value-type="float" office:value="0.0087006069701589" calcext:value-type="float">
            <text:p>0,0087006069701589</text:p>
          </table:table-cell>
          <table:table-cell table:formula="of:=[.$Q$5]*([.F319]-[.$Q$3])^[.$Q$4]" office:value-type="float" office:value="20.7425141936083" calcext:value-type="float">
            <text:p>20,7425141936083</text:p>
          </table:table-cell>
          <table:table-cell table:formula="of:=LN([.G319])" office:value-type="float" office:value="2.98568193770049" calcext:value-type="float">
            <text:p>2,98568193770049</text:p>
          </table:table-cell>
          <table:table-cell table:formula="of:=LN([.L319])" office:value-type="float" office:value="3.03218541983272" calcext:value-type="float">
            <text:p>3,03218541983272</text:p>
          </table:table-cell>
          <table:table-cell table:formula="of:=([.M319]-[.N319])^2" office:value-type="float" office:value="0.00216257385042223" calcext:value-type="float">
            <text:p>0,0021625738504222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02-02-01" calcext:value-type="date">
            <text:p>1/2/2002</text:p>
          </table:table-cell>
          <table:table-cell table:style-name="ce3" office:value-type="date" office:date-value="1900-01-01T18:08:00" calcext:value-type="date">
            <text:p>1/1/1900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153" calcext:value-type="float">
            <text:p>153</text:p>
          </table:table-cell>
          <table:table-cell table:style-name="ce7" table:formula="of:=[.E320]/100" office:value-type="float" office:value="1.53" calcext:value-type="float">
            <text:p>1,53</text:p>
          </table:table-cell>
          <table:table-cell table:style-name="ce7" office:value-type="float" office:value="22.7" calcext:value-type="float">
            <text:p>22,7</text:p>
          </table:table-cell>
          <table:table-cell table:formula="of:=LN([.F320]-[.$Q$3])" office:value-type="float" office:value="0.102345214697371" calcext:value-type="float">
            <text:p>0,102345214697371</text:p>
          </table:table-cell>
          <table:table-cell table:formula="of:=LN([.G320])" office:value-type="float" office:value="3.12236492448736" calcext:value-type="float">
            <text:p>3,12236492448736</text:p>
          </table:table-cell>
          <table:table-cell table:formula="of:=[.H320]*[.I320]" office:value-type="float" office:value="0.3195591085602" calcext:value-type="float">
            <text:p>0,3195591085602</text:p>
          </table:table-cell>
          <table:table-cell table:formula="of:=[.H320]^2" office:value-type="float" office:value="0.010474542971451" calcext:value-type="float">
            <text:p>0,010474542971451</text:p>
          </table:table-cell>
          <table:table-cell table:formula="of:=[.$Q$5]*([.F320]-[.$Q$3])^[.$Q$4]" office:value-type="float" office:value="21.0098224073447" calcext:value-type="float">
            <text:p>21,0098224073447</text:p>
          </table:table-cell>
          <table:table-cell table:formula="of:=LN([.G320])" office:value-type="float" office:value="3.12236492448736" calcext:value-type="float">
            <text:p>3,12236492448736</text:p>
          </table:table-cell>
          <table:table-cell table:formula="of:=LN([.L320])" office:value-type="float" office:value="3.0449900620532" calcext:value-type="float">
            <text:p>3,0449900620532</text:p>
          </table:table-cell>
          <table:table-cell table:formula="of:=([.M320]-[.N320])^2" office:value-type="float" office:value="0.00598686933670448" calcext:value-type="float">
            <text:p>0,0059868693367044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7-10-23" calcext:value-type="date">
            <text:p>23/10/199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float" office:value="154" calcext:value-type="float">
            <text:p>154</text:p>
          </table:table-cell>
          <table:table-cell table:style-name="ce7" table:formula="of:=[.E321]/100" office:value-type="float" office:value="1.54" calcext:value-type="float">
            <text:p>1,54</text:p>
          </table:table-cell>
          <table:table-cell table:style-name="ce7" office:value-type="float" office:value="20.8" calcext:value-type="float">
            <text:p>20,8</text:p>
          </table:table-cell>
          <table:table-cell table:formula="of:=LN([.F321]-[.$Q$3])" office:value-type="float" office:value="0.111331891943906" calcext:value-type="float">
            <text:p>0,111331891943906</text:p>
          </table:table-cell>
          <table:table-cell table:formula="of:=LN([.G321])" office:value-type="float" office:value="3.03495298670727" calcext:value-type="float">
            <text:p>3,03495298670727</text:p>
          </table:table-cell>
          <table:table-cell table:formula="of:=[.H321]*[.I321]" office:value-type="float" office:value="0.337887057970929" calcext:value-type="float">
            <text:p>0,337887057970929</text:p>
          </table:table-cell>
          <table:table-cell table:formula="of:=[.H321]^2" office:value-type="float" office:value="0.0123947901638096" calcext:value-type="float">
            <text:p>0,0123947901638096</text:p>
          </table:table-cell>
          <table:table-cell table:formula="of:=[.$Q$5]*([.F321]-[.$Q$3])^[.$Q$4]" office:value-type="float" office:value="21.2781267579167" calcext:value-type="float">
            <text:p>21,2781267579167</text:p>
          </table:table-cell>
          <table:table-cell table:formula="of:=LN([.G321])" office:value-type="float" office:value="3.03495298670727" calcext:value-type="float">
            <text:p>3,03495298670727</text:p>
          </table:table-cell>
          <table:table-cell table:formula="of:=LN([.L321])" office:value-type="float" office:value="3.05767963230534" calcext:value-type="float">
            <text:p>3,05767963230534</text:p>
          </table:table-cell>
          <table:table-cell table:formula="of:=([.M321]-[.N321])^2" office:value-type="float" office:value="0.000516500420140059" calcext:value-type="float">
            <text:p>0,00051650042014005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3-03-02" calcext:value-type="date">
            <text:p>2/3/2013</text:p>
          </table:table-cell>
          <table:table-cell table:style-name="ce3" office:value-type="date" office:date-value="1900-01-01T08:45:00" calcext:value-type="date">
            <text:p>1/1/1900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float" office:value="155" calcext:value-type="float">
            <text:p>155</text:p>
          </table:table-cell>
          <table:table-cell table:style-name="ce7" table:formula="of:=[.E322]/100" office:value-type="float" office:value="1.55" calcext:value-type="float">
            <text:p>1,55</text:p>
          </table:table-cell>
          <table:table-cell table:style-name="ce7" office:value-type="float" office:value="24.916" calcext:value-type="float">
            <text:p>24,916</text:p>
          </table:table-cell>
          <table:table-cell table:formula="of:=LN([.F322]-[.$Q$3])" office:value-type="float" office:value="0.120238527596595" calcext:value-type="float">
            <text:p>0,120238527596595</text:p>
          </table:table-cell>
          <table:table-cell table:formula="of:=LN([.G322])" office:value-type="float" office:value="3.2155101673919" calcext:value-type="float">
            <text:p>3,2155101673919</text:p>
          </table:table-cell>
          <table:table-cell table:formula="of:=[.H322]*[.I322]" office:value-type="float" office:value="0.386628207999084" calcext:value-type="float">
            <text:p>0,386628207999084</text:p>
          </table:table-cell>
          <table:table-cell table:formula="of:=[.H322]^2" office:value-type="float" office:value="0.0144573035185973" calcext:value-type="float">
            <text:p>0,0144573035185973</text:p>
          </table:table-cell>
          <table:table-cell table:formula="of:=[.$Q$5]*([.F322]-[.$Q$3])^[.$Q$4]" office:value-type="float" office:value="21.5474219957211" calcext:value-type="float">
            <text:p>21,5474219957211</text:p>
          </table:table-cell>
          <table:table-cell table:formula="of:=LN([.G322])" office:value-type="float" office:value="3.2155101673919" calcext:value-type="float">
            <text:p>3,2155101673919</text:p>
          </table:table-cell>
          <table:table-cell table:formula="of:=LN([.L322])" office:value-type="float" office:value="3.07025618042478" calcext:value-type="float">
            <text:p>3,07025618042478</text:p>
          </table:table-cell>
          <table:table-cell table:formula="of:=([.M322]-[.N322])^2" office:value-type="float" office:value="0.0210987207298428" calcext:value-type="float">
            <text:p>0,021098720729842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2-04-14" calcext:value-type="date">
            <text:p>14/4/198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float" office:value="155" calcext:value-type="float">
            <text:p>155</text:p>
          </table:table-cell>
          <table:table-cell table:style-name="ce7" table:formula="of:=[.E323]/100" office:value-type="float" office:value="1.55" calcext:value-type="float">
            <text:p>1,55</text:p>
          </table:table-cell>
          <table:table-cell table:style-name="ce7" office:value-type="float" office:value="20.9" calcext:value-type="float">
            <text:p>20,9</text:p>
          </table:table-cell>
          <table:table-cell table:formula="of:=LN([.F323]-[.$Q$3])" office:value-type="float" office:value="0.120238527596595" calcext:value-type="float">
            <text:p>0,120238527596595</text:p>
          </table:table-cell>
          <table:table-cell table:formula="of:=LN([.G323])" office:value-type="float" office:value="3.03974915897077" calcext:value-type="float">
            <text:p>3,03974915897077</text:p>
          </table:table-cell>
          <table:table-cell table:formula="of:=[.H323]*[.I323]" office:value-type="float" office:value="0.365494963137634" calcext:value-type="float">
            <text:p>0,365494963137634</text:p>
          </table:table-cell>
          <table:table-cell table:formula="of:=[.H323]^2" office:value-type="float" office:value="0.0144573035185973" calcext:value-type="float">
            <text:p>0,0144573035185973</text:p>
          </table:table-cell>
          <table:table-cell table:formula="of:=[.$Q$5]*([.F323]-[.$Q$3])^[.$Q$4]" office:value-type="float" office:value="21.5474219957211" calcext:value-type="float">
            <text:p>21,5474219957211</text:p>
          </table:table-cell>
          <table:table-cell table:formula="of:=LN([.G323])" office:value-type="float" office:value="3.03974915897077" calcext:value-type="float">
            <text:p>3,03974915897077</text:p>
          </table:table-cell>
          <table:table-cell table:formula="of:=LN([.L323])" office:value-type="float" office:value="3.07025618042478" calcext:value-type="float">
            <text:p>3,07025618042478</text:p>
          </table:table-cell>
          <table:table-cell table:formula="of:=([.M323]-[.N323])^2" office:value-type="float" office:value="0.00093067835799598" calcext:value-type="float">
            <text:p>0,0009306783579959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1-12-01" calcext:value-type="date">
            <text:p>1/12/198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float" office:value="156" calcext:value-type="float">
            <text:p>156</text:p>
          </table:table-cell>
          <table:table-cell table:style-name="ce7" table:formula="of:=[.E324]/100" office:value-type="float" office:value="1.56" calcext:value-type="float">
            <text:p>1,56</text:p>
          </table:table-cell>
          <table:table-cell table:style-name="ce7" office:value-type="float" office:value="24.6" calcext:value-type="float">
            <text:p>24,6</text:p>
          </table:table-cell>
          <table:table-cell table:formula="of:=LN([.F324]-[.$Q$3])" office:value-type="float" office:value="0.129066534889591" calcext:value-type="float">
            <text:p>0,129066534889591</text:p>
          </table:table-cell>
          <table:table-cell table:formula="of:=LN([.G324])" office:value-type="float" office:value="3.20274644293832" calcext:value-type="float">
            <text:p>3,20274644293832</text:p>
          </table:table-cell>
          <table:table-cell table:formula="of:=[.H324]*[.I324]" office:value-type="float" office:value="0.413367385520011" calcext:value-type="float">
            <text:p>0,413367385520011</text:p>
          </table:table-cell>
          <table:table-cell table:formula="of:=[.H324]^2" office:value-type="float" office:value="0.0166581704284059" calcext:value-type="float">
            <text:p>0,0166581704284059</text:p>
          </table:table-cell>
          <table:table-cell table:formula="of:=[.$Q$5]*([.F324]-[.$Q$3])^[.$Q$4]" office:value-type="float" office:value="21.8177029452105" calcext:value-type="float">
            <text:p>21,8177029452105</text:p>
          </table:table-cell>
          <table:table-cell table:formula="of:=LN([.G324])" office:value-type="float" office:value="3.20274644293832" calcext:value-type="float">
            <text:p>3,20274644293832</text:p>
          </table:table-cell>
          <table:table-cell table:formula="of:=LN([.L324])" office:value-type="float" office:value="3.08272170195823" calcext:value-type="float">
            <text:p>3,08272170195823</text:p>
          </table:table-cell>
          <table:table-cell table:formula="of:=([.M324]-[.N324])^2" office:value-type="float" office:value="0.0144059384473364" calcext:value-type="float">
            <text:p>0,014405938447336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0-02-07" calcext:value-type="date">
            <text:p>7/2/198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float" office:value="156" calcext:value-type="float">
            <text:p>156</text:p>
          </table:table-cell>
          <table:table-cell table:style-name="ce7" table:formula="of:=[.E325]/100" office:value-type="float" office:value="1.56" calcext:value-type="float">
            <text:p>1,56</text:p>
          </table:table-cell>
          <table:table-cell table:style-name="ce7" office:value-type="float" office:value="27" calcext:value-type="float">
            <text:p>27</text:p>
          </table:table-cell>
          <table:table-cell table:formula="of:=LN([.F325]-[.$Q$3])" office:value-type="float" office:value="0.129066534889591" calcext:value-type="float">
            <text:p>0,129066534889591</text:p>
          </table:table-cell>
          <table:table-cell table:formula="of:=LN([.G325])" office:value-type="float" office:value="3.29583686600433" calcext:value-type="float">
            <text:p>3,29583686600433</text:p>
          </table:table-cell>
          <table:table-cell table:formula="of:=[.H325]*[.I325]" office:value-type="float" office:value="0.425382243856547" calcext:value-type="float">
            <text:p>0,425382243856547</text:p>
          </table:table-cell>
          <table:table-cell table:formula="of:=[.H325]^2" office:value-type="float" office:value="0.0166581704284059" calcext:value-type="float">
            <text:p>0,0166581704284059</text:p>
          </table:table-cell>
          <table:table-cell table:formula="of:=[.$Q$5]*([.F325]-[.$Q$3])^[.$Q$4]" office:value-type="float" office:value="21.8177029452105" calcext:value-type="float">
            <text:p>21,8177029452105</text:p>
          </table:table-cell>
          <table:table-cell table:formula="of:=LN([.G325])" office:value-type="float" office:value="3.29583686600433" calcext:value-type="float">
            <text:p>3,29583686600433</text:p>
          </table:table-cell>
          <table:table-cell table:formula="of:=LN([.L325])" office:value-type="float" office:value="3.08272170195823" calcext:value-type="float">
            <text:p>3,08272170195823</text:p>
          </table:table-cell>
          <table:table-cell table:formula="of:=([.M325]-[.N325])^2" office:value-type="float" office:value="0.0454180731463948" calcext:value-type="float">
            <text:p>0,045418073146394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3-02-11" calcext:value-type="date">
            <text:p>11/2/198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float" office:value="158" calcext:value-type="float">
            <text:p>158</text:p>
          </table:table-cell>
          <table:table-cell table:style-name="ce7" table:formula="of:=[.E326]/100" office:value-type="float" office:value="1.58" calcext:value-type="float">
            <text:p>1,58</text:p>
          </table:table-cell>
          <table:table-cell table:style-name="ce7" office:value-type="float" office:value="25.2" calcext:value-type="float">
            <text:p>25,2</text:p>
          </table:table-cell>
          <table:table-cell table:formula="of:=LN([.F326]-[.$Q$3])" office:value-type="float" office:value="0.146492133113926" calcext:value-type="float">
            <text:p>0,146492133113926</text:p>
          </table:table-cell>
          <table:table-cell table:formula="of:=LN([.G326])" office:value-type="float" office:value="3.22684399451738" calcext:value-type="float">
            <text:p>3,22684399451738</text:p>
          </table:table-cell>
          <table:table-cell table:formula="of:=[.H326]*[.I326]" office:value-type="float" office:value="0.472707259982713" calcext:value-type="float">
            <text:p>0,472707259982713</text:p>
          </table:table-cell>
          <table:table-cell table:formula="of:=[.H326]^2" office:value-type="float" office:value="0.0214599450642683" calcext:value-type="float">
            <text:p>0,0214599450642683</text:p>
          </table:table-cell>
          <table:table-cell table:formula="of:=[.$Q$5]*([.F326]-[.$Q$3])^[.$Q$4]" office:value-type="float" office:value="22.3612016372594" calcext:value-type="float">
            <text:p>22,3612016372594</text:p>
          </table:table-cell>
          <table:table-cell table:formula="of:=LN([.G326])" office:value-type="float" office:value="3.22684399451738" calcext:value-type="float">
            <text:p>3,22684399451738</text:p>
          </table:table-cell>
          <table:table-cell table:formula="of:=LN([.L326])" office:value-type="float" office:value="3.10732738732859" calcext:value-type="float">
            <text:p>3,10732738732859</text:p>
          </table:table-cell>
          <table:table-cell table:formula="of:=([.M326]-[.N326])^2" office:value-type="float" office:value="0.0142842193939186" calcext:value-type="float">
            <text:p>0,014284219393918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8-03-21" calcext:value-type="date">
            <text:p>21/3/198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float" office:value="161" calcext:value-type="float">
            <text:p>161</text:p>
          </table:table-cell>
          <table:table-cell table:style-name="ce7" table:formula="of:=[.E327]/100" office:value-type="float" office:value="1.61" calcext:value-type="float">
            <text:p>1,61</text:p>
          </table:table-cell>
          <table:table-cell table:style-name="ce7" office:value-type="float" office:value="27.3" calcext:value-type="float">
            <text:p>27,3</text:p>
          </table:table-cell>
          <table:table-cell table:formula="of:=LN([.F327]-[.$Q$3])" office:value-type="float" office:value="0.172074082630178" calcext:value-type="float">
            <text:p>0,172074082630178</text:p>
          </table:table-cell>
          <table:table-cell table:formula="of:=LN([.G327])" office:value-type="float" office:value="3.30688670219091" calcext:value-type="float">
            <text:p>3,30688670219091</text:p>
          </table:table-cell>
          <table:table-cell table:formula="of:=[.H327]*[.I327]" office:value-type="float" office:value="0.569029495641435" calcext:value-type="float">
            <text:p>0,569029495641435</text:p>
          </table:table-cell>
          <table:table-cell table:formula="of:=[.H327]^2" office:value-type="float" office:value="0.0296094899130172" calcext:value-type="float">
            <text:p>0,0296094899130172</text:p>
          </table:table-cell>
          <table:table-cell table:formula="of:=[.$Q$5]*([.F327]-[.$Q$3])^[.$Q$4]" office:value-type="float" office:value="23.1837171993912" calcext:value-type="float">
            <text:p>23,1837171993912</text:p>
          </table:table-cell>
          <table:table-cell table:formula="of:=LN([.G327])" office:value-type="float" office:value="3.30688670219091" calcext:value-type="float">
            <text:p>3,30688670219091</text:p>
          </table:table-cell>
          <table:table-cell table:formula="of:=LN([.L327])" office:value-type="float" office:value="3.14345018741004" calcext:value-type="float">
            <text:p>3,14345018741004</text:p>
          </table:table-cell>
          <table:table-cell table:formula="of:=([.M327]-[.N327])^2" office:value-type="float" office:value="0.0267114943637195" calcext:value-type="float">
            <text:p>0,026711494363719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4-12-17" calcext:value-type="date">
            <text:p>17/12/197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float" office:value="161" calcext:value-type="float">
            <text:p>161</text:p>
          </table:table-cell>
          <table:table-cell table:style-name="ce7" table:formula="of:=[.E328]/100" office:value-type="float" office:value="1.61" calcext:value-type="float">
            <text:p>1,61</text:p>
          </table:table-cell>
          <table:table-cell table:style-name="ce7" office:value-type="float" office:value="25.1" calcext:value-type="float">
            <text:p>25,1</text:p>
          </table:table-cell>
          <table:table-cell table:formula="of:=LN([.F328]-[.$Q$3])" office:value-type="float" office:value="0.172074082630178" calcext:value-type="float">
            <text:p>0,172074082630178</text:p>
          </table:table-cell>
          <table:table-cell table:formula="of:=LN([.G328])" office:value-type="float" office:value="3.22286784613774" calcext:value-type="float">
            <text:p>3,22286784613774</text:p>
          </table:table-cell>
          <table:table-cell table:formula="of:=[.H328]*[.I328]" office:value-type="float" office:value="0.554572028062447" calcext:value-type="float">
            <text:p>0,554572028062447</text:p>
          </table:table-cell>
          <table:table-cell table:formula="of:=[.H328]^2" office:value-type="float" office:value="0.0296094899130172" calcext:value-type="float">
            <text:p>0,0296094899130172</text:p>
          </table:table-cell>
          <table:table-cell table:formula="of:=[.$Q$5]*([.F328]-[.$Q$3])^[.$Q$4]" office:value-type="float" office:value="23.1837171993912" calcext:value-type="float">
            <text:p>23,1837171993912</text:p>
          </table:table-cell>
          <table:table-cell table:formula="of:=LN([.G328])" office:value-type="float" office:value="3.22286784613774" calcext:value-type="float">
            <text:p>3,22286784613774</text:p>
          </table:table-cell>
          <table:table-cell table:formula="of:=LN([.L328])" office:value-type="float" office:value="3.14345018741004" calcext:value-type="float">
            <text:p>3,14345018741004</text:p>
          </table:table-cell>
          <table:table-cell table:formula="of:=([.M328]-[.N328])^2" office:value-type="float" office:value="0.00630716451778946" calcext:value-type="float">
            <text:p>0,0063071645177894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8-11-02" calcext:value-type="date">
            <text:p>2/11/1998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float" office:value="162" calcext:value-type="float">
            <text:p>162</text:p>
          </table:table-cell>
          <table:table-cell table:style-name="ce7" table:formula="of:=[.E329]/100" office:value-type="float" office:value="1.62" calcext:value-type="float">
            <text:p>1,62</text:p>
          </table:table-cell>
          <table:table-cell table:style-name="ce7" office:value-type="float" office:value="23.3" calcext:value-type="float">
            <text:p>23,3</text:p>
          </table:table-cell>
          <table:table-cell table:formula="of:=LN([.F329]-[.$Q$3])" office:value-type="float" office:value="0.180458007105695" calcext:value-type="float">
            <text:p>0,180458007105695</text:p>
          </table:table-cell>
          <table:table-cell table:formula="of:=LN([.G329])" office:value-type="float" office:value="3.14845336057165" calcext:value-type="float">
            <text:p>3,14845336057165</text:p>
          </table:table-cell>
          <table:table-cell table:formula="of:=[.H329]*[.I329]" office:value-type="float" office:value="0.56816361891399" calcext:value-type="float">
            <text:p>0,56816361891399</text:p>
          </table:table-cell>
          <table:table-cell table:formula="of:=[.H329]^2" office:value-type="float" office:value="0.0325650923285592" calcext:value-type="float">
            <text:p>0,0325650923285592</text:p>
          </table:table-cell>
          <table:table-cell table:formula="of:=[.$Q$5]*([.F329]-[.$Q$3])^[.$Q$4]" office:value-type="float" office:value="23.4598076734579" calcext:value-type="float">
            <text:p>23,4598076734579</text:p>
          </table:table-cell>
          <table:table-cell table:formula="of:=LN([.G329])" office:value-type="float" office:value="3.14845336057165" calcext:value-type="float">
            <text:p>3,14845336057165</text:p>
          </table:table-cell>
          <table:table-cell table:formula="of:=LN([.L329])" office:value-type="float" office:value="3.1552886451294" calcext:value-type="float">
            <text:p>3,1552886451294</text:p>
          </table:table-cell>
          <table:table-cell table:formula="of:=([.M329]-[.N329])^2" office:value-type="float" office:value="0.0000467211149853968" calcext:value-type="float">
            <text:p>4,67211149853968E-0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5-01-16" calcext:value-type="date">
            <text:p>16/1/196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float" office:value="163" calcext:value-type="float">
            <text:p>163</text:p>
          </table:table-cell>
          <table:table-cell table:style-name="ce7" table:formula="of:=[.E330]/100" office:value-type="float" office:value="1.63" calcext:value-type="float">
            <text:p>1,63</text:p>
          </table:table-cell>
          <table:table-cell table:style-name="ce7" office:value-type="float" office:value="24.2" calcext:value-type="float">
            <text:p>24,2</text:p>
          </table:table-cell>
          <table:table-cell table:formula="of:=LN([.F330]-[.$Q$3])" office:value-type="float" office:value="0.188772225398068" calcext:value-type="float">
            <text:p>0,188772225398068</text:p>
          </table:table-cell>
          <table:table-cell table:formula="of:=LN([.G330])" office:value-type="float" office:value="3.18635263316264" calcext:value-type="float">
            <text:p>3,18635263316264</text:p>
          </table:table-cell>
          <table:table-cell table:formula="of:=[.H330]*[.I330]" office:value-type="float" office:value="0.601494877465106" calcext:value-type="float">
            <text:p>0,601494877465106</text:p>
          </table:table-cell>
          <table:table-cell table:formula="of:=[.H330]^2" office:value-type="float" office:value="0.035634953081739" calcext:value-type="float">
            <text:p>0,035634953081739</text:p>
          </table:table-cell>
          <table:table-cell table:formula="of:=[.$Q$5]*([.F330]-[.$Q$3])^[.$Q$4]" office:value-type="float" office:value="23.7368495685799" calcext:value-type="float">
            <text:p>23,7368495685799</text:p>
          </table:table-cell>
          <table:table-cell table:formula="of:=LN([.G330])" office:value-type="float" office:value="3.18635263316264" calcext:value-type="float">
            <text:p>3,18635263316264</text:p>
          </table:table-cell>
          <table:table-cell table:formula="of:=LN([.L330])" office:value-type="float" office:value="3.1670286747553" calcext:value-type="float">
            <text:p>3,1670286747553</text:p>
          </table:table-cell>
          <table:table-cell table:formula="of:=([.M330]-[.N330])^2" office:value-type="float" office:value="0.000373415368528783" calcext:value-type="float">
            <text:p>0,00037341536852878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5-01-16" calcext:value-type="date">
            <text:p>16/1/196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float" office:value="163" calcext:value-type="float">
            <text:p>163</text:p>
          </table:table-cell>
          <table:table-cell table:style-name="ce7" table:formula="of:=[.E331]/100" office:value-type="float" office:value="1.63" calcext:value-type="float">
            <text:p>1,63</text:p>
          </table:table-cell>
          <table:table-cell table:style-name="ce7" office:value-type="float" office:value="25.5" calcext:value-type="float">
            <text:p>25,5</text:p>
          </table:table-cell>
          <table:table-cell table:formula="of:=LN([.F331]-[.$Q$3])" office:value-type="float" office:value="0.188772225398068" calcext:value-type="float">
            <text:p>0,188772225398068</text:p>
          </table:table-cell>
          <table:table-cell table:formula="of:=LN([.G331])" office:value-type="float" office:value="3.23867845216438" calcext:value-type="float">
            <text:p>3,23867845216438</text:p>
          </table:table-cell>
          <table:table-cell table:formula="of:=[.H331]*[.I331]" office:value-type="float" office:value="0.611372538763841" calcext:value-type="float">
            <text:p>0,611372538763841</text:p>
          </table:table-cell>
          <table:table-cell table:formula="of:=[.H331]^2" office:value-type="float" office:value="0.035634953081739" calcext:value-type="float">
            <text:p>0,035634953081739</text:p>
          </table:table-cell>
          <table:table-cell table:formula="of:=[.$Q$5]*([.F331]-[.$Q$3])^[.$Q$4]" office:value-type="float" office:value="23.7368495685799" calcext:value-type="float">
            <text:p>23,7368495685799</text:p>
          </table:table-cell>
          <table:table-cell table:formula="of:=LN([.G331])" office:value-type="float" office:value="3.23867845216438" calcext:value-type="float">
            <text:p>3,23867845216438</text:p>
          </table:table-cell>
          <table:table-cell table:formula="of:=LN([.L331])" office:value-type="float" office:value="3.1670286747553" calcext:value-type="float">
            <text:p>3,1670286747553</text:p>
          </table:table-cell>
          <table:table-cell table:formula="of:=([.M331]-[.N331])^2" office:value-type="float" office:value="0.00513369060277129" calcext:value-type="float">
            <text:p>0,0051336906027712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5-03-25" calcext:value-type="date">
            <text:p>25/3/198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float" office:value="167" calcext:value-type="float">
            <text:p>167</text:p>
          </table:table-cell>
          <table:table-cell table:style-name="ce7" table:formula="of:=[.E332]/100" office:value-type="float" office:value="1.67" calcext:value-type="float">
            <text:p>1,67</text:p>
          </table:table-cell>
          <table:table-cell table:style-name="ce7" office:value-type="float" office:value="27.2" calcext:value-type="float">
            <text:p>27,2</text:p>
          </table:table-cell>
          <table:table-cell table:formula="of:=LN([.F332]-[.$Q$3])" office:value-type="float" office:value="0.221354610329696" calcext:value-type="float">
            <text:p>0,221354610329696</text:p>
          </table:table-cell>
          <table:table-cell table:formula="of:=LN([.G332])" office:value-type="float" office:value="3.30321697330195" calcext:value-type="float">
            <text:p>3,30321697330195</text:p>
          </table:table-cell>
          <table:table-cell table:formula="of:=[.H332]*[.I332]" office:value-type="float" office:value="0.731182305959692" calcext:value-type="float">
            <text:p>0,731182305959692</text:p>
          </table:table-cell>
          <table:table-cell table:formula="of:=[.H332]^2" office:value-type="float" office:value="0.0489978635142117" calcext:value-type="float">
            <text:p>0,0489978635142117</text:p>
          </table:table-cell>
          <table:table-cell table:formula="of:=[.$Q$5]*([.F332]-[.$Q$3])^[.$Q$4]" office:value-type="float" office:value="24.85443946769" calcext:value-type="float">
            <text:p>24,85443946769</text:p>
          </table:table-cell>
          <table:table-cell table:formula="of:=LN([.G332])" office:value-type="float" office:value="3.30321697330195" calcext:value-type="float">
            <text:p>3,30321697330195</text:p>
          </table:table-cell>
          <table:table-cell table:formula="of:=LN([.L332])" office:value-type="float" office:value="3.21303638719778" calcext:value-type="float">
            <text:p>3,21303638719778</text:p>
          </table:table-cell>
          <table:table-cell table:formula="of:=([.M332]-[.N332])^2" office:value-type="float" office:value="0.00813253811009102" calcext:value-type="float">
            <text:p>0,0081325381100910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4-16" calcext:value-type="date">
            <text:p>16/4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float" office:value="168" calcext:value-type="float">
            <text:p>168</text:p>
          </table:table-cell>
          <table:table-cell table:style-name="ce7" table:formula="of:=[.E333]/100" office:value-type="float" office:value="1.68" calcext:value-type="float">
            <text:p>1,68</text:p>
          </table:table-cell>
          <table:table-cell table:style-name="ce7" office:value-type="float" office:value="31.4" calcext:value-type="float">
            <text:p>31,4</text:p>
          </table:table-cell>
          <table:table-cell table:formula="of:=LN([.F333]-[.$Q$3])" office:value-type="float" office:value="0.229336990529443" calcext:value-type="float">
            <text:p>0,229336990529443</text:p>
          </table:table-cell>
          <table:table-cell table:formula="of:=LN([.G333])" office:value-type="float" office:value="3.44680789291421" calcext:value-type="float">
            <text:p>3,44680789291421</text:p>
          </table:table-cell>
          <table:table-cell table:formula="of:=[.H333]*[.I333]" office:value-type="float" office:value="0.790480549094075" calcext:value-type="float">
            <text:p>0,790480549094075</text:p>
          </table:table-cell>
          <table:table-cell table:formula="of:=[.H333]^2" office:value-type="float" office:value="0.0525954552251018" calcext:value-type="float">
            <text:p>0,0525954552251018</text:p>
          </table:table-cell>
          <table:table-cell table:formula="of:=[.$Q$5]*([.F333]-[.$Q$3])^[.$Q$4]" office:value-type="float" office:value="25.1361700661966" calcext:value-type="float">
            <text:p>25,1361700661966</text:p>
          </table:table-cell>
          <table:table-cell table:formula="of:=LN([.G333])" office:value-type="float" office:value="3.44680789291421" calcext:value-type="float">
            <text:p>3,44680789291421</text:p>
          </table:table-cell>
          <table:table-cell table:formula="of:=LN([.L333])" office:value-type="float" office:value="3.22430784733206" calcext:value-type="float">
            <text:p>3,22430784733206</text:p>
          </table:table-cell>
          <table:table-cell table:formula="of:=([.M333]-[.N333])^2" office:value-type="float" office:value="0.0495062702840563" calcext:value-type="float">
            <text:p>0,049506270284056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2-04-16" calcext:value-type="date">
            <text:p>16/4/197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float" office:value="168" calcext:value-type="float">
            <text:p>168</text:p>
          </table:table-cell>
          <table:table-cell table:style-name="ce7" table:formula="of:=[.E334]/100" office:value-type="float" office:value="1.68" calcext:value-type="float">
            <text:p>1,68</text:p>
          </table:table-cell>
          <table:table-cell table:style-name="ce7" office:value-type="float" office:value="32.1" calcext:value-type="float">
            <text:p>32,1</text:p>
          </table:table-cell>
          <table:table-cell table:formula="of:=LN([.F334]-[.$Q$3])" office:value-type="float" office:value="0.229336990529443" calcext:value-type="float">
            <text:p>0,229336990529443</text:p>
          </table:table-cell>
          <table:table-cell table:formula="of:=LN([.G334])" office:value-type="float" office:value="3.46885603013597" calcext:value-type="float">
            <text:p>3,46885603013597</text:p>
          </table:table-cell>
          <table:table-cell table:formula="of:=[.H334]*[.I334]" office:value-type="float" office:value="0.795537002531294" calcext:value-type="float">
            <text:p>0,795537002531294</text:p>
          </table:table-cell>
          <table:table-cell table:formula="of:=[.H334]^2" office:value-type="float" office:value="0.0525954552251018" calcext:value-type="float">
            <text:p>0,0525954552251018</text:p>
          </table:table-cell>
          <table:table-cell table:formula="of:=[.$Q$5]*([.F334]-[.$Q$3])^[.$Q$4]" office:value-type="float" office:value="25.1361700661966" calcext:value-type="float">
            <text:p>25,1361700661966</text:p>
          </table:table-cell>
          <table:table-cell table:formula="of:=LN([.G334])" office:value-type="float" office:value="3.46885603013597" calcext:value-type="float">
            <text:p>3,46885603013597</text:p>
          </table:table-cell>
          <table:table-cell table:formula="of:=LN([.L334])" office:value-type="float" office:value="3.22430784733206" calcext:value-type="float">
            <text:p>3,22430784733206</text:p>
          </table:table-cell>
          <table:table-cell table:formula="of:=([.M334]-[.N334])^2" office:value-type="float" office:value="0.0598038137126932" calcext:value-type="float">
            <text:p>0,059803813712693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7-12-20" calcext:value-type="date">
            <text:p>20/12/197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float" office:value="174" calcext:value-type="float">
            <text:p>174</text:p>
          </table:table-cell>
          <table:table-cell table:style-name="ce7" table:formula="of:=[.E335]/100" office:value-type="float" office:value="1.74" calcext:value-type="float">
            <text:p>1,74</text:p>
          </table:table-cell>
          <table:table-cell table:style-name="ce7" office:value-type="float" office:value="27.5" calcext:value-type="float">
            <text:p>27,5</text:p>
          </table:table-cell>
          <table:table-cell table:formula="of:=LN([.F335]-[.$Q$3])" office:value-type="float" office:value="0.275937744095853" calcext:value-type="float">
            <text:p>0,275937744095853</text:p>
          </table:table-cell>
          <table:table-cell table:formula="of:=LN([.G335])" office:value-type="float" office:value="3.31418600467253" calcext:value-type="float">
            <text:p>3,31418600467253</text:p>
          </table:table-cell>
          <table:table-cell table:formula="of:=[.H335]*[.I335]" office:value-type="float" office:value="0.914509009643384" calcext:value-type="float">
            <text:p>0,914509009643384</text:p>
          </table:table-cell>
          <table:table-cell table:formula="of:=[.H335]^2" office:value-type="float" office:value="0.0761416386167083" calcext:value-type="float">
            <text:p>0,0761416386167083</text:p>
          </table:table-cell>
          <table:table-cell table:formula="of:=[.$Q$5]*([.F335]-[.$Q$3])^[.$Q$4]" office:value-type="float" office:value="26.8458190068708" calcext:value-type="float">
            <text:p>26,8458190068708</text:p>
          </table:table-cell>
          <table:table-cell table:formula="of:=LN([.G335])" office:value-type="float" office:value="3.31418600467253" calcext:value-type="float">
            <text:p>3,31418600467253</text:p>
          </table:table-cell>
          <table:table-cell table:formula="of:=LN([.L335])" office:value-type="float" office:value="3.29011009213967" calcext:value-type="float">
            <text:p>3,29011009213967</text:p>
          </table:table-cell>
          <table:table-cell table:formula="of:=([.M335]-[.N335])^2" office:value-type="float" office:value="0.000579649564289765" calcext:value-type="float">
            <text:p>0,00057964956428976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5-01-21" calcext:value-type="date">
            <text:p>21/1/197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float" office:value="174" calcext:value-type="float">
            <text:p>174</text:p>
          </table:table-cell>
          <table:table-cell table:style-name="ce7" table:formula="of:=[.E336]/100" office:value-type="float" office:value="1.74" calcext:value-type="float">
            <text:p>1,74</text:p>
          </table:table-cell>
          <table:table-cell table:style-name="ce7" office:value-type="float" office:value="29.2" calcext:value-type="float">
            <text:p>29,2</text:p>
          </table:table-cell>
          <table:table-cell table:formula="of:=LN([.F336]-[.$Q$3])" office:value-type="float" office:value="0.275937744095853" calcext:value-type="float">
            <text:p>0,275937744095853</text:p>
          </table:table-cell>
          <table:table-cell table:formula="of:=LN([.G336])" office:value-type="float" office:value="3.37416870927424" calcext:value-type="float">
            <text:p>3,37416870927424</text:p>
          </table:table-cell>
          <table:table-cell table:formula="of:=[.H336]*[.I336]" office:value-type="float" office:value="0.931060501835948" calcext:value-type="float">
            <text:p>0,931060501835948</text:p>
          </table:table-cell>
          <table:table-cell table:formula="of:=[.H336]^2" office:value-type="float" office:value="0.0761416386167083" calcext:value-type="float">
            <text:p>0,0761416386167083</text:p>
          </table:table-cell>
          <table:table-cell table:formula="of:=[.$Q$5]*([.F336]-[.$Q$3])^[.$Q$4]" office:value-type="float" office:value="26.8458190068708" calcext:value-type="float">
            <text:p>26,8458190068708</text:p>
          </table:table-cell>
          <table:table-cell table:formula="of:=LN([.G336])" office:value-type="float" office:value="3.37416870927424" calcext:value-type="float">
            <text:p>3,37416870927424</text:p>
          </table:table-cell>
          <table:table-cell table:formula="of:=LN([.L336])" office:value-type="float" office:value="3.29011009213967" calcext:value-type="float">
            <text:p>3,29011009213967</text:p>
          </table:table-cell>
          <table:table-cell table:formula="of:=([.M336]-[.N336])^2" office:value-type="float" office:value="0.00706585111457568" calcext:value-type="float">
            <text:p>0,0070658511145756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9-12-13" calcext:value-type="date">
            <text:p>13/12/196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float" office:value="179" calcext:value-type="float">
            <text:p>179</text:p>
          </table:table-cell>
          <table:table-cell table:style-name="ce7" table:formula="of:=[.E337]/100" office:value-type="float" office:value="1.79" calcext:value-type="float">
            <text:p>1,79</text:p>
          </table:table-cell>
          <table:table-cell table:style-name="ce7" office:value-type="float" office:value="41.6" calcext:value-type="float">
            <text:p>41,6</text:p>
          </table:table-cell>
          <table:table-cell table:formula="of:=LN([.F337]-[.$Q$3])" office:value-type="float" office:value="0.31317862236193" calcext:value-type="float">
            <text:p>0,31317862236193</text:p>
          </table:table-cell>
          <table:table-cell table:formula="of:=LN([.G337])" office:value-type="float" office:value="3.72810016726722" calcext:value-type="float">
            <text:p>3,72810016726722</text:p>
          </table:table-cell>
          <table:table-cell table:formula="of:=[.H337]*[.I337]" office:value-type="float" office:value="1.16756127441203" calcext:value-type="float">
            <text:p>1,16756127441203</text:p>
          </table:table-cell>
          <table:table-cell table:formula="of:=[.H337]^2" office:value-type="float" office:value="0.0980808495045165" calcext:value-type="float">
            <text:p>0,0980808495045165</text:p>
          </table:table-cell>
          <table:table-cell table:formula="of:=[.$Q$5]*([.F337]-[.$Q$3])^[.$Q$4]" office:value-type="float" office:value="28.2953023219718" calcext:value-type="float">
            <text:p>28,2953023219718</text:p>
          </table:table-cell>
          <table:table-cell table:formula="of:=LN([.G337])" office:value-type="float" office:value="3.72810016726722" calcext:value-type="float">
            <text:p>3,72810016726722</text:p>
          </table:table-cell>
          <table:table-cell table:formula="of:=LN([.L337])" office:value-type="float" office:value="3.34269579518034" calcext:value-type="float">
            <text:p>3,34269579518034</text:p>
          </table:table-cell>
          <table:table-cell table:formula="of:=([.M337]-[.N337])^2" office:value-type="float" office:value="0.148536530023681" calcext:value-type="float">
            <text:p>0,14853653002368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5-11-11" calcext:value-type="date">
            <text:p>11/11/1975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float" office:value="181" calcext:value-type="float">
            <text:p>181</text:p>
          </table:table-cell>
          <table:table-cell table:style-name="ce7" table:formula="of:=[.E338]/100" office:value-type="float" office:value="1.81" calcext:value-type="float">
            <text:p>1,81</text:p>
          </table:table-cell>
          <table:table-cell table:style-name="ce7" office:value-type="float" office:value="27.8" calcext:value-type="float">
            <text:p>27,8</text:p>
          </table:table-cell>
          <table:table-cell table:formula="of:=LN([.F338]-[.$Q$3])" office:value-type="float" office:value="0.327695132267542" calcext:value-type="float">
            <text:p>0,327695132267542</text:p>
          </table:table-cell>
          <table:table-cell table:formula="of:=LN([.G338])" office:value-type="float" office:value="3.32503602069659" calcext:value-type="float">
            <text:p>3,32503602069659</text:p>
          </table:table-cell>
          <table:table-cell table:formula="of:=[.H338]*[.I338]" office:value-type="float" office:value="1.08959811859651" calcext:value-type="float">
            <text:p>1,08959811859651</text:p>
          </table:table-cell>
          <table:table-cell table:formula="of:=[.H338]^2" office:value-type="float" office:value="0.107384099711842" calcext:value-type="float">
            <text:p>0,107384099711842</text:p>
          </table:table-cell>
          <table:table-cell table:formula="of:=[.$Q$5]*([.F338]-[.$Q$3])^[.$Q$4]" office:value-type="float" office:value="28.8812825941552" calcext:value-type="float">
            <text:p>28,8812825941552</text:p>
          </table:table-cell>
          <table:table-cell table:formula="of:=LN([.G338])" office:value-type="float" office:value="3.32503602069659" calcext:value-type="float">
            <text:p>3,32503602069659</text:p>
          </table:table-cell>
          <table:table-cell table:formula="of:=LN([.L338])" office:value-type="float" office:value="3.36319372419344" calcext:value-type="float">
            <text:p>3,36319372419344</text:p>
          </table:table-cell>
          <table:table-cell table:formula="of:=([.M338]-[.N338])^2" office:value-type="float" office:value="0.00145601033615322" calcext:value-type="float">
            <text:p>0,0014560103361532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2-12-17" calcext:value-type="date">
            <text:p>17/12/196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182" calcext:value-type="float">
            <text:p>182</text:p>
          </table:table-cell>
          <table:table-cell table:style-name="ce7" table:formula="of:=[.E339]/100" office:value-type="float" office:value="1.82" calcext:value-type="float">
            <text:p>1,82</text:p>
          </table:table-cell>
          <table:table-cell table:style-name="ce7" office:value-type="float" office:value="28.4" calcext:value-type="float">
            <text:p>28,4</text:p>
          </table:table-cell>
          <table:table-cell table:formula="of:=LN([.F339]-[.$Q$3])" office:value-type="float" office:value="0.334875121032824" calcext:value-type="float">
            <text:p>0,334875121032824</text:p>
          </table:table-cell>
          <table:table-cell table:formula="of:=LN([.G339])" office:value-type="float" office:value="3.34638914516716" calcext:value-type="float">
            <text:p>3,34638914516716</text:p>
          </table:table-cell>
          <table:table-cell table:formula="of:=[.H339]*[.I339]" office:value-type="float" office:value="1.12062247001078" calcext:value-type="float">
            <text:p>1,12062247001078</text:p>
          </table:table-cell>
          <table:table-cell table:formula="of:=[.H339]^2" office:value-type="float" office:value="0.112141346686748" calcext:value-type="float">
            <text:p>0,112141346686748</text:p>
          </table:table-cell>
          <table:table-cell table:formula="of:=[.$Q$5]*([.F339]-[.$Q$3])^[.$Q$4]" office:value-type="float" office:value="29.1755833699896" calcext:value-type="float">
            <text:p>29,1755833699896</text:p>
          </table:table-cell>
          <table:table-cell table:formula="of:=LN([.G339])" office:value-type="float" office:value="3.34638914516716" calcext:value-type="float">
            <text:p>3,34638914516716</text:p>
          </table:table-cell>
          <table:table-cell table:formula="of:=LN([.L339])" office:value-type="float" office:value="3.37333217351649" calcext:value-type="float">
            <text:p>3,37333217351649</text:p>
          </table:table-cell>
          <table:table-cell table:formula="of:=([.M339]-[.N339])^2" office:value-type="float" office:value="0.000725926776632545" calcext:value-type="float">
            <text:p>0,00072592677663254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0-03-20" calcext:value-type="date">
            <text:p>20/3/196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82" calcext:value-type="float">
            <text:p>182</text:p>
          </table:table-cell>
          <table:table-cell table:style-name="ce7" table:formula="of:=[.E340]/100" office:value-type="float" office:value="1.82" calcext:value-type="float">
            <text:p>1,82</text:p>
          </table:table-cell>
          <table:table-cell table:style-name="ce7" office:value-type="float" office:value="29.6" calcext:value-type="float">
            <text:p>29,6</text:p>
          </table:table-cell>
          <table:table-cell table:formula="of:=LN([.F340]-[.$Q$3])" office:value-type="float" office:value="0.334875121032824" calcext:value-type="float">
            <text:p>0,334875121032824</text:p>
          </table:table-cell>
          <table:table-cell table:formula="of:=LN([.G340])" office:value-type="float" office:value="3.38777436133001" calcext:value-type="float">
            <text:p>3,38777436133001</text:p>
          </table:table-cell>
          <table:table-cell table:formula="of:=[.H340]*[.I340]" office:value-type="float" office:value="1.13448134928229" calcext:value-type="float">
            <text:p>1,13448134928229</text:p>
          </table:table-cell>
          <table:table-cell table:formula="of:=[.H340]^2" office:value-type="float" office:value="0.112141346686748" calcext:value-type="float">
            <text:p>0,112141346686748</text:p>
          </table:table-cell>
          <table:table-cell table:formula="of:=[.$Q$5]*([.F340]-[.$Q$3])^[.$Q$4]" office:value-type="float" office:value="29.1755833699896" calcext:value-type="float">
            <text:p>29,1755833699896</text:p>
          </table:table-cell>
          <table:table-cell table:formula="of:=LN([.G340])" office:value-type="float" office:value="3.38777436133001" calcext:value-type="float">
            <text:p>3,38777436133001</text:p>
          </table:table-cell>
          <table:table-cell table:formula="of:=LN([.L340])" office:value-type="float" office:value="3.37333217351649" calcext:value-type="float">
            <text:p>3,37333217351649</text:p>
          </table:table-cell>
          <table:table-cell table:formula="of:=([.M340]-[.N340])^2" office:value-type="float" office:value="0.000208576788841246" calcext:value-type="float">
            <text:p>0,000208576788841246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0-03-20" calcext:value-type="date">
            <text:p>20/3/196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float" office:value="183" calcext:value-type="float">
            <text:p>183</text:p>
          </table:table-cell>
          <table:table-cell table:style-name="ce7" table:formula="of:=[.E341]/100" office:value-type="float" office:value="1.83" calcext:value-type="float">
            <text:p>1,83</text:p>
          </table:table-cell>
          <table:table-cell table:style-name="ce7" office:value-type="float" office:value="30.5" calcext:value-type="float">
            <text:p>30,5</text:p>
          </table:table-cell>
          <table:table-cell table:formula="of:=LN([.F341]-[.$Q$3])" office:value-type="float" office:value="0.342003924848475" calcext:value-type="float">
            <text:p>0,342003924848475</text:p>
          </table:table-cell>
          <table:table-cell table:formula="of:=LN([.G341])" office:value-type="float" office:value="3.41772668361337" calcext:value-type="float">
            <text:p>3,41772668361337</text:p>
          </table:table-cell>
          <table:table-cell table:formula="of:=[.H341]*[.I341]" office:value-type="float" office:value="1.16887593985513" calcext:value-type="float">
            <text:p>1,16887593985513</text:p>
          </table:table-cell>
          <table:table-cell table:formula="of:=[.H341]^2" office:value-type="float" office:value="0.116966684611761" calcext:value-type="float">
            <text:p>0,116966684611761</text:p>
          </table:table-cell>
          <table:table-cell table:formula="of:=[.$Q$5]*([.F341]-[.$Q$3])^[.$Q$4]" office:value-type="float" office:value="29.4707529906769" calcext:value-type="float">
            <text:p>29,4707529906769</text:p>
          </table:table-cell>
          <table:table-cell table:formula="of:=LN([.G341])" office:value-type="float" office:value="3.41772668361337" calcext:value-type="float">
            <text:p>3,41772668361337</text:p>
          </table:table-cell>
          <table:table-cell table:formula="of:=LN([.L341])" office:value-type="float" office:value="3.38339834751503" calcext:value-type="float">
            <text:p>3,38339834751503</text:p>
          </table:table-cell>
          <table:table-cell table:formula="of:=([.M341]-[.N341])^2" office:value-type="float" office:value="0.00117843465928012" calcext:value-type="float">
            <text:p>0,0011784346592801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2-12-17" calcext:value-type="date">
            <text:p>17/12/196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float" office:value="184" calcext:value-type="float">
            <text:p>184</text:p>
          </table:table-cell>
          <table:table-cell table:style-name="ce7" table:formula="of:=[.E342]/100" office:value-type="float" office:value="1.84" calcext:value-type="float">
            <text:p>1,84</text:p>
          </table:table-cell>
          <table:table-cell table:style-name="ce7" office:value-type="float" office:value="29.3" calcext:value-type="float">
            <text:p>29,3</text:p>
          </table:table-cell>
          <table:table-cell table:formula="of:=LN([.F342]-[.$Q$3])" office:value-type="float" office:value="0.349082268329922" calcext:value-type="float">
            <text:p>0,349082268329922</text:p>
          </table:table-cell>
          <table:table-cell table:formula="of:=LN([.G342])" office:value-type="float" office:value="3.37758751602302" calcext:value-type="float">
            <text:p>3,37758751602302</text:p>
          </table:table-cell>
          <table:table-cell table:formula="of:=[.H342]*[.I342]" office:value-type="float" office:value="1.17905591157614" calcext:value-type="float">
            <text:p>1,17905591157614</text:p>
          </table:table-cell>
          <table:table-cell table:formula="of:=[.H342]^2" office:value-type="float" office:value="0.121858430062364" calcext:value-type="float">
            <text:p>0,121858430062364</text:p>
          </table:table-cell>
          <table:table-cell table:formula="of:=[.$Q$5]*([.F342]-[.$Q$3])^[.$Q$4]" office:value-type="float" office:value="29.7667878220841" calcext:value-type="float">
            <text:p>29,7667878220841</text:p>
          </table:table-cell>
          <table:table-cell table:formula="of:=LN([.G342])" office:value-type="float" office:value="3.37758751602302" calcext:value-type="float">
            <text:p>3,37758751602302</text:p>
          </table:table-cell>
          <table:table-cell table:formula="of:=LN([.L342])" office:value-type="float" office:value="3.39339326937686" calcext:value-type="float">
            <text:p>3,39339326937686</text:p>
          </table:table-cell>
          <table:table-cell table:formula="of:=([.M342]-[.N342])^2" office:value-type="float" office:value="0.000249821839082342" calcext:value-type="float">
            <text:p>0,00024982183908234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2-12-17" calcext:value-type="date">
            <text:p>17/12/196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float" office:value="186" calcext:value-type="float">
            <text:p>186</text:p>
          </table:table-cell>
          <table:table-cell table:style-name="ce7" table:formula="of:=[.E343]/100" office:value-type="float" office:value="1.86" calcext:value-type="float">
            <text:p>1,86</text:p>
          </table:table-cell>
          <table:table-cell table:style-name="ce7" office:value-type="float" office:value="29.2" calcext:value-type="float">
            <text:p>29,2</text:p>
          </table:table-cell>
          <table:table-cell table:formula="of:=LN([.F343]-[.$Q$3])" office:value-type="float" office:value="0.363090396782122" calcext:value-type="float">
            <text:p>0,363090396782122</text:p>
          </table:table-cell>
          <table:table-cell table:formula="of:=LN([.G343])" office:value-type="float" office:value="3.37416870927424" calcext:value-type="float">
            <text:p>3,37416870927424</text:p>
          </table:table-cell>
          <table:table-cell table:formula="of:=[.H343]*[.I343]" office:value-type="float" office:value="1.2251282554602" calcext:value-type="float">
            <text:p>1,2251282554602</text:p>
          </table:table-cell>
          <table:table-cell table:formula="of:=[.H343]^2" office:value-type="float" office:value="0.131834636235399" calcext:value-type="float">
            <text:p>0,131834636235399</text:p>
          </table:table-cell>
          <table:table-cell table:formula="of:=[.$Q$5]*([.F343]-[.$Q$3])^[.$Q$4]" office:value-type="float" office:value="30.3614387836069" calcext:value-type="float">
            <text:p>30,3614387836069</text:p>
          </table:table-cell>
          <table:table-cell table:formula="of:=LN([.G343])" office:value-type="float" office:value="3.37416870927424" calcext:value-type="float">
            <text:p>3,37416870927424</text:p>
          </table:table-cell>
          <table:table-cell table:formula="of:=LN([.L343])" office:value-type="float" office:value="3.41317334216891" calcext:value-type="float">
            <text:p>3,41317334216891</text:p>
          </table:table-cell>
          <table:table-cell table:formula="of:=([.M343]-[.N343])^2" office:value-type="float" office:value="0.00152136138724841" calcext:value-type="float">
            <text:p>0,0015213613872484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0-03-21" calcext:value-type="date">
            <text:p>21/3/196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186" calcext:value-type="float">
            <text:p>186</text:p>
          </table:table-cell>
          <table:table-cell table:style-name="ce7" table:formula="of:=[.E344]/100" office:value-type="float" office:value="1.86" calcext:value-type="float">
            <text:p>1,86</text:p>
          </table:table-cell>
          <table:table-cell table:style-name="ce7" office:value-type="float" office:value="31.7" calcext:value-type="float">
            <text:p>31,7</text:p>
          </table:table-cell>
          <table:table-cell table:formula="of:=LN([.F344]-[.$Q$3])" office:value-type="float" office:value="0.363090396782122" calcext:value-type="float">
            <text:p>0,363090396782122</text:p>
          </table:table-cell>
          <table:table-cell table:formula="of:=LN([.G344])" office:value-type="float" office:value="3.45631668088324" calcext:value-type="float">
            <text:p>3,45631668088324</text:p>
          </table:table-cell>
          <table:table-cell table:formula="of:=[.H344]*[.I344]" office:value-type="float" office:value="1.25495539506656" calcext:value-type="float">
            <text:p>1,25495539506656</text:p>
          </table:table-cell>
          <table:table-cell table:formula="of:=[.H344]^2" office:value-type="float" office:value="0.131834636235399" calcext:value-type="float">
            <text:p>0,131834636235399</text:p>
          </table:table-cell>
          <table:table-cell table:formula="of:=[.$Q$5]*([.F344]-[.$Q$3])^[.$Q$4]" office:value-type="float" office:value="30.3614387836069" calcext:value-type="float">
            <text:p>30,3614387836069</text:p>
          </table:table-cell>
          <table:table-cell table:formula="of:=LN([.G344])" office:value-type="float" office:value="3.45631668088324" calcext:value-type="float">
            <text:p>3,45631668088324</text:p>
          </table:table-cell>
          <table:table-cell table:formula="of:=LN([.L344])" office:value-type="float" office:value="3.41317334216891" calcext:value-type="float">
            <text:p>3,41317334216891</text:p>
          </table:table-cell>
          <table:table-cell table:formula="of:=([.M344]-[.N344])^2" office:value-type="float" office:value="0.00186134767541884" calcext:value-type="float">
            <text:p>0,0018613476754188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0-03-21" calcext:value-type="date">
            <text:p>21/3/196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float" office:value="186" calcext:value-type="float">
            <text:p>186</text:p>
          </table:table-cell>
          <table:table-cell table:style-name="ce7" table:formula="of:=[.E345]/100" office:value-type="float" office:value="1.86" calcext:value-type="float">
            <text:p>1,86</text:p>
          </table:table-cell>
          <table:table-cell table:style-name="ce7" office:value-type="float" office:value="32.7" calcext:value-type="float">
            <text:p>32,7</text:p>
          </table:table-cell>
          <table:table-cell table:formula="of:=LN([.F345]-[.$Q$3])" office:value-type="float" office:value="0.363090396782122" calcext:value-type="float">
            <text:p>0,363090396782122</text:p>
          </table:table-cell>
          <table:table-cell table:formula="of:=LN([.G345])" office:value-type="float" office:value="3.48737507790321" calcext:value-type="float">
            <text:p>3,48737507790321</text:p>
          </table:table-cell>
          <table:table-cell table:formula="of:=[.H345]*[.I345]" office:value-type="float" office:value="1.26623240076396" calcext:value-type="float">
            <text:p>1,26623240076396</text:p>
          </table:table-cell>
          <table:table-cell table:formula="of:=[.H345]^2" office:value-type="float" office:value="0.131834636235399" calcext:value-type="float">
            <text:p>0,131834636235399</text:p>
          </table:table-cell>
          <table:table-cell table:formula="of:=[.$Q$5]*([.F345]-[.$Q$3])^[.$Q$4]" office:value-type="float" office:value="30.3614387836069" calcext:value-type="float">
            <text:p>30,3614387836069</text:p>
          </table:table-cell>
          <table:table-cell table:formula="of:=LN([.G345])" office:value-type="float" office:value="3.48737507790321" calcext:value-type="float">
            <text:p>3,48737507790321</text:p>
          </table:table-cell>
          <table:table-cell table:formula="of:=LN([.L345])" office:value-type="float" office:value="3.41317334216891" calcext:value-type="float">
            <text:p>3,41317334216891</text:p>
          </table:table-cell>
          <table:table-cell table:formula="of:=([.M345]-[.N345])^2" office:value-type="float" office:value="0.00550589758598238" calcext:value-type="float">
            <text:p>0,0055058975859823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3-23" calcext:value-type="date">
            <text:p>23/3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float" office:value="190" calcext:value-type="float">
            <text:p>190</text:p>
          </table:table-cell>
          <table:table-cell table:style-name="ce7" table:formula="of:=[.E346]/100" office:value-type="float" office:value="1.9" calcext:value-type="float">
            <text:p>1,9</text:p>
          </table:table-cell>
          <table:table-cell table:style-name="ce7" office:value-type="float" office:value="42.8" calcext:value-type="float">
            <text:p>42,8</text:p>
          </table:table-cell>
          <table:table-cell table:formula="of:=LN([.F346]-[.$Q$3])" office:value-type="float" office:value="0.390531368004421" calcext:value-type="float">
            <text:p>0,390531368004421</text:p>
          </table:table-cell>
          <table:table-cell table:formula="of:=LN([.G346])" office:value-type="float" office:value="3.75653810258775" calcext:value-type="float">
            <text:p>3,75653810258775</text:p>
          </table:table-cell>
          <table:table-cell table:formula="of:=[.H346]*[.I346]" office:value-type="float" office:value="1.46704596416433" calcext:value-type="float">
            <text:p>1,46704596416433</text:p>
          </table:table-cell>
          <table:table-cell table:formula="of:=[.H346]^2" office:value-type="float" office:value="0.152514749395405" calcext:value-type="float">
            <text:p>0,152514749395405</text:p>
          </table:table-cell>
          <table:table-cell table:formula="of:=[.$Q$5]*([.F346]-[.$Q$3])^[.$Q$4]" office:value-type="float" office:value="31.5609677687719" calcext:value-type="float">
            <text:p>31,5609677687719</text:p>
          </table:table-cell>
          <table:table-cell table:formula="of:=LN([.G346])" office:value-type="float" office:value="3.75653810258775" calcext:value-type="float">
            <text:p>3,75653810258775</text:p>
          </table:table-cell>
          <table:table-cell table:formula="of:=LN([.L346])" office:value-type="float" office:value="3.45192115991729" calcext:value-type="float">
            <text:p>3,45192115991729</text:p>
          </table:table-cell>
          <table:table-cell table:formula="of:=([.M346]-[.N346])^2" office:value-type="float" office:value="0.0927914817619008" calcext:value-type="float">
            <text:p>0,092791481761900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3-03-23" calcext:value-type="date">
            <text:p>23/3/197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float" office:value="190" calcext:value-type="float">
            <text:p>190</text:p>
          </table:table-cell>
          <table:table-cell table:style-name="ce7" table:formula="of:=[.E347]/100" office:value-type="float" office:value="1.9" calcext:value-type="float">
            <text:p>1,9</text:p>
          </table:table-cell>
          <table:table-cell table:style-name="ce7" office:value-type="float" office:value="43.6" calcext:value-type="float">
            <text:p>43,6</text:p>
          </table:table-cell>
          <table:table-cell table:formula="of:=LN([.F347]-[.$Q$3])" office:value-type="float" office:value="0.390531368004421" calcext:value-type="float">
            <text:p>0,390531368004421</text:p>
          </table:table-cell>
          <table:table-cell table:formula="of:=LN([.G347])" office:value-type="float" office:value="3.77505715035499" calcext:value-type="float">
            <text:p>3,77505715035499</text:p>
          </table:table-cell>
          <table:table-cell table:formula="of:=[.H347]*[.I347]" office:value-type="float" office:value="1.47427823322301" calcext:value-type="float">
            <text:p>1,47427823322301</text:p>
          </table:table-cell>
          <table:table-cell table:formula="of:=[.H347]^2" office:value-type="float" office:value="0.152514749395405" calcext:value-type="float">
            <text:p>0,152514749395405</text:p>
          </table:table-cell>
          <table:table-cell table:formula="of:=[.$Q$5]*([.F347]-[.$Q$3])^[.$Q$4]" office:value-type="float" office:value="31.5609677687719" calcext:value-type="float">
            <text:p>31,5609677687719</text:p>
          </table:table-cell>
          <table:table-cell table:formula="of:=LN([.G347])" office:value-type="float" office:value="3.77505715035499" calcext:value-type="float">
            <text:p>3,77505715035499</text:p>
          </table:table-cell>
          <table:table-cell table:formula="of:=LN([.L347])" office:value-type="float" office:value="3.45192115991729" calcext:value-type="float">
            <text:p>3,45192115991729</text:p>
          </table:table-cell>
          <table:table-cell table:formula="of:=([.M347]-[.N347])^2" office:value-type="float" office:value="0.104416868316155" calcext:value-type="float">
            <text:p>0,10441686831615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0-03-22" calcext:value-type="date">
            <text:p>22/3/195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float" office:value="193" calcext:value-type="float">
            <text:p>193</text:p>
          </table:table-cell>
          <table:table-cell table:style-name="ce7" table:formula="of:=[.E348]/100" office:value-type="float" office:value="1.93" calcext:value-type="float">
            <text:p>1,93</text:p>
          </table:table-cell>
          <table:table-cell table:style-name="ce7" office:value-type="float" office:value="35.4" calcext:value-type="float">
            <text:p>35,4</text:p>
          </table:table-cell>
          <table:table-cell table:formula="of:=LN([.F348]-[.$Q$3])" office:value-type="float" office:value="0.410628967587247" calcext:value-type="float">
            <text:p>0,410628967587247</text:p>
          </table:table-cell>
          <table:table-cell table:formula="of:=LN([.G348])" office:value-type="float" office:value="3.56671182013973" calcext:value-type="float">
            <text:p>3,56671182013973</text:p>
          </table:table-cell>
          <table:table-cell table:formula="of:=[.H348]*[.I348]" office:value-type="float" office:value="1.46459519238521" calcext:value-type="float">
            <text:p>1,46459519238521</text:p>
          </table:table-cell>
          <table:table-cell table:formula="of:=[.H348]^2" office:value-type="float" office:value="0.168616149021768" calcext:value-type="float">
            <text:p>0,168616149021768</text:p>
          </table:table-cell>
          <table:table-cell table:formula="of:=[.$Q$5]*([.F348]-[.$Q$3])^[.$Q$4]" office:value-type="float" office:value="32.46945576401" calcext:value-type="float">
            <text:p>32,46945576401</text:p>
          </table:table-cell>
          <table:table-cell table:formula="of:=LN([.G348])" office:value-type="float" office:value="3.56671182013973" calcext:value-type="float">
            <text:p>3,56671182013973</text:p>
          </table:table-cell>
          <table:table-cell table:formula="of:=LN([.L348])" office:value-type="float" office:value="3.48029982477964" calcext:value-type="float">
            <text:p>3,48029982477964</text:p>
          </table:table-cell>
          <table:table-cell table:formula="of:=([.M348]-[.N348])^2" office:value-type="float" office:value="0.00746703294211174" calcext:value-type="float">
            <text:p>0,00746703294211174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50-03-22" calcext:value-type="date">
            <text:p>22/3/1950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float" office:value="193" calcext:value-type="float">
            <text:p>193</text:p>
          </table:table-cell>
          <table:table-cell table:style-name="ce7" table:formula="of:=[.E349]/100" office:value-type="float" office:value="1.93" calcext:value-type="float">
            <text:p>1,93</text:p>
          </table:table-cell>
          <table:table-cell table:style-name="ce7" office:value-type="float" office:value="37.2" calcext:value-type="float">
            <text:p>37,2</text:p>
          </table:table-cell>
          <table:table-cell table:formula="of:=LN([.F349]-[.$Q$3])" office:value-type="float" office:value="0.410628967587247" calcext:value-type="float">
            <text:p>0,410628967587247</text:p>
          </table:table-cell>
          <table:table-cell table:formula="of:=LN([.G349])" office:value-type="float" office:value="3.6163087612791" calcext:value-type="float">
            <text:p>3,6163087612791</text:p>
          </table:table-cell>
          <table:table-cell table:formula="of:=[.H349]*[.I349]" office:value-type="float" office:value="1.48496113312075" calcext:value-type="float">
            <text:p>1,48496113312075</text:p>
          </table:table-cell>
          <table:table-cell table:formula="of:=[.H349]^2" office:value-type="float" office:value="0.168616149021768" calcext:value-type="float">
            <text:p>0,168616149021768</text:p>
          </table:table-cell>
          <table:table-cell table:formula="of:=[.$Q$5]*([.F349]-[.$Q$3])^[.$Q$4]" office:value-type="float" office:value="32.46945576401" calcext:value-type="float">
            <text:p>32,46945576401</text:p>
          </table:table-cell>
          <table:table-cell table:formula="of:=LN([.G349])" office:value-type="float" office:value="3.6163087612791" calcext:value-type="float">
            <text:p>3,6163087612791</text:p>
          </table:table-cell>
          <table:table-cell table:formula="of:=LN([.L349])" office:value-type="float" office:value="3.48029982477964" calcext:value-type="float">
            <text:p>3,48029982477964</text:p>
          </table:table-cell>
          <table:table-cell table:formula="of:=([.M349]-[.N349])^2" office:value-type="float" office:value="0.0184984308077141" calcext:value-type="float">
            <text:p>0,018498430807714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3-02-02" calcext:value-type="date">
            <text:p>2/2/194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float" office:value="193" calcext:value-type="float">
            <text:p>193</text:p>
          </table:table-cell>
          <table:table-cell table:style-name="ce7" table:formula="of:=[.E350]/100" office:value-type="float" office:value="1.93" calcext:value-type="float">
            <text:p>1,93</text:p>
          </table:table-cell>
          <table:table-cell table:style-name="ce7" office:value-type="float" office:value="32.1" calcext:value-type="float">
            <text:p>32,1</text:p>
          </table:table-cell>
          <table:table-cell table:formula="of:=LN([.F350]-[.$Q$3])" office:value-type="float" office:value="0.410628967587247" calcext:value-type="float">
            <text:p>0,410628967587247</text:p>
          </table:table-cell>
          <table:table-cell table:formula="of:=LN([.G350])" office:value-type="float" office:value="3.46885603013597" calcext:value-type="float">
            <text:p>3,46885603013597</text:p>
          </table:table-cell>
          <table:table-cell table:formula="of:=[.H350]*[.I350]" office:value-type="float" office:value="1.42441277036353" calcext:value-type="float">
            <text:p>1,42441277036353</text:p>
          </table:table-cell>
          <table:table-cell table:formula="of:=[.H350]^2" office:value-type="float" office:value="0.168616149021768" calcext:value-type="float">
            <text:p>0,168616149021768</text:p>
          </table:table-cell>
          <table:table-cell table:formula="of:=[.$Q$5]*([.F350]-[.$Q$3])^[.$Q$4]" office:value-type="float" office:value="32.46945576401" calcext:value-type="float">
            <text:p>32,46945576401</text:p>
          </table:table-cell>
          <table:table-cell table:formula="of:=LN([.G350])" office:value-type="float" office:value="3.46885603013597" calcext:value-type="float">
            <text:p>3,46885603013597</text:p>
          </table:table-cell>
          <table:table-cell table:formula="of:=LN([.L350])" office:value-type="float" office:value="3.48029982477964" calcext:value-type="float">
            <text:p>3,48029982477964</text:p>
          </table:table-cell>
          <table:table-cell table:formula="of:=([.M350]-[.N350])^2" office:value-type="float" office:value="0.000130960435846517" calcext:value-type="float">
            <text:p>0,000130960435846517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2-12-16" calcext:value-type="date">
            <text:p>16/12/196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float" office:value="194" calcext:value-type="float">
            <text:p>194</text:p>
          </table:table-cell>
          <table:table-cell table:style-name="ce7" table:formula="of:=[.E351]/100" office:value-type="float" office:value="1.94" calcext:value-type="float">
            <text:p>1,94</text:p>
          </table:table-cell>
          <table:table-cell table:style-name="ce7" office:value-type="float" office:value="31.4" calcext:value-type="float">
            <text:p>31,4</text:p>
          </table:table-cell>
          <table:table-cell table:formula="of:=LN([.F351]-[.$Q$3])" office:value-type="float" office:value="0.417239400123663" calcext:value-type="float">
            <text:p>0,417239400123663</text:p>
          </table:table-cell>
          <table:table-cell table:formula="of:=LN([.G351])" office:value-type="float" office:value="3.44680789291421" calcext:value-type="float">
            <text:p>3,44680789291421</text:p>
          </table:table-cell>
          <table:table-cell table:formula="of:=[.H351]*[.I351]" office:value-type="float" office:value="1.43814405758103" calcext:value-type="float">
            <text:p>1,43814405758103</text:p>
          </table:table-cell>
          <table:table-cell table:formula="of:=[.H351]^2" office:value-type="float" office:value="0.174088717015554" calcext:value-type="float">
            <text:p>0,174088717015554</text:p>
          </table:table-cell>
          <table:table-cell table:formula="of:=[.$Q$5]*([.F351]-[.$Q$3])^[.$Q$4]" office:value-type="float" office:value="32.7739514412395" calcext:value-type="float">
            <text:p>32,7739514412395</text:p>
          </table:table-cell>
          <table:table-cell table:formula="of:=LN([.G351])" office:value-type="float" office:value="3.44680789291421" calcext:value-type="float">
            <text:p>3,44680789291421</text:p>
          </table:table-cell>
          <table:table-cell table:formula="of:=LN([.L351])" office:value-type="float" office:value="3.48963403649846" calcext:value-type="float">
            <text:p>3,48963403649846</text:p>
          </table:table-cell>
          <table:table-cell table:formula="of:=([.M351]-[.N351])^2" office:value-type="float" office:value="0.00183407857429911" calcext:value-type="float">
            <text:p>0,0018340785742991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2-12-16" calcext:value-type="date">
            <text:p>16/12/1962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194" calcext:value-type="float">
            <text:p>194</text:p>
          </table:table-cell>
          <table:table-cell table:style-name="ce7" table:formula="of:=[.E352]/100" office:value-type="float" office:value="1.94" calcext:value-type="float">
            <text:p>1,94</text:p>
          </table:table-cell>
          <table:table-cell table:style-name="ce7" office:value-type="float" office:value="31.3" calcext:value-type="float">
            <text:p>31,3</text:p>
          </table:table-cell>
          <table:table-cell table:formula="of:=LN([.F352]-[.$Q$3])" office:value-type="float" office:value="0.417239400123663" calcext:value-type="float">
            <text:p>0,417239400123663</text:p>
          </table:table-cell>
          <table:table-cell table:formula="of:=LN([.G352])" office:value-type="float" office:value="3.44361809754611" calcext:value-type="float">
            <text:p>3,44361809754611</text:p>
          </table:table-cell>
          <table:table-cell table:formula="of:=[.H352]*[.I352]" office:value-type="float" office:value="1.43681314927513" calcext:value-type="float">
            <text:p>1,43681314927513</text:p>
          </table:table-cell>
          <table:table-cell table:formula="of:=[.H352]^2" office:value-type="float" office:value="0.174088717015554" calcext:value-type="float">
            <text:p>0,174088717015554</text:p>
          </table:table-cell>
          <table:table-cell table:formula="of:=[.$Q$5]*([.F352]-[.$Q$3])^[.$Q$4]" office:value-type="float" office:value="32.7739514412395" calcext:value-type="float">
            <text:p>32,7739514412395</text:p>
          </table:table-cell>
          <table:table-cell table:formula="of:=LN([.G352])" office:value-type="float" office:value="3.44361809754611" calcext:value-type="float">
            <text:p>3,44361809754611</text:p>
          </table:table-cell>
          <table:table-cell table:formula="of:=LN([.L352])" office:value-type="float" office:value="3.48963403649846" calcext:value-type="float">
            <text:p>3,48963403649846</text:p>
          </table:table-cell>
          <table:table-cell table:formula="of:=([.M352]-[.N352])^2" office:value-type="float" office:value="0.00211746663766675" calcext:value-type="float">
            <text:p>0,0021174666376667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3-02-02" calcext:value-type="date">
            <text:p>2/2/194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float" office:value="195" calcext:value-type="float">
            <text:p>195</text:p>
          </table:table-cell>
          <table:table-cell table:style-name="ce7" table:formula="of:=[.E353]/100" office:value-type="float" office:value="1.95" calcext:value-type="float">
            <text:p>1,95</text:p>
          </table:table-cell>
          <table:table-cell table:style-name="ce7" office:value-type="float" office:value="31.5" calcext:value-type="float">
            <text:p>31,5</text:p>
          </table:table-cell>
          <table:table-cell table:formula="of:=LN([.F353]-[.$Q$3])" office:value-type="float" office:value="0.42380642165027" calcext:value-type="float">
            <text:p>0,42380642165027</text:p>
          </table:table-cell>
          <table:table-cell table:formula="of:=LN([.G353])" office:value-type="float" office:value="3.44998754583159" calcext:value-type="float">
            <text:p>3,44998754583159</text:p>
          </table:table-cell>
          <table:table-cell table:formula="of:=[.H353]*[.I353]" office:value-type="float" office:value="1.46212687653688" calcext:value-type="float">
            <text:p>1,46212687653688</text:p>
          </table:table-cell>
          <table:table-cell table:formula="of:=[.H353]^2" office:value-type="float" office:value="0.179611883032006" calcext:value-type="float">
            <text:p>0,179611883032006</text:p>
          </table:table-cell>
          <table:table-cell table:formula="of:=[.$Q$5]*([.F353]-[.$Q$3])^[.$Q$4]" office:value-type="float" office:value="33.0792748900717" calcext:value-type="float">
            <text:p>33,0792748900717</text:p>
          </table:table-cell>
          <table:table-cell table:formula="of:=LN([.G353])" office:value-type="float" office:value="3.44998754583159" calcext:value-type="float">
            <text:p>3,44998754583159</text:p>
          </table:table-cell>
          <table:table-cell table:formula="of:=LN([.L353])" office:value-type="float" office:value="3.49890695002624" calcext:value-type="float">
            <text:p>3,49890695002624</text:p>
          </table:table-cell>
          <table:table-cell table:formula="of:=([.M353]-[.N353])^2" office:value-type="float" office:value="0.00239310810675975" calcext:value-type="float">
            <text:p>0,00239310810675975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37-12-14" calcext:value-type="date">
            <text:p>14/12/1937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196" calcext:value-type="float">
            <text:p>196</text:p>
          </table:table-cell>
          <table:table-cell table:style-name="ce7" table:formula="of:=[.E354]/100" office:value-type="float" office:value="1.96" calcext:value-type="float">
            <text:p>1,96</text:p>
          </table:table-cell>
          <table:table-cell table:style-name="ce7" office:value-type="float" office:value="32.9" calcext:value-type="float">
            <text:p>32,9</text:p>
          </table:table-cell>
          <table:table-cell table:formula="of:=LN([.F354]-[.$Q$3])" office:value-type="float" office:value="0.430330598613347" calcext:value-type="float">
            <text:p>0,430330598613347</text:p>
          </table:table-cell>
          <table:table-cell table:formula="of:=LN([.G354])" office:value-type="float" office:value="3.49347265777133" calcext:value-type="float">
            <text:p>3,49347265777133</text:p>
          </table:table-cell>
          <table:table-cell table:formula="of:=[.H354]*[.I354]" office:value-type="float" office:value="1.50334818005809" calcext:value-type="float">
            <text:p>1,50334818005809</text:p>
          </table:table-cell>
          <table:table-cell table:formula="of:=[.H354]^2" office:value-type="float" office:value="0.185184424102921" calcext:value-type="float">
            <text:p>0,185184424102921</text:p>
          </table:table-cell>
          <table:table-cell table:formula="of:=[.$Q$5]*([.F354]-[.$Q$3])^[.$Q$4]" office:value-type="float" office:value="33.3854229204991" calcext:value-type="float">
            <text:p>33,3854229204991</text:p>
          </table:table-cell>
          <table:table-cell table:formula="of:=LN([.G354])" office:value-type="float" office:value="3.49347265777133" calcext:value-type="float">
            <text:p>3,49347265777133</text:p>
          </table:table-cell>
          <table:table-cell table:formula="of:=LN([.L354])" office:value-type="float" office:value="3.5081193652092" calcext:value-type="float">
            <text:p>3,5081193652092</text:p>
          </table:table-cell>
          <table:table-cell table:formula="of:=([.M354]-[.N354])^2" office:value-type="float" office:value="0.000214526038770621" calcext:value-type="float">
            <text:p>0,00021452603877062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83-10-21" calcext:value-type="date">
            <text:p>21/10/198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float" office:value="205" calcext:value-type="float">
            <text:p>205</text:p>
          </table:table-cell>
          <table:table-cell table:style-name="ce7" table:formula="of:=[.E355]/100" office:value-type="float" office:value="2.05" calcext:value-type="float">
            <text:p>2,05</text:p>
          </table:table-cell>
          <table:table-cell table:style-name="ce7" office:value-type="float" office:value="45" calcext:value-type="float">
            <text:p>45</text:p>
          </table:table-cell>
          <table:table-cell table:formula="of:=LN([.F355]-[.$Q$3])" office:value-type="float" office:value="0.487208413727001" calcext:value-type="float">
            <text:p>0,487208413727001</text:p>
          </table:table-cell>
          <table:table-cell table:formula="of:=LN([.G355])" office:value-type="float" office:value="3.80666248977032" calcext:value-type="float">
            <text:p>3,80666248977032</text:p>
          </table:table-cell>
          <table:table-cell table:formula="of:=[.H355]*[.I355]" office:value-type="float" office:value="1.85463799323507" calcext:value-type="float">
            <text:p>1,85463799323507</text:p>
          </table:table-cell>
          <table:table-cell table:formula="of:=[.H355]^2" office:value-type="float" office:value="0.237372038406381" calcext:value-type="float">
            <text:p>0,237372038406381</text:p>
          </table:table-cell>
          <table:table-cell table:formula="of:=[.$Q$5]*([.F355]-[.$Q$3])^[.$Q$4]" office:value-type="float" office:value="36.1773509171531" calcext:value-type="float">
            <text:p>36,1773509171531</text:p>
          </table:table-cell>
          <table:table-cell table:formula="of:=LN([.G355])" office:value-type="float" office:value="3.80666248977032" calcext:value-type="float">
            <text:p>3,80666248977032</text:p>
          </table:table-cell>
          <table:table-cell table:formula="of:=LN([.L355])" office:value-type="float" office:value="3.58843325774952" calcext:value-type="float">
            <text:p>3,58843325774952</text:p>
          </table:table-cell>
          <table:table-cell table:formula="of:=([.M355]-[.N355])^2" office:value-type="float" office:value="0.0476239977083901" calcext:value-type="float">
            <text:p>0,047623997708390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96-12-15" calcext:value-type="date">
            <text:p>15/12/1996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float" office:value="215" calcext:value-type="float">
            <text:p>215</text:p>
          </table:table-cell>
          <table:table-cell table:style-name="ce7" table:formula="of:=[.E356]/100" office:value-type="float" office:value="2.15" calcext:value-type="float">
            <text:p>2,15</text:p>
          </table:table-cell>
          <table:table-cell table:style-name="ce7" office:value-type="float" office:value="42.5" calcext:value-type="float">
            <text:p>42,5</text:p>
          </table:table-cell>
          <table:table-cell table:formula="of:=LN([.F356]-[.$Q$3])" office:value-type="float" office:value="0.546829141968444" calcext:value-type="float">
            <text:p>0,546829141968444</text:p>
          </table:table-cell>
          <table:table-cell table:formula="of:=LN([.G356])" office:value-type="float" office:value="3.74950407593037" calcext:value-type="float">
            <text:p>3,74950407593037</text:p>
          </table:table-cell>
          <table:table-cell table:formula="of:=[.H356]*[.I356]" office:value-type="float" office:value="2.05033809664819" calcext:value-type="float">
            <text:p>2,05033809664819</text:p>
          </table:table-cell>
          <table:table-cell table:formula="of:=[.H356]^2" office:value-type="float" office:value="0.299022110505944" calcext:value-type="float">
            <text:p>0,299022110505944</text:p>
          </table:table-cell>
          <table:table-cell table:formula="of:=[.$Q$5]*([.F356]-[.$Q$3])^[.$Q$4]" office:value-type="float" office:value="39.3548909324826" calcext:value-type="float">
            <text:p>39,3548909324826</text:p>
          </table:table-cell>
          <table:table-cell table:formula="of:=LN([.G356])" office:value-type="float" office:value="3.74950407593037" calcext:value-type="float">
            <text:p>3,74950407593037</text:p>
          </table:table-cell>
          <table:table-cell table:formula="of:=LN([.L356])" office:value-type="float" office:value="3.67262026021419" calcext:value-type="float">
            <text:p>3,67262026021419</text:p>
          </table:table-cell>
          <table:table-cell table:formula="of:=([.M356]-[.N356])^2" office:value-type="float" office:value="0.00591112111907932" calcext:value-type="float">
            <text:p>0,0059111211190793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3-02-03" calcext:value-type="date">
            <text:p>3/2/194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float" office:value="219" calcext:value-type="float">
            <text:p>219</text:p>
          </table:table-cell>
          <table:table-cell table:style-name="ce7" table:formula="of:=[.E357]/100" office:value-type="float" office:value="2.19" calcext:value-type="float">
            <text:p>2,19</text:p>
          </table:table-cell>
          <table:table-cell table:style-name="ce7" office:value-type="float" office:value="41.6" calcext:value-type="float">
            <text:p>41,6</text:p>
          </table:table-cell>
          <table:table-cell table:formula="of:=LN([.F357]-[.$Q$3])" office:value-type="float" office:value="0.569716502258819" calcext:value-type="float">
            <text:p>0,569716502258819</text:p>
          </table:table-cell>
          <table:table-cell table:formula="of:=LN([.G357])" office:value-type="float" office:value="3.72810016726722" calcext:value-type="float">
            <text:p>3,72810016726722</text:p>
          </table:table-cell>
          <table:table-cell table:formula="of:=[.H357]*[.I357]" office:value-type="float" office:value="2.123960187366" calcext:value-type="float">
            <text:p>2,123960187366</text:p>
          </table:table-cell>
          <table:table-cell table:formula="of:=[.H357]^2" office:value-type="float" office:value="0.324576892946023" calcext:value-type="float">
            <text:p>0,324576892946023</text:p>
          </table:table-cell>
          <table:table-cell table:formula="of:=[.$Q$5]*([.F357]-[.$Q$3])^[.$Q$4]" office:value-type="float" office:value="40.6475346433596" calcext:value-type="float">
            <text:p>40,6475346433596</text:p>
          </table:table-cell>
          <table:table-cell table:formula="of:=LN([.G357])" office:value-type="float" office:value="3.72810016726722" calcext:value-type="float">
            <text:p>3,72810016726722</text:p>
          </table:table-cell>
          <table:table-cell table:formula="of:=LN([.L357])" office:value-type="float" office:value="3.70493818577479" calcext:value-type="float">
            <text:p>3,70493818577479</text:p>
          </table:table-cell>
          <table:table-cell table:formula="of:=([.M357]-[.N357])^2" office:value-type="float" office:value="0.000536477386655381" calcext:value-type="float">
            <text:p>0,000536477386655381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3-02-03" calcext:value-type="date">
            <text:p>3/2/194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float" office:value="223" calcext:value-type="float">
            <text:p>223</text:p>
          </table:table-cell>
          <table:table-cell table:style-name="ce7" table:formula="of:=[.E358]/100" office:value-type="float" office:value="2.23" calcext:value-type="float">
            <text:p>2,23</text:p>
          </table:table-cell>
          <table:table-cell table:style-name="ce7" office:value-type="float" office:value="43.4" calcext:value-type="float">
            <text:p>43,4</text:p>
          </table:table-cell>
          <table:table-cell table:formula="of:=LN([.F358]-[.$Q$3])" office:value-type="float" office:value="0.592091730777422" calcext:value-type="float">
            <text:p>0,592091730777422</text:p>
          </table:table-cell>
          <table:table-cell table:formula="of:=LN([.G358])" office:value-type="float" office:value="3.77045944110636" calcext:value-type="float">
            <text:p>3,77045944110636</text:p>
          </table:table-cell>
          <table:table-cell table:formula="of:=[.H358]*[.I358]" office:value-type="float" office:value="2.23245785631074" calcext:value-type="float">
            <text:p>2,23245785631074</text:p>
          </table:table-cell>
          <table:table-cell table:formula="of:=[.H358]^2" office:value-type="float" office:value="0.350572617655004" calcext:value-type="float">
            <text:p>0,350572617655004</text:p>
          </table:table-cell>
          <table:table-cell table:formula="of:=[.$Q$5]*([.F358]-[.$Q$3])^[.$Q$4]" office:value-type="float" office:value="41.9522874529058" calcext:value-type="float">
            <text:p>41,9522874529058</text:p>
          </table:table-cell>
          <table:table-cell table:formula="of:=LN([.G358])" office:value-type="float" office:value="3.77045944110636" calcext:value-type="float">
            <text:p>3,77045944110636</text:p>
          </table:table-cell>
          <table:table-cell table:formula="of:=LN([.L358])" office:value-type="float" office:value="3.73653295950542" calcext:value-type="float">
            <text:p>3,73653295950542</text:p>
          </table:table-cell>
          <table:table-cell table:formula="of:=([.M358]-[.N358])^2" office:value-type="float" office:value="0.00115100615381902" calcext:value-type="float">
            <text:p>0,0011510061538190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43-02-03" calcext:value-type="date">
            <text:p>3/2/1943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float" office:value="224" calcext:value-type="float">
            <text:p>224</text:p>
          </table:table-cell>
          <table:table-cell table:style-name="ce7" table:formula="of:=[.E359]/100" office:value-type="float" office:value="2.24" calcext:value-type="float">
            <text:p>2,24</text:p>
          </table:table-cell>
          <table:table-cell table:style-name="ce7" office:value-type="float" office:value="43.4" calcext:value-type="float">
            <text:p>43,4</text:p>
          </table:table-cell>
          <table:table-cell table:formula="of:=LN([.F359]-[.$Q$3])" office:value-type="float" office:value="0.597608177101426" calcext:value-type="float">
            <text:p>0,597608177101426</text:p>
          </table:table-cell>
          <table:table-cell table:formula="of:=LN([.G359])" office:value-type="float" office:value="3.77045944110636" calcext:value-type="float">
            <text:p>3,77045944110636</text:p>
          </table:table-cell>
          <table:table-cell table:formula="of:=[.H359]*[.I359]" office:value-type="float" office:value="2.25325739343443" calcext:value-type="float">
            <text:p>2,25325739343443</text:p>
          </table:table-cell>
          <table:table-cell table:formula="of:=[.H359]^2" office:value-type="float" office:value="0.35713553333849" calcext:value-type="float">
            <text:p>0,35713553333849</text:p>
          </table:table-cell>
          <table:table-cell table:formula="of:=[.$Q$5]*([.F359]-[.$Q$3])^[.$Q$4]" office:value-type="float" office:value="42.2803490308836" calcext:value-type="float">
            <text:p>42,2803490308836</text:p>
          </table:table-cell>
          <table:table-cell table:formula="of:=LN([.G359])" office:value-type="float" office:value="3.77045944110636" calcext:value-type="float">
            <text:p>3,77045944110636</text:p>
          </table:table-cell>
          <table:table-cell table:formula="of:=LN([.L359])" office:value-type="float" office:value="3.74432241619227" calcext:value-type="float">
            <text:p>3,74432241619227</text:p>
          </table:table-cell>
          <table:table-cell table:formula="of:=([.M359]-[.N359])^2" office:value-type="float" office:value="0.000683144071359818" calcext:value-type="float">
            <text:p>0,00068314407135981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0-12-04" calcext:value-type="date">
            <text:p>4/12/2010</text:p>
          </table:table-cell>
          <table:table-cell table:style-name="ce3" office:value-type="date" office:date-value="1900-01-01T09:48:30" calcext:value-type="date">
            <text:p>1/1/1900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float" office:value="227" calcext:value-type="float">
            <text:p>227</text:p>
          </table:table-cell>
          <table:table-cell table:style-name="ce7" table:formula="of:=[.E360]/100" office:value-type="float" office:value="2.27" calcext:value-type="float">
            <text:p>2,27</text:p>
          </table:table-cell>
          <table:table-cell table:style-name="ce7" office:value-type="float" office:value="52.97" calcext:value-type="float">
            <text:p>52,97</text:p>
          </table:table-cell>
          <table:table-cell table:formula="of:=LN([.F360]-[.$Q$3])" office:value-type="float" office:value="0.613977245910057" calcext:value-type="float">
            <text:p>0,613977245910057</text:p>
          </table:table-cell>
          <table:table-cell table:formula="of:=LN([.G360])" office:value-type="float" office:value="3.96972571555644" calcext:value-type="float">
            <text:p>3,96972571555644</text:p>
          </table:table-cell>
          <table:table-cell table:formula="of:=[.H360]*[.I360]" office:value-type="float" office:value="2.43732126185567" calcext:value-type="float">
            <text:p>2,43732126185567</text:p>
          </table:table-cell>
          <table:table-cell table:formula="of:=[.H360]^2" office:value-type="float" office:value="0.376968058495299" calcext:value-type="float">
            <text:p>0,376968058495299</text:p>
          </table:table-cell>
          <table:table-cell table:formula="of:=[.$Q$5]*([.F360]-[.$Q$3])^[.$Q$4]" office:value-type="float" office:value="43.2689910801066" calcext:value-type="float">
            <text:p>43,2689910801066</text:p>
          </table:table-cell>
          <table:table-cell table:formula="of:=LN([.G360])" office:value-type="float" office:value="3.96972571555644" calcext:value-type="float">
            <text:p>3,96972571555644</text:p>
          </table:table-cell>
          <table:table-cell table:formula="of:=LN([.L360])" office:value-type="float" office:value="3.76743623711972" calcext:value-type="float">
            <text:p>3,76743623711972</text:p>
          </table:table-cell>
          <table:table-cell table:formula="of:=([.M360]-[.N360])^2" office:value-type="float" office:value="0.0409210330862002" calcext:value-type="float">
            <text:p>0,0409210330862002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4-02-25" calcext:value-type="date">
            <text:p>25/2/196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float" office:value="233" calcext:value-type="float">
            <text:p>233</text:p>
          </table:table-cell>
          <table:table-cell table:style-name="ce7" table:formula="of:=[.E361]/100" office:value-type="float" office:value="2.33" calcext:value-type="float">
            <text:p>2,33</text:p>
          </table:table-cell>
          <table:table-cell table:style-name="ce7" office:value-type="float" office:value="52.2" calcext:value-type="float">
            <text:p>52,2</text:p>
          </table:table-cell>
          <table:table-cell table:formula="of:=LN([.F361]-[.$Q$3])" office:value-type="float" office:value="0.645932831096758" calcext:value-type="float">
            <text:p>0,645932831096758</text:p>
          </table:table-cell>
          <table:table-cell table:formula="of:=LN([.G361])" office:value-type="float" office:value="3.95508249488859" calcext:value-type="float">
            <text:p>3,95508249488859</text:p>
          </table:table-cell>
          <table:table-cell table:formula="of:=[.H361]*[.I361]" office:value-type="float" office:value="2.55471763314462" calcext:value-type="float">
            <text:p>2,55471763314462</text:p>
          </table:table-cell>
          <table:table-cell table:formula="of:=[.H361]^2" office:value-type="float" office:value="0.417229222288673" calcext:value-type="float">
            <text:p>0,417229222288673</text:p>
          </table:table-cell>
          <table:table-cell table:formula="of:=[.$Q$5]*([.F361]-[.$Q$3])^[.$Q$4]" office:value-type="float" office:value="45.2661214430748" calcext:value-type="float">
            <text:p>45,2661214430748</text:p>
          </table:table-cell>
          <table:table-cell table:formula="of:=LN([.G361])" office:value-type="float" office:value="3.95508249488859" calcext:value-type="float">
            <text:p>3,95508249488859</text:p>
          </table:table-cell>
          <table:table-cell table:formula="of:=LN([.L361])" office:value-type="float" office:value="3.81255888168015" calcext:value-type="float">
            <text:p>3,81255888168015</text:p>
          </table:table-cell>
          <table:table-cell table:formula="of:=([.M361]-[.N361])^2" office:value-type="float" office:value="0.0203129803219893" calcext:value-type="float">
            <text:p>0,020312980321989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4-02-25" calcext:value-type="date">
            <text:p>25/2/196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float" office:value="234" calcext:value-type="float">
            <text:p>234</text:p>
          </table:table-cell>
          <table:table-cell table:style-name="ce7" table:formula="of:=[.E362]/100" office:value-type="float" office:value="2.34" calcext:value-type="float">
            <text:p>2,34</text:p>
          </table:table-cell>
          <table:table-cell table:style-name="ce7" office:value-type="float" office:value="50.9" calcext:value-type="float">
            <text:p>50,9</text:p>
          </table:table-cell>
          <table:table-cell table:formula="of:=LN([.F362]-[.$Q$3])" office:value-type="float" office:value="0.651160874518475" calcext:value-type="float">
            <text:p>0,651160874518475</text:p>
          </table:table-cell>
          <table:table-cell table:formula="of:=LN([.G362])" office:value-type="float" office:value="3.92986292355648" calcext:value-type="float">
            <text:p>3,92986292355648</text:p>
          </table:table-cell>
          <table:table-cell table:formula="of:=[.H362]*[.I362]" office:value-type="float" office:value="2.55897297804077" calcext:value-type="float">
            <text:p>2,55897297804077</text:p>
          </table:table-cell>
          <table:table-cell table:formula="of:=[.H362]^2" office:value-type="float" office:value="0.424010484503665" calcext:value-type="float">
            <text:p>0,424010484503665</text:p>
          </table:table-cell>
          <table:table-cell table:formula="of:=[.$Q$5]*([.F362]-[.$Q$3])^[.$Q$4]" office:value-type="float" office:value="45.6015223672768" calcext:value-type="float">
            <text:p>45,6015223672768</text:p>
          </table:table-cell>
          <table:table-cell table:formula="of:=LN([.G362])" office:value-type="float" office:value="3.92986292355648" calcext:value-type="float">
            <text:p>3,92986292355648</text:p>
          </table:table-cell>
          <table:table-cell table:formula="of:=LN([.L362])" office:value-type="float" office:value="3.81994110121036" calcext:value-type="float">
            <text:p>3,81994110121036</text:p>
          </table:table-cell>
          <table:table-cell table:formula="of:=([.M362]-[.N362])^2" office:value-type="float" office:value="0.0120828070278903" calcext:value-type="float">
            <text:p>0,012082807027890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4-02-25" calcext:value-type="date">
            <text:p>25/2/196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236" calcext:value-type="float">
            <text:p>236</text:p>
          </table:table-cell>
          <table:table-cell table:style-name="ce7" table:formula="of:=[.E363]/100" office:value-type="float" office:value="2.36" calcext:value-type="float">
            <text:p>2,36</text:p>
          </table:table-cell>
          <table:table-cell table:style-name="ce7" office:value-type="float" office:value="54.3" calcext:value-type="float">
            <text:p>54,3</text:p>
          </table:table-cell>
          <table:table-cell table:formula="of:=LN([.F363]-[.$Q$3])" office:value-type="float" office:value="0.66153567168391" calcext:value-type="float">
            <text:p>0,66153567168391</text:p>
          </table:table-cell>
          <table:table-cell table:formula="of:=LN([.G363])" office:value-type="float" office:value="3.99452422693989" calcext:value-type="float">
            <text:p>3,99452422693989</text:p>
          </table:table-cell>
          <table:table-cell table:formula="of:=[.H363]*[.I363]" office:value-type="float" office:value="2.64252026752633" calcext:value-type="float">
            <text:p>2,64252026752633</text:p>
          </table:table-cell>
          <table:table-cell table:formula="of:=[.H363]^2" office:value-type="float" office:value="0.437629444910282" calcext:value-type="float">
            <text:p>0,437629444910282</text:p>
          </table:table-cell>
          <table:table-cell table:formula="of:=[.$Q$5]*([.F363]-[.$Q$3])^[.$Q$4]" office:value-type="float" office:value="46.2744862268287" calcext:value-type="float">
            <text:p>46,2744862268287</text:p>
          </table:table-cell>
          <table:table-cell table:formula="of:=LN([.G363])" office:value-type="float" office:value="3.99452422693989" calcext:value-type="float">
            <text:p>3,99452422693989</text:p>
          </table:table-cell>
          <table:table-cell table:formula="of:=LN([.L363])" office:value-type="float" office:value="3.83459075579023" calcext:value-type="float">
            <text:p>3,83459075579023</text:p>
          </table:table-cell>
          <table:table-cell table:formula="of:=([.M363]-[.N363])^2" office:value-type="float" office:value="0.0255787151939798" calcext:value-type="float">
            <text:p>0,025578715193979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64-02-25" calcext:value-type="date">
            <text:p>25/2/1964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float" office:value="237" calcext:value-type="float">
            <text:p>237</text:p>
          </table:table-cell>
          <table:table-cell table:style-name="ce7" table:formula="of:=[.E364]/100" office:value-type="float" office:value="2.37" calcext:value-type="float">
            <text:p>2,37</text:p>
          </table:table-cell>
          <table:table-cell table:style-name="ce7" office:value-type="float" office:value="58.2" calcext:value-type="float">
            <text:p>58,2</text:p>
          </table:table-cell>
          <table:table-cell table:formula="of:=LN([.F364]-[.$Q$3])" office:value-type="float" office:value="0.666682983810673" calcext:value-type="float">
            <text:p>0,666682983810673</text:p>
          </table:table-cell>
          <table:table-cell table:formula="of:=LN([.G364])" office:value-type="float" office:value="4.06388535473739" calcext:value-type="float">
            <text:p>4,06388535473739</text:p>
          </table:table-cell>
          <table:table-cell table:formula="of:=[.H364]*[.I364]" office:value-type="float" office:value="2.70932321416082" calcext:value-type="float">
            <text:p>2,70932321416082</text:p>
          </table:table-cell>
          <table:table-cell table:formula="of:=[.H364]^2" office:value-type="float" office:value="0.444466200902702" calcext:value-type="float">
            <text:p>0,444466200902702</text:p>
          </table:table-cell>
          <table:table-cell table:formula="of:=[.$Q$5]*([.F364]-[.$Q$3])^[.$Q$4]" office:value-type="float" office:value="46.6120447750171" calcext:value-type="float">
            <text:p>46,6120447750171</text:p>
          </table:table-cell>
          <table:table-cell table:formula="of:=LN([.G364])" office:value-type="float" office:value="4.06388535473739" calcext:value-type="float">
            <text:p>4,06388535473739</text:p>
          </table:table-cell>
          <table:table-cell table:formula="of:=LN([.L364])" office:value-type="float" office:value="3.84185897930047" calcext:value-type="float">
            <text:p>3,84185897930047</text:p>
          </table:table-cell>
          <table:table-cell table:formula="of:=([.M364]-[.N364])^2" office:value-type="float" office:value="0.0492957113896569" calcext:value-type="float">
            <text:p>0,0492957113896569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9-02-13" calcext:value-type="date">
            <text:p>13/2/1979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float" office:value="274" calcext:value-type="float">
            <text:p>274</text:p>
          </table:table-cell>
          <table:table-cell table:style-name="ce7" table:formula="of:=[.E365]/100" office:value-type="float" office:value="2.74" calcext:value-type="float">
            <text:p>2,74</text:p>
          </table:table-cell>
          <table:table-cell table:style-name="ce7" office:value-type="float" office:value="74.5" calcext:value-type="float">
            <text:p>74,5</text:p>
          </table:table-cell>
          <table:table-cell table:formula="of:=LN([.F365]-[.$Q$3])" office:value-type="float" office:value="0.840603714262281" calcext:value-type="float">
            <text:p>0,840603714262281</text:p>
          </table:table-cell>
          <table:table-cell table:formula="of:=LN([.G365])" office:value-type="float" office:value="4.31079912538551" calcext:value-type="float">
            <text:p>4,31079912538551</text:p>
          </table:table-cell>
          <table:table-cell table:formula="of:=[.H365]*[.I365]" office:value-type="float" office:value="3.62367375623766" calcext:value-type="float">
            <text:p>3,62367375623766</text:p>
          </table:table-cell>
          <table:table-cell table:formula="of:=[.H365]^2" office:value-type="float" office:value="0.706614604431543" calcext:value-type="float">
            <text:p>0,706614604431543</text:p>
          </table:table-cell>
          <table:table-cell table:formula="of:=[.$Q$5]*([.F365]-[.$Q$3])^[.$Q$4]" office:value-type="float" office:value="59.5872987550735" calcext:value-type="float">
            <text:p>59,5872987550735</text:p>
          </table:table-cell>
          <table:table-cell table:formula="of:=LN([.G365])" office:value-type="float" office:value="4.31079912538551" calcext:value-type="float">
            <text:p>4,31079912538551</text:p>
          </table:table-cell>
          <table:table-cell table:formula="of:=LN([.L365])" office:value-type="float" office:value="4.08744244322419" calcext:value-type="float">
            <text:p>4,08744244322419</text:p>
          </table:table-cell>
          <table:table-cell table:formula="of:=([.M365]-[.N365])^2" office:value-type="float" office:value="0.0498882074661158" calcext:value-type="float">
            <text:p>0,0498882074661158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1-11-21" calcext:value-type="date">
            <text:p>21/11/197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float" office:value="275" calcext:value-type="float">
            <text:p>275</text:p>
          </table:table-cell>
          <table:table-cell table:style-name="ce7" table:formula="of:=[.E366]/100" office:value-type="float" office:value="2.75" calcext:value-type="float">
            <text:p>2,75</text:p>
          </table:table-cell>
          <table:table-cell table:style-name="ce7" office:value-type="float" office:value="67.3" calcext:value-type="float">
            <text:p>67,3</text:p>
          </table:table-cell>
          <table:table-cell table:formula="of:=LN([.F366]-[.$Q$3])" office:value-type="float" office:value="0.84490893321622" calcext:value-type="float">
            <text:p>0,84490893321622</text:p>
          </table:table-cell>
          <table:table-cell table:formula="of:=LN([.G366])" office:value-type="float" office:value="4.20916023665068" calcext:value-type="float">
            <text:p>4,20916023665068</text:p>
          </table:table-cell>
          <table:table-cell table:formula="of:=[.H366]*[.I366]" office:value-type="float" office:value="3.55635708528466" calcext:value-type="float">
            <text:p>3,55635708528466</text:p>
          </table:table-cell>
          <table:table-cell table:formula="of:=[.H366]^2" office:value-type="float" office:value="0.713871105428571" calcext:value-type="float">
            <text:p>0,713871105428571</text:p>
          </table:table-cell>
          <table:table-cell table:formula="of:=[.$Q$5]*([.F366]-[.$Q$3])^[.$Q$4]" office:value-type="float" office:value="59.9506423022005" calcext:value-type="float">
            <text:p>59,9506423022005</text:p>
          </table:table-cell>
          <table:table-cell table:formula="of:=LN([.G366])" office:value-type="float" office:value="4.20916023665068" calcext:value-type="float">
            <text:p>4,20916023665068</text:p>
          </table:table-cell>
          <table:table-cell table:formula="of:=LN([.L366])" office:value-type="float" office:value="4.09352159538111" calcext:value-type="float">
            <text:p>4,09352159538111</text:p>
          </table:table-cell>
          <table:table-cell table:formula="of:=([.M366]-[.N366])^2" office:value-type="float" office:value="0.013372295354673" calcext:value-type="float">
            <text:p>0,013372295354673</text:p>
          </table:table-cell>
          <table:table-cell table:number-columns-repeated="1636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1971-11-21" calcext:value-type="date">
            <text:p>21/11/1971</text:p>
          </table:table-cell>
          <table:table-cell table:style-name="ce3" office:value-type="date" office:date-value="1900-01-01T07:00:00" calcext:value-type="date">
            <text:p>1/1/1900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float" office:value="278" calcext:value-type="float">
            <text:p>278</text:p>
          </table:table-cell>
          <table:table-cell table:style-name="ce7" table:formula="of:=[.E367]/100" office:value-type="float" office:value="2.78" calcext:value-type="float">
            <text:p>2,78</text:p>
          </table:table-cell>
          <table:table-cell table:style-name="ce7" office:value-type="float" office:value="71.5" calcext:value-type="float">
            <text:p>71,5</text:p>
          </table:table-cell>
          <table:table-cell table:formula="of:=LN([.F367]-[.$Q$3])" office:value-type="float" office:value="0.857714485381401" calcext:value-type="float">
            <text:p>0,857714485381401</text:p>
          </table:table-cell>
          <table:table-cell table:formula="of:=LN([.G367])" office:value-type="float" office:value="4.26969744969996" calcext:value-type="float">
            <text:p>4,26969744969996</text:p>
          </table:table-cell>
          <table:table-cell table:formula="of:=[.H367]*[.I367]" office:value-type="float" office:value="3.66218135080368" calcext:value-type="float">
            <text:p>3,66218135080368</text:p>
          </table:table-cell>
          <table:table-cell table:formula="of:=[.H367]^2" office:value-type="float" office:value="0.735674138433082" calcext:value-type="float">
            <text:p>0,735674138433082</text:p>
          </table:table-cell>
          <table:table-cell table:formula="of:=[.$Q$5]*([.F367]-[.$Q$3])^[.$Q$4]" office:value-type="float" office:value="61.0445288699007" calcext:value-type="float">
            <text:p>61,0445288699007</text:p>
          </table:table-cell>
          <table:table-cell table:formula="of:=LN([.G367])" office:value-type="float" office:value="4.26969744969996" calcext:value-type="float">
            <text:p>4,26969744969996</text:p>
          </table:table-cell>
          <table:table-cell table:formula="of:=LN([.L367])" office:value-type="float" office:value="4.11160357934021" calcext:value-type="float">
            <text:p>4,11160357934021</text:p>
          </table:table-cell>
          <table:table-cell table:formula="of:=([.M367]-[.N367])^2" office:value-type="float" office:value="0.0249936718453262" calcext:value-type="float">
            <text:p>0,0249936718453262</text:p>
          </table:table-cell>
          <table:table-cell table:number-columns-repeated="16369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solver_adj" table:base-cell-address="$Planilha1.$A$1" table:cell-range-address="$Planilha1.$Q$3"/>
          <table:named-expression table:name="solver_cvg" table:base-cell-address="$Planilha1.$A$1" table:expression="0.0001"/>
          <table:named-expression table:name="solver_drv" table:base-cell-address="$Planilha1.$A$1" table:expression="1"/>
          <table:named-expression table:name="solver_eng" table:base-cell-address="$Planilha1.$A$1" table:expression="1"/>
          <table:named-expression table:name="solver_est" table:base-cell-address="$Planilha1.$A$1" table:expression="1"/>
          <table:named-expression table:name="solver_itr" table:base-cell-address="$Planilha1.$A$1" table:expression="2147483647"/>
          <table:named-expression table:name="solver_mip" table:base-cell-address="$Planilha1.$A$1" table:expression="2147483647"/>
          <table:named-expression table:name="solver_mni" table:base-cell-address="$Planilha1.$A$1" table:expression="30"/>
          <table:named-expression table:name="solver_mrt" table:base-cell-address="$Planilha1.$A$1" table:expression="0.075"/>
          <table:named-expression table:name="solver_msl" table:base-cell-address="$Planilha1.$A$1" table:expression="2"/>
          <table:named-expression table:name="solver_neg" table:base-cell-address="$Planilha1.$A$1" table:expression="1"/>
          <table:named-expression table:name="solver_nod" table:base-cell-address="$Planilha1.$A$1" table:expression="2147483647"/>
          <table:named-expression table:name="solver_num" table:base-cell-address="$Planilha1.$A$1" table:expression="0"/>
          <table:named-expression table:name="solver_nwt" table:base-cell-address="$Planilha1.$A$1" table:expression="1"/>
          <table:named-range table:name="solver_opt" table:base-cell-address="$Planilha1.$A$1" table:cell-range-address="$Planilha1.$R$9"/>
          <table:named-expression table:name="solver_pre" table:base-cell-address="$Planilha1.$A$1" table:expression="0.000001"/>
          <table:named-expression table:name="solver_rbv" table:base-cell-address="$Planilha1.$A$1" table:expression="1"/>
          <table:named-expression table:name="solver_rlx" table:base-cell-address="$Planilha1.$A$1" table:expression="2"/>
          <table:named-expression table:name="solver_rsd" table:base-cell-address="$Planilha1.$A$1" table:expression="0"/>
          <table:named-expression table:name="solver_scl" table:base-cell-address="$Planilha1.$A$1" table:expression="1"/>
          <table:named-expression table:name="solver_sho" table:base-cell-address="$Planilha1.$A$1" table:expression="2"/>
          <table:named-expression table:name="solver_ssz" table:base-cell-address="$Planilha1.$A$1" table:expression="100"/>
          <table:named-expression table:name="solver_tim" table:base-cell-address="$Planilha1.$A$1" table:expression="2147483647"/>
          <table:named-expression table:name="solver_tol" table:base-cell-address="$Planilha1.$A$1" table:expression="0.01"/>
          <table:named-expression table:name="solver_typ" table:base-cell-address="$Planilha1.$A$1" table:expression="2"/>
          <table:named-expression table:name="solver_val" table:base-cell-address="$Planilha1.$A$1" table:expression="0"/>
          <table:named-expression table:name="solver_ver" table:base-cell-address="$Planilha1.$A$1" table:expression="3"/>
        </table:named-expressions>
      </table:table>
      <table:named-expressions>
        <table:named-range table:name="_xlchart.v1.0" table:base-cell-address="$Planilha1.$A$1" table:cell-range-address="$Planilha1.$F$10:.$F$367"/>
        <table:named-range table:name="_xlchart.v1.1" table:base-cell-address="$Planilha1.$A$1" table:cell-range-address="$Planilha1.$G$10:.$G$367"/>
        <table:named-range table:name="_xlchart.v1.2" table:base-cell-address="$Planilha1.$A$1" table:cell-range-address="$Planilha1.$G$9"/>
        <table:named-range table:name="_xlchart.v1.3" table:base-cell-address="$Planilha1.$A$1" table:cell-range-address="$Planilha1.$L$10:.$L$36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Planilha1" style:display-name="Normal_Planilha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lso Ribeiro</meta:initial-creator>
    <dc:creator>Welson Filho</dc:creator>
    <meta:creation-date>2022-10-05T22:51:39</meta:creation-date>
    <dc:date>2022-10-16T21:01:59.562820367</dc:date>
    <meta:generator>LibreOffice/7.4.1.2$Linux_X86_64 LibreOffice_project/3c58a8f3a960df8bc8fd77b461821e42c061c5f0</meta:generator>
    <meta:editing-duration>PT11M3S</meta:editing-duration>
    <meta:editing-cycles>1</meta:editing-cycles>
    <meta:document-statistic meta:table-count="1" meta:cell-count="5409" meta:object-count="1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388cm" svg:height="7.541cm" xlink:href=".." xlink:type="simple" chart:class="chart:scatter" chart:style-name="ch1">
        <chart:title svg:x="5.308cm" svg:y="0.286cm" chart:style-name="ch2">
          <text:p>Curva-Chave</text:p>
        </chart:title>
        <chart:plot-area chart:style-name="ch3" table:cell-range-address="Planilha1.F10:Planilha1.G367 Planilha1.G9:Planilha1.G9 Planilha1.L10:Planilha1.L367" chart:data-source-has-labels="row" svg:x="0.267cm" svg:y="1.235cm" svg:width="12.854cm" svg:height="6.156cm">
          <chart:coordinate-region svg:x="0.686cm" svg:y="1.395cm" svg:width="12.354cm" svg:height="5.57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G10:Planilha1.G367" chart:label-cell-address="Planilha1.G9:Planilha1.G9" chart:class="chart:scatter">
            <chart:domain table:cell-range-address="Planilha1.F10:Planilha1.F367"/>
            <chart:data-point chart:repeated="358"/>
          </chart:series>
          <chart:series chart:style-name="ch7" chart:values-cell-range-address="Planilha1.L10:Planilha1.L367" chart:class="chart:scatter">
            <chart:data-point chart:repeated="3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Vazao (m3/s)</text:p>
                <draw:g>
                  <svg:desc>Planilha1.G9:Planilha1.G9</svg:desc>
                </draw:g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Planilha1.F10:Planilha1.F367</svg:desc>
                </draw:g>
              </table:table-cell>
              <table:table-cell office:value-type="float" office:value="1.66">
                <text:p>1.66</text:p>
                <draw:g>
                  <svg:desc>Planilha1.G10:Planilha1.G367</svg:desc>
                </draw:g>
              </table:table-cell>
              <table:table-cell office:value-type="float" office:value="1.58640415209374">
                <text:p>1.58640415209374</text:p>
                <draw:g>
                  <svg:desc>Planilha1.L10:Planilha1.L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2.73">
                <text:p>2.73</text:p>
              </table:table-cell>
              <table:table-cell office:value-type="float" office:value="1.71386123492247">
                <text:p>1.71386123492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">
                <text:p>0.62</text:p>
              </table:table-cell>
              <table:table-cell office:value-type="float" office:value="2.12">
                <text:p>2.12</text:p>
              </table:table-cell>
              <table:table-cell office:value-type="float" office:value="1.84414728728808">
                <text:p>1.84414728728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3.09">
                <text:p>3.09</text:p>
              </table:table-cell>
              <table:table-cell office:value-type="float" office:value="2.1128726248395">
                <text:p>2.1128726248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2.85">
                <text:p>2.85</text:p>
              </table:table-cell>
              <table:table-cell office:value-type="float" office:value="2.1128726248395">
                <text:p>2.1128726248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2.361">
                <text:p>2.361</text:p>
              </table:table-cell>
              <table:table-cell office:value-type="float" office:value="2.25116071922542">
                <text:p>2.25116071922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">
                <text:p>0.65</text:p>
              </table:table-cell>
              <table:table-cell office:value-type="float" office:value="2.313">
                <text:p>2.313</text:p>
              </table:table-cell>
              <table:table-cell office:value-type="float" office:value="2.25116071922542">
                <text:p>2.25116071922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">
                <text:p>0.65</text:p>
              </table:table-cell>
              <table:table-cell office:value-type="float" office:value="3.65">
                <text:p>3.65</text:p>
              </table:table-cell>
              <table:table-cell office:value-type="float" office:value="2.25116071922542">
                <text:p>2.25116071922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">
                <text:p>0.66</text:p>
              </table:table-cell>
              <table:table-cell office:value-type="float" office:value="2.91">
                <text:p>2.91</text:p>
              </table:table-cell>
              <table:table-cell office:value-type="float" office:value="2.39197394712376">
                <text:p>2.39197394712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">
                <text:p>0.67</text:p>
              </table:table-cell>
              <table:table-cell office:value-type="float" office:value="2.52">
                <text:p>2.52</text:p>
              </table:table-cell>
              <table:table-cell office:value-type="float" office:value="2.5352492834668">
                <text:p>2.5352492834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">
                <text:p>0.67</text:p>
              </table:table-cell>
              <table:table-cell office:value-type="float" office:value="2.45">
                <text:p>2.45</text:p>
              </table:table-cell>
              <table:table-cell office:value-type="float" office:value="2.5352492834668">
                <text:p>2.5352492834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">
                <text:p>0.68</text:p>
              </table:table-cell>
              <table:table-cell office:value-type="float" office:value="2.888">
                <text:p>2.888</text:p>
              </table:table-cell>
              <table:table-cell office:value-type="float" office:value="2.68092778003583">
                <text:p>2.68092778003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">
                <text:p>0.68</text:p>
              </table:table-cell>
              <table:table-cell office:value-type="float" office:value="2.85">
                <text:p>2.85</text:p>
              </table:table-cell>
              <table:table-cell office:value-type="float" office:value="2.68092778003583">
                <text:p>2.68092778003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2.82">
                <text:p>2.82</text:p>
              </table:table-cell>
              <table:table-cell office:value-type="float" office:value="2.68092778003583">
                <text:p>2.68092778003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2.5">
                <text:p>2.5</text:p>
              </table:table-cell>
              <table:table-cell office:value-type="float" office:value="2.68092778003583">
                <text:p>2.68092778003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">
                <text:p>0.68</text:p>
              </table:table-cell>
              <table:table-cell office:value-type="float" office:value="2.89">
                <text:p>2.89</text:p>
              </table:table-cell>
              <table:table-cell office:value-type="float" office:value="2.68092778003583">
                <text:p>2.68092778003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">
                <text:p>0.68</text:p>
              </table:table-cell>
              <table:table-cell office:value-type="float" office:value="3.71">
                <text:p>3.71</text:p>
              </table:table-cell>
              <table:table-cell office:value-type="float" office:value="2.68092778003583">
                <text:p>2.68092778003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">
                <text:p>0.69</text:p>
              </table:table-cell>
              <table:table-cell office:value-type="float" office:value="2.41">
                <text:p>2.41</text:p>
              </table:table-cell>
              <table:table-cell office:value-type="float" office:value="2.82895415236843">
                <text:p>2.82895415236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">
                <text:p>0.69</text:p>
              </table:table-cell>
              <table:table-cell office:value-type="float" office:value="2.4">
                <text:p>2.4</text:p>
              </table:table-cell>
              <table:table-cell office:value-type="float" office:value="2.82895415236843">
                <text:p>2.828954152368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">
                <text:p>0.69</text:p>
              </table:table-cell>
              <table:table-cell office:value-type="float" office:value="3.2">
                <text:p>3.2</text:p>
              </table:table-cell>
              <table:table-cell office:value-type="float" office:value="2.82895415236843">
                <text:p>2.828954152368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3.13">
                <text:p>3.13</text:p>
              </table:table-cell>
              <table:table-cell office:value-type="float" office:value="2.97927642252613">
                <text:p>2.97927642252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4.07">
                <text:p>4.07</text:p>
              </table:table-cell>
              <table:table-cell office:value-type="float" office:value="2.97927642252613">
                <text:p>2.97927642252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3.52">
                <text:p>3.52</text:p>
              </table:table-cell>
              <table:table-cell office:value-type="float" office:value="2.97927642252613">
                <text:p>2.97927642252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3.19">
                <text:p>3.19</text:p>
              </table:table-cell>
              <table:table-cell office:value-type="float" office:value="2.97927642252613">
                <text:p>2.979276422526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3.06">
                <text:p>3.06</text:p>
              </table:table-cell>
              <table:table-cell office:value-type="float" office:value="2.97927642252613">
                <text:p>2.979276422526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2.71">
                <text:p>2.71</text:p>
              </table:table-cell>
              <table:table-cell office:value-type="float" office:value="2.97927642252613">
                <text:p>2.979276422526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3.49">
                <text:p>3.49</text:p>
              </table:table-cell>
              <table:table-cell office:value-type="float" office:value="2.97927642252613">
                <text:p>2.979276422526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3.31">
                <text:p>3.31</text:p>
              </table:table-cell>
              <table:table-cell office:value-type="float" office:value="2.97927642252613">
                <text:p>2.97927642252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">
                <text:p>0.71</text:p>
              </table:table-cell>
              <table:table-cell office:value-type="float" office:value="3.317">
                <text:p>3.317</text:p>
              </table:table-cell>
              <table:table-cell office:value-type="float" office:value="3.13184560841201">
                <text:p>3.13184560841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">
                <text:p>0.71</text:p>
              </table:table-cell>
              <table:table-cell office:value-type="float" office:value="3.61">
                <text:p>3.61</text:p>
              </table:table-cell>
              <table:table-cell office:value-type="float" office:value="3.13184560841201">
                <text:p>3.13184560841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1">
                <text:p>0.71</text:p>
              </table:table-cell>
              <table:table-cell office:value-type="float" office:value="3.55">
                <text:p>3.55</text:p>
              </table:table-cell>
              <table:table-cell office:value-type="float" office:value="3.13184560841201">
                <text:p>3.13184560841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">
                <text:p>0.72</text:p>
              </table:table-cell>
              <table:table-cell office:value-type="float" office:value="3.33">
                <text:p>3.33</text:p>
              </table:table-cell>
              <table:table-cell office:value-type="float" office:value="3.28661545215174">
                <text:p>3.28661545215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">
                <text:p>0.72</text:p>
              </table:table-cell>
              <table:table-cell office:value-type="float" office:value="2.59">
                <text:p>2.59</text:p>
              </table:table-cell>
              <table:table-cell office:value-type="float" office:value="3.28661545215174">
                <text:p>3.286615452151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2">
                <text:p>0.72</text:p>
              </table:table-cell>
              <table:table-cell office:value-type="float" office:value="3.07">
                <text:p>3.07</text:p>
              </table:table-cell>
              <table:table-cell office:value-type="float" office:value="3.28661545215174">
                <text:p>3.28661545215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">
                <text:p>0.73</text:p>
              </table:table-cell>
              <table:table-cell office:value-type="float" office:value="3.3">
                <text:p>3.3</text:p>
              </table:table-cell>
              <table:table-cell office:value-type="float" office:value="3.44354218146873">
                <text:p>3.44354218146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">
                <text:p>0.73</text:p>
              </table:table-cell>
              <table:table-cell office:value-type="float" office:value="3.82">
                <text:p>3.82</text:p>
              </table:table-cell>
              <table:table-cell office:value-type="float" office:value="3.44354218146873">
                <text:p>3.443542181468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3">
                <text:p>0.73</text:p>
              </table:table-cell>
              <table:table-cell office:value-type="float" office:value="3.89">
                <text:p>3.89</text:p>
              </table:table-cell>
              <table:table-cell office:value-type="float" office:value="3.44354218146873">
                <text:p>3.44354218146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">
                <text:p>0.73</text:p>
              </table:table-cell>
              <table:table-cell office:value-type="float" office:value="2.8">
                <text:p>2.8</text:p>
              </table:table-cell>
              <table:table-cell office:value-type="float" office:value="3.44354218146873">
                <text:p>3.443542181468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">
                <text:p>0.74</text:p>
              </table:table-cell>
              <table:table-cell office:value-type="float" office:value="3.77">
                <text:p>3.77</text:p>
              </table:table-cell>
              <table:table-cell office:value-type="float" office:value="3.60258429909532">
                <text:p>3.602584299095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4">
                <text:p>0.74</text:p>
              </table:table-cell>
              <table:table-cell office:value-type="float" office:value="3.99">
                <text:p>3.99</text:p>
              </table:table-cell>
              <table:table-cell office:value-type="float" office:value="3.60258429909532">
                <text:p>3.60258429909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2.71">
                <text:p>2.71</text:p>
              </table:table-cell>
              <table:table-cell office:value-type="float" office:value="3.60258429909532">
                <text:p>3.60258429909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">
                <text:p>0.75</text:p>
              </table:table-cell>
              <table:table-cell office:value-type="float" office:value="4.042">
                <text:p>4.042</text:p>
              </table:table-cell>
              <table:table-cell office:value-type="float" office:value="3.76370239614075">
                <text:p>3.76370239614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">
                <text:p>0.75</text:p>
              </table:table-cell>
              <table:table-cell office:value-type="float" office:value="4.91">
                <text:p>4.91</text:p>
              </table:table-cell>
              <table:table-cell office:value-type="float" office:value="3.76370239614075">
                <text:p>3.76370239614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5">
                <text:p>0.75</text:p>
              </table:table-cell>
              <table:table-cell office:value-type="float" office:value="3.93">
                <text:p>3.93</text:p>
              </table:table-cell>
              <table:table-cell office:value-type="float" office:value="3.76370239614075">
                <text:p>3.76370239614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5">
                <text:p>0.75</text:p>
              </table:table-cell>
              <table:table-cell office:value-type="float" office:value="2.63">
                <text:p>2.63</text:p>
              </table:table-cell>
              <table:table-cell office:value-type="float" office:value="3.76370239614075">
                <text:p>3.76370239614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">
                <text:p>0.75</text:p>
              </table:table-cell>
              <table:table-cell office:value-type="float" office:value="2.71">
                <text:p>2.71</text:p>
              </table:table-cell>
              <table:table-cell office:value-type="float" office:value="3.76370239614075">
                <text:p>3.76370239614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2.71">
                <text:p>2.71</text:p>
              </table:table-cell>
              <table:table-cell office:value-type="float" office:value="3.76370239614075">
                <text:p>3.76370239614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5">
                <text:p>0.75</text:p>
              </table:table-cell>
              <table:table-cell office:value-type="float" office:value="4.07">
                <text:p>4.07</text:p>
              </table:table-cell>
              <table:table-cell office:value-type="float" office:value="3.76370239614075">
                <text:p>3.76370239614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3.66">
                <text:p>3.66</text:p>
              </table:table-cell>
              <table:table-cell office:value-type="float" office:value="3.76370239614075">
                <text:p>3.76370239614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">
                <text:p>0.76</text:p>
              </table:table-cell>
              <table:table-cell office:value-type="float" office:value="4.93">
                <text:p>4.93</text:p>
              </table:table-cell>
              <table:table-cell office:value-type="float" office:value="3.92685898603732">
                <text:p>3.926858986037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">
                <text:p>0.76</text:p>
              </table:table-cell>
              <table:table-cell office:value-type="float" office:value="4.408">
                <text:p>4.408</text:p>
              </table:table-cell>
              <table:table-cell office:value-type="float" office:value="3.92685898603732">
                <text:p>3.926858986037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6">
                <text:p>0.76</text:p>
              </table:table-cell>
              <table:table-cell office:value-type="float" office:value="4">
                <text:p>4</text:p>
              </table:table-cell>
              <table:table-cell office:value-type="float" office:value="3.92685898603732">
                <text:p>3.926858986037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">
                <text:p>0.76</text:p>
              </table:table-cell>
              <table:table-cell office:value-type="float" office:value="3.73">
                <text:p>3.73</text:p>
              </table:table-cell>
              <table:table-cell office:value-type="float" office:value="3.92685898603732">
                <text:p>3.926858986037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">
                <text:p>0.76</text:p>
              </table:table-cell>
              <table:table-cell office:value-type="float" office:value="4.19">
                <text:p>4.19</text:p>
              </table:table-cell>
              <table:table-cell office:value-type="float" office:value="3.92685898603732">
                <text:p>3.926858986037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">
                <text:p>0.77</text:p>
              </table:table-cell>
              <table:table-cell office:value-type="float" office:value="3.55">
                <text:p>3.55</text:p>
              </table:table-cell>
              <table:table-cell office:value-type="float" office:value="4.09201835624951">
                <text:p>4.092018356249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8">
                <text:p>0.78</text:p>
              </table:table-cell>
              <table:table-cell office:value-type="float" office:value="3.98">
                <text:p>3.98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">
                <text:p>0.78</text:p>
              </table:table-cell>
              <table:table-cell office:value-type="float" office:value="4.31">
                <text:p>4.31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8">
                <text:p>0.78</text:p>
              </table:table-cell>
              <table:table-cell office:value-type="float" office:value="4.99">
                <text:p>4.99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8">
                <text:p>0.78</text:p>
              </table:table-cell>
              <table:table-cell office:value-type="float" office:value="4.92">
                <text:p>4.92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">
                <text:p>0.78</text:p>
              </table:table-cell>
              <table:table-cell office:value-type="float" office:value="4.45">
                <text:p>4.45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8">
                <text:p>0.78</text:p>
              </table:table-cell>
              <table:table-cell office:value-type="float" office:value="3.51">
                <text:p>3.51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8">
                <text:p>0.78</text:p>
              </table:table-cell>
              <table:table-cell office:value-type="float" office:value="3.58">
                <text:p>3.58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">
                <text:p>0.78</text:p>
              </table:table-cell>
              <table:table-cell office:value-type="float" office:value="3.51">
                <text:p>3.51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">
                <text:p>0.78</text:p>
              </table:table-cell>
              <table:table-cell office:value-type="float" office:value="4.44">
                <text:p>4.44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">
                <text:p>0.78</text:p>
              </table:table-cell>
              <table:table-cell office:value-type="float" office:value="3.75">
                <text:p>3.75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8">
                <text:p>0.78</text:p>
              </table:table-cell>
              <table:table-cell office:value-type="float" office:value="4.3">
                <text:p>4.3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8">
                <text:p>0.78</text:p>
              </table:table-cell>
              <table:table-cell office:value-type="float" office:value="4.36">
                <text:p>4.36</text:p>
              </table:table-cell>
              <table:table-cell office:value-type="float" office:value="4.25914643538625">
                <text:p>4.25914643538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9">
                <text:p>0.79</text:p>
              </table:table-cell>
              <table:table-cell office:value-type="float" office:value="4.04">
                <text:p>4.04</text:p>
              </table:table-cell>
              <table:table-cell office:value-type="float" office:value="4.42821067372768">
                <text:p>4.42821067372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">
                <text:p>0.79</text:p>
              </table:table-cell>
              <table:table-cell office:value-type="float" office:value="4.09">
                <text:p>4.09</text:p>
              </table:table-cell>
              <table:table-cell office:value-type="float" office:value="4.42821067372768">
                <text:p>4.428210673727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">
                <text:p>0.79</text:p>
              </table:table-cell>
              <table:table-cell office:value-type="float" office:value="4.35">
                <text:p>4.35</text:p>
              </table:table-cell>
              <table:table-cell office:value-type="float" office:value="4.42821067372768">
                <text:p>4.42821067372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9">
                <text:p>0.79</text:p>
              </table:table-cell>
              <table:table-cell office:value-type="float" office:value="4.25">
                <text:p>4.25</text:p>
              </table:table-cell>
              <table:table-cell office:value-type="float" office:value="4.42821067372768">
                <text:p>4.428210673727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9">
                <text:p>0.79</text:p>
              </table:table-cell>
              <table:table-cell office:value-type="float" office:value="2.49">
                <text:p>2.49</text:p>
              </table:table-cell>
              <table:table-cell office:value-type="float" office:value="4.42821067372768">
                <text:p>4.428210673727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9">
                <text:p>0.79</text:p>
              </table:table-cell>
              <table:table-cell office:value-type="float" office:value="4.45">
                <text:p>4.45</text:p>
              </table:table-cell>
              <table:table-cell office:value-type="float" office:value="4.42821067372768">
                <text:p>4.42821067372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9">
                <text:p>0.79</text:p>
              </table:table-cell>
              <table:table-cell office:value-type="float" office:value="4.86">
                <text:p>4.86</text:p>
              </table:table-cell>
              <table:table-cell office:value-type="float" office:value="4.42821067372768">
                <text:p>4.428210673727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">
                <text:p>0.8</text:p>
              </table:table-cell>
              <table:table-cell office:value-type="float" office:value="3.73">
                <text:p>3.73</text:p>
              </table:table-cell>
              <table:table-cell office:value-type="float" office:value="4.59917993548209">
                <text:p>4.59917993548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">
                <text:p>0.8</text:p>
              </table:table-cell>
              <table:table-cell office:value-type="float" office:value="4.34">
                <text:p>4.34</text:p>
              </table:table-cell>
              <table:table-cell office:value-type="float" office:value="4.59917993548209">
                <text:p>4.599179935482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">
                <text:p>0.8</text:p>
              </table:table-cell>
              <table:table-cell office:value-type="float" office:value="4.3">
                <text:p>4.3</text:p>
              </table:table-cell>
              <table:table-cell office:value-type="float" office:value="4.59917993548209">
                <text:p>4.59917993548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  <table:table-cell office:value-type="float" office:value="4.59917993548209">
                <text:p>4.599179935482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4.56">
                <text:p>4.56</text:p>
              </table:table-cell>
              <table:table-cell office:value-type="float" office:value="4.59917993548209">
                <text:p>4.59917993548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.94">
                <text:p>2.94</text:p>
              </table:table-cell>
              <table:table-cell office:value-type="float" office:value="4.59917993548209">
                <text:p>4.599179935482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5.04">
                <text:p>5.04</text:p>
              </table:table-cell>
              <table:table-cell office:value-type="float" office:value="4.59917993548209">
                <text:p>4.599179935482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3.96">
                <text:p>3.96</text:p>
              </table:table-cell>
              <table:table-cell office:value-type="float" office:value="4.77202440133923">
                <text:p>4.77202440133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">
                <text:p>0.81</text:p>
              </table:table-cell>
              <table:table-cell office:value-type="float" office:value="5.47">
                <text:p>5.47</text:p>
              </table:table-cell>
              <table:table-cell office:value-type="float" office:value="4.77202440133923">
                <text:p>4.772024401339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">
                <text:p>0.81</text:p>
              </table:table-cell>
              <table:table-cell office:value-type="float" office:value="5.4">
                <text:p>5.4</text:p>
              </table:table-cell>
              <table:table-cell office:value-type="float" office:value="4.77202440133923">
                <text:p>4.77202440133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2">
                <text:p>0.82</text:p>
              </table:table-cell>
              <table:table-cell office:value-type="float" office:value="4.81">
                <text:p>4.81</text:p>
              </table:table-cell>
              <table:table-cell office:value-type="float" office:value="4.94671548009437">
                <text:p>4.94671548009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2">
                <text:p>0.82</text:p>
              </table:table-cell>
              <table:table-cell office:value-type="float" office:value="4.83">
                <text:p>4.83</text:p>
              </table:table-cell>
              <table:table-cell office:value-type="float" office:value="4.94671548009437">
                <text:p>4.94671548009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3">
                <text:p>0.83</text:p>
              </table:table-cell>
              <table:table-cell office:value-type="float" office:value="4.91">
                <text:p>4.91</text:p>
              </table:table-cell>
              <table:table-cell office:value-type="float" office:value="5.12322572829061">
                <text:p>5.12322572829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3">
                <text:p>0.83</text:p>
              </table:table-cell>
              <table:table-cell office:value-type="float" office:value="4.82">
                <text:p>4.82</text:p>
              </table:table-cell>
              <table:table-cell office:value-type="float" office:value="5.12322572829061">
                <text:p>5.123225728290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3">
                <text:p>0.83</text:p>
              </table:table-cell>
              <table:table-cell office:value-type="float" office:value="4.16">
                <text:p>4.16</text:p>
              </table:table-cell>
              <table:table-cell office:value-type="float" office:value="5.12322572829061">
                <text:p>5.12322572829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">
                <text:p>0.83</text:p>
              </table:table-cell>
              <table:table-cell office:value-type="float" office:value="4.48">
                <text:p>4.48</text:p>
              </table:table-cell>
              <table:table-cell office:value-type="float" office:value="5.12322572829061">
                <text:p>5.123225728290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3">
                <text:p>0.83</text:p>
              </table:table-cell>
              <table:table-cell office:value-type="float" office:value="6.12">
                <text:p>6.12</text:p>
              </table:table-cell>
              <table:table-cell office:value-type="float" office:value="5.12322572829061">
                <text:p>5.123225728290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">
                <text:p>0.84</text:p>
              </table:table-cell>
              <table:table-cell office:value-type="float" office:value="5.256">
                <text:p>5.256</text:p>
              </table:table-cell>
              <table:table-cell office:value-type="float" office:value="5.3015287769719">
                <text:p>5.30152877697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">
                <text:p>0.84</text:p>
              </table:table-cell>
              <table:table-cell office:value-type="float" office:value="6.26">
                <text:p>6.26</text:p>
              </table:table-cell>
              <table:table-cell office:value-type="float" office:value="5.3015287769719">
                <text:p>5.30152877697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">
                <text:p>0.84</text:p>
              </table:table-cell>
              <table:table-cell office:value-type="float" office:value="6.17">
                <text:p>6.17</text:p>
              </table:table-cell>
              <table:table-cell office:value-type="float" office:value="5.3015287769719">
                <text:p>5.30152877697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">
                <text:p>0.84</text:p>
              </table:table-cell>
              <table:table-cell office:value-type="float" office:value="5.19">
                <text:p>5.19</text:p>
              </table:table-cell>
              <table:table-cell office:value-type="float" office:value="5.3015287769719">
                <text:p>5.30152877697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">
                <text:p>0.84</text:p>
              </table:table-cell>
              <table:table-cell office:value-type="float" office:value="5.21">
                <text:p>5.21</text:p>
              </table:table-cell>
              <table:table-cell office:value-type="float" office:value="5.3015287769719">
                <text:p>5.30152877697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5">
                <text:p>0.85</text:p>
              </table:table-cell>
              <table:table-cell office:value-type="float" office:value="4.79">
                <text:p>4.79</text:p>
              </table:table-cell>
              <table:table-cell office:value-type="float" office:value="5.48159926476162">
                <text:p>5.481599264761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5">
                <text:p>0.85</text:p>
              </table:table-cell>
              <table:table-cell office:value-type="float" office:value="4.71">
                <text:p>4.71</text:p>
              </table:table-cell>
              <table:table-cell office:value-type="float" office:value="5.48159926476162">
                <text:p>5.48159926476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6">
                <text:p>0.86</text:p>
              </table:table-cell>
              <table:table-cell office:value-type="float" office:value="5.505">
                <text:p>5.505</text:p>
              </table:table-cell>
              <table:table-cell office:value-type="float" office:value="5.66341277658448">
                <text:p>5.66341277658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6">
                <text:p>0.86</text:p>
              </table:table-cell>
              <table:table-cell office:value-type="float" office:value="4.94">
                <text:p>4.94</text:p>
              </table:table-cell>
              <table:table-cell office:value-type="float" office:value="5.66341277658448">
                <text:p>5.66341277658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6">
                <text:p>0.86</text:p>
              </table:table-cell>
              <table:table-cell office:value-type="float" office:value="3.642">
                <text:p>3.642</text:p>
              </table:table-cell>
              <table:table-cell office:value-type="float" office:value="5.66341277658448">
                <text:p>5.66341277658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">
                <text:p>0.86</text:p>
              </table:table-cell>
              <table:table-cell office:value-type="float" office:value="9.65">
                <text:p>9.65</text:p>
              </table:table-cell>
              <table:table-cell office:value-type="float" office:value="5.66341277658448">
                <text:p>5.663412776584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">
                <text:p>0.86</text:p>
              </table:table-cell>
              <table:table-cell office:value-type="float" office:value="7.32">
                <text:p>7.32</text:p>
              </table:table-cell>
              <table:table-cell office:value-type="float" office:value="5.66341277658448">
                <text:p>5.663412776584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6">
                <text:p>0.86</text:p>
              </table:table-cell>
              <table:table-cell office:value-type="float" office:value="7.46">
                <text:p>7.46</text:p>
              </table:table-cell>
              <table:table-cell office:value-type="float" office:value="5.66341277658448">
                <text:p>5.663412776584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">
                <text:p>0.87</text:p>
              </table:table-cell>
              <table:table-cell office:value-type="float" office:value="5.505">
                <text:p>5.505</text:p>
              </table:table-cell>
              <table:table-cell office:value-type="float" office:value="5.84694578743704">
                <text:p>5.846945787437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7">
                <text:p>0.87</text:p>
              </table:table-cell>
              <table:table-cell office:value-type="float" office:value="6.32">
                <text:p>6.32</text:p>
              </table:table-cell>
              <table:table-cell office:value-type="float" office:value="5.84694578743704">
                <text:p>5.84694578743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">
                <text:p>0.87</text:p>
              </table:table-cell>
              <table:table-cell office:value-type="float" office:value="5.84">
                <text:p>5.84</text:p>
              </table:table-cell>
              <table:table-cell office:value-type="float" office:value="5.84694578743704">
                <text:p>5.846945787437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7">
                <text:p>0.87</text:p>
              </table:table-cell>
              <table:table-cell office:value-type="float" office:value="4.41">
                <text:p>4.41</text:p>
              </table:table-cell>
              <table:table-cell office:value-type="float" office:value="5.84694578743704">
                <text:p>5.846945787437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7">
                <text:p>0.87</text:p>
              </table:table-cell>
              <table:table-cell office:value-type="float" office:value="9.25">
                <text:p>9.25</text:p>
              </table:table-cell>
              <table:table-cell office:value-type="float" office:value="5.84694578743704">
                <text:p>5.84694578743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">
                <text:p>0.87</text:p>
              </table:table-cell>
              <table:table-cell office:value-type="float" office:value="9.23">
                <text:p>9.23</text:p>
              </table:table-cell>
              <table:table-cell office:value-type="float" office:value="5.84694578743704">
                <text:p>5.846945787437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8">
                <text:p>0.88</text:p>
              </table:table-cell>
              <table:table-cell office:value-type="float" office:value="5.81">
                <text:p>5.81</text:p>
              </table:table-cell>
              <table:table-cell office:value-type="float" office:value="6.03217561068703">
                <text:p>6.032175610687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8">
                <text:p>0.88</text:p>
              </table:table-cell>
              <table:table-cell office:value-type="float" office:value="8">
                <text:p>8</text:p>
              </table:table-cell>
              <table:table-cell office:value-type="float" office:value="6.03217561068703">
                <text:p>6.032175610687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">
                <text:p>0.88</text:p>
              </table:table-cell>
              <table:table-cell office:value-type="float" office:value="5.68">
                <text:p>5.68</text:p>
              </table:table-cell>
              <table:table-cell office:value-type="float" office:value="6.03217561068703">
                <text:p>6.032175610687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8">
                <text:p>0.88</text:p>
              </table:table-cell>
              <table:table-cell office:value-type="float" office:value="4.65">
                <text:p>4.65</text:p>
              </table:table-cell>
              <table:table-cell office:value-type="float" office:value="6.03217561068703">
                <text:p>6.032175610687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8">
                <text:p>0.88</text:p>
              </table:table-cell>
              <table:table-cell office:value-type="float" office:value="4.68">
                <text:p>4.68</text:p>
              </table:table-cell>
              <table:table-cell office:value-type="float" office:value="6.03217561068703">
                <text:p>6.032175610687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">
                <text:p>0.88</text:p>
              </table:table-cell>
              <table:table-cell office:value-type="float" office:value="5.92">
                <text:p>5.92</text:p>
              </table:table-cell>
              <table:table-cell office:value-type="float" office:value="6.03217561068703">
                <text:p>6.03217561068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8">
                <text:p>0.88</text:p>
              </table:table-cell>
              <table:table-cell office:value-type="float" office:value="5.61">
                <text:p>5.61</text:p>
              </table:table-cell>
              <table:table-cell office:value-type="float" office:value="6.03217561068703">
                <text:p>6.032175610687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8">
                <text:p>0.88</text:p>
              </table:table-cell>
              <table:table-cell office:value-type="float" office:value="6.13">
                <text:p>6.13</text:p>
              </table:table-cell>
              <table:table-cell office:value-type="float" office:value="6.03217561068703">
                <text:p>6.032175610687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9">
                <text:p>0.89</text:p>
              </table:table-cell>
              <table:table-cell office:value-type="float" office:value="6.27">
                <text:p>6.27</text:p>
              </table:table-cell>
              <table:table-cell office:value-type="float" office:value="6.21908035044507">
                <text:p>6.21908035044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9">
                <text:p>0.89</text:p>
              </table:table-cell>
              <table:table-cell office:value-type="float" office:value="5.81">
                <text:p>5.81</text:p>
              </table:table-cell>
              <table:table-cell office:value-type="float" office:value="6.21908035044507">
                <text:p>6.21908035044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9">
                <text:p>0.89</text:p>
              </table:table-cell>
              <table:table-cell office:value-type="float" office:value="6.29">
                <text:p>6.29</text:p>
              </table:table-cell>
              <table:table-cell office:value-type="float" office:value="6.21908035044507">
                <text:p>6.219080350445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9">
                <text:p>0.89</text:p>
              </table:table-cell>
              <table:table-cell office:value-type="float" office:value="6.48">
                <text:p>6.48</text:p>
              </table:table-cell>
              <table:table-cell office:value-type="float" office:value="6.21908035044507">
                <text:p>6.219080350445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9">
                <text:p>0.89</text:p>
              </table:table-cell>
              <table:table-cell office:value-type="float" office:value="5.97">
                <text:p>5.97</text:p>
              </table:table-cell>
              <table:table-cell office:value-type="float" office:value="6.21908035044507">
                <text:p>6.219080350445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">
                <text:p>0.9</text:p>
              </table:table-cell>
              <table:table-cell office:value-type="float" office:value="6.562">
                <text:p>6.562</text:p>
              </table:table-cell>
              <table:table-cell office:value-type="float" office:value="6.40763885760757">
                <text:p>6.407638857607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">
                <text:p>0.9</text:p>
              </table:table-cell>
              <table:table-cell office:value-type="float" office:value="6.55">
                <text:p>6.55</text:p>
              </table:table-cell>
              <table:table-cell office:value-type="float" office:value="6.40763885760757">
                <text:p>6.407638857607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">
                <text:p>0.9</text:p>
              </table:table-cell>
              <table:table-cell office:value-type="float" office:value="6.59">
                <text:p>6.59</text:p>
              </table:table-cell>
              <table:table-cell office:value-type="float" office:value="6.40763885760757">
                <text:p>6.40763885760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">
                <text:p>0.9</text:p>
              </table:table-cell>
              <table:table-cell office:value-type="float" office:value="5.72">
                <text:p>5.72</text:p>
              </table:table-cell>
              <table:table-cell office:value-type="float" office:value="6.40763885760757">
                <text:p>6.40763885760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">
                <text:p>0.9</text:p>
              </table:table-cell>
              <table:table-cell office:value-type="float" office:value="6.35">
                <text:p>6.35</text:p>
              </table:table-cell>
              <table:table-cell office:value-type="float" office:value="6.40763885760757">
                <text:p>6.40763885760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">
                <text:p>0.9</text:p>
              </table:table-cell>
              <table:table-cell office:value-type="float" office:value="6.24">
                <text:p>6.24</text:p>
              </table:table-cell>
              <table:table-cell office:value-type="float" office:value="6.40763885760757">
                <text:p>6.40763885760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">
                <text:p>0.9</text:p>
              </table:table-cell>
              <table:table-cell office:value-type="float" office:value="6.07">
                <text:p>6.07</text:p>
              </table:table-cell>
              <table:table-cell office:value-type="float" office:value="6.40763885760757">
                <text:p>6.407638857607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2">
                <text:p>0.92</text:p>
              </table:table-cell>
              <table:table-cell office:value-type="float" office:value="6.288">
                <text:p>6.288</text:p>
              </table:table-cell>
              <table:table-cell office:value-type="float" office:value="6.78963607082161">
                <text:p>6.789636070821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2">
                <text:p>0.92</text:p>
              </table:table-cell>
              <table:table-cell office:value-type="float" office:value="7.336">
                <text:p>7.336</text:p>
              </table:table-cell>
              <table:table-cell office:value-type="float" office:value="6.78963607082161">
                <text:p>6.789636070821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2">
                <text:p>0.92</text:p>
              </table:table-cell>
              <table:table-cell office:value-type="float" office:value="6">
                <text:p>6</text:p>
              </table:table-cell>
              <table:table-cell office:value-type="float" office:value="6.78963607082161">
                <text:p>6.78963607082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2">
                <text:p>0.92</text:p>
              </table:table-cell>
              <table:table-cell office:value-type="float" office:value="6.32">
                <text:p>6.32</text:p>
              </table:table-cell>
              <table:table-cell office:value-type="float" office:value="6.78963607082161">
                <text:p>6.789636070821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">
                <text:p>0.92</text:p>
              </table:table-cell>
              <table:table-cell office:value-type="float" office:value="6.79">
                <text:p>6.79</text:p>
              </table:table-cell>
              <table:table-cell office:value-type="float" office:value="6.78963607082161">
                <text:p>6.789636070821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">
                <text:p>0.92</text:p>
              </table:table-cell>
              <table:table-cell office:value-type="float" office:value="3.74">
                <text:p>3.74</text:p>
              </table:table-cell>
              <table:table-cell office:value-type="float" office:value="6.78963607082161">
                <text:p>6.789636070821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4">
                <text:p>0.94</text:p>
              </table:table-cell>
              <table:table-cell office:value-type="float" office:value="7.14">
                <text:p>7.14</text:p>
              </table:table-cell>
              <table:table-cell office:value-type="float" office:value="7.1780115217726">
                <text:p>7.17801152177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4">
                <text:p>0.94</text:p>
              </table:table-cell>
              <table:table-cell office:value-type="float" office:value="6.89">
                <text:p>6.89</text:p>
              </table:table-cell>
              <table:table-cell office:value-type="float" office:value="7.1780115217726">
                <text:p>7.17801152177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4">
                <text:p>0.94</text:p>
              </table:table-cell>
              <table:table-cell office:value-type="float" office:value="7.29">
                <text:p>7.29</text:p>
              </table:table-cell>
              <table:table-cell office:value-type="float" office:value="7.1780115217726">
                <text:p>7.1780115217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5">
                <text:p>0.95</text:p>
              </table:table-cell>
              <table:table-cell office:value-type="float" office:value="7.22">
                <text:p>7.22</text:p>
              </table:table-cell>
              <table:table-cell office:value-type="float" office:value="7.37454508272457">
                <text:p>7.374545082724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">
                <text:p>0.96</text:p>
              </table:table-cell>
              <table:table-cell office:value-type="float" office:value="7.6">
                <text:p>7.6</text:p>
              </table:table-cell>
              <table:table-cell office:value-type="float" office:value="7.5726191185929">
                <text:p>7.57261911859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6">
                <text:p>0.96</text:p>
              </table:table-cell>
              <table:table-cell office:value-type="float" office:value="9.78">
                <text:p>9.78</text:p>
              </table:table-cell>
              <table:table-cell office:value-type="float" office:value="7.5726191185929">
                <text:p>7.5726191185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6">
                <text:p>0.96</text:p>
              </table:table-cell>
              <table:table-cell office:value-type="float" office:value="7.39">
                <text:p>7.39</text:p>
              </table:table-cell>
              <table:table-cell office:value-type="float" office:value="7.5726191185929">
                <text:p>7.5726191185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">
                <text:p>0.96</text:p>
              </table:table-cell>
              <table:table-cell office:value-type="float" office:value="7.39">
                <text:p>7.39</text:p>
              </table:table-cell>
              <table:table-cell office:value-type="float" office:value="7.5726191185929">
                <text:p>7.57261911859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">
                <text:p>0.96</text:p>
              </table:table-cell>
              <table:table-cell office:value-type="float" office:value="7.21">
                <text:p>7.21</text:p>
              </table:table-cell>
              <table:table-cell office:value-type="float" office:value="7.5726191185929">
                <text:p>7.57261911859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">
                <text:p>0.97</text:p>
              </table:table-cell>
              <table:table-cell office:value-type="float" office:value="7.45">
                <text:p>7.45</text:p>
              </table:table-cell>
              <table:table-cell office:value-type="float" office:value="7.77221672018199">
                <text:p>7.772216720181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">
                <text:p>0.97</text:p>
              </table:table-cell>
              <table:table-cell office:value-type="float" office:value="7.75">
                <text:p>7.75</text:p>
              </table:table-cell>
              <table:table-cell office:value-type="float" office:value="7.77221672018199">
                <text:p>7.77221672018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">
                <text:p>0.97</text:p>
              </table:table-cell>
              <table:table-cell office:value-type="float" office:value="7.37">
                <text:p>7.37</text:p>
              </table:table-cell>
              <table:table-cell office:value-type="float" office:value="7.77221672018199">
                <text:p>7.77221672018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">
                <text:p>0.97</text:p>
              </table:table-cell>
              <table:table-cell office:value-type="float" office:value="7.43">
                <text:p>7.43</text:p>
              </table:table-cell>
              <table:table-cell office:value-type="float" office:value="7.77221672018199">
                <text:p>7.772216720181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8">
                <text:p>0.98</text:p>
              </table:table-cell>
              <table:table-cell office:value-type="float" office:value="8.23">
                <text:p>8.23</text:p>
              </table:table-cell>
              <table:table-cell office:value-type="float" office:value="7.97332147042689">
                <text:p>7.973321470426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8">
                <text:p>0.98</text:p>
              </table:table-cell>
              <table:table-cell office:value-type="float" office:value="5.29">
                <text:p>5.29</text:p>
              </table:table-cell>
              <table:table-cell office:value-type="float" office:value="7.97332147042689">
                <text:p>7.973321470426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8">
                <text:p>0.98</text:p>
              </table:table-cell>
              <table:table-cell office:value-type="float" office:value="8.59">
                <text:p>8.59</text:p>
              </table:table-cell>
              <table:table-cell office:value-type="float" office:value="7.97332147042689">
                <text:p>7.973321470426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8">
                <text:p>0.98</text:p>
              </table:table-cell>
              <table:table-cell office:value-type="float" office:value="8.85">
                <text:p>8.85</text:p>
              </table:table-cell>
              <table:table-cell office:value-type="float" office:value="7.97332147042689">
                <text:p>7.973321470426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8">
                <text:p>0.98</text:p>
              </table:table-cell>
              <table:table-cell office:value-type="float" office:value="8.27">
                <text:p>8.27</text:p>
              </table:table-cell>
              <table:table-cell office:value-type="float" office:value="7.97332147042689">
                <text:p>7.973321470426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8">
                <text:p>0.98</text:p>
              </table:table-cell>
              <table:table-cell office:value-type="float" office:value="8.17">
                <text:p>8.17</text:p>
              </table:table-cell>
              <table:table-cell office:value-type="float" office:value="7.97332147042689">
                <text:p>7.97332147042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">
                <text:p>0.98</text:p>
              </table:table-cell>
              <table:table-cell office:value-type="float" office:value="6.66">
                <text:p>6.66</text:p>
              </table:table-cell>
              <table:table-cell office:value-type="float" office:value="7.97332147042689">
                <text:p>7.973321470426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">
                <text:p>0.98</text:p>
              </table:table-cell>
              <table:table-cell office:value-type="float" office:value="6.55">
                <text:p>6.55</text:p>
              </table:table-cell>
              <table:table-cell office:value-type="float" office:value="7.97332147042689">
                <text:p>7.973321470426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">
                <text:p>0.99</text:p>
              </table:table-cell>
              <table:table-cell office:value-type="float" office:value="8.15">
                <text:p>8.15</text:p>
              </table:table-cell>
              <table:table-cell office:value-type="float" office:value="8.17591742146898">
                <text:p>8.175917421468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">
                <text:p>0.99</text:p>
              </table:table-cell>
              <table:table-cell office:value-type="float" office:value="8.09">
                <text:p>8.09</text:p>
              </table:table-cell>
              <table:table-cell office:value-type="float" office:value="8.17591742146898">
                <text:p>8.175917421468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">
                <text:p>0.99</text:p>
              </table:table-cell>
              <table:table-cell office:value-type="float" office:value="7.24">
                <text:p>7.24</text:p>
              </table:table-cell>
              <table:table-cell office:value-type="float" office:value="8.17591742146898">
                <text:p>8.175917421468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">
                <text:p>0.99</text:p>
              </table:table-cell>
              <table:table-cell office:value-type="float" office:value="7.16">
                <text:p>7.16</text:p>
              </table:table-cell>
              <table:table-cell office:value-type="float" office:value="8.17591742146898">
                <text:p>8.175917421468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8.8">
                <text:p>8.8</text:p>
              </table:table-cell>
              <table:table-cell office:value-type="float" office:value="8.37998907318602">
                <text:p>8.379989073186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9.06">
                <text:p>9.06</text:p>
              </table:table-cell>
              <table:table-cell office:value-type="float" office:value="8.37998907318602">
                <text:p>8.37998907318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5.89">
                <text:p>5.89</text:p>
              </table:table-cell>
              <table:table-cell office:value-type="float" office:value="8.37998907318602">
                <text:p>8.379989073186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8.3">
                <text:p>8.3</text:p>
              </table:table-cell>
              <table:table-cell office:value-type="float" office:value="8.37998907318602">
                <text:p>8.379989073186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8.05">
                <text:p>8.05</text:p>
              </table:table-cell>
              <table:table-cell office:value-type="float" office:value="8.37998907318602">
                <text:p>8.379989073186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8.73">
                <text:p>8.73</text:p>
              </table:table-cell>
              <table:table-cell office:value-type="float" office:value="8.37998907318602">
                <text:p>8.37998907318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9.49">
                <text:p>9.49</text:p>
              </table:table-cell>
              <table:table-cell office:value-type="float" office:value="8.37998907318602">
                <text:p>8.379989073186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9.05">
                <text:p>9.05</text:p>
              </table:table-cell>
              <table:table-cell office:value-type="float" office:value="8.37998907318602">
                <text:p>8.379989073186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7.26">
                <text:p>7.26</text:p>
              </table:table-cell>
              <table:table-cell office:value-type="float" office:value="8.37998907318602">
                <text:p>8.379989073186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6.91">
                <text:p>6.91</text:p>
              </table:table-cell>
              <table:table-cell office:value-type="float" office:value="8.37998907318602">
                <text:p>8.37998907318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1">
                <text:p>1.01</text:p>
              </table:table-cell>
              <table:table-cell office:value-type="float" office:value="8.45">
                <text:p>8.45</text:p>
              </table:table-cell>
              <table:table-cell office:value-type="float" office:value="8.58552135306066">
                <text:p>8.585521353060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1">
                <text:p>1.01</text:p>
              </table:table-cell>
              <table:table-cell office:value-type="float" office:value="8.3">
                <text:p>8.3</text:p>
              </table:table-cell>
              <table:table-cell office:value-type="float" office:value="8.58552135306066">
                <text:p>8.585521353060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2">
                <text:p>1.02</text:p>
              </table:table-cell>
              <table:table-cell office:value-type="float" office:value="6.93">
                <text:p>6.93</text:p>
              </table:table-cell>
              <table:table-cell office:value-type="float" office:value="8.79249959728255">
                <text:p>8.792499597282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2">
                <text:p>1.02</text:p>
              </table:table-cell>
              <table:table-cell office:value-type="float" office:value="5.15">
                <text:p>5.15</text:p>
              </table:table-cell>
              <table:table-cell office:value-type="float" office:value="8.79249959728255">
                <text:p>8.792499597282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2">
                <text:p>1.02</text:p>
              </table:table-cell>
              <table:table-cell office:value-type="float" office:value="7.9">
                <text:p>7.9</text:p>
              </table:table-cell>
              <table:table-cell office:value-type="float" office:value="8.79249959728255">
                <text:p>8.792499597282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3">
                <text:p>1.03</text:p>
              </table:table-cell>
              <table:table-cell office:value-type="float" office:value="8.39">
                <text:p>8.39</text:p>
              </table:table-cell>
              <table:table-cell office:value-type="float" office:value="9.00090953298897">
                <text:p>9.000909532988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3">
                <text:p>1.03</text:p>
              </table:table-cell>
              <table:table-cell office:value-type="float" office:value="9.33">
                <text:p>9.33</text:p>
              </table:table-cell>
              <table:table-cell office:value-type="float" office:value="9.00090953298897">
                <text:p>9.000909532988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4">
                <text:p>1.04</text:p>
              </table:table-cell>
              <table:table-cell office:value-type="float" office:value="9.15">
                <text:p>9.15</text:p>
              </table:table-cell>
              <table:table-cell office:value-type="float" office:value="9.21073726155767">
                <text:p>9.210737261557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4">
                <text:p>1.04</text:p>
              </table:table-cell>
              <table:table-cell office:value-type="float" office:value="9.29">
                <text:p>9.29</text:p>
              </table:table-cell>
              <table:table-cell office:value-type="float" office:value="9.21073726155767">
                <text:p>9.210737261557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4">
                <text:p>1.04</text:p>
              </table:table-cell>
              <table:table-cell office:value-type="float" office:value="15.2">
                <text:p>15.2</text:p>
              </table:table-cell>
              <table:table-cell office:value-type="float" office:value="9.21073726155767">
                <text:p>9.210737261557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4">
                <text:p>1.04</text:p>
              </table:table-cell>
              <table:table-cell office:value-type="float" office:value="9.23">
                <text:p>9.23</text:p>
              </table:table-cell>
              <table:table-cell office:value-type="float" office:value="9.21073726155767">
                <text:p>9.210737261557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5">
                <text:p>1.05</text:p>
              </table:table-cell>
              <table:table-cell office:value-type="float" office:value="7.841">
                <text:p>7.841</text:p>
              </table:table-cell>
              <table:table-cell office:value-type="float" office:value="9.42196924287363">
                <text:p>9.421969242873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5">
                <text:p>1.05</text:p>
              </table:table-cell>
              <table:table-cell office:value-type="float" office:value="11.1">
                <text:p>11.1</text:p>
              </table:table-cell>
              <table:table-cell office:value-type="float" office:value="9.42196924287363">
                <text:p>9.421969242873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5">
                <text:p>1.05</text:p>
              </table:table-cell>
              <table:table-cell office:value-type="float" office:value="10.8">
                <text:p>10.8</text:p>
              </table:table-cell>
              <table:table-cell office:value-type="float" office:value="9.42196924287363">
                <text:p>9.421969242873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5">
                <text:p>1.05</text:p>
              </table:table-cell>
              <table:table-cell office:value-type="float" office:value="10.7">
                <text:p>10.7</text:p>
              </table:table-cell>
              <table:table-cell office:value-type="float" office:value="9.42196924287363">
                <text:p>9.421969242873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5">
                <text:p>1.05</text:p>
              </table:table-cell>
              <table:table-cell office:value-type="float" office:value="8.03">
                <text:p>8.03</text:p>
              </table:table-cell>
              <table:table-cell office:value-type="float" office:value="9.42196924287363">
                <text:p>9.421969242873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5">
                <text:p>1.05</text:p>
              </table:table-cell>
              <table:table-cell office:value-type="float" office:value="9.58">
                <text:p>9.58</text:p>
              </table:table-cell>
              <table:table-cell office:value-type="float" office:value="9.42196924287363">
                <text:p>9.421969242873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5">
                <text:p>1.05</text:p>
              </table:table-cell>
              <table:table-cell office:value-type="float" office:value="9.66">
                <text:p>9.66</text:p>
              </table:table-cell>
              <table:table-cell office:value-type="float" office:value="9.42196924287363">
                <text:p>9.421969242873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5">
                <text:p>1.05</text:p>
              </table:table-cell>
              <table:table-cell office:value-type="float" office:value="10.9">
                <text:p>10.9</text:p>
              </table:table-cell>
              <table:table-cell office:value-type="float" office:value="9.42196924287363">
                <text:p>9.421969242873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5">
                <text:p>1.05</text:p>
              </table:table-cell>
              <table:table-cell office:value-type="float" office:value="11.9">
                <text:p>11.9</text:p>
              </table:table-cell>
              <table:table-cell office:value-type="float" office:value="9.42196924287363">
                <text:p>9.421969242873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5">
                <text:p>1.05</text:p>
              </table:table-cell>
              <table:table-cell office:value-type="float" office:value="9.7">
                <text:p>9.7</text:p>
              </table:table-cell>
              <table:table-cell office:value-type="float" office:value="9.42196924287363">
                <text:p>9.421969242873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6">
                <text:p>1.06</text:p>
              </table:table-cell>
              <table:table-cell office:value-type="float" office:value="9.241">
                <text:p>9.241</text:p>
              </table:table-cell>
              <table:table-cell office:value-type="float" office:value="9.63459228049817">
                <text:p>9.634592280498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6">
                <text:p>1.06</text:p>
              </table:table-cell>
              <table:table-cell office:value-type="float" office:value="9.22">
                <text:p>9.22</text:p>
              </table:table-cell>
              <table:table-cell office:value-type="float" office:value="9.63459228049817">
                <text:p>9.634592280498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6">
                <text:p>1.06</text:p>
              </table:table-cell>
              <table:table-cell office:value-type="float" office:value="7.93">
                <text:p>7.93</text:p>
              </table:table-cell>
              <table:table-cell office:value-type="float" office:value="9.63459228049817">
                <text:p>9.634592280498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6">
                <text:p>1.06</text:p>
              </table:table-cell>
              <table:table-cell office:value-type="float" office:value="7.71">
                <text:p>7.71</text:p>
              </table:table-cell>
              <table:table-cell office:value-type="float" office:value="9.63459228049817">
                <text:p>9.634592280498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6">
                <text:p>1.06</text:p>
              </table:table-cell>
              <table:table-cell office:value-type="float" office:value="10.2">
                <text:p>10.2</text:p>
              </table:table-cell>
              <table:table-cell office:value-type="float" office:value="9.63459228049817">
                <text:p>9.634592280498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6">
                <text:p>1.06</text:p>
              </table:table-cell>
              <table:table-cell office:value-type="float" office:value="10.1">
                <text:p>10.1</text:p>
              </table:table-cell>
              <table:table-cell office:value-type="float" office:value="9.63459228049817">
                <text:p>9.634592280498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9">
                <text:p>1.09</text:p>
              </table:table-cell>
              <table:table-cell office:value-type="float" office:value="12.8">
                <text:p>12.8</text:p>
              </table:table-cell>
              <table:table-cell office:value-type="float" office:value="10.2806806335057">
                <text:p>10.28068063350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9">
                <text:p>1.09</text:p>
              </table:table-cell>
              <table:table-cell office:value-type="float" office:value="12.4">
                <text:p>12.4</text:p>
              </table:table-cell>
              <table:table-cell office:value-type="float" office:value="10.2806806335057">
                <text:p>10.28068063350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">
                <text:p>1.1</text:p>
              </table:table-cell>
              <table:table-cell office:value-type="float" office:value="9.31">
                <text:p>9.31</text:p>
              </table:table-cell>
              <table:table-cell office:value-type="float" office:value="10.4987423316845">
                <text:p>10.49874233168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">
                <text:p>1.1</text:p>
              </table:table-cell>
              <table:table-cell office:value-type="float" office:value="9.42">
                <text:p>9.42</text:p>
              </table:table-cell>
              <table:table-cell office:value-type="float" office:value="10.4987423316845">
                <text:p>10.49874233168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">
                <text:p>1.1</text:p>
              </table:table-cell>
              <table:table-cell office:value-type="float" office:value="8.44">
                <text:p>8.44</text:p>
              </table:table-cell>
              <table:table-cell office:value-type="float" office:value="10.4987423316845">
                <text:p>10.49874233168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">
                <text:p>1.1</text:p>
              </table:table-cell>
              <table:table-cell office:value-type="float" office:value="6.56">
                <text:p>6.56</text:p>
              </table:table-cell>
              <table:table-cell office:value-type="float" office:value="10.4987423316845">
                <text:p>10.49874233168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">
                <text:p>1.1</text:p>
              </table:table-cell>
              <table:table-cell office:value-type="float" office:value="12.4">
                <text:p>12.4</text:p>
              </table:table-cell>
              <table:table-cell office:value-type="float" office:value="10.4987423316845">
                <text:p>10.49874233168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">
                <text:p>1.1</text:p>
              </table:table-cell>
              <table:table-cell office:value-type="float" office:value="12.1">
                <text:p>12.1</text:p>
              </table:table-cell>
              <table:table-cell office:value-type="float" office:value="10.4987423316845">
                <text:p>10.49874233168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1">
                <text:p>1.11</text:p>
              </table:table-cell>
              <table:table-cell office:value-type="float" office:value="10">
                <text:p>10</text:p>
              </table:table-cell>
              <table:table-cell office:value-type="float" office:value="10.7181337954571">
                <text:p>10.71813379545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1">
                <text:p>1.11</text:p>
              </table:table-cell>
              <table:table-cell office:value-type="float" office:value="10">
                <text:p>10</text:p>
              </table:table-cell>
              <table:table-cell office:value-type="float" office:value="10.7181337954571">
                <text:p>10.71813379545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1">
                <text:p>1.11</text:p>
              </table:table-cell>
              <table:table-cell office:value-type="float" office:value="9.92">
                <text:p>9.92</text:p>
              </table:table-cell>
              <table:table-cell office:value-type="float" office:value="10.7181337954571">
                <text:p>10.71813379545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2">
                <text:p>1.12</text:p>
              </table:table-cell>
              <table:table-cell office:value-type="float" office:value="9.929">
                <text:p>9.929</text:p>
              </table:table-cell>
              <table:table-cell office:value-type="float" office:value="10.9388436219859">
                <text:p>10.93884362198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2">
                <text:p>1.12</text:p>
              </table:table-cell>
              <table:table-cell office:value-type="float" office:value="11.1">
                <text:p>11.1</text:p>
              </table:table-cell>
              <table:table-cell office:value-type="float" office:value="10.9388436219859">
                <text:p>10.93884362198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2">
                <text:p>1.12</text:p>
              </table:table-cell>
              <table:table-cell office:value-type="float" office:value="10.4">
                <text:p>10.4</text:p>
              </table:table-cell>
              <table:table-cell office:value-type="float" office:value="10.9388436219859">
                <text:p>10.93884362198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2">
                <text:p>1.12</text:p>
              </table:table-cell>
              <table:table-cell office:value-type="float" office:value="10.4">
                <text:p>10.4</text:p>
              </table:table-cell>
              <table:table-cell office:value-type="float" office:value="10.9388436219859">
                <text:p>10.93884362198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2">
                <text:p>1.12</text:p>
              </table:table-cell>
              <table:table-cell office:value-type="float" office:value="11">
                <text:p>11</text:p>
              </table:table-cell>
              <table:table-cell office:value-type="float" office:value="10.9388436219859">
                <text:p>10.93884362198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2">
                <text:p>1.12</text:p>
              </table:table-cell>
              <table:table-cell office:value-type="float" office:value="11.3">
                <text:p>11.3</text:p>
              </table:table-cell>
              <table:table-cell office:value-type="float" office:value="10.9388436219859">
                <text:p>10.93884362198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2">
                <text:p>1.12</text:p>
              </table:table-cell>
              <table:table-cell office:value-type="float" office:value="10.7">
                <text:p>10.7</text:p>
              </table:table-cell>
              <table:table-cell office:value-type="float" office:value="10.9388436219859">
                <text:p>10.93884362198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3">
                <text:p>1.13</text:p>
              </table:table-cell>
              <table:table-cell office:value-type="float" office:value="11.4">
                <text:p>11.4</text:p>
              </table:table-cell>
              <table:table-cell office:value-type="float" office:value="11.1608606687331">
                <text:p>11.16086066873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3">
                <text:p>1.13</text:p>
              </table:table-cell>
              <table:table-cell office:value-type="float" office:value="12.3">
                <text:p>12.3</text:p>
              </table:table-cell>
              <table:table-cell office:value-type="float" office:value="11.1608606687331">
                <text:p>11.16086066873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4">
                <text:p>1.14</text:p>
              </table:table-cell>
              <table:table-cell office:value-type="float" office:value="10.412">
                <text:p>10.412</text:p>
              </table:table-cell>
              <table:table-cell office:value-type="float" office:value="11.3841740439135">
                <text:p>11.38417404391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4">
                <text:p>1.14</text:p>
              </table:table-cell>
              <table:table-cell office:value-type="float" office:value="10.1">
                <text:p>10.1</text:p>
              </table:table-cell>
              <table:table-cell office:value-type="float" office:value="11.3841740439135">
                <text:p>11.38417404391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4">
                <text:p>1.14</text:p>
              </table:table-cell>
              <table:table-cell office:value-type="float" office:value="8.88">
                <text:p>8.88</text:p>
              </table:table-cell>
              <table:table-cell office:value-type="float" office:value="11.3841740439135">
                <text:p>11.38417404391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4">
                <text:p>1.14</text:p>
              </table:table-cell>
              <table:table-cell office:value-type="float" office:value="10.7">
                <text:p>10.7</text:p>
              </table:table-cell>
              <table:table-cell office:value-type="float" office:value="11.3841740439135">
                <text:p>11.38417404391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4">
                <text:p>1.14</text:p>
              </table:table-cell>
              <table:table-cell office:value-type="float" office:value="10.9">
                <text:p>10.9</text:p>
              </table:table-cell>
              <table:table-cell office:value-type="float" office:value="11.3841740439135">
                <text:p>11.38417404391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4">
                <text:p>1.14</text:p>
              </table:table-cell>
              <table:table-cell office:value-type="float" office:value="11.3">
                <text:p>11.3</text:p>
              </table:table-cell>
              <table:table-cell office:value-type="float" office:value="11.3841740439135">
                <text:p>11.3841740439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4">
                <text:p>1.14</text:p>
              </table:table-cell>
              <table:table-cell office:value-type="float" office:value="11.1">
                <text:p>11.1</text:p>
              </table:table-cell>
              <table:table-cell office:value-type="float" office:value="11.3841740439135">
                <text:p>11.38417404391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4">
                <text:p>1.14</text:p>
              </table:table-cell>
              <table:table-cell office:value-type="float" office:value="11.1">
                <text:p>11.1</text:p>
              </table:table-cell>
              <table:table-cell office:value-type="float" office:value="11.3841740439135">
                <text:p>11.38417404391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4">
                <text:p>1.14</text:p>
              </table:table-cell>
              <table:table-cell office:value-type="float" office:value="11">
                <text:p>11</text:p>
              </table:table-cell>
              <table:table-cell office:value-type="float" office:value="11.3841740439135">
                <text:p>11.3841740439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5">
                <text:p>1.15</text:p>
              </table:table-cell>
              <table:table-cell office:value-type="float" office:value="10.6">
                <text:p>10.6</text:p>
              </table:table-cell>
              <table:table-cell office:value-type="float" office:value="11.6087730974258">
                <text:p>11.60877309742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6">
                <text:p>1.16</text:p>
              </table:table-cell>
              <table:table-cell office:value-type="float" office:value="13.9">
                <text:p>13.9</text:p>
              </table:table-cell>
              <table:table-cell office:value-type="float" office:value="11.8346474122332">
                <text:p>11.83464741223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8">
                <text:p>1.18</text:p>
              </table:table-cell>
              <table:table-cell office:value-type="float" office:value="13.9">
                <text:p>13.9</text:p>
              </table:table-cell>
              <table:table-cell office:value-type="float" office:value="12.2901812741032">
                <text:p>12.29018127410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9">
                <text:p>1.19</text:p>
              </table:table-cell>
              <table:table-cell office:value-type="float" office:value="13.4">
                <text:p>13.4</text:p>
              </table:table-cell>
              <table:table-cell office:value-type="float" office:value="12.5198210805662">
                <text:p>12.51982108056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">
                <text:p>1.2</text:p>
              </table:table-cell>
              <table:table-cell office:value-type="float" office:value="12.32">
                <text:p>12.32</text:p>
              </table:table-cell>
              <table:table-cell office:value-type="float" office:value="12.7506966526046">
                <text:p>12.75069665260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2">
                <text:p>1.2</text:p>
              </table:table-cell>
              <table:table-cell office:value-type="float" office:value="14.8">
                <text:p>14.8</text:p>
              </table:table-cell>
              <table:table-cell office:value-type="float" office:value="12.7506966526046">
                <text:p>12.75069665260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">
                <text:p>1.2</text:p>
              </table:table-cell>
              <table:table-cell office:value-type="float" office:value="15.3">
                <text:p>15.3</text:p>
              </table:table-cell>
              <table:table-cell office:value-type="float" office:value="12.7506966526046">
                <text:p>12.75069665260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2">
                <text:p>1.2</text:p>
              </table:table-cell>
              <table:table-cell office:value-type="float" office:value="10.7">
                <text:p>10.7</text:p>
              </table:table-cell>
              <table:table-cell office:value-type="float" office:value="12.7506966526046">
                <text:p>12.75069665260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2">
                <text:p>1.2</text:p>
              </table:table-cell>
              <table:table-cell office:value-type="float" office:value="10.8">
                <text:p>10.8</text:p>
              </table:table-cell>
              <table:table-cell office:value-type="float" office:value="12.7506966526046">
                <text:p>12.75069665260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">
                <text:p>1.2</text:p>
              </table:table-cell>
              <table:table-cell office:value-type="float" office:value="12.7">
                <text:p>12.7</text:p>
              </table:table-cell>
              <table:table-cell office:value-type="float" office:value="12.7506966526046">
                <text:p>12.75069665260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1">
                <text:p>1.21</text:p>
              </table:table-cell>
              <table:table-cell office:value-type="float" office:value="12.32">
                <text:p>12.32</text:p>
              </table:table-cell>
              <table:table-cell office:value-type="float" office:value="12.9827986230524">
                <text:p>12.9827986230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21">
                <text:p>1.21</text:p>
              </table:table-cell>
              <table:table-cell office:value-type="float" office:value="6.59">
                <text:p>6.59</text:p>
              </table:table-cell>
              <table:table-cell office:value-type="float" office:value="12.9827986230524">
                <text:p>12.98279862305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21">
                <text:p>1.21</text:p>
              </table:table-cell>
              <table:table-cell office:value-type="float" office:value="11.5">
                <text:p>11.5</text:p>
              </table:table-cell>
              <table:table-cell office:value-type="float" office:value="12.9827986230524">
                <text:p>12.98279862305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21">
                <text:p>1.21</text:p>
              </table:table-cell>
              <table:table-cell office:value-type="float" office:value="12.9">
                <text:p>12.9</text:p>
              </table:table-cell>
              <table:table-cell office:value-type="float" office:value="12.9827986230524">
                <text:p>12.98279862305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21">
                <text:p>1.21</text:p>
              </table:table-cell>
              <table:table-cell office:value-type="float" office:value="13.9">
                <text:p>13.9</text:p>
              </table:table-cell>
              <table:table-cell office:value-type="float" office:value="12.9827986230524">
                <text:p>12.98279862305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21">
                <text:p>1.21</text:p>
              </table:table-cell>
              <table:table-cell office:value-type="float" office:value="14.2">
                <text:p>14.2</text:p>
              </table:table-cell>
              <table:table-cell office:value-type="float" office:value="12.9827986230524">
                <text:p>12.98279862305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1">
                <text:p>1.21</text:p>
              </table:table-cell>
              <table:table-cell office:value-type="float" office:value="11.8">
                <text:p>11.8</text:p>
              </table:table-cell>
              <table:table-cell office:value-type="float" office:value="12.9827986230524">
                <text:p>12.98279862305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22">
                <text:p>1.22</text:p>
              </table:table-cell>
              <table:table-cell office:value-type="float" office:value="11.6">
                <text:p>11.6</text:p>
              </table:table-cell>
              <table:table-cell office:value-type="float" office:value="13.2161178140756">
                <text:p>13.21611781407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22">
                <text:p>1.22</text:p>
              </table:table-cell>
              <table:table-cell office:value-type="float" office:value="13">
                <text:p>13</text:p>
              </table:table-cell>
              <table:table-cell office:value-type="float" office:value="13.2161178140756">
                <text:p>13.21611781407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22">
                <text:p>1.22</text:p>
              </table:table-cell>
              <table:table-cell office:value-type="float" office:value="13.5">
                <text:p>13.5</text:p>
              </table:table-cell>
              <table:table-cell office:value-type="float" office:value="13.2161178140756">
                <text:p>13.21611781407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22">
                <text:p>1.22</text:p>
              </table:table-cell>
              <table:table-cell office:value-type="float" office:value="12.8">
                <text:p>12.8</text:p>
              </table:table-cell>
              <table:table-cell office:value-type="float" office:value="13.2161178140756">
                <text:p>13.21611781407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22">
                <text:p>1.22</text:p>
              </table:table-cell>
              <table:table-cell office:value-type="float" office:value="13.9">
                <text:p>13.9</text:p>
              </table:table-cell>
              <table:table-cell office:value-type="float" office:value="13.2161178140756">
                <text:p>13.21611781407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22">
                <text:p>1.22</text:p>
              </table:table-cell>
              <table:table-cell office:value-type="float" office:value="14.3">
                <text:p>14.3</text:p>
              </table:table-cell>
              <table:table-cell office:value-type="float" office:value="13.2161178140756">
                <text:p>13.21611781407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2">
                <text:p>1.22</text:p>
              </table:table-cell>
              <table:table-cell office:value-type="float" office:value="11.9">
                <text:p>11.9</text:p>
              </table:table-cell>
              <table:table-cell office:value-type="float" office:value="13.2161178140756">
                <text:p>13.21611781407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22">
                <text:p>1.22</text:p>
              </table:table-cell>
              <table:table-cell office:value-type="float" office:value="11.9">
                <text:p>11.9</text:p>
              </table:table-cell>
              <table:table-cell office:value-type="float" office:value="13.2161178140756">
                <text:p>13.21611781407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22">
                <text:p>1.22</text:p>
              </table:table-cell>
              <table:table-cell office:value-type="float" office:value="12.3">
                <text:p>12.3</text:p>
              </table:table-cell>
              <table:table-cell office:value-type="float" office:value="13.2161178140756">
                <text:p>13.21611781407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22">
                <text:p>1.22</text:p>
              </table:table-cell>
              <table:table-cell office:value-type="float" office:value="12.3">
                <text:p>12.3</text:p>
              </table:table-cell>
              <table:table-cell office:value-type="float" office:value="13.2161178140756">
                <text:p>13.21611781407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23">
                <text:p>1.23</text:p>
              </table:table-cell>
              <table:table-cell office:value-type="float" office:value="14.3">
                <text:p>14.3</text:p>
              </table:table-cell>
              <table:table-cell office:value-type="float" office:value="13.4506452310137">
                <text:p>13.45064523101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4">
                <text:p>1.24</text:p>
              </table:table-cell>
              <table:table-cell office:value-type="float" office:value="14.2">
                <text:p>14.2</text:p>
              </table:table-cell>
              <table:table-cell office:value-type="float" office:value="13.6863720564955">
                <text:p>13.68637205649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24">
                <text:p>1.24</text:p>
              </table:table-cell>
              <table:table-cell office:value-type="float" office:value="13.3">
                <text:p>13.3</text:p>
              </table:table-cell>
              <table:table-cell office:value-type="float" office:value="13.6863720564955">
                <text:p>13.68637205649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24">
                <text:p>1.24</text:p>
              </table:table-cell>
              <table:table-cell office:value-type="float" office:value="15.4">
                <text:p>15.4</text:p>
              </table:table-cell>
              <table:table-cell office:value-type="float" office:value="13.6863720564955">
                <text:p>13.68637205649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4">
                <text:p>1.24</text:p>
              </table:table-cell>
              <table:table-cell office:value-type="float" office:value="15.1">
                <text:p>15.1</text:p>
              </table:table-cell>
              <table:table-cell office:value-type="float" office:value="13.6863720564955">
                <text:p>13.68637205649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24">
                <text:p>1.24</text:p>
              </table:table-cell>
              <table:table-cell office:value-type="float" office:value="12.2">
                <text:p>12.2</text:p>
              </table:table-cell>
              <table:table-cell office:value-type="float" office:value="13.6863720564955">
                <text:p>13.68637205649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4">
                <text:p>1.24</text:p>
              </table:table-cell>
              <table:table-cell office:value-type="float" office:value="11.8">
                <text:p>11.8</text:p>
              </table:table-cell>
              <table:table-cell office:value-type="float" office:value="13.6863720564955">
                <text:p>13.68637205649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25">
                <text:p>1.25</text:p>
              </table:table-cell>
              <table:table-cell office:value-type="float" office:value="14.04">
                <text:p>14.04</text:p>
              </table:table-cell>
              <table:table-cell office:value-type="float" office:value="13.9232896448138">
                <text:p>13.9232896448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5">
                <text:p>1.25</text:p>
              </table:table-cell>
              <table:table-cell office:value-type="float" office:value="15.1">
                <text:p>15.1</text:p>
              </table:table-cell>
              <table:table-cell office:value-type="float" office:value="13.9232896448138">
                <text:p>13.92328964481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5">
                <text:p>1.25</text:p>
              </table:table-cell>
              <table:table-cell office:value-type="float" office:value="12.1">
                <text:p>12.1</text:p>
              </table:table-cell>
              <table:table-cell office:value-type="float" office:value="13.9232896448138">
                <text:p>13.92328964481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26">
                <text:p>1.26</text:p>
              </table:table-cell>
              <table:table-cell office:value-type="float" office:value="8.74">
                <text:p>8.74</text:p>
              </table:table-cell>
              <table:table-cell office:value-type="float" office:value="14.1613895165441">
                <text:p>14.16138951654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26">
                <text:p>1.26</text:p>
              </table:table-cell>
              <table:table-cell office:value-type="float" office:value="14.2">
                <text:p>14.2</text:p>
              </table:table-cell>
              <table:table-cell office:value-type="float" office:value="14.1613895165441">
                <text:p>14.16138951654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26">
                <text:p>1.26</text:p>
              </table:table-cell>
              <table:table-cell office:value-type="float" office:value="13.7">
                <text:p>13.7</text:p>
              </table:table-cell>
              <table:table-cell office:value-type="float" office:value="14.1613895165441">
                <text:p>14.16138951654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29">
                <text:p>1.29</text:p>
              </table:table-cell>
              <table:table-cell office:value-type="float" office:value="14.141">
                <text:p>14.141</text:p>
              </table:table-cell>
              <table:table-cell office:value-type="float" office:value="14.8827004255768">
                <text:p>14.8827004255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29">
                <text:p>1.29</text:p>
              </table:table-cell>
              <table:table-cell office:value-type="float" office:value="13.1">
                <text:p>13.1</text:p>
              </table:table-cell>
              <table:table-cell office:value-type="float" office:value="14.8827004255768">
                <text:p>14.88270042557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29">
                <text:p>1.29</text:p>
              </table:table-cell>
              <table:table-cell office:value-type="float" office:value="14.7">
                <text:p>14.7</text:p>
              </table:table-cell>
              <table:table-cell office:value-type="float" office:value="14.8827004255768">
                <text:p>14.88270042557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3">
                <text:p>1.3</text:p>
              </table:table-cell>
              <table:table-cell office:value-type="float" office:value="15.388">
                <text:p>15.388</text:p>
              </table:table-cell>
              <table:table-cell office:value-type="float" office:value="15.1254477866309">
                <text:p>15.12544778663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">
                <text:p>1.3</text:p>
              </table:table-cell>
              <table:table-cell office:value-type="float" office:value="15.8">
                <text:p>15.8</text:p>
              </table:table-cell>
              <table:table-cell office:value-type="float" office:value="15.1254477866309">
                <text:p>15.12544778663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1">
                <text:p>1.31</text:p>
              </table:table-cell>
              <table:table-cell office:value-type="float" office:value="15.722">
                <text:p>15.722</text:p>
              </table:table-cell>
              <table:table-cell office:value-type="float" office:value="15.3693373553801">
                <text:p>15.36933735538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2">
                <text:p>1.32</text:p>
              </table:table-cell>
              <table:table-cell office:value-type="float" office:value="14.1">
                <text:p>14.1</text:p>
              </table:table-cell>
              <table:table-cell office:value-type="float" office:value="15.6143615492033">
                <text:p>15.61436154920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34">
                <text:p>1.34</text:p>
              </table:table-cell>
              <table:table-cell office:value-type="float" office:value="14.4">
                <text:p>14.4</text:p>
              </table:table-cell>
              <table:table-cell office:value-type="float" office:value="16.1077841499354">
                <text:p>16.10778414993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34">
                <text:p>1.34</text:p>
              </table:table-cell>
              <table:table-cell office:value-type="float" office:value="14.7">
                <text:p>14.7</text:p>
              </table:table-cell>
              <table:table-cell office:value-type="float" office:value="16.1077841499354">
                <text:p>16.10778414993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4">
                <text:p>1.34</text:p>
              </table:table-cell>
              <table:table-cell office:value-type="float" office:value="14.7">
                <text:p>14.7</text:p>
              </table:table-cell>
              <table:table-cell office:value-type="float" office:value="16.1077841499354">
                <text:p>16.10778414993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5">
                <text:p>1.35</text:p>
              </table:table-cell>
              <table:table-cell office:value-type="float" office:value="15.4">
                <text:p>15.4</text:p>
              </table:table-cell>
              <table:table-cell office:value-type="float" office:value="16.3561680485747">
                <text:p>16.35616804857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35">
                <text:p>1.35</text:p>
              </table:table-cell>
              <table:table-cell office:value-type="float" office:value="15.1">
                <text:p>15.1</text:p>
              </table:table-cell>
              <table:table-cell office:value-type="float" office:value="16.3561680485747">
                <text:p>16.35616804857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5">
                <text:p>1.35</text:p>
              </table:table-cell>
              <table:table-cell office:value-type="float" office:value="15.6">
                <text:p>15.6</text:p>
              </table:table-cell>
              <table:table-cell office:value-type="float" office:value="16.3561680485747">
                <text:p>16.35616804857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5">
                <text:p>1.35</text:p>
              </table:table-cell>
              <table:table-cell office:value-type="float" office:value="15.6">
                <text:p>15.6</text:p>
              </table:table-cell>
              <table:table-cell office:value-type="float" office:value="16.3561680485747">
                <text:p>16.35616804857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6">
                <text:p>1.36</text:p>
              </table:table-cell>
              <table:table-cell office:value-type="float" office:value="15.3">
                <text:p>15.3</text:p>
              </table:table-cell>
              <table:table-cell office:value-type="float" office:value="16.6056575485096">
                <text:p>16.60565754850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37">
                <text:p>1.37</text:p>
              </table:table-cell>
              <table:table-cell office:value-type="float" office:value="15.2">
                <text:p>15.2</text:p>
              </table:table-cell>
              <table:table-cell office:value-type="float" office:value="16.8562457023593">
                <text:p>16.85624570235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7">
                <text:p>1.37</text:p>
              </table:table-cell>
              <table:table-cell office:value-type="float" office:value="15.2">
                <text:p>15.2</text:p>
              </table:table-cell>
              <table:table-cell office:value-type="float" office:value="16.8562457023593">
                <text:p>16.85624570235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7">
                <text:p>1.37</text:p>
              </table:table-cell>
              <table:table-cell office:value-type="float" office:value="15.7">
                <text:p>15.7</text:p>
              </table:table-cell>
              <table:table-cell office:value-type="float" office:value="16.8562457023593">
                <text:p>16.85624570235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4">
                <text:p>1.4</text:p>
              </table:table-cell>
              <table:table-cell office:value-type="float" office:value="15.9">
                <text:p>15.9</text:p>
              </table:table-cell>
              <table:table-cell office:value-type="float" office:value="17.6145343446772">
                <text:p>17.61453434467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">
                <text:p>1.4</text:p>
              </table:table-cell>
              <table:table-cell office:value-type="float" office:value="16.2">
                <text:p>16.2</text:p>
              </table:table-cell>
              <table:table-cell office:value-type="float" office:value="17.6145343446772">
                <text:p>17.61453434467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4">
                <text:p>1.4</text:p>
              </table:table-cell>
              <table:table-cell office:value-type="float" office:value="16.1">
                <text:p>16.1</text:p>
              </table:table-cell>
              <table:table-cell office:value-type="float" office:value="17.6145343446772">
                <text:p>17.61453434467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4">
                <text:p>1.4</text:p>
              </table:table-cell>
              <table:table-cell office:value-type="float" office:value="16.2">
                <text:p>16.2</text:p>
              </table:table-cell>
              <table:table-cell office:value-type="float" office:value="17.6145343446772">
                <text:p>17.61453434467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42">
                <text:p>1.42</text:p>
              </table:table-cell>
              <table:table-cell office:value-type="float" office:value="16.9">
                <text:p>16.9</text:p>
              </table:table-cell>
              <table:table-cell office:value-type="float" office:value="18.1254311146517">
                <text:p>18.12543111465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2">
                <text:p>1.42</text:p>
              </table:table-cell>
              <table:table-cell office:value-type="float" office:value="16.5">
                <text:p>16.5</text:p>
              </table:table-cell>
              <table:table-cell office:value-type="float" office:value="18.1254311146517">
                <text:p>18.12543111465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43">
                <text:p>1.43</text:p>
              </table:table-cell>
              <table:table-cell office:value-type="float" office:value="14.5">
                <text:p>14.5</text:p>
              </table:table-cell>
              <table:table-cell office:value-type="float" office:value="18.3824716153281">
                <text:p>18.38247161532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43">
                <text:p>1.43</text:p>
              </table:table-cell>
              <table:table-cell office:value-type="float" office:value="14.9">
                <text:p>14.9</text:p>
              </table:table-cell>
              <table:table-cell office:value-type="float" office:value="18.3824716153281">
                <text:p>18.38247161532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43">
                <text:p>1.43</text:p>
              </table:table-cell>
              <table:table-cell office:value-type="float" office:value="17.1">
                <text:p>17.1</text:p>
              </table:table-cell>
              <table:table-cell office:value-type="float" office:value="18.3824716153281">
                <text:p>18.38247161532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44">
                <text:p>1.44</text:p>
              </table:table-cell>
              <table:table-cell office:value-type="float" office:value="23.5">
                <text:p>23.5</text:p>
              </table:table-cell>
              <table:table-cell office:value-type="float" office:value="18.640565235782">
                <text:p>18.6405652357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4">
                <text:p>1.44</text:p>
              </table:table-cell>
              <table:table-cell office:value-type="float" office:value="23.7">
                <text:p>23.7</text:p>
              </table:table-cell>
              <table:table-cell office:value-type="float" office:value="18.640565235782">
                <text:p>18.6405652357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4">
                <text:p>1.44</text:p>
              </table:table-cell>
              <table:table-cell office:value-type="float" office:value="17.3">
                <text:p>17.3</text:p>
              </table:table-cell>
              <table:table-cell office:value-type="float" office:value="18.640565235782">
                <text:p>18.6405652357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4">
                <text:p>1.44</text:p>
              </table:table-cell>
              <table:table-cell office:value-type="float" office:value="17.5">
                <text:p>17.5</text:p>
              </table:table-cell>
              <table:table-cell office:value-type="float" office:value="18.640565235782">
                <text:p>18.6405652357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5">
                <text:p>1.45</text:p>
              </table:table-cell>
              <table:table-cell office:value-type="float" office:value="20.51">
                <text:p>20.51</text:p>
              </table:table-cell>
              <table:table-cell office:value-type="float" office:value="18.8997058796713">
                <text:p>18.89970587967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46">
                <text:p>1.46</text:p>
              </table:table-cell>
              <table:table-cell office:value-type="float" office:value="23">
                <text:p>23</text:p>
              </table:table-cell>
              <table:table-cell office:value-type="float" office:value="19.15988754504">
                <text:p>19.159887545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46">
                <text:p>1.46</text:p>
              </table:table-cell>
              <table:table-cell office:value-type="float" office:value="23.3">
                <text:p>23.3</text:p>
              </table:table-cell>
              <table:table-cell office:value-type="float" office:value="19.15988754504">
                <text:p>19.159887545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47">
                <text:p>1.47</text:p>
              </table:table-cell>
              <table:table-cell office:value-type="float" office:value="20.69">
                <text:p>20.69</text:p>
              </table:table-cell>
              <table:table-cell office:value-type="float" office:value="19.4211043219592">
                <text:p>19.42110432195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47">
                <text:p>1.47</text:p>
              </table:table-cell>
              <table:table-cell office:value-type="float" office:value="20.6">
                <text:p>20.6</text:p>
              </table:table-cell>
              <table:table-cell office:value-type="float" office:value="19.4211043219592">
                <text:p>19.42110432195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48">
                <text:p>1.48</text:p>
              </table:table-cell>
              <table:table-cell office:value-type="float" office:value="26.609">
                <text:p>26.609</text:p>
              </table:table-cell>
              <table:table-cell office:value-type="float" office:value="19.6833503902496">
                <text:p>19.68335039024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48">
                <text:p>1.48</text:p>
              </table:table-cell>
              <table:table-cell office:value-type="float" office:value="25.2">
                <text:p>25.2</text:p>
              </table:table-cell>
              <table:table-cell office:value-type="float" office:value="19.6833503902496">
                <text:p>19.68335039024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48">
                <text:p>1.48</text:p>
              </table:table-cell>
              <table:table-cell office:value-type="float" office:value="18.8">
                <text:p>18.8</text:p>
              </table:table-cell>
              <table:table-cell office:value-type="float" office:value="19.6833503902496">
                <text:p>19.68335039024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49">
                <text:p>1.49</text:p>
              </table:table-cell>
              <table:table-cell office:value-type="float" office:value="22.361">
                <text:p>22.361</text:p>
              </table:table-cell>
              <table:table-cell office:value-type="float" office:value="19.9466200172812">
                <text:p>19.94662001728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">
                <text:p>1.5</text:p>
              </table:table-cell>
              <table:table-cell office:value-type="float" office:value="22.8">
                <text:p>22.8</text:p>
              </table:table-cell>
              <table:table-cell office:value-type="float" office:value="20.2109075558474">
                <text:p>20.21090755584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1">
                <text:p>1.51</text:p>
              </table:table-cell>
              <table:table-cell office:value-type="float" office:value="22.454">
                <text:p>22.454</text:p>
              </table:table-cell>
              <table:table-cell office:value-type="float" office:value="20.4762074421092">
                <text:p>20.47620744210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2">
                <text:p>1.52</text:p>
              </table:table-cell>
              <table:table-cell office:value-type="float" office:value="19.8">
                <text:p>19.8</text:p>
              </table:table-cell>
              <table:table-cell office:value-type="float" office:value="20.7425141936083">
                <text:p>20.74251419360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3">
                <text:p>1.53</text:p>
              </table:table-cell>
              <table:table-cell office:value-type="float" office:value="22.7">
                <text:p>22.7</text:p>
              </table:table-cell>
              <table:table-cell office:value-type="float" office:value="21.0098224073447">
                <text:p>21.00982240734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4">
                <text:p>1.54</text:p>
              </table:table-cell>
              <table:table-cell office:value-type="float" office:value="20.8">
                <text:p>20.8</text:p>
              </table:table-cell>
              <table:table-cell office:value-type="float" office:value="21.2781267579167">
                <text:p>21.27812675791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5">
                <text:p>1.55</text:p>
              </table:table-cell>
              <table:table-cell office:value-type="float" office:value="24.916">
                <text:p>24.916</text:p>
              </table:table-cell>
              <table:table-cell office:value-type="float" office:value="21.5474219957211">
                <text:p>21.54742199572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5">
                <text:p>1.55</text:p>
              </table:table-cell>
              <table:table-cell office:value-type="float" office:value="20.9">
                <text:p>20.9</text:p>
              </table:table-cell>
              <table:table-cell office:value-type="float" office:value="21.5474219957211">
                <text:p>21.54742199572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6">
                <text:p>1.56</text:p>
              </table:table-cell>
              <table:table-cell office:value-type="float" office:value="24.6">
                <text:p>24.6</text:p>
              </table:table-cell>
              <table:table-cell office:value-type="float" office:value="21.8177029452105">
                <text:p>21.81770294521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6">
                <text:p>1.56</text:p>
              </table:table-cell>
              <table:table-cell office:value-type="float" office:value="27">
                <text:p>27</text:p>
              </table:table-cell>
              <table:table-cell office:value-type="float" office:value="21.8177029452105">
                <text:p>21.81770294521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8">
                <text:p>1.58</text:p>
              </table:table-cell>
              <table:table-cell office:value-type="float" office:value="25.2">
                <text:p>25.2</text:p>
              </table:table-cell>
              <table:table-cell office:value-type="float" office:value="22.3612016372594">
                <text:p>22.36120163725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61">
                <text:p>1.61</text:p>
              </table:table-cell>
              <table:table-cell office:value-type="float" office:value="27.3">
                <text:p>27.3</text:p>
              </table:table-cell>
              <table:table-cell office:value-type="float" office:value="23.1837171993912">
                <text:p>23.18371719939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61">
                <text:p>1.61</text:p>
              </table:table-cell>
              <table:table-cell office:value-type="float" office:value="25.1">
                <text:p>25.1</text:p>
              </table:table-cell>
              <table:table-cell office:value-type="float" office:value="23.1837171993912">
                <text:p>23.18371719939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62">
                <text:p>1.62</text:p>
              </table:table-cell>
              <table:table-cell office:value-type="float" office:value="23.3">
                <text:p>23.3</text:p>
              </table:table-cell>
              <table:table-cell office:value-type="float" office:value="23.4598076734579">
                <text:p>23.45980767345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63">
                <text:p>1.63</text:p>
              </table:table-cell>
              <table:table-cell office:value-type="float" office:value="24.2">
                <text:p>24.2</text:p>
              </table:table-cell>
              <table:table-cell office:value-type="float" office:value="23.7368495685799">
                <text:p>23.73684956857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63">
                <text:p>1.63</text:p>
              </table:table-cell>
              <table:table-cell office:value-type="float" office:value="25.5">
                <text:p>25.5</text:p>
              </table:table-cell>
              <table:table-cell office:value-type="float" office:value="23.7368495685799">
                <text:p>23.73684956857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67">
                <text:p>1.67</text:p>
              </table:table-cell>
              <table:table-cell office:value-type="float" office:value="27.2">
                <text:p>27.2</text:p>
              </table:table-cell>
              <table:table-cell office:value-type="float" office:value="24.85443946769">
                <text:p>24.854439467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68">
                <text:p>1.68</text:p>
              </table:table-cell>
              <table:table-cell office:value-type="float" office:value="31.4">
                <text:p>31.4</text:p>
              </table:table-cell>
              <table:table-cell office:value-type="float" office:value="25.1361700661966">
                <text:p>25.13617006619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68">
                <text:p>1.68</text:p>
              </table:table-cell>
              <table:table-cell office:value-type="float" office:value="32.1">
                <text:p>32.1</text:p>
              </table:table-cell>
              <table:table-cell office:value-type="float" office:value="25.1361700661966">
                <text:p>25.13617006619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74">
                <text:p>1.74</text:p>
              </table:table-cell>
              <table:table-cell office:value-type="float" office:value="27.5">
                <text:p>27.5</text:p>
              </table:table-cell>
              <table:table-cell office:value-type="float" office:value="26.8458190068708">
                <text:p>26.84581900687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74">
                <text:p>1.74</text:p>
              </table:table-cell>
              <table:table-cell office:value-type="float" office:value="29.2">
                <text:p>29.2</text:p>
              </table:table-cell>
              <table:table-cell office:value-type="float" office:value="26.8458190068708">
                <text:p>26.84581900687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79">
                <text:p>1.79</text:p>
              </table:table-cell>
              <table:table-cell office:value-type="float" office:value="41.6">
                <text:p>41.6</text:p>
              </table:table-cell>
              <table:table-cell office:value-type="float" office:value="28.2953023219718">
                <text:p>28.29530232197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81">
                <text:p>1.81</text:p>
              </table:table-cell>
              <table:table-cell office:value-type="float" office:value="27.8">
                <text:p>27.8</text:p>
              </table:table-cell>
              <table:table-cell office:value-type="float" office:value="28.8812825941552">
                <text:p>28.88128259415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2">
                <text:p>1.82</text:p>
              </table:table-cell>
              <table:table-cell office:value-type="float" office:value="28.4">
                <text:p>28.4</text:p>
              </table:table-cell>
              <table:table-cell office:value-type="float" office:value="29.1755833699896">
                <text:p>29.17558336998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2">
                <text:p>1.82</text:p>
              </table:table-cell>
              <table:table-cell office:value-type="float" office:value="29.6">
                <text:p>29.6</text:p>
              </table:table-cell>
              <table:table-cell office:value-type="float" office:value="29.1755833699896">
                <text:p>29.17558336998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3">
                <text:p>1.83</text:p>
              </table:table-cell>
              <table:table-cell office:value-type="float" office:value="30.5">
                <text:p>30.5</text:p>
              </table:table-cell>
              <table:table-cell office:value-type="float" office:value="29.4707529906769">
                <text:p>29.47075299067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84">
                <text:p>1.84</text:p>
              </table:table-cell>
              <table:table-cell office:value-type="float" office:value="29.3">
                <text:p>29.3</text:p>
              </table:table-cell>
              <table:table-cell office:value-type="float" office:value="29.7667878220841">
                <text:p>29.76678782208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86">
                <text:p>1.86</text:p>
              </table:table-cell>
              <table:table-cell office:value-type="float" office:value="29.2">
                <text:p>29.2</text:p>
              </table:table-cell>
              <table:table-cell office:value-type="float" office:value="30.3614387836069">
                <text:p>30.36143878360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86">
                <text:p>1.86</text:p>
              </table:table-cell>
              <table:table-cell office:value-type="float" office:value="31.7">
                <text:p>31.7</text:p>
              </table:table-cell>
              <table:table-cell office:value-type="float" office:value="30.3614387836069">
                <text:p>30.36143878360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6">
                <text:p>1.86</text:p>
              </table:table-cell>
              <table:table-cell office:value-type="float" office:value="32.7">
                <text:p>32.7</text:p>
              </table:table-cell>
              <table:table-cell office:value-type="float" office:value="30.3614387836069">
                <text:p>30.36143878360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9">
                <text:p>1.9</text:p>
              </table:table-cell>
              <table:table-cell office:value-type="float" office:value="42.8">
                <text:p>42.8</text:p>
              </table:table-cell>
              <table:table-cell office:value-type="float" office:value="31.5609677687719">
                <text:p>31.56096776877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9">
                <text:p>1.9</text:p>
              </table:table-cell>
              <table:table-cell office:value-type="float" office:value="43.6">
                <text:p>43.6</text:p>
              </table:table-cell>
              <table:table-cell office:value-type="float" office:value="31.5609677687719">
                <text:p>31.56096776877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93">
                <text:p>1.93</text:p>
              </table:table-cell>
              <table:table-cell office:value-type="float" office:value="35.4">
                <text:p>35.4</text:p>
              </table:table-cell>
              <table:table-cell office:value-type="float" office:value="32.46945576401">
                <text:p>32.469455764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93">
                <text:p>1.93</text:p>
              </table:table-cell>
              <table:table-cell office:value-type="float" office:value="37.2">
                <text:p>37.2</text:p>
              </table:table-cell>
              <table:table-cell office:value-type="float" office:value="32.46945576401">
                <text:p>32.469455764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93">
                <text:p>1.93</text:p>
              </table:table-cell>
              <table:table-cell office:value-type="float" office:value="32.1">
                <text:p>32.1</text:p>
              </table:table-cell>
              <table:table-cell office:value-type="float" office:value="32.46945576401">
                <text:p>32.469455764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94">
                <text:p>1.94</text:p>
              </table:table-cell>
              <table:table-cell office:value-type="float" office:value="31.4">
                <text:p>31.4</text:p>
              </table:table-cell>
              <table:table-cell office:value-type="float" office:value="32.7739514412395">
                <text:p>32.77395144123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94">
                <text:p>1.94</text:p>
              </table:table-cell>
              <table:table-cell office:value-type="float" office:value="31.3">
                <text:p>31.3</text:p>
              </table:table-cell>
              <table:table-cell office:value-type="float" office:value="32.7739514412395">
                <text:p>32.77395144123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95">
                <text:p>1.95</text:p>
              </table:table-cell>
              <table:table-cell office:value-type="float" office:value="31.5">
                <text:p>31.5</text:p>
              </table:table-cell>
              <table:table-cell office:value-type="float" office:value="33.0792748900717">
                <text:p>33.07927489007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96">
                <text:p>1.96</text:p>
              </table:table-cell>
              <table:table-cell office:value-type="float" office:value="32.9">
                <text:p>32.9</text:p>
              </table:table-cell>
              <table:table-cell office:value-type="float" office:value="33.3854229204991">
                <text:p>33.38542292049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05">
                <text:p>2.05</text:p>
              </table:table-cell>
              <table:table-cell office:value-type="float" office:value="45">
                <text:p>45</text:p>
              </table:table-cell>
              <table:table-cell office:value-type="float" office:value="36.1773509171531">
                <text:p>36.17735091715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15">
                <text:p>2.15</text:p>
              </table:table-cell>
              <table:table-cell office:value-type="float" office:value="42.5">
                <text:p>42.5</text:p>
              </table:table-cell>
              <table:table-cell office:value-type="float" office:value="39.3548909324826">
                <text:p>39.35489093248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19">
                <text:p>2.19</text:p>
              </table:table-cell>
              <table:table-cell office:value-type="float" office:value="41.6">
                <text:p>41.6</text:p>
              </table:table-cell>
              <table:table-cell office:value-type="float" office:value="40.6475346433596">
                <text:p>40.64753464335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23">
                <text:p>2.23</text:p>
              </table:table-cell>
              <table:table-cell office:value-type="float" office:value="43.4">
                <text:p>43.4</text:p>
              </table:table-cell>
              <table:table-cell office:value-type="float" office:value="41.9522874529058">
                <text:p>41.95228745290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24">
                <text:p>2.24</text:p>
              </table:table-cell>
              <table:table-cell office:value-type="float" office:value="43.4">
                <text:p>43.4</text:p>
              </table:table-cell>
              <table:table-cell office:value-type="float" office:value="42.2803490308836">
                <text:p>42.28034903088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27">
                <text:p>2.27</text:p>
              </table:table-cell>
              <table:table-cell office:value-type="float" office:value="52.97">
                <text:p>52.97</text:p>
              </table:table-cell>
              <table:table-cell office:value-type="float" office:value="43.2689910801066">
                <text:p>43.26899108010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33">
                <text:p>2.33</text:p>
              </table:table-cell>
              <table:table-cell office:value-type="float" office:value="52.2">
                <text:p>52.2</text:p>
              </table:table-cell>
              <table:table-cell office:value-type="float" office:value="45.2661214430748">
                <text:p>45.26612144307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34">
                <text:p>2.34</text:p>
              </table:table-cell>
              <table:table-cell office:value-type="float" office:value="50.9">
                <text:p>50.9</text:p>
              </table:table-cell>
              <table:table-cell office:value-type="float" office:value="45.6015223672768">
                <text:p>45.60152236727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36">
                <text:p>2.36</text:p>
              </table:table-cell>
              <table:table-cell office:value-type="float" office:value="54.3">
                <text:p>54.3</text:p>
              </table:table-cell>
              <table:table-cell office:value-type="float" office:value="46.2744862268287">
                <text:p>46.27448622682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37">
                <text:p>2.37</text:p>
              </table:table-cell>
              <table:table-cell office:value-type="float" office:value="58.2">
                <text:p>58.2</text:p>
              </table:table-cell>
              <table:table-cell office:value-type="float" office:value="46.6120447750171">
                <text:p>46.61204477501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74">
                <text:p>2.74</text:p>
              </table:table-cell>
              <table:table-cell office:value-type="float" office:value="74.5">
                <text:p>74.5</text:p>
              </table:table-cell>
              <table:table-cell office:value-type="float" office:value="59.5872987550735">
                <text:p>59.58729875507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75">
                <text:p>2.75</text:p>
              </table:table-cell>
              <table:table-cell office:value-type="float" office:value="67.3">
                <text:p>67.3</text:p>
              </table:table-cell>
              <table:table-cell office:value-type="float" office:value="59.9506423022005">
                <text:p>59.95064230220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78">
                <text:p>2.78</text:p>
              </table:table-cell>
              <table:table-cell office:value-type="float" office:value="71.5">
                <text:p>71.5</text:p>
              </table:table-cell>
              <table:table-cell office:value-type="float" office:value="61.0445288699007">
                <text:p>61.0445288699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